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0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库皮斯克指令，俄罗斯军队搁置了卡米卡，彼得·瓦尼维卡，德沃里奇尼，库特基夫卡，扎普...</text:span>
</text:h>
      <text:p text:style-name="P4">
作者: liveuamap (Language: en)</text:p>
      <text:p text:style-name="P4">
时间: 2023-04-03T-59:17:00</text:p>
      <text:p text:style-name="P4">
地点: Kharkiv (Latitude:49.52075 Longtitude:37.9533)</text:p>
      <text:p text:style-name="P4">
视频: []</text:p>
      <text:p text:style-name="P4">
图片: []</text:p>
      <text:p text:style-name="P4">
标签: ["Russia"]</text:p>
      <text:p text:style-name="P4">
Id: 22553343</text:p>
      <!--METADATA-->
      <text:p text:style-name="P4">
在Kupiansk方向，俄罗斯军队炮击了Kamyanka，Petro -Ivanivka，Dvorichna，Kutkivka，Kutkivka，Zapadne，Masutivka和Kharkiv地区的Krokhmalne和Luhansk地区的Novoselivske，卢汉斯克地区 - 乌克兰河畔乌克兰纽约州的军官，</text:p>
      <text:p text:style-name="P4">
新闻集链接：<text:a xlink:type="simple" xlink:href="https://liveuamap.com/en/2023/3-april-at-kupiansk-direction-russian-army-shelled-kamyanka" text:style-name="Internet_20_link" text:visited-style-name="Visited_20_Internet_20_Link">
https://liveuamap.com/en/2023/3-april-at-kupiansk-direction-russian-army-army-shelled-kamyanka</text:a>
</text:p>
      <text:p text:style-name="P4">
News Source: <text:a xlink:type="simple" xlink:href="https://t.me/lumsrc/4399" text:style-name="Internet_20_link" text:visited-style-name="Visited_20_Internet_20_Link">
https://t.me/lumsrc/4399</text:a>
</text:p>
      <!--NEWS-->
      <text:h text:style-name="P10" text:outline-level="1">
<text:span text:style-name="T4">
在莱曼（Lyman）的方向，俄罗斯军队炮击了卢汉斯（Luhansk）地区和托尔斯克（Torske）的尼夫斯克（Nevske）和bilohorivka，...</text:span>
</text:h>
      <text:p text:style-name="P4">
作者: liveuamap (Language: en)</text:p>
      <text:p text:style-name="P4">
时间: 2023-04-03T-61:17:00</text:p>
      <text:p text:style-name="P4">
地点: Donetsk (Latitude:48.74736 Longtitude:38.08479)</text:p>
      <text:p text:style-name="P4">
视频: []</text:p>
      <text:p text:style-name="P4">
图片: []</text:p>
      <text:p text:style-name="P4">
标签: ["Russia"]</text:p>
      <text:p text:style-name="P4">
Id: 22553342</text:p>
      <!--METADATA-->
      <text:p text:style-name="P4">
在莱曼(Lyman)的指示，俄罗斯军队炮击了卢汉斯克雷翁(Luhanskregion)和托斯克(Torske)，斯皮尔恩(Spirne)和顿涅茨克(Donetsk)地区的罗兹多利夫卡</text:p>
      <text:p text:style-name="P4">
新闻集链接：[https://liveuamap.com/en/2023/3-april-at-lyman-direction-russian-army-army-shelled-nevske-----(https://liveuamap.com/en/2023/3-april-at-lyman-direction-russian-army-shelled-nevske-and)</text:p>
      <text:p text:style-name="P4">
News Source: <text:a xlink:type="simple" xlink:href="https://t.me/lumsrc/4400" text:style-name="Internet_20_link" text:visited-style-name="Visited_20_Internet_20_Link">
https://t.me/lumsrc/4400</text:a>
</text:p>
      <!--NEWS-->
      <text:h text:style-name="P10" text:outline-level="1">
<text:span text:style-name="T4">
巴赫穆特（Bakhmut Directio Rusian）军队炮击了Vasukivka，Orikhovo-Vasylivka，Novomarka，Konian ...</text:span>
</text:h>
      <text:p text:style-name="P4">
作者: liveuamap (Language: en)</text:p>
      <text:p text:style-name="P4">
时间: 2023-04-03T-63:17:00</text:p>
      <text:p text:style-name="P4">
地点: Novhorods'ke, Donetsk Oblast (Latitude:48.33185 Longtitude:37.85059)</text:p>
      <text:p text:style-name="P4">
视频: []</text:p>
      <text:p text:style-name="P4">
图片: []</text:p>
      <text:p text:style-name="P4">
标签: ["Russia"]</text:p>
      <text:p text:style-name="P4">
Id: 22553341</text:p>
      <!--METADATA-->
      <text:p text:style-name="P4">
At Bakhmut direction Russian army shelled Vasukivka, Orikhovo-Vasylivka,Novomarkove, Kostyantynivka, Hryhorivka, Bohdanivka, Bakhmut, Ivanivske,Chasiv Yar, Zalizne and New York of Donetsk region, - General Staff of ArmedForces of Ukraine says in the morning report</text:p>
      <text:p text:style-name="P4">
新闻集链接：(https://liveuamap.com/en/2023/3-april-at-bakhmut-direction-russian-army-shelled-vasukivka)</text:p>
      <text:p text:style-name="P4">
News Source: <text:a xlink:type="simple" xlink:href="https://t.me/lumsrc/4401" text:style-name="Internet_20_link" text:visited-style-name="Visited_20_Internet_20_Link">
https://t.me/lumsrc/4401</text:a>
</text:p>
      <!--NEWS-->
      <text:h text:style-name="P10" text:outline-level="1">
<text:span text:style-name="T4">
在Avdiyivka和Maryinka的指示，俄罗斯军队炮击了Orlivka，Tonenke，Syeverne，Netaylo ...</text:span>
</text:h>
      <text:p text:style-name="P4">
作者: liveuamap (Language: en)</text:p>
      <text:p text:style-name="P4">
时间: 2023-04-03T-65:17:00</text:p>
      <text:p text:style-name="P4">
地点: Marinka, Donetsk Oblast (Latitude:47.9597 Longtitude:37.44295)</text:p>
      <text:p text:style-name="P4">
视频: []</text:p>
      <text:p text:style-name="P4">
图片: []</text:p>
      <text:p text:style-name="P4">
标签: ["Russia"]</text:p>
      <text:p text:style-name="P4">
Id: 22553339</text:p>
      <!--METADATA-->
      <text:p text:style-name="P4">
乌克兰武装部队的武装部队在上午的报告中说，在Avdiyivka和Maryinka的指示俄罗斯军队炮击了Orlivka，Tonenke，Syeverne，Netaylove，Krasnohorivka和Donetsk地区的Heorhiyivka。</text:p>
      <text:p text:style-name="P4">
新闻集链接：<text:a xlink:type="simple" xlink:href="https://liveuamap.com/en/2023/3-april-at-avdiyivka-and-maryinka-directions-russian-army" text:style-name="Internet_20_link" text:visited-style-name="Visited_20_Internet_20_Link">
https://liveuamap.com/en/2023/3-april-at-avdiyivka-and-maryinka-directions-russian-army</text:a>
</text:p>
      <text:p text:style-name="P4">
News Source: <text:a xlink:type="simple" xlink:href="https://t.me/lumsrc/4402" text:style-name="Internet_20_link" text:visited-style-name="Visited_20_Internet_20_Link">
https://t.me/lumsrc/4402</text:a>
</text:p>
      <!--NEWS-->
      <text:h text:style-name="P10" text:outline-level="1">
<text:span text:style-name="T4">
JSC Shaktarske Directio Rusian陆军炮击Vage，Novomikhailivka，村庄，想知道...</text:span>
</text:h>
      <text:p text:style-name="P4">
作者: liveuamap (Language: en)</text:p>
      <text:p text:style-name="P4">
时间: 2023-04-03T-67:17:00</text:p>
      <text:p text:style-name="P4">
地点: Velyka Novosilka (Latitude:47.81638 Longtitude:36.80866)</text:p>
      <text:p text:style-name="P4">
视频: []</text:p>
      <text:p text:style-name="P4">
图片: []</text:p>
      <text:p text:style-name="P4">
标签: ["Russia"]</text:p>
      <text:p text:style-name="P4">
Id: 22553338</text:p>
      <!--METADATA-->
      <text:p text:style-name="P4">
在Shaktarske方向，俄罗斯军队炮击了Pobyeda，Novomykhaylivka，Vuhledar，Vuhledar，Prechystivka，Velyka Novosilka，Vremivka和Neskuchne，Neskuchne，Neskuchne， - 乌克兰武装部队</text:p>
      <text:p text:style-name="P4">
新闻集链接：<text:a xlink:type="simple" xlink:href="https://liveuamap.com/en/2023/3-april-at-shaktarske-direction-russian-army-shelled-pobyeda" text:style-name="Internet_20_link" text:visited-style-name="Visited_20_Internet_20_Link">
https://liveuamap.com/en/2023/3-april-at-shaktarske-direction-russian-army-army-shelled-pobyeda</text:a>
</text:p>
      <text:p text:style-name="P4">
News Source: <text:a xlink:type="simple" xlink:href="https://t.me/lumsrc/4403" text:style-name="Internet_20_link" text:visited-style-name="Visited_20_Internet_20_Link">
https://t.me/lumsrc/4403</text:a>
</text:p>
      <!--NEWS-->
      <text:h text:style-name="P10" text:outline-level="1">
<text:span text:style-name="T4">
在Zaporizhzhia和Kherson的指示，俄罗斯军队炮击了Olhivske，Huliaipole，Bilohirya，...</text:span>
</text:h>
      <text:p text:style-name="P4">
作者: liveuamap (Language: en)</text:p>
      <text:p text:style-name="P4">
时间: 2023-04-03T-69:17:00</text:p>
      <text:p text:style-name="P4">
地点: Kherson (Latitude:46.63294 Longtitude:32.60811)</text:p>
      <text:p text:style-name="P4">
视频: []</text:p>
      <text:p text:style-name="P4">
图片: []</text:p>
      <text:p text:style-name="P4">
标签: ["Russia"]</text:p>
      <text:p text:style-name="P4">
Id: 22553337</text:p>
      <!--METADATA-->
      <text:p text:style-name="P4">
在Zaporizhzhia和Kherson指示俄罗斯军队炮击了Olhivske，Huliaipole，Bilohirya，Mala Tokmachka，Novoandriyivka，Kamyanske，Kamyanske，Ofzaporizhzhzhia地区在早上的报告中说</text:p>
      <text:p text:style-name="P4">
新闻集链接：(https://liveuamap.com/en/2023/3-april-at-zaporizhzhia-and-kherson-directions-russian-army)</text:p>
      <text:p text:style-name="P4">
News Source: <text:a xlink:type="simple" xlink:href="https://t.me/lumsrc/4404" text:style-name="Internet_20_link" text:visited-style-name="Visited_20_Internet_20_Link">
https://t.me/lumsrc/4404</text:a>
</text:p>
      <!--NEWS-->
      <text:h text:style-name="P10" text:outline-level="1">
<text:span text:style-name="T4">
俄罗斯部队在Lyman，Bakhmut，Avdiivka和Maryinka Directio进行进攻行动...</text:span>
</text:h>
      <text:p text:style-name="P4">
作者: liveuamap (Language: en)</text:p>
      <text:p text:style-name="P4">
时间: 2023-04-03T-71:17:00</text:p>
      <text:p text:style-name="P4">
地点: Marinka, Donetsk Oblast (Latitude:47.94067 Longtitude:37.50097)</text:p>
      <text:p text:style-name="P4">
视频: []</text:p>
      <text:p text:style-name="P4">
图片: []</text:p>
      <text:p text:style-name="P4">
标签: ["Russia"]</text:p>
      <text:p text:style-name="P4">
Id: 22553336</text:p>
      <!--METADATA-->
      <text:p text:style-name="P4">
俄罗斯部队在莱曼，巴赫穆特，阿夫迪夫卡和玛丽卡执行进攻行动。 乌克兰军队遭到了70多次俄罗斯袭击。</text:p>
      <text:p text:style-name="P4">
新闻集链接：<text:a xlink:type="simple" xlink:href="https://liveuamap.com/en/2023/3-april-russian-forces-conducting-offensive-actions-at-lyman" text:style-name="Internet_20_link" text:visited-style-name="Visited_20_Internet_20_Link">
https://liveuamap.com/en/2023/3-april-russian-forces-conducting-conducting-contridend-actions-actions-at-lyman</text:a>
</text:p>
      <text:p text:style-name="P4">
News Source: <text:a xlink:type="simple" xlink:href="https://t.me/lumsrc/4405" text:style-name="Internet_20_link" text:visited-style-name="Visited_20_Internet_20_Link">
https://t.me/lumsrc/4405</text:a>
</text:p>
      <!--NEWS-->
      <text:h text:style-name="P10" text:outline-level="1">
<text:span text:style-name="T4">
Zaporizhhya地区，Kharkiv，Kharkiv地区，Dnipro，Dnipropetrovsk地区（03:38）。 红色Aller ...</text:span>
</text:h>
      <text:p text:style-name="P4">
作者: liveuamap (Language: en)</text:p>
      <text:p text:style-name="P4">
时间: 2023-04-03T21:39:00</text:p>
      <text:p text:style-name="P4">
地点: Zaporizka Oblast (Latitude:47.612381 Longtitude:35.765941)</text:p>
      <text:p text:style-name="P4">
视频: []</text:p>
      <text:p text:style-name="P4">
图片: []</text:p>
      <text:p text:style-name="P4">
标签: ["Europe", "Central and Eastern Europe"]</text:p>
      <text:p text:style-name="P4">
Id: 22553492</text:p>
      <!--METADATA-->
      <text:p text:style-name="P4">
Zaporizhhya地区，Kharkiv，Kharkiv地区，Dnipro，Dnipropetrovsk地区(03:38). Red Alert: aerial threat. Sirens sounding. Take cover now!</text:p>
      <text:p text:style-name="P4">
News Collection Link: <text:a xlink:type="simple" xlink:href="https://liveuamap.com/en/2023/04-april-zaporizka-oblast-kharkiv-kharkivska-g" text:style-name="Internet_20_link" text:visited-style-name="Visited_20_Internet_20_Link">
https://liveuamap.com/en/2023/04-april-zaporizka-oblast-kharkiv-kharkivska-g</text:a>
</text:p>
      <text:p text:style-name="P4">
News Source: <text:a xlink:type="simple" xlink:href="https://t.me/air_alert_ua/42528" text:style-name="Internet_20_link" text:visited-style-name="Visited_20_Internet_20_Link">
https://t.me/air_alert_ua/42528</text:a>
</text:p>
      <!--NEWS-->
      <text:h text:style-name="P10" text:outline-level="1">
<text:span text:style-name="T4">
Donetsk Oblast（03:40）。 红色警报：空中威胁。 警笛声。 立即掩盖！</text:span>
</text:h>
      <text:p text:style-name="P4">
作者: liveuamap (Language: en)</text:p>
      <text:p text:style-name="P4">
时间: 2023-04-03T21:42:00</text:p>
      <text:p text:style-name="P4">
地点: Donetsk Oblast (Latitude:48.72675 Longtitude:37.57838)</text:p>
      <text:p text:style-name="P4">
视频: []</text:p>
      <text:p text:style-name="P4">
图片: []</text:p>
      <text:p text:style-name="P4">
标签: ["Europe", "Central and Eastern Europe"]</text:p>
      <text:p text:style-name="P4">
Id: 22553493</text:p>
      <!--METADATA-->
      <text:p text:style-name="P4">
Donetsk Oblast(03:40). Red Alert: aerial threat. Sirens sounding. Take covernow!</text:p>
      <text:p text:style-name="P4">
News Collection Link: <text:a xlink:type="simple" xlink:href="https://liveuamap.com/en/2023/04-april-donetsk-oblast0340-red-alert-aerial-g" text:style-name="Internet_20_link" text:visited-style-name="Visited_20_Internet_20_Link">
https://liveuamap.com/en/2023/04-april-donetsk-oblast0340-red-alert-aerial-g</text:a>
</text:p>
      <text:p text:style-name="P4">
News Source: <text:a xlink:type="simple" xlink:href="https://t.me/air_alert_ua/42529" text:style-name="Internet_20_link" text:visited-style-name="Visited_20_Internet_20_Link">
https://t.me/air_alert_ua/42529</text:a>
</text:p>
      <!--NEWS-->
      <text:h text:style-name="P10" text:outline-level="1">
<text:span text:style-name="T4">
乌克兰防空击落了俄罗斯军队在一夜之间发射的17架Shahed无人机中的14个</text:span>
</text:h>
      <text:p text:style-name="P4">
作者: liveuamap (Language: en)</text:p>
      <text:p text:style-name="P4">
时间: 2023-04-03T21:53:00</text:p>
      <text:p text:style-name="P4">
地点: Mykolaiv (Latitude:46.62586 Longtitude:31.17783)</text:p>
      <text:p text:style-name="P4">
视频: []</text:p>
      <text:p text:style-name="P4">
图片: ["<text:a xlink:type="simple" xlink:href="https://liveuamap.com/pics/2023/04/04/22553497_0.jpg" text:style-name="Internet_20_link" text:visited-style-name="Visited_20_Internet_20_Link">
22553497_0.jpg</text:a>
"]</text:p>
      <text:p text:style-name="P4">
标签: ["Avia"]</text:p>
      <text:p text:style-name="P4">
Id: 22553497</text:p>
      <!--METADATA-->
      <text:p text:style-name="P4">
一夜</text:p>
      <text:p text:style-name="P4">
<draw:frame draw:style-name="fr1" draw:name="Image2" text:anchor-type="as-char" svg:width="6.9236in" svg:height="6.9236in" draw:z-index="0">
<draw:image xlink:href="../Images/liveuamap/2023-04-03T21-53-00/22553497_0.jpg" xlink:type="simple" xlink:show="embed" xlink:actuate="onLoad" draw:mime-type="image/jpeg"/>
</draw:frame>
新闻集链接：<text:a xlink:type="simple" xlink:href="https://liveuamap.com/en/2023/4-april-ukrainian-air-defense-shot-down-14-of-17-shahed-drones" text:style-name="Internet_20_link" text:visited-style-name="Visited_20_Internet_20_Link">
https://liveuamap.com/en/2023/4-April-ukrainian-air-defense-shot-shot-down-14-14 of-17-shahed-drones</text:a>
</text:p>
      <text:p text:style-name="P4">
News Source: <text:a xlink:type="simple" xlink:href="https://t.me/kpszsu/2440" text:style-name="Internet_20_link" text:visited-style-name="Visited_20_Internet_20_Link">
https://t.me/kpszsu/2440</text:a>
</text:p>
      <!--NEWS-->
      <text:h text:style-name="P10" text:outline-level="1">
<text:span text:style-name="T4">
截至4月2日起，对俄罗斯联邦的制裁</text:span>
</text:h>
      <text:p text:style-name="P4">
作者: ['АРМІЯINFORM']</text:p>
      <text:p text:style-name="P4">
时间: 2023-04-03T42:00:00-04:00</text:p>
      <text:p text:style-name="P4">
描述:  - 埃托尼亚（Etoniya），拉特维亚（Latvia），立陶宛斯皮利（Ta Lithuania Spilly）在Radi Bezpeks中获得了丰厚的小型体系...与乌克兰2022年的战争，与乌克兰的最新消息，今天与乌克兰的新闻战争，与乌克兰的新闻战争，乌克兰2022年的最后一场战争，将在乌克兰和俄罗斯和俄罗斯和俄罗斯和俄罗斯和俄罗斯和俄罗斯和俄罗斯之间发动战争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82d7a4d0-6b37-48a9-8197-f2e672b34828_w1200_r11_large.jpg" text:style-name="Internet_20_link" text:visited-style-name="Visited_20_Internet_20_Link">
82d7a4d0-6b37-48a9-8197-f2e672b34828_w1200_r11_large.jpg</text:a>
']</text:p>
      <text:p text:style-name="P4">
标签: ['ЕКОНОМІКА РФ', 'КРАХ РОСІЙСЬКОЇ ЕКОНОМІКИ', 'СЛУЖБА ЗОВНІШНЬОЇ РОЗВІДКИ УКРАЇНИ']</text:p>
      <text:p text:style-name="P4">
类别: News</text:p>
      <!--METADATA-->
      <text:p text:style-name="P4">
<draw:frame draw:style-name="fr1" draw:name="Image3" text:anchor-type="as-char" svg:width="6.9236in" svg:height="3.63489in" draw:z-index="0">
<draw:image xlink:href="../Images/AРМІЯINFORM/2023-04-03T42-00-00-04-00/82d7a4d0-6b37-48a9-8197-f2e672b34828_w1200_r11_large.jpg" xlink:type="simple" xlink:show="embed" xlink:actuate="onLoad" draw:mime-type="image/jpeg"/>
</draw:frame>
 - 爱沙尼亚，拉脱维亚和立陶宛共同反对俄罗斯联合国安全总统。</text:p>
      <ul>
        <li>
          <text:p text:style-name="P4">
乌克兰将在波兰收购100个罗斯马克装甲运输车。</text:p>
        </li>
        <li>
          <text:p text:style-name="P4">
美国可以在下周宣布新的26亿美元军事援助计划，其中包括空降雷达，反坦克导弹和燃油站。</text:p>
        </li>
        <li>
          <text:p text:style-name="P4">
克罗地亚总理安德烈·普伦科维奇(Andrey Plenkovich)说，他认为乌克兰未来胜利的关键组成部分是乌克兰人为捍卫自己的准备，西方伙伴的团结以及对乌克兰事件的持续金融和军事支持。</text:p>
        </li>
        <li>
          <text:p text:style-name="P4">
乌克兰和斯洛文尼亚签署了一份联合声明，其中卢布拉纳支持乌克兰对北约的支持。</text:p>
        </li>
        <li>
          <text:p text:style-name="P4">
国际货币基金组织执行委员会以156亿美元的价格批准了乌克兰的四年资金套餐。</text:p>
        </li>
        <li>
          <text:p text:style-name="P4">
乌克兰国家预算从加拿大获得优惠贷款，金额为2.4卢比加拿大美元(同等价值18亿美元).</text:p>
        </li>
      </ul>
      <text:p text:style-name="P4">
<text:span text:style-name="T4">
рф</text:span>
</text:p>
      <text:p text:style-name="P4">
— Аргентина почала масово відмовляти росіянам у продовженні дозволу наперебування в країні під виглядом туристів та оформленні посвідки напроживання, — повідомив консульський відділ посольства рф в Аргентині.</text:p>
      <text:p text:style-name="P4">
— Через запроваджені ЄС санкції російській холдинг segezha group мусив продатисвою дочірню компанію segezha packaging, що об’єднує сім заводів ізвиробництва паперової упаковки в Туреччині, Данії, Нідерландах, Німеччині,Італії та Чехії.</text:p>
      <text:p text:style-name="P4">
— центробанк рф продовжив до 30 вересня 2023 року обмеження щодо переказугрошей за кордон: щомісяця росіяни та громадяни «дружніх країн» можутьпереказувати на рахунки в закордонних банках до $ 1 млн, за системами грошовихпереказів — не більше ніж $ 10 тис.</text:p>
      <text:p text:style-name="P4">
— центробанк визначив, що основні «тіньові фінансові послуги» у 2022 році булив російському будівельному секторі (43％)， 贸易(26％)以及球形服务(19％).</text:p>
      <text:p text:style-name="P4">
— У першому кварталі 2023 року на росії закрились 5,2 тис. організаційгромадського харчування. Витрати на відкриття нових закладів зросли на 20–30 %залежно від концепції ресторану чи кафе.</text:p>
      <text:p text:style-name="P4">
— російські розробники комп’ютерних ігор закликають уряд рф пролобіювати їхнійнамір вийти на ринок КНР поза загальною чергою та чинними правиламипроходження перевірок китайських регуляторів. Інакше, як зазначають вони узверненні, такого схвалення доведеться чекати три—п’ять років.</text:p>
      <ul>
        <li>
          <text:p text:style-name="P4">
立陶宛外交部已向白俄罗斯外交部提交，要求阻止Beales项目解决国际检查和核任务期间发现的所有问题。 立陶宛的外交大臣哈布里堡(Habrielusbergis)强调，白俄罗斯(Belarus)准备发射第二次有缺陷的NPP能源障碍，从而隐藏了事件并从公众身上造成了缺陷。</text:p>
        </li>
        <li>
          <text:p text:style-name="P4">
白俄罗斯的政党必须在3月31日之前每年派往司法部，以及比其他财产的收据和支出更多。 In addition to the large number of other information, it is necessary to provide information about members of elected political party bodies, with a surname, their own name, patronymic, birthday, citizenship, place of residence, place of work.(教学), contact telephone, positions in these elected bodies and the date of election of each of the members from the annexed protocols. 还必须提供有关该年度政党所采取的措施的信息，指示他们的任务和内容，包括记者，博客作者，社区社区主持人，社交网络上的主持人。</text:p>
        </li>
      </ul>
      <text:p text:style-name="P4">
-France拒绝接受剑杯舞台，该剑杯定于2023年5月19日至21日在圣莫尔德福斯(Saint-Mor de Fosse)接受，这是由于白俄罗斯和俄罗斯运动员的承认。 国际击剑联合会(或者)允许白俄罗斯和俄罗斯的运动员参加底土的比赛。 该决定于3月10日在一次非凡的国会举行中做出。</text:p>
      <ul>
        <li>
          <text:p text:style-name="P4">
2022年白俄罗斯发现的病例数量比2021年高12.4％。 医生将此与白俄罗斯监狱的Covid Pandemics联系在一起，那里的囚犯人数超过了所有。 医疗团结基金会的协调员莉迪亚·塔拉森科夫(Lydia Tarasenkov)认为应谨慎对待官方白俄罗斯数据。 有严重的协同操作，有一些可能操纵肿瘤学统计数据的例子。</text:p>
        </li>
        <li>
          <text:p text:style-name="P4">
3月31日，听取自称为白俄罗斯·卢卡申卡米(Belarus Lukashenkami)总统的信息，不仅是经过验证的人员，而且是由共和国宫殿驱动的劳工集体，学生和学生的代表。 在企业中，图片报告为此对意识形态的代表进行了。 Mozir Machine的员工建造工厂为Lukashenkovsky消息提供了好照片，仍然放弃了一件新的整体衣服，在活动后必须将其返回仓库。</text:p>
        </li>
      </ul>
      <text:p text:style-name="P4">
News Source: <text:a xlink:type="simple" xlink:href="https://armyinform.com.ua/2023/04/03/sankcziyi-proty-rosijskoyi-federacziyi-stanom-na-02-kvitnya/" text:style-name="Internet_20_link" text:visited-style-name="Visited_20_Internet_20_Link">
https://armyinform.com.ua/2023/04/03/sankcziyi-proty-rosijskoyi-federacziyi-stanom-na-02-kvitnya/</text:a>
</text:p>
      <!--NEWS-->
      <text:h text:style-name="P10" text:outline-level="1">
<text:span text:style-name="T4">
他在外国媒体中宣传克里姆林宫的叙述-CPD</text:span>
</text:h>
      <text:p text:style-name="P4">
作者: ['АРМІЯINFORM']</text:p>
      <text:p text:style-name="P4">
时间: 2023-04-03T43:00:00-04:00</text:p>
      <text:p text:style-name="P4">
描述: Toogo Tizhnya参加了前军事农业峰会，Ta Kremlin的宣传是涂抹的...与乌克兰2022年的战争，与乌克兰的最新新闻，今天与乌克兰的新闻战争，今天与乌克兰2022年的新闻战争，乌克兰和俄罗斯之间的战争会发生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339335536_207318661999807_3042700952364332723_n.jpg" text:style-name="Internet_20_link" text:visited-style-name="Visited_20_Internet_20_Link">
339335536_207318661999807_3042700952364332723_n.jpg</text:a>
']</text:p>
      <text:p text:style-name="P4">
标签: ['РОСІЙСЬКІ ФЕЙКИ', 'ЦЕНТР ПРОТИДІЇ ДЕЗІНФОРМАЦІЇ ПРИ РНБО УКРАЇНИ']</text:p>
      <text:p text:style-name="P4">
类别: News</text:p>
      <!--METADATA-->
      <text:p text:style-name="P4">
<draw:frame draw:style-name="fr1" draw:name="Image4" text:anchor-type="as-char" svg:width="6.9236in" svg:height="5.53888in" draw:z-index="0">
<draw:image xlink:href="../Images/AРМІЯINFORM/2023-04-03T43-00-00-04-00/339335536_207318661999807_3042700952364332723_n.jpg" xlink:type="simple" xlink:show="embed" xlink:actuate="onLoad" draw:mime-type="image/jpeg"/>
</draw:frame>
本周，在外国演讲者和媒体的帮助下，克里姆林宫的宣传是由“俄罗斯赢得反乌克兰战争”的叙述来推广的。</text:p>
      <text:p text:style-name="P4">
关于它<text:a xlink:type="simple" xlink:href="https://www.facebook.com/protydiyadezinformatsiyi.cpd/posts/pfbid0Ddviy2V45e6RK9vSRn4XAVU9oTVGthEe6iMvJ7EuSgZMndzfWB3At4Z9x7gy72Fvl" text:style-name="Internet_20_link" text:visited-style-name="Visited_20_Internet_20_Link">
告知</text:a>
在Facebook上在NSDC乌克兰打击错误信息的中心。</text:p>
      <ul>
        <li>
          <text:p text:style-name="P4">
新的Atlas YouTube频道上的美国分析师Brian Berletik在乌克兰的最新预测中“领导美国外交政策专家”感到绝望。</text:p>
        </li>
        <li>
          <text:p text:style-name="P4">
德国政治活动家金·多特克(Kim Dotk)在他的Twitter页面上辩称，乌克兰终于失去了战争的事实终于辞职了，因此他拼命试图寻找出路。</text:p>
        </li>
        <li>
          <text:p text:style-name="P4">
印度斯坦时报YouTube频道发布了一段视频，该视频是，由于美国可能疲劳或由于乌克兰无法反攻，全世界正在与俄罗斯迅速发生冲突。</text:p>
        </li>
      </ul>
      <text:p text:style-name="P4">
News Source: <text:a xlink:type="simple" xlink:href="https://armyinform.com.ua/2023/04/03/hto-czogo-tyzhnya-prosuvav-naratyvy-kremlya-v-inozemnyh-media-czpd/" text:style-name="Internet_20_link" text:visited-style-name="Visited_20_Internet_20_Link">
https://armyinform.com.ua/2023/04/03/hto-czogo-tyzhnya-prosuvav-naratyvy-kremlya-v-inozemnyh-media-czpd/</text:a>
</text:p>
      <!--NEWS-->
      <text:h text:style-name="P10" text:outline-level="1">
<text:span text:style-name="T4">
被囚禁和仍处于囚禁者的家庭的免费法律援助</text:span>
</text:h>
      <text:p text:style-name="P4">
作者: ['АРМІЯINFORM']</text:p>
      <text:p text:style-name="P4">
时间: 2023-04-03T44:00:00-04:00</text:p>
      <text:p text:style-name="P4">
描述: 罗斯斯将军乌利·兹维尔南斯基（Uli Zvilnensky）非法浅浅，由斯沃布迪·罗斯斯科（Svobody Rosisko）...与乌克兰2022年的战争，与乌克兰的最新新闻战争，今天与乌克兰2022年的新闻战争，乌克兰和俄罗斯之间的战争将是一场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4/free-legal-aid442-3.jpg" text:style-name="Internet_20_link" text:visited-style-name="Visited_20_Internet_20_Link">
free-legal-aid442-3.jpg</text:a>
']</text:p>
      <text:p text:style-name="P4">
标签: ['МІНРЕІНТЕГРАЦІЇ', 'СОЦЗАХИСТ ПІД ЧАС ВІЙНИ']</text:p>
      <text:p text:style-name="P4">
类别: News</text:p>
      <!--METADATA-->
      <text:p text:style-name="P4">
<draw:frame draw:style-name="fr1" draw:name="Image5" text:anchor-type="as-char" svg:width="6.9236in" svg:height="4.527695in" draw:z-index="0">
<draw:image xlink:href="../Images/AРМІЯINFORM/2023-04-03T44-00-00-04-00/free-legal-aid442-3.jpg" xlink:type="simple" xlink:show="embed" xlink:actuate="onLoad" draw:mime-type="image/jpeg"/>
</draw:frame>
说明性照片</text:p>
      <text:p text:style-name="P4">
所有人都从敌对的囚禁中释放，非法没有自由联合会的人有权获得主要法律援助。 特别是，入学法律建议，书写申请或投诉的帮助。</text:p>
      <text:p text:style-name="P4">
关于它<text:a xlink:type="simple" xlink:href="https://minre.gov.ua/2023/04/02/bezoplatna-pravova-dopomoga-zvilnenym-z-polonu-ta-simyam-tyh-hto-shhe-v-nevoli/" text:style-name="Internet_20_link" text:visited-style-name="Visited_20_Internet_20_Link">
报告</text:a>
乌克兰暂时占领领土的重新融合的调查部。</text:p>
      <text:p text:style-name="P4">
如果重返社会部的委员会确定了由于对乌克兰的武装侵略而剥夺这些人的事实，他们可以免费获得免费的法律援助。 它规定了法院，公共当局和地方自行政府中利益的保护，代表权利以及程序文件的准备。</text:p>
      <text:p text:style-name="P4">
国家部表示，在重返社会的国家信息局签署的救赎备忘录框架内，由囚禁和家庭发布的法律援助法令中心可能会获得免费法律援助：</text:p>
      <text:p text:style-name="P4">
<text:span text:style-name="T5">
电话号码致电免费法律援助系统的联络中心：0 800 213 103(在工作日的08:00至19:00，周末 - 从09:00到18:00); </text:span>
在[电报]中使用聊天机器人(https://t.me/LegalAidUkraineBot) (“获取咨询”按钮); *参观法律援助局。 您可以在在线地图上找到最近的局<text:a xlink:type="simple" xlink:href="https://www.google.com/maps/d/viewer" text:style-name="Internet_20_link" text:visited-style-name="Visited_20_Internet_20_Link">
</text:a>
<text:a xlink:type="simple" xlink:href="https://www.google.com/maps/d/viewer" text:style-name="Internet_20_link" text:visited-style-name="Visited_20_Internet_20_Link">
引用</text:a>
.</text:p>
      <text:p text:style-name="P4">
News Source: <text:a xlink:type="simple" xlink:href="https://armyinform.com.ua/2023/04/03/bezoplatna-pravova-dopomoga-zvilnenym-z-polonu-ta-simyam-tyh-hto-shhe-v-nevoli/" text:style-name="Internet_20_link" text:visited-style-name="Visited_20_Internet_20_Link">
https://armyinform.com.ua/2023/04/03/bezoplatna-pravova-dopomoga-zvilnenym-z-polonu-ta-simyam-tyh-hto-shhe-v-nevoli/</text:a>
</text:p>
      <!--NEWS-->
      <text:h text:style-name="P10" text:outline-level="1">
<text:span text:style-name="T4">
执法人员记录了卡尔基夫地区常规敌人炮击的后果</text:span>
</text:h>
      <text:p text:style-name="P4">
作者: ['АРМІЯINFORM']</text:p>
      <text:p text:style-name="P4">
时间: 2023-04-03T45:00:00-04:00</text:p>
      <text:p text:style-name="P4">
描述: 对于专有的Kerivnitvva Kurkiyansko的Kurkiyansko检察官，Kharkivsko地区...与乌克兰2022的战争，与乌克兰的最新新闻，今天与乌克兰的新闻战争，与乌克兰2022年最后一次与乌克兰进行战争，将与乌克兰和俄罗斯之间的战争以及乌克兰之间的战争他们说，在2022年，是否会在不久的将来与乌克兰发生战争</text:p>
      <text:p text:style-name="P4">
图片: ['<text:a xlink:type="simple" xlink:href="https://armyinform.com.ua/wp-content/uploads/2023/04/photo_2023-04-02_16-16-44.jpg" text:style-name="Internet_20_link" text:visited-style-name="Visited_20_Internet_20_Link">
photo_2023-04-02_16-16-44.jpg</text:a>
']</text:p>
      <text:p text:style-name="P4">
标签: ['STOPRUSSIA']</text:p>
      <text:p text:style-name="P4">
类别: News</text:p>
      <!--METADATA-->
      <text:p text:style-name="P4">
<draw:frame draw:style-name="fr1" draw:name="Image6" text:anchor-type="as-char" svg:width="6.9236in" svg:height="5.1927in" draw:z-index="0">
<draw:image xlink:href="../Images/AРМІЯINFORM/2023-04-03T45-00-00-04-00/photo_2023-04-02_16-16-44.jpg" xlink:type="simple" xlink:show="embed" xlink:actuate="onLoad" draw:mime-type="image/jpeg"/>
</draw:frame>
在哈尔基夫地区库皮斯克地区检察官办公室的程序指导下，就违反战争难题法的事实进行了预审调查。(艺术。 乌克兰《刑法》的438).</text:p>
      <text:p text:style-name="P4">
Про це <text:a xlink:type="simple" xlink:href="https://t.me/pgo_gov_ua" text:style-name="Internet_20_link" text:visited-style-name="Visited_20_Internet_20_Link">
повідомляє</text:a>
检察长办公室。</text:p>
      <text:p text:style-name="P4">
根据调查，在4月2日晚上，入侵者对库皮斯克区的聪明伯鲁克(Burluk)进行了火箭袭击。 建筑物损坏了炮击。 根据初步数据，敌人从Complexesrk-300向村庄开了枪。</text:p>
      <text:p text:style-name="P4">
4月1日，俄罗斯军方向RSSV开了枪。 Kutkovka Kupyansky区。 一名43岁的男子被杀。</text:p>
      <text:p text:style-name="P4">
检察官与哈尔基夫地区的SUNP调查RVP一起记录了俄罗斯联邦武装侵略的后果。</text:p>
      <text:p text:style-name="P4">
News Source: <text:a xlink:type="simple" xlink:href="https://armyinform.com.ua/2023/04/03/pravoohoronczi-zadokumentuvaly-naslidky-chergovyh-vorozhyh-obstriliv-harkivshhyny/" text:style-name="Internet_20_link" text:visited-style-name="Visited_20_Internet_20_Link">
https://armyinform.com.ua/2023/04/03/pravoohoronczi-zadokumentuvaly-naslidky-chergovyh-vorozhyh-obstriliv-harkivshhyny/</text:a>
</text:p>
      <!--NEWS-->
      <text:h text:style-name="P10" text:outline-level="1">
<text:span text:style-name="T4">
联合国安理会需要改革 - 捷克外交部长</text:span>
</text:h>
      <text:p text:style-name="P4">
作者: ['АРМІЯINFORM']</text:p>
      <text:p text:style-name="P4">
时间: 2023-04-03T46:00:00-04:00</text:p>
      <text:p text:style-name="P4">
描述: 捷克Yang Lipavsky阶级法学院来自Nedil Piditrimav的Klack Klacks ...与乌克兰2022年的战争，与乌克兰与乌克兰的最新新闻，与乌克兰的新闻，与乌克兰2022的新闻战争，今天，乌克兰和乌克兰战争之间将有一场战争，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4/d111e1c-jan-lipavsk-253-.jpg" text:style-name="Internet_20_link" text:visited-style-name="Visited_20_Internet_20_Link">
d111e1c-jan-lipavsk-253-.jpg</text:a>
']</text:p>
      <text:p text:style-name="P4">
标签: ['МІНІСТР ЗАКОРДОННИХ СПРАВ ЧЕХІЇ', 'ЧЕХІЯ']</text:p>
      <text:p text:style-name="P4">
类别: News</text:p>
      <!--METADATA-->
      <text:p text:style-name="P4">
<draw:frame draw:style-name="fr1" draw:name="Image7" text:anchor-type="as-char" svg:width="6.9236in" svg:height="4.609956in" draw:z-index="0">
<draw:image xlink:href="../Images/AРМІЯINFORM/2023-04-03T46-00-00-04-00/d111e1c-jan-lipavsk-253-.jpg" xlink:type="simple" xlink:show="embed" xlink:actuate="onLoad" draw:mime-type="image/jpeg"/>
</draw:frame>
捷克外交部长扬·利帕夫斯基(Jan Lipavsky)</text:p>
      <text:p text:style-name="P4">
周日，捷克外交部长扬·利帕夫斯基(Jan Lipavsky)鉴于俄罗斯安全委员会的声明，支持乌克兰方面改革联合国的呼吁。</text:p>
      <text:p text:style-name="P4">
关于它，捷克外交部的负责人<text:a xlink:type="simple" xlink:href="https://twitter.com/JanLipavsky" text:style-name="Internet_20_link" text:visited-style-name="Visited_20_Internet_20_Link">
写了</text:a>
在Twitter中。</text:p>
      <text:p text:style-name="P4">
“我同意弗拉基米尔·泽伦斯基(Vladimir Zelensky)：联合国安理会需要改革，”  - 扬·利帕夫斯基(Jan Lipavsky)。</text:p>
      <text:p text:style-name="P4">
Lipavsky补充说：“最后的证据是，应该提供和平的机构正在主持违反联合国法规并威胁世界安全的国家。”</text:p>
      <text:p text:style-name="Quotations">

<text:p text:style-name="P4">
souhlasímS&gt;
 <text:a xlink:type="simple" xlink:href="https://twitter.com/ZelenskyyUa" text:style-name="Internet_20_link" text:visited-style-name="Visited_20_Internet_20_Link">
@zelenskyyua</text:a>
联合国安全建议需要改革。 最新的证据是一个事实，即确保和平的机构开始由一个违反联合国宪章的国家主持，并通过其野蛮行为威胁世界的安全。&gt;
&gt;
  -  JanLipavský(@Janlipavsky)<text:a xlink:type="simple" xlink:href="https://twitter.com/JanLipavsky/status/1642478852810129408" text:style-name="Internet_20_link" text:visited-style-name="Visited_20_Internet_20_Link">
4月2日，&gt;
 2023年</text:a>
</text:p>

</text:p>
      <text:p text:style-name="P4">
News Source: <text:a xlink:type="simple" xlink:href="https://armyinform.com.ua/2023/04/03/radbez-oon-potrebuye-reformy-glava-mzs-chehiyi/" text:style-name="Internet_20_link" text:visited-style-name="Visited_20_Internet_20_Link">
https://armyinform.com.ua/2023/04/03/radbez-oon-potrebuye-reformy-glava-mzs-chehiyi/</text:a>
</text:p>
      <!--NEWS-->
      <text:h text:style-name="P10" text:outline-level="1">
<text:span text:style-name="T4">
失败的“乌克兰冻结”的价格-CPD</text:span>
</text:h>
      <text:p text:style-name="P4">
作者: ['АРМІЯINFORM']</text:p>
      <text:p text:style-name="P4">
时间: 2023-04-03T47:00:00-04:00</text:p>
      <text:p text:style-name="P4">
描述: 对于剩余的PIV Roka，根据乌克兰的Tisyachi导弹，可以看到证据。 对于...与乌克兰2022年的战争，与乌克兰的最新新闻战争，与乌克兰的新闻战争，2022年的最后一场战争，今天将在乌克兰和俄罗斯之间发动战争，当2022年与乌克兰的战争将是他们说，在不久的将来与乌克兰发动了战争</text:p>
      <text:p text:style-name="P4">
图片: ['<text:a xlink:type="simple" xlink:href="https://armyinform.com.ua/wp-content/uploads/2023/04/2023.04.02-1.jpg" text:style-name="Internet_20_link" text:visited-style-name="Visited_20_Internet_20_Link">
2023.04.02-1.jpg</text:a>
', '<text:a xlink:type="simple" xlink:href="https://armyinform.com.ua/wp-content/uploads/2023/04/2023.04.02-2-150x150.jpg" text:style-name="Internet_20_link" text:visited-style-name="Visited_20_Internet_20_Link">
2023.04.02-2-150x150.jpg</text:a>
', '<text:a xlink:type="simple" xlink:href="https://armyinform.com.ua/wp-content/uploads/2023/04/2023.04.02-3-150x150.jpg" text:style-name="Internet_20_link" text:visited-style-name="Visited_20_Internet_20_Link">
2023.04.02-3-150x150.jpg</text:a>
', '<text:a xlink:type="simple" xlink:href="https://armyinform.com.ua/wp-content/uploads/2023/04/2023.04.02-4-150x150.jpg" text:style-name="Internet_20_link" text:visited-style-name="Visited_20_Internet_20_Link">
2023.04.02-4-150x150.jpg</text:a>
', '<text:a xlink:type="simple" xlink:href="https://armyinform.com.ua/wp-content/uploads/2023/04/2023.04.02-5-150x150.jpg" text:style-name="Internet_20_link" text:visited-style-name="Visited_20_Internet_20_Link">
2023.04.02-5-150x150.jpg</text:a>
', '<text:a xlink:type="simple" xlink:href="https://armyinform.com.ua/wp-content/uploads/2023/04/2023.04.02-6-150x150.jpg" text:style-name="Internet_20_link" text:visited-style-name="Visited_20_Internet_20_Link">
2023.04.02-6-150x150.jpg</text:a>
', '<text:a xlink:type="simple" xlink:href="https://armyinform.com.ua/wp-content/uploads/2023/04/2023.04.02-7-150x150.jpg" text:style-name="Internet_20_link" text:visited-style-name="Visited_20_Internet_20_Link">
2023.04.02-7-150x150.jpg</text:a>
', '<text:a xlink:type="simple" xlink:href="https://armyinform.com.ua/wp-content/uploads/2023/04/2023.04.02-8-150x150.jpg" text:style-name="Internet_20_link" text:visited-style-name="Visited_20_Internet_20_Link">
2023.04.02-8-150x150.jpg</text:a>
', '<text:a xlink:type="simple" xlink:href="https://armyinform.com.ua/wp-content/uploads/2023/04/2023.04.02-9-150x150.jpg" text:style-name="Internet_20_link" text:visited-style-name="Visited_20_Internet_20_Link">
2023.04.02-9-150x150.jpg</text:a>
']</text:p>
      <text:p text:style-name="P4">
标签: ['STOPRUSSIA', 'АГРЕСІЯ РФ', 'ВІЙНА', 'ВТОРГНЕННЯ РФ', 'КРАХ РОСІЙСЬКОЇ ЕКОНОМІКИ', 'ЦЕНТР ПРОТИДІЇ ДЕЗІНФОРМАЦІЇ ПРИ РНБО УКРАЇНИ']</text:p>
      <text:p text:style-name="P4">
类别: News</text:p>
      <!--METADATA-->
      <text:p text:style-name="P4">
<draw:frame draw:style-name="fr1" draw:name="Image8" text:anchor-type="as-char" svg:width="6.9236in" svg:height="5.53888in" draw:z-index="0">
<draw:image xlink:href="../Images/AРМІЯINFORM/2023-04-03T47-00-00-04-00/2023.04.02-1.jpg" xlink:type="simple" xlink:show="embed" xlink:actuate="onLoad" draw:mime-type="image/jpeg"/>
</draw:frame>
在过去的半年中，入侵者释放了数千枚Tabespitlos的火箭。 根据近似计算，只有拦截人质的成本约为55亿美元!**</text:p>
      <text:p text:style-name="P4">
关于它<text:a xlink:type="simple" xlink:href="https://t.me/CenterCounteringDisinformation/4757" text:style-name="Internet_20_link" text:visited-style-name="Visited_20_Internet_20_Link">
报告</text:a>
电报上乌克兰NSDC的中央原始性错误信息。</text:p>
      <text:p text:style-name="P4">
“与此同时，俄罗斯整个地区的年度预算通常以数十个甚至数百个较低的火箭恐怖成本下降。 在这方面，并非总是有可能了解俄罗斯是否已被校准。</text:p>
      <text:p text:style-name="P4">
敌人试图用整个俄罗斯地区的预算数量来摧毁乌克兰能源系统的火箭成本的比较 - 阅读《打击错误信息中心》的温图。</text:p>
      <text:p text:style-name="P4">
<text:a xlink:type="simple" xlink:href="https://armyinform.com.ua/wp-content/uploads/2023/04/2023.04.02-2.jpg" text:style-name="Internet_20_link" text:visited-style-name="Visited_20_Internet_20_Link">
!(Images/AРМІЯINFORM/2023-04-03T47-00-00-04-00/2023.04.02-2-150x150.jpg)</text:a>
</text:p>
      <text:p text:style-name="P4">
<text:a xlink:type="simple" xlink:href="https://armyinform.com.ua/wp-content/uploads/2023/04/2023.04.02-3.jpg" text:style-name="Internet_20_link" text:visited-style-name="Visited_20_Internet_20_Link">
<draw:frame draw:style-name="fr1" draw:name="Image9" text:anchor-type="as-char" svg:width="6.9236in" svg:height="6.9236in" draw:z-index="0">
<draw:image xlink:href="../Images/AРМІЯINFORM/2023-04-03T47-00-00-04-00/2023.04.02-3-150x150.jpg" xlink:type="simple" xlink:show="embed" xlink:actuate="onLoad" draw:mime-type="image/jpeg"/>
</draw:frame>
</text:a>
</text:p>
      <text:p text:style-name="P4">
<text:a xlink:type="simple" xlink:href="https://armyinform.com.ua/wp-content/uploads/2023/04/2023.04.02-4.jpg" text:style-name="Internet_20_link" text:visited-style-name="Visited_20_Internet_20_Link">
<draw:frame draw:style-name="fr1" draw:name="Image10" text:anchor-type="as-char" svg:width="6.9236in" svg:height="6.9236in" draw:z-index="0">
<draw:image xlink:href="../Images/AРМІЯINFORM/2023-04-03T47-00-00-04-00/2023.04.02-4-150x150.jpg" xlink:type="simple" xlink:show="embed" xlink:actuate="onLoad" draw:mime-type="image/jpeg"/>
</draw:frame>
</text:a>
</text:p>
      <text:p text:style-name="P4">
<text:a xlink:type="simple" xlink:href="https://armyinform.com.ua/wp-content/uploads/2023/04/2023.04.02-5.jpg" text:style-name="Internet_20_link" text:visited-style-name="Visited_20_Internet_20_Link">
<draw:frame draw:style-name="fr1" draw:name="Image11" text:anchor-type="as-char" svg:width="6.9236in" svg:height="6.9236in" draw:z-index="0">
<draw:image xlink:href="../Images/AРМІЯINFORM/2023-04-03T47-00-00-04-00/2023.04.02-5-150x150.jpg" xlink:type="simple" xlink:show="embed" xlink:actuate="onLoad" draw:mime-type="image/jpeg"/>
</draw:frame>
</text:a>
</text:p>
      <text:p text:style-name="P4">
<text:a xlink:type="simple" xlink:href="https://armyinform.com.ua/wp-content/uploads/2023/04/2023.04.02-6.jpg" text:style-name="Internet_20_link" text:visited-style-name="Visited_20_Internet_20_Link">
<draw:frame draw:style-name="fr1" draw:name="Image12" text:anchor-type="as-char" svg:width="6.9236in" svg:height="6.9236in" draw:z-index="0">
<draw:image xlink:href="../Images/AРМІЯINFORM/2023-04-03T47-00-00-04-00/2023.04.02-6-150x150.jpg" xlink:type="simple" xlink:show="embed" xlink:actuate="onLoad" draw:mime-type="image/jpeg"/>
</draw:frame>
</text:a>
</text:p>
      <text:p text:style-name="P4">
<text:a xlink:type="simple" xlink:href="https://armyinform.com.ua/wp-content/uploads/2023/04/2023.04.02-7.jpg" text:style-name="Internet_20_link" text:visited-style-name="Visited_20_Internet_20_Link">
<draw:frame draw:style-name="fr1" draw:name="Image13" text:anchor-type="as-char" svg:width="6.9236in" svg:height="6.9236in" draw:z-index="0">
<draw:image xlink:href="../Images/AРМІЯINFORM/2023-04-03T47-00-00-04-00/2023.04.02-7-150x150.jpg" xlink:type="simple" xlink:show="embed" xlink:actuate="onLoad" draw:mime-type="image/jpeg"/>
</draw:frame>
</text:a>
</text:p>
      <text:p text:style-name="P4">
<text:a xlink:type="simple" xlink:href="https://armyinform.com.ua/wp-content/uploads/2023/04/2023.04.02-8.jpg" text:style-name="Internet_20_link" text:visited-style-name="Visited_20_Internet_20_Link">
<draw:frame draw:style-name="fr1" draw:name="Image14" text:anchor-type="as-char" svg:width="6.9236in" svg:height="6.9236in" draw:z-index="0">
<draw:image xlink:href="../Images/AРМІЯINFORM/2023-04-03T47-00-00-04-00/2023.04.02-8-150x150.jpg" xlink:type="simple" xlink:show="embed" xlink:actuate="onLoad" draw:mime-type="image/jpeg"/>
</draw:frame>
</text:a>
</text:p>
      <text:p text:style-name="P4">
<text:a xlink:type="simple" xlink:href="https://armyinform.com.ua/wp-content/uploads/2023/04/2023.04.02-9.jpg" text:style-name="Internet_20_link" text:visited-style-name="Visited_20_Internet_20_Link">
<draw:frame draw:style-name="fr1" draw:name="Image15" text:anchor-type="as-char" svg:width="6.9236in" svg:height="6.9236in" draw:z-index="0">
<draw:image xlink:href="../Images/AРМІЯINFORM/2023-04-03T47-00-00-04-00/2023.04.02-9-150x150.jpg" xlink:type="simple" xlink:show="embed" xlink:actuate="onLoad" draw:mime-type="image/jpeg"/>
</draw:frame>
</text:a>
</text:p>
      <text:p text:style-name="P4">
News Source: <text:a xlink:type="simple" xlink:href="https://armyinform.com.ua/2023/04/03/czina-nevdalogo-zamorozhuvannya-ukrayiny-czpd/" text:style-name="Internet_20_link" text:visited-style-name="Visited_20_Internet_20_Link">
https://armyinform.com.ua/2023/04/03/czina-nevdalogo-zamorozhuvannya-ukrayiny-czpd/</text:a>
</text:p>
      <!--NEWS-->
      <text:h text:style-name="P10" text:outline-level="1">
<text:span text:style-name="T4">
这位俄罗斯军人告诉父亲武装部队在附近的职位上的成功行动</text:span>
</text:h>
      <text:p text:style-name="P4">
作者: ['АРМІЯINFORM']</text:p>
      <text:p text:style-name="P4">
时间: 2023-04-03T48:00:00-04:00</text:p>
      <text:p text:style-name="P4">
描述: 乌克兰国防部Rosveski的Golovna Management出版了一场自动-Transkhodlennya ...与乌克兰2022年的战争，与乌克兰与乌克兰的最新新闻，与乌克兰的新闻战争，与乌克兰2022年的新闻战争，今天将在乌克兰之间进行战争和俄罗斯，当与乌克兰的战争将在2022年不在时，他们会在不久的将来与乌克兰战争，他们说，今天与乌克兰的战争，今天的乌克兰新闻，乌克兰的新闻，乌克兰媒体在俄罗斯的乌克兰新闻</text:p>
      <text:p text:style-name="P4">
图片: ['<text:a xlink:type="simple" xlink:href="https://armyinform.com.ua/wp-content/uploads/2023/03/gurperehoplennya.jpg" text:style-name="Internet_20_link" text:visited-style-name="Visited_20_Internet_20_Link">
gurperehoplennya.jpg</text:a>
']</text:p>
      <text:p text:style-name="P4">
标签: []</text:p>
      <text:p text:style-name="P4">
类别: News</text:p>
      <!--METADATA-->
      <text:p text:style-name="P4">
<draw:frame draw:style-name="fr1" draw:name="Image16" text:anchor-type="as-char" svg:width="6.9236in" svg:height="3.894525in" draw:z-index="0">
<draw:image xlink:href="../Images/AРМІЯINFORM/2023-04-03T48-00-00-04-00/gurperehoplennya.jpg" xlink:type="simple" xlink:show="embed" xlink:actuate="onLoad" draw:mime-type="image/jpeg"/>
</draw:frame>
乌克兰国防部情报局主要局<text:a xlink:type="simple" xlink:href="https://t.me/DIUkraine" text:style-name="Internet_20_link" text:visited-style-name="Visited_20_Internet_20_Link">
出版</text:a>
俄罗斯军方的谈话拦截声音，在那里他告诉父亲，乌克兰军方几乎摧毁了他的所有嘴。</text:p>
      <text:p text:style-name="P4">
News Source: <text:a xlink:type="simple" xlink:href="https://armyinform.com.ua/2023/04/03/vijskovosluzhbovecz-rf-rozpovidaye-batkovi-pro-vdalu-operacziyu-zsu-na-susidnih-pozycziyah/" text:style-name="Internet_20_link" text:visited-style-name="Visited_20_Internet_20_Link">
https://armyinform.com.ua/2023/04/03/vijskovosluzhbovecz-rf-rozpovidaye-batkovi-pro-vdalu-operacziyu-zsu-na-susidnih-pozycziyah/</text:a>
</text:p>
      <!--NEWS-->
      <text:h text:style-name="P10" text:outline-level="1">
<text:span text:style-name="T4">
白天我们的飞机对敌人击中了八次打击</text:span>
</text:h>
      <text:p text:style-name="P4">
作者: ['АРМІЯINFORM']</text:p>
      <text:p text:style-name="P4">
时间: 2023-04-03T49:00:00-04:00</text:p>
      <text:p text:style-name="P4">
描述: 乌克兰的乌克兰人阿维·阿维（Dob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2/avicziya_udar-e1680493056934.jpg" text:style-name="Internet_20_link" text:visited-style-name="Visited_20_Internet_20_Link">
avicziya_udar-e1680493056934.jpg</text:a>
']</text:p>
      <text:p text:style-name="P4">
标签: ['STOPRUSSIA', 'АГРЕСІЯ РФ', 'ВІЙНА', 'ВТОРГНЕННЯ РФ', 'ГЕНЕРАЛЬНИЙ ШТАБ ЗС УКРАЇНИ', 'ХРОНІКА ОБОРОНИ']</text:p>
      <text:p text:style-name="P4">
类别: News</text:p>
      <!--METADATA-->
      <text:p text:style-name="P4">
<draw:frame draw:style-name="fr1" draw:name="Image17" text:anchor-type="as-char" svg:width="6.9236in" svg:height="4.658699in" draw:z-index="0">
<draw:image xlink:href="../Images/AРМІЯINFORM/2023-04-03T49-00-00-04-00/avicziya_udar-e1680493056934.jpg" xlink:type="simple" xlink:show="embed" xlink:actuate="onLoad" draw:mime-type="image/jpeg"/>
</draw:frame>
说明性照片<text:span text:style-name="T4">
🔥俄罗斯入侵的情况</text:span>
</text:p>
      <text:p text:style-name="P4">
乌克兰航空每天在入侵者集中的领域击中8次，<text:a xlink:type="simple" xlink:href="https://www.facebook.com/GeneralStaff.ua/posts/pfbid02utHwpJKkEBmj3LkBMNK23pJ6dcbfECjbY5wpJeG2SEtRox9TgKsfetL4Rv5kvXRbl" text:style-name="Internet_20_link" text:visited-style-name="Visited_20_Internet_20_Link">
报告</text:a>
乌克兰武装部队的总参谋部。</text:p>
      <text:p text:style-name="P4">
消息写道：“导弹部队和炮兵部队对1个管理点，3个生命部队，3个空中防御阵地以及其他6个昂贵的敌方物体感到惊讶。”</text:p>
      <text:p text:style-name="P4">
乌克兰武装部队的总人员指出，关于失去敌人的信息一直保持一致。</text:p>
      <text:p text:style-name="P4">
News Source: <text:a xlink:type="simple" xlink:href="https://armyinform.com.ua/2023/04/03/nasha-aviacziya-protyagom-doby-zavdala-visim-udariv-po-vorogu/" text:style-name="Internet_20_link" text:visited-style-name="Visited_20_Internet_20_Link">
https://armyinform.com.ua/2023/04/03/nasha-aviacziya-protyagom-doby-zavdala-visim-udariv-po-vorogu/</text:a>
</text:p>
      <!--NEWS-->
      <text:h text:style-name="P10" text:outline-level="1">
<text:span text:style-name="T4">
在过去的一天中，敌人击中了5个火箭发射器和32架飞机罢工</text:span>
</text:h>
      <text:p text:style-name="P4">
作者: ['АРМІЯINFORM']</text:p>
      <text:p text:style-name="P4">
时间: 2023-04-03T50:00:00-04:00</text:p>
      <text:p text:style-name="P4">
描述: 关于ZS乌克兰人在有关伤口的运营信息Stan中的总参谋部...与乌克兰2022年的战争，与乌克兰的最新新闻战争，今天与乌克兰2022年的新闻战争，乌克兰和俄罗斯和俄罗斯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05/630_360_1650977494-848.jpg" text:style-name="Internet_20_link" text:visited-style-name="Visited_20_Internet_20_Link">
630_360_1650977494-848.jpg</text:a>
']</text:p>
      <text:p text:style-name="P4">
标签: ['STOPRUSSIA', 'АГРЕСІЯ РФ', 'ГШ ЗСУ']</text:p>
      <text:p text:style-name="P4">
类别: News</text:p>
      <!--METADATA-->
      <text:p text:style-name="P4">
<draw:frame draw:style-name="fr1" draw:name="Image18" text:anchor-type="as-char" svg:width="6.9236in" svg:height="3.956343in" draw:z-index="0">
<draw:image xlink:href="../Images/AРМІЯINFORM/2023-04-03T50-00-00-04-00/630_360_1650977494-848.jpg" xlink:type="simple" xlink:show="embed" xlink:actuate="onLoad" draw:mime-type="image/jpeg"/>
</draw:frame>
说明性照片</text:p>
      <text:p text:style-name="P4">
关于它<text:a xlink:type="simple" xlink:href="https://www.facebook.com/GeneralStaff.ua/posts/pfbid02utHwpJKkEBmj3LkBMNK23pJ6dcbfECjbY5wpJeG2SEtRox9TgKsfetL4Rv5kvXRbl" text:style-name="Internet_20_link" text:visited-style-name="Visited_20_Internet_20_Link">
报告</text:a>
乌克兰武装部队的总参谋部截至截至俄罗斯入侵03.04.2023的运营信息。</text:p>
      <text:p text:style-name="P4">
“在过去的一天中，敌人击中了5个火箭发射器和32架飞机罢工，并进行了50多次炮击火箭发射器。</text:p>
      <text:p text:style-name="P4">
随着敌人继续采用恐怖策略，乌克兰全部农业的导弹和航空罢工的可能性很高。</text:p>
      <text:p text:style-name="P4">
News Source: <text:a xlink:type="simple" xlink:href="https://armyinform.com.ua/2023/04/03/protyagom-mynuloyi-doby-protyvnyk-zavdav-5-raketnyh-32-aviaczijnyh-udary-zdijsnyv-bilshe-50-obstriliv-z-rszv/" text:style-name="Internet_20_link" text:visited-style-name="Visited_20_Internet_20_Link">
https://armyinform.com.ua/2023/04/03/protyagom-mynuloyi-doby-protyvnyk-zavdav-5-raketnyh-32-aviaczijnyh-udary-zdijsnyv-bilshe-50-obstriliv-z-rszv/</text:a>
</text:p>
      <!--NEWS-->
      <text:h text:style-name="P10" text:outline-level="1">
<text:span text:style-name="T4">
在爱沙尼亚人中，乌克兰的支持达到98％</text:span>
</text:h>
      <text:p text:style-name="P4">
作者: ['Ольга Мосьондз']</text:p>
      <text:p text:style-name="P4">
时间: 2023-04-03T51:00:00-04:00</text:p>
      <text:p text:style-name="P4">
描述: 关于刻板式海军的介绍“ Mizhstorly spivpracya：帽子上的教训……与乌克兰2022年的战争，与乌克兰的最新新闻，今天与乌克兰2022年的新闻战争，今天将在乌克兰和乌克兰之间发生战争，乌克兰和乌克兰之间的战争，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4/1607890h46edt47.jpg" text:style-name="Internet_20_link" text:visited-style-name="Visited_20_Internet_20_Link">
1607890h46edt47.jpg</text:a>
']</text:p>
      <text:p text:style-name="P4">
标签: ['ЕСТОНІЯ', 'ІНДРЕК КАННІК', 'СВІТ ПІДТРИМУЄ УКРАЇНУ']</text:p>
      <text:p text:style-name="P4">
类别: News</text:p>
      <!--METADATA-->
      <text:p text:style-name="P4">
<draw:frame draw:style-name="fr1" draw:name="Image19" text:anchor-type="as-char" svg:width="6.9236in" svg:height="5.1927in" draw:z-index="0">
<draw:image xlink:href="../Images/AРМІЯINFORM/2023-04-03T51-00-00-04-00/1607890h46edt47.jpg" xlink:type="simple" xlink:show="embed" xlink:actuate="onLoad" draw:mime-type="image/jpeg"/>
</draw:frame>
Indrek Kannik</text:p>
      <text:p text:style-name="P4">
关于这一点在分析报告“跨部门合作：通往可持续社会的道路的教训”期间，该报告最近在基辅，国际国防与安全中心主任基辅举行(ICD)在塔林，爱沙尼亚事工(1994)Indrek Kannik。</text:p>
      <text:p text:style-name="P4">
在爱沙尼亚和乌克兰稳定计划下的联合工作期间，调查了国际国防和安全中心在大规模入侵俄罗斯联邦的条件下，如何表现出乌克兰人 - 统计如何表现出其稳定性，这对我们国家也很重要，这对我们的国家也很重要至于整个欧洲。</text:p>
      <text:p text:style-name="P4">
另请阅读：</text:p>
      <text:p text:style-name="P4">
<text:a xlink:type="simple" xlink:href="https://armyinform.com.ua/2023/04/02/kompromis-z-rf-nemozhlyvyj-dlya-nyh-cze-pokaznyk-slabkosti-i-zelene-svitlo-jty-dali-indrek-kannik/" text:style-name="Internet_20_link" text:visited-style-name="Visited_20_Internet_20_Link">
与俄罗斯联邦的妥协是不可能的，对他们而言，这是虚弱的指标，绿灯很长-Indrek Kannik</text:a>
当被问及爱沙尼亚社会有多少支持乌克兰的沟通百分比时，Indrek Kannik回答：</text:p>
      <ul>
        <li>
在爱沙尼亚人中，乌克兰的支持可能超过95％甚至98。 问题是关于爱沙尼亚说俄语的人口。 对于这场战争和乌克兰，肯定有大约40-50个罪犯。 35-40％是难以确定的人。 他们可能知道，俄罗斯仍然做错了乌克兰的事情，但不想干预并公开反对侵略，因为他们的根源。 那些不支持乌克兰的人，不幸的是，公开的普通主义者 - 约有15-20％的俄罗斯人口。 原因是不同的 - 从俄罗斯联邦的宣传到苏联领导下的梅尔吉亚。 我想说的是，在爱沙尼亚，几代人之间存在相当大的差距。 而且，如果有些人支持俄罗斯联邦和普京的政策，那么在俄罗斯较老的人中。</li>
      </ul>
      <text:p text:style-name="P4">
News Source: <text:a xlink:type="simple" xlink:href="https://armyinform.com.ua/2023/04/03/sered-estoncziv-pidtrymka-ukrayiny-syagaye-98-vidsotkiv/" text:style-name="Internet_20_link" text:visited-style-name="Visited_20_Internet_20_Link">
https://armyinform.com.ua/2023/04/03/sered-estoncziv-pidtrymka-ukrayiny-syagaye-98-vidsotkiv/</text:a>
</text:p>
      <!--NEWS-->
      <text:h text:style-name="P10" text:outline-level="1">
<text:span text:style-name="T4">
占领者迫使梅利托波尔教师放弃乌克兰公民身份</text:span>
</text:h>
      <text:p text:style-name="P4">
作者: ['АРМІЯINFORM']</text:p>
      <text:p text:style-name="P4">
时间: 2023-04-03T52:00:00-04:00</text:p>
      <text:p text:style-name="P4">
描述: 关于ZS乌克兰人在有关伤口的运营信息Stan中的总参谋部...与乌克兰2022年的战争，与乌克兰的最新新闻战争，今天与乌克兰2022年的新闻战争，乌克兰和俄罗斯和俄罗斯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d6e4a09-914552b-tajikistan-705.jpg" text:style-name="Internet_20_link" text:visited-style-name="Visited_20_Internet_20_Link">
d6e4a09-914552b-tajikistan-705.jpg</text:a>
']</text:p>
      <text:p text:style-name="P4">
标签: ['STOPRUSSIA', 'ГШ ЗСУ']</text:p>
      <text:p text:style-name="P4">
类别: News</text:p>
      <!--METADATA-->
      <text:p text:style-name="P4">
<draw:frame draw:style-name="fr1" draw:name="Image20" text:anchor-type="as-char" svg:width="6.9236in" svg:height="3.87918in" draw:z-index="0">
<draw:image xlink:href="../Images/AРМІЯINFORM/2023-04-03T52-00-00-04-00/d6e4a09-914552b-tajikistan-705.jpg" xlink:type="simple" xlink:show="embed" xlink:actuate="onLoad" draw:mime-type="image/jpeg"/>
</draw:frame>
说明性照片</text:p>
      <text:p text:style-name="P4">
关于它<text:a xlink:type="simple" xlink:href="https://www.facebook.com/GeneralStaff.ua/posts/pfbid02utHwpJKkEBmj3LkBMNK23pJ6dcbfECjbY5wpJeG2SEtRox9TgKsfetL4Rv5kvXRbl" text:style-name="Internet_20_link" text:visited-style-name="Visited_20_Internet_20_Link">
报告</text:a>
乌克兰武装部队的总参谋部截至截至俄罗斯入侵03.04.2023的运营信息。</text:p>
      <text:p text:style-name="P4">
“俄罗斯入侵者继续对Zaporizhzhya地区暂时固定领土的人口进行强制认证。 特别是，在梅利托波尔(Melitopol)，入侵者邀请学校老师，直到今年6月1日，从乌克兰公民身份撰写并获得俄罗斯护照。”</text:p>
      <text:p text:style-name="P4">
News Source: <text:a xlink:type="simple" xlink:href="https://armyinform.com.ua/2023/04/03/okupanty-zmushuyut-melitopolskyh-vchyteliv-vidmovytysya-vid-ukrayinskogo-gromadyanstva/" text:style-name="Internet_20_link" text:visited-style-name="Visited_20_Internet_20_Link">
https://armyinform.com.ua/2023/04/03/okupanty-zmushuyut-melitopolskyh-vchyteliv-vidmovytysya-vid-ukrayinskogo-gromadyanstva/</text:a>
</text:p>
      <!--NEWS-->
      <text:h text:style-name="P10" text:outline-level="1">
<text:span text:style-name="T4">
每天敌人的损失：减去610入侵者，7 BBM和13个无人机 - 武装部队的总人员</text:span>
</text:h>
      <text:p text:style-name="P4">
作者: ['АРМІЯINFORM']</text:p>
      <text:p text:style-name="P4">
时间: 2023-04-03T53:00:00-04:00</text:p>
      <text:p text:style-name="P4">
描述: Zagalni Boyov，将敌人于02.24.22至03/03/23 Orintovo成为：...与乌克兰2022年战争，与乌克兰的战争，今天与乌克兰的最新消息，今天与乌克兰2022年的新闻战争，今天，乌克兰之间会有战争和俄罗斯，当战争，当与乌克兰在2022年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4/vtraty_04-03-2023-scaled.jpg" text:style-name="Internet_20_link" text:visited-style-name="Visited_20_Internet_20_Link">
vtraty_04-03-2023-scaled.jpg</text:a>
']</text:p>
      <text:p text:style-name="P4">
标签: ['STOPRUSSIA', 'ВІЙНА', 'ВТРАТИ ВОРОГА']</text:p>
      <text:p text:style-name="P4">
类别: News</text:p>
      <!--METADATA-->
      <text:p text:style-name="P4">
<draw:frame draw:style-name="fr1" draw:name="Image21" text:anchor-type="as-char" svg:width="6.9236in" svg:height="6.975527in" draw:z-index="0">
<draw:image xlink:href="../Images/AРМІЯINFORM/2023-04-03T53-00-00-04-00/vtraty_04-03-2023-scaled.jpg" xlink:type="simple" xlink:show="embed" xlink:actuate="onLoad" draw:mime-type="image/jpeg"/>
</draw:frame>
从24.02.22到03.04.23的敌人的总损失将是定向的：</text:p>
      <text:p text:style-name="P4">
<text:span text:style-name="T4">
<text:span text:style-name="T5">
人员 -  </text:span>
* 175160(+610)淘汰的人</text:span>
<text:span text:style-name="T5">
坦克 -  </text:span>
<text:span text:style-name="T5">
 3619(+1)</text:span>
<text:span text:style-name="T4">
战斗装甲车 -  </text:span>
 6993(+7)<text:span text:style-name="T4">
<text:span text:style-name="T5">
炮兵系统 -  </text:span>
<text:span text:style-name="T5">
 2694(+7)</text:span>
 </text:span>
 rszv- <text:span text:style-name="T4">
 527(0)</text:span>
<text:span text:style-name="T5">
防防防防防空防 -  </text:span>
<text:span text:style-name="T5">
 280(+1)</text:span>
<text:span text:style-name="T4">
飞机 -  </text:span>
 306(0)<text:span text:style-name="T4">
<text:span text:style-name="T5">
直升机 -  </text:span>
* 291(0)</text:span>
<text:span text:style-name="T5">
无人机手术战术水平 -  </text:span>
<text:span text:style-name="T5">
 2262(+13)</text:span>
<text:span text:style-name="T4">
有翼的导弹 -  </text:span>
 911(0)<text:span text:style-name="T4">
<text:span text:style-name="T5">
船 /船 -  </text:span>
* 18(0)</text:span>
<text:span text:style-name="T5">
汽车设备和坦克 -  </text:span>
<text:span text:style-name="T5">
 5553(+16)</text:span>
<text:span text:style-name="T4">
特殊技术 -  </text:span>
 298(+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3.04.23。</text:p>
      <text:p text:style-name="P4">
News Source: <text:a xlink:type="simple" xlink:href="https://armyinform.com.ua/2023/04/03/vtraty-voroga-za-dobu-minus-610-okupantiv-7-bbm-ta-13-bezpilotnykiv-genshtab-zsu/" text:style-name="Internet_20_link" text:visited-style-name="Visited_20_Internet_20_Link">
https://armyinform.com.ua/2023/04/03/vtraty-voroga-za-dobu-minus-610-okupantiv-7-bbm-ta-13-bezpilotnykiv-genshtab-zsu/</text:a>
</text:p>
      <!--NEWS-->
      <text:h text:style-name="P10" text:outline-level="1">
<text:span text:style-name="T4">
美国驻乌克兰大使：一年前基辅地区的解放向世界展示了乌克兰会击退而不是服从世界</text:span>
</text:h>
      <text:p text:style-name="P4">
作者: ['АРМІЯINFORM']</text:p>
      <text:p text:style-name="P4">
时间: 2023-04-03T54:00:00-04:00</text:p>
      <text:p text:style-name="P4">
描述: 乌克兰布里吉特（Brijit）的美国哨兵大使到Richnishisisi Kievshini ...与乌克兰2022年的战争，与乌克兰与乌克兰的最新新闻，今天与乌克兰2022年的新闻战争，今天，乌克兰和俄罗斯之间的战争将是一场战争与乌克兰的战争将是不久的</text:p>
      <text:p text:style-name="P4">
图片: ['<text:a xlink:type="simple" xlink:href="https://armyinform.com.ua/wp-content/uploads/2023/04/borodyanka.jpg" text:style-name="Internet_20_link" text:visited-style-name="Visited_20_Internet_20_Link">
borodyanka.jpg</text:a>
']</text:p>
      <text:p text:style-name="P4">
标签: ['БОРОДЯНКА', 'БРІДЖИТ БРІНК', 'ПОСОЛ СПОЛУЧЕНИХ ШТАТІВ АМЕРИКИ']</text:p>
      <text:p text:style-name="P4">
类别: News</text:p>
      <!--METADATA-->
      <text:p text:style-name="P4">
<draw:frame draw:style-name="fr1" draw:name="Image22" text:anchor-type="as-char" svg:width="6.9236in" svg:height="3.894525in" draw:z-index="0">
<draw:image xlink:href="../Images/AРМІЯINFORM/2023-04-03T54-00-00-04-00/borodyanka.jpg" xlink:type="simple" xlink:show="embed" xlink:actuate="onLoad" draw:mime-type="image/jpeg"/>
</draw:frame>
美利坚合众国驻乌克兰布里奇特·布林克(Bridget Brynk)的大使到俄罗斯入侵者解放的周年纪念日指出，乌克兰将击退并且没有被占领者抛弃。</text:p>
      <text:p text:style-name="P4">
布里奇特·布林卡<text:a xlink:type="simple" xlink:href="https://twitter.com/USAmbKyiv/status/1642553054946795529/photo/1" text:style-name="Internet_20_link" text:visited-style-name="Visited_20_Internet_20_Link">
报告</text:a>
在Twitter上。</text:p>
      <text:p text:style-name="P4">
“我每天第一次去Borodyanka的照片都与我一起去，不仅是关于俄罗斯侵略和职业的恐怖，而且还涉及到鲍底卡(Borodyanka)和所有乌克兰(All Ukraine)的渴望自由生活。 一年前，一年前，乌克兰将击退并死亡。 我被感动去看看在鲍迪卡卡的雕塑发现“ <text:a xlink:type="simple" xlink:href="https://armyinform.com.ua/2023/04/02/na-chest-vyzvolennya-kyyivshhyny-v-borodyanczi-vidkryly-skulpturu-divchynka-pid-sonczem/" text:style-name="Internet_20_link" text:visited-style-name="Visited_20_Internet_20_Link">
一个阳光下的女孩</text:a>
布里奇特·布林克克(Bridget Brinkk)说：“ Yevgeny Primachenko是您在对抗，恢复和重建方面决心的象征。”</text:p>
      <text:p text:style-name="P4">
News Source: <text:a xlink:type="simple" xlink:href="https://armyinform.com.ua/2023/04/03/posol-ssha-v-ukrayini-zvilnennya-kyyivshhyny-rik-tomu-pokazalo-svitovi-shho-ukrayina-davatyme-vidsich-i-ne-pidkorytsya/" text:style-name="Internet_20_link" text:visited-style-name="Visited_20_Internet_20_Link">
https://armyinform.com.ua/2023/04/03/posol-ssha-v-ukrayini-zvilnennya-kyyivshhyny-rik-tomu-pokazalo-svitovi-shho-ukrayina-davatyme-vidsich-i-ne-pidkorytsya/</text:a>
</text:p>
      <!--NEWS-->
      <text:h text:style-name="P10" text:outline-level="1">
<text:span text:style-name="T4">
在黑海的黑海中有9艘入侵者的军舰，其中包括两只火箭</text:span>
</text:h>
      <text:p text:style-name="P4">
作者: ['Олександр Кіндсфатер']</text:p>
      <text:p text:style-name="P4">
时间: 2023-04-03T55:00:00-04:00</text:p>
      <text:p text:style-name="P4">
描述: 国防军总统Pivnya乌克兰人说...与乌克兰2022年的战争，与乌克兰的最新新闻，今天与乌克兰的新闻，今天最后一次与乌克兰战争，乌克兰和俄罗斯和俄罗斯之间的战争将发生，战争将在乌克兰与乌克兰战争，一场战争将发生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2/09/raketa-kalibr-pusk-chorne-more.jpg" text:style-name="Internet_20_link" text:visited-style-name="Visited_20_Internet_20_Link">
raketa-kalibr-pusk-chorne-more.jpg</text:a>
']</text:p>
      <text:p text:style-name="P4">
标签: ['НАТАЛІЯ ГУМЕНЮК']</text:p>
      <text:p text:style-name="P4">
类别: News</text:p>
      <!--METADATA-->
      <text:p text:style-name="P4">
<draw:frame draw:style-name="fr1" draw:name="Image23" text:anchor-type="as-char" svg:width="6.9236in" svg:height="4.615733in" draw:z-index="0">
<draw:image xlink:href="../Images/AРМІЯINFORM/2023-04-03T55-00-00-04-00/raketa-kalibr-pusk-chorne-more.jpg" xlink:type="simple" xlink:show="embed" xlink:actuate="onLoad" draw:mime-type="image/jpeg"/>
</draw:frame>
说明性照片</text:p>
      <text:p text:style-name="P4">
<text:span text:style-name="T5">
乌克兰国防军中心的负责人，乌克兰国防军中心的负责人</text:span>
 Poe Natalia Humeniuk在国家远程“ Unin”的空中。</text:p>
      <ul>
        <li>
基于火箭的数量，包括现在留下的“口径”，施加大量火箭笔触的可能性不太可能。 但是不能排除斑点。 特别是，不可能以波浪攻击的名义排除可能的参与。 当他们第一次使用Shakhi时，然后是基于空气和海上的机器人。 我们必须保持警惕和谨慎。请记住，敌人具有关键和军事基础设施对象。”新闻中心的负责人补充说。</li>
      </ul>
      <text:p text:style-name="P4">
在赫尔森地区的左岸，入侵者继续采取防御行动。 他在自己的位置上回荡，并不断操纵，以避免南方方向的火堡。 我们的部队继续破坏敌人的活力，汽车和装甲车，以及它用于使用手榴弹的智能无人机。 即使是从贫困人口权利的地方当局 - 纪念日的平民诉讼，以便他们不积累，因为每场战争都可以使用并与和平人民对抗。</text:p>
      <text:p text:style-name="P4">
30公里的安全条正在清洁，敌人的炮击数量已经感觉到。 据纳塔利亚·汉尼克(Natalia Humeniuk)称，上周他们设法减少了每天21次。 尽管不幸的是，在某些日子里，它达到了50-60的炮击。 但这不是90和100，就像在几周的后面一样。 同样在最后一天，敌人拒绝使用杀死的航空导弹，这可能与天气恶化有关。</text:p>
      <text:p text:style-name="P4">
国防军继续对左岸和左岸之间岛屿的观察性撞击造成火灾损害，以在平民人口被盗的杂种船的形式摧毁食客及其燃料设施。</text:p>
      <text:p text:style-name="P4">
News Source: <text:a xlink:type="simple" xlink:href="https://armyinform.com.ua/2023/04/03/na-bojovomu-cherguvanni-v-chornomu-mori-zalyshayetsya-9-bojovyh-korabliv-zagarbnykiv-zokrema-dva-raketonosiyi/" text:style-name="Internet_20_link" text:visited-style-name="Visited_20_Internet_20_Link">
https://armyinform.com.ua/2023/04/03/na-bojovomu-cherguvanni-v-chornomu-mori-zalyshayetsya-9-bojovyh-korabliv-zagarbnykiv-zokrema-dva-raketonosiyi/</text:a>
</text:p>
      <!--NEWS-->
      <text:h text:style-name="P10" text:outline-level="1">
<text:span text:style-name="T4">
武装部队联合部队的指挥官与志愿者会面，并感谢士兵的帮助</text:span>
</text:h>
      <text:p text:style-name="P4">
作者: ['АРМІЯINFORM']</text:p>
      <text:p text:style-name="P4">
时间: 2023-04-03T56:00:00-04:00</text:p>
      <text:p text:style-name="P4">
描述: 兹布罗伊萨尼（Zbroyshany）的主司令，中尉谢尔盖·纳瓦·维德维（Sergey Nav Vidvisdav）...与乌克兰2022年的战争，与乌克兰与乌克兰的最新消息，今天与乌克兰2022年的新闻战争，今天上次与乌克兰2022年，乌克兰和俄罗斯之间的战争将会发生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4/nayev-volontery2.png" text:style-name="Internet_20_link" text:visited-style-name="Visited_20_Internet_20_Link">
nayev-volontery2.png</text:a>
']</text:p>
      <text:p text:style-name="P4">
标签: ['STOPRUSSIA', 'КОМАНДУВАННЯ ОБ’ЄДНАНИХ СИЛ ЗСУ', 'СЕРГІЙ НАЄВ']</text:p>
      <text:p text:style-name="P4">
类别: News</text:p>
      <!--METADATA-->
      <text:p text:style-name="P4">
<draw:frame draw:style-name="fr1" draw:name="Image24" text:anchor-type="as-char" svg:width="6.9236in" svg:height="3.57731in" draw:z-index="0">
<draw:image xlink:href="../Images/AРМІЯINFORM/2023-04-03T56-00-00-04-00/nayev-volontery2.png" xlink:type="simple" xlink:show="embed" xlink:actuate="onLoad" draw:mime-type="image/png"/>
</draw:frame>
乌克兰武装部队联合部队的指挥官谢尔盖·奈夫维特(Sergey Naivvit)中尉尊重鲁埃维特慈善基金会(Ruevit Charitable Foundation)，并感谢志愿者的积极性和与军队的富有成效的合作。</text:p>
      <text:p text:style-name="P4">
关于它<text:a xlink:type="simple" xlink:href="https://fb.watch/jG8-S2-1r_/" text:style-name="Internet_20_link" text:visited-style-name="Visited_20_Internet_20_Link">
报告</text:a>
乌克兰联合部队的指挥。</text:p>
      <text:p text:style-name="P4">
“连续九年，Ruevit慈善基金会的成员一直不懈，在我们国家的北部和东部进行了战斗。 他们与勇士团结一致的梦想目标 - 克服和赢得胜利。”</text:p>
      <text:p text:style-name="P4">
指挥官感谢志愿者所做的工作，并为使我们的胜利更加紧密所需的一切努力。</text:p>
      <text:p text:style-name="P4">
据他介绍，该基金成员制造的伪装工具包将在任务过程中受益于乌克兰士兵。 他们将保留多个士兵的生活。</text:p>
      <text:p text:style-name="P4">
“我们现在在一起，捍卫我们的独立性非常重要。 当我们赢得敌人时 - 我们将恢复，一起建造乌克兰，以使其蓬勃发展并变得比战前更好。”指挥官强调。</text:p>
      <text:p text:style-name="P4">
<text:span text:style-name="T4">
 Ruevit慈善基金会</text:span>
是在2014年的反恐怖主义行动开始时创建的。 来自里文地区的大约200人在各个方向上工作，确定了军人的当前需求，并积极与他们进行交流：编织伪装网，准备独木舟蜡烛，收集资金，为他们为包括无人驾驶空中设备在内的军事服务人员购买必要的设备， 设备。 其他公共组织正在积极参与其活动。</text:p>
      <text:p text:style-name="P4">
News Source: <text:a xlink:type="simple" xlink:href="https://armyinform.com.ua/2023/04/03/komanduvach-obyednanyh-syl-zsu-zustrivsya-z-volonteramy-ta-podyakuvav-za-dopomogu-voyinam/" text:style-name="Internet_20_link" text:visited-style-name="Visited_20_Internet_20_Link">
https://armyinform.com.ua/2023/04/03/komanduvach-obyednanyh-syl-zsu-zustrivsya-z-volonteramy-ta-podyakuvav-za-dopomogu-voyinam/</text:a>
</text:p>
      <!--NEWS-->
      <text:h text:style-name="P10" text:outline-level="1">
<text:span text:style-name="T4">
白天中和116个爆炸物的烟火技术</text:span>
</text:h>
      <text:p text:style-name="P4">
作者: ['АРМІЯINFORM']</text:p>
      <text:p text:style-name="P4">
时间: 2023-04-03T57:00:00-04:00</text:p>
      <text:p text:style-name="P4">
描述: 借出，2 kvitry，pirethrichilely of werenional警告...与乌克兰2022年的战争，与乌克兰与乌克兰的最新新闻，今天与乌克兰的新闻，乌克兰2022年上次与乌克兰的新闻战争，乌克兰和俄罗斯之间的战争以及俄罗斯之间的战争，当俄罗斯与俄罗斯之间的战争，当，当，当，当，当，当，当，当，当，当，当，当，当，当，当，当，当，当，当，当，当，当，当，当，当，当，当，当乌克兰战争，什么时候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4/051f0000-0aff-0242-be2f-08da173df50a_w1080_h608.png" text:style-name="Internet_20_link" text:visited-style-name="Visited_20_Internet_20_Link">
051f0000-0aff-0242-be2f-08da173df50a_w1080_h608.png</text:a>
', '<text:a xlink:type="simple" xlink:href="https://armyinform.com.ua/wp-content/uploads/2023/04/photo_5285276279765059007_y.jpg" text:style-name="Internet_20_link" text:visited-style-name="Visited_20_Internet_20_Link">
photo_5285276279765059007_y.jpg</text:a>
']</text:p>
      <text:p text:style-name="P4">
标签: ['STOPRUSSIA', 'ДСНС УКРАЇНИ', 'ПІРОТЕХНІКИ']</text:p>
      <text:p text:style-name="P4">
类别: News</text:p>
      <!--METADATA-->
      <text:p text:style-name="P4">
<draw:frame draw:style-name="fr1" draw:name="Image25" text:anchor-type="as-char" svg:width="6.9236in" svg:height="3.89773in" draw:z-index="0">
<draw:image xlink:href="../Images/AРМІЯINFORM/2023-04-03T57-00-00-04-00/051f0000-0aff-0242-be2f-08da173df50a_w1080_h608.png" xlink:type="simple" xlink:show="embed" xlink:actuate="onLoad" draw:mime-type="image/png"/>
</draw:frame>
<text:span text:style-name="T4">
在过去的一天中，2 </text:span>
 <text:span text:style-name="T4">
 4月</text:span>
 <text:span text:style-name="T4">
，</text:span>
乌克兰的紧急情况烟火单位<text:span text:style-name="T4">
 72次</text:span>
参与了Demining任务。</text:p>
      <text:p text:style-name="P4">
关于它_ <text:a xlink:type="simple" xlink:href="https://dsns.gov.ua/uk/news/nadzvicaini-podiyi/operativna-informaciia-shhodo-roboti-pirotexnicnix-pidrozdiliv-dsns-ukrayini-25" text:style-name="Internet_20_link" text:visited-style-name="Visited_20_Internet_20_Link">
报告</text:a>
_乌克兰的SES。</text:p>
      <text:p text:style-name="P4">
发现，扣押和处置了<text:span text:style-name="T4">
 116 </text:span>
爆炸物的烟火单元。 检查(清除)<text:span text:style-name="T4">
 8.67 </text:span>
公顷的领土。</text:p>
      <text:p text:style-name="P4">
背景：从乌克兰俄罗斯联合会联合会大规模侵略开始，乌克兰SES的烟火单位就参与其中<text:span text:style-name="T4">
 49 295次</text:span>
执行我的任务。 处置<text:span text:style-name="T4">
 339 745熄灭项目</text:span>
，包括<text:span text:style-name="T4">
 2 200航空炸弹</text:span>
。 检查(清除)面积<text:span text:style-name="T4">
 81 563 gecter </text:span>
。</text:p>
      <text:p text:style-name="P4">
<draw:frame draw:style-name="fr1" draw:name="Image26" text:anchor-type="as-char" svg:width="6.9236in" svg:height="5.804039in" draw:z-index="0">
<draw:image xlink:href="../Images/AРМІЯINFORM/2023-04-03T57-00-00-04-00/photo_5285276279765059007_y.jpg" xlink:type="simple" xlink:show="embed" xlink:actuate="onLoad" draw:mime-type="image/jpeg"/>
</draw:frame>
总共剩下174,000平方米。 潜在危险领土的公里，占该州总面积的30％。</text:p>
      <text:p text:style-name="P4">
News Source: <text:a xlink:type="simple" xlink:href="https://armyinform.com.ua/2023/04/03/pirotehniky-dsns-zneshkodyly-116-vybuhonebezpechnyh-predmetiv-vprodovzh-doby/" text:style-name="Internet_20_link" text:visited-style-name="Visited_20_Internet_20_Link">
https://armyinform.com.ua/2023/04/03/pirotehniky-dsns-zneshkodyly-116-vybuhonebezpechnyh-predmetiv-vprodovzh-doby/</text:a>
</text:p>
      <!--NEWS-->
      <text:h text:style-name="P10" text:outline-level="1">
<text:span text:style-name="T4">
在Donetsk，我们设法提高了战术位置-Alexey Dmitrashkivsky</text:span>
</text:h>
      <text:p text:style-name="P4">
作者: ['Дмитро Горбунов']</text:p>
      <text:p text:style-name="P4">
时间: 2023-04-03T58:00:00-04:00</text:p>
      <text:p text:style-name="P4">
描述: 关于Donechchini上的Dia Voroga，在EFISRIST TELEMARAFON“єIiniNews”中Pivdni Ukrainian ...与乌克兰2022年的战争，与乌克兰的最新新闻，《今日新闻》，《与乌克兰的新闻》 2022年与乌克兰2022年进行战争，今天将在乌克兰和俄罗斯和俄罗斯和俄罗斯和俄罗斯和俄罗斯之间发生一场战争当他们在2022年与乌克兰的战争，战争与乌克兰战争时，他们是否会在不久的将来与乌克兰战争，他们说，今天与乌克兰的战争，今天的乌克兰新闻，乌克兰的新闻，乌克兰媒体在俄罗斯的乌克兰媒体</text:p>
      <text:p text:style-name="P4">
图片: ['<text:a xlink:type="simple" xlink:href="https://armyinform.com.ua/wp-content/uploads/2023/03/0g6a4484.jpg" text:style-name="Internet_20_link" text:visited-style-name="Visited_20_Internet_20_Link">
0g6a4484.jpg</text:a>
']</text:p>
      <text:p text:style-name="P4">
标签: ['ОЛЕКСІЙ ДМИТРАШКІВСЬКИЙ']</text:p>
      <text:p text:style-name="P4">
类别: News</text:p>
      <!--METADATA-->
      <text:p text:style-name="P4">
<draw:frame draw:style-name="fr1" draw:name="Image27" text:anchor-type="as-char" svg:width="6.9236in" svg:height="4.615733in" draw:z-index="0">
<draw:image xlink:href="../Images/AРМІЯINFORM/2023-04-03T58-00-00-04-00/0g6a4484.jpg" xlink:type="simple" xlink:show="embed" xlink:actuate="onLoad" draw:mime-type="image/jpeg"/>
</draw:frame>
关于敌人在顿涅茨克和乌克兰南部在电信空气中的行动<text:a xlink:type="simple" xlink:href="https://www.youtube.com/watch" text:style-name="Internet_20_link" text:visited-style-name="Visited_20_Internet_20_Link">
“ unin”</text:a>
Alexeydmytrashkivsky上校告诉塔夫里斯基的上校。</text:p>
      <ul>
        <li>
占领者继续攻击Avdi和Marinsk的方向。他们试图集中力量，但他们什么也没做。 Donetskin设法提高了战术位置。 也就是说，我们担任了一些国家的重要职位， - 武装部队官员说。</li>
      </ul>
      <text:p text:style-name="P4">
他说，敌人在Avdiivka附近进行一些轮换。</text:p>
      <ul>
        <li>
到目前为止，已经知道撤离200辆机动步枪。 他们被带走了，以便可以恢复力量。 取而代之的是，“ wagnerivtsi”到那里的信息。 但是尚未确认这一点。总的来说，敌人非常害怕我们的反对意见，并了解他们的顿涅茨克方向已经耗尽。 他们逐渐失去了战斗能力， - 亚历克西·德米特拉什基夫斯基上校告知。</li>
      </ul>
      <text:p text:style-name="P4">
据他说，Zaporozhye方向没有显着变化。</text:p>
      <ul>
        <li>
敌人进行积极的情报并改善其防御边界。 Zaporizhzhya地区的俄罗斯人没有成功，使用了枪管的防衡炮兵，总结了国防军联合出版社的发言人。</li>
      </ul>
      <text:p text:style-name="P4">
News Source: <text:a xlink:type="simple" xlink:href="https://armyinform.com.ua/2023/04/03/na-donechchyni-nam-vdalosya-pokrashhyty-svoye-taktychne-polozhennya-oleksij-dmytrashkivskyj/" text:style-name="Internet_20_link" text:visited-style-name="Visited_20_Internet_20_Link">
https://armyinform.com.ua/2023/04/03/na-donechchyni-nam-vdalosya-pokrashhyty-svoye-taktychne-polozhennya-oleksij-dmytrashkivskyj/</text:a>
</text:p>
      <!--NEWS-->
      <text:h text:style-name="P10" text:outline-level="1">
<text:span text:style-name="T4">
白天，敌人在乌克兰的7个地区开火，12名平民被杀，32人受伤</text:span>
</text:h>
      <text:p text:style-name="P4">
作者: ['АРМІЯINFORM']</text:p>
      <text:p text:style-name="P4">
时间: 2023-04-03T59:00:00-04:00</text:p>
      <text:p text:style-name="P4">
描述: Rosiyski visyska的最后一遍是由乌克兰7个地区的Teritaran炮击。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4/photo_5283120940621875580_y-1.jpg" text:style-name="Internet_20_link" text:visited-style-name="Visited_20_Internet_20_Link">
photo_5283120940621875580_y-1.jpg</text:a>
']</text:p>
      <text:p text:style-name="P4">
标签: ['MILITARY MEDIA CENTER', 'STOPRUSSIA', 'ВОРОЖІ ОБСТРІЛИ']</text:p>
      <text:p text:style-name="P4">
类别: News</text:p>
      <!--METADATA-->
      <text:p text:style-name="P4">
<draw:frame draw:style-name="fr1" draw:name="Image28" text:anchor-type="as-char" svg:width="6.9236in" svg:height="4.882379in" draw:z-index="0">
<draw:image xlink:href="../Images/AРМІЯINFORM/2023-04-03T59-00-00-04-00/photo_5283120940621875580_y-1.jpg" xlink:type="simple" xlink:show="embed" xlink:actuate="onLoad" draw:mime-type="image/jpeg"/>
</draw:frame>
在最后一天，俄罗斯军队向乌克兰7个地区的领土开火。</text:p>
      <text:p text:style-name="P4">
在电报中<text:a xlink:type="simple" xlink:href="https://t.me/militarymediacenter/1603" text:style-name="Internet_20_link" text:visited-style-name="Visited_20_Internet_20_Link">
信息</text:a>
军事媒体中心。</text:p>
      <text:p text:style-name="P4">
“总的来说，不同类型的武器(迫击炮，坦克，SAU，炮兵，RSZV，S-300 ZRK，无人机，战术航空)92个定居点被解雇，确认了74个基础架构对象。</text:p>
      <text:p text:style-name="P4">
根据初步信息，12名平民被杀，32名受伤。</text:p>
      <text:p text:style-name="P4">
News Source: <text:a xlink:type="simple" xlink:href="https://armyinform.com.ua/2023/04/03/za-dobu-vorog-obstrilyav-7-oblastej-ukrayiny-12-czyvilnyh-zagyblyh-32-poraneno/" text:style-name="Internet_20_link" text:visited-style-name="Visited_20_Internet_20_Link">
https://armyinform.com.ua/2023/04/03/za-dobu-vorog-obstrilyav-7-oblastej-ukrayiny-12-czyvilnyh-zagyblyh-32-poraneno/</text:a>
</text:p>
      <!--NEWS-->
      <text:h text:style-name="P10" text:outline-level="1">
<text:span text:style-name="T4">
欧洲理事会乌克兰秘书长到达乌克兰</text:span>
</text:h>
      <text:p text:style-name="P4">
作者: ['АРМІЯINFORM']</text:p>
      <text:p text:style-name="P4">
时间: 2023-04-03T60:00:00-04:00</text:p>
      <text:p text:style-name="P4">
描述: 乌克兰Japarova执法报告的Persha ietchers Ministra举行了Zustrich Z ...与乌克兰2022年的战争，与乌克兰与乌克兰的最新新闻，今天与乌克兰的新闻，今天与乌克兰的新闻战争，今天上次与乌克兰的新闻战，乌克兰和俄罗斯之间的战争将发生，俄罗斯和俄罗斯和俄罗斯之间的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fsxclusxgaikkjn.jpg" text:style-name="Internet_20_link" text:visited-style-name="Visited_20_Internet_20_Link">
fsxclusxgaikkjn.jpg</text:a>
']</text:p>
      <text:p text:style-name="P4">
标签: ['STOPRUSSIA', 'АГРЕСІЯ РФ', 'ГЕНСЕК РАДИ ЄВРОПИ', 'ЕМІНЕ ДЖАПАРОВА', 'МАРІЯ ПЕЙЧИНОВИЧ-БУРИЧ', 'МЗС']</text:p>
      <text:p text:style-name="P4">
类别: News</text:p>
      <!--METADATA-->
      <text:p text:style-name="P4">
<draw:frame draw:style-name="fr1" draw:name="Image29" text:anchor-type="as-char" svg:width="6.9236in" svg:height="4.603105in" draw:z-index="0">
<draw:image xlink:href="../Images/AРМІЯINFORM/2023-04-03T60-00-00-04-00/fsxclusxgaikkjn.jpg" xlink:type="simple" xlink:show="embed" xlink:actuate="onLoad" draw:mime-type="image/jpeg"/>
</draw:frame>
乌克兰埃米娜·迪扎帕罗娃(Emina Dzhaparova)与欧洲委员会秘书长玛丽亚·佩奇尼维奇·伯里希(Maria Peychinovich-Burich)通过的第一位外交部长，他在俄罗斯反乌克兰联盟大规模战争开始后访问了我们的州。</text:p>
      <text:p text:style-name="P4">
关于它<text:a xlink:type="simple" xlink:href="https://mfa.gov.ua/news/emine-dzhaparova-ta-mariya-pejchinovich-burich-obgovorili-podalshi-kroki-dlya-prityagnennya-rosiyi-do-vidpovidalnosti" text:style-name="Internet_20_link" text:visited-style-name="Visited_20_Internet_20_Link">
报告</text:a>
乌克兰外交部。</text:p>
      <text:p text:style-name="P4">
谈话的主要主题是欧洲理事会在克服俄罗斯侵略中的作用和地点的问题，以及为欧洲成员国议会的第四次国家和政府峰会准备的过程。</text:p>
      <text:p text:style-name="P4">
Emine Dzhaparova强调，峰会决定中的重要地位必须解决俄罗斯联合会因在乌克兰犯下的犯罪的责任，特别是建立了一个特别法庭和侵略造成的损害赔偿机制。</text:p>
      <text:p text:style-name="P4">
“重要的是要确保对战争委员会的肇事者的惩罚必然性。 对于自2014年以来死于Ruzian侵略者的人来说，这是我们的共同职责。 欧洲委员会在建立一个特别法庭，以持有俄罗斯侵略罪的参考中发挥作用。”乌克兰第一副部强调。</text:p>
      <text:p text:style-name="P4">
特别注意由俄罗斯联邦对乌克兰的侵略造成的损失登记册的前景，这将成为建立Seohochopical补偿机制的重要一步。</text:p>
      <text:p text:style-name="P4">
Emine Dzhaparova感谢Maria Peychinovich-Burich在与俄罗斯侵略者战斗中对乌克兰的明确支持。</text:p>
      <text:p text:style-name="P4">
News Source: <text:a xlink:type="simple" xlink:href="https://armyinform.com.ua/2023/04/03/v-ukrayinu-z-vizytom-prybula-gensek-rady-yevropy/" text:style-name="Internet_20_link" text:visited-style-name="Visited_20_Internet_20_Link">
https://armyinform.com.ua/2023/04/03/v-ukrayinu-z-vizytom-prybula-gensek-rady-yevropy/</text:a>
</text:p>
      <!--NEWS-->
      <text:h text:style-name="P10" text:outline-level="1">
<text:span text:style-name="T4">
近17,000罪犯针对乌克兰国家安全 - 检察官办公室已记录</text:span>
</text:h>
      <text:p text:style-name="P4">
作者: ['АРМІЯINFORM']</text:p>
      <text:p text:style-name="P4">
时间: 2023-04-03T61: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4/photo_5283129779664572015_y.jpg" text:style-name="Internet_20_link" text:visited-style-name="Visited_20_Internet_20_Link">
photo_5283129779664572015_y.jpg</text:a>
', '<text:a xlink:type="simple" xlink:href="https://armyinform.com.ua/wp-content/uploads/2023/04/photo_5283129779664572016_y.jpg" text:style-name="Internet_20_link" text:visited-style-name="Visited_20_Internet_20_Link">
photo_5283129779664572016_y.jpg</text:a>
']</text:p>
      <text:p text:style-name="P4">
标签: ['ОФІС ГЕНЕРАЛЬНОГО ПРОКУРОРА УКРАЇНИ']</text:p>
      <text:p text:style-name="P4">
类别: News</text:p>
      <!--METADATA-->
      <text:p text:style-name="P4">
<draw:frame draw:style-name="fr1" draw:name="Image30" text:anchor-type="as-char" svg:width="6.9236in" svg:height="4.447316in" draw:z-index="0">
<draw:image xlink:href="../Images/AРМІЯINFORM/2023-04-03T61-00-00-04-00/photo_5283129779664572015_y.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4月3日</text:span>
注册：</text:p>
      <ul>
        <li>
77 952军事犯罪， * 16 934针对乌克兰国家安全的罪行。</li>
      </ul>
      <text:p text:style-name="P4">
此外，根据少年检察官的官方数据，由于俄罗斯联邦的侵略，<text:span text:style-name="T4">
 1411儿童已成为</text:span>
，包括：</text:p>
      <ul>
        <li>
467-儿童被杀， * 944-儿童因严重程度的不同程度受伤。</li>
      </ul>
      <text:p text:style-name="P4">
该部门强调，这些数字不是最终的，因为在暂时占据的有形领土上的积极战斗场所的安装中继续进行工作。</text:p>
      <text:p text:style-name="P4">
<draw:frame draw:style-name="fr1" draw:name="Image31" text:anchor-type="as-char" svg:width="6.9236in" svg:height="4.447316in" draw:z-index="0">
<draw:image xlink:href="../Images/AРМІЯINFORM/2023-04-03T61-00-00-04-00/photo_5283129779664572016_y.jpg" xlink:type="simple" xlink:show="embed" xlink:actuate="onLoad" draw:mime-type="image/jpeg"/>
</draw:frame>
</text:p>
      <text:p text:style-name="P4">
News Source: <text:a xlink:type="simple" xlink:href="https://armyinform.com.ua/2023/04/03/zafiksovano-majzhe-17-tysyach-zlochyniv-proty-naczbezpeky-ukrayiny-ofis-genprokurora-2/" text:style-name="Internet_20_link" text:visited-style-name="Visited_20_Internet_20_Link">
https://armyinform.com.ua/2023/04/03/zafiksovano-majzhe-17-tysyach-zlochyniv-proty-naczbezpeky-ukrayiny-ofis-genprokurora-2/</text:a>
</text:p>
      <!--NEWS-->
      <text:h text:style-name="P10" text:outline-level="1">
<text:span text:style-name="T4">
在Kramatorsk，俄罗斯特殊服务的合伙人被拘留</text:span>
</text:h>
      <text:p text:style-name="P4">
作者: ['АРМІЯINFORM']</text:p>
      <text:p text:style-name="P4">
时间: 2023-04-03T62:00:00-04:00</text:p>
      <text:p text:style-name="P4">
描述: Donechini地区的PID小时在Donechini地区的Zakhodin Vikriki Vikriki ...与乌克兰2022年的战争，与乌克兰的最新新闻，今天与乌克兰的新闻战争，今天与乌克兰2022年的新闻战争，乌克兰和俄罗斯之间的战争将是一场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photo_5282763182731020484_y.jpg" text:style-name="Internet_20_link" text:visited-style-name="Visited_20_Internet_20_Link">
photo_5282763182731020484_y.jpg</text:a>
']</text:p>
      <text:p text:style-name="P4">
标签: ['КОЛАБОРАНТКА', 'КРАМАТОРСЬК', 'СБУ']</text:p>
      <text:p text:style-name="P4">
类别: News</text:p>
      <!--METADATA-->
      <text:p text:style-name="P4">
<draw:frame draw:style-name="fr1" draw:name="Image32" text:anchor-type="as-char" svg:width="6.9236in" svg:height="4.620071in" draw:z-index="0">
<draw:image xlink:href="../Images/AРМІЯINFORM/2023-04-03T62-00-00-04-00/photo_5282763182731020484_y.jpg" xlink:type="simple" xlink:show="embed" xlink:actuate="onLoad" draw:mime-type="image/jpeg"/>
</draw:frame>
在顿涅茨克地区一线地区的抗衡措施中，暴露了侵略者的飞行员。 恶意因素是Kramatorsk的居民，作为由俄罗斯联邦FSB雇员招募的方式。</text:p>
      <text:p text:style-name="P4">
关于它<text:a xlink:type="simple" xlink:href="https://ssu.gov.ua/novyny/sbu-zatrymala-vorozhu-informatorku-yaka-navodyla-rosiiski-rakety-na-likarni-ta-hurtozhytky-u-kramatorsku" text:style-name="Internet_20_link" text:visited-style-name="Visited_20_Internet_20_Link">
报告</text:a>
乌克兰的安全服务。</text:p>
      <text:p text:style-name="P4">
在侵略者的指示下，参与军事飞机场的人，武装部队的武装部队武装部队的武装部队武装部队的武装部队武装部队的武装部队武装部队的武装部队。</text:p>
      <text:p text:style-name="P4">
此外，它绕过了这座城市，并在坐标医院和宿舍的电子图中标记。 智能需要俄罗斯，以准备和进行乌克兰物体的火箭袭击。</text:p>
      <text:p text:style-name="P4">
在执行敌对探索任务期间，SBU工作人员拘留了恶意因素。</text:p>
      <text:p text:style-name="P4">
被拘留者抓住了手机，她用来与俄罗斯特殊服务的代表进行敌对的说明和通讯。</text:p>
      <text:p text:style-name="P4">
目前，安全局的调查人员报告了对Zazlochin的怀疑的参与。</text:p>
      <text:p text:style-name="P4">
法院选择了被拘留者的预防措施 - 拘留。 长期调查以确定犯罪的所有情况。</text:p>
      <text:p text:style-name="P4">
News Source: <text:a xlink:type="simple" xlink:href="https://armyinform.com.ua/2023/04/03/u-kramatorsku-zatrymano-poplichnyczyu-rosijskyh-speczsluzhb/" text:style-name="Internet_20_link" text:visited-style-name="Visited_20_Internet_20_Link">
https://armyinform.com.ua/2023/04/03/u-kramatorsku-zatrymano-poplichnyczyu-rosijskyh-speczsluzhb/</text:a>
</text:p>
      <!--NEWS-->
      <text:h text:style-name="P10" text:outline-level="1">
<text:span text:style-name="T4">
波兰已经将几名MIG-29战斗机转移到乌克兰</text:span>
</text:h>
      <text:p text:style-name="P4">
作者: ['АРМІЯINFORM']</text:p>
      <text:p text:style-name="P4">
时间: 2023-04-03T63:00:00-04:00</text:p>
      <text:p text:style-name="P4">
描述: 在乌克兰，基尔卡（Kilka），波尔斯·vinishChyv Mig-29之前。 关于主权的成员...与乌克兰2022的战争，与乌克兰的战争是今天的最新消息，今天与乌克兰2022年的新闻战，乌克兰和俄罗斯之间的战争，以及与俄罗斯之间的战争，以及与与俄罗斯之间的战争乌克兰在2022年将是与否，是否会有，是否会有，是否会在不久的将来与乌克兰进行战争，这是与乌克兰的战争，今天的乌克兰新闻，乌克兰的新闻，乌克兰媒体在俄罗斯的乌克兰新闻</text:p>
      <text:p text:style-name="P4">
图片: ['<text:a xlink:type="simple" xlink:href="https://armyinform.com.ua/wp-content/uploads/2023/04/polska_mig.jpg" text:style-name="Internet_20_link" text:visited-style-name="Visited_20_Internet_20_Link">
polska_mig.jpg</text:a>
']</text:p>
      <text:p text:style-name="P4">
标签: ['ВИНИЩУВАЧІ МІГ-29', 'ПОЛЬЩА', 'СВІТ ПІДТРИМУЄ УКРАЇНУ']</text:p>
      <text:p text:style-name="P4">
类别: News</text:p>
      <!--METADATA-->
      <text:p text:style-name="P4">
<draw:frame draw:style-name="fr1" draw:name="Image33" text:anchor-type="as-char" svg:width="6.9236in" svg:height="3.894525in" draw:z-index="0">
<draw:image xlink:href="../Images/AРМІЯINFORM/2023-04-03T63-00-00-04-00/polska_mig.jpg" xlink:type="simple" xlink:show="embed" xlink:actuate="onLoad" draw:mime-type="image/jpeg"/>
</draw:frame>
几位波兰MIG-29战斗机已经到达乌克兰。</text:p>
      <text:p text:style-name="P4">
关于它<text:a xlink:type="simple" xlink:href="https://twitter.com/marcin_przydacz/status/1642763478061522947" text:style-name="Internet_20_link" text:visited-style-name="Visited_20_Internet_20_Link">
报告</text:a>
波兰国家秘书，总统政策部门负责人马尔丁·普希达奇(Marchin Pshidach)。</text:p>
      <text:p text:style-name="P4">
“根据我的信息，此过程已经完成，即，战斗机的第一部分的转移。”  -  <text:a xlink:type="simple" xlink:href="https://www.rmf24.pl/tylko-w-rmf24/poranna-rozmowa/news-marcin-przydacz-wolodymyr-zelenski-w-srode-przyjedzie-do-pol,nId,6693491#crp_state=1" text:style-name="Internet_20_link" text:visited-style-name="Visited_20_Internet_20_Link">
指出</text:a>
Marchin Pshidach。</text:p>
      <text:p text:style-name="P4">
他还谈到了乌克兰的反攻性和活动所必需的交付。</text:p>
      <text:p text:style-name="P4">
乌克兰正在获得力量。 从西欧来的这种武器越早，乌克兰就会越来越快地实现这一准备。 为了使乌克兰排斥俄罗斯，应将这项技术用于越来越快，因为今天在今天的前线，乌克兰保护了我们所有人的稳定性。”波兰官员强调。</text:p>
      <text:p text:style-name="P4">
News Source: <text:a xlink:type="simple" xlink:href="https://armyinform.com.ua/2023/04/03/polshha-vzhe-peredala-ukrayini-kilka-vynyshhuvachiv-mig-29/" text:style-name="Internet_20_link" text:visited-style-name="Visited_20_Internet_20_Link">
https://armyinform.com.ua/2023/04/03/polshha-vzhe-peredala-ukrayini-kilka-vynyshhuvachiv-mig-29/</text:a>
</text:p>
      <!--NEWS-->
      <text:h text:style-name="P10" text:outline-level="1">
<text:span text:style-name="T4">
我们在Bakhmut -Anna Malyar上每天和公共职位</text:span>
</text:h>
      <text:p text:style-name="P4">
作者: ['АРМІЯINFORM']</text:p>
      <text:p text:style-name="P4">
时间: 2023-04-03T64:00:00-04:00</text:p>
      <text:p text:style-name="P4">
描述: 乌克兰加纳·马拉尔（Ganna Marlar）的官员国际国际辩护人说，乌克兰的霍德尼（Khodniy）很简短...与乌克兰2022年的战争，与乌克兰的战争是今天的最新新闻，这是与乌克兰的新闻，乌克兰与乌克兰2022年的新闻战争，这是今天的最后一场新闻成为乌克兰与俄罗斯之间的战争，当2022年与乌克兰战争时，是否会在不久的将来与乌克兰进行战争，他们说，与乌克兰的战争，今天的乌克兰新闻，乌克兰的新闻，乌克兰的新闻俄罗斯的媒体</text:p>
      <text:p text:style-name="P4">
图片: ['<text:a xlink:type="simple" xlink:href="https://armyinform.com.ua/wp-content/uploads/2022/10/photo_2022-10-27_11-29-46-e1668072464945.jpg" text:style-name="Internet_20_link" text:visited-style-name="Visited_20_Internet_20_Link">
photo_2022-10-27_11-29-46-e1668072464945.jpg</text:a>
', '<text:a xlink:type="simple" xlink:href="https://armyinform.com.ua/wp-content/uploads/2023/04/photo_5282988874672490073_y-e1680511683359.jpg" text:style-name="Internet_20_link" text:visited-style-name="Visited_20_Internet_20_Link">
photo_5282988874672490073_y-e1680511683359.jpg</text:a>
']</text:p>
      <text:p text:style-name="P4">
标签: ['STOPRUSSIA', 'БАХМУТ', 'ГАННА МАЛЯР']</text:p>
      <text:p text:style-name="P4">
类别: News</text:p>
      <!--METADATA-->
      <text:p text:style-name="P4">
<draw:frame draw:style-name="fr1" draw:name="Image34" text:anchor-type="as-char" svg:width="6.9236in" svg:height="4.119542in" draw:z-index="0">
<draw:image xlink:href="../Images/AРМІЯINFORM/2023-04-03T64-00-00-04-00/photo_2022-10-27_11-29-46-e1668072464945.jpg" xlink:type="simple" xlink:show="embed" xlink:actuate="onLoad" draw:mime-type="image/jpeg"/>
</draw:frame>
Gannamaars。 照片：Dmitry Yurchenko /陆军</text:p>
      <text:p text:style-name="P4">
乌克兰国防部副部长安娜·马里亚尔(Anna Malyar)表示，乌克兰在巴赫穆特(Bakhmut Daily)提供正式职位。 那就是我们的力量。</text:p>
      <text:p text:style-name="P4">
关于这个安娜·玛丽亚(Anna Malyar)<text:a xlink:type="simple" xlink:href="https://t.me/annamaliar/611" text:style-name="Internet_20_link" text:visited-style-name="Visited_20_Internet_20_Link">
注明</text:a>
作为回应，假占领者受到启发。</text:p>
      <text:p text:style-name="P4">
<draw:frame draw:style-name="fr1" draw:name="Image35" text:anchor-type="as-char" svg:width="6.9236in" svg:height="7.528196in" draw:z-index="0">
<draw:image xlink:href="../Images/AРМІЯINFORM/2023-04-03T64-00-00-04-00/photo_5282988874672490073_y-e1680511683359.jpg" xlink:type="simple" xlink:show="embed" xlink:actuate="onLoad" draw:mime-type="image/jpeg"/>
</draw:frame>
“我们在巴赫穆特上的公共职位的力量是什么？ 我揭示了工作的秘密。 疲劳是我们公开广播了我们的官方立场。 它不必转移 - 它是公开的。”她说。</text:p>
      <text:p text:style-name="P4">
安娜·马里亚尔(Anna Malyar)强调，总统总统在晚间上诉中每天都有公共立场，国防部和武装部队总参谋部每天都有一个立场。</text:p>
      <text:p text:style-name="P4">
安娜·马里亚尔(Anna Malyar)说：“而且我们已经认识的学龄前儿童，您已经认识善良的，Cherevaty，Humeniuk，Yusov，Dmitrashkivsky-so也每天都会报告正式职位。”</text:p>
      <text:p text:style-name="P4">
News Source: <text:a xlink:type="simple" xlink:href="https://armyinform.com.ua/2023/04/03/my-shhodenno-ta-publichno-nadayemo-oficzijnu-pozycziyu-po-bahmutu-ganna-malyar/" text:style-name="Internet_20_link" text:visited-style-name="Visited_20_Internet_20_Link">
https://armyinform.com.ua/2023/04/03/my-shhodenno-ta-publichno-nadayemo-oficzijnu-pozycziyu-po-bahmutu-ganna-malyar/</text:a>
</text:p>
      <!--NEWS-->
      <text:h text:style-name="P10" text:outline-level="1">
<text:span text:style-name="T4">
“口径”的三个载体在地中海持有俄罗斯 - 武装部队的海军</text:span>
</text:h>
      <text:p text:style-name="P4">
作者: ['АРМІЯINFORM']</text:p>
      <text:p text:style-name="P4">
时间: 2023-04-03T65:00:00-04:00</text:p>
      <text:p text:style-name="P4">
描述: 4 kvitry Rosiyski Vievely在Sowerfrine Sea Sim船上的村庄，Yakiki的女仆...与乌克兰2022年的战争，与乌克兰的最新新闻，今天与乌克兰的新闻战争，今天与乌克兰2022年的新闻战争，乌克兰和乌克兰之间的战争将会俄罗斯和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2/10/2022-10-17-u-chornomu-ta-seredzemnomu-moryah.jpg" text:style-name="Internet_20_link" text:visited-style-name="Visited_20_Internet_20_Link">
2022-10-17-u-chornomu-ta-seredzemnomu-moryah.jpg</text:a>
']</text:p>
      <text:p text:style-name="P4">
标签: ['STOPRUSSIA', 'ВМС ЗС УКРАЇНИ']</text:p>
      <text:p text:style-name="P4">
类别: News</text:p>
      <!--METADATA-->
      <text:p text:style-name="P4">
<draw:frame draw:style-name="fr1" draw:name="Image36" text:anchor-type="as-char" svg:width="6.9236in" svg:height="4.448227in" draw:z-index="0">
<draw:image xlink:href="../Images/AРМІЯINFORM/2023-04-03T65-00-00-04-00/2022-10-17-u-chornomu-ta-seredzemnomu-moryah.jpg" xlink:type="simple" xlink:show="embed" xlink:actuate="onLoad" draw:mime-type="image/jpeg"/>
</draw:frame>
说明性照片</text:p>
      <text:p text:style-name="P4">
截至4月4日，俄罗斯军队将七艘船带到了地中海，其中包括三个配备20个口径的火箭发射器。</text:p>
      <text:p text:style-name="P4">
关于这个<text:a xlink:type="simple" xlink:href="https://t.me/ukrainian_navy/2638" text:style-name="Internet_20_link" text:visited-style-name="Visited_20_Internet_20_Link">
被引用</text:a>
在乌克兰武装部队军事部队的指挥中。</text:p>
      <text:p text:style-name="P4">
海里有一艘敌方船。</text:p>
      <text:p text:style-name="P4">
在白天，为了俄罗斯联邦的利益，凯希·耶尼卡尔海峡的通过：</text:p>
      <text:p text:style-name="P4">
·到Azov Sea -14艘船，其中6艘船沿Bosphorus的方向继续前进；</text:p>
      <text:p text:style-name="P4">
·到黑海 -  24艘船，其中7艘船沿管道的方向继续移动。</text:p>
      <text:p text:style-name="P4">
这些船只是亚佐夫海平民船只的交通，违反了《国际海上保护人类生命公约》(Solas)通过关闭自动识别系统(AIS).</text:p>
      <text:p text:style-name="P4">
News Source: <text:a xlink:type="simple" xlink:href="https://armyinform.com.ua/2023/04/03/try-nosiyi-raket-kalibr-trymaye-rosiya-u-seredzemnomu-mori-vms-zsu-3/" text:style-name="Internet_20_link" text:visited-style-name="Visited_20_Internet_20_Link">
https://armyinform.com.ua/2023/04/03/try-nosiyi-raket-kalibr-trymaye-rosiya-u-seredzemnomu-mori-vms-zsu-3/</text:a>
</text:p>
      <!--NEWS-->
      <text:h text:style-name="P10" text:outline-level="1">
<text:span text:style-name="T4">
陆军维克多·彼得罗夫（Victor Petrov）在立陶宛的拳击比赛中获胜</text:span>
</text:h>
      <text:p text:style-name="P4">
作者: ['АРМІЯINFORM']</text:p>
      <text:p text:style-name="P4">
时间: 2023-04-03T66:00:00-04:00</text:p>
      <text:p text:style-name="P4">
描述: 在Meejet Tourniri级“ A” A” Imeni Algirdasa Shotsikas，Yakiyu Viduv，与2022年乌克兰的战争，与乌克兰的最新新闻，《与乌克兰的新闻战》，乌克兰2022年的新闻是今天的最后一场，乌克兰和俄罗斯和俄罗斯和俄罗斯和俄罗斯之间的战争将会，何时，何时，何时，何时，何时，何时，何时，何时，何时，何时，何时，与乌克兰在2022年将与乌克兰进行战争，将在不久的将来与乌克兰发生战争，与乌克兰的战争，乌克兰的新闻今天，乌克兰新闻在乌克兰媒体的俄罗斯人</text:p>
      <text:p text:style-name="P4">
图片: ['<text:a xlink:type="simple" xlink:href="https://armyinform.com.ua/wp-content/uploads/2023/04/339069868_882641669514895_1528539755276040598_n-e1680509263478.jpg" text:style-name="Internet_20_link" text:visited-style-name="Visited_20_Internet_20_Link">
339069868_882641669514895_1528539755276040598_n-e1680509263478.jpg</text:a>
']</text:p>
      <text:p text:style-name="P4">
标签: ['STOPRUSSIA', 'АРМІЙСЬКИЙ СПОРТ', 'БОКС', 'ЦСК ЗСУ']</text:p>
      <text:p text:style-name="P4">
类别: News</text:p>
      <!--METADATA-->
      <text:p text:style-name="P4">
<draw:frame draw:style-name="fr1" draw:name="Image37" text:anchor-type="as-char" svg:width="6.9236in" svg:height="6.781929in" draw:z-index="0">
<draw:image xlink:href="../Images/AРМІЯINFORM/2023-04-03T66-00-00-04-00/339069868_882641669514895_1528539755276040598_n-e1680509263478.jpg" xlink:type="simple" xlink:show="embed" xlink:actuate="onLoad" draw:mime-type="image/jpeg"/>
</draw:frame>
在Algardas射击国际拳击比赛(立陶宛)，乌克兰中央体育俱乐部的代表赢得了“黄金”。</text:p>
      <text:p text:style-name="P4">
关于它<text:a xlink:type="simple" xlink:href="https%3A%2F%2Fwww.facebook.com%2FCSKA1992%2Fposts%2Fpfbid021uDjM3bqoUuangaHqwWdfeAFJSqWxpQAf7QBQqHWtdMtm6xyRGG66UxsAphzXPGal&amp;show_text=true&amp;width=500" text:style-name="Internet_20_link" text:visited-style-name="Visited_20_Internet_20_Link">
报告</text:a>
武装部队的中央体育俱乐部。</text:p>
      <text:p text:style-name="P4">
维克多·彼得罗夫(Viktor Petrov)成为体重类别的冠军，最高67公斤。</text:p>
      <text:p text:style-name="P4">
结果，乌克兰国家队获得了13个奖项，并在17个参与国家的一般团队排名中排名第一。</text:p>
      <text:p text:style-name="P4">
News Source: <text:a xlink:type="simple" xlink:href="https://armyinform.com.ua/2023/04/03/armiyecz-viktor-petrov-vygrav-zoloto-na-bokserskomu-turniri-u-lytvi/" text:style-name="Internet_20_link" text:visited-style-name="Visited_20_Internet_20_Link">
https://armyinform.com.ua/2023/04/03/armiyecz-viktor-petrov-vygrav-zoloto-na-bokserskomu-turniri-u-lytvi/</text:a>
</text:p>
      <!--NEWS-->
      <text:h text:style-name="P10" text:outline-level="1">
<text:span text:style-name="T4">
韩国，日本和美国开始大规模海上训练</text:span>
</text:h>
      <text:p text:style-name="P4">
作者: ['АРМІЯINFORM']</text:p>
      <text:p text:style-name="P4">
时间: 2023-04-03T67:00:00-04:00</text:p>
      <text:p text:style-name="P4">
描述: 日本人到达美国朝鲜的美国朝鲜，以供多ennayaviexkovo-morstiki tschayan iz ...与乌克兰2022年的战争，与乌克兰的最新新闻，今天与乌克兰2022年的新闻战争，今天，乌克兰和俄罗斯和俄罗斯和俄罗斯和俄罗斯和俄罗斯和俄罗斯与俄罗斯和俄罗斯之间的战争都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nimitz.jpg" text:style-name="Internet_20_link" text:visited-style-name="Visited_20_Internet_20_Link">
nimitz.jpg</text:a>
']</text:p>
      <text:p text:style-name="P4">
标签: ['МОРСЬКІ НАВЧАННЯ', 'ПІВДЕННА КОРЕЯ', 'США', 'ЯПОНІЯ']</text:p>
      <text:p text:style-name="P4">
类别: News</text:p>
      <!--METADATA-->
      <text:p text:style-name="P4">
<draw:frame draw:style-name="fr1" draw:name="Image38" text:anchor-type="as-char" svg:width="6.9236in" svg:height="3.894525in" draw:z-index="0">
<draw:image xlink:href="../Images/AРМІЯINFORM/2023-04-03T67-00-00-04-00/nimitz.jpg" xlink:type="simple" xlink:show="embed" xlink:actuate="onLoad" draw:mime-type="image/jpeg"/>
</draw:frame>
日本加入美国和韩国，进行为期两天的海军研究，美国尼米兹号美国航空队的参与。</text:p>
      <text:p text:style-name="P4">
这在[消息]中说明了(https://www.korea.kr/news/pressReleaseView.do?newsId=156560617)韩国政府。</text:p>
      <text:p text:style-name="P4">
在过去五年中，随着美国和韩国的参与，这些练习是最大的练习。 其中包括对美军及其韩国伙伴，战斗机和轰炸机的战斗演习，以及为韩国和美国海军陆战队登陆。</text:p>
      <text:p text:style-name="P4">
南部南部国防出版社说，韩国岛屿周一开始的原灵和搜救演习将提高“军方对朝鲜潜艇和核火箭威胁的渐进潜力的反应”。</text:p>
      <text:p text:style-name="P4">
韩国反裔阿美金斯(Kimincho)表示：“我们将坚决回应朝鲜的任何形式的挑衅，因此我们将失败。”</text:p>
      <text:p text:style-name="P4">
七年来，三个国家将第一次考虑与失去援助和海上事故有关的情况。</text:p>
      <text:p text:style-name="P4">
News Source: <text:a xlink:type="simple" xlink:href="https://armyinform.com.ua/2023/04/03/pivdenna-koreya-yaponiya-i-ssha-rozpochaly-masshtabni-morski-navchannya/" text:style-name="Internet_20_link" text:visited-style-name="Visited_20_Internet_20_Link">
https://armyinform.com.ua/2023/04/03/pivdenna-koreya-yaponiya-i-ssha-rozpochaly-masshtabni-morski-navchannya/</text:a>
</text:p>
      <!--NEWS-->
      <text:h text:style-name="P10" text:outline-level="1">
<text:span text:style-name="T4">
在赫尔森地区，俄罗斯联邦的军队被托管的气球机器人向两个村庄开火</text:span>
</text:h>
      <text:p text:style-name="P4">
作者: ['АРМІЯINFORM']</text:p>
      <text:p text:style-name="P4">
时间: 2023-04-03T68:00:00-04:00</text:p>
      <text:p text:style-name="P4">
描述: Rosisska Armia Vkreye袭击了Khersonsky Tserislavsky的Mirni人口...与乌克兰2022年的战争，与乌克兰的最新新闻，今天与乌克兰的新闻战争，今天与乌克兰2022年上次与乌克兰战争，乌克兰和俄罗斯之间的战争将与乌克兰之间的战争，当他们说，2022年，是否会在不久的将来与乌克兰进行战争</text:p>
      <text:p text:style-name="P4">
图片: ['<text:a xlink:type="simple" xlink:href="https://armyinform.com.ua/wp-content/uploads/2023/04/339496345_3364935507094560_4157134186698527274_n.jpg" text:style-name="Internet_20_link" text:visited-style-name="Visited_20_Internet_20_Link">
339496345_3364935507094560_4157134186698527274_n.jpg</text:a>
']</text:p>
      <text:p text:style-name="P4">
标签: ['STOPRUSSIA', 'АГРЕСІЯ РФ', 'ВОРОЖІ ОБСТРІЛИ', 'ХАРКІВСЬКИЙ ТРИБУНАЛ', 'ХЕРСОНЩИНА']</text:p>
      <text:p text:style-name="P4">
类别: News</text:p>
      <!--METADATA-->
      <text:p text:style-name="P4">
<draw:frame draw:style-name="fr1" draw:name="Image39" text:anchor-type="as-char" svg:width="6.9236in" svg:height="4.762476in" draw:z-index="0">
<draw:image xlink:href="../Images/AРМІЯINFORM/2023-04-03T68-00-00-04-00/339496345_3364935507094560_4157134186698527274_n.jpg" xlink:type="simple" xlink:show="embed" xlink:actuate="onLoad" draw:mime-type="image/jpeg"/>
</draw:frame>
俄罗斯军队再次袭击了RSSV，炮兵，迫击炮，无人机和航空的库尔森·塔拉斯拉夫地区的和平定居点。 俄罗斯军队向居住的pikzomis和Dniprovsky Belozersk社区开火。 炸弹袭击受到卫生综合体和植物领土的破坏。</text:p>
      <text:p text:style-name="P4">
关于它<text:a xlink:type="simple" xlink:href="https://www.facebook.com/khersonpolice.official/posts/pfbid07WEJcAxCDs5dexQMviYn7yG44wbpvsNZnownYXiVCA6zfEeCUfb8SY4GRqPn9yNWl" text:style-name="Internet_20_link" text:visited-style-name="Visited_20_Internet_20_Link">
报告</text:a>
赫尔森地区的警察。</text:p>
      <text:p text:style-name="P4">
在霍森市，在敌人的火势下，有民用基础设施的物体。由于敌对的炮弹，私人和公寓楼，乡下人，商店受伤。</text:p>
      <text:p text:style-name="P4">
在自己家庭院的船上附近的迫击炮炮击期间，一个47岁的男子。 在入侵者的迫击炮射击下，也是伊万尼夫卡(Ivanivka)的村庄，达里夫斯卡村(Dariivska Village Community)，该国有一名75岁的妇女合作。</text:p>
      <text:p text:style-name="P4">
在贝利斯拉夫市，俄罗斯军方从无人致命的设备中辍学给了警察。 车辆损坏，人们没有受伤。 入侵者还向贝里斯拉夫炮兵开了开火，破坏了关键基础设施和私人住宅的对象。</text:p>
      <text:p text:style-name="P4">
调查人员，炸药和犯罪分子在炮击现场工作。警方对事件进行了检查，收集了重大证据并解决了俄罗斯联邦罢工的后果。</text:p>
      <text:p text:style-name="P4">
News Source: <text:a xlink:type="simple" xlink:href="https://armyinform.com.ua/2023/04/03/na-hersonshhyni-armiya-rf-obstrilyala-dva-sela-kerovanymy-aviabombamy/" text:style-name="Internet_20_link" text:visited-style-name="Visited_20_Internet_20_Link">
https://armyinform.com.ua/2023/04/03/na-hersonshhyni-armiya-rf-obstrilyala-dva-sela-kerovanymy-aviabombamy/</text:a>
</text:p>
      <!--NEWS-->
      <text:h text:style-name="P10" text:outline-level="1">
<text:span text:style-name="T4">
挪威教练教我们的后卫在防守战斗中开火</text:span>
</text:h>
      <text:p text:style-name="P4">
作者: ['АРМІЯINFORM']</text:p>
      <text:p text:style-name="P4">
时间: 2023-04-03T69:00:00-04:00</text:p>
      <text:p text:style-name="P4">
描述: Instruktori Norwegian Guards Hemevernet来自大英国人成为一项法律...与乌克兰2022年的战争，与乌克兰与乌克兰的最新新闻战争，今天与乌克兰2022年的新闻战争，乌克兰和俄罗斯之间的战争将与俄罗斯和俄罗斯之间的战争，以及何时与俄罗斯战争，何时与乌克兰战争，这是一场战争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4/339684420_899026614705330_2537261056981397840_n.jpg" text:style-name="Internet_20_link" text:visited-style-name="Visited_20_Internet_20_Link">
339684420_899026614705330_2537261056981397840_n.jpg</text:a>
', '<text:a xlink:type="simple" xlink:href="https://armyinform.com.ua/wp-content/uploads/2023/04/339682845_769007557952002_5745209259042619156_n.jpg" text:style-name="Internet_20_link" text:visited-style-name="Visited_20_Internet_20_Link">
339682845_769007557952002_5745209259042619156_n.jpg</text:a>
', '<text:a xlink:type="simple" xlink:href="https://armyinform.com.ua/wp-content/uploads/2023/04/339699807_1571304420057784_7787887683407212819_n-150x150.jpg" text:style-name="Internet_20_link" text:visited-style-name="Visited_20_Internet_20_Link">
339699807_1571304420057784_7787887683407212819_n-150x150.jpg</text:a>
', '<text:a xlink:type="simple" xlink:href="https://armyinform.com.ua/wp-content/uploads/2023/04/339732969_1207736526512486_3511849641356995636_n-150x150.jpg" text:style-name="Internet_20_link" text:visited-style-name="Visited_20_Internet_20_Link">
339732969_1207736526512486_3511849641356995636_n-150x150.jpg</text:a>
']</text:p>
      <text:p text:style-name="P4">
标签: ['STOPRUSSIA', 'ВЕЛИКА БРИТАНІЯ', 'ГЕНШТАБ ЗС УКРАЇНИ', 'НОРВЕГІЯ']</text:p>
      <text:p text:style-name="P4">
类别: News</text:p>
      <!--METADATA-->
      <text:p text:style-name="P4">
<draw:frame draw:style-name="fr1" draw:name="Image40" text:anchor-type="as-char" svg:width="6.9236in" svg:height="4.708048in" draw:z-index="0">
<draw:image xlink:href="../Images/AРМІЯINFORM/2023-04-03T69-00-00-04-00/339684420_899026614705330_2537261056981397840_n.jpg" xlink:type="simple" xlink:show="embed" xlink:actuate="onLoad" draw:mime-type="image/jpeg"/>
</draw:frame>
英国乌克兰招聘人员Heimevernet的挪威国民警卫队讲师Heimevernet如何在防守战斗中用小盔甲用病房开火。</text:p>
      <text:p text:style-name="P4">
在Facebook上关于它<text:a xlink:type="simple" xlink:href="https%3A%2F%2Fwww.facebook.com%2FGeneralStaff.ua%2Fposts%2Fpfbid0QBHYn2mcmnv5TCCZ3QSmBcvWw5tJNd29WG3LWr2gWp9GwJLusY87k95ErHSiWZVol&amp;show_text=true&amp;width=500" text:style-name="Internet_20_link" text:visited-style-name="Visited_20_Internet_20_Link">
报告</text:a>
武装部队的总人员。</text:p>
      <text:p text:style-name="P4">
声明说：“这种训练使掌握几乎没有或最少军事经验的志愿士兵可以保护乌克兰的战斗技能。”</text:p>
      <text:p text:style-name="P4">
<draw:frame draw:style-name="fr1" draw:name="Image41" text:anchor-type="as-char" svg:width="6.9236in" svg:height="4.096463in" draw:z-index="0">
<draw:image xlink:href="../Images/AРМІЯINFORM/2023-04-03T69-00-00-04-00/339682845_769007557952002_5745209259042619156_n.jpg" xlink:type="simple" xlink:show="embed" xlink:actuate="onLoad" draw:mime-type="image/jpeg"/>
</draw:frame>
挪威王国继续支持乌克兰人民，并为持续违反国际法的行为提供了不断的支持。</text:p>
      <text:p text:style-name="P4">
武装部队总参谋部补充说，乌克兰感谢英国的支持和援助。</text:p>
      <text:p text:style-name="P4">
<text:a xlink:type="simple" xlink:href="https://armyinform.com.ua/wp-content/uploads/2023/04/339699807_1571304420057784_7787887683407212819_n.jpg" text:style-name="Internet_20_link" text:visited-style-name="Visited_20_Internet_20_Link">
!(Images/AРМІЯINFORM/2023-04-03T69-00-00-04-00/339699807_1571304420057784_7787887683407212819_n-150x150.jpg)</text:a>
</text:p>
      <text:p text:style-name="P4">
<text:a xlink:type="simple" xlink:href="https://armyinform.com.ua/wp-content/uploads/2023/04/339732969_1207736526512486_3511849641356995636_n.jpg" text:style-name="Internet_20_link" text:visited-style-name="Visited_20_Internet_20_Link">
<draw:frame draw:style-name="fr1" draw:name="Image42" text:anchor-type="as-char" svg:width="6.9236in" svg:height="6.9236in" draw:z-index="0">
<draw:image xlink:href="../Images/AРМІЯINFORM/2023-04-03T69-00-00-04-00/339732969_1207736526512486_3511849641356995636_n-150x150.jpg" xlink:type="simple" xlink:show="embed" xlink:actuate="onLoad" draw:mime-type="image/jpeg"/>
</draw:frame>
</text:a>
</text:p>
      <text:p text:style-name="P4">
News Source: <text:a xlink:type="simple" xlink:href="https://armyinform.com.ua/2023/04/03/norvezki-instruktory-navchayut-nashyh-zahysnykiv-vesty-vogon-v-oboronnomu-boyu/" text:style-name="Internet_20_link" text:visited-style-name="Visited_20_Internet_20_Link">
https://armyinform.com.ua/2023/04/03/norvezki-instruktory-navchayut-nashyh-zahysnykiv-vesty-vogon-v-oboronnomu-boyu/</text:a>
</text:p>
      <!--NEWS-->
      <text:h text:style-name="P10" text:outline-level="1">
<text:span text:style-name="T4">
俄罗斯三色的地方到处都是邪恶和苦难 - 乌克兰总统</text:span>
</text:h>
      <text:p text:style-name="P4">
作者: ['АРМІЯINFORM']</text:p>
      <text:p text:style-name="P4">
时间: 2023-04-03T70:00:00-04:00</text:p>
      <text:p text:style-name="P4">
描述: 我们的Chernigiv。 切尔尼吉夫奇纳。 库迪（Kudi乌克兰和俄罗斯以及2022年与乌克兰的战争是与乌克兰的战争，他们会在不久的将来与乌克兰战争，他们说，乌克兰与乌克兰的战争，今天的乌克兰新闻，乌克兰的新闻，乌克兰媒体在俄罗斯媒体的乌克兰新闻</text:p>
      <text:p text:style-name="P4">
图片: ['<text:a xlink:type="simple" xlink:href="https://armyinform.com.ua/wp-content/uploads/2023/04/photo_5285164408751900111_y-e1680520792263.jpg" text:style-name="Internet_20_link" text:visited-style-name="Visited_20_Internet_20_Link">
photo_5285164408751900111_y-e1680520792263.jpg</text:a>
', '<text:a xlink:type="simple" xlink:href="https://armyinform.com.ua/wp-content/uploads/2023/04/photo_5285164408751900106_y-150x150.jpg" text:style-name="Internet_20_link" text:visited-style-name="Visited_20_Internet_20_Link">
photo_5285164408751900106_y-150x150.jpg</text:a>
', '<text:a xlink:type="simple" xlink:href="https://armyinform.com.ua/wp-content/uploads/2023/04/photo_5285164408751900108_y-150x150.jpg" text:style-name="Internet_20_link" text:visited-style-name="Visited_20_Internet_20_Link">
photo_5285164408751900108_y-150x150.jpg</text:a>
', '<text:a xlink:type="simple" xlink:href="https://armyinform.com.ua/wp-content/uploads/2023/04/photo_5285164408751900109_y-150x150.jpg" text:style-name="Internet_20_link" text:visited-style-name="Visited_20_Internet_20_Link">
photo_5285164408751900109_y-150x150.jpg</text:a>
', '<text:a xlink:type="simple" xlink:href="https://armyinform.com.ua/wp-content/uploads/2023/04/photo_5285164408751900112_y-150x150.jpg" text:style-name="Internet_20_link" text:visited-style-name="Visited_20_Internet_20_Link">
photo_5285164408751900112_y-150x150.jpg</text:a>
', '<text:a xlink:type="simple" xlink:href="https://armyinform.com.ua/wp-content/uploads/2023/04/photo_5285164408751900113_y-150x150.jpg" text:style-name="Internet_20_link" text:visited-style-name="Visited_20_Internet_20_Link">
photo_5285164408751900113_y-150x150.jpg</text:a>
', '<text:a xlink:type="simple" xlink:href="https://armyinform.com.ua/wp-content/uploads/2023/04/photo_5285164408751900114_y-150x150.jpg" text:style-name="Internet_20_link" text:visited-style-name="Visited_20_Internet_20_Link">
photo_5285164408751900114_y-150x150.jpg</text:a>
', '<text:a xlink:type="simple" xlink:href="https://armyinform.com.ua/wp-content/uploads/2023/04/photo_5285164408751900115_y-150x150.jpg" text:style-name="Internet_20_link" text:visited-style-name="Visited_20_Internet_20_Link">
photo_5285164408751900115_y-150x150.jpg</text:a>
', '<text:a xlink:type="simple" xlink:href="https://armyinform.com.ua/wp-content/uploads/2023/04/photo_5285164408751900116_y-150x150.jpg" text:style-name="Internet_20_link" text:visited-style-name="Visited_20_Internet_20_Link">
photo_5285164408751900116_y-150x150.jpg</text:a>
', '<text:a xlink:type="simple" xlink:href="https://armyinform.com.ua/wp-content/uploads/2023/04/photo_5285164408751900117_y-150x150.jpg" text:style-name="Internet_20_link" text:visited-style-name="Visited_20_Internet_20_Link">
photo_5285164408751900117_y-150x150.jpg</text:a>
']</text:p>
      <text:p text:style-name="P4">
标签: ['STOPRUSSIA', 'ВОЛОДИМИР ЗЕЛЕНСЬКИЙ', 'ПРЕЗИДЕНТ УКРАЇНИ', 'ЧЕРНІГІВ']</text:p>
      <text:p text:style-name="P4">
类别: News</text:p>
      <!--METADATA-->
      <text:p text:style-name="P4">
<draw:frame draw:style-name="fr1" draw:name="Image43" text:anchor-type="as-char" svg:width="6.9236in" svg:height="4.186214in" draw:z-index="0">
<draw:image xlink:href="../Images/AРМІЯINFORM/2023-04-03T70-00-00-04-00/photo_5285164408751900111_y-e1680520792263.jpg" xlink:type="simple" xlink:show="embed" xlink:actuate="onLoad" draw:mime-type="image/jpeg"/>
</draw:frame>
我们的Chernihiv。 切尔尼希夫。 俄罗斯三色的地方到处都带来了邪恶和苦难。 职业到处都是，人们被瘫痪和枪杀。 城市和村庄被摧毁。</text:p>
      <text:p text:style-name="P4">
乌克兰Volodymyr Zelenskyy的总裁<text:a xlink:type="simple" xlink:href="https://t.me/V_Zelenskiy_official/5729" text:style-name="Internet_20_link" text:visited-style-name="Visited_20_Internet_20_Link">
写</text:a>
在他的电报中。</text:p>
      <text:p text:style-name="P4">
“所有这一切的责任必须完成。 只有在公平地谴责侵略的基础上和平，而摧毁侵略的责任才能完全确保 - 和平可以持续很长时间，”国家元首强调。</text:p>
      <text:p text:style-name="P4">
<text:a xlink:type="simple" xlink:href="https://armyinform.com.ua/wp-content/uploads/2023/04/photo_5285164408751900106_y.jpg" text:style-name="Internet_20_link" text:visited-style-name="Visited_20_Internet_20_Link">
!(Images/AРМІЯINFORM/2023-04-03T70-00-00-04-00/photo_5285164408751900106_y-150x150.jpg)</text:a>
</text:p>
      <text:p text:style-name="P4">
<text:a xlink:type="simple" xlink:href="https://armyinform.com.ua/wp-content/uploads/2023/04/photo_5285164408751900108_y.jpg" text:style-name="Internet_20_link" text:visited-style-name="Visited_20_Internet_20_Link">
<draw:frame draw:style-name="fr1" draw:name="Image44" text:anchor-type="as-char" svg:width="6.9236in" svg:height="6.9236in" draw:z-index="0">
<draw:image xlink:href="../Images/AРМІЯINFORM/2023-04-03T70-00-00-04-00/photo_5285164408751900108_y-150x150.jpg" xlink:type="simple" xlink:show="embed" xlink:actuate="onLoad" draw:mime-type="image/jpeg"/>
</draw:frame>
</text:a>
</text:p>
      <text:p text:style-name="P4">
<text:a xlink:type="simple" xlink:href="https://armyinform.com.ua/wp-content/uploads/2023/04/photo_5285164408751900109_y.jpg" text:style-name="Internet_20_link" text:visited-style-name="Visited_20_Internet_20_Link">
<draw:frame draw:style-name="fr1" draw:name="Image45" text:anchor-type="as-char" svg:width="6.9236in" svg:height="6.9236in" draw:z-index="0">
<draw:image xlink:href="../Images/AРМІЯINFORM/2023-04-03T70-00-00-04-00/photo_5285164408751900109_y-150x150.jpg" xlink:type="simple" xlink:show="embed" xlink:actuate="onLoad" draw:mime-type="image/jpeg"/>
</draw:frame>
</text:a>
</text:p>
      <text:p text:style-name="P4">
<text:a xlink:type="simple" xlink:href="https://armyinform.com.ua/wp-content/uploads/2023/04/photo_5285164408751900112_y.jpg" text:style-name="Internet_20_link" text:visited-style-name="Visited_20_Internet_20_Link">
<draw:frame draw:style-name="fr1" draw:name="Image46" text:anchor-type="as-char" svg:width="6.9236in" svg:height="6.9236in" draw:z-index="0">
<draw:image xlink:href="../Images/AРМІЯINFORM/2023-04-03T70-00-00-04-00/photo_5285164408751900112_y-150x150.jpg" xlink:type="simple" xlink:show="embed" xlink:actuate="onLoad" draw:mime-type="image/jpeg"/>
</draw:frame>
</text:a>
</text:p>
      <text:p text:style-name="P4">
<text:a xlink:type="simple" xlink:href="https://armyinform.com.ua/wp-content/uploads/2023/04/photo_5285164408751900113_y.jpg" text:style-name="Internet_20_link" text:visited-style-name="Visited_20_Internet_20_Link">
<draw:frame draw:style-name="fr1" draw:name="Image47" text:anchor-type="as-char" svg:width="6.9236in" svg:height="6.9236in" draw:z-index="0">
<draw:image xlink:href="../Images/AРМІЯINFORM/2023-04-03T70-00-00-04-00/photo_5285164408751900113_y-150x150.jpg" xlink:type="simple" xlink:show="embed" xlink:actuate="onLoad" draw:mime-type="image/jpeg"/>
</draw:frame>
</text:a>
</text:p>
      <text:p text:style-name="P4">
<text:a xlink:type="simple" xlink:href="https://armyinform.com.ua/wp-content/uploads/2023/04/photo_5285164408751900114_y.jpg" text:style-name="Internet_20_link" text:visited-style-name="Visited_20_Internet_20_Link">
<draw:frame draw:style-name="fr1" draw:name="Image48" text:anchor-type="as-char" svg:width="6.9236in" svg:height="6.9236in" draw:z-index="0">
<draw:image xlink:href="../Images/AРМІЯINFORM/2023-04-03T70-00-00-04-00/photo_5285164408751900114_y-150x150.jpg" xlink:type="simple" xlink:show="embed" xlink:actuate="onLoad" draw:mime-type="image/jpeg"/>
</draw:frame>
</text:a>
</text:p>
      <text:p text:style-name="P4">
<text:a xlink:type="simple" xlink:href="https://armyinform.com.ua/wp-content/uploads/2023/04/photo_5285164408751900115_y.jpg" text:style-name="Internet_20_link" text:visited-style-name="Visited_20_Internet_20_Link">
<draw:frame draw:style-name="fr1" draw:name="Image49" text:anchor-type="as-char" svg:width="6.9236in" svg:height="6.9236in" draw:z-index="0">
<draw:image xlink:href="../Images/AРМІЯINFORM/2023-04-03T70-00-00-04-00/photo_5285164408751900115_y-150x150.jpg" xlink:type="simple" xlink:show="embed" xlink:actuate="onLoad" draw:mime-type="image/jpeg"/>
</draw:frame>
</text:a>
</text:p>
      <text:p text:style-name="P4">
<text:a xlink:type="simple" xlink:href="https://armyinform.com.ua/wp-content/uploads/2023/04/photo_5285164408751900116_y.jpg" text:style-name="Internet_20_link" text:visited-style-name="Visited_20_Internet_20_Link">
<draw:frame draw:style-name="fr1" draw:name="Image50" text:anchor-type="as-char" svg:width="6.9236in" svg:height="6.9236in" draw:z-index="0">
<draw:image xlink:href="../Images/AРМІЯINFORM/2023-04-03T70-00-00-04-00/photo_5285164408751900116_y-150x150.jpg" xlink:type="simple" xlink:show="embed" xlink:actuate="onLoad" draw:mime-type="image/jpeg"/>
</draw:frame>
</text:a>
</text:p>
      <text:p text:style-name="P4">
<text:a xlink:type="simple" xlink:href="https://armyinform.com.ua/wp-content/uploads/2023/04/photo_5285164408751900117_y.jpg" text:style-name="Internet_20_link" text:visited-style-name="Visited_20_Internet_20_Link">
<draw:frame draw:style-name="fr1" draw:name="Image51" text:anchor-type="as-char" svg:width="6.9236in" svg:height="6.9236in" draw:z-index="0">
<draw:image xlink:href="../Images/AРМІЯINFORM/2023-04-03T70-00-00-04-00/photo_5285164408751900117_y-150x150.jpg" xlink:type="simple" xlink:show="embed" xlink:actuate="onLoad" draw:mime-type="image/jpeg"/>
</draw:frame>
</text:a>
</text:p>
      <text:p text:style-name="P4">
News Source: <text:a xlink:type="simple" xlink:href="https://armyinform.com.ua/2023/04/03/vsyudy-kudy-zahodyv-rosijskyj-trykolor-bulo-prynesene-zlo-i-strazhdannya-prezydent-ukrayiny/" text:style-name="Internet_20_link" text:visited-style-name="Visited_20_Internet_20_Link">
https://armyinform.com.ua/2023/04/03/vsyudy-kudy-zahodyv-rosijskyj-trykolor-bulo-prynesene-zlo-i-strazhdannya-prezydent-ukrayiny/</text:a>
</text:p>
      <!--NEWS-->
      <text:h text:style-name="P10" text:outline-level="1">
<text:span text:style-name="T4">
赫森地区的两名居民被判处非法全民公决</text:span>
</text:h>
      <text:p text:style-name="P4">
作者: ['АРМІЯINFORM']</text:p>
      <text:p text:style-name="P4">
时间: 2023-04-03T71:00:00-04:00</text:p>
      <text:p text:style-name="P4">
描述: 对于Publnoye的指控，Cucumber的检察官Oleshkikovo地区检察官是居民...与2022年乌克兰的战争，与乌克兰的最新新闻，《与乌克兰新闻》（News War）的战争，今天与乌克兰2022年的战争今天，乌克兰和俄罗斯和俄罗斯和俄罗斯和俄罗斯和俄罗斯和俄罗斯之间的战争将会他们说，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654582_zasedanie_izbiratelynoy_komissii_kurgan_byulleteni_gerb_rossii_golosovanie_izbirateli_urna_golosovaniya_250x0_5494.3672.0.0.webp" text:style-name="Internet_20_link" text:visited-style-name="Visited_20_Internet_20_Link">
654582_zasedanie_izbiratelynoy_komissii_kurgan_byulleteni_gerb_rossii_golosovanie_izbirateli_urna_golosovaniya_250x0_5494.3672.0.0.webp</text:a>
']</text:p>
      <text:p text:style-name="P4">
标签: ['STOPRUSSIA', 'АГРЕСІЯ РФ', 'ВТОРГНЕННЯ РФ', 'ОФІС ГЕНЕРАЛЬНОГО ПРОКУРОРА УКРАЇНИ', 'ХЕРСОНСЬКА ОБЛАСТЬ']</text:p>
      <text:p text:style-name="P4">
类别: News</text:p>
      <!--METADATA-->
      <text:p text:style-name="P4">
<draw:frame draw:style-name="fr1" draw:name="Image52" text:anchor-type="as-char" svg:width="6.9236in" svg:height="4.62788in" draw:z-index="0">
<draw:image xlink:href="../ConvertedIMGs/AРМІЯINFORM/2023-04-03T71-00-00-04-00/654582_zasedanie_izbiratelynoy_komissii_kurgan_byulleteni_gerb_rossii_golosovanie_izbirateli_urna_golosovaniya_250x0_5494.3672.0.0.png" xlink:type="simple" xlink:show="embed" xlink:actuate="onLoad" draw:mime-type="image/png"/>
</draw:frame>
说明性照片</text:p>
      <text:p text:style-name="P4">
为了提起诉讼的检察官，被判两个 - 西赫森地区的Oleshkiv地区检察官办公室犯有合作活动罪(《乌克兰刑法》第111-1条的第5部分).</text:p>
      <text:p text:style-name="P4">
Прокурор у суді довів, що жінки добровільно брали участь у проведенніорганізованого окупаційною владою так званого «референдуму» щодо виходу зіскладу України та приєднання до рф тимчасово окупованої території Херсонськоїобласті.</text:p>
      <text:p text:style-name="P4">
З 23 по 27 вересня 2022 року вони ходили по домівках мешканців Чорнобаївськоїгромади з бюлетенями та урною, закликаючи їх брати участь у незаконномуголосуванні.</text:p>
      <text:p text:style-name="P4">
Їх затримали під час стабілізаційних заходів у звільненому Білозерськомурайоні Херсонської області.</text:p>
      <text:p text:style-name="P4">
Ураховуючи співпрацю зі слідством, суд призначив їм покарання - 5 роківпозбавлення волі.</text:p>
      <text:p text:style-name="P4">
До набрання вироків законої сили жінки утримуватимуться під вартою.</text:p>
      <text:p text:style-name="P4">
<text:span text:style-name="T4">
Джерело:</text:span>
 <text:span text:style-name="T5">
<text:a xlink:type="simple" xlink:href="脚本％20ASYNC％20SRC =％22https：/telegram.org/js/telegram-widget.js？22％22％22％20Data-Telegram-post =％22pgo_gov_ua/10969％22％22％22％20％20DATA-WIDTA 3E％3C/脚本" text:style-name="Internet_20_link" text:visited-style-name="Visited_20_Internet_20_Link">
Офіс Генеральногопрокурора</text:a>
</text:span>
</text:p>
      <text:p text:style-name="P4">
<text:a xlink:type="simple" xlink:href="https://www.facebook.com/photo/" text:style-name="Internet_20_link" text:visited-style-name="Visited_20_Internet_20_Link">
</text:a>
</text:p>
      <text:p text:style-name="P4">
News Source: <text:a xlink:type="simple" xlink:href="https://armyinform.com.ua/2023/04/03/za-provedennya-nezakonnogo-referendumu-zasudzheno-dvoh-zhytelok-hersonshhyny/" text:style-name="Internet_20_link" text:visited-style-name="Visited_20_Internet_20_Link">
https://armyinform.com.ua/2023/04/03/za-provedennya-nezakonnogo-referendumu-zasudzheno-dvoh-zhytelok-hersonshhyny/</text:a>
</text:p>
      <!--NEWS-->
      <text:h text:style-name="P10" text:outline-level="1">
<text:span text:style-name="T4">
4月4日将是关于矿山危险的启蒙日的会议表达</text:span>
</text:h>
      <text:p text:style-name="P4">
作者: ['АРМІЯINFORM']</text:p>
      <text:p text:style-name="P4">
时间: 2023-04-03T72:00:00-04:00</text:p>
      <text:p text:style-name="P4">
描述: 04 KVITRY在军事媒体中心大约11:00，信息Zustych-Cresentation ...与乌克兰2022年的战争，与乌克兰的最新消息，今天与乌克兰2022年的战争，今天与乌克兰的战争，乌克兰和俄罗斯之间以及俄罗斯之间的战争，以及俄罗斯之间的战争，他们在2022年与乌克兰的战争，无论是否将在不久的将来与乌克兰进行战争，他们说，今天与乌克兰的战争，今天的乌克兰新闻，乌克兰新闻，乌克兰媒体在俄罗斯的乌克兰新闻</text:p>
      <text:p text:style-name="P4">
图片: ['<text:a xlink:type="simple" xlink:href="https://armyinform.com.ua/wp-content/uploads/2023/03/military-media-center.jpg" text:style-name="Internet_20_link" text:visited-style-name="Visited_20_Internet_20_Link">
military-media-center.jpg</text:a>
']</text:p>
      <text:p text:style-name="P4">
标签: ['MILITARY MEDIA CENTER', 'ЗУСТРІЧ-ПРЕЗЕНТАЦІЯ', 'МІЖНАРОДНИЙ ДЕНЬ ПРОСВІТИ З ПИТАНЬ МІННОЇ НЕБЕЗПЕКИ ТА ДОПОМОГИ У РОЗМІНУВАННІ', 'РОЗМІНУВАННЯ']</text:p>
      <text:p text:style-name="P4">
类别: News</text:p>
      <!--METADATA-->
      <text:p text:style-name="P4">
<draw:frame draw:style-name="fr1" draw:name="Image53" text:anchor-type="as-char" svg:width="6.9236in" svg:height="3.894525in" draw:z-index="0">
<draw:image xlink:href="../Images/AРМІЯINFORM/2023-04-03T72-00-00-04-00/military-media-center.jpg" xlink:type="simple" xlink:show="embed" xlink:actuate="onLoad" draw:mime-type="image/jpeg"/>
</draw:frame>
4月4日，11:00在军事媒体中心<text:a xlink:type="simple" xlink:href="https://t.me/militarymediacenter/1612" text:style-name="Internet_20_link" text:visited-style-name="Visited_20_Internet_20_Link">
将举行</text:a>
国际启蒙日的信息会议表达在需求中的危险部。”</text:p>
      <text:p text:style-name="P4">
乌克兰国防部，乌克兰国防部国家历史博物馆的代表将参加活动。</text:p>
      <text:p text:style-name="P4">
该活动将在国家当局秘书处的支持下举行。</text:p>
      <text:p text:style-name="P4">
在演讲会议上，参与者将讨论以下问题：</text:p>
      <text:p text:style-name="P4">
<text:span text:style-name="T5">
通知Minna危险； </text:span>
预防爆炸物风险的培训； *乌克兰国家军事历史博物馆的活动以及致力于矿山安全的互动展览的开幕。</text:p>
      <text:p text:style-name="P4">
需要媒体代表的认证，并将持续到4月10日10:00!</text:p>
      <text:p text:style-name="P4">
认证申请发送到E -MAIL地址：<text:a xlink:type="simple" xlink:href="https://armyinform.com.ua/cdn-cgi/l/email-protection" text:style-name="Internet_20_link" text:visited-style-name="Visited_20_Internet_20_Link">
[EmailProtected]</text:a>
指示记者的名称，姓名和愿望，出版物的名称，武装部队的认证数量，联系电话。</text:p>
      <text:p text:style-name="P4">
媒体代表也应获得乌克兰武装部队的认可。</text:p>
      <text:p text:style-name="P4">
News Source: <text:a xlink:type="simple" xlink:href="https://armyinform.com.ua/2023/04/03/4-kvitnya-vidbudetsya-zustrich-prezentacziya-do-dnya-prosvity-z-pytan-minnoyi-nebezpeky/" text:style-name="Internet_20_link" text:visited-style-name="Visited_20_Internet_20_Link">
https://armyinform.com.ua/2023/04/03/4-kvitnya-vidbudetsya-zustrich-prezentacziya-do-dnya-prosvity-z-pytan-minnoyi-nebezpeky/</text:a>
</text:p>
      <!--NEWS-->
      <text:h text:style-name="P10" text:outline-level="1">
<text:span text:style-name="T4">
据报道，据报道“ DPR沟通部长”的怀疑，这帮助FSB倾听了Donetsk的居民</text:span>
</text:h>
      <text:p text:style-name="P4">
作者: ['АРМІЯINFORM']</text:p>
      <text:p text:style-name="P4">
时间: 2023-04-03T73:00:00-04:00</text:p>
      <text:p text:style-name="P4">
描述: Zibraino Bezerazniy Docasi Vini vini kerivnikiv pogolniki组织在蒂姆加索沃（Timchasovo）...与乌克兰2022年的战争，与乌克兰的最新新闻，今天与乌克兰的新闻，《新闻战》，今天与乌克兰2022年的新闻战争，乌克兰和俄罗斯之间的战争将与乌克兰之间以及20222年乌克兰之间的战争他们会说，是否会在不久的将来与乌克兰进行战争，他们说，与乌克兰的战争，今天的乌克兰新闻，乌克兰的新闻，乌克兰的新闻</text:p>
      <text:p text:style-name="P4">
图片: ['<text:a xlink:type="simple" xlink:href="https://armyinform.com.ua/wp-content/uploads/2023/04/339131065_982056282678829_5485080184056389908_n.jpg" text:style-name="Internet_20_link" text:visited-style-name="Visited_20_Internet_20_Link">
339131065_982056282678829_5485080184056389908_n.jpg</text:a>
']</text:p>
      <text:p text:style-name="P4">
标签: ['STOPRUSSIA', 'АГРЕСІЯ РФ', 'ВТОРГНЕННЯ РФ', 'МІНІСТРУ ЗВ’ЯЗКУ ДНР', 'ПОВІДОМИЛИ ПРО ПІДОЗРУ', 'СБУ']</text:p>
      <text:p text:style-name="P4">
类别: News</text:p>
      <!--METADATA-->
      <text:p text:style-name="P4">
<draw:frame draw:style-name="fr1" draw:name="Image54" text:anchor-type="as-char" svg:width="6.9236in" svg:height="4.431104in" draw:z-index="0">
<draw:image xlink:href="../Images/AРМІЯINFORM/2023-04-03T73-00-00-04-00/339131065_982056282678829_5485080184056389908_n.jpg" xlink:type="simple" xlink:show="embed" xlink:actuate="onLoad" draw:mime-type="image/jpeg"/>
</draw:frame>
无可争议的证据表明，占领机构的两名领导人的过错是由顿涅茨克地区的及时热情的部分收集的。 DNR通讯部负责人之一。 在这个“职位”中，他按照Zarosian的“标准”执行了莫斯科的任务。</text:p>
      <text:p text:style-name="P4">
关于它<text:a xlink:type="simple" xlink:href="https://ssu.gov.ua/novyny/sbu-povidomyla-pro-pidozru-okupatsiinomu-ministru-zviazku-dnr-yakyi-dopomih-fsb-postavyty-na-proslushku-zhyteliv-donetska" text:style-name="Internet_20_link" text:visited-style-name="Visited_20_Internet_20_Link">
报告</text:a>
乌克兰的安全服务。</text:p>
      <text:p text:style-name="P4">
为此，他根据该地区被占领区的乌克兰通讯运营商的捕获设备组织了Foenix FSB控制的FSB。</text:p>
      <text:p text:style-name="P4">
随后，他在俄罗斯电话网络的当地居民的强迫“转移”中促进了入侵者。 通过这种方式，侵略者国家的情报服务将获得订户的个人数据以及有关其内容的信息。</text:p>
      <text:p text:style-name="P4">
此外，FSB使用受控的电话操作员来扩大SMS分布，并对该地区前部和政治内部情况的情况有错误的信息。</text:p>
      <text:p text:style-name="P4">
另一个攻击者是Phoenix Communication Operator的So符合“统一企业”的“统一企业”的“副总监”。 正是他帮助EMFSB员工获得了移动公司电信设备的全面技术。</text:p>
      <text:p text:style-name="P4">
根据收集的证据，安全局调查人员向参与创建恐怖组织或恐怖组织的人提供了通知。</text:p>
      <text:p text:style-name="P4">
News Source: <text:a xlink:type="simple" xlink:href="https://armyinform.com.ua/2023/04/03/povidomleno-pro-pidozru-okupaczijnomu-ministru-zvyazku-dnr-yakyj-dopomig-fsb-prosluhovuvaty-zhyteliv-doneczka/" text:style-name="Internet_20_link" text:visited-style-name="Visited_20_Internet_20_Link">
https://armyinform.com.ua/2023/04/03/povidomleno-pro-pidozru-okupaczijnomu-ministru-zvyazku-dnr-yakyj-dopomig-fsb-prosluhovuvaty-zhyteliv-doneczka/</text:a>
</text:p>
      <!--NEWS-->
      <text:h text:style-name="P10" text:outline-level="1">
<text:span text:style-name="T4">
丹麦和挪威将数千枚炮弹传给乌克兰</text:span>
</text:h>
      <text:p text:style-name="P4">
作者: ['АРМІЯINFORM']</text:p>
      <text:p text:style-name="P4">
时间: 2023-04-03T74:00:00-04:00</text:p>
      <text:p text:style-name="P4">
描述: 乌克兰蒂萨奇（Tisyach）的转移是为了斯皮尔努（Spilnu）而隐藏的丹尼（Danhy）国防的迷你建筑……与乌克兰2022年的战争，与乌克兰与乌克兰的最新新闻，今天与乌克兰的新闻战争，与乌克兰2022年的新闻战争，这是今天的最后一场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4/155.jpg" text:style-name="Internet_20_link" text:visited-style-name="Visited_20_Internet_20_Link">
155.jpg</text:a>
']</text:p>
      <text:p text:style-name="P4">
标签: ['STOPRUSSIA', 'АГРЕСІЯ РФ', 'ВТОРГНЕННЯ РФ', 'ДАНІЯ', 'МІНІСТР ОБОРОНИ НОРВЕГІЇ', 'СВІТ ПІДТРИМУЄ УКРАЇНУ']</text:p>
      <text:p text:style-name="P4">
类别: News</text:p>
      <!--METADATA-->
      <text:p text:style-name="P4">
<draw:frame draw:style-name="fr1" draw:name="Image55" text:anchor-type="as-char" svg:width="6.9236in" svg:height="3.894525in" draw:z-index="0">
<draw:image xlink:href="../Images/AРМІЯINFORM/2023-04-03T74-00-00-04-00/155.jpg" xlink:type="simple" xlink:show="embed" xlink:actuate="onLoad" draw:mime-type="image/jpeg"/>
</draw:frame>
说明性照片</text:p>
      <text:p text:style-name="P4">
丹麦部已与挪威达成了一项共同转让千炮弹的协议。</text:p>
      <text:p text:style-name="P4">
关于它<text:a xlink:type="simple" xlink:href="https://www.fmn.dk/da/nyheder/2023/dansk-norsk-samarbejde-sikrer-ammunition-til-ukraine/" text:style-name="Internet_20_link" text:visited-style-name="Visited_20_Internet_20_Link">
报告</text:a>
丹麦国防部的新闻服务。</text:p>
      <text:p text:style-name="P4">
多亏了新的丹麦北诺威格人的合作，丹麦将进一步增加其对乌克兰的军事贡献。</text:p>
      <text:p text:style-name="P4">
“乌克兰人继续迫切需要弹药来对抗俄罗斯。 丹麦与其他欧盟和北约国家一起准备了各种帮助。 我们与挪威的合作就是一个重要的例子。”代理说。 丹麦国防部长Troels Lund Polesen。</text:p>
      <text:p text:style-name="P4">
国家的合作意味着，丹麦工业将收集挪威155毫米炮弹的军团，并配备了丹麦金属指控，避雷器和炎症管中的全部炮弹。 下午被转移到乌克兰的防御。</text:p>
      <text:p text:style-name="P4">
“乌克兰需要炮兵弹药，我们可以提供帮助。 对于欧洲和挪威的安全，乌克兰必须设法捍卫俄罗斯的袭击，这一点很重要。</text:p>
      <text:p text:style-name="P4">
丹麦国防部认为，弹药将能够使用凯撒的丹麦炮兵，丹麦的议会决定在今年年初转移到乌克兰。</text:p>
      <text:p text:style-name="P4">
如<text:a xlink:type="simple" xlink:href="https://armyinform.com.ua/2023/02/13/daniya-peredala-ukrayini-vsi-svoyi-samohidni-gaubyczi-caesar/" text:style-name="Internet_20_link" text:visited-style-name="Visited_20_Internet_20_Link">
报道</text:a>
早些时候，丹麦转移到乌克兰的凯撒榴弹炮中。</text:p>
      <text:p text:style-name="P4">
News Source: <text:a xlink:type="simple" xlink:href="https://armyinform.com.ua/2023/04/03/daniya-i-norvegiya-peredayut-ukrayini-tysyachi-artylerijskyh-snaryadiv/" text:style-name="Internet_20_link" text:visited-style-name="Visited_20_Internet_20_Link">
https://armyinform.com.ua/2023/04/03/daniya-i-norvegiya-peredayut-ukrayini-tysyachi-artylerijskyh-snaryadiv/</text:a>
</text:p>
      <!--NEWS-->
      <text:h text:style-name="P10" text:outline-level="1">
<text:span text:style-name="T4">
伊朗无人机占领者的使用威胁仍然存在-Yuri Ignat</text:span>
</text:h>
      <text:p text:style-name="P4">
作者: ['Дмитро Горбунов']</text:p>
      <text:p text:style-name="P4">
时间: 2023-04-03T75:00:00-04:00</text:p>
      <text:p text:style-name="P4">
描述: 关于果冻电视节目“єIniNoveralty”的Vitriya Trivogs Viniknnnya的原因...与2022年与乌克兰的战争，与乌克兰的战争是今天的最新消息，这是今天与乌克兰2022年的新闻新闻，今天将会有一场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2/11/yurij-ignat-1.jpg" text:style-name="Internet_20_link" text:visited-style-name="Visited_20_Internet_20_Link">
yurij-ignat-1.jpg</text:a>
']</text:p>
      <text:p text:style-name="P4">
标签: ['ВТОРГНЕННЯ РФ', 'ЄДИНІ НОВИНИ', 'ІРАНСЬКІ ДРОНИ', 'ПС ЗСУ', 'ЮРІЙ ІГНАТ']</text:p>
      <text:p text:style-name="P4">
类别: News</text:p>
      <!--METADATA-->
      <text:p text:style-name="P4">
<draw:frame draw:style-name="fr1" draw:name="Image56" text:anchor-type="as-char" svg:width="6.9236in" svg:height="4.361868in" draw:z-index="0">
<draw:image xlink:href="../Images/AРМІЯINFORM/2023-04-03T75-00-00-04-00/yurij-ignat-1.jpg" xlink:type="simple" xlink:show="embed" xlink:actuate="onLoad" draw:mime-type="image/jpeg"/>
</draw:frame>
乌克兰空军的尤里·伊格纳修斯空军上校。</text:p>
      <text:p text:style-name="P4">
关于telorphone工作室中空气焦虑的原因<text:a xlink:type="simple" xlink:href="https://www.youtube.com/watch" text:style-name="Internet_20_link" text:visited-style-name="Visited_20_Internet_20_Link">
“ Unin”</text:a>
Yuri Ignat上校与记者与记者交谈。</text:p>
      <ul>
        <li>
焦虑是我们的日常生活。 如果占领者对步态或无人机的使用有很小的威胁，那么肯定会宣布焦虑。 我们从各种来源获取有关空气的信息：来自我们的合作伙伴，乌克兰机构等。 所有这些都是唯一的信息“气泡”。 武装部队官员说，当有关使用任何武器的对手的信息时，会听到焦虑，武装部队官员说。</li>
      </ul>
      <text:p text:style-name="P4">
他指出，并非总是有可能告知敌方炮兵，因为炮弹在几秒钟内飞出。</text:p>
      <ul>
        <li>
不幸的是，使用伊朗无人机的威胁仍然存在。 他们通常是从北方方向飞行的，主要是从布莱恩斯克地区飞行。</li>
      </ul>
      <text:p text:style-name="P4">
News Source: <text:a xlink:type="simple" xlink:href="https://armyinform.com.ua/2023/04/03/zagroza-vykorystannya-okupantamy-iranskyh-droniv-lyshayetsya-yurij-ignat/" text:style-name="Internet_20_link" text:visited-style-name="Visited_20_Internet_20_Link">
https://armyinform.com.ua/2023/04/03/zagroza-vykorystannya-okupantamy-iranskyh-droniv-lyshayetsya-yurij-ignat/</text:a>
</text:p>
      <!--NEWS-->
      <text:h text:style-name="P10" text:outline-level="1">
<text:span text:style-name="T4">
乌克兰和罗马尼亚将在布加勒斯特举行国际克里米亚国际平台的第一次黑海大海会议</text:span>
</text:h>
      <text:p text:style-name="P4">
作者: ['АРМІЯINFORM']</text:p>
      <text:p text:style-name="P4">
时间: 2023-04-03T76:00:00-04:00</text:p>
      <text:p text:style-name="P4">
描述: 我不知道Viiskovaskova Actosia actocsisia Zronyna系统...与乌克兰2022年的战争，今天与乌克兰的最新消息，与乌克兰的新闻，乌克兰2022年最后一次战争，乌克兰和俄罗斯之间以及俄罗斯之间的战争，什么时候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4/1204821large-642bc25fdeda73c5af7b7c0b44fa1a9d.jpg" text:style-name="Internet_20_link" text:visited-style-name="Visited_20_Internet_20_Link">
1204821large-642bc25fdeda73c5af7b7c0b44fa1a9d.jpg</text:a>
']</text:p>
      <text:p text:style-name="P4">
标签: ['МІНІСТЕРСТВА ОБОРОНИ УКРАЇНИ', 'ПЕРША ЧОРНОМОРСЬКА БЕЗПЕКОВА КОНФЕРЕНЦІЯ']</text:p>
      <text:p text:style-name="P4">
类别: News</text:p>
      <!--METADATA-->
      <text:p text:style-name="P4">
<draw:frame draw:style-name="fr1" draw:name="Image57" text:anchor-type="as-char" svg:width="6.9236in" svg:height="3.819917in" draw:z-index="0">
<draw:image xlink:href="../Images/AРМІЯINFORM/2023-04-03T76-00-00-04-00/1204821large-642bc25fdeda73c5af7b7c0b44fa1a9d.jpg" xlink:type="simple" xlink:show="embed" xlink:actuate="onLoad" draw:mime-type="image/jpeg"/>
</draw:frame>
俄罗斯对乌克兰的不合理和不合理的军事侵略遭到黑人海 - 阿索夫地区的安全制度的破坏。 为了找到一个有效的工具来应对这些挑战并为该地区所有和平国家提供可持续发展的可能性，乌克兰于4月12日至13日举行了与罗马尼亚共同举行的第一次黑海安全会议。</text:p>
      <text:p text:style-name="P4">
该活动将在国际克里米亚平台的框架内举行 - 机制，旨在占领克里米亚，恢复黑海，欧洲和全球安全。</text:p>
      <text:p text:style-name="P4">
会议的组织者：乌克兰外交部，乌克兰国防部，罗马尼亚外交部，国防部罗马尼亚国防部与国防战略中心合作(乌克兰).</text:p>
      <text:p text:style-name="P4">
У заході візьмуть участь міністри закордонних справ та міністри оборони,очільники міжнародних інституцій, державні посадовці та незалежні експерти,які представляють учасників Міжнародної Кримської платформи. Вонипроаналізують багатовимірний вплив широкомасштабної війни росії проти Українина безпекову ситуацію в Чорноморсько-Азовському регіоні та світі, обговорятьможливу стратегію відповіді на виклики і загрози, а також основи майбутньоїконфігурації системи безпеки в регіоні.</text:p>
      <text:p text:style-name="P4">
У центрі уваги також будуть питання інформаційної війни та кібератак.</text:p>
      <text:p text:style-name="P4">
<text:span text:style-name="T4">
Програма конференції</text:span>
</text:p>
      <text:p text:style-name="P4">
<text:span text:style-name="T5">
Перший день (专家)：</text:span>
</text:p>
      <text:p text:style-name="P4">
*从克里米亚平台的专家网络专家讨论中，研究“黑色和阿佐夫海的未来安全配置”的介绍。</text:p>
      <text:p text:style-name="P4">
*专家讨论“第一网络战”。</text:p>
      <text:p text:style-name="P4">
*专家讨论：“俄罗斯信息战争如何进行，以及为什么挑战国际安全制度。”</text:p>
      <text:p text:style-name="P4">
<text:span text:style-name="T5">
第二天(官方代表)：</text:span>
</text:p>
      <text:p text:style-name="P4">
*小组讨论：“获得的课程：全面入侵俄罗斯联邦乌克兰，其多维影响和对民主世界的教训。”</text:p>
      <text:p text:style-name="P4">
*小组讨论“今天的计划：立即对黑海地区的威胁和挑战的反应”。</text:p>
      <text:p text:style-name="P4">
*面板讨论“未来配置：黑色和亚佐夫海域区域安全的未来是什么？ 在进入欧元 - 大西洋战略的途中，以实现稳定，安全和繁荣的地区。”</text:p>
      <text:p text:style-name="P4">
News Source: <text:a xlink:type="simple" xlink:href="https://armyinform.com.ua/2023/04/03/ukrayina-ta-rumuniya-provedut-u-buharesti-pershu-chornomorsku-bezpekovu-konferencziyu-mizhnarodnoyi-krymskoyi-platformy/" text:style-name="Internet_20_link" text:visited-style-name="Visited_20_Internet_20_Link">
https://armyinform.com.ua/2023/04/03/ukrayina-ta-rumuniya-provedut-u-buharesti-pershu-chornomorsku-bezpekovu-konferencziyu-mizhnarodnoyi-krymskoyi-platformy/</text:a>
</text:p>
      <!--NEWS-->
      <text:h text:style-name="P10" text:outline-level="1">
<text:span text:style-name="T4">
4月4日，将有一个无武器的圆桌军官。 乌克兰军事牧师研究所»</text:span>
</text:h>
      <text:p text:style-name="P4">
作者: ['АРМІЯINFORM']</text:p>
      <text:p text:style-name="P4">
时间: 2023-04-03T77:00:00-04:00</text:p>
      <text:p text:style-name="P4">
描述: 04 KVITRY在军事媒体中心大约12.30，Ofile Cralis“没有Zbro的Ofile。 ，何时，何时，何时，何时，何时，何时，何时，何时与乌克兰在2022年与乌克兰进行战争，将在不久的将来与乌克兰发生战争，与乌克兰的战争，今天的乌克兰新闻，乌克兰新闻，乌克兰新闻在俄罗斯的乌克兰媒体</text:p>
      <text:p text:style-name="P4">
图片: ['<text:a xlink:type="simple" xlink:href="https://armyinform.com.ua/wp-content/uploads/2023/02/military-media-center-2-1.jpg" text:style-name="Internet_20_link" text:visited-style-name="Visited_20_Internet_20_Link">
military-media-center-2-1.jpg</text:a>
']</text:p>
      <text:p text:style-name="P4">
标签: ['MILITARY MEDIA CENTER', 'ВІЙСЬКОВІ КАПЕЛАНИ', 'ВІКНУ', 'КРУГЛИЙ СТІЛ', 'СЛУЖБА ВІЙСЬКОВОГО КАПЕЛАНСТВА']</text:p>
      <text:p text:style-name="P4">
类别: News</text:p>
      <!--METADATA-->
      <text:p text:style-name="P4">
<draw:frame draw:style-name="fr1" draw:name="Image58" text:anchor-type="as-char" svg:width="6.9236in" svg:height="3.894525in" draw:z-index="0">
<draw:image xlink:href="../Images/AРМІЯINFORM/2023-04-03T77-00-00-04-00/military-media-center-2-1.jpg" xlink:type="simple" xlink:show="embed" xlink:actuate="onLoad" draw:mime-type="image/jpeg"/>
</draw:frame>
4月4日在12.30在军事媒体中心(将举行)(https://t.me/militarymediacenter/1613)圆桌会议«无武装的军官。 乌克兰军事牧师研究所：形成，宣教，普世主义»随着武装部队武装部队军事牧师服务的代表，基辅国立大学军事研究所的代表。 塔拉斯·舍申科(Taras Shevchenko)，科学家，活跃的牧师。</text:p>
      <text:p text:style-name="P4">
讨论的问题：</text:p>
      <text:p text:style-name="P4">
<text:span text:style-name="T5">
军事牧师研究所的成立； </text:span>
军事牧师的第一期成为窗户和国际牧师准备的经验； *牧师服务在正面和后方的任务，动力和挑战。</text:p>
      <text:p text:style-name="P4">
活动的主持人：乔治·科瓦伦科(Georgy Kovalenko)，PSCU的牧师，圣索菲亚索菲亚(Sophia Sophia)开放式东正教大学的校长。</text:p>
      <text:p text:style-name="P4">
需要媒体代表的认证，并将持续到4月4日的11.00。</text:p>
      <text:p text:style-name="P4">
认证申请发送到E -MAIL地址：<text:a xlink:type="simple" xlink:href="https://armyinform.com.ua/cdn-cgi/l/email-protection" text:style-name="Internet_20_link" text:visited-style-name="Visited_20_Internet_20_Link">
[EmailProtected]</text:a>
指示记者的名称，姓名和愿望，出版物的名称，武装部队的认证数量，联系电话。</text:p>
      <text:p text:style-name="P4">
News Source: <text:a xlink:type="simple" xlink:href="https://armyinform.com.ua/2023/04/03/4-kvitnya-vidbudetsya-kruglyj-stil-oficzery-bez-zbroyi-instytut-vijskovogo-kapelanstva-v-ukrayini/" text:style-name="Internet_20_link" text:visited-style-name="Visited_20_Internet_20_Link">
https://armyinform.com.ua/2023/04/03/4-kvitnya-vidbudetsya-kruglyj-stil-oficzery-bez-zbroyi-instytut-vijskovogo-kapelanstva-v-ukrayini/</text:a>
</text:p>
      <!--NEWS-->
      <text:h text:style-name="P10" text:outline-level="1">
<text:span text:style-name="T4">
关于门户的行动。业务是为退伍军人 - 企业家及其家人出现的</text:span>
</text:h>
      <text:p text:style-name="P4">
作者: ['АРМІЯINFORM']</text:p>
      <text:p text:style-name="P4">
时间: 2023-04-03T78:00:00-04:00</text:p>
      <text:p text:style-name="P4">
描述: 在国家职业选手的门户网站上，埃克斯波特·迪（Eksport dii.bis）的pidprimntvate ...与乌克兰2022年的战争，与乌克兰的最新新闻，今天与乌克兰的新闻，乌克兰2022年上次与乌克兰的新闻战争，乌克兰和俄罗斯之间以及俄罗斯之间以及何时会发生战争与乌克兰与乌克兰的战争将是不可行</text:p>
      <text:p text:style-name="P4">
图片: ['<text:a xlink:type="simple" xlink:href="https://armyinform.com.ua/wp-content/uploads/2023/04/339740789_174032332162892_25073962156487632_n.png" text:style-name="Internet_20_link" text:visited-style-name="Visited_20_Internet_20_Link">
339740789_174032332162892_25073962156487632_n.png</text:a>
']</text:p>
      <text:p text:style-name="P4">
标签: ['ВЕТЕРАНСЬКИЙ БІЗНЕС', 'ВОЄННИЙ СТАН', 'ДІЯ.БІЗНЕС', 'МІНВЕТЕРАНІВ', 'МІНІСТЕРСТВО ЦИФРОВОЇ ТРАНСФОРМАЦІЇ УКРАЇНИ', 'СОЦЗАХИСТ', 'СОЦЗАХИСТ ПІД ЧАС ВІЙНИ']</text:p>
      <text:p text:style-name="P4">
类别: News</text:p>
      <!--METADATA-->
      <text:p text:style-name="P4">
<draw:frame draw:style-name="fr1" draw:name="Image59" text:anchor-type="as-char" svg:width="6.9236in" svg:height="4.056076in" draw:z-index="0">
<draw:image xlink:href="../Images/AРМІЯINFORM/2023-04-03T78-00-00-04-00/339740789_174032332162892_25073962156487632_n.png" xlink:type="simple" xlink:show="embed" xlink:actuate="onLoad" draw:mime-type="image/png"/>
</draw:frame>
国家企业家和出口发展项目中出现了一个新的资深业务部分。 它是由乌克兰退伍军人部在数字化转型部，企业家和出口发展办公室和乌克兰退伍军人基金会的假设中创建的(掌握).</text:p>
      <text:p text:style-name="P4">
Про це <text:a xlink:type="simple" xlink:href="https://www.kmu.gov.ua/news/za-initsiatyvy-minveteraniv-na-portali-diiabiznes-ziavyvsia-rozdil-dlia-veteraniv-pidpryiemtsiv-ta-ikhnikh-rodyn" text:style-name="Internet_20_link" text:visited-style-name="Visited_20_Internet_20_Link">
повідомляє</text:a>
政府门户。</text:p>
      <text:p text:style-name="P4">
在“退伍军人”退伍军人节中，他们的家庭和家庭的家庭成员和乌克兰的捍卫者可以找到有关其业务发展和支持的所有必要信息：如何建立自己的企业，正确的会计，做一个财务计划，为开发其业务思想的发展而获得财务设计。推广产品并控制客户。</text:p>
      <text:p text:style-name="P4">
“目前，我们的大多数退伍军人和退伍军人再次与纳弗伦一起捍卫乌克兰。 他们中的绝大多数是年轻人。 而且，我们需要创建所有需要的条件，以提供现代工具，以便我们的捍卫者和捍卫者通过收购乌克兰，恢复乌克兰，站在经济方面。 这些工具是发展资深企业家精神的工具之一，这是资深企业家计划的支持。 该州的这种支持将帮助我们的人民开展自己的业务，在平民生活中获得更多的机会。</text:p>
      <text:p text:style-name="P4">
在“退伍军人业务”部分中，您还可以熟悉企业家的故事，这些企业家已经从退伍军人部乌克兰退伍军人基金会获得资金并实施了他们的项目。</text:p>
      <text:p text:style-name="P4">
“在创建了有关门户操作的新部分。我们不仅计划刺激退伍军人企业家精神的发展，而且还计划帮助解决现有的就业和出口Andriy Remizov。</text:p>
      <text:p text:style-name="P4">
News Source: <text:a xlink:type="simple" xlink:href="https://armyinform.com.ua/2023/04/03/na-portali-diya-biznes-zyavyvsya-rozdil-dlya-veteraniv-pidpryyemcziv-ta-yihnih-rodyn/" text:style-name="Internet_20_link" text:visited-style-name="Visited_20_Internet_20_Link">
https://armyinform.com.ua/2023/04/03/na-portali-diya-biznes-zyavyvsya-rozdil-dlya-veteraniv-pidpryyemcziv-ta-yihnih-rodyn/</text:a>
</text:p>
      <!--NEWS-->
      <text:h text:style-name="P10" text:outline-level="1">
<text:span text:style-name="T4">
谢谢他们幸存下来，等待武装部队，并向世界介绍了贝瑞的悲剧 - 国家元首</text:span>
</text:h>
      <text:p text:style-name="P4">
作者: ['АРМІЯINFORM']</text:p>
      <text:p text:style-name="P4">
时间: 2023-04-03T79:00:00-04:00</text:p>
      <text:p text:style-name="P4">
描述: Chernigivska总裁沃罗迪米尔·泽伦斯基（Volodymyr Zelensky）的Pid Hour Robochka ...与乌克兰2022年的战争，与乌克兰的最新新闻战争，今天与乌克兰2022年的新闻战争，乌克兰和俄罗斯之间的战争是否会发生战争，以及2022年在2022年与乌克兰进行战争他们说，是否会有一年的一年，在不久的将来会与乌克兰战争</text:p>
      <text:p text:style-name="P4">
图片: ['<text:a xlink:type="simple" xlink:href="https://armyinform.com.ua/wp-content/uploads/2023/04/992b8031a2cbad44697f4838f8b475dc_1680523500_extra_large.jpeg" text:style-name="Internet_20_link" text:visited-style-name="Visited_20_Internet_20_Link">
992b8031a2cbad44697f4838f8b475dc_1680523500_extra_large.jpeg</text:a>
', '<text:a xlink:type="simple" xlink:href="https://armyinform.com.ua/wp-content/uploads/2023/04/2b6568a1d8dc0a4650fd072d2c7a9ffc_1680523496_extra_large-150x150.jpeg" text:style-name="Internet_20_link" text:visited-style-name="Visited_20_Internet_20_Link">
2b6568a1d8dc0a4650fd072d2c7a9ffc_1680523496_extra_large-150x150.jpeg</text:a>
']</text:p>
      <text:p text:style-name="P4">
标签: ['STOPRUSSIA', 'АГРЕСІЯ РФ', 'ВОЛОДИМИР ЗЕЛЕНСЬКИЙ', 'ВТОРГНЕННЯ РФ', 'МАРІЯ ПЕЙЧИНОВИЧ-БУРИЧ', 'ПРЕЗИДЕНТ УКРАЇНИ', 'РОБЕРТ ГАБЕК', 'ЧЕРНІГІВЩИНА', 'ЯГІДНЕ']</text:p>
      <text:p text:style-name="P4">
类别: News</text:p>
      <!--METADATA-->
      <text:p text:style-name="P4">
<draw:frame draw:style-name="fr1" draw:name="Image60" text:anchor-type="as-char" svg:width="6.9236in" svg:height="4.617948in" draw:z-index="0">
<draw:image xlink:href="../Images/AРМІЯINFORM/2023-04-03T79-00-00-04-00/992b8031a2cbad44697f4838f8b475dc_1680523500_extra_large.jpeg" xlink:type="simple" xlink:show="embed" xlink:actuate="onLoad" draw:mime-type="image/jpeg"/>
</draw:frame>
乌克兰沃罗迪米尔塞尔斯基总裁在前往切尼夫地区的工作旅行中，与副校长，经济部长和保护克里姆蒂尼米奇·罗伯特·加贝特克(Klimatunimichy Robert Gabetk)和欧洲委员会秘书长玛丽亚普金 - 伯里希(Mariape​​chin-Buric-Burich)的秘书长一起检查军队。</text:p>
      <text:p text:style-name="P4">
关于它<text:a xlink:type="simple" xlink:href="https://www.president.gov.ua/news/na-chernigivshini-prezident-oglyanuv-naslidki-zlochiniv-rosi-82049" text:style-name="Internet_20_link" text:visited-style-name="Visited_20_Internet_20_Link">
报告</text:a>
乌克兰总统办公室。</text:p>
      <text:p text:style-name="P4">
国家元首与外国客人一起去了学校，地下室，直到2022年3月30日，占领者一直保持不卫生的条件，没有水和食品367平民。 人质中有50名儿童，其中包括数量数量 - 最小的一个半月。 有11人死亡，没有承受条件。 十个被俄罗斯入侵者枪杀。</text:p>
      <text:p text:style-name="P4">
乌克兰和欧洲客人的总统与留在学校地下室的村民进行了交谈。</text:p>
      <text:p text:style-name="P4">
Volodymyr Zelensky说：“感谢您的生存，我们能够等待我们的士兵，并向世界介绍俄罗斯联合会带来的悲剧，俄罗斯军事发言人以其领导层(他们的总统)到我们的土地。”</text:p>
      <text:p text:style-name="P4">
国家元首指出，浆果的居民在糟糕的审判中幸存下来。 用语，大约有400人住在这个村庄，将近370人被关在不到200平方米的学校地下室。</text:p>
      <text:p text:style-name="P4">
“地下室有27天。 他们幸存下来 - 站着坐着。 不幸的是，有11人被杀。 在黑暗中的所有这些人都活着，等待乌克兰的回归。”他说。</text:p>
      <text:p text:style-name="P4">
<text:a xlink:type="simple" xlink:href="https://armyinform.com.ua/wp-content/uploads/2023/04/2b6568a1d8dc0a4650fd072d2c7a9ffc_1680523496_extra_large.jpeg" text:style-name="Internet_20_link" text:visited-style-name="Visited_20_Internet_20_Link">
!(Images/AРМІЯINFORM/2023-04-03T79-00-00-04-00/2b6568a1d8dc0a4650fd072d2c7a9ffc_1680523496_extra_large-150x150.jpeg)</text:a>
总统说，黑暗中的囚犯在村民的姓氏和日期的墙壁上写道，以免忘记。 孩子们写了乌克兰国歌的台词。</text:p>
      <text:p text:style-name="P4">
“这些人幸存下来非常重要。 今天，我们的定居点分解了真正的英雄，这一点非常重要。” Volodymyr Zelenskyy补充说。</text:p>
      <text:p text:style-name="P4">
国家元首强调了我们伴侣在乌克兰解放领土上的代表的重要性，他们可以用自己的眼睛看到一切。Volodymyr Zelensky还感谢当地人和当局每天都为乌罗西亚占领而战。</text:p>
      <text:p text:style-name="P4">
由于军事侵略，Yaidny村的所有173人受伤，其中16人被摧毁。 此外，公共价值的对象 - 文化之家和费尔德斯卡耶点被破坏了。 学校遭受了重大破坏。</text:p>
      <text:p text:style-name="P4">
News Source: <text:a xlink:type="simple" xlink:href="https://armyinform.com.ua/2023/04/03/glava-derzhavy-dyakuyu-shho-vyzhyly-dochekalysya-zsu-i-rozpovily-svitovi-pro-tragediyu-v-yagidnomu/" text:style-name="Internet_20_link" text:visited-style-name="Visited_20_Internet_20_Link">
https://armyinform.com.ua/2023/04/03/glava-derzhavy-dyakuyu-shho-vyzhyly-dochekalysya-zsu-i-rozpovily-svitovi-pro-tragediyu-v-yagidnomu/</text:a>
</text:p>
      <!--NEWS-->
      <text:h text:style-name="P10" text:outline-level="1">
<text:span text:style-name="T4">
乌克兰总统授予受伤的后卫战士</text:span>
</text:h>
      <text:p text:style-name="P4">
作者: ['АРМІЯINFORM']</text:p>
      <text:p text:style-name="P4">
时间: 2023-04-03T80:00:00-04:00</text:p>
      <text:p text:style-name="P4">
描述: Chernigivsk地区的PID Hour Robochka总裁Volodymyr Zelensky Vidvisdav ...与乌克兰2022年的战争，与乌克兰的最新新闻战争，今天与乌克兰2022年的新闻战争，乌克兰和俄罗斯与俄罗斯之间的战争将与乌克兰之间的战争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4/a7793c62d037180f516b3ce5863aea3a_1680524998_extra_large.jpeg" text:style-name="Internet_20_link" text:visited-style-name="Visited_20_Internet_20_Link">
a7793c62d037180f516b3ce5863aea3a_1680524998_extra_large.jpeg</text:a>
', '<text:a xlink:type="simple" xlink:href="https://armyinform.com.ua/wp-content/uploads/2023/04/95147bfbe7b604f8b60958dd2337afd5_1680524996_extra_large.jpeg" text:style-name="Internet_20_link" text:visited-style-name="Visited_20_Internet_20_Link">
95147bfbe7b604f8b60958dd2337afd5_1680524996_extra_large.jpeg</text:a>
']</text:p>
      <text:p text:style-name="P4">
标签: ['ВОЛОДИМИР ЗЕЛЕНСЬКИЙ', 'НАГОРОДЖЕННЯ ВІЙСЬКОВОСЛУЖБОВЦІВ', 'ЧЕРНІГІВЩИНА']</text:p>
      <text:p text:style-name="P4">
类别: News</text:p>
      <!--METADATA-->
      <text:p text:style-name="P4">
<draw:frame draw:style-name="fr1" draw:name="Image61" text:anchor-type="as-char" svg:width="6.9236in" svg:height="4.617948in" draw:z-index="0">
<draw:image xlink:href="../Images/AРМІЯINFORM/2023-04-03T80-00-00-04-00/a7793c62d037180f516b3ce5863aea3a_1680524998_extra_large.jpeg" xlink:type="simple" xlink:show="embed" xlink:actuate="onLoad" draw:mime-type="image/jpeg"/>
</draw:frame>
在前往切尔尼希夫地区的工作之旅中，总统弗拉基米尔·泽伦斯基(Vladimir Zelensky)访问了一家军事医院，并与乌克兰的捍卫者进行了交谈，乌克兰的捍卫者将在战斗中的伤口(尤其是在顿涅茨克方向)进行治疗。</text:p>
      <text:p text:style-name="P4">
如<text:a xlink:type="simple" xlink:href="https://www.president.gov.ua/news/na-chernigivshini-glava-derzhavi-vidvidav-u-gospitali-porane-82053" text:style-name="Internet_20_link" text:visited-style-name="Visited_20_Internet_20_Link">
通知</text:a>
德国气候保护经济部长罗伯特·加贝克(Robert Gabec)经济部长Vicecanzler访问了乌克兰总统办公室。</text:p>
      <text:p text:style-name="P4">
总统向乌克兰武装部队的军事人员颁发了州奖。</text:p>
      <text:p text:style-name="P4">
“谢谢您的勇气。 祝您快速康复，我们都有赢家，” Volodymyr Zelenskyy说。</text:p>
      <text:p text:style-name="P4">
<draw:frame draw:style-name="fr1" draw:name="Image62" text:anchor-type="as-char" svg:width="6.9236in" svg:height="4.617948in" draw:z-index="0">
<draw:image xlink:href="../Images/AРМІЯINFORM/2023-04-03T80-00-00-04-00/95147bfbe7b604f8b60958dd2337afd5_1680524996_extra_large.jpeg" xlink:type="simple" xlink:show="embed" xlink:actuate="onLoad" draw:mime-type="image/jpeg"/>
</draw:frame>
国家元首还与军事医生会面，并由国家拥有的海军指出。</text:p>
      <text:p text:style-name="P4">
他说：“感谢您的重要工作和维护我们战士的生命。”</text:p>
      <text:p text:style-name="P4">
总统和外国客人检查了该机构的建立，包括德国政府提供的现代计算机断层扫描。</text:p>
      <text:p text:style-name="P4">
News Source: <text:a xlink:type="simple" xlink:href="https://armyinform.com.ua/2023/04/03/prezydent-ukrayiny-nagorodyv-poranenyh-voyiniv-zahysnykiv/" text:style-name="Internet_20_link" text:visited-style-name="Visited_20_Internet_20_Link">
https://armyinform.com.ua/2023/04/03/prezydent-ukrayiny-nagorodyv-poranenyh-voyiniv-zahysnykiv/</text:a>
</text:p>
      <!--NEWS-->
      <text:h text:style-name="P10" text:outline-level="1">
<text:span text:style-name="T4">
Lubinets向乌克兰的俄罗斯犯罪调查委员会持续了一年</text:span>
</text:h>
      <text:p text:style-name="P4">
作者: Ukrinform (Person)</text:p>
      <text:p text:style-name="P4">
出版商: Укринформ (Organization)</text:p>
      <text:p text:style-name="P4">
出版时间: 2023-04-04T-11:55:00+03:00</text:p>
      <text:p text:style-name="P4">
修改时间: 2023-04-04T23:55:00+03:00</text:p>
      <text:p text:style-name="P4">
描述: Verkhovna RadA人权事务专员Dmitry Lubinets祝贺联合国人权委员会对“俄罗斯侵略性的人权状况”的采用，以继续在联合国国际国际调查委员会在乌克兰继续一年的国际调查委员会的再度采用。 。  - 乌克林。</text:p>
      <text:p text:style-name="P4">
图片: ["<text:a xlink:type="simple" xlink:href="https://static.ukrinform.com/photos/2022_02/thumb_files/630_360_1643894096-658.jpg" text:style-name="Internet_20_link" text:visited-style-name="Visited_20_Internet_20_Link">
630_360_16438...</text:a>
"]</text:p>
      <text:p text:style-name="P4">
标签: ['ООН', 'Україна', 'Агресія РФ', 'Війна з росією', 'Дмитро Лубінець']</text:p>
      <text:p text:style-name="P4">
类型: Article</text:p>
      <!--METADATA-->
      <text:p text:style-name="P4">
<draw:frame draw:style-name="fr1" draw:name="Image63" text:anchor-type="as-char" svg:width="6.9236in" svg:height="3.956343in" draw:z-index="0">
<draw:image xlink:href="../Images/yкринформ/2023-04-04T-11-55-00-03-00/630_360_1643894096-658.jpg" xlink:type="simple" xlink:show="embed" xlink:actuate="onLoad" draw:mime-type="image/jpeg"/>
</draw:frame>
人权局长德米特里·卢比尼特(dmitry lubinets)祝贺联合国人权委员会“由于俄罗斯侵略，乌克兰的人权局势”对乌克兰独立国际调查委员会的延续了一年。</text:p>
      <text:p text:style-name="P4">
他在<text:a xlink:type="simple" xlink:href="https://t.me/dmytro_lubinetzs/2058" text:style-name="Internet_20_link" text:visited-style-name="Visited_20_Internet_20_Link">
</text:a>
，报道乌克林福姆。</text:p>
      <text:p text:style-name="P4">
“对俄罗斯的决议是指乌克兰人民的种族灭绝，并呼吁将平民和儿童驱逐到俄罗斯联邦领土。 有人强调，由于俄罗斯的武装侵略，乌克兰的滥用人权以及国际人道主义法的规范可能导致种族灭绝，以及《联合国预防犯罪种族灭绝和惩罚的公约》的关注，“卢宾”说。</text:p>
      <text:p text:style-name="P4">
<text:span text:style-name="T4">
另请阅读：</text:span>
 <text:span text:style-name="T4">
 <text:a xlink:type="simple" xlink:href="https://www.ukrinform.ua/rubric-ato/3691646-lubinec-rf-zalucae-specsluzbi-sob-ukrainski-diti-ne-mogli-povernutisa-dodomu.html" text:style-name="Internet_20_link" text:visited-style-name="Visited_20_Internet_20_Link">
</text:a>
</text:span>
</text:p>
      <text:p text:style-name="P4">
据报道，乌克兰外交部受到独立国际委员会的任务一年的要求<text:span text:style-name="T4">
 <text:a xlink:type="simple" xlink:href="https://www.ukrinform.ua/tag-oon" text:style-name="Internet_20_link" text:visited-style-name="Visited_20_Internet_20_Link">
</text:a>
</text:span>
对俄罗斯武装侵略乌克兰的侵犯的调查。</text:p>
      <text:p text:style-name="P4">
News Source: <text:a xlink:type="simple" xlink:href="https://www.ukrinform.ua/rubric-ato/3691660-lubinec-privitav-prodovzenna-mandatu-komisii-oon-z-rozsliduvan-zlociniv-rf-v-ukraini-na-rik.html" text:style-name="Internet_20_link" text:visited-style-name="Visited_20_Internet_20_Link">
https://www.ukrinform.ua/rubric-ato/3691660-lubinec-privitav-prodovzenna-mandatu-komisii-oon-z-rozsliduvan-zlociniv-rf-v-ukraini-na-rik.html</text:a>
</text:p>
      <!--NEWS-->
      <text:h text:style-name="P10" text:outline-level="1">
<text:span text:style-name="T4">
政府已任命教育部长欧洲一体化代表</text:span>
</text:h>
      <text:p text:style-name="P4">
作者: Ukrinform (Person)</text:p>
      <text:p text:style-name="P4">
出版商: Укринформ (Organization)</text:p>
      <text:p text:style-name="P4">
出版时间: 2023-04-04T-130:01:47+03:00</text:p>
      <text:p text:style-name="P4">
修改时间: 2023-04-04T17:01:47+03:00</text:p>
      <text:p text:style-name="P4">
描述: 部长的内阁任命Yevgeny Kudryavts为欧洲一体化教育与科学副部长。  - 乌克林。</text:p>
      <text:p text:style-name="P4">
图片: ["<text:a xlink:type="simple" xlink:href="https://static.ukrinform.com/photos/2023_03/thumb_files/630_360_1680013213-921.jpg" text:style-name="Internet_20_link" text:visited-style-name="Visited_20_Internet_20_Link">
630_360_16800...</text:a>
"]</text:p>
      <text:p text:style-name="P4">
标签: ['Євроінтеграція', 'Кабмін', 'Міносвіти', 'Мінстратегпром']</text:p>
      <text:p text:style-name="P4">
类型: Article</text:p>
      <!--METADATA-->
      <text:p text:style-name="P4">
<draw:frame draw:style-name="fr1" draw:name="Image64" text:anchor-type="as-char" svg:width="6.9236in" svg:height="3.956343in" draw:z-index="0">
<draw:image xlink:href="../Images/yкринформ/2023-04-04T-130-01-47-03-00/630_360_1680013213-921.jpg" xlink:type="simple" xlink:show="embed" xlink:actuate="onLoad" draw:mime-type="image/jpeg"/>
</draw:frame>
部长的内阁任命Yevgeny Kudryavts担任Inuuk副部长Inuuk关于欧洲一体化的职位。</text:p>
      <text:p text:style-name="P4">
这是在[]中报道的(https://t.me/tmelnychuk/2012)报道说，乌克林福姆报道说，卡布明的永久代表在Verkhovna Rada Taras Melnychuk中。</text:p>
      <text:p text:style-name="P4">
“ <text:a xlink:type="simple" xlink:href="https://www.ukrinform.ua/tag-kabmin" text:style-name="Internet_20_link" text:visited-style-name="Visited_20_Internet_20_Link">
</text:a>
被任命：乌克兰的Kudryavtsy Yevgenovolodymyrovich教育与科学副部长有关欧洲一体化问题； Zapolskaya Natalia Mikhailivna-乌克兰战略工业部国家秘书。”</text:p>
      <text:p text:style-name="P4">
<text:span text:style-name="T4">
另请阅读：</text:span>
 <text:a xlink:type="simple" xlink:href="https://www.ukrinform.ua/rubric-polytics/3689544-kabmin-proviv-kadrovi-rotacii-kogo-zvilnili-ta-priznacili.html" text:style-name="Internet_20_link" text:visited-style-name="Visited_20_Internet_20_Link">
</text:a>
此外，政府任命Sergiy Zakharin为国家食品安全服务局副负责人，并保护消费者对数字发展，数字化转型和数字化的保护，从而使他从教育和科学部国家部长职位上释放出来。</text:p>
      <text:p text:style-name="P4">
伊戈尔·耶雷门科(Igor Yaremenko)任命了内阁副部长，将他从欧洲一体化退伍军人的退伍军人副部长中解雇。</text:p>
      <text:p text:style-name="P4">
<text:span text:style-name="T4">
另请阅读：</text:span>
 <text:a xlink:type="simple" xlink:href="https://www.ukrinform.ua/rubric-society/3662655-minosviti-cogoric-ocikue-na-224-tisaci-vstupnikiv-u-visi.html" text:style-name="Internet_20_link" text:visited-style-name="Visited_20_Internet_20_Link">
</text:a>
同时，政府从埃纳·斯皮林(Elena Spirin)副教育副部长埃琳娜·斯皮林(Elena Spirin)的职位上解放了腐蚀，这是从阿纳托利·库特斯沃尔(Anatoly Kutsevol)的国家秘书邮政部长，从国务卿CMU职位上。</text:p>
      <text:p text:style-name="P4">
内阁还暂时将卫生副总裁在亚历山大·瑞巴特(Alexander Ryabets)上履行了数字发展，数字化转型和数字化的职责。</text:p>
      <text:p text:style-name="P4">
<text:span text:style-name="T5">
foto：cmu</text:span>
</text:p>
      <text:p text:style-name="P4">
News Source: <text:a xlink:type="simple" xlink:href="https://www.ukrinform.ua/rubric-polytics/3691512-urad-priznaciv-ministru-osviti-zastupnika-z-evrointegracii.html" text:style-name="Internet_20_link" text:visited-style-name="Visited_20_Internet_20_Link">
https://www.ukrinform.ua/rubric-polytics/3691512-urad-priznaciv-ministru-osviti-zastupnika-z-evrointegracii.html</text:a>
</text:p>
      <!--NEWS-->
      <text:h text:style-name="P10" text:outline-level="1">
<text:span text:style-name="T4">
布鲁塞尔的北约总部举起了芬兰的国旗</text:span>
</text:h>
      <text:p text:style-name="P4">
作者: Ukrinform (Person)</text:p>
      <text:p text:style-name="P4">
出版商: Укринформ (Organization)</text:p>
      <text:p text:style-name="P4">
出版时间: 2023-04-04T-132:01:00+03:00</text:p>
      <text:p text:style-name="P4">
修改时间: 2023-04-04T17:01:00+03:00</text:p>
      <text:p text:style-name="P4">
描述: 布鲁塞尔的北约总部举行了举办芬兰国旗作为新北约成员的仪式。  - 乌克林。</text:p>
      <text:p text:style-name="P4">
图片: ["<text:a xlink:type="simple" xlink:href="https://static.ukrinform.com/photos/2023_04/thumb_files/630_360_1680615426-949.jpg" text:style-name="Internet_20_link" text:visited-style-name="Visited_20_Internet_20_Link">
630_360_16806...</text:a>
"]</text:p>
      <text:p text:style-name="P4">
标签: ['Фінляндія', 'НАТО', 'Прапор']</text:p>
      <text:p text:style-name="P4">
类型: Article</text:p>
      <!--METADATA-->
      <text:p text:style-name="P4">
<draw:frame draw:style-name="fr1" draw:name="Image65" text:anchor-type="as-char" svg:width="6.9236in" svg:height="3.956343in" draw:z-index="0">
<draw:image xlink:href="../Images/yкринформ/2023-04-04T-132-01-00-03-00/630_360_1680615426-949.jpg" xlink:type="simple" xlink:show="embed" xlink:actuate="onLoad" draw:mime-type="image/jpeg"/>
</draw:frame>
布鲁塞尔的北约布利斯图尔(Blistabulture)举行了举办芬兰国家芬兰国家成员的仪式。</text:p>
      <text:p text:style-name="P4">
北约战略司令部的总部也同时举起了芬兰旗帜：在比利时蒙斯市和美国诺福克，乌克林福姆通讯员报告。</text:p>
      <text:p text:style-name="Quotations">

<text:p text:style-name="P4">
🇫🇮Finland的旗帜已在布鲁塞尔的北约总部外举行，因为该国&gt;
成为军事联盟的第31位成员。 俄罗斯对乌克兰的入侵去年促使芬兰与俄罗斯有1,300公里的边界，&amp;&gt;
邻国瑞典撤离了数十年的军事不结盟。 <text:a xlink:type="simple" xlink:href="https://t.co/8EHySpMeCg" text:style-name="Internet_20_link" text:visited-style-name="Visited_20_Internet_20_Link">
&gt;
</text:a>
&gt;
&gt;
  - 欧洲DW(@dw_europe) <text:a xlink:type="simple" xlink:href="https://twitter.com/dw_europe/status/1643250117355397120" text:style-name="Internet_20_link" text:visited-style-name="Visited_20_Internet_20_Link">
&gt;
 </text:a>
北约·詹斯说：“这是一个历史性的日子。我祝贺富多迪安迪(Furdodiandi)成为我们联盟的新成员。我们首先举起北约总部附近的村庄的旗帜。”(https://www.ukrinform.ua/tag-stoltenberg)。</text:p>

</text:p>
      <text:p text:style-name="P4">
他指出，1949年4月4日，1949年4月4日成立了《条约条约条约》的组织，该组织成为可能外部侵略的盾牌。</text:p>
      <text:p text:style-name="P4">
北约秘书长：“但是，战争返回欧洲，芬兰决定加入北约。”</text:p>
      <text:p text:style-name="P4">
他指出引言<text:a xlink:type="simple" xlink:href="https://www.ukrinform.ua/tag-finlandia" text:style-name="Internet_20_link" text:visited-style-name="Visited_20_Internet_20_Link">
</text:a>
致艾里亚鲁布(Alliarubu)，是组织历史上最快的。 据他说，去年芬兰和瑞典表示希望成为北约成员，现在赫尔辛基已成为联盟的成员。 他还表达了希望北约成熟的成员“尽可能快地”。</text:p>
      <text:p text:style-name="P4">
北约秘书长：“芬兰变得更加安全，北约对新成员 - 芬兰变得更加强大。”</text:p>
      <text:p text:style-name="P4">
斯托尔滕贝格指出，今天的事件是其他国家的明确信息，即北约的其他国家的门仍然开放，没有人可以关闭它们。</text:p>
      <text:p text:style-name="P4">
反过来，芬兰总统索利·尼恩斯托(Sauli Niinsto)表示，该国是中立的，新时代开始了该国。 他强调，芬兰联盟成员的支持加强了其安全性。</text:p>
      <text:p text:style-name="P4">
芬兰领导人强调，北约的芬兰成员不反对任何人，该国是稳定且可预测的。“这是芬兰进行讨论的原因之一。 我们不希望任何人告诉我们我们可以做什么，而不是什么。”宁斯蒂说。</text:p>
      <text:p text:style-name="P4">
他还指出，如果没有瑞典，他的国家在北约的会员资格“不完整”。 在这种情况下，他说，在今年在维尔纽斯举行的北约峰会上，瑞典将成为第32届联盟成员。</text:p>
      <text:p text:style-name="P4">
<text:span text:style-name="T4">
另请阅读：</text:span>
 <text:a xlink:type="simple" xlink:href="https://www.ukrinform.ua/rubric-polytics/3691526-zelenskij-privitav-finlandiu-zi-vstupom-u-nato.html" text:style-name="Internet_20_link" text:visited-style-name="Visited_20_Internet_20_Link">
</text:a>
正如该机构报道的那样，该官员[]在布鲁塞尔<text:a xlink:type="simple" xlink:href="https://www.ukrinform.ua/rubric-world/3691469-finlandia-oficijno-stala-clenom-nato.html" text:style-name="Internet_20_link" text:visited-style-name="Visited_20_Internet_20_Link">
</text:a>
之后，辛斯托尔滕贝格组织的秘书长向该国表示祝贺，即该国成为第31联盟成员。</text:p>
      <text:p text:style-name="P4">
News Source: <text:a xlink:type="simple" xlink:href="https://www.ukrinform.ua/rubric-world/3691521-bila-stabkvartiri-nato-u-brusseli-pidnali-prapor-novogo-clena-finlandii.html" text:style-name="Internet_20_link" text:visited-style-name="Visited_20_Internet_20_Link">
https://www.ukrinform.ua/rubric-world/3691521-bila-stabkvartiri-nato-u-brusseli-pidnali-prapor-novogo-clena-finlandii.html</text:a>
</text:p>
      <!--NEWS-->
      <text:h text:style-name="P10" text:outline-level="1">
<text:span text:style-name="T4">
芬兰将加强北约原则-Stoltenberg</text:span>
</text:h>
      <text:p text:style-name="P4">
作者: Ukrinform (Person)</text:p>
      <text:p text:style-name="P4">
出版商: Укринформ (Organization)</text:p>
      <text:p text:style-name="P4">
出版时间: 2023-04-04T-13:40:00+03:00</text:p>
      <text:p text:style-name="P4">
修改时间: 2023-04-04T23:40:00+03:00</text:p>
      <text:p text:style-name="P4">
描述: 北约的主要任务是防止战争和冲突，但是如果对一个人进行攻击，联盟的所有成员都将保护它。 芬兰对北约的介绍将是该联盟的不可否认的加剧。  - 乌克林。</text:p>
      <text:p text:style-name="P4">
图片: ["<text:a xlink:type="simple" xlink:href="https://static.ukrinform.com/photos/2022_12/thumb_files/630_360_1669912772-560.jpg" text:style-name="Internet_20_link" text:visited-style-name="Visited_20_Internet_20_Link">
630_360_16699...</text:a>
"]</text:p>
      <text:p text:style-name="P4">
标签: ['Фінляндія', 'НАТО', 'Столтенберг']</text:p>
      <text:p text:style-name="P4">
类型: Article</text:p>
      <!--METADATA-->
      <text:p text:style-name="P4">
<draw:frame draw:style-name="fr1" draw:name="Image66" text:anchor-type="as-char" svg:width="6.9236in" svg:height="3.956343in" draw:z-index="0">
<draw:image xlink:href="../Images/yкринформ/2023-04-04T-13-40-00-03-00/630_360_1669912772-560.jpg" xlink:type="simple" xlink:show="embed" xlink:actuate="onLoad" draw:mime-type="image/jpeg"/>
</draw:frame>
北约的主要证据是防止战争和冲突，但是如果发生袭击，联盟的所有成员都将保护它。 芬兰的北约介绍是联盟的加剧。</text:p>
      <text:p text:style-name="P4">
北约秘书长詹斯·斯托尔滕贝格(Jens Stoltenberg)说，今天在布鲁塞尔举行的新闻发布会上，回答了记者的问题。</text:p>
      <text:p text:style-name="P4">
“主要任务<text:a xlink:type="simple" xlink:href="https://www.ukrinform.ua/tag-nato" text:style-name="Internet_20_link" text:visited-style-name="Visited_20_Internet_20_Link">
</text:a>
有预防和平，预防冲突。 我们这样做的方式是明确联盟中的某人，整个联盟将来支持，因为我们将对联盟的攻击视为对联盟的攻击。 这是基于当天所有人的原则。”斯托尔滕贝格说。</text:p>
      <text:p text:style-name="P4">
北约秘书长坚信，如果任何潜在的攻击者都知道All-Alias会对袭击做出反应，北约的军事袭击就不会发生。</text:p>
      <text:p text:style-name="P4">
“当芬兰是北约的正式成员时，它会增强提供北约反击选择的可能性……芬兰拥有重要的武装力量，殿下，包括60多个F-35战斗机喷气式飞机，专业的国防系统和训练有素，设备齐全的部队，合金和海军部队。</text:p>
      <text:p text:style-name="P4">
根据斯托尔滕堡的说法，芬兰的上述优势与知识，知识和韧性，强大的民主制度以及国防工业相结合，这共同为增加的增强提供了无可争议的贡献。</text:p>
      <text:p text:style-name="P4">
<text:span text:style-name="T4">
另请阅读：</text:span>
 <text:a xlink:type="simple" xlink:href="https://www.ukrinform.ua/rubric-world/3691381-stoltenberg-privitav-finlandiu-iz-vstupom-do-nato.html" text:style-name="Internet_20_link" text:visited-style-name="Visited_20_Internet_20_Link">
</text:a>
斯托尔滕贝格说：“如果您查看地图，我们还将意识到，除上述内容外，芬兰对远北对北部乌克兰人和波罗的海国家非常重要。”</text:p>
      <text:p text:style-name="P4">
如报道<text:a xlink:type="simple" xlink:href="https://www.ukrinform.ua/rubric-polytics/3691356-ministri-nato-obgovorat-negajnu-dopomogu-ukraini-ta-podalsu-pidtrimku-stoltenberg.html" text:style-name="Internet_20_link" text:visited-style-name="Visited_20_Internet_20_Link">
</text:a>
，4月4日，北约外交部长为期两天的会议在布鲁塞尔开始。</text:p>
      <text:p text:style-name="P4">
News Source: <text:a xlink:type="simple" xlink:href="https://www.ukrinform.ua/rubric-world/3691657-finlandia-posilit-zabezpecenna-principiv-nato-stoltenberg.html" text:style-name="Internet_20_link" text:visited-style-name="Visited_20_Internet_20_Link">
https://www.ukrinform.ua/rubric-world/3691657-finlandia-posilit-zabezpecenna-principiv-nato-stoltenberg.html</text:a>
</text:p>
      <!--NEWS-->
      <text:h text:style-name="P10" text:outline-level="1">
<text:span text:style-name="T4">
去年，银行客户数量增加了近10％</text:span>
</text:h>
      <text:p text:style-name="P4">
作者: Ukrinform (Person)</text:p>
      <text:p text:style-name="P4">
出版商: Укринформ (Organization)</text:p>
      <text:p text:style-name="P4">
出版时间: 2023-04-04T-152:20:00+03:00</text:p>
      <text:p text:style-name="P4">
修改时间: 2023-04-04T16:20:00+03:00</text:p>
      <text:p text:style-name="P4">
描述: 在乌克兰，2022年银行客户的数量增长了近10％，超过7,900万。  - 乌克林。</text:p>
      <text:p text:style-name="P4">
图片: ["<text:a xlink:type="simple" xlink:href="https://static.ukrinform.com/photos/2019_06/thumb_files/630_360_1560852576-790.jpg" text:style-name="Internet_20_link" text:visited-style-name="Visited_20_Internet_20_Link">
630_360_15608...</text:a>
", "<text:a xlink:type="simple" xlink:href="https://static.ukrinform.com/photos/2023_04/1680614301-400.jpg" text:style-name="Internet_20_link" text:visited-style-name="Visited_20_Internet_20_Link">
1680614301-40...</text:a>
"]</text:p>
      <text:p text:style-name="P4">
标签: ['Банк', 'Економіка', 'Нацбанк', 'Гроші']</text:p>
      <text:p text:style-name="P4">
类型: Article</text:p>
      <!--METADATA-->
      <text:p text:style-name="P4">
<draw:frame draw:style-name="fr1" draw:name="Image67" text:anchor-type="as-char" svg:width="6.9236in" svg:height="3.956343in" draw:z-index="0">
<draw:image xlink:href="../Images/yкринформ/2023-04-04T-152-20-00-03-00/630_360_1560852576-790.jpg" xlink:type="simple" xlink:show="embed" xlink:actuate="onLoad" draw:mime-type="image/jpeg"/>
</draw:frame>
在乌克兰，2022年的银行客户数量增加了近10％，有7900万人。</text:p>
      <text:p text:style-name="P4">
根据乌克林福姆(Ukrinform)的说法，<text:a xlink:type="simple" xlink:href="https://t.me/nbu_ua/1448" text:style-name="Internet_20_link" text:visited-style-name="Visited_20_Internet_20_Link">
</text:a>
.</text:p>
      <text:p text:style-name="P4">
"Українці почали активніше користуватися послугами різних <text:a xlink:type="simple" xlink:href="https://www.ukrinform.ua/tag-bank" text:style-name="Internet_20_link" text:visited-style-name="Visited_20_Internet_20_Link">
</text:a>
。 结果：一年中的银行数量增加了近10％，超过7900万人(2021-7200万). Кількість відкритих ними рахунків зросла на 12,8% порівняно зпопереднім роком і становила 160,2 млн шт. (在2021年 -  1.42亿个单位。)”， - 在消息中go。</text:p>
      <text:p text:style-name="P4">
<draw:frame draw:style-name="fr1" draw:name="Image68" text:anchor-type="as-char" svg:width="6.9236in" svg:height="4.897806in" draw:z-index="0">
<draw:image xlink:href="../Images/yкринформ/2023-04-04T-152-20-00-03-00/1680614301-400.jpg" xlink:type="simple" xlink:show="embed" xlink:actuate="onLoad" draw:mime-type="image/jpeg"/>
</draw:frame>
此外，远程服务的银行客户数量在乌克兰大大增加了。 为银行的所有客户中有两个以上都提供：78％的业务实体和68％的个人(相应的240万和5140万客户).</text:p>
      <text:p text:style-name="P4">
У 2022 році загальна кількість рахунків, які банки обслуговували дистанційно,збільшилася на 18,8% порівняно з 2021 роком. А порівняно з 2020 роком – на73%.</text:p>
      <text:p text:style-name="P4">
<text:span text:style-name="T4">
Читайте також:</text:span>
 <text:a xlink:type="simple" xlink:href="https://www.ukrinform.ua/rubric-economy/3691027-banki-minulogo-tizna-vidali-ponad-514-miljoniv-dostupnih-kreditiv.html" text:style-name="Internet_20_link" text:visited-style-name="Visited_20_Internet_20_Link">
 </text:a>
据报道，在2022年，银行分支机构的数量在1349年减少到5 336辆。 去年，NBU从市场上撤出了4家银行，该银行占301个分支机构。 根据乌克兰国家银行的说法，2022年国家银行的苏塞德减少了分支机构的数量：Privatbank(-287) - 最多12.1万，储蓄银行(-420) - 高达1.182,000，乌克加斯班克(-51) - 至217)，ukreximbank(-5) - 最多48。</text:p>
      <text:p text:style-name="P4">
News Source: <text:a xlink:type="simple" xlink:href="https://www.ukrinform.ua/rubric-economy/3691482-torik-kilkist-klientiv-bankiv-zrosla-majze-na-10.html" text:style-name="Internet_20_link" text:visited-style-name="Visited_20_Internet_20_Link">
https://www.ukrinform.ua/rubric-economy/3691482-torik-kilkist-klientiv-bankiv-zrosla-majze-na-10.html</text:a>
</text:p>
      <!--NEWS-->
      <text:h text:style-name="P10" text:outline-level="1">
<text:span text:style-name="T4">
大坝到Kramatorsk的突破：疏散完成，水位下降</text:span>
</text:h>
      <text:p text:style-name="P4">
作者: Ukrinform (Person)</text:p>
      <text:p text:style-name="P4">
出版商: Укринформ (Organization)</text:p>
      <text:p text:style-name="P4">
出版时间: 2023-04-04T-15:36:00+03:00</text:p>
      <text:p text:style-name="P4">
修改时间: 2023-04-04T23:36:00+03:00</text:p>
      <text:p text:style-name="P4">
描述: 截至截至Kramatorsk的傍晚，所有疏散措施均已完成，水位下降。  - 乌克林。</text:p>
      <text:p text:style-name="P4">
图片: ["<text:a xlink:type="simple" xlink:href="https://static.ukrinform.com/photos/2023_04/thumb_files/630_360_1680628552-8924.jpeg" text:style-name="Internet_20_link" text:visited-style-name="Visited_20_Internet_20_Link">
630_360_16806...</text:a>
"]</text:p>
      <text:p text:style-name="P4">
标签: ['Краматорськ', 'Повінь', 'Вода', 'Дамба']</text:p>
      <text:p text:style-name="P4">
类型: Article</text:p>
      <!--METADATA-->
      <text:p text:style-name="P4">
<draw:frame draw:style-name="fr1" draw:name="Image69" text:anchor-type="as-char" svg:width="6.9236in" svg:height="3.956343in" draw:z-index="0">
<draw:image xlink:href="../Images/yкринформ/2023-04-04T-15-36-00-03-00/630_360_1680628552-8924.jpeg" xlink:type="simple" xlink:show="embed" xlink:actuate="onLoad" draw:mime-type="image/jpeg"/>
</draw:frame>
Kramatorsk的状态夜晚所有的疏散措施都完成了，水的水平已达到。</text:p>
      <text:p text:style-name="P4">
关于它报告<text:a xlink:type="simple" xlink:href="https://hromadske.ua/posts/u-kramatorsku-pidtopleni-blizko-260-budinkiv-evakuaciyu-zavershili-foto" text:style-name="Internet_20_link" text:visited-style-name="Visited_20_Internet_20_Link">
</text:a>
，报道乌克林福姆。</text:p>
      <text:p text:style-name="P4">
Kramatorsk Alexander Goncharenko市长说，从洪水区7人烧毁了<text:a xlink:type="simple" xlink:href="https://www.ukrinform.ua/tag-evakuacia" text:style-name="Internet_20_link" text:visited-style-name="Visited_20_Internet_20_Link">
</text:a>
要“点击”。 其他所有人都将与亲戚一起生活。</text:p>
      <text:p text:style-name="P4">
当地人抱怨房屋在财产的财产水平上面洪水泛滥。</text:p>
      <text:p text:style-name="P4">
大坝的设计用沙袋加固。 决定不介入排水地点，水位已经下降。</text:p>
      <text:p text:style-name="P4">
SES被告知，截至22:00，救援人员和警察救出了3人，另外14人被撤离，其中2人是孩子。 SES心理学家在某个地方临时安置受害者，继续提供心理帮助。</text:p>
      <text:p text:style-name="P4">
<text:span text:style-name="T4">
另请阅读：</text:span>
 <text:a xlink:type="simple" xlink:href="https://www.ukrinform.ua/rubric-regions/3691517-u-kramatorsku-cerez-proriv-castini-dambi-pidtopleni-blizko-260-budinkiv.html" text:style-name="Internet_20_link" text:visited-style-name="Visited_20_Internet_20_Link">
</text:a>
救援人员目前正在进行紧急工作以减少带宽。</text:p>
      <text:p text:style-name="P4">
正如乌克林福姆报道的<text:a xlink:type="simple" xlink:href="https://www.ukrinform.ua/rubric-regions/3691348-u-kramatorsku-cerez-zbilsenna-rivna-vodi-prorvalo-castinu-dambi.html" text:style-name="Internet_20_link" text:visited-style-name="Visited_20_Internet_20_Link">
</text:a>
在城市，已经部署了坦加扎技术和生态安全的总部(你NS)，从六个木头的被洪水淹没的房屋中撤离。</text:p>
      <text:p text:style-name="P4">
News Source: <text:a xlink:type="simple" xlink:href="https://www.ukrinform.ua/rubric-regions/3691659-proriv-dambi-u-kramatorsku-evakuaciu-zaversili-nihto-ne-postrazdav.html" text:style-name="Internet_20_link" text:visited-style-name="Visited_20_Internet_20_Link">
https://www.ukrinform.ua/rubric-regions/3691659-proriv-dambi-u-kramatorsku-evakuaciu-zaversili-nihto-ne-postrazdav.html</text:a>
</text:p>
      <!--NEWS-->
      <text:h text:style-name="P10" text:outline-level="1">
<text:span text:style-name="T4">
Jamali的专辑的首映“ Qirim”将于5月5日在基辅举行</text:span>
</text:h>
      <text:p text:style-name="P4">
作者: Ukrinform (Person)</text:p>
      <text:p text:style-name="P4">
出版商: Укринформ (Organization)</text:p>
      <text:p text:style-name="P4">
出版时间: 2023-04-04T-162:54:00+03:00</text:p>
      <text:p text:style-name="P4">
修改时间: 2023-04-04T15:54:00+03:00</text:p>
      <text:p text:style-name="P4">
描述: 5月5日，歌手贾马拉（Jamala）与国家交响乐团（National Symphony Orchestra）一起在基辅展示了她的新专辑“ Qirim”。  - 乌克林。</text:p>
      <text:p text:style-name="P4">
图片: ["<text:a xlink:type="simple" xlink:href="https://static.ukrinform.com/photos/2019_10/thumb_files/630_360_1570790279-659.jpg" text:style-name="Internet_20_link" text:visited-style-name="Visited_20_Internet_20_Link">
630_360_15707...</text:a>
"]</text:p>
      <text:p text:style-name="P4">
标签: ['Джамала', 'Музика', "прем'єра"]</text:p>
      <text:p text:style-name="P4">
类型: Article</text:p>
      <!--METADATA-->
      <text:p text:style-name="P4">
<draw:frame draw:style-name="fr1" draw:name="Image70" text:anchor-type="as-char" svg:width="6.9236in" svg:height="3.956343in" draw:z-index="0">
<draw:image xlink:href="../Images/yкринформ/2023-04-04T-162-54-00-03-00/630_360_1570790279-659.jpg" xlink:type="simple" xlink:show="embed" xlink:actuate="onLoad" draw:mime-type="image/jpeg"/>
</draw:frame>
5月5日，Singerjamala与国家交响乐团一起在Kyivvisw中展示了一张新的“ Qirim”专辑。</text:p>
      <text:p text:style-name="P4">
这是由文化和信息政策部的新闻服务报告的<text:a xlink:type="simple" xlink:href="https://t.me/mkipu/5461" text:style-name="Internet_20_link" text:visited-style-name="Visited_20_Internet_20_Link">
</text:a>
传输乌克林。</text:p>
      <text:p text:style-name="P4">
消息写道：“贾马拉(Jamala)将展示一张新的Qirim专辑，其中包括14首古克里米亚塔塔尔(Crimean Tatar)的歌曲。几十年来，艺术家的所有作品都在不同的汽车中精心收集。”</text:p>
      <text:p text:style-name="P4">
正如Mkip中指出的那样，这项研究的合伙人成为了人民本人<text:a xlink:type="simple" xlink:href="https://www.ukrinform.ua/rubric-crimea" text:style-name="Internet_20_link" text:visited-style-name="Visited_20_Internet_20_Link">
</text:a>
 -  80位音乐家加入了盘子上的工作。 该部说：“一切都可以延续过去。”</text:p>
      <text:p text:style-name="P4">
<text:span text:style-name="T4">
另请阅读：</text:span>
 <text:a xlink:type="simple" xlink:href="https://www.ukrinform.ua/rubric-culture/3677425-dzamala-stala-persim-ukrainskim-ambasadorom-equal-vid-spotify.html" text:style-name="Internet_20_link" text:visited-style-name="Visited_20_Internet_20_Link">
</text:a>
基辅演讲将于5月5日与乌克兰的国家交响乐团一起在弗拉基米尔·西伦科(Vladimir Sirenko)的领导下举行。</text:p>
      <text:p text:style-name="P4">
“演讲将在利物浦全球首映前夕进行，” Mkip介入。</text:p>
      <text:p text:style-name="P4">
如报道，<text:a xlink:type="simple" xlink:href="https://www.ukrinform.ua/rubric-culture/3688662-dzamala-predstavit-novij-albom-qirim-na-eurofestival-u-liverpuli.html" text:style-name="Internet_20_link" text:visited-style-name="Visited_20_Internet_20_Link">
</text:a>
</text:p>
      <text:p text:style-name="P4">
News Source: <text:a xlink:type="simple" xlink:href="https://www.ukrinform.ua/rubric-culture/3691468-premera-albomu-dzamali-qirim-vidbudetsa-5-travna-u-kievi.html" text:style-name="Internet_20_link" text:visited-style-name="Visited_20_Internet_20_Link">
https://www.ukrinform.ua/rubric-culture/3691468-premera-albomu-dzamali-qirim-vidbudetsa-5-travna-u-kievi.html</text:a>
</text:p>
      <!--NEWS-->
      <text:h text:style-name="P10" text:outline-level="1">
<text:span text:style-name="T4">
Zelensky以特殊格式与军事领导人举行了会议</text:span>
</text:h>
      <text:p text:style-name="P4">
作者: Ukrinform (Person)</text:p>
      <text:p text:style-name="P4">
出版商: Укринформ (Organization)</text:p>
      <text:p text:style-name="P4">
出版时间: 2023-04-04T-17:17:00+03:00</text:p>
      <text:p text:style-name="P4">
修改时间: 2023-04-04T23:17:00+03:00</text:p>
      <text:p text:style-name="P4">
描述: 周二，以一种特殊的格式举行了一次军事会议，尤其是在此期间，乌克兰武装部队的陆军指挥官亚历山大·西尔斯基上校谈到了巴赫穆特的局势。  - 乌克林。</text:p>
      <text:p text:style-name="P4">
图片: ["<text:a xlink:type="simple" xlink:href="https://static.ukrinform.com/photos/2023_02/thumb_files/630_360_1676049059-535.png" text:style-name="Internet_20_link" text:visited-style-name="Visited_20_Internet_20_Link">
630_360_16760...</text:a>
"]</text:p>
      <text:p text:style-name="P4">
标签: ['Президент', 'Військові', 'Зеленський', 'Війна з росією']</text:p>
      <text:p text:style-name="P4">
类型: Article</text:p>
      <!--METADATA-->
      <text:p text:style-name="P4">
<draw:frame draw:style-name="fr1" draw:name="Image71" text:anchor-type="as-char" svg:width="6.9236in" svg:height="3.956343in" draw:z-index="0">
<draw:image xlink:href="../Images/yкринформ/2023-04-04T-17-17-00-03-00/630_360_1676049059-535.png" xlink:type="simple" xlink:show="embed" xlink:actuate="onLoad" draw:mime-type="image/png"/>
</draw:frame>
军事会议以一种特殊的格式举行，在此期间，尤其是乌克兰武装部队的陆军指挥官，波尔科夫尼克洛克斯基·赛尔斯基(Polkovnikolexander Syrsky)的将军谈到了巴赫穆特局势。</text:p>
      <text:p text:style-name="P4">
在您的[]中(https://t.me/V_Zelenskiy_official/5756)乌克兰福姆报道，乌克兰总统沃迪米尔·泽伦斯基说。</text:p>
      <text:p text:style-name="P4">
Zelensky说，他一直与反对州Zla- []的团队保持联系。(https://www.ukrinform.ua/tag-rosia)在战场上。</text:p>
      <text:p text:style-name="P4">
<text:span text:style-name="T5">
viso：<text:a xlink:type="simple" xlink:href="https://t.me/V_Zelenskiy_official/5756" text:style-name="Internet_20_link" text:visited-style-name="Visited_20_Internet_20_Link">
</text:a>
</text:span>
</text:p>
      <text:p text:style-name="P4">
“今天，我们的军事会议的一种特殊格式。 一般 - 一般 - 关于GUR负责人Bakhmut的一般军事站。 国防部 - 关于弹药的供应以及我们捍卫者的需求。 总统说。</text:p>
      <text:p text:style-name="P4">
他指出，乌克兰当局受到了精神独立性的控制和内部局势。</text:p>
      <text:p text:style-name="P4">
“她(精神独立 -  ed。)我们也保证。 打破乌克兰 - 茴香或内部 - 没有人会工作。”乌克兰国家负责人说。</text:p>
      <text:p text:style-name="P4">
<text:span text:style-name="T4">
另请阅读：</text:span>
 <text:a xlink:type="simple" xlink:href="https://www.ukrinform.ua/rubric-polytics/3691627-ukraina-zvertaetsa-po-pidtrimku-do-ssa-bo-vorog-svobodi-mae-prograti-zelenskij.html" text:style-name="Internet_20_link" text:visited-style-name="Visited_20_Internet_20_Link">
</text:a>
Zelensky感谢所有参加乌克兰战斗的人。</text:p>
      <text:p text:style-name="P4">
“ Avdiivka和Bakhmut，Marinka和Krasnogorivka，每个炎热的方向……我是勇士!谢谢所有帮助乌克兰的人!总统说。</text:p>
      <text:p text:style-name="P4">
正如乌克林福姆报道的，4月3日<text:a xlink:type="simple" xlink:href="https://www.ukrinform.ua/rubric-ato/3691166-zelenskij-proviv-viizne-zasidanna-stavki-u-cernigovi.html" text:style-name="Internet_20_link" text:visited-style-name="Visited_20_Internet_20_Link">
</text:a>
_foto：op _</text:p>
      <text:p text:style-name="P4">
News Source: <text:a xlink:type="simple" xlink:href="https://www.ukrinform.ua/rubric-ato/3691655-zelenskij-proviv-naradu-z-vijskovimi-kerivnikami-u-specformati.html" text:style-name="Internet_20_link" text:visited-style-name="Visited_20_Internet_20_Link">
https://www.ukrinform.ua/rubric-ato/3691655-zelenskij-proviv-naradu-z-vijskovimi-kerivnikami-u-specformati.html</text:a>
</text:p>
      <!--NEWS-->
      <text:h text:style-name="P10" text:outline-level="1">
<text:span text:style-name="T4">
华莱士：让芬兰成为普京的教训</text:span>
</text:h>
      <text:p text:style-name="P4">
作者: Ukrinform (Person)</text:p>
      <text:p text:style-name="P4">
出版商: Укринформ (Organization)</text:p>
      <text:p text:style-name="P4">
出版时间: 2023-04-04T-19:11:00+03:00</text:p>
      <text:p text:style-name="P4">
修改时间: 2023-04-04T23:11:00+03:00</text:p>
      <text:p text:style-name="P4">
描述: 英国国防部长本·沃尔斯（Ben Volles）表示希望芬兰成为普京的课程。  - 乌克林。</text:p>
      <text:p text:style-name="P4">
图片: ["<text:a xlink:type="simple" xlink:href="https://static.ukrinform.com/photos/2018_04/thumb_files/630_360_1522941676-5218.jpg" text:style-name="Internet_20_link" text:visited-style-name="Visited_20_Internet_20_Link">
630_360_15229...</text:a>
"]</text:p>
      <text:p text:style-name="P4">
标签: ['Британія', 'Фінляндія', 'НАТО', 'путін']</text:p>
      <text:p text:style-name="P4">
类型: Article</text:p>
      <!--METADATA-->
      <text:p text:style-name="P4">
<draw:frame draw:style-name="fr1" draw:name="Image72" text:anchor-type="as-char" svg:width="6.9236in" svg:height="3.956343in" draw:z-index="0">
<draw:image xlink:href="../Images/yкринформ/2023-04-04T-19-11-00-03-00/630_360_1522941676-5218.jpg" xlink:type="simple" xlink:show="embed" xlink:actuate="onLoad" draw:mime-type="image/jpeg"/>
</draw:frame>
英国本·本·沃尔斯部表示希望芬兰成为普京的意愿。</text:p>
      <text:p text:style-name="P4">
正如乌克林福姆报道的那样，它报告了<text:a xlink:type="simple" xlink:href="https://news.sky.com/story/ukraine-war-latest-updates-putin-warning-finland-nato-wagner-12541713" text:style-name="Internet_20_link" text:visited-style-name="Visited_20_Internet_20_Link">
</text:a>
。</text:p>
      <text:p text:style-name="P4">
“我很高兴芬兰申请申请<text:a xlink:type="simple" xlink:href="https://www.ukrinform.ua/tag-nato" text:style-name="Internet_20_link" text:visited-style-name="Visited_20_Internet_20_Link">
</text:a>
已批准，我想在一个组织中向这个国家打招呼。</text:p>
      <text:p text:style-name="P4">
让芬兰成为普京总统的教训。</text:p>
      <text:p text:style-name="P4">
芬兰决定加入自己的意志。 选择联盟作为主权国家权利的自由是其公民的问题，只有他们。”政府说。</text:p>
      <text:p text:style-name="P4">
<text:span text:style-name="T4">
另请阅读：</text:span>
 <text:a xlink:type="simple" xlink:href="https://www.ukrinform.ua/rubric-world/3691451-blinken-za-vstup-finlandii-do-nato-mozemo-podakuvati-putinu.html" text:style-name="Internet_20_link" text:visited-style-name="Visited_20_Internet_20_Link">
</text:a>
为了回应俄罗斯对乌克兰的侵略，芬兰·塔什维蒂亚(Finland Tashvetia)申请了北约成员资格。 在北约马德里峰会期间，两国都被邀请加入联盟。芬兰今天完成了入学程序，而瑞典继续与土耳其进行间隔以批准入境方案。</text:p>
      <text:p text:style-name="P4">
News Source: <text:a xlink:type="simple" xlink:href="https://www.ukrinform.ua/rubric-world/3691592-volles-nehaj-finlandia-stane-urokom-dla-putina.html" text:style-name="Internet_20_link" text:visited-style-name="Visited_20_Internet_20_Link">
https://www.ukrinform.ua/rubric-world/3691592-volles-nehaj-finlandia-stane-urokom-dla-putina.html</text:a>
</text:p>
      <!--NEWS-->
      <text:h text:style-name="P10" text:outline-level="1">
<text:span text:style-name="T4">
在库皮斯克指令，俄罗斯军队搁置了卡梅卡，彼得·伊瓦尼维卡，诺瓦诺林斯克，德沃里奇尼，到...</text:span>
</text:h>
      <text:p text:style-name="P4">
作者: liveuamap (Language: en)</text:p>
      <text:p text:style-name="P4">
时间: 2023-04-04T-19:40:00</text:p>
      <text:p text:style-name="P4">
地点: Donetsk (Latitude:48.91641 Longtitude:38.13063)</text:p>
      <text:p text:style-name="P4">
视频: []</text:p>
      <text:p text:style-name="P4">
图片: []</text:p>
      <text:p text:style-name="P4">
标签: ["Russia"]</text:p>
      <text:p text:style-name="P4">
Id: 22553592</text:p>
      <!--METADATA-->
      <text:p text:style-name="P4">
俄罗斯在库皮亚克方向俄罗斯军队炮击了卡米加，石油 -  ivanivka，诺沃特林斯克，德沃里奇纳，库特基夫卡，扎帕德，哈尔基夫地区的masutivka；</text:p>
      <text:p text:style-name="P4">
新闻集链接：<text:a xlink:type="simple" xlink:href="https://liveuamap.com/en/2023/4-april-at-kupiansk-direction-russian-army-shelled-kamyanka" text:style-name="Internet_20_link" text:visited-style-name="Visited_20_Internet_20_Link">
https://liveuamap.com/en/2023/4-april-at-kupiansk-direction-russian-army-army-shelled-kamyanka</text:a>
</text:p>
      <text:p text:style-name="P4">
News Source: <text:a xlink:type="simple" xlink:href="https://t.me/lumsrc/4407" text:style-name="Internet_20_link" text:visited-style-name="Visited_20_Internet_20_Link">
https://t.me/lumsrc/4407</text:a>
</text:p>
      <!--NEWS-->
      <text:h text:style-name="P10" text:outline-level="1">
<text:span text:style-name="T4">
主席：我们必须剥夺拉什主义甚至希望在拉丁美洲的支持</text:span>
</text:h>
      <text:p text:style-name="P4">
作者: Ukrinform (Person)</text:p>
      <text:p text:style-name="P4">
出版商: Укринформ (Organization)</text:p>
      <text:p text:style-name="P4">
出版时间: 2023-04-04T-21:10:00+03:00</text:p>
      <text:p text:style-name="P4">
修改时间: 2023-04-04T23:10:00+03:00</text:p>
      <text:p text:style-name="P4">
描述: 甚至有必要剥夺拉什主义，甚至希望在拉丁美洲获得支持。  - 乌克林。</text:p>
      <text:p text:style-name="P4">
图片: ["<text:a xlink:type="simple" xlink:href="https://static.ukrinform.com/photos/2022_12/thumb_files/630_360_1670633925-606.jpeg" text:style-name="Internet_20_link" text:visited-style-name="Visited_20_Internet_20_Link">
630_360_16706...</text:a>
"]</text:p>
      <text:p text:style-name="P4">
标签: ['Латинська Америка', 'Зеленський', 'Війна з росією']</text:p>
      <text:p text:style-name="P4">
类型: Article</text:p>
      <!--METADATA-->
      <text:p text:style-name="P4">
<draw:frame draw:style-name="fr1" draw:name="Image73" text:anchor-type="as-char" svg:width="6.9236in" svg:height="3.956343in" draw:z-index="0">
<draw:image xlink:href="../Images/yкринформ/2023-04-04T-21-10-00-03-00/630_360_1670633925-606.jpeg" xlink:type="simple" xlink:show="embed" xlink:actuate="onLoad" draw:mime-type="image/jpeg"/>
</draw:frame>
甚至有必要剥夺拉什主义，甚至希望在拉丁美洲国家获得支持。</text:p>
      <text:p text:style-name="P4">
在您的[]中(https://t.me/V_Zelenskiy_official/5756)乌克林福姆报道，总统洛奇·泽伦斯基说。</text:p>
      <text:p text:style-name="P4">
“他呼吁智利议会 - 另一个听到的国家<text:a xlink:type="simple" xlink:href="https://www.ukrinform.ua/tag-ukraina" text:style-name="Internet_20_link" text:visited-style-name="Visited_20_Internet_20_Link">
</text:a>
，我听到了我们努力的努力。 我们必须在拉丁美洲剥夺轻率的希望，”他说。</text:p>
      <text:p text:style-name="P4">
<text:span text:style-name="T5">
viso：<text:a xlink:type="simple" xlink:href="https://t.me/V_Zelenskiy_official/5756" text:style-name="Internet_20_link" text:visited-style-name="Visited_20_Internet_20_Link">
</text:a>
</text:span>
</text:p>
      <text:p text:style-name="P4">
总统说，他已经向美国州长讲话，并说这首先是对公民选出的代表的特别呼吁。</text:p>
      <text:p text:style-name="P4">
“他感谢他们的支持。 他强调，我们与美国一起不仅可以在正在进行的战斗中阻止，而且证明自由与合作在侵略袭击之后总是会差异正常，”乌克兰国家负责人获悉。</text:p>
      <text:p text:style-name="P4">
<text:span text:style-name="T4">
另请阅读：</text:span>
 <text:a xlink:type="simple" xlink:href="https://www.ukrinform.ua/rubric-polytics/3691627-ukraina-zvertaetsa-po-pidtrimku-do-ssa-bo-vorog-svobodi-mae-prograti-zelenskij.html" text:style-name="Internet_20_link" text:visited-style-name="Visited_20_Internet_20_Link">
</text:a>
据报道，美国国家州长协会在会议上说<text:a xlink:type="simple" xlink:href="https://www.ukrinform.ua/rubric-vidbudova/3691628-v-ukraini-majze-1900-mist-i-sil-potrebuut-vidbudovi-prezident.html" text:style-name="Internet_20_link" text:visited-style-name="Visited_20_Internet_20_Link">
</text:a>
。</text:p>
      <text:p text:style-name="P4">
_foto：op _</text:p>
      <text:p text:style-name="P4">
News Source: <text:a xlink:type="simple" xlink:href="https://www.ukrinform.ua/rubric-polytics/3691653-prezident-maemo-pozbaviti-rasizm-navit-nadii-na-pidtrimku-u-latinskij-americi.html" text:style-name="Internet_20_link" text:visited-style-name="Visited_20_Internet_20_Link">
https://www.ukrinform.ua/rubric-polytics/3691653-prezident-maemo-pozbaviti-rasizm-navit-nadii-na-pidtrimku-u-latinskij-americi.html</text:a>
</text:p>
      <!--NEWS-->
      <text:h text:style-name="P10" text:outline-level="1">
<text:span text:style-name="T4">
在利曼·德雷汀（Liman Diretiin</text:span>
</text:h>
      <text:p text:style-name="P4">
作者: liveuamap (Language: en)</text:p>
      <text:p text:style-name="P4">
时间: 2023-04-04T-21:40:00</text:p>
      <text:p text:style-name="P4">
地点: Donetsk (Latitude:48.75438 Longtitude:38.07518)</text:p>
      <text:p text:style-name="P4">
视频: []</text:p>
      <text:p text:style-name="P4">
图片: []</text:p>
      <text:p text:style-name="P4">
标签: ["Russia"]</text:p>
      <text:p text:style-name="P4">
Id: 22553591</text:p>
      <!--METADATA-->
      <text:p text:style-name="P4">
俄罗斯军队在莱曼的指导上炮击了卢汉斯克地区的马克伊伊夫卡，内维斯克，克雷梅纳，迪布罗娃，卢汉斯克地区的比洛霍利夫卡和特尼，维塞尔，兹瓦尼夫卡，兹瓦尼夫卡，斯利特恩·安德罗兹·安德罗兹·安德罗兹·安德罗兹·安德罗兹(Spirne Androzdolivka)</text:p>
      <text:p text:style-name="P4">
新闻集链接：<text:a xlink:type="simple" xlink:href="https://liveuamap.com/en/2023/4-april-at-lyman-direction-russian-army-shelled-makiyivka" text:style-name="Internet_20_link" text:visited-style-name="Visited_20_Internet_20_Link">
https://liveuamap.com/en/2023/4-april-at-lyman-direction-russian-army-army-shelled-makiyivka</text:a>
</text:p>
      <text:p text:style-name="P4">
News Source: <text:a xlink:type="simple" xlink:href="https://t.me/lumsrc/4408" text:style-name="Internet_20_link" text:visited-style-name="Visited_20_Internet_20_Link">
https://t.me/lumsrc/4408</text:a>
</text:p>
      <!--NEWS-->
      <text:h text:style-name="P10" text:outline-level="1">
<text:span text:style-name="T4">
巴赫穆特（Bakhmut Directio Rusian）军队炮击了Vasukivka，Orikhovo-Vasylivka，Novomarka，Bogdan ...</text:span>
</text:h>
      <text:p text:style-name="P4">
作者: liveuamap (Language: en)</text:p>
      <text:p text:style-name="P4">
时间: 2023-04-04T-23:40:00</text:p>
      <text:p text:style-name="P4">
地点: Bakhmut (Latitude:48.41512 Longtitude:37.87943)</text:p>
      <text:p text:style-name="P4">
视频: []</text:p>
      <text:p text:style-name="P4">
图片: []</text:p>
      <text:p text:style-name="P4">
标签: ["Russia"]</text:p>
      <text:p text:style-name="P4">
Id: 22553590</text:p>
      <!--METADATA-->
      <text:p text:style-name="P4">
At Bakhmut direction Russian army shelled Vasukivka, Orikhovo-Vasylivka,Novomarkove, Bohdanivka, Bakhmut, Ivanivske, Chasiv Yar, Ozaryanivka, Dachne,Oleksandro-Shulhyne, Zalizne and New York of Donetsk region, - General Staffof Armed Forces of Ukraine says in the morning报告</text:p>
      <text:p text:style-name="P4">
新闻集链接：(https://liveuamap.com/en/2023/4-april-at-bakhmut-direction-russian-army-shelled-vasukivka)</text:p>
      <text:p text:style-name="P4">
News Source: <text:a xlink:type="simple" xlink:href="https://t.me/lumsrc/4409" text:style-name="Internet_20_link" text:visited-style-name="Visited_20_Internet_20_Link">
https://t.me/lumsrc/4409</text:a>
</text:p>
      <!--NEWS-->
      <text:h text:style-name="P10" text:outline-level="1">
<text:span text:style-name="T4">
只有俄罗斯侵略的集体安全保证才能可靠-Zelensky</text:span>
</text:h>
      <text:p text:style-name="P4">
作者: Ukrinform (Person)</text:p>
      <text:p text:style-name="P4">
出版商: Укринформ (Organization)</text:p>
      <text:p text:style-name="P4">
出版时间: 2023-04-04T-24:48:00+03:00</text:p>
      <text:p text:style-name="P4">
修改时间: 2023-04-04T22:48:00+03:00</text:p>
      <text:p text:style-name="P4">
描述: 俄罗斯的侵略清楚地证明，只有集体预防保证才能可靠。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Звернення', 'Зеленський', 'Війна з росією', 'Гарантії безпеки']</text:p>
      <text:p text:style-name="P4">
类型: Article</text:p>
      <!--METADATA-->
      <text:p text:style-name="P4">
<draw:frame draw:style-name="fr1" draw:name="Image74" text:anchor-type="as-char" svg:width="6.9236in" svg:height="3.956343in" draw:z-index="0">
<draw:image xlink:href="../Images/yкринформ/2023-04-04T-24-48-00-03-00/630_360_1679682020-565.jpeg" xlink:type="simple" xlink:show="embed" xlink:actuate="onLoad" draw:mime-type="image/jpeg"/>
</draw:frame>
俄罗斯的侵略清楚地证明，只有集体预防保证才能可靠。</text:p>
      <text:p text:style-name="P4">
在您的[]中(https://www.youtube.com/watch?v=v9iHpJZFwug)乌克林福姆报道，在全面战争的第405天结束时说，乌克兰弗拉基米尔塞斯基总统。</text:p>
      <text:p text:style-name="P4">
视频： <text:a xlink:type="simple" xlink:href="https://t.me/OP_UA/9174" text:style-name="Internet_20_link" text:visited-style-name="Visited_20_Internet_20_Link">
</text:a>
<text:span text:style-name="T4">
 <text:span text:style-name="T5">
我希望健康，亲爱的乌克兰人!</text:span>
 </text:span>
</text:p>
      <text:p text:style-name="P4">
他刚求助于智利议会 - 另一个听到乌克兰的国家，听到了我们想要的东西。 我们人民之间的距离无关紧要。 我们欣赏生活并保护国际秩序。 我们必须剥夺拉丁美洲支持的希望。</text:p>
      <text:p text:style-name="P4">
他还向美国州的州长讲话 - 这是第一次对每个州代表的特殊吸引力。 他以暂停的方式感谢他们，强调我们与美国一起不仅能赢得持续的杀戮，而且还证明自由与合作在侵略袭击之后总是恢复间接的生活。</text:p>
      <text:p text:style-name="P4">
他今天花了几次国际对话，与我们的合作伙伴交谈。</text:p>
      <text:p text:style-name="P4">
他感谢加拿大和特鲁多总理亲自提供的支持。 对于下一个表现形式 - 我们的预算已经收到了20亿亿加元的财政援助。 详细说明，我们在战场和我们国家的安全需求中进行了讨论。</text:p>
      <text:p text:style-name="P4">
为了拒绝我们的地球敌人，并更快地完成这一敌人，我们必须动员世界，我们的伴侣，所有人民，因为他们同意俄罗斯侵略带来世界的混乱。</text:p>
      <text:p text:style-name="P4">
他与欧洲委员会主席夫人厄休拉·冯·德·莱恩(Ursula Von der Lyen)进行了交谈。 我们的vevroNtecration步骤，我们正在准备的联合措施……一种新的制裁包装灌木丛，必须继续对俄罗斯的压力线，减少其恐怖分子潜力的压力，即威胁。</text:p>
      <text:p text:style-name="P4">
顺便说一下，今天，整个欧洲，整个欧元 - 大西洋社区都是我们地区的历史性事件。 芬兰成为第31位北约成员。</text:p>
      <text:p text:style-name="P4">
我祝贺芬兰的整个人民和亲自的总统先生。 具有可靠的安全保证 - 集体担保。</text:p>
      <text:p text:style-name="P4">
俄罗斯侵略清楚地证明了：只有集体保证，只有先决条件的保证才能可靠。 这就是我们一直在谈论的。我们还谈论速度 - 安全决策的速度很重要。 我们在感染中，可以是程序的速度。有一天，我们的国家将保证安全。</text:p>
      <text:p text:style-name="P4">
他一直与我们的指挥官不断反对那不勒斯战斗的州长。 今天，我们的军事会议有一种特殊的格式。西尔斯基将军 - 关于一般战争局长的董事长巴赫穆特(Bakhmut)。 国防部 - 关于弹药的供应，甚至根据我们的捍卫者的需求。 决策已经实施。</text:p>
      <text:p text:style-name="P4">
我们整天都在准备本周计划的国际活动。它们很重要，大胆，雄心勃勃。 因为这是乌克兰的规则。</text:p>
      <text:p text:style-name="P4">
我们保持控制和内部状况，特别是关于精神独立性。 我们也保证。 要打破乌克兰 - 既不是从外部也不是从内部来的 - 没有人。</text:p>
      <text:p text:style-name="P4">
我感谢所有参加乌克兰战斗的人!Avdiivka和Bakhmut，Marinka Takrasnovrovka，每个热门方向...我感谢您，勇士!</text:p>
      <text:p text:style-name="P4">
谢谢所有帮助乌克兰的人!</text:p>
      <text:p text:style-name="P4">
我今天要注意两个决定。</text:p>
      <text:p text:style-name="P4">
美国提供了20亿美元的国防支持计划。希腊防空和炮兵，以及需要什么。 谢谢潘 - 总统拜登，谢谢国会，谢谢每个美国人!</text:p>
      <text:p text:style-name="P4">
和第二个解决方案。 如今，调查针对乌克兰人犯罪的联合国独立国际委员会的工作已延长。 每个这样的国际法律步骤都使种族主义者承担了不可避免的公平责任。</text:p>
      <text:p text:style-name="P4">
<text:span text:style-name="T4">
 <text:span text:style-name="T5">
荣耀与乌克兰!</text:span>
 </text:span>
</text:p>
      <text:p text:style-name="P4">
News Source: <text:a xlink:type="simple" xlink:href="https://www.ukrinform.ua/rubric-ato/3691650-lise-kolektivni-garantii-bezpeki-vid-agresii-rf-mozut-buti-nadijnimi-zelenskij.html" text:style-name="Internet_20_link" text:visited-style-name="Visited_20_Internet_20_Link">
https://www.ukrinform.ua/rubric-ato/3691650-lise-kolektivni-garantii-bezpeki-vid-agresii-rf-mozut-buti-nadijnimi-zelenskij.html</text:a>
</text:p>
      <!--NEWS-->
      <text:h text:style-name="P10" text:outline-level="1">
<text:span text:style-name="T4">
JSC Avdiivka和Marynka方向Rusian军队炮击了Avdiivka，Vodyane，Severene，Netha ...</text:span>
</text:h>
      <text:p text:style-name="P4">
作者: liveuamap (Language: en)</text:p>
      <text:p text:style-name="P4">
时间: 2023-04-04T-25:40:00</text:p>
      <text:p text:style-name="P4">
地点: Donetsk Oblast (Latitude:47.916 Longtitude:37.4608)</text:p>
      <text:p text:style-name="P4">
视频: []</text:p>
      <text:p text:style-name="P4">
图片: []</text:p>
      <text:p text:style-name="P4">
标签: ["Russia"]</text:p>
      <text:p text:style-name="P4">
Id: 22553589</text:p>
      <!--METADATA-->
      <text:p text:style-name="P4">
在Avdiyivka和Maryinka的指示上</text:p>
      <text:p text:style-name="P4">
新闻集链接：<text:a xlink:type="simple" xlink:href="https://liveuamap.com/en/2023/4-april-at-avdiyivka-and-maryinka-directions-russian-army" text:style-name="Internet_20_link" text:visited-style-name="Visited_20_Internet_20_Link">
https://liveuamap.com/en/2023/4-april-at-avdiyivka-and-maryinka-directions-russian-army</text:a>
</text:p>
      <text:p text:style-name="P4">
News Source: <text:a xlink:type="simple" xlink:href="https://t.me/lumsrc/4410" text:style-name="Internet_20_link" text:visited-style-name="Visited_20_Internet_20_Link">
https://t.me/lumsrc/4410</text:a>
</text:p>
      <!--NEWS-->
      <text:h text:style-name="P10" text:outline-level="1">
<text:span text:style-name="T4">
特朗普正式宣布指控，他否认自己有罪</text:span>
</text:h>
      <text:p text:style-name="P4">
作者: Ukrinform (Person)</text:p>
      <text:p text:style-name="P4">
出版商: Укринформ (Organization)</text:p>
      <text:p text:style-name="P4">
出版时间: 2023-04-04T-26:34:00+03:00</text:p>
      <text:p text:style-name="P4">
修改时间: 2023-04-04T22:34:00+03:00</text:p>
      <text:p text:style-name="P4">
描述: 唐纳德·特朗普（Donald Trump）的探索出现在纽约的Manmetten Court Hall，被起诉。  - 乌克林。</text:p>
      <text:p text:style-name="P4">
图片: ["<text:a xlink:type="simple" xlink:href="https://static.ukrinform.com/photos/2020_04/thumb_files/630_360_1587533138-677.jpg" text:style-name="Internet_20_link" text:visited-style-name="Visited_20_Internet_20_Link">
630_360_15875...</text:a>
"]</text:p>
      <text:p text:style-name="P4">
标签: ['Арешт', 'США', 'Трамп', 'Вибори у США']</text:p>
      <text:p text:style-name="P4">
类型: Article</text:p>
      <!--METADATA-->
      <text:p text:style-name="P4">
<draw:frame draw:style-name="fr1" draw:name="Image75" text:anchor-type="as-char" svg:width="6.9236in" svg:height="3.956343in" draw:z-index="0">
<draw:image xlink:href="../Images/yкринформ/2023-04-04T-26-34-00-03-00/630_360_1587533138-677.jpg" xlink:type="simple" xlink:show="embed" xlink:actuate="onLoad" draw:mime-type="image/jpeg"/>
</draw:frame>
唐纳德·特朗普(Donald Trump)的探索，出现在纽约曼哈顿大厅，被指控。</text:p>
      <text:p text:style-name="P4">
乌克利福姆(Ukrinform)参考<text:a xlink:type="simple" xlink:href="https://www.cnn.com/politics/live-news/trump-new-york-court-arraignment-04-04-23/h_b7a6d055b68abca4ee38d5df9d6e39b5" text:style-name="Internet_20_link" text:visited-style-name="Visited_20_Internet_20_Link">
</text:a>
。</text:p>
      <text:p text:style-name="P4">
何时将出版大陪审团的起诉书，将知道他提出的指控的34点的细节。</text:p>
      <text:p text:style-name="P4">
该结论是基于调查的，与2016年总统大选期间的色情明星暴风雨丹尼尔斯的沉默有关。</text:p>
      <text:p text:style-name="P4">
法院不允许媒体从法院广播。</text:p>
      <text:p text:style-name="P4">
<text:span text:style-name="T4">
另请阅读：</text:span>
 <text:span text:style-name="T4">
 <text:a xlink:type="simple" xlink:href="https://www.ukrinform.ua/rubric-world/3691190-tramp-pribuv-do-nujorka-abi-postati-pered-sudom.html" text:style-name="Internet_20_link" text:visited-style-name="Visited_20_Internet_20_Link">
</text:a>
</text:span>
</text:p>
      <text:p text:style-name="P4">
值得注意的是，特朗普对任何要点都不认罪。 根据该出版物的数据，法院决定解释陪审团的起诉。</text:p>
      <text:p text:style-name="P4">
<text:span text:style-name="T4">
 <text:a xlink:type="simple" xlink:href="https://www.ukrinform.ua/tag-tramp" text:style-name="Internet_20_link" text:visited-style-name="Visited_20_Internet_20_Link">
</text:a>
</text:span>
打算挑战指控。</text:p>
      <text:p text:style-name="P4">
今晚，他将返回Mar-A-Gang庄园的佛罗里达，并在电视上证明。</text:p>
      <text:p text:style-name="P4">
<text:span text:style-name="T4">
另请阅读：</text:span>
 <text:span text:style-name="T4">
 <text:a xlink:type="simple" xlink:href="https://www.ukrinform.ua/rubric-world/3691619-u-ssa-zaarestuvali-trampa.html" text:style-name="Internet_20_link" text:visited-style-name="Visited_20_Internet_20_Link">
</text:a>
</text:span>
</text:p>
      <text:p text:style-name="P4">
据报道，特朗普离开法庭，返回地方检察官办公室。 他没有对媒体发表任何评论。</text:p>
      <text:p text:style-name="P4">
逮捕了它。</text:p>
      <text:p text:style-name="P4">
正如乌克林福姆(Ukrinform)周二报道的那样，探索居民到达了当地检察官曼特滕(Manmetten)办公室，正如预期的那样，在那里是_ <text:span text:style-name="T4">
 <text:a xlink:type="simple" xlink:href="https://www.ukrinform.ua/rubric-world/3691619-u-ssa-zaarestuvali-trampa.html" text:style-name="Internet_20_link" text:visited-style-name="Visited_20_Internet_20_Link">
</text:a>
</text:span>
 _</text:p>
      <text:p text:style-name="P4">
News Source: <text:a xlink:type="simple" xlink:href="https://www.ukrinform.ua/rubric-world/3691647-trampu-oficijno-ogolosili-obvinuvacenna-vin-svou-vinu-zaperecue.html" text:style-name="Internet_20_link" text:visited-style-name="Visited_20_Internet_20_Link">
https://www.ukrinform.ua/rubric-world/3691647-trampu-oficijno-ogolosili-obvinuvacenna-vin-svou-vinu-zaperecue.html</text:a>
</text:p>
      <!--NEWS-->
      <text:h text:style-name="P10" text:outline-level="1">
<text:span text:style-name="T4">
军队的JSC Shaktarske Directio Rusian炮击了Novomikhailivka，煤炭，想知道，黄金...</text:span>
</text:h>
      <text:p text:style-name="P4">
作者: liveuamap (Language: en)</text:p>
      <text:p text:style-name="P4">
时间: 2023-04-04T-27:40:00</text:p>
      <text:p text:style-name="P4">
地点: Velyka Novosilka (Latitude:47.8324 Longtitude:36.81467)</text:p>
      <text:p text:style-name="P4">
视频: []</text:p>
      <text:p text:style-name="P4">
图片: []</text:p>
      <text:p text:style-name="P4">
标签: ["Russia"]</text:p>
      <text:p text:style-name="P4">
Id: 22553588</text:p>
      <!--METADATA-->
      <text:p text:style-name="P4">
在Shaktarske方向，俄罗斯军队炮击了Novomykhaylivka，Vuhledar，Prechystivka，Zolota Nyva，Velyka Novosilka和Donetsk地区的Vremivka， -  Ukraine的武装部队在早晨报告中说</text:p>
      <text:p text:style-name="P4">
新闻集链接：<text:a xlink:type="simple" xlink:href="https://liveuamap.com/en/2023/4-april-at-shaktarske-direction-russian-army-shelled-novomykhaylivka" text:style-name="Internet_20_link" text:visited-style-name="Visited_20_Internet_20_Link">
https://liveuamap.com/en/2023/4-april-at-shaktarske-direction-russian-army-army-shelled-novomykhaylivka</text:a>
</text:p>
      <text:p text:style-name="P4">
News Source: <text:a xlink:type="simple" xlink:href="https://t.me/lumsrc/4411" text:style-name="Internet_20_link" text:visited-style-name="Visited_20_Internet_20_Link">
https://t.me/lumsrc/4411</text:a>
</text:p>
      <!--NEWS-->
      <text:h text:style-name="P10" text:outline-level="1">
<text:span text:style-name="T4">
Lubinets：俄罗斯联邦涉及特殊服务，以便乌克兰儿童无法返回家乡</text:span>
</text:h>
      <text:p text:style-name="P4">
作者: Ukrinform (Person)</text:p>
      <text:p text:style-name="P4">
出版商: Укринформ (Organization)</text:p>
      <text:p text:style-name="P4">
出版时间: 2023-04-04T-28:27:00+03:00</text:p>
      <text:p text:style-name="P4">
修改时间: 2023-04-04T22:27:00+03:00</text:p>
      <text:p text:style-name="P4">
描述: 为了使乌克兰儿童能够返回家园，俄罗斯涉及特殊服务。  - 乌克林。</text:p>
      <text:p text:style-name="P4">
图片: ["<text:a xlink:type="simple" xlink:href="https://static.ukrinform.com/photos/2023_02/thumb_files/630_360_1677395798-958.jpg" text:style-name="Internet_20_link" text:visited-style-name="Visited_20_Internet_20_Link">
630_360_16773...</text:a>
"]</text:p>
      <text:p text:style-name="P4">
标签: ['Діти', 'Війна з росією', 'Спецслужби рф', 'Дмитро Лубінець']</text:p>
      <text:p text:style-name="P4">
类型: Article</text:p>
      <!--METADATA-->
      <text:p text:style-name="P4">
<draw:frame draw:style-name="fr1" draw:name="Image76" text:anchor-type="as-char" svg:width="6.9236in" svg:height="3.956343in" draw:z-index="0">
<draw:image xlink:href="../Images/yкринформ/2023-04-04T-28-27-00-03-00/630_360_1677395798-958.jpg" xlink:type="simple" xlink:show="embed" xlink:actuate="onLoad" draw:mime-type="image/jpeg"/>
</draw:frame>
为了确保乌克兰儿童无法返回家园，俄罗斯的特殊服务涉及。</text:p>
      <text:p text:style-name="P4">
关于<text:a xlink:type="simple" xlink:href="https://t.me/dmytro_lubinetzs/2057" text:style-name="Internet_20_link" text:visited-style-name="Visited_20_Internet_20_Link">
</text:a>
乌克林福姆报道，人权专员Dmitry Lubinets告知。</text:p>
      <text:p text:style-name="P4">
“为了乌克兰人<text:a xlink:type="simple" xlink:href="https://www.ukrinform.ua/tag-diti" text:style-name="Internet_20_link" text:visited-style-name="Visited_20_Internet_20_Link">
</text:a>
他们无法回家，在俄罗斯参与了特殊服务。”他说。</text:p>
      <text:p text:style-name="P4">
尤其是，据他说，俄罗斯儿童玛丽亚·利维夫·贝洛夫(Maria Lviv-Belov)的权利专员，他在现任外国媒体的新闻发布会上被“授予” ICS的逮捕令。服务阻止了乌克兰儿童。</text:p>
      <text:p text:style-name="P4">
根据卢比尼特(Lubinets)的说法，它是乌克兰的一名公民，乌克兰是一名17岁的Bogdanoremokhin，最初是从Mariupol带到俄罗斯联盟的Apothis的Mariupol的俄罗斯士兵。 同时，博格丹在乌克兰有一个姐姐，并告知申诉专员。</text:p>
      <text:p text:style-name="P4">
Verkhovna Rada的专员说，这家伙试图独自返回Nabatkivshchyna-他实际上到达了白俄罗斯，但被俄罗斯服务局拘留并返回俄罗斯联邦。</text:p>
      <text:p text:style-name="P4">
“值得注意的是，这个年轻人拥有乌克兰公民身份。 因此，正如比洛娃(Bielova)指出的那样，它将其执行到侵略国领土上不是“救赎”。 这个故事是犯罪罪的另一个公开供认 - 乌克兰儿童的绑架。”办公室负责人说。</text:p>
      <text:p text:style-name="P4">
<text:span text:style-name="T4">
另请阅读：</text:span>
 <text:a xlink:type="simple" xlink:href="https://www.ukrinform.ua/rubric-ato/3686633-deportacia-ditej-do-rf-lubinec-kaze-so-kilkist-moze-sagati-soten-tisac.html" text:style-name="Internet_20_link" text:visited-style-name="Visited_20_Internet_20_Link">
</text:a>
他对这肯定是公平的惩罚表示信心。 Lubinets说：“我们正在为此努力，但我们将求助于上述事实。”</text:p>
      <text:p text:style-name="P4">
此外，申诉专员告知LVIV -Belova表示，在俄罗斯，有一份有关该工作的工作的特别报告在我们的国家。</text:p>
      <text:p text:style-name="P4">
他写道：“我再次强调，这些是我们的乌克兰儿童，俄罗斯会互相回答。”</text:p>
      <text:p text:style-name="P4">
据报道，据报道，3月24日，卢比尼特(Lubinets)告知乌克兰当局已从俄罗斯人那里收到信号，俄罗斯联邦可以在系统的基础上开始将乌克兰儿童返回我们国家。</text:p>
      <text:p text:style-name="P4">
News Source: <text:a xlink:type="simple" xlink:href="https://www.ukrinform.ua/rubric-ato/3691646-lubinec-rf-zalucae-specsluzbi-sob-ukrainski-diti-ne-mogli-povernutisa-dodomu.html" text:style-name="Internet_20_link" text:visited-style-name="Visited_20_Internet_20_Link">
https://www.ukrinform.ua/rubric-ato/3691646-lubinec-rf-zalucae-specsluzbi-sob-ukrainski-diti-ne-mogli-povernutisa-dodomu.html</text:a>
</text:p>
      <!--NEWS-->
      <text:h text:style-name="P10" text:outline-level="1">
<text:span text:style-name="T4">
在Zaporizhzhia和Kherson的指示，俄罗斯军队炮击了Olhivske，Huliaipole，Charivne，B ...</text:span>
</text:h>
      <text:p text:style-name="P4">
作者: liveuamap (Language: en)</text:p>
      <text:p text:style-name="P4">
时间: 2023-04-04T-29:40:00</text:p>
      <text:p text:style-name="P4">
地点: Kherson, Khersons'ka oblast (Latitude:46.6122 Longtitude:32.59109)</text:p>
      <text:p text:style-name="P4">
视频: []</text:p>
      <text:p text:style-name="P4">
图片: []</text:p>
      <text:p text:style-name="P4">
标签: ["Russia"]</text:p>
      <text:p text:style-name="P4">
Id: 22553587</text:p>
      <!--METADATA-->
      <text:p text:style-name="P4">
新闻集链接：<text:a xlink:type="simple" xlink:href="https://liveuamap.com/en/2023/4-april-at-zaporizhzhia-and-kherson-directions-russian-army" text:style-name="Internet_20_link" text:visited-style-name="Visited_20_Internet_20_Link">
https://liveuamap.com/en/2023/4-APRIL-AT-AT-ZAPORIZHZHZHZHZHZHZHZHZHZHZHZHZHZHZHZHZHES-DIRECTIONS-RUSSIAN-RUSSIAN-ARMY</text:a>
</text:p>
      <text:p text:style-name="P4">
News Source: <text:a xlink:type="simple" xlink:href="https://t.me/lumsrc/4412" text:style-name="Internet_20_link" text:visited-style-name="Visited_20_Internet_20_Link">
https://t.me/lumsrc/4412</text:a>
</text:p>
      <!--NEWS-->
      <text:h text:style-name="P10" text:outline-level="1">
<text:span text:style-name="T4">
“马达”继续了Handball Bundesliz-2的Noble系列</text:span>
</text:h>
      <text:p text:style-name="P4">
作者: Ukrinform (Person)</text:p>
      <text:p text:style-name="P4">
出版商: Укринформ (Organization)</text:p>
      <text:p text:style-name="P4">
出版时间: 2023-04-04T-30:25:10+03:00</text:p>
      <text:p text:style-name="P4">
修改时间: 2023-04-04T22:25:10+03:00</text:p>
      <text:p text:style-name="P4">
描述: 乌克兰俱乐部靠近“出发区”。  - 乌克林。</text:p>
      <text:p text:style-name="P4">
图片: ["<text:a xlink:type="simple" xlink:href="https://static.ukrinform.com/photos/2023_04/thumb_files/630_360_1680636202-362.jpg" text:style-name="Internet_20_link" text:visited-style-name="Visited_20_Internet_20_Link">
630_360_16806...</text:a>
"]</text:p>
      <text:p text:style-name="P4">
标签: ['гандбол', 'Мотор Запоріжжя']</text:p>
      <text:p text:style-name="P4">
类型: Article</text:p>
      <!--METADATA-->
      <text:p text:style-name="P4">
<draw:frame draw:style-name="fr1" draw:name="Image77" text:anchor-type="as-char" svg:width="6.9236in" svg:height="3.956343in" draw:z-index="0">
<draw:image xlink:href="../Images/yкринформ/2023-04-04T-30-25-10-03-00/630_360_1680636202-362.jpg" xlink:type="simple" xlink:show="embed" xlink:actuate="onLoad" draw:mime-type="image/jpeg"/>
</draw:frame>
乌克兰俱乐部靠近“出发区”。</text:p>
      <text:p text:style-name="P4">
乌克林福姆报道，Zaporizhzhya电动机的手球运动员在第28轮德国德甲联赛比赛的比赛中以26:35的成绩打了Ludvishafen。</text:p>
      <text:p text:style-name="P4">
会议上半场后，卢德维沙芬以7个进球赢得了胜利，休息后提高了优势。</text:p>
      <text:p text:style-name="P4">
<text:span text:style-name="T4">
另请阅读：</text:span>
 <text:a xlink:type="simple" xlink:href="https://www.ukrinform.ua/rubric-sports/3688717-motor-ne-zmig-probitisa-do-14-finalu-evropejskoi-ligi-z-gandbolu.html" text:style-name="Internet_20_link" text:visited-style-name="Visited_20_Internet_20_Link">
</text:a>
该电动机在资产中有18分，在20支球队中排名第17。 Baingen-B负责人(47分).</text:p>
      <text:p text:style-name="P4">
Фото: ГК «Мотор».</text:p>
      <text:p text:style-name="P4">
News Source: <text:a xlink:type="simple" xlink:href="https://www.ukrinform.ua/rubric-sports/3691643-motor-prodovziv-bezvigrasu-seriu-u-gandbolnij-bundeslizi2.html" text:style-name="Internet_20_link" text:visited-style-name="Visited_20_Internet_20_Link">
https://www.ukrinform.ua/rubric-sports/3691643-motor-prodovziv-bezvigrasu-seriu-u-gandbolnij-bundeslizi2.html</text:a>
</text:p>
      <!--NEWS-->
      <text:h text:style-name="P10" text:outline-level="1">
<text:span text:style-name="T4">
艾布拉姆斯坦克坦克：五角大楼命名大约时间</text:span>
</text:h>
      <text:p text:style-name="P4">
作者: Ukrinform (Person)</text:p>
      <text:p text:style-name="P4">
出版商: Укринформ (Organization)</text:p>
      <text:p text:style-name="P4">
出版时间: 2023-04-04T-32:16:00+03:00</text:p>
      <text:p text:style-name="P4">
修改时间: 2023-04-04T22:16:00+03:00</text:p>
      <text:p text:style-name="P4">
描述: 乌克兰人对M1-A1 Abrams的美国坦克的培训应“相对较快”。  - 乌克林。</text:p>
      <text:p text:style-name="P4">
图片: ["<text:a xlink:type="simple" xlink:href="https://static.ukrinform.com/photos/2023_01/thumb_files/630_360_1674607984-221.jpg" text:style-name="Internet_20_link" text:visited-style-name="Visited_20_Internet_20_Link">
630_360_16746...</text:a>
"]</text:p>
      <text:p text:style-name="P4">
标签: ['США', 'Україна', 'ЗСУ', 'Abrams ', 'Війна з росією']</text:p>
      <text:p text:style-name="P4">
类型: Article</text:p>
      <!--METADATA-->
      <text:p text:style-name="P4">
<draw:frame draw:style-name="fr1" draw:name="Image78" text:anchor-type="as-char" svg:width="6.9236in" svg:height="3.956343in" draw:z-index="0">
<draw:image xlink:href="../Images/yкринформ/2023-04-04T-32-16-00-03-00/630_360_1674607984-221.jpg" xlink:type="simple" xlink:show="embed" xlink:actuate="onLoad" draw:mime-type="image/jpeg"/>
</draw:frame>
对乌克兰坦克的M1-A1艾布拉姆斯的培训应“相对”。</text:p>
      <text:p text:style-name="P4">
乌克林福姆(Ukrinform(https://edition.cnn.com/europe/live-news/russia-ukraine-war-news-04-04-23/h_c22ea40b53c048aaaf261128a86d5e42)。</text:p>
      <text:p text:style-name="P4">
美国部门的代表说：“我们仍在购买设备，因此我们没有开始培训，但我希望它会相对较快。”</text:p>
      <text:p text:style-name="P4">
他还告知，自从对Rfanrican教练进行全面入侵以来，已经准备了超过七千名乌克兰乌克兰人。</text:p>
      <text:p text:style-name="P4">
<text:span text:style-name="T4">
另请阅读：</text:span>
 <text:span text:style-name="T4">
 <text:a xlink:type="simple" xlink:href="https://www.ukrinform.ua/rubric-ato/3685600-peredaca-starsih-versij-abrams-dla-zsu-uzgodzuvalasa-z-ukrainou-pentagon.html" text:style-name="Internet_20_link" text:visited-style-name="Visited_20_Internet_20_Link">
</text:a>
</text:span>
</text:p>
      <text:p text:style-name="P4">
正如乌克林福姆报道的那样，美国一月表示，他们计划发送31个坦克M1-A2 <text:span text:style-name="T4">
 <text:a xlink:type="simple" xlink:href="https://www.ukrinform.ua/tag-abrams" text:style-name="Internet_20_link" text:visited-style-name="Visited_20_Internet_20_Link">
</text:a>
</text:span>
，乌克兰坦克营的大小。 根据初步估计，要招募这些坦克，乌克兰军队的培训以及相关基础设施的部署将需要一年多。</text:p>
      <text:p text:style-name="P4">
<text:span text:style-name="T4">
另请阅读：</text:span>
 <text:span text:style-name="T4">
 <text:a xlink:type="simple" xlink:href="https://www.ukrinform.ua/rubric-ato/3687392-reznikov-pro-ideu-rf-znati-z-postamentiv-tanki-t34-abrams-i-leopard-uze-nalakani.html" text:style-name="Internet_20_link" text:visited-style-name="Visited_20_Internet_20_Link">
</text:a>
</text:span>
</text:p>
      <text:p text:style-name="P4">
3月在华盛顿，宣布与基辅合作，有必要将先前版本的M1-A1的先进坦克大大缩短其在乌克兰部署的时间。</text:p>
      <text:p text:style-name="P4">
News Source: <text:a xlink:type="simple" xlink:href="https://www.ukrinform.ua/rubric-ato/3691644-navcanna-vijskovih-zsu-na-tankah-abrams-u-pentagoni-nazvali-priblizni-stroki.html" text:style-name="Internet_20_link" text:visited-style-name="Visited_20_Internet_20_Link">
https://www.ukrinform.ua/rubric-ato/3691644-navcanna-vijskovih-zsu-na-tankah-abrams-u-pentagoni-nazvali-priblizni-stroki.html</text:a>
</text:p>
      <!--NEWS-->
      <text:h text:style-name="P10" text:outline-level="1">
<text:span text:style-name="T4">
库勒巴（Kuleba）表示，在布鲁塞尔（Brussels</text:span>
</text:h>
      <text:p text:style-name="P4">
作者: Ukrinform (Person)</text:p>
      <text:p text:style-name="P4">
出版商: Укринформ (Organization)</text:p>
      <text:p text:style-name="P4">
出版时间: 2023-04-04T-34:04:00+03:00</text:p>
      <text:p text:style-name="P4">
修改时间: 2023-04-04T22:04:00+03:00</text:p>
      <text:p text:style-name="P4">
描述: 外交大臣杜米特罗·库莱巴（Dmytro Kuleba）表示，在委员会的一次会议上，乌克兰 - 北约对某些国家的立场进行了诚实的对话，即“乌克兰在联盟中的成员不准时”。  - 乌克林。</text:p>
      <text:p text:style-name="P4">
图片: ["<text:a xlink:type="simple" xlink:href="https://static.ukrinform.com/photos/2022_12/thumb_files/630_360_1670682428-944.jpg" text:style-name="Internet_20_link" text:visited-style-name="Visited_20_Internet_20_Link">
630_360_16706...</text:a>
"]</text:p>
      <text:p text:style-name="P4">
标签: ['Брюссель', 'Кулеба', 'НАТО', 'Україна']</text:p>
      <text:p text:style-name="P4">
类型: Article</text:p>
      <!--METADATA-->
      <text:p text:style-name="P4">
<draw:frame draw:style-name="fr1" draw:name="Image79" text:anchor-type="as-char" svg:width="6.9236in" svg:height="3.956343in" draw:z-index="0">
<draw:image xlink:href="../Images/yкринформ/2023-04-04T-34-04-00-03-00/630_360_1670682428-944.jpg" xlink:type="simple" xlink:show="embed" xlink:actuate="onLoad" draw:mime-type="image/jpeg"/>
</draw:frame>
律师Dmytro Kuleba律师事务所表示，在乌克兰 - 北约委员会的一次会议上，有一些坦率的对话，某些国家的立场是“乌克兰在联盟中的成员不准时”。</text:p>
      <text:p text:style-name="P4">
据通讯员报道，他在会议结束后的一次简报中说。</text:p>
      <text:p text:style-name="P4">
“我会这么说：我说了乌克兰对乌克兰在[]成员身份的争论国家所想到的一切(https://www.ukrinform.ua/tag-nato)相反，不准时，虽然最大程度地加强了乌克兰的支持。我们就这个话题进行了坦率的对话，并说出了我们认为的一切。 现在，盟国必须讨论这一点，并最终取得了一个很好的成果，这将在维尔纽斯举行的一次峰会上实现。”乌克兰外交说。</text:p>
      <text:p text:style-name="P4">
根据库勒巴(Kuleba)的说法，他对联盟的主要信息是，1923年的同情心将是一个在2008年纠正布加勒斯特(Bucharest)错误的机会。 部长的说服力，今天的讨论已经提升到了一个新的水平。</text:p>
      <text:p text:style-name="P4">
库勒巴(Kuleba)强调，基辅肯定会努力争取联盟的会员资格，这是保证欧洲 - 大西洋安全的唯一方法是北约乌克兰的完整范围，在今天的会议上听到了。</text:p>
      <text:p text:style-name="P4">
<text:span text:style-name="T4">
另请阅读：</text:span>
 <text:a xlink:type="simple" xlink:href="https://www.ukrinform.ua/rubric-polytics/3691624-pitanna-pdc-v-nato-dla-ukraini-znate-z-poradku-dennogo-kuleba.html" text:style-name="Internet_20_link" text:visited-style-name="Visited_20_Internet_20_Link">
</text:a>
在维尔纽斯的未来联盟峰会上，部长说：“我们不是在寻找陈述当前关系状态的决定。 简而言之，未经处理的重复再次，北约的门保持开放 - 这还不够。”</text:p>
      <text:p text:style-name="P4">
据乌克林福姆(Ukrinform)报道，2008年，在布加勒斯特(Bucharest)的一次峰会上，他认为他尚未提供佐治亚州和乌克兰的会员资格。</text:p>
      <text:p text:style-name="P4">
维尔纽斯的北约峰会将于7月11日至12日举行。</text:p>
      <text:p text:style-name="P4">
_foto：乌克兰外交部</text:p>
      <text:p text:style-name="P4">
News Source: <text:a xlink:type="simple" xlink:href="https://www.ukrinform.ua/rubric-polytics/3691639-kuleba-zaaviv-so-u-brusseli-bula-vidverta-rozmova-pro-clenstvo-ukraini-v-nato.html" text:style-name="Internet_20_link" text:visited-style-name="Visited_20_Internet_20_Link">
https://www.ukrinform.ua/rubric-polytics/3691639-kuleba-zaaviv-so-u-brusseli-bula-vidverta-rozmova-pro-clenstvo-ukraini-v-nato.html</text:a>
</text:p>
      <!--NEWS-->
      <text:h text:style-name="P10" text:outline-level="1">
<text:span text:style-name="T4">
俄罗斯人解雇了苏米地区的三个社区，有一个受伤的人</text:span>
</text:h>
      <text:p text:style-name="P4">
作者: Ukrinform (Person)</text:p>
      <text:p text:style-name="P4">
出版商: Укринформ (Organization)</text:p>
      <text:p text:style-name="P4">
出版时间: 2023-04-04T-37:37:00+03:00</text:p>
      <text:p text:style-name="P4">
修改时间: 2023-04-04T21:37:00+03:00</text:p>
      <text:p text:style-name="P4">
描述: 俄罗斯联邦的部队白天向苏米地区的三个领土社区开火，有受伤的民用建筑物和电力线。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Обстріл', 'Поранені', 'Сумщина', 'Війна з росією']</text:p>
      <text:p text:style-name="P4">
类型: Article</text:p>
      <!--METADATA-->
      <text:p text:style-name="P4">
<draw:frame draw:style-name="fr1" draw:name="Image80" text:anchor-type="as-char" svg:width="6.9236in" svg:height="3.956343in" draw:z-index="0">
<draw:image xlink:href="../Images/yкринформ/2023-04-04T-37-37-00-03-00/630_360_1640330796-210.jpeg" xlink:type="simple" xlink:show="embed" xlink:actuate="onLoad" draw:mime-type="image/jpeg"/>
</draw:frame>
俄罗斯联邦在白天向苏米地区的三个领土社区开除，有受伤的，受损的民用建筑和电力计划。</text:p>
      <text:p text:style-name="P4">
根据乌克林福姆的说法，Sumy地区军事行政部门在[]中报道了(https://t.me/Sumy_news_ODA/15263)。</text:p>
      <text:p text:style-name="P4">
特别是，在克拉斯诺尼社区的一个村庄之一的领土上，无人机的侵略者两次手榴弹发射器射击(VOG). Унаслідок ворожої атакипоранення дістав цивільний, також пошкоджений торговельний заклад.</text:p>
      <text:p text:style-name="P4">
Білопільську громаду росіяни <text:a xlink:type="simple" xlink:href="https://www.ukrinform.ua/tag-obstril" text:style-name="Internet_20_link" text:visited-style-name="Visited_20_Internet_20_Link">
 </text:a>
几乎全天 - 总共有49个迫击炮和58个步骤(ths).</text:p>
      <text:p text:style-name="P4">
По Середино-Будській громаді з території росії відбувся мінометний обстріл –зафіксовані 15 влучань. Ворожим вогнем пошкоджені два приватні житлові будинкий лінія електропередач.</text:p>
      <text:p text:style-name="P4">
<text:span text:style-name="T4">
Читайте також:</text:span>
 <text:a xlink:type="simple" xlink:href="https://www.ukrinform.ua/rubric-ato/3691614-zagarbniki-trici-obstrilali-nikopolskij-rajon-na-dnipropetrovsini.html" text:style-name="Internet_20_link" text:visited-style-name="Visited_20_Internet_20_Link">
 </text:a>
据乌克林福姆报道，4月3日在苏门基地区遭受敌意的击打贝洛普尔斯克社区-14架迫击炮和画架手榴弹发射器的14张照片发生在其领土上。</text:p>
      <text:p text:style-name="P4">
4月4日晚上，俄罗斯人<text:a xlink:type="simple" xlink:href="https://www.ukrinform.ua/rubric-ato/3691249-na-sumsini-vnaslidok-nicnih-obstriliv-e-poraneni-poskodzeni-budivli.html" text:style-name="Internet_20_link" text:visited-style-name="Visited_20_Internet_20_Link">
</text:a>
Sumy地区的中和埃斯曼社区，这导致俄罗斯人获得了三名平民。</text:p>
      <text:p text:style-name="P4">
News Source: <text:a xlink:type="simple" xlink:href="https://www.ukrinform.ua/rubric-ato/3691635-rosiani-vdarili-po-troh-gromadah-sumsini-e-poranenij.html" text:style-name="Internet_20_link" text:visited-style-name="Visited_20_Internet_20_Link">
https://www.ukrinform.ua/rubric-ato/3691635-rosiani-vdarili-po-troh-gromadah-sumsini-e-poranenij.html</text:a>
</text:p>
      <!--NEWS-->
      <text:h text:style-name="P10" text:outline-level="1">
<text:span text:style-name="T4">
乌克兰和德国增加了“绿色”恢复的合作</text:span>
</text:h>
      <text:p text:style-name="P4">
作者: Ukrinform (Person)</text:p>
      <text:p text:style-name="P4">
出版商: Укринформ (Organization)</text:p>
      <text:p text:style-name="P4">
出版时间: 2023-04-04T-39:33:00+03:00</text:p>
      <text:p text:style-name="P4">
修改时间: 2023-04-04T21:33:00+03:00</text:p>
      <text:p text:style-name="P4">
描述: 乌克兰和德国已经签署了有关乌克兰能源“绿色”恢复和重建能源伙伴关系扩大的声明。  - 乌克林。</text:p>
      <text:p text:style-name="P4">
图片: ["<text:a xlink:type="simple" xlink:href="https://static.ukrinform.com/photos/2023_04/thumb_files/630_360_1680633078-955.jpg" text:style-name="Internet_20_link" text:visited-style-name="Visited_20_Internet_20_Link">
630_360_16806...</text:a>
", "<text:a xlink:type="simple" xlink:href="https://static.ukrinform.com/photos/2023_04/1680633077-433.jpg" text:style-name="Internet_20_link" text:visited-style-name="Visited_20_Internet_20_Link">
1680633077-43...</text:a>
", "<text:a xlink:type="simple" xlink:href="https://static.ukrinform.com/photos/2023_04/1680633077-539.jpg" text:style-name="Internet_20_link" text:visited-style-name="Visited_20_Internet_20_Link">
1680633077-53...</text:a>
", "<text:a xlink:type="simple" xlink:href="https://static.ukrinform.com/photos/2023_04/1680633077-628.jpg" text:style-name="Internet_20_link" text:visited-style-name="Visited_20_Internet_20_Link">
1680633077-62...</text:a>
"]</text:p>
      <text:p text:style-name="P4">
标签: ['Енергетика', 'Німеччина', 'Україна', 'Відбудова']</text:p>
      <text:p text:style-name="P4">
类型: Article</text:p>
      <!--METADATA-->
      <text:p text:style-name="P4">
<draw:frame draw:style-name="fr1" draw:name="Image81" text:anchor-type="as-char" svg:width="6.9236in" svg:height="3.956343in" draw:z-index="0">
<draw:image xlink:href="../Images/yкринформ/2023-04-04T-39-33-00-03-00/630_360_1680633078-955.jpg" xlink:type="simple" xlink:show="embed" xlink:actuate="onLoad" draw:mime-type="image/jpeg"/>
</draw:frame>
乌克兰Inimchina已签署了一份关于“绿色”恢复和重建乌克兰能源的能源合作伙伴关系的声明。</text:p>
      <text:p text:style-name="P4">
关于它报告<text:a xlink:type="simple" xlink:href="https://mev.gov.ua/novyna/ukrayina-i-nimechchyna-rozshyryuyut-enerhetychne-partnerstvo-dlya-zelenoho-vidnovlennya-ta" text:style-name="Internet_20_link" text:visited-style-name="Visited_20_Internet_20_Link">
</text:a>
，报道乌克林福姆。</text:p>
      <text:p text:style-name="P4">
如图所述，乌克兰赫尔曼·盖申科(Herman Galushchenko)的能源部长和联邦经济和气候保护部长罗伯特·加贝克斯(罗伯特·加布克斯(Robert Gabex))在基辅签署了关于意图的联合声明(https://www.ukrinform.ua/tag-energetika)乌克兰能量的“绿色”恢复和重建的伙伴关系。</text:p>
      <text:p text:style-name="P4">
<draw:frame draw:style-name="fr1" draw:name="Image82" text:anchor-type="as-char" svg:width="6.9236in" svg:height="4.617987in" draw:z-index="0">
<draw:image xlink:href="../Images/yкринформ/2023-04-04T-39-33-00-03-00/1680633077-433.jpg" xlink:type="simple" xlink:show="embed" xlink:actuate="onLoad" draw:mime-type="image/jpeg"/>
</draw:frame>
“德国是乌克兰的真正好朋友，如今，我们通过为能源部门的合作，恢复和重建机会开放机会加深了他们的伙伴关系。 它不仅是政府的合作，而且是企业的合作。 对于德国公司对乌克兰能源项目的建设和实施感兴趣，这一点非常重要。 我敢肯定，这种合作的结果将是乌克兰的乌克兰稳定和独立的电力系统，该系统为整个欧洲提供了大型能源枢纽。” Galushchenko说。</text:p>
      <text:p text:style-name="P4">
<draw:frame draw:style-name="fr1" draw:name="Image83" text:anchor-type="as-char" svg:width="6.9236in" svg:height="4.617987in" draw:z-index="0">
<draw:image xlink:href="../Images/yкринформ/2023-04-04T-39-33-00-03-00/1680633077-539.jpg" xlink:type="simple" xlink:show="embed" xlink:actuate="onLoad" draw:mime-type="image/jpeg"/>
</draw:frame>
尤其是，当事方同意扩大诸如恢复能源基础设施的领域的伙伴关系，以促进能源部门的稳定稳定性以及扩大可再生能源的使用，包括风，太阳，生物量，水力发电和“绿色”氢。</text:p>
      <text:p text:style-name="P4">
<draw:frame draw:style-name="fr1" draw:name="Image84" text:anchor-type="as-char" svg:width="6.9236in" svg:height="4.617987in" draw:z-index="0">
<draw:image xlink:href="../Images/yкринформ/2023-04-04T-39-33-00-03-00/1680633077-628.jpg" xlink:type="simple" xlink:show="embed" xlink:actuate="onLoad" draw:mime-type="image/jpeg"/>
</draw:frame>
伙伴关系还设想通过能源效率在节能领域的合作； 二氧化碳排放的脱碳和减少，以最大的加速向纯净能源，以及维持乌克兰煤炭地区的结构变化，特别是在这些地区实施公平过渡和“绿色”项目的实施。</text:p>
      <text:p text:style-name="P4">
<text:span text:style-name="T4">
另请阅读：</text:span>
 <text:a xlink:type="simple" xlink:href="https://www.ukrinform.ua/rubric-vidbudova/3691589-ukraina-obgovorue-budivnictvo-se-odniei-linii-elektroperedac-iz-polseu-energoatom.html" text:style-name="Internet_20_link" text:visited-style-name="Visited_20_Internet_20_Link">
</text:a>
据报道，据报道，在3月底，乌克兰Inimtsk东部商业协会的能源部签署了一份有关合作的备忘录，以确保乌克兰能源部门的稳定工作，并断开可持续和稳定的能源未来的系统。</text:p>
      <text:p text:style-name="P4">
<text:span text:style-name="T5">
foto：mev.gov.ua</text:span>
</text:p>
      <text:p text:style-name="P4">
News Source: <text:a xlink:type="simple" xlink:href="https://www.ukrinform.ua/rubric-vidbudova/3691634-ukraina-i-nimeccina-posiluut-spivpracu-dla-zelenogo-vidnovlenna.html" text:style-name="Internet_20_link" text:visited-style-name="Visited_20_Internet_20_Link">
https://www.ukrinform.ua/rubric-vidbudova/3691634-ukraina-i-nimeccina-posiluut-spivpracu-dla-zelenogo-vidnovlenna.html</text:a>
</text:p>
      <!--NEWS-->
      <text:h text:style-name="P10" text:outline-level="1">
<text:span text:style-name="T4">
在乌克兰预测雨水，晚上到5°霜冻</text:span>
</text:h>
      <text:p text:style-name="P4">
作者: Ukrinform (Person)</text:p>
      <text:p text:style-name="P4">
出版商: Укринформ (Organization)</text:p>
      <text:p text:style-name="P4">
出版时间: 2023-04-04T-41:31:00+03:00</text:p>
      <text:p text:style-name="P4">
修改时间: 2023-04-04T21:31:00+03:00</text:p>
      <text:p text:style-name="P4">
描述: 在乌克兰，4月5日，西部，Zhytomyr和Vinnytsia地区的湿雪将在该地区的其余部分下雨，晚上的温度为2-7°，位于多达5°霜冻的地方下午在某些地区0-5°热，在基辅，Cherkasy，Cherkasy，Cherkasy，Cherkasy，Cherkasy，Cherkasy，Cherkasy，Cherkasy，Cherkasy Odessa区域7-12°。  - 乌克林。</text:p>
      <text:p text:style-name="P4">
图片: ["<text:a xlink:type="simple" xlink:href="https://static.ukrinform.com/photos/2020_12/thumb_files/630_360_1609397815-516.jpg" text:style-name="Internet_20_link" text:visited-style-name="Visited_20_Internet_20_Link">
630_360_16093...</text:a>
"]</text:p>
      <text:p text:style-name="P4">
标签: ['Дощ', 'Погода', 'Сніг', 'Прогноз']</text:p>
      <text:p text:style-name="P4">
类型: Article</text:p>
      <!--METADATA-->
      <text:p text:style-name="P4">
<draw:frame draw:style-name="fr1" draw:name="Image85" text:anchor-type="as-char" svg:width="6.9236in" svg:height="3.956343in" draw:z-index="0">
<draw:image xlink:href="../Images/yкринформ/2023-04-04T-41-31-00-03-00/630_360_1609397815-516.jpg" xlink:type="simple" xlink:show="embed" xlink:actuate="onLoad" draw:mime-type="image/jpeg"/>
</draw:frame>
在4月5日的乌克兰，预计西部，Zhytomyr和Vinnytsia地区的湿雪将在其余地区的其余部分下雨，晚上温度为2-7°，某些地区的霜冻温度为5°，在某些地区为5° 5°的热量，在基辅，Cherkasy，敖德萨地区7 -12°。</text:p>
      <text:p text:style-name="P4">
乌克兰形式在乌克兰水文气象学中心报道。</text:p>
      <text:p text:style-name="P4">
“在西部地区中等，在Zhytomyr和Vinnytsia地区显着<text:a xlink:type="simple" xlink:href="https://www.ukrinform.ua/tag-snig" text:style-name="Internet_20_link" text:visited-style-name="Visited_20_Internet_20_Link">
</text:a>
; 在冰的路上；晚上温度0-5°霜(在Vinnytsia区域0-5°热); 下午0-5°，Nazakarpatti高达9°(在喀尔巴阡山脉的降雪中，晚上温度为5-10°霜，白天0-5°霜冻). На решті території дощ, на північному сході без істотних опадів;температура вночі 2-7° тепла, у південній частині до 10°; вдень 13-18°, уКиївській, Черкаській, Одеській областях 7-12°. Вітер північний, північно-східний, 7-12 м/с, у східних та південних областях місцями пориви 15-20 м/с",- йдеться в повідомленні.</text:p>
      <text:p text:style-name="P4">
У Києві та області у середу дощитиме. Вітер північно-східний, 7-12 м/с. Устолиці температура вночі 3-5° тепла, вдень 8-10°; на Київщині вночі 2-7°тепла, вдень 7-12°.</text:p>
      <text:p text:style-name="P4">
Синоптики прогнозують 6-7 квітня в західних областях мокрий сніг та дощ, вКарпатах сніг, лише вдень 7 квітня без істотних опадів; температура вночі тавдень від 2° тепла до 3° морозу (晚上在喀尔巴阡山脉里5-10°霜冻)，4月7日下午0-5°热； 在道路上，冰。</text:p>
      <text:p text:style-name="P4">
其余的领土有时会是小雨。 晚上的温度为4-9°，下午7-12°，东部地区的温度为16°。 4月6日东北东北7-12 m/s的乌克兰风，夜间阵风15-20 m/s，4月7日变量，3-8 m/s。</text:p>
      <text:p text:style-name="P4">
<text:span text:style-name="T4">
另请阅读：</text:span>
 <text:a xlink:type="simple" xlink:href="https://www.ukrinform.ua/rubric-regions/3691397-sinoptiki-poperedzaut-pro-mokrij-snig-ta-ozeledicu-na-zitomirsini-j-vinniccini.html" text:style-name="Internet_20_link" text:visited-style-name="Visited_20_Internet_20_Link">
</text:a>
在基辅和该地区，有时可能会降雨。 4月6日东北东部的风，夜间阵风15-20 m/s； 4月7日变量，3-8 m/s。 在资本中，晚上6-8°的温度在下午10-12°； 晚上4-9°热的纳基夫地区，下午7-12°。</text:p>
      <text:p text:style-name="P4">
根据预测，在乌克兰，4月8日至9日有时是一个小雨，一个国家的夜晚有湿雪。</text:p>
      <text:p text:style-name="P4">
晚上的温度为1-7°，在喀尔巴阡地区0-5°霜冻； 下午8-14°。</text:p>
      <text:p text:style-name="P4">
在首都地区，周末可能会降雨。 下午10-12°，晚上4-6°热时在基辅Vivememperia中； 在夜晚2-7°热的区域，第8-13°。</text:p>
      <text:p text:style-name="P4">
News Source: <text:a xlink:type="simple" xlink:href="https://www.ukrinform.ua/rubric-regions/3691406-v-ukraini-prognozuut-dos-ta-snig-unoci-do-5-morozu.html" text:style-name="Internet_20_link" text:visited-style-name="Visited_20_Internet_20_Link">
https://www.ukrinform.ua/rubric-regions/3691406-v-ukraini-prognozuut-dos-ta-snig-unoci-do-5-morozu.html</text:a>
</text:p>
      <!--NEWS-->
      <text:h text:style-name="P10" text:outline-level="1">
<text:span text:style-name="T4">
在德国出现了出租车</text:span>
</text:h>
      <text:p text:style-name="P4">
作者: Ukrinform (Person)</text:p>
      <text:p text:style-name="P4">
出版商: Укринформ (Organization)</text:p>
      <text:p text:style-name="P4">
出版时间: 2023-04-04T-43:24:00+03:00</text:p>
      <text:p text:style-name="P4">
修改时间: 2023-04-04T21:24:00+03:00</text:p>
      <text:p text:style-name="P4">
描述: Volocopter庄严地在Baden-Württemberg的土地布鲁克扎尔（Brukhzal）庄严地开设了安加尔·塔克斯（Angar Taxi）出租车。  - 乌克林。</text:p>
      <text:p text:style-name="P4">
图片: ["<text:a xlink:type="simple" xlink:href="https://static.ukrinform.com/photos/2023_04/thumb_files/630_360_1680632562-682.png" text:style-name="Internet_20_link" text:visited-style-name="Visited_20_Internet_20_Link">
630_360_16806...</text:a>
"]</text:p>
      <text:p text:style-name="P4">
标签: ['Німеччина', 'Технології', 'Транспорт', 'Таксі']</text:p>
      <text:p text:style-name="P4">
类型: Article</text:p>
      <!--METADATA-->
      <text:p text:style-name="P4">
<draw:frame draw:style-name="fr1" draw:name="Image86" text:anchor-type="as-char" svg:width="6.9236in" svg:height="3.956343in" draw:z-index="0">
<draw:image xlink:href="../Images/yкринформ/2023-04-04T-43-24-00-03-00/630_360_1680632562-682.png" xlink:type="simple" xlink:show="embed" xlink:actuate="onLoad" draw:mime-type="image/png"/>
</draw:frame>
安加尔 - 姆(Angar-Sheh)由安加尔(Angar)庄严地打开，这是巴登·沃尔滕伯格(Baden-Württemberg)土地的安加尔出租车出租车。</text:p>
      <text:p text:style-name="P4">
关于它报告了乌克林。</text:p>
      <text:p text:style-name="P4">
计划在巴黎2024年的2024年奥运会上使用该制造商的完全电气，SO所谓的“出租车”。</text:p>
      <text:p text:style-name="P4">
<text:a xlink:type="simple" xlink:href="https://www.volocopter.com/" text:style-name="Internet_20_link" text:visited-style-name="Visited_20_Internet_20_Link">
</text:a>
飞机新颖性的批准和认证可以垂直飞行并降落，正在等待批准和认证。 首映时间少于500天。</text:p>
      <text:p text:style-name="P4">
“我相信我们将是世界上第一个进行商业航班的人，”公司Dirk Guke公司负责人Dirk Goke告诉记者。 据他说，该公司将来能够生产50个<text:a xlink:type="simple" xlink:href="https://www.ukrinform.ua/tag-transport" text:style-name="Internet_20_link" text:visited-style-name="Visited_20_Internet_20_Link">
</text:a>
一年。</text:p>
      <text:p text:style-name="P4">
访问演讲的运输部长说了“新时代的开始”，并且拥有便宜，安静，没有排放的梦想，运输变得更加接近许多。</text:p>
      <text:p text:style-name="P4">
<text:span text:style-name="T4">
另请阅读：</text:span>
 <text:a xlink:type="simple" xlink:href="https://www.ukrinform.ua/rubric-technology/3677340-aerotaksi-vid-autoflight-vstanovilo-rekord-dalnosti-polotu.html" text:style-name="Internet_20_link" text:visited-style-name="Visited_20_Internet_20_Link">
</text:a>
欧洲航空安全局目前正在研究Volocity问题，并希望认证将在2024年上半年完成。 下一步应该是获得SO称为的空中运营商和飞行员许可。</text:p>
      <text:p text:style-name="P4">
飞机是通过电池运行的，因此它们对自然界比许多其他运输方式更友好。</text:p>
      <text:p text:style-name="P4">
<text:span text:style-name="T5">
foto：www.volocopter.com</text:span>
</text:p>
      <text:p text:style-name="P4">
News Source: <text:a xlink:type="simple" xlink:href="https://www.ukrinform.ua/rubric-technology/3691633-u-nimeccini-prezentuvali-povitrane-taksi.html" text:style-name="Internet_20_link" text:visited-style-name="Visited_20_Internet_20_Link">
https://www.ukrinform.ua/rubric-technology/3691633-u-nimeccini-prezentuvali-povitrane-taksi.html</text:a>
</text:p>
      <!--NEWS-->
      <text:h text:style-name="P10" text:outline-level="1">
<text:span text:style-name="T4">
库勒巴：在乌克兰 - 乌克兰 - 诺科德的会议上，促使我们与俄罗斯进行谈判</text:span>
</text:h>
      <text:p text:style-name="P4">
作者: Ukrinform (Person)</text:p>
      <text:p text:style-name="P4">
出版商: Укринформ (Organization)</text:p>
      <text:p text:style-name="P4">
出版时间: 2023-04-04T-45:20:00+03:00</text:p>
      <text:p text:style-name="P4">
修改时间: 2023-04-04T21:20:00+03:00</text:p>
      <text:p text:style-name="P4">
描述: 在委员会的会议上，乌克兰 - 一家人以不符合我们利益的格式促使乌克兰与俄罗斯进行谈判。  - 乌克林。</text:p>
      <text:p text:style-name="P4">
图片: ["<text:a xlink:type="simple" xlink:href="https://static.ukrinform.com/photos/2022_11/thumb_files/630_360_1668440631-706.jpeg" text:style-name="Internet_20_link" text:visited-style-name="Visited_20_Internet_20_Link">
630_360_16684...</text:a>
"]</text:p>
      <text:p text:style-name="P4">
标签: ['Кулеба', 'НАТО', 'Комісія Україна-НАТО', 'Війна з росією']</text:p>
      <text:p text:style-name="P4">
类型: Article</text:p>
      <!--METADATA-->
      <text:p text:style-name="P4">
<draw:frame draw:style-name="fr1" draw:name="Image87" text:anchor-type="as-char" svg:width="6.9236in" svg:height="3.956343in" draw:z-index="0">
<draw:image xlink:href="../Images/yкринформ/2023-04-04T-45-20-00-03-00/630_360_1668440631-706.jpeg" xlink:type="simple" xlink:show="embed" xlink:actuate="onLoad" draw:mime-type="image/jpeg"/>
</draw:frame>
北约乌克兰委员会没有人敦促乌克兰以不符合我们利益的格式进行交谈。</text:p>
      <text:p text:style-name="P4">
外交大臣杜米特罗·库莱巴(Dmytro Kuleba)在一份简报中指出，涉嫌会议时，这是对乌克林事物通讯员的问题的涉嫌。</text:p>
      <text:p text:style-name="P4">
“没有声音会促使乌克兰以某种方式谈判以某种方式不符合乌克兰的利益。 此外，即使是在乌克兰支持的国家中，也不太大声的国家都说，任何谈判都应符合两个基本原则 - 乌克兰的自然诚信和主权，” []说。(https://www.ukrinform.ua/tag-kuleba)。</text:p>
      <text:p text:style-name="P4">
他还强调，“在线路上也没有线之间”，他们没有对乌克兰和提示疲劳，他们说：“让我们全部滚动。”</text:p>
      <text:p text:style-name="P4">
<text:span text:style-name="T4">
另请阅读：</text:span>
 <text:a xlink:type="simple" xlink:href="https://www.ukrinform.ua/rubric-ato/3691620-zsu-svidse-otrimaut-use-so-treba-dla-kontrnastupu-kuleba-pro-rezultati-komisii-ukrainanato.html" text:style-name="Internet_20_link" text:visited-style-name="Visited_20_Internet_20_Link">
</text:a>
外交部长强调：“相反，具体的事情：我们必须这样做，让我们想，也许是这样做，以及我们将与乌克兰有关的许多明确的陈述，直到收获胜利为止。”</text:p>
      <text:p text:style-name="P4">
如报道，<text:a xlink:type="simple" xlink:href="https://www.ukrinform.ua/rubric-polytics/3691275-kuleba-obgovoriv-z-glavou-diplomatii-es-rozsirenna-bezpekovoi-pidtrimki-ukraini.html" text:style-name="Internet_20_link" text:visited-style-name="Visited_20_Internet_20_Link">
</text:a>
在此期间，它是关于扩大乌克兰的安全支持。</text:p>
      <text:p text:style-name="P4">
News Source: <text:a xlink:type="simple" xlink:href="https://www.ukrinform.ua/rubric-polytics/3691630-kuleba-na-zasidanni-komisii-ukrainanato-nihto-ne-pidstovhuvav-nas-do-peremovin-z-rosieu.html" text:style-name="Internet_20_link" text:visited-style-name="Visited_20_Internet_20_Link">
https://www.ukrinform.ua/rubric-polytics/3691630-kuleba-na-zasidanni-komisii-ukrainanato-nihto-ne-pidstovhuvav-nas-do-peremovin-z-rosieu.html</text:a>
</text:p>
      <!--NEWS-->
      <text:h text:style-name="P10" text:outline-level="1">
<text:span text:style-name="T4">
在乌克兰，将近1900个城市和村庄需要重建 - 总统</text:span>
</text:h>
      <text:p text:style-name="P4">
作者: Ukrinform (Person)</text:p>
      <text:p text:style-name="P4">
出版商: Укринформ (Organization)</text:p>
      <text:p text:style-name="P4">
出版时间: 2023-04-04T-47:12:00+03:00</text:p>
      <text:p text:style-name="P4">
修改时间: 2023-04-04T21:12:00+03:00</text:p>
      <text:p text:style-name="P4">
描述: 大约1900个城市和乌克兰村庄需要重建俄罗斯侵略。  - 乌克林。</text:p>
      <text:p text:style-name="P4">
图片: ["<text:a xlink:type="simple" xlink:href="https://static.ukrinform.com/photos/2023_03/thumb_files/630_360_1678962741-175.jpeg" text:style-name="Internet_20_link" text:visited-style-name="Visited_20_Internet_20_Link">
630_360_16789...</text:a>
"]</text:p>
      <text:p text:style-name="P4">
标签: ['Україна', 'Зеленський', 'Війна з росією', 'Відбудова']</text:p>
      <text:p text:style-name="P4">
类型: Article</text:p>
      <!--METADATA-->
      <text:p text:style-name="P4">
<draw:frame draw:style-name="fr1" draw:name="Image88" text:anchor-type="as-char" svg:width="6.9236in" svg:height="3.956343in" draw:z-index="0">
<draw:image xlink:href="../Images/yкринформ/2023-04-04T-47-12-00-03-00/630_360_1678962741-175.jpeg" xlink:type="simple" xlink:show="embed" xlink:actuate="onLoad" draw:mime-type="image/jpeg"/>
</draw:frame>
大约1900个城市和乌克兰村庄需要重建俄罗斯侵略。</text:p>
      <text:p text:style-name="P4">
乌克林福音通讯员报告说，沃迪米尔Zelenskyy总统在与国家州长协会成员的会议上表示了这一点。</text:p>
      <text:p text:style-name="P4">
“ ...我们国家的近1900个城市和村庄需要重建。 学校和教堂，房屋和企业，运输和发电厂...在遭受毁灭性龙卷风后，您擅长恢复生活条件。 你会做的!我们这样做!但是，在人类因素，人类邪恶和不自然的灾难之后，”国家负责人强调。</text:p>
      <text:p text:style-name="P4">
他指出恢复<text:a xlink:type="simple" xlink:href="https://www.ukrinform.ua/tag-ukraina" text:style-name="Internet_20_link" text:visited-style-name="Visited_20_Internet_20_Link">
</text:a>
欧洲的budenaei是几代人生命的主要经济项目。</text:p>
      <text:p text:style-name="P4">
“而且我相信美国将与我们同在这种重建中!您的公司，您的工作场所...就像您现在与我们一起进行防御一样。 Zelensky说，国家州长对国家的州长而不是对您而言，知道真正的代表。</text:p>
      <text:p text:style-name="P4">
总统强调，俄罗斯没有解决乌克兰作为欧洲和整个世界的患者的战争。</text:p>
      <text:p text:style-name="P4">
据他说，数以百万计的乌克兰家庭被战争撕裂，在其他保护俄罗斯恐怖的保护国家中，数百万人民，数百个乌克兰城市和俄罗斯炮兵，导弹和乘马达的航空烧毁的村庄和村庄。</text:p>
      <text:p text:style-name="P4">
“有一个煤炭城。 15,000名居民。 侵略者烧毁了它。 mariupol。 更多的40万居民。 俄罗斯只留下了他的废墟，”格拉瓦州立大学。</text:p>
      <text:p text:style-name="P4">
<text:span text:style-name="T4">
另请阅读：</text:span>
 <text:a xlink:type="simple" xlink:href="https://www.ukrinform.ua/rubric-world/3691467-zahidni-partneri-stali-planuvati-dopomogu-ukraini-na-trivalisi-termini.html" text:style-name="Internet_20_link" text:visited-style-name="Visited_20_Internet_20_Link">
</text:a>
他强调，在乌克兰(经济的一部分)中，成千上万的田地已被驱逐到俄罗斯。</text:p>
      <text:p text:style-name="P4">
正如乌克兰福明(Ukrinform)报道的那样，乌克兰沃迪米尔·泽伦斯基(Ukraine Volodymyr Zelensky)总裁报道说，乌克兰需要合作伙伴的钱才能快速康复，因为现在他们要去陆军和雇员薪水。</text:p>
      <text:p text:style-name="P4">
_foto：op _</text:p>
      <text:p text:style-name="P4">
News Source: <text:a xlink:type="simple" xlink:href="https://www.ukrinform.ua/rubric-vidbudova/3691628-v-ukraini-majze-1900-mist-i-sil-potrebuut-vidbudovi-prezident.html" text:style-name="Internet_20_link" text:visited-style-name="Visited_20_Internet_20_Link">
https://www.ukrinform.ua/rubric-vidbudova/3691628-v-ukraini-majze-1900-mist-i-sil-potrebuut-vidbudovi-prezident.html</text:a>
</text:p>
      <!--NEWS-->
      <text:h text:style-name="P10" text:outline-level="1">
<text:span text:style-name="T4">
乌克兰呼吁支持美国，因为自由的敌人必须失去 -  Zelensky</text:span>
</text:h>
      <text:p text:style-name="P4">
作者: Ukrinform (Person)</text:p>
      <text:p text:style-name="P4">
出版商: Укринформ (Organization)</text:p>
      <text:p text:style-name="P4">
出版时间: 2023-04-04T-49:08:00+03:00</text:p>
      <text:p text:style-name="P4">
修改时间: 2023-04-04T21:08:00+03:00</text:p>
      <text:p text:style-name="P4">
描述: 自由的敌人必须失去，这就是为什么乌克兰向美国呼吁武装和财务支持的原因。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США', 'допомога', 'Зеленський', 'Війна з росією']</text:p>
      <text:p text:style-name="P4">
类型: Article</text:p>
      <!--METADATA-->
      <text:p text:style-name="P4">
<draw:frame draw:style-name="fr1" draw:name="Image89" text:anchor-type="as-char" svg:width="6.9236in" svg:height="3.956343in" draw:z-index="0">
<draw:image xlink:href="../Images/yкринформ/2023-04-04T-49-08-00-03-00/630_360_1679682020-565.jpeg" xlink:type="simple" xlink:show="embed" xlink:actuate="onLoad" draw:mime-type="image/jpeg"/>
</draw:frame>
敌人必须输掉，这就是为什么乌克兰去美国进行支持和财务的原因。</text:p>
      <text:p text:style-name="P4">
沃迪米尔Zelenskyy总统在[]期间说明了这一点(https://t.me/V_Zelenskiy_official/5755)，乌克林通讯员报告。</text:p>
      <text:p text:style-name="P4">
“自由的敌人必须在他来自犯罪侵略性战争的地方迅速而可靠地失去。 这就是为什么我们转向支持<text:a xlink:type="simple" xlink:href="https://www.ukrinform.ua/tag-ssa" text:style-name="Internet_20_link" text:visited-style-name="Visited_20_Internet_20_Link">
</text:a>
，武器和财务。 乌克兰立场 - 您的和平，您的盟友和伴侣将站起来。”负责人强调。</text:p>
      <text:p text:style-name="P4">
他感谢所有了解保护自由和支持乌克兰有多么重要的美国人。</text:p>
      <text:p text:style-name="P4">
Zelensky指出，乌克兰感谢拜登总统，国会和每个州的双方现在都涉及自由，感谢那些准备在乌克兰进行重建的人。</text:p>
      <text:p text:style-name="P4">
“ Harpons”和“ Silegers”，“ First”和“ Bradley”，其他系统和产品(不安全)，使乌克兰胜利以使乌克兰生活稳定的服务和解决方案是您的生产，这是您的人民的状态。 总统说：“得克萨斯州和内华达州，马里兰州和加利福尼亚，印第安纳州和俄勒冈州，三脚架和纽约以及许多其他人。”</text:p>
      <text:p text:style-name="P4">
据他介绍，每个州都有不仅通过人声领域来协助乌克兰的经验，而且还为人们，尤其是对士兵和受伤儿童的待遇和康复。</text:p>
      <text:p text:style-name="P4">
国家元首还指出，数百家美国公司，银行和乌克兰的业务无视，成千上万的公司将加入该程序。</text:p>
      <text:p text:style-name="P4">
“我知道有些州正在谈判特殊合作。 正在恢复某些东西。 俄亥俄州和我们的Kharkiv地区，伊利诺伊州和Nashayiv地区，明尼苏达州和我们的Chernihiv地区。 我们必须从众议院的城市扩大从州到地区的双边合作方向。 Zelensky说：“什么将与州际公路有力地补充。”</text:p>
      <text:p text:style-name="P4">
<text:span text:style-name="T4">
另请阅读：</text:span>
 <text:a xlink:type="simple" xlink:href="https://www.ukrinform.ua/rubric-polytics/3691529-novij-paket-vijskovoi-dopomogi-ssa-pramue-v-ukrainu-kuleba.html" text:style-name="Internet_20_link" text:visited-style-name="Visited_20_Internet_20_Link">
</text:a>
他补充说，美国能够保护其价值观。 这项工作还有助于两国​​的安全，经济的增长，工作场所的出现。据乌克林福姆(Ukrinform)报道，从全面的俄罗斯入侵开始，向乌克兰提供了超过140亿美元的财政援助。</text:p>
      <text:p text:style-name="P4">
_foto：op _</text:p>
      <text:p text:style-name="P4">
News Source: <text:a xlink:type="simple" xlink:href="https://www.ukrinform.ua/rubric-polytics/3691627-ukraina-zvertaetsa-po-pidtrimku-do-ssa-bo-vorog-svobodi-mae-prograti-zelenskij.html" text:style-name="Internet_20_link" text:visited-style-name="Visited_20_Internet_20_Link">
https://www.ukrinform.ua/rubric-polytics/3691627-ukraina-zvertaetsa-po-pidtrimku-do-ssa-bo-vorog-svobodi-mae-prograti-zelenskij.html</text:a>
</text:p>
      <!--NEWS-->
      <text:h text:style-name="P10" text:outline-level="1">
<text:span text:style-name="T4">
SBU暴露了UOC -MP伊兹教区教堂的前校长，他“奉献”了入侵者</text:span>
</text:h>
      <text:p text:style-name="P4">
作者: Ukrinform (Person)</text:p>
      <text:p text:style-name="P4">
出版商: Укринформ (Organization)</text:p>
      <text:p text:style-name="P4">
出版时间: 2023-04-04T-51:05:00+03:00</text:p>
      <text:p text:style-name="P4">
修改时间: 2023-04-04T21:05:00+03:00</text:p>
      <text:p text:style-name="P4">
描述: 在哈尔基夫地区，乌克兰的安全局收集了支持俄罗斯武装侵略的证据，以对莫斯科父权制的乌克兰东正教教堂的伊兹教区的前校长之一。  - 乌克林。</text:p>
      <text:p text:style-name="P4">
图片: ["<text:a xlink:type="simple" xlink:href="https://static.ukrinform.com/photos/2021_10/thumb_files/630_360_1634664278-801.jpg" text:style-name="Internet_20_link" text:visited-style-name="Visited_20_Internet_20_Link">
630_360_16346...</text:a>
"]</text:p>
      <text:p text:style-name="P4">
标签: ['Окупація', 'СБУ', 'УПЦ МП', 'Держзрада', 'Харківщина', 'Війна з росією']</text:p>
      <text:p text:style-name="P4">
类型: Article</text:p>
      <!--METADATA-->
      <text:p text:style-name="P4">
<draw:frame draw:style-name="fr1" draw:name="Image90" text:anchor-type="as-char" svg:width="6.9236in" svg:height="3.956343in" draw:z-index="0">
<draw:image xlink:href="../Images/yкринформ/2023-04-04T-51-05-00-03-00/630_360_1634664278-801.jpg" xlink:type="simple" xlink:show="embed" xlink:actuate="onLoad" draw:mime-type="image/jpeg"/>
</draw:frame>
在哈尔基夫地区，乌克兰的安全局收集了支持俄罗斯武装侵略的证据，以击败莫斯科父权制的乌克兰东正教教堂的前校长之一。</text:p>
      <text:p text:style-name="P4">
正如乌克林福姆报道的那样，这已经报道了<text:a xlink:type="simple" xlink:href="https://ssu.gov.ua/novyny/sbu-vykryla-kolyshnoho-nastoiatelia-khramu-upts-mp-yakyi-blahoslovliav-rosiiskykh-viiskovykh-pid-chas-okupatsii-kharkivshchyny" text:style-name="Internet_20_link" text:visited-style-name="Visited_20_Internet_20_Link">
</text:a>
。</text:p>
      <text:p text:style-name="P4">
关于方丈的行动，根据艺术规定的刑事诉讼。 436-2(理由，承认合法，否认俄罗斯反乌克兰联合会的武装侵略，荣耀其参与者)乌克兰的刑法。</text:p>
      <text:p text:style-name="P4">
根据调查，在暂时扣押俄罗斯人的一部分时期，大祭司在转弯基辅·鲁斯(Kievan Rus)的那天之前组织了舞台教堂课程，并试图吸引当地人。</text:p>
      <text:p text:style-name="P4">
<text:span text:style-name="T4">
另请阅读：</text:span>
 <text:a xlink:type="simple" xlink:href="https://www.ukrinform.ua/rubric-regions/3691379-u-hmelnickomu-sobori-akij-perejsov-do-pcu-viavili-antiukrainsku-literaturu.html" text:style-name="Internet_20_link" text:visited-style-name="Visited_20_Internet_20_Link">
</text:a>
在活动期间，参与俄罗斯入侵者的人并奉献了他们在库皮斯克地区的军事装备，命令他们的同事在摄像机上修复整个过程，以便在克里姆林宫媒体上发表进一步发布。 因此，试图模拟当地信徒对入侵者的“支持”。</text:p>
      <text:p text:style-name="P4">
在哈尔基夫地区解放期间，住持与一家人一起逃脱了俄罗斯联邦的气味，在那里他被任命为特雷斯(Tere)约翰·普雷德·特切斯基(John-Predtechensky)的东正教堂的校长和俄罗斯正教教区的卡什林教区教会。</text:p>
      <text:p text:style-name="P4">
正在进行调查行动，以建立犯罪的所有情况并使负责肇事者。</text:p>
      <text:p text:style-name="P4">
在 <text:a xlink:type="simple" xlink:href="https://gp.gov.ua/ua/posts/vstanovleno-kolisnyogo-nastoyatelya-xramu-upc-mp-yakii-blagoslovlyav-rosiiskix-viiskovix-pid-cas-okupaciyi-xarkivshhini" text:style-name="Internet_20_link" text:visited-style-name="Visited_20_Internet_20_Link">
</text:a>
有指定的事件是由2022年7月底参与该地区两年的村庄的人组织的。</text:p>
      <text:p text:style-name="P4">
正如乌克林福姆报道的那样，SBU表示，她已经收集了合理的基于证据的参与<text:a xlink:type="simple" xlink:href="https://www.ukrinform.ua/rubric-society/3690250-pidozra-mitropolitu-upc-mp-pavlu-u-sbu-rozkrili-detali.html" text:style-name="Internet_20_link" text:visited-style-name="Visited_20_Internet_20_Link">
</text:a>
 (彼得·勒德(Peter Lebed))激发宗教敌意，辩解和否认俄罗斯联邦对乌克兰的武装侵略。</text:p>
      <text:p text:style-name="P4">
News Source: <text:a xlink:type="simple" xlink:href="https://www.ukrinform.ua/rubric-regions/3691464-sbu-vikrila-kolisnogo-nastoatela-hramu-izumskoi-eparhii-upc-mp-akij-osvacuvav-koloni-okupantiv.html" text:style-name="Internet_20_link" text:visited-style-name="Visited_20_Internet_20_Link">
https://www.ukrinform.ua/rubric-regions/3691464-sbu-vikrila-kolisnogo-nastoatela-hramu-izumskoi-eparhii-upc-mp-akij-osvacuvav-koloni-okupantiv.html</text:a>
</text:p>
      <!--NEWS-->
      <text:h text:style-name="P10" text:outline-level="1">
<text:span text:style-name="T4">
Yastremskaya在哥伦比亚的网球比赛中失去了巴西的第三个“球拍”</text:span>
</text:h>
      <text:p text:style-name="P4">
作者: Ukrinform (Person)</text:p>
      <text:p text:style-name="P4">
出版商: Укринформ (Organization)</text:p>
      <text:p text:style-name="P4">
出版时间: 2023-04-04T-53:04:55+03:00</text:p>
      <text:p text:style-name="P4">
修改时间: 2023-04-04T21:04:55+03:00</text:p>
      <text:p text:style-name="P4">
描述: 乌克兰戴安娜·雅斯特雷姆斯卡亚（Diana Yastremskaya）无法克服妇女网球协会（WTA）的首发障碍-COUPA COLSANITAS CORSANITAS PRESATADO POR ZURICH-在哥伦比亚（哥伦比亚）（哥伦比亚）的奖金2.593亿美元的奖金 - 乌克利福姆。</text:p>
      <text:p text:style-name="P4">
图片: ["<text:a xlink:type="simple" xlink:href="https://static.ukrinform.com/photos/2023_04/thumb_files/630_360_1680628064-436.jpg" text:style-name="Internet_20_link" text:visited-style-name="Visited_20_Internet_20_Link">
630_360_16806...</text:a>
"]</text:p>
      <text:p text:style-name="P4">
标签: ['Теніс', 'Даяна Ястремська']</text:p>
      <text:p text:style-name="P4">
类型: Article</text:p>
      <!--METADATA-->
      <text:p text:style-name="P4">
<draw:frame draw:style-name="fr1" draw:name="Image91" text:anchor-type="as-char" svg:width="6.9236in" svg:height="3.956343in" draw:z-index="0">
<draw:image xlink:href="../Images/yкринформ/2023-04-04T-53-04-55-03-00/630_360_1680628064-436.jpg" xlink:type="simple" xlink:show="embed" xlink:actuate="onLoad" draw:mime-type="image/jpeg"/>
</draw:frame>
乌克兰Yastremskaya无法克服首发障碍(WTA) - 苏黎世提出的苏格尔萨尼塔(哥伦比亚)奖金259.3万美元</text:p>
      <text:p text:style-name="P4">
在达到第二个比赛Yastremskaya的决斗中(#134 WTA等级)在2小时40分钟内，巴西Karolini Alves的第三个“球拍”(№239)-6：4，6：7(5：7)，2：6，报道乌克林福姆。</text:p>
      <text:p text:style-name="P4">
德国玛丽亚·塔蒂亚娜·玛丽亚(Maria Tatiana Maria)在比赛的第二名中以第二次比赛的第二名播放了完美的门票。(№66)，卡特里娜·斯科特(Katrina Scott)的胜利(№161)-6：1，6：4。</text:p>
      <text:p text:style-name="P4">
<text:span text:style-name="T4">
另请阅读：</text:span>
 <text:a xlink:type="simple" xlink:href="https://www.ukrinform.ua/rubric-sports/3691454-gutcajt-vistupi-nasih-tenisistiv-proti-rosian-zigrali-proti-nas.html" text:style-name="Internet_20_link" text:visited-style-name="Visited_20_Internet_20_Link">
</text:a>
波哥特的比赛将持续到4月9日。</text:p>
      <text:p text:style-name="P4">
照片：BTU。</text:p>
      <text:p text:style-name="P4">
News Source: <text:a xlink:type="simple" xlink:href="https://www.ukrinform.ua/rubric-sports/3691626-astremska-prograla-tretij-raketci-brazilii-na-tenisnomu-turniri-v-kolumbii.html" text:style-name="Internet_20_link" text:visited-style-name="Visited_20_Internet_20_Link">
https://www.ukrinform.ua/rubric-sports/3691626-astremska-prograla-tretij-raketci-brazilii-na-tenisnomu-turniri-v-kolumbii.html</text:a>
</text:p>
      <!--NEWS-->
      <text:h text:style-name="P10" text:outline-level="1">
<text:span text:style-name="T4">
乌克兰的北约增值税问题已从议程中删除-Kuleba</text:span>
</text:h>
      <text:p text:style-name="P4">
作者: Ukrinform (Person)</text:p>
      <text:p text:style-name="P4">
出版商: Укринформ (Organization)</text:p>
      <text:p text:style-name="P4">
出版时间: 2023-04-04T-55:00:50+03:00</text:p>
      <text:p text:style-name="P4">
修改时间: 2023-04-04T21:00:50+03:00</text:p>
      <text:p text:style-name="P4">
描述: 北约乌克兰成员行动计划的问题已从议程中删除。  - 乌克林。</text:p>
      <text:p text:style-name="P4">
图片: ["<text:a xlink:type="simple" xlink:href="https://static.ukrinform.com/photos/2022_03/thumb_files/630_360_1647525027-868.jpg" text:style-name="Internet_20_link" text:visited-style-name="Visited_20_Internet_20_Link">
630_360_16475...</text:a>
"]</text:p>
      <text:p text:style-name="P4">
标签: ['Кулеба', 'Україна', 'Комісія Україна-НАТО']</text:p>
      <text:p text:style-name="P4">
类型: Article</text:p>
      <!--METADATA-->
      <text:p text:style-name="P4">
<draw:frame draw:style-name="fr1" draw:name="Image92" text:anchor-type="as-char" svg:width="6.9236in" svg:height="3.956343in" draw:z-index="0">
<draw:image xlink:href="../Images/yкринформ/2023-04-04T-55-00-50-03-00/630_360_1647525027-868.jpg" xlink:type="simple" xlink:show="embed" xlink:actuate="onLoad" draw:mime-type="image/jpeg"/>
</draw:frame>
从议程中删除了北约会员行动计划的计划问题。</text:p>
      <text:p text:style-name="P4">
乌克兰·德米特罗·库莱巴(Ukraine Dmytro Kuleba)外交部长在一份简报中表示，这是乌克兰 - 乌克兰 - 北约委员会会议的情况，回答了乌克林的通讯员的问题。</text:p>
      <text:p text:style-name="P4">
“由于我们已经更新，应用了增值税的问题，因此从议程中删除了。(https://www.ukrinform.ua/tag-nato)，这不能替代会员资格，这不能成为会员资格的条件。 这是一种实践援助的机制，它想要使最强大和强大的力量，同时又是促进乌克兰在北约成员资格的政治决定的过程。”乌克兰外交负责人说。</text:p>
      <text:p text:style-name="P4">
库勒巴强调，在与北约秘书长尹斯托尔滕贝格的一次会议上，他们显然已经谈到了这个问题。</text:p>
      <text:p text:style-name="P4">
<text:span text:style-name="T4">
另请阅读：</text:span>
 <text:a xlink:type="simple" xlink:href="https://www.ukrinform.ua/rubric-world/3691540-stoltenberg-majbutne-ukraini-u-evroatlanticnij-rodini.html" text:style-name="Internet_20_link" text:visited-style-name="Visited_20_Internet_20_Link">
</text:a>
如报道<text:a xlink:type="simple" xlink:href="https://www.ukrinform.ua/rubric-polytics/3691356-ministri-nato-obgovorat-negajnu-dopomogu-ukraini-ta-podalsu-pidtrimku-stoltenberg.html" text:style-name="Internet_20_link" text:visited-style-name="Visited_20_Internet_20_Link">
</text:a>
，4月4日，北约外交部长为期两天的会议在布鲁塞尔开始。 今天，与乌克兰Dmitry Kuleba外交部长举行了一次会议。</text:p>
      <text:p text:style-name="P4">
9月30日(https://www.ukrinform.ua/rubric-polytics/3583117-ukraina-podae-zaavku-na-vstup-do-nato-zelenskij.html)以加速顺序。</text:p>
      <text:p text:style-name="P4">
News Source: <text:a xlink:type="simple" xlink:href="https://www.ukrinform.ua/rubric-polytics/3691624-pitanna-pdc-v-nato-dla-ukraini-znate-z-poradku-dennogo-kuleba.html" text:style-name="Internet_20_link" text:visited-style-name="Visited_20_Internet_20_Link">
https://www.ukrinform.ua/rubric-polytics/3691624-pitanna-pdc-v-nato-dla-ukraini-znate-z-poradku-dennogo-kuleba.html</text:a>
</text:p>
      <!--NEWS-->
      <text:h text:style-name="P10" text:outline-level="1">
<text:span text:style-name="T4">
主动战斗线超过1200公里-Zelensky</text:span>
</text:h>
      <text:p text:style-name="P4">
作者: Ukrinform (Person)</text:p>
      <text:p text:style-name="P4">
出版商: Укринформ (Organization)</text:p>
      <text:p text:style-name="P4">
出版时间: 2023-04-04T-58:58:00+03:00</text:p>
      <text:p text:style-name="P4">
修改时间: 2023-04-04T20:58:00+03:00</text:p>
      <text:p text:style-name="P4">
描述: 在乌克兰，积极的战斗线超过1200公里。  - 乌克林。</text:p>
      <text:p text:style-name="P4">
图片: ["<text:a xlink:type="simple" xlink:href="https://static.ukrinform.com/photos/2023_02/thumb_files/630_360_1677259615-761.jpeg" text:style-name="Internet_20_link" text:visited-style-name="Visited_20_Internet_20_Link">
630_360_16772...</text:a>
"]</text:p>
      <text:p text:style-name="P4">
标签: ['НАТО', 'США', 'Зеленський', 'Війна з росією']</text:p>
      <text:p text:style-name="P4">
类型: Article</text:p>
      <!--METADATA-->
      <text:p text:style-name="P4">
<draw:frame draw:style-name="fr1" draw:name="Image93" text:anchor-type="as-char" svg:width="6.9236in" svg:height="3.956343in" draw:z-index="0">
<draw:image xlink:href="../Images/yкринформ/2023-04-04T-58-58-00-03-00/630_360_1677259615-761.jpeg" xlink:type="simple" xlink:show="embed" xlink:actuate="onLoad" draw:mime-type="image/jpeg"/>
</draw:frame>
在乌克兰，积极的战斗线超过1200公里。</text:p>
      <text:p text:style-name="P4">
沃迪米尔总统Zelenskyy表示<text:a xlink:type="simple" xlink:href="https://t.me/V_Zelenskiy_official/5755" text:style-name="Internet_20_link" text:visited-style-name="Visited_20_Internet_20_Link">
</text:a>
乌克林福姆报道，与国家协会州长的成员。</text:p>
      <text:p text:style-name="P4">
“在乌克兰的积极战斗线现在已经超过1200公里。 这就像坠落到芝加哥然后回来!总体而言，战线更大。”负责人说。</text:p>
      <text:p text:style-name="P4">
据他说，数以百万计的人居住在城市和村庄中，部队从那里驱逐入侵者或准备开除入侵者。</text:p>
      <text:p text:style-name="P4">
总统强调，克里姆林宫对整个自由世界的屈辱的梦想，扭曲，引起了一场冲突，这将使一个美国国家在选择之前：战斗与否。</text:p>
      <text:p text:style-name="P4">
<text:span text:style-name="T4">
另请阅读：</text:span>
 <text:a xlink:type="simple" xlink:href="https://www.ukrinform.ua/rubric-world/3691516-vizit-zelenskogo-do-varsavi-cogo-ocikuvati.html" text:style-name="Internet_20_link" text:visited-style-name="Visited_20_Internet_20_Link">
</text:a>
“正是乌克兰是您可靠的最后一个边界，您可靠的边界……尤其是乌克兰的力量，尤其是您的人民不必做出这个选择 - 您的男人和女人的选择，勇敢的战士，这将放在上面保护最有价值的祭坛 - 自由，” <text:a xlink:type="simple" xlink:href="https://www.ukrinform.ua/tag-zelenskij" text:style-name="Internet_20_link" text:visited-style-name="Visited_20_Internet_20_Link">
</text:a>
。</text:p>
      <text:p text:style-name="P4">
他强调，乌克兰能够防止战争的扩张并克服俄罗斯。</text:p>
      <text:p text:style-name="P4">
<text:span text:style-name="T4">
另请阅读：</text:span>
 <text:a xlink:type="simple" xlink:href="https://www.ukrinform.ua/rubric-polytics/3691606-kraini-nato-pidtverdili-viddanist-ukraini-ta-zaavili-pro-novu-pidtrimku-stoltenberg.html" text:style-name="Internet_20_link" text:visited-style-name="Visited_20_Internet_20_Link">
</text:a>
根据乌克林福姆的说法，据武装部队总参谋部称，顿涅茨克地区的马林卡和巴赫穆特在战斗的震中被释放，后者是乌克兰军队的后者<text:a xlink:type="simple" xlink:href="https://www.ukrinform.ua/rubric-ato/3691584-v-epicentri-bojovih-dij-bahmut-i-marinka.html" text:style-name="Internet_20_link" text:visited-style-name="Visited_20_Internet_20_Link">
</text:a>
_foto：op _</text:p>
      <text:p text:style-name="P4">
News Source: <text:a xlink:type="simple" xlink:href="https://www.ukrinform.ua/rubric-ato/3691625-linia-aktivnih-bojovih-dij-stanovit-ponad-1200-kilometriv-zelenskij.html" text:style-name="Internet_20_link" text:visited-style-name="Visited_20_Internet_20_Link">
https://www.ukrinform.ua/rubric-ato/3691625-linia-aktivnih-bojovih-dij-stanovit-ponad-1200-kilometriv-zelenskij.html</text:a>
</text:p>
      <!--NEWS-->
      <text:h text:style-name="P10" text:outline-level="1">
<text:span text:style-name="T4">
PCU将在基辅 - 佩奇斯克Lavra的假设大教堂举行礼拜仪式上举行礼仪</text:span>
</text:h>
      <text:p text:style-name="P4">
作者: Ukrinform (Person)</text:p>
      <text:p text:style-name="P4">
出版商: Укринформ (Organization)</text:p>
      <text:p text:style-name="P4">
出版时间: 2023-04-04T-60:57:00+03:00</text:p>
      <text:p text:style-name="P4">
修改时间: 2023-04-04T20:57:00+03:00</text:p>
      <text:p text:style-name="P4">
描述: 乌克兰东正教教堂将在基辅 - 佩奇斯克·拉夫拉（Keiev-Pechersk Lavra）的假设大教堂举行礼拜仪式。  - 乌克林。</text:p>
      <text:p text:style-name="P4">
图片: ["<text:a xlink:type="simple" xlink:href="https://static.ukrinform.com/photos/2023_04/thumb_files/630_360_1680630783-552.jpg" text:style-name="Internet_20_link" text:visited-style-name="Visited_20_Internet_20_Link">
630_360_16806...</text:a>
"]</text:p>
      <text:p text:style-name="P4">
标签: ['Релігія', 'Свято', 'Київська Лавра', 'Православна церква України']</text:p>
      <text:p text:style-name="P4">
类型: Article</text:p>
      <!--METADATA-->
      <text:p text:style-name="P4">
<draw:frame draw:style-name="fr1" draw:name="Image94" text:anchor-type="as-char" svg:width="6.9236in" svg:height="3.956343in" draw:z-index="0">
<draw:image xlink:href="../Images/yкринформ/2023-04-04T-60-57-00-03-00/630_360_1680630783-552.jpg" xlink:type="simple" xlink:show="embed" xlink:actuate="onLoad" draw:mime-type="image/jpeg"/>
</draw:frame>
乌克兰东正教教堂将举行礼拜仪式，以告知基辅 - 佩奇斯克·拉夫拉(Keiev-Pechersk Lavra)大教堂。</text:p>
      <text:p text:style-name="P4">
根据乌克林福姆的说法，新闻服务报告(https://www.pomisna.info/uk/vsi-novyny/ogoloshennya-z-nagody-svyata-blagovishhennya-vidbudetsya-bozhestvenna-liturgiya-v-uspenskomu-sobori-lavry/).</text:p>
      <text:p text:style-name="P4">
"З нагоди великого світлого свята Благовіщення Пресвятої Богородиці в <text:a xlink:type="simple" xlink:href="https://www.ukrinform.ua/tag-kiivska-lavra" text:style-name="Internet_20_link" text:visited-style-name="Visited_20_Internet_20_Link">
</text:a>
庄严的服务将举行。 我们邀请所有忠实的人加入节日神圣的lulurgy，该节日将于4月7日，星期五在Lavra O9：00的主要大教堂开始。”</text:p>
      <text:p text:style-name="P4">
PCC邀请信徒加入为乌克兰人民，捍卫者和乌克兰胜利的联合祈祷。</text:p>
      <text:p text:style-name="P4">
<text:span text:style-name="T4">
另请阅读：</text:span>
 <text:a xlink:type="simple" xlink:href="https://www.ukrinform.ua/rubric-society/3689073-pcu-priznacila-novogo-namisnika-kievopecerskoi-lavri.html" text:style-name="Internet_20_link" text:visited-style-name="Visited_20_Internet_20_Link">
</text:a>
据报道，国家预备队“ Kyiv-Pechersk Lavra” <text:a xlink:type="simple" xlink:href="https://www.ukrinform.ua/rubric-society/3680840-kievopecerska-lavra-rozrivae-dogovir-z-upc-mp-pro-orendu.html" text:style-name="Internet_20_link" text:visited-style-name="Visited_20_Internet_20_Link">
</text:a>
自2023年3月29日以来。</text:p>
      <text:p text:style-name="P4">
<text:span text:style-name="T5">
foto：www.pomisna.info</text:span>
</text:p>
      <text:p text:style-name="P4">
News Source: <text:a xlink:type="simple" xlink:href="https://www.ukrinform.ua/rubric-society/3691623-pcu-provede-liturgiu-na-blagovisenna-v-uspenskomu-sobori-kievopecerskoi-lavri.html" text:style-name="Internet_20_link" text:visited-style-name="Visited_20_Internet_20_Link">
https://www.ukrinform.ua/rubric-society/3691623-pcu-provede-liturgiu-na-blagovisenna-v-uspenskomu-sobori-kievopecerskoi-lavri.html</text:a>
</text:p>
      <!--NEWS-->
      <text:h text:style-name="P10" text:outline-level="1">
<text:span text:style-name="T4">
北约国家将讨论乌克兰F-16-Kuleba</text:span>
</text:h>
      <text:p text:style-name="P4">
作者: Ukrinform (Person)</text:p>
      <text:p text:style-name="P4">
出版商: Укринформ (Organization)</text:p>
      <text:p text:style-name="P4">
出版时间: 2023-04-04T-62:54:02+03:00</text:p>
      <text:p text:style-name="P4">
修改时间: 2023-04-04T20:54:02+03:00</text:p>
      <text:p text:style-name="P4">
描述: 外交大臣杜米特罗·库莱巴（Dmytro Kuleba）得到了合作伙伴的保证，在其国家，将讨论乌克兰飞行员管理F-16战斗机的准备，这比某些人想象的要高得多。  - 乌克林。</text:p>
      <text:p text:style-name="P4">
图片: ["<text:a xlink:type="simple" xlink:href="https://static.ukrinform.com/photos/2022_09/thumb_files/630_360_1664282849-370.jpg" text:style-name="Internet_20_link" text:visited-style-name="Visited_20_Internet_20_Link">
630_360_16642...</text:a>
"]</text:p>
      <text:p text:style-name="P4">
标签: ['Кулеба', 'Комісія Україна-НАТО', 'Винищувач']</text:p>
      <text:p text:style-name="P4">
类型: Article</text:p>
      <!--METADATA-->
      <text:p text:style-name="P4">
<draw:frame draw:style-name="fr1" draw:name="Image95" text:anchor-type="as-char" svg:width="6.9236in" svg:height="3.956343in" draw:z-index="0">
<draw:image xlink:href="../Images/yкринформ/2023-04-04T-62-54-02-03-00/630_360_1664282849-370.jpg" xlink:type="simple" xlink:show="embed" xlink:actuate="onLoad" draw:mime-type="image/jpeg"/>
</draw:frame>
Dmytro Kuleba的律师事务部长获得了合作伙伴的保证，他们将在其国家讨论乌克兰飞行员管理F-16战斗人员的准备，这比某些人想象的要高得多。</text:p>
      <text:p text:style-name="P4">
乌克兰代表通讯员报告说，库勒巴在乌克兰北约委员会会议后的一份简报上说。</text:p>
      <text:p text:style-name="P4">
乌克兰外交负责人指出，他讨论了在布鲁塞尔的一些双边会议上提供乌克兰FAINEF-16的问题。</text:p>
      <text:p text:style-name="P4">
据他说，乌克兰方面消除了那些认为给乌克兰西方飞机的人的一些论点，“从实际的角度来看，这太长且难以制作形象。”</text:p>
      <text:p text:style-name="P4">
“没有人说这是不必要的。 没有任何决定，但是今天我收到的是，我提供的有关乌克兰准备这些飞机的准备的信息比某些国家在首都在首都所讨论的情况下，这些国家的政治领导人在首都中讨论了这些飞机。” []说。(https://www.ukrinform.ua/tag-kuleba)。</text:p>
      <text:p text:style-name="P4">
最后，他表达了对乌克兰西部什叶派做出决定的决定 - “这只会花费时间。”</text:p>
      <text:p text:style-name="P4">
<text:span text:style-name="T4">
另请阅读：</text:span>
 <text:a xlink:type="simple" xlink:href="https://www.ukrinform.ua/rubric-ato/3691620-zsu-svidse-otrimaut-use-so-treba-dla-kontrnastupu-kuleba-pro-rezultati-komisii-ukrainanato.html" text:style-name="Internet_20_link" text:visited-style-name="Visited_20_Internet_20_Link">
</text:a>
据报道，爱沙尼亚的爱沙尼亚乌尔马斯·伊纳斯尔(Estonia Urmas Rinsal)部长<text:a xlink:type="simple" xlink:href="https://www.ukrinform.ua/rubric-polytics/3687921-glava-mzs-estonii-pro-nadanna-ukraini-f16-ce-ne-kosmicni-korabli-a-piloti-litakiv-u-vas-e.html" text:style-name="Internet_20_link" text:visited-style-name="Visited_20_Internet_20_Link">
</text:a>
合作伙伴应放弃分步军事支持乌克兰的原则，并提供乌克兰胜利所必需的一切，包括F-16战斗机。</text:p>
      <text:p text:style-name="P4">
News Source: <text:a xlink:type="simple" xlink:href="https://www.ukrinform.ua/rubric-polytics/3691621-kraini-nato-obgovorat-nadanna-ukraini-f16-kuleba.html" text:style-name="Internet_20_link" text:visited-style-name="Visited_20_Internet_20_Link">
https://www.ukrinform.ua/rubric-polytics/3691621-kraini-nato-obgovorat-nadanna-ukraini-f16-kuleba.html</text:a>
</text:p>
      <!--NEWS-->
      <text:h text:style-name="P10" text:outline-level="1">
<text:span text:style-name="T4">
Frankivsk的市长敦促Verkhovna Rada禁止莫斯科重祖先</text:span>
</text:h>
      <text:p text:style-name="P4">
作者: Ukrinform (Person)</text:p>
      <text:p text:style-name="P4">
出版商: Укринформ (Organization)</text:p>
      <text:p text:style-name="P4">
出版时间: 2023-04-04T-92:58:00+03:00</text:p>
      <text:p text:style-name="P4">
修改时间: 2023-04-04T18:58:00+03:00</text:p>
      <text:p text:style-name="P4">
描述: Ivano-Frankivsk市长Ruslan Martsinkov敦促乌克兰的Verkhovna Rada代表支持对莫斯科主教禁令的法案。  - 乌克林。</text:p>
      <text:p text:style-name="P4">
图片: ["<text:a xlink:type="simple" xlink:href="https://static.ukrinform.com/photos/2022_05/thumb_files/630_360_1652256490-216.jpg" text:style-name="Internet_20_link" text:visited-style-name="Visited_20_Internet_20_Link">
630_360_16522...</text:a>
"]</text:p>
      <text:p text:style-name="P4">
标签: ['Івано-Франківськ', 'УПЦ МП', 'Верховна Рада']</text:p>
      <text:p text:style-name="P4">
类型: Article</text:p>
      <!--METADATA-->
      <text:p text:style-name="P4">
<draw:frame draw:style-name="fr1" draw:name="Image96" text:anchor-type="as-char" svg:width="6.9236in" svg:height="3.956343in" draw:z-index="0">
<draw:image xlink:href="../Images/yкринформ/2023-04-04T-92-58-00-03-00/630_360_1652256490-216.jpg" xlink:type="simple" xlink:show="embed" xlink:actuate="onLoad" draw:mime-type="image/jpeg"/>
</draw:frame>
Merivano-Frankivsk Ruslan Martsinkov呼吁乌克兰的Verkhovna Rada代表支持有关莫斯科父权制禁令的法律。</text:p>
      <text:p text:style-name="P4">
Ruslan Martsinkov在[]的页面上发表了这样的上诉(https://www.facebook.com/ruslan.martsinkiv/videos/253049510481264)转移乌克林。</text:p>
      <text:p text:style-name="P4">
<text:span text:style-name="T5">
viso：Facebook Ruslan Martsinkov</text:span>
</text:p>
      <text:p text:style-name="P4">
“伊万诺·弗兰基夫斯克(Ivano-Frankivsk)是第一个摆脱莫斯科宗主的地区。 但是我敦促Verkhovna Rada的代表支持Savchuk的Lawshaxans，Ivano-Frankivsk的代理人，或者涉及禁令的律法读物<text:a xlink:type="simple" xlink:href="https://www.ukrinform.ua/tag-upc-mp" text:style-name="Internet_20_link" text:visited-style-name="Visited_20_Internet_20_Link">
</text:a>
作为我们国家内部阵线的现象。”马克诺夫说。</text:p>
      <text:p text:style-name="P4">
据他说，这样的呼吁乌克兰沃迪米尔·泽伦斯基文(Volodymyr Zelenskyvin)将在市议会最近的会议上投票。</text:p>
      <text:p text:style-name="P4">
<text:span text:style-name="T4">
另请阅读：</text:span>
 <text:a xlink:type="simple" xlink:href="https://www.ukrinform.ua/rubric-regions/3691444-hmelnicka-oblrada-zaboronila-dialnist-upc-mp-na-teritorii-oblasti.html" text:style-name="Internet_20_link" text:visited-style-name="Visited_20_Internet_20_Link">
</text:a>
Martsinkov指出，赫梅尔尼茨基的活动被乌克兰军队击败，震惊了乌克兰人。 现在，该国正在乌克兰获得势头。</text:p>
      <text:p text:style-name="P4">
正如该机构报道的那样，<text:a xlink:type="simple" xlink:href="https://www.ukrinform.ua/rubric-regions/3572848-frankivska-oblrada-prosit-zaboroniti-v-ukraini-moskovskij-patriarhat.html" text:style-name="Internet_20_link" text:visited-style-name="Visited_20_Internet_20_Link">
</text:a>
，开始调查其活动并惩罚葡萄酒的合作。</text:p>
      <text:p text:style-name="P4">
News Source: <text:a xlink:type="simple" xlink:href="https://www.ukrinform.ua/rubric-regions/3691581-mer-frankivska-zaklikav-verhovnu-radu-zaboroniti-moskovskij-patriarhat.html" text:style-name="Internet_20_link" text:visited-style-name="Visited_20_Internet_20_Link">
https://www.ukrinform.ua/rubric-regions/3691581-mer-frankivska-zaklikav-verhovnu-radu-zaboroniti-moskovskij-patriarhat.html</text:a>
</text:p>
      <!--NEWS-->
      <text:h text:style-name="P10" text:outline-level="1">
<text:span text:style-name="T4">
APL：切尔西·穆德里克（Chelsea Mudrik</text:span>
</text:h>
      <text:p text:style-name="P4">
作者: Ukrinform (Person)</text:p>
      <text:p text:style-name="P4">
出版商: Укринформ (Organization)</text:p>
      <text:p text:style-name="P4">
出版时间: 2023-04-04T-9:59:00+03:00</text:p>
      <text:p text:style-name="P4">
修改时间: 2023-04-04T23:59:00+03:00</text:p>
      <text:p text:style-name="P4">
描述: 在英超联赛（APL）中，缺少足球冠军的比赛。  - 乌克林。</text:p>
      <text:p text:style-name="P4">
图片: ["<text:a xlink:type="simple" xlink:href="https://static.ukrinform.com/photos/2023_04/thumb_files/630_360_1680641600-999.jpg" text:style-name="Internet_20_link" text:visited-style-name="Visited_20_Internet_20_Link">
630_360_16806...</text:a>
"]</text:p>
      <text:p text:style-name="P4">
标签: ['Челсі', 'Футбол', 'АПЛ']</text:p>
      <text:p text:style-name="P4">
类型: Article</text:p>
      <!--METADATA-->
      <text:p text:style-name="P4">
<draw:frame draw:style-name="fr1" draw:name="Image97" text:anchor-type="as-char" svg:width="6.9236in" svg:height="3.956343in" draw:z-index="0">
<draw:image xlink:href="../Images/yкринформ/2023-04-04T-9-59-00-03-00/630_360_1680641600-999.jpg" xlink:type="simple" xlink:show="embed" xlink:actuate="onLoad" draw:mime-type="image/jpeg"/>
</draw:frame>
旺利乌斯超级联赛(超级联赛)缺少足球冠军赛。</text:p>
      <text:p text:style-name="P4">
乌克林法姆报道，乌克兰桥上的乌克兰前锋米哈伊尔·穆德里克(Mikhail Mudrik)的伦敦“切尔西”(Ukrinform)与利物浦(Liverpool)分享了积分-0-0-0-0。</text:p>
      <text:p text:style-name="P4">
本·奇尔威尔(Ben Chilwell)在会议的第78分钟让位于明智的领域。</text:p>
      <text:p text:style-name="P4">
反过来，生命力体育场上的Bornmouth Elijah Zabarny失去了布莱顿-0：2。 第85分钟，乌克兰保护者取代了阿根廷被告马科斯·森斯(Marcos Senes)。</text:p>
      <text:p text:style-name="P4">
<text:span text:style-name="T4">
另请阅读：</text:span>
 <text:a xlink:type="simple" xlink:href="https://www.ukrinform.ua/rubric-sports/3691171-apl-everton-z-mikolenkom-unik-u-porazki-vid-tottengema.html" text:style-name="Internet_20_link" text:visited-style-name="Visited_20_Internet_20_Link">
</text:a>
在乌克兰亚历山大·辛金科(Alexander Zinchenko)的伦敦“阿森纳”(London“ Arsenal”)的72分。 接下来是“曼城”(64). «Челсі» (39)排名第11，伯恩茅斯(27)担任第18位。</text:p>
      <text:p text:style-name="P4">
照片：法新社。</text:p>
      <text:p text:style-name="P4">
News Source: <text:a xlink:type="simple" xlink:href="https://www.ukrinform.ua/rubric-sports/3691658-apl-celsi-mudrika-ne-zmig-zabiti-liverpulu-bornmut-zabarnogo-prograv-brajtonu.html" text:style-name="Internet_20_link" text:visited-style-name="Visited_20_Internet_20_Link">
https://www.ukrinform.ua/rubric-sports/3691658-apl-celsi-mudrika-ne-zmig-zabiti-liverpulu-bornmut-zabarnogo-prograv-brajtonu.html</text:a>
</text:p>
      <!--NEWS-->
      <text:h text:style-name="P10" text:outline-level="1">
<text:span text:style-name="T4">
在克里米亚北部的俄罗斯军事基地报道的无人机袭击</text:span>
</text:h>
      <text:p text:style-name="P4">
作者: liveuamap (Language: en)</text:p>
      <text:p text:style-name="P4">
时间: 2023-04-04T02:41:41</text:p>
      <text:p text:style-name="P4">
地点: Armiansk, (Latitude:46.1005 Longtitude:33.69361)</text:p>
      <text:p text:style-name="P4">
视频: []</text:p>
      <text:p text:style-name="P4">
图片: []</text:p>
      <text:p text:style-name="P4">
标签: ["Europe", "Central and Eastern Europe"]</text:p>
      <text:p text:style-name="P4">
Id: 22553503</text:p>
      <!--METADATA-->
      <text:p text:style-name="P4">
在克里米亚北部的俄罗斯军事基地报道的无人机袭击</text:p>
      <text:p text:style-name="P4">
新闻集链接：<text:a xlink:type="simple" xlink:href="https://liveuamap.com/en/2023/4-april-drones-attack-reported-at-russian-military-base-in" text:style-name="Internet_20_link" text:visited-style-name="Visited_20_Internet_20_Link">
https://liveuamap.com/en/2023/4-APRIL-DRONES-DRONES-ATTACK-REPORTED- AT-RUSSIAN-MILITAL-BASE-IN</text:a>
</text:p>
      <text:p text:style-name="P4">
News Source: <text:a xlink:type="simple" xlink:href="https://t.me/rusbrief/106034" text:style-name="Internet_20_link" text:visited-style-name="Visited_20_Internet_20_Link">
https://t.me/rusbrief/106034</text:a>
</text:p>
      <!--NEWS-->
      <text:h text:style-name="P10" text:outline-level="1">
<text:span text:style-name="T4">
乌克兰外交大臣在布鲁塞尔进行了会谈后：我们专注于Accelerati的必要性...</text:span>
</text:h>
      <text:p text:style-name="P4">
作者: liveuamap (Language: en)</text:p>
      <text:p text:style-name="P4">
时间: 2023-04-04T03:04:58</text:p>
      <text:p text:style-name="P4">
地点: Bruxelles, Bruxelles (Latitude:50.84621 Longtitude:4.37112)</text:p>
      <text:p text:style-name="P4">
视频: []</text:p>
      <text:p text:style-name="P4">
图片: []</text:p>
      <text:p text:style-name="P4">
标签: []</text:p>
      <text:p text:style-name="P4">
Id: 22553534</text:p>
      <!--METADATA-->
      <text:p text:style-name="P4">
乌克兰外交大臣在布鲁塞尔进行了会谈之后：我们专注于加速欧盟的倡议，以加速欧盟的倡议</text:p>
      <text:p text:style-name="P4">
新闻集链接：<text:a xlink:type="simple" xlink:href="https://liveuamap.com/en/2023/4-april-ukrainian-foreign-minister-after-talks-in-brussels" text:style-name="Internet_20_link" text:visited-style-name="Visited_20_Internet_20_Link">
https://liveuamap.com/en/2023/4-April-ukrainian-foreign-foreign-foreign-minister-minister-fter-talks-in-brussels</text:a>
</text:p>
      <text:p text:style-name="P4">
News Source: <text:a xlink:type="simple" xlink:href="https://twitter.com/ajabreaking/status/1643144552713187328" text:style-name="Internet_20_link" text:visited-style-name="Visited_20_Internet_20_Link">
https://twitter.com/ajabreaking/status/1643144552713187328</text:a>
</text:p>
      <!--NEWS-->
      <text:h text:style-name="P10" text:outline-level="1">
<text:span text:style-name="T4">
俄罗斯部队在Lyman，Bakhmut，Avdiivka和Maryinka Directio进行进攻行动...</text:span>
</text:h>
      <text:p text:style-name="P4">
作者: liveuamap (Language: en)</text:p>
      <text:p text:style-name="P4">
时间: 2023-04-04T05:39:23</text:p>
      <text:p text:style-name="P4">
地点: Marinka, Donetsk Oblast (Latitude:47.94084 Longtitude:37.4984)</text:p>
      <text:p text:style-name="P4">
视频: []</text:p>
      <text:p text:style-name="P4">
图片: []</text:p>
      <text:p text:style-name="P4">
标签: ["Russia"]</text:p>
      <text:p text:style-name="P4">
Id: 22553586</text:p>
      <!--METADATA-->
      <text:p text:style-name="P4">
俄罗斯部队在莱曼，巴赫穆特，阿夫迪夫卡和玛丽卡执行进攻行动。 乌克兰军方击退了69次俄罗斯袭击。 俄罗斯试图在Nevske，Kreminna，Dibrova和Serebryanskeforestry，Bakhmut，Orikhovo -Vasylivka和Ivanivske，Novokalynove，Krasnohorivka，Krasnohorivka，Avdiyivka，Avdiyivka，Syeverne，Pervomayske和Maryof Arrofraf and -inucraf and -inucraf and -inucrafemant -inucrafka和Maryofs -efers -arminka， -</text:p>
      <text:p text:style-name="P4">
新闻集链接：<text:a xlink:type="simple" xlink:href="https://liveuamap.com/en/2023/4-april-russian-forces-conducting-offensive-actions-at-lyman" text:style-name="Internet_20_link" text:visited-style-name="Visited_20_Internet_20_Link">
https://liveuamap.com/en/2023/4-APRIL-RUSSIAN-FORCES-CONDUCTING-CONDUCTING-RECTENCTION-ACTIONS-ATCIONS-AT-LYMAN</text:a>
</text:p>
      <text:p text:style-name="P4">
News Source: <text:a xlink:type="simple" xlink:href="https://t.me/lumsrc/4413" text:style-name="Internet_20_link" text:visited-style-name="Visited_20_Internet_20_Link">
https://t.me/lumsrc/4413</text:a>
</text:p>
      <!--NEWS-->
      <text:h text:style-name="P10" text:outline-level="1">
<text:span text:style-name="T4">
在Sivershchyna和Slobozhanschyna的指示，俄罗斯军队炮击了Volfyne，Zapsillya和My ...</text:span>
</text:h>
      <text:p text:style-name="P4">
作者: liveuamap (Language: en)</text:p>
      <text:p text:style-name="P4">
时间: 2023-04-04T05:40:00</text:p>
      <text:p text:style-name="P4">
地点: Vovchansk (Latitude:50.18624 Longtitude:37.51608)</text:p>
      <text:p text:style-name="P4">
视频: []</text:p>
      <text:p text:style-name="P4">
图片: []</text:p>
      <text:p text:style-name="P4">
标签: ["Russia"]</text:p>
      <text:p text:style-name="P4">
Id: 22553593</text:p>
      <!--METADATA-->
      <text:p text:style-name="P4">
俄罗斯军队在Sivershchyna和Slobozhanschyna指示Sumy地区的Volfyne，Zapsillya和Myropillya，还有Vovchansk，Vovchanski Khutory，Zybyne，Volokhivka，Rublene，Rublene和Rublene and Rublene and Rublene and Vilkharkakiv地区，曾在Kharkarkiv地区，曾在Kharkarkiv地区，曾在乌克里(Unkrain)的Nothers fors the Unefore unukrriangrain fors of Uncrrare rucrrrare rucrrrare，</text:p>
      <text:p text:style-name="P4">
新闻集链接：<text:a xlink:type="simple" xlink:href="https://liveuamap.com/en/2023/4-april-at-sivershchyna-and-slobozhanschyna-directions-russian" text:style-name="Internet_20_link" text:visited-style-name="Visited_20_Internet_20_Link">
https://liveuamap.com/en/2023/4-april-at-sivershchyna-and-slobozhanschyna-directions-russian</text:a>
</text:p>
      <text:p text:style-name="P4">
News Source: <text:a xlink:type="simple" xlink:href="https://t.me/lumsrc/4406" text:style-name="Internet_20_link" text:visited-style-name="Visited_20_Internet_20_Link">
https://t.me/lumsrc/4406</text:a>
</text:p>
      <!--NEWS-->
      <text:h text:style-name="P10" text:outline-level="1">
<text:span text:style-name="T4">
前美国国务卿，中央情报局局长，U ...的候选人迈克·庞培（Mike Pompeo）</text:span>
</text:h>
      <text:p text:style-name="P4">
作者: liveuamap (Language: en)</text:p>
      <text:p text:style-name="P4">
时间: 2023-04-04T05:41:00</text:p>
      <text:p text:style-name="P4">
地点: Kyiv, Kyiv city (Latitude:50.44426 Longtitude:30.52914)</text:p>
      <text:p text:style-name="P4">
视频: []</text:p>
      <text:p text:style-name="P4">
图片: []</text:p>
      <text:p text:style-name="P4">
标签: ["Europe", "Central and Eastern Europe"]</text:p>
      <text:p text:style-name="P4">
Id: 22553625</text:p>
      <!--METADATA-->
      <text:p text:style-name="P4">
前美国国务卿，中央情报局局长和美国总统职位的可能助理迈克·庞培(Mike Pompeo)昨天访问了基夫</text:p>
      <text:p text:style-name="P4">
新闻集链接：<text:a xlink:type="simple" xlink:href="https://liveuamap.com/en/2023/4-april-mike-pompeo-the-former-us-secretary-of-state-cia" text:style-name="Internet_20_link" text:visited-style-name="Visited_20_Internet_20_Link">
https://liveuamap.com/en/2023/4-April-mike-pompeo-pompeo-the-former-us-scretary-state-cia</text:a>
</text:p>
      <text:p text:style-name="P4">
News Source: <text:a xlink:type="simple" xlink:href="https://twitter.com/Mike_Eckel/status/1643171981640998913" text:style-name="Internet_20_link" text:visited-style-name="Visited_20_Internet_20_Link">
https://twitter.com/Mike_Eckel/status/1643171981640998913</text:a>
</text:p>
      <!--NEWS-->
      <text:h text:style-name="P10" text:outline-level="1">
<text:span text:style-name="T4">
斯托尔滕贝格：芬兰具有重要的力量和军事能力，可以向北约提供</text:span>
</text:h>
      <text:p text:style-name="P4">
作者: liveuamap (Language: en)</text:p>
      <text:p text:style-name="P4">
时间: 2023-04-04T05:50:50</text:p>
      <text:p text:style-name="P4">
地点: Brussel, Brussels Hoofdstedelijk Gewest (Latitude:50.88092 Longtitude:4.42497)</text:p>
      <text:p text:style-name="P4">
视频: []</text:p>
      <text:p text:style-name="P4">
图片: []</text:p>
      <text:p text:style-name="P4">
标签: []</text:p>
      <text:p text:style-name="P4">
Id: 22553594</text:p>
      <!--METADATA-->
      <text:p text:style-name="P4">
斯托尔滕贝格：芬兰具有重要的力量和军事能力，可以向北约提供</text:p>
      <text:p text:style-name="P4">
新闻集链接：[https://liveuamap.com/en/2023/4-APRIL-STOLTENBERG-FINLAND-HAS--IMPORTANT-FORCES-FORCES-FORCES-FORCES-MILITAR]](https://liveuamap.com/en/2023/4-april-stoltenberg-finland-has-important-forces-and-military)</text:p>
      <text:p text:style-name="P4">
News Source: <text:a xlink:type="simple" xlink:href="https://twitter.com/SkyNewsArabia_B/status/1643179272603852801" text:style-name="Internet_20_link" text:visited-style-name="Visited_20_Internet_20_Link">
https://twitter.com/SkyNewsArabia_B/status/1643179272603852801</text:a>
</text:p>
      <!--NEWS-->
      <text:h text:style-name="P10" text:outline-level="1">
<text:span text:style-name="T4">
俄罗斯航空在贝斯拉夫进行了空袭</text:span>
</text:h>
      <text:p text:style-name="P4">
作者: liveuamap (Language: en)</text:p>
      <text:p text:style-name="P4">
时间: 2023-04-04T06:27:00</text:p>
      <text:p text:style-name="P4">
地点: Kherson (Latitude:46.8373 Longtitude:33.40839)</text:p>
      <text:p text:style-name="P4">
视频: []</text:p>
      <text:p text:style-name="P4">
图片: []</text:p>
      <text:p text:style-name="P4">
标签: ["Europe", "Central and Eastern Europe"]</text:p>
      <text:p text:style-name="P4">
Id: 22553615</text:p>
      <!--METADATA-->
      <text:p text:style-name="P4">
俄罗斯航空在贝斯拉夫进行了空袭</text:p>
      <text:p text:style-name="P4">
新闻集链接：<text:a xlink:type="simple" xlink:href="https://liveuamap.com/en/2023/4-april-russian-aviation-conducted-airstrike-in-beryslav" text:style-name="Internet_20_link" text:visited-style-name="Visited_20_Internet_20_Link">
https://liveuamap.com/en/2023/4-April-Russian-aviation-conducted-airtrike-in--in-beryslav</text:a>
</text:p>
      <text:p text:style-name="P4">
News Source: <text:a xlink:type="simple" xlink:href="https://twitter.com/huruank/status/1643183624517197825" text:style-name="Internet_20_link" text:visited-style-name="Visited_20_Internet_20_Link">
https://twitter.com/huruank/status/1643183624517197825</text:a>
</text:p>
      <!--NEWS-->
      <text:h text:style-name="P10" text:outline-level="1">
<text:span text:style-name="T4">
乌克兰外国@DmyTrokuleba说，芬兰加入了北约，甚至两年前都无法想象...</text:span>
</text:h>
      <text:p text:style-name="P4">
作者: liveuamap (Language: en)</text:p>
      <text:p text:style-name="P4">
时间: 2023-04-04T06:43:46</text:p>
      <text:p text:style-name="P4">
地点: Bruxelles, Bruxelles (Latitude:50.83864 Longtitude:4.37557)</text:p>
      <text:p text:style-name="P4">
视频: []</text:p>
      <text:p text:style-name="P4">
图片: []</text:p>
      <text:p text:style-name="P4">
标签: ["Europe", "North Europe"]</text:p>
      <text:p text:style-name="P4">
Id: 22553610</text:p>
      <!--METADATA-->
      <text:p text:style-name="P4">
乌克兰外国人@DmyTrokuleba说，芬兰加入了北约，两年前是不可想象的，这表明现在是每个人都重新考虑旧观念的旧观念了。 他的意思是北约时候让他的国家进入</text:p>
      <text:p text:style-name="P4">
新闻集链接：<text:a xlink:type="simple" xlink:href="https://liveuamap.com/en/2023/4-april-ukrainian-foreign-min-dmytrokuleba-says-finland-joining" text:style-name="Internet_20_link" text:visited-style-name="Visited_20_Internet_20_Link">
https://liveuamap.com/en/2023/4-april-ukrainian-foreign-foreign-min-dmytrokuleba-says-finland-joining</text:a>
</text:p>
      <text:p text:style-name="P4">
News Source: <text:a xlink:type="simple" xlink:href="https://twitter.com/terischultz/status/1643196590163730432" text:style-name="Internet_20_link" text:visited-style-name="Visited_20_Internet_20_Link">
https://twitter.com/terischultz/status/1643196590163730432</text:a>
</text:p>
      <!--NEWS-->
      <text:h text:style-name="P10" text:outline-level="1">
<text:span text:style-name="T4">
乌克兰外交大臣@dmytrokuleba与他通常的广泛到来的言论不同。</text:span>
</text:h>
      <text:p text:style-name="P4">
作者: liveuamap (Language: en)</text:p>
      <text:p text:style-name="P4">
时间: 2023-04-04T06:45:30</text:p>
      <text:p text:style-name="P4">
地点: Brussel, Brussels Hoofdstedelijk Gewest (Latitude:50.8795 Longtitude:4.42489)</text:p>
      <text:p text:style-name="P4">
视频: []</text:p>
      <text:p text:style-name="P4">
图片: []</text:p>
      <text:p text:style-name="P4">
标签: ["Europe"]</text:p>
      <text:p text:style-name="P4">
Id: 22553611</text:p>
      <!--METADATA-->
      <text:p text:style-name="P4">
乌克兰外交大臣@dmytrokuleba刚刚欢迎芬兰加入北约，并说联盟可以帮助乌克兰授予同样的保护，乌克兰外交大臣@dmytrokuleba与他通常的广泛到来的讲话不同，乌克兰外交大臣@dmytrokuleba与他通常的广阔言论不同。</text:p>
      <text:p text:style-name="P4">
新闻集链接：<text:a xlink:type="simple" xlink:href="https://liveuamap.com/en/2023/4-april-unlike-his-usual-expansive-arrival-remarks-ukrainian" text:style-name="Internet_20_link" text:visited-style-name="Visited_20_Internet_20_Link">
https://liveuamap.com/en/2023/4-April-unlike-his-usual-usual-usual-expansive-arrival-remarks-ukrainian</text:a>
</text:p>
      <text:p text:style-name="P4">
News Source: <text:a xlink:type="simple" xlink:href="https://twitter.com/terischultz/status/1643195352256765953" text:style-name="Internet_20_link" text:visited-style-name="Visited_20_Internet_20_Link">
https://twitter.com/terischultz/status/1643195352256765953</text:a>
</text:p>
      <!--NEWS-->
      <text:h text:style-name="P10" text:outline-level="1">
<text:span text:style-name="T4">
俄罗斯航空在Z的Polohy区的一个教育设施之一进行了空袭。</text:span>
</text:h>
      <text:p text:style-name="P4">
作者: liveuamap (Language: en)</text:p>
      <text:p text:style-name="P4">
时间: 2023-04-04T06:47:46</text:p>
      <text:p text:style-name="P4">
地点: Zaporizhiye (Latitude:47.61912 Longtitude:36.26175)</text:p>
      <text:p text:style-name="P4">
视频: []</text:p>
      <text:p text:style-name="P4">
图片: []</text:p>
      <text:p text:style-name="P4">
标签: ["Europe", "Central and Eastern Europe"]</text:p>
      <text:p text:style-name="P4">
Id: 22553613</text:p>
      <!--METADATA-->
      <text:p text:style-name="P4">
俄罗斯航空在Zaporizhzhia地区的教育设施之一进行空袭</text:p>
      <text:p text:style-name="P4">
新闻集链接：<text:a xlink:type="simple" xlink:href="https://liveuamap.com/en/2023/4-april-russian-aviation-conducted-airstrike-at-one-of-educational" text:style-name="Internet_20_link" text:visited-style-name="Visited_20_Internet_20_Link">
https://liveuamap.com/en/2023/4-April-Russian-aviation-conducted-airtrike-Attrike-At-At-of-of-dedecational</text:a>
</text:p>
      <text:p text:style-name="P4">
News Source: <text:a xlink:type="simple" xlink:href="https://twitter.com/CrimeaUA1/status/1643202902641766400" text:style-name="Internet_20_link" text:visited-style-name="Visited_20_Internet_20_Link">
https://twitter.com/CrimeaUA1/status/1643202902641766400</text:a>
</text:p>
      <!--NEWS-->
      <text:h text:style-name="P10" text:outline-level="1">
<text:span text:style-name="T4">
2在Tsentralna矿的Toretsk中俄罗斯炮击中被杀</text:span>
</text:h>
      <text:p text:style-name="P4">
作者: liveuamap (Language: en)</text:p>
      <text:p text:style-name="P4">
时间: 2023-04-04T06:56:14</text:p>
      <text:p text:style-name="P4">
地点: Toretsk, Donetsk Oblast (Latitude:48.39114 Longtitude:37.85494)</text:p>
      <text:p text:style-name="P4">
视频: []</text:p>
      <text:p text:style-name="P4">
图片: ["<text:a xlink:type="simple" xlink:href="https://liveuamap.com/pics/2023/04/04/22553618_0.jpg" text:style-name="Internet_20_link" text:visited-style-name="Visited_20_Internet_20_Link">
22553618_0.jpg</text:a>
"]</text:p>
      <text:p text:style-name="P4">
标签: ["Minsk Monitor", "Europe"]</text:p>
      <text:p text:style-name="P4">
Id: 22553618</text:p>
      <!--METADATA-->
      <text:p text:style-name="P4">
2在Tsentralna矿的Toretsk中俄罗斯炮击中被杀</text:p>
      <text:p text:style-name="P4">
<draw:frame draw:style-name="fr1" draw:name="Image98" text:anchor-type="as-char" svg:width="6.9236in" svg:height="7.779326in" draw:z-index="0">
<draw:image xlink:href="../Images/liveuamap/2023-04-04T06-56-14/22553618_0.jpg" xlink:type="simple" xlink:show="embed" xlink:actuate="onLoad" draw:mime-type="image/jpeg"/>
</draw:frame>
新闻集链接：<text:a xlink:type="simple" xlink:href="https://liveuamap.com/en/2023/4-april-2-killed-in-russian-shelling-in-toretsk-at-tsentralna" text:style-name="Internet_20_link" text:visited-style-name="Visited_20_Internet_20_Link">
https://liveuamap.com/en/2023/4-april-2-kill-2-kill-in-russian-shelling-inling-in-toretsk-at-tsentralna</text:a>
</text:p>
      <text:p text:style-name="P4">
News Source: <text:a xlink:type="simple" xlink:href="https://twitter.com/cryogenicbreez/status/1643197189588434944" text:style-name="Internet_20_link" text:visited-style-name="Visited_20_Internet_20_Link">
https://twitter.com/cryogenicbreez/status/1643197189588434944</text:a>
</text:p>
      <!--NEWS-->
      <text:h text:style-name="P10" text:outline-level="1">
<text:span text:style-name="T4">
Kharkiv，Kharkivska Oblast（13:18）。 红色警报：空中威胁。 警笛声。 立即掩盖！</text:span>
</text:h>
      <text:p text:style-name="P4">
作者: liveuamap (Language: en)</text:p>
      <text:p text:style-name="P4">
时间: 2023-04-04T07:19:00</text:p>
      <text:p text:style-name="P4">
地点: Kharkiv (Latitude:49.98149 Longtitude:36.2529)</text:p>
      <text:p text:style-name="P4">
视频: []</text:p>
      <text:p text:style-name="P4">
图片: []</text:p>
      <text:p text:style-name="P4">
标签: ["Europe", "Central and Eastern Europe"]</text:p>
      <text:p text:style-name="P4">
Id: 22553622</text:p>
      <!--METADATA-->
      <text:p text:style-name="P4">
哈尔基夫(Kharkiv)，哈尔基夫地区(13:18). Red Alert: aerial threat. Sirens sounding.Take cover now!</text:p>
      <text:p text:style-name="P4">
News Collection Link: <text:a xlink:type="simple" xlink:href="https://liveuamap.com/en/2023/04-april-kharkiv-kharkivska-oblast1318-red-alg" text:style-name="Internet_20_link" text:visited-style-name="Visited_20_Internet_20_Link">
https://liveuamap.com/en/2023/04-april-kharkiv-kharkivska-oblast1318-red-alg</text:a>
</text:p>
      <text:p text:style-name="P4">
News Source: <text:a xlink:type="simple" xlink:href="https://t.me/air_alert_ua/42566" text:style-name="Internet_20_link" text:visited-style-name="Visited_20_Internet_20_Link">
https://t.me/air_alert_ua/42566</text:a>
</text:p>
      <!--NEWS-->
      <text:h text:style-name="P10" text:outline-level="1">
<text:span text:style-name="T4">
在北约，乌克兰外交部长@DmyTrokuleba感谢拜登政府的AS ...</text:span>
</text:h>
      <text:p text:style-name="P4">
作者: liveuamap (Language: en)</text:p>
      <text:p text:style-name="P4">
时间: 2023-04-04T07:29:46</text:p>
      <text:p text:style-name="P4">
地点: Brussel, Brussels Hoofdstedelijk Gewest (Latitude:50.88019 Longtitude:4.42517)</text:p>
      <text:p text:style-name="P4">
视频: []</text:p>
      <text:p text:style-name="P4">
图片: []</text:p>
      <text:p text:style-name="P4">
标签: ["Europe"]</text:p>
      <text:p text:style-name="P4">
Id: 22553624</text:p>
      <!--METADATA-->
      <text:p text:style-name="P4">
在北约，乌克兰外交部长@DmyTrokuleba感谢BidenadMinistration的协助，尤其是在过去的一个月</text:p>
      <text:p text:style-name="P4">
新闻集链接：<text:a xlink:type="simple" xlink:href="https://liveuamap.com/en/2023/4-april-at-nato-ukraines-foreign-minister-dmytrokuleba-thanked" text:style-name="Internet_20_link" text:visited-style-name="Visited_20_Internet_20_Link">
https://liveuamap.com/en/2023/4-april-at-nato-nato-ukraines-foreign-foreign-minister-dmytrokuleba-thanked</text:a>
</text:p>
      <text:p text:style-name="P4">
News Source: <text:a xlink:type="simple" xlink:href="https://twitter.com/vmsalama/status/1643212224637304832" text:style-name="Internet_20_link" text:visited-style-name="Visited_20_Internet_20_Link">
https://twitter.com/vmsalama/status/1643212224637304832</text:a>
</text:p>
      <!--NEWS-->
      <text:h text:style-name="P10" text:outline-level="1">
<text:span text:style-name="T4">
北约·塞奇（Nato Secgen）@Jensstoltenberg欢迎国务卿@Secblinken关于他所描述的...</text:span>
</text:h>
      <text:p text:style-name="P4">
作者: liveuamap (Language: en)</text:p>
      <text:p text:style-name="P4">
时间: 2023-04-04T07:49:12</text:p>
      <text:p text:style-name="P4">
地点: Brussel, Brussels Hoofdstedelijk Gewest (Latitude:50.88067 Longtitude:4.43161)</text:p>
      <text:p text:style-name="P4">
视频: []</text:p>
      <text:p text:style-name="P4">
图片: ["<text:a xlink:type="simple" xlink:href="https://liveuamap.com/pics/2023/04/04/22553628_0.jpg" text:style-name="Internet_20_link" text:visited-style-name="Visited_20_Internet_20_Link">
22553628_0.jpg</text:a>
"]</text:p>
      <text:p text:style-name="P4">
标签: ["Russia", "Europe"]</text:p>
      <text:p text:style-name="P4">
Id: 22553628</text:p>
      <!--METADATA-->
      <text:p text:style-name="P4">
北约·塞奇(Nato Secgen)@jensstoltenberg欢迎国务卿@Secblinken，他描述的是历史性的日子，因为联盟准备欢迎其成为其第31位成员国</text:p>
      <text:p text:style-name="P4">
<draw:frame draw:style-name="fr1" draw:name="Image99" text:anchor-type="as-char" svg:width="6.9236in" svg:height="9.231467in" draw:z-index="0">
<draw:image xlink:href="../Images/liveuamap/2023-04-04T07-49-12/22553628_0.jpg" xlink:type="simple" xlink:show="embed" xlink:actuate="onLoad" draw:mime-type="image/jpeg"/>
</draw:frame>
新闻集链接：<text:a xlink:type="simple" xlink:href="https://liveuamap.com/en/2023/4-april-nato-secgen-jensstoltenberg-welcomed-secretary" text:style-name="Internet_20_link" text:visited-style-name="Visited_20_Internet_20_Link">
https://liveuamap.com/en/2023/4-April-nato-nato-secgen-secgen-jensstoltenberg-welcomed-serverary</text:a>
</text:p>
      <text:p text:style-name="P4">
News Source: <text:a xlink:type="simple" xlink:href="https://twitter.com/vmsalama/status/1643217818001842183" text:style-name="Internet_20_link" text:visited-style-name="Visited_20_Internet_20_Link">
https://twitter.com/vmsalama/status/1643217818001842183</text:a>
</text:p>
      <!--NEWS-->
      <text:h text:style-name="P10" text:outline-level="1">
<text:span text:style-name="T4">
乌克兰FM Kuleba：在我们会议期间，北约秘书长@Jensstoltenberg和我的铁饼...</text:span>
</text:h>
      <text:p text:style-name="P4">
作者: liveuamap (Language: en)</text:p>
      <text:p text:style-name="P4">
时间: 2023-04-04T08:14:00</text:p>
      <text:p text:style-name="P4">
地点: Brussel, Brussels Hoofdstedelijk Gewest (Latitude:50.88008 Longtitude:4.4265)</text:p>
      <text:p text:style-name="P4">
视频: []</text:p>
      <text:p text:style-name="P4">
图片: ["<text:a xlink:type="simple" xlink:href="https://liveuamap.com/pics/2023/04/04/22553630_0.jpg" text:style-name="Internet_20_link" text:visited-style-name="Visited_20_Internet_20_Link">
22553630_0.jpg</text:a>
"]</text:p>
      <text:p text:style-name="P4">
标签: ["Europe"]</text:p>
      <text:p text:style-name="P4">
Id: 22553630</text:p>
      <!--METADATA-->
      <text:p text:style-name="P4">
乌克兰FM Kuleba：在我们的会议上，北约秘书长@詹斯斯托尔滕贝格(Jensstoltenberg)和我讨论了提高弹药生产的步骤，即乌克兰拥有成功的反攻击措施所需的一切。 我还概述了乌克兰成为成熟的Natomember的愿景</text:p>
      <text:p text:style-name="P4">
<draw:frame draw:style-name="fr1" draw:name="Image100" text:anchor-type="as-char" svg:width="6.9236in" svg:height="5.515801in" draw:z-index="0">
<draw:image xlink:href="../Images/liveuamap/2023-04-04T08-14-00/22553630_0.jpg" xlink:type="simple" xlink:show="embed" xlink:actuate="onLoad" draw:mime-type="image/jpeg"/>
</draw:frame>
新闻集链接：<text:a xlink:type="simple" xlink:href="https://liveuamap.com/en/2023/4-april-ukrainian-fm-kuleba-during-our-meeting-nato-secretary" text:style-name="Internet_20_link" text:visited-style-name="Visited_20_Internet_20_Link">
https://liveuamap.com/en/2023/4-april-ukrainian-fm-kuleba-during---during-our-meeting-nato-serverary</text:a>
</text:p>
      <text:p text:style-name="P4">
News Source: <text:a xlink:type="simple" xlink:href="https://twitter.com/DmytroKuleba/status/1643210367315718144" text:style-name="Internet_20_link" text:visited-style-name="Visited_20_Internet_20_Link">
https://twitter.com/DmytroKuleba/status/1643210367315718144</text:a>
</text:p>
      <!--NEWS-->
      <text:h text:style-name="P10" text:outline-level="1">
<text:span text:style-name="T4">
芬兰加入了北约</text:span>
</text:h>
      <text:p text:style-name="P4">
作者: liveuamap (Language: en)</text:p>
      <text:p text:style-name="P4">
时间: 2023-04-04T08:58:37</text:p>
      <text:p text:style-name="P4">
地点: Helsinki, (Latitude:60.1609 Longtitude:24.93785)</text:p>
      <text:p text:style-name="P4">
视频: []</text:p>
      <text:p text:style-name="P4">
图片: ["<text:a xlink:type="simple" xlink:href="https://liveuamap.com/pics/2023/04/04/22553632_0.png" text:style-name="Internet_20_link" text:visited-style-name="Visited_20_Internet_20_Link">
22553632_0.png</text:a>
"]</text:p>
      <text:p text:style-name="P4">
标签: ["North Europe", "Russia"]</text:p>
      <text:p text:style-name="P4">
Id: 22553632</text:p>
      <!--METADATA-->
      <text:p text:style-name="P4">
芬兰加入了北约</text:p>
      <text:p text:style-name="P4">
<draw:frame draw:style-name="fr1" draw:name="Image101" text:anchor-type="as-char" svg:width="6.9236in" svg:height="8.6545in" draw:z-index="0">
<draw:image xlink:href="../Images/liveuamap/2023-04-04T08-58-37/22553632_0.png" xlink:type="simple" xlink:show="embed" xlink:actuate="onLoad" draw:mime-type="image/png"/>
</draw:frame>
新闻集链接：<text:a xlink:type="simple" xlink:href="https://liveuamap.com/en/2023/4-april-finland-joined-nato" text:style-name="Internet_20_link" text:visited-style-name="Visited_20_Internet_20_Link">
https://liveuamap.com/en/2023/4-april-finland-joined-nato</text:a>
</text:p>
      <text:p text:style-name="P4">
News Source: <text:a xlink:type="simple" xlink:href="https://twitter.com/niinisto/status/1643233564207480832" text:style-name="Internet_20_link" text:visited-style-name="Visited_20_Internet_20_Link">
https://twitter.com/niinisto/status/1643233564207480832</text:a>
</text:p>
      <!--NEWS-->
      <text:h text:style-name="P10" text:outline-level="1">
<text:span text:style-name="T4">
大坝门户之后，克拉曼托克斯克（Kramatortsk）洪水遭到破坏</text:span>
</text:h>
      <text:p text:style-name="P4">
作者: liveuamap (Language: en)</text:p>
      <text:p text:style-name="P4">
时间: 2023-04-04T09:28:42</text:p>
      <text:p text:style-name="P4">
地点: Donetsk Oblast (Latitude:48.72302 Longtitude:37.55419)</text:p>
      <text:p text:style-name="P4">
视频: []</text:p>
      <text:p text:style-name="P4">
图片: ["<text:a xlink:type="simple" xlink:href="https://liveuamap.com/pics/2023/04/04/22553634_0.jpg" text:style-name="Internet_20_link" text:visited-style-name="Visited_20_Internet_20_Link">
22553634_0.jpg</text:a>
", "<text:a xlink:type="simple" xlink:href="https://liveuamap.com/pics/2023/04/04/22553634_1.jpg" text:style-name="Internet_20_link" text:visited-style-name="Visited_20_Internet_20_Link">
22553634_1.jpg</text:a>
", "<text:a xlink:type="simple" xlink:href="https://liveuamap.com/pics/2023/04/04/22553634_2.jpg" text:style-name="Internet_20_link" text:visited-style-name="Visited_20_Internet_20_Link">
22553634_2.jpg</text:a>
"]</text:p>
      <text:p text:style-name="P4">
标签: ["Europe", "Central and Eastern Europe"]</text:p>
      <text:p text:style-name="P4">
Id: 22553634</text:p>
      <!--METADATA-->
      <text:p text:style-name="P4">
大坝门户之后，克拉曼托克斯克(Kramatortsk)洪水遭到破坏</text:p>
      <text:p text:style-name="P4">
<draw:frame draw:style-name="fr1" draw:name="Image102" text:anchor-type="as-char" svg:width="6.9236in" svg:height="4.612849in" draw:z-index="0">
<draw:image xlink:href="../Images/liveuamap/2023-04-04T09-28-42/22553634_0.jpg" xlink:type="simple" xlink:show="embed" xlink:actuate="onLoad" draw:mime-type="image/jpeg"/>
</draw:frame>
<draw:frame draw:style-name="fr1" draw:name="Image103" text:anchor-type="as-char" svg:width="6.9236in" svg:height="4.612849in" draw:z-index="0">
<draw:image xlink:href="../Images/liveuamap/2023-04-04T09-28-42/22553634_1.jpg" xlink:type="simple" xlink:show="embed" xlink:actuate="onLoad" draw:mime-type="image/jpeg"/>
</draw:frame>
<draw:frame draw:style-name="fr1" draw:name="Image104" text:anchor-type="as-char" svg:width="6.9236in" svg:height="4.612849in" draw:z-index="0">
<draw:image xlink:href="../Images/liveuamap/2023-04-04T09-28-42/22553634_2.jpg" xlink:type="simple" xlink:show="embed" xlink:actuate="onLoad" draw:mime-type="image/jpeg"/>
</draw:frame>
新闻集链接：<text:a xlink:type="simple" xlink:href="https://liveuamap.com/en/2023/4-april-flooding-in-kramatorsk-after-gateway-at-the-dam-was" text:style-name="Internet_20_link" text:visited-style-name="Visited_20_Internet_20_Link">
https://liveuamap.com/en/2023/4-april-flooding-in-kramatorsk-after-gateway-gateway-at-the-dam-was</text:a>
</text:p>
      <text:p text:style-name="P4">
News Source: <text:a xlink:type="simple" xlink:href="https://t.me/pavlokyrylenko_donoda/7362" text:style-name="Internet_20_link" text:visited-style-name="Visited_20_Internet_20_Link">
https://t.me/pavlokyrylenko_donoda/7362</text:a>
</text:p>
      <!--NEWS-->
      <text:h text:style-name="P10" text:outline-level="1">
<text:span text:style-name="T4">
Chernihivska Oblast，Sumska Oblast（15:30）。 红色警报：空中威胁。 警笛声。 带有CO ...</text:span>
</text:h>
      <text:p text:style-name="P4">
作者: liveuamap (Language: en)</text:p>
      <text:p text:style-name="P4">
时间: 2023-04-04T09:31:00</text:p>
      <text:p text:style-name="P4">
地点: Chernihivska Oblast (Latitude:51.33333000 Longtitude:32.00000000)</text:p>
      <text:p text:style-name="P4">
视频: []</text:p>
      <text:p text:style-name="P4">
图片: []</text:p>
      <text:p text:style-name="P4">
标签: ["Europe", "Central and Eastern Europe"]</text:p>
      <text:p text:style-name="P4">
Id: 22553635</text:p>
      <!--METADATA-->
      <text:p text:style-name="P4">
Chernihiv地区，Sumy地区(15:30). Red Alert: aerial threat. Sirenssounding. Take cover now!</text:p>
      <text:p text:style-name="P4">
News Collection Link: <text:a xlink:type="simple" xlink:href="https://liveuamap.com/en/2023/04-april-chernihivska-oblast-sumska-oblast153g" text:style-name="Internet_20_link" text:visited-style-name="Visited_20_Internet_20_Link">
https://liveuamap.com/en/2023/04-april-chernihivska-oblast-sumska-oblast153g</text:a>
</text:p>
      <text:p text:style-name="P4">
News Source: <text:a xlink:type="simple" xlink:href="https://t.me/air_alert_ua/42592" text:style-name="Internet_20_link" text:visited-style-name="Visited_20_Internet_20_Link">
https://t.me/air_alert_ua/42592</text:a>
</text:p>
      <!--NEWS-->
      <text:h text:style-name="P10" text:outline-level="1">
<text:span text:style-name="T4">
Donetsk Oblast（15:57）。 红色警报：空中威胁。 警笛声。 立即掩盖！</text:span>
</text:h>
      <text:p text:style-name="P4">
作者: liveuamap (Language: en)</text:p>
      <text:p text:style-name="P4">
时间: 2023-04-04T09:59:00</text:p>
      <text:p text:style-name="P4">
地点: Donetsk Oblast (Latitude:48.72708 Longtitude:37.57722)</text:p>
      <text:p text:style-name="P4">
视频: []</text:p>
      <text:p text:style-name="P4">
图片: []</text:p>
      <text:p text:style-name="P4">
标签: ["Europe", "Central and Eastern Europe"]</text:p>
      <text:p text:style-name="P4">
Id: 22553637</text:p>
      <!--METADATA-->
      <text:p text:style-name="P4">
Donetsk Oblast(15:57). Red Alert: aerial threat. Sirens sounding. Take covernow!</text:p>
      <text:p text:style-name="P4">
News Collection Link: <text:a xlink:type="simple" xlink:href="https://liveuamap.com/en/2023/04-april-donetsk-oblast1557-red-alert-aerial-g" text:style-name="Internet_20_link" text:visited-style-name="Visited_20_Internet_20_Link">
https://liveuamap.com/en/2023/04-april-donetsk-oblast1557-red-alert-aerial-g</text:a>
</text:p>
      <text:p text:style-name="P4">
News Source: <text:a xlink:type="simple" xlink:href="https://t.me/air_alert_ua/42593" text:style-name="Internet_20_link" text:visited-style-name="Visited_20_Internet_20_Link">
https://t.me/air_alert_ua/42593</text:a>
</text:p>
      <!--NEWS-->
      <text:h text:style-name="P10" text:outline-level="1">
<text:span text:style-name="T4">
Zhytomyr，Zhytomyrska Oblast（17:07）。 红色警报：空中威胁。 警笛声。 立即掩盖！</text:span>
</text:h>
      <text:p text:style-name="P4">
作者: liveuamap (Language: en)</text:p>
      <text:p text:style-name="P4">
时间: 2023-04-04T11:09:00</text:p>
      <text:p text:style-name="P4">
地点: Zhytomyr (Latitude:50.26487000 Longtitude:28.67669000)</text:p>
      <text:p text:style-name="P4">
视频: []</text:p>
      <text:p text:style-name="P4">
图片: []</text:p>
      <text:p text:style-name="P4">
标签: ["Europe", "Central and Eastern Europe"]</text:p>
      <text:p text:style-name="P4">
Id: 22553646</text:p>
      <!--METADATA-->
      <text:p text:style-name="P4">
Zhytomyr，Zhytomyr区域(17:07). Red Alert: aerial threat. Sirenssounding. Take cover now!</text:p>
      <text:p text:style-name="P4">
News Collection Link: <text:a xlink:type="simple" xlink:href="https://liveuamap.com/en/2023/04-april-zhytomyr-zhytomyrska-oblast1707-red-g" text:style-name="Internet_20_link" text:visited-style-name="Visited_20_Internet_20_Link">
https://liveuamap.com/en/2023/04-april-zhytomyr-zhytomyrska-oblast1707-red-g</text:a>
</text:p>
      <text:p text:style-name="P4">
News Source: <text:a xlink:type="simple" xlink:href="https://t.me/air_alert_ua/42598" text:style-name="Internet_20_link" text:visited-style-name="Visited_20_Internet_20_Link">
https://t.me/air_alert_ua/42598</text:a>
</text:p>
      <!--NEWS-->
      <text:h text:style-name="P10" text:outline-level="1">
<text:span text:style-name="T4">
Kharkiv，Kharkivska Oblast（17:38）。 红色警报：空中威胁。 警笛声。 立即掩盖！</text:span>
</text:h>
      <text:p text:style-name="P4">
作者: liveuamap (Language: en)</text:p>
      <text:p text:style-name="P4">
时间: 2023-04-04T11:40:00</text:p>
      <text:p text:style-name="P4">
地点: Kharkiv (Latitude:49.97987 Longtitude:36.25157)</text:p>
      <text:p text:style-name="P4">
视频: []</text:p>
      <text:p text:style-name="P4">
图片: []</text:p>
      <text:p text:style-name="P4">
标签: ["Europe", "Central and Eastern Europe"]</text:p>
      <text:p text:style-name="P4">
Id: 22553648</text:p>
      <!--METADATA-->
      <text:p text:style-name="P4">
哈尔基夫(Kharkiv)，哈尔基夫地区(17:38). Red Alert: aerial threat. Sirens sounding.Take cover now!</text:p>
      <text:p text:style-name="P4">
News Collection Link: <text:a xlink:type="simple" xlink:href="https://liveuamap.com/en/2023/04-april-kharkiv-kharkivska-oblast1738-red-alg" text:style-name="Internet_20_link" text:visited-style-name="Visited_20_Internet_20_Link">
https://liveuamap.com/en/2023/04-april-kharkiv-kharkivska-oblast1738-red-alg</text:a>
</text:p>
      <text:p text:style-name="P4">
News Source: <text:a xlink:type="simple" xlink:href="https://t.me/air_alert_ua/42600" text:style-name="Internet_20_link" text:visited-style-name="Visited_20_Internet_20_Link">
https://t.me/air_alert_ua/42600</text:a>
</text:p>
      <!--NEWS-->
      <text:h text:style-name="P10" text:outline-level="1">
<text:span text:style-name="T4">
俄罗斯苏-35在切尼希夫地区的佩奇尼奥希村丢下2枚炸弹</text:span>
</text:h>
      <text:p text:style-name="P4">
作者: liveuamap (Language: en)</text:p>
      <text:p text:style-name="P4">
时间: 2023-04-04T12:01:51</text:p>
      <text:p text:style-name="P4">
地点: Chernihiv (Latitude:52.06146 Longtitude:33.02001)</text:p>
      <text:p text:style-name="P4">
视频: []</text:p>
      <text:p text:style-name="P4">
图片: []</text:p>
      <text:p text:style-name="P4">
标签: ["Europe", "Central and Eastern Europe"]</text:p>
      <text:p text:style-name="P4">
Id: 22553651</text:p>
      <!--METADATA-->
      <text:p text:style-name="P4">
俄罗斯苏-35在切尼希夫地区的佩奇尼奥希村丢下2枚炸弹</text:p>
      <text:p text:style-name="P4">
新闻集链接：<text:a xlink:type="simple" xlink:href="https://liveuamap.com/en/2023/4-april-russian-su35-dropped-2-bombs-at-pecheniuhy-village" text:style-name="Internet_20_link" text:visited-style-name="Visited_20_Internet_20_Link">
https://liveuamap.com/en/2023/4-April-russian-su35-dropped-2-bombs-at-pecheniuhy-village</text:a>
</text:p>
      <text:p text:style-name="P4">
News Source: <text:a xlink:type="simple" xlink:href="https://t.me/ok_pivnich1/1634" text:style-name="Internet_20_link" text:visited-style-name="Visited_20_Internet_20_Link">
https://t.me/ok_pivnich1/1634</text:a>
</text:p>
      <!--NEWS-->
      <text:h text:style-name="P10" text:outline-level="1">
<text:span text:style-name="T4">
Kherson，Khersonska Oblast（20:33）。 红色警报：空中威胁。 警笛声。 立即掩盖！</text:span>
</text:h>
      <text:p text:style-name="P4">
作者: liveuamap (Language: en)</text:p>
      <text:p text:style-name="P4">
时间: 2023-04-04T14:35:00</text:p>
      <text:p text:style-name="P4">
地点: Kherson (Latitude:46.65581000 Longtitude:32.61780000)</text:p>
      <text:p text:style-name="P4">
视频: []</text:p>
      <text:p text:style-name="P4">
图片: []</text:p>
      <text:p text:style-name="P4">
标签: ["Europe", "Central and Eastern Europe"]</text:p>
      <text:p text:style-name="P4">
Id: 22553721</text:p>
      <!--METADATA-->
      <text:p text:style-name="P4">
赫尔森，赫森地区(20:33). Red Alert: aerial threat. Sirens sounding.Take cover now!</text:p>
      <text:p text:style-name="P4">
News Collection Link: <text:a xlink:type="simple" xlink:href="https://liveuamap.com/en/2023/04-april-kherson-khersonska-oblast2033-red-alg" text:style-name="Internet_20_link" text:visited-style-name="Visited_20_Internet_20_Link">
https://liveuamap.com/en/2023/04-april-kherson-khersonska-oblast2033-red-alg</text:a>
</text:p>
      <text:p text:style-name="P4">
News Source: <text:a xlink:type="simple" xlink:href="https://t.me/air_alert_ua/42604" text:style-name="Internet_20_link" text:visited-style-name="Visited_20_Internet_20_Link">
https://t.me/air_alert_ua/42604</text:a>
</text:p>
      <!--NEWS-->
      <text:h text:style-name="P10" text:outline-level="1">
<text:span text:style-name="T4">
Zaporizka Oblast（20:51）。 红色警报：空中威胁。 警笛声。 立即掩盖！</text:span>
</text:h>
      <text:p text:style-name="P4">
作者: liveuamap (Language: en)</text:p>
      <text:p text:style-name="P4">
时间: 2023-04-04T14:52:00</text:p>
      <text:p text:style-name="P4">
地点: Zaporizka Oblast (Latitude:47.612511 Longtitude:35.766421)</text:p>
      <text:p text:style-name="P4">
视频: []</text:p>
      <text:p text:style-name="P4">
图片: []</text:p>
      <text:p text:style-name="P4">
标签: ["Europe", "Central and Eastern Europe"]</text:p>
      <text:p text:style-name="P4">
Id: 22553726</text:p>
      <!--METADATA-->
      <text:p text:style-name="P4">
Zaporizhzhia地区(20:51). Red Alert: aerial threat. Sirens sounding. Take covernow!</text:p>
      <text:p text:style-name="P4">
News Collection Link: <text:a xlink:type="simple" xlink:href="https://liveuamap.com/en/2023/04-april-zaporizka-oblast2051-red-alert-aeriag" text:style-name="Internet_20_link" text:visited-style-name="Visited_20_Internet_20_Link">
https://liveuamap.com/en/2023/04-april-zaporizka-oblast2051-red-alert-aeriag</text:a>
</text:p>
      <text:p text:style-name="P4">
News Source: <text:a xlink:type="simple" xlink:href="https://t.me/air_alert_ua/42605" text:style-name="Internet_20_link" text:visited-style-name="Visited_20_Internet_20_Link">
https://t.me/air_alert_ua/42605</text:a>
</text:p>
      <!--NEWS-->
      <text:h text:style-name="P10" text:outline-level="1">
<text:span text:style-name="T4">
Dnipro，Dnipropetrovska Oblast（21:09）。 红色警报：空中威胁。 警笛声。 掩护...</text:span>
</text:h>
      <text:p text:style-name="P4">
作者: liveuamap (Language: en)</text:p>
      <text:p text:style-name="P4">
时间: 2023-04-04T15:10:00</text:p>
      <text:p text:style-name="P4">
地点: Dnipro (Latitude:48.45930000 Longtitude:35.03865000)</text:p>
      <text:p text:style-name="P4">
视频: []</text:p>
      <text:p text:style-name="P4">
图片: []</text:p>
      <text:p text:style-name="P4">
标签: ["Europe", "Central and Eastern Europe"]</text:p>
      <text:p text:style-name="P4">
Id: 22553728</text:p>
      <!--METADATA-->
      <text:p text:style-name="P4">
dnipro，dnipropetrovsk区域(21:09). Red Alert: aerial threat. Sirenssounding. Take cover now!</text:p>
      <text:p text:style-name="P4">
News Collection Link: <text:a xlink:type="simple" xlink:href="https://liveuamap.com/en/2023/04-april-dnipro-dnipropetrovska-oblast2109-reg" text:style-name="Internet_20_link" text:visited-style-name="Visited_20_Internet_20_Link">
https://liveuamap.com/en/2023/04-april-dnipro-dnipropetrovska-oblast2109-reg</text:a>
</text:p>
      <text:p text:style-name="P4">
News Source: <text:a xlink:type="simple" xlink:href="https://t.me/air_alert_ua/42606" text:style-name="Internet_20_link" text:visited-style-name="Visited_20_Internet_20_Link">
https://t.me/air_alert_ua/42606</text:a>
</text:p>
      <!--NEWS-->
      <text:h text:style-name="P10" text:outline-level="1">
<text:span text:style-name="T4">
芬兰已正式成为北约的成员</text:span>
</text:h>
      <text:p text:style-name="P4">
作者: Ukrinform (Person)</text:p>
      <text:p text:style-name="P4">
出版商: Укринформ (Organization)</text:p>
      <text:p text:style-name="P4">
出版时间: 2023-04-04T15:51:00+03:00</text:p>
      <text:p text:style-name="P4">
修改时间: 2023-04-04T15:51:00+03:00</text:p>
      <text:p text:style-name="P4">
描述: 芬兰已正式成为北约成员。  - 乌克林。</text:p>
      <text:p text:style-name="P4">
图片: ["<text:a xlink:type="simple" xlink:href="https://static.ukrinform.com/photos/2022_05/thumb_files/630_360_1651463802-652.jpg" text:style-name="Internet_20_link" text:visited-style-name="Visited_20_Internet_20_Link">
630_360_16514...</text:a>
"]</text:p>
      <text:p text:style-name="P4">
标签: ['Фінляндія', 'НАТО']</text:p>
      <text:p text:style-name="P4">
类型: Article</text:p>
      <!--METADATA-->
      <text:p text:style-name="P4">
<draw:frame draw:style-name="fr1" draw:name="Image105" text:anchor-type="as-char" svg:width="6.9236in" svg:height="3.956343in" draw:z-index="0">
<draw:image xlink:href="../Images/yкринформ/2023-04-04T15-51-00-03-00/630_360_1651463802-652.jpg" xlink:type="simple" xlink:show="embed" xlink:actuate="onLoad" draw:mime-type="image/jpeg"/>
</draw:frame>
芬兰成为北约的成员。</text:p>
      <text:p text:style-name="P4">
据乌克林福音通讯员称，芬兰进入北约的正式提交在布鲁塞尔，此后总秘书长詹斯·斯托尔滕贝格(Jens Stoltenberg)向该国表示祝贺，该国成为第31位成员。</text:p>
      <text:p text:style-name="P4">
“今天是一个历史性的一天，很快我们将举起这座建筑物的芬兰旗帜。 但是在您这样做之前，我们必须确保我们已经正确地做到了。”秘书长[]说。(https://www.ukrinform.ua/tag-nato)并将这个词传达给美国国务卿眨眼。</text:p>
      <text:p text:style-name="P4">
美国政府官员报告说，土耳其已将他或她作为代表递给他，这是对进入北约芬兰的工具的批准。 收到此类提交后，该协议生效。</text:p>
      <text:p text:style-name="P4">
<text:span text:style-name="T4">
另请阅读：</text:span>
 <text:a xlink:type="simple" xlink:href="https://www.ukrinform.ua/rubric-world/3691478-pocatok-koalicijnih-peregovoriv-u-finlandii-zbigsa-zi-vstupom-u-nato.html" text:style-name="Internet_20_link" text:visited-style-name="Visited_20_Internet_20_Link">
</text:a>
在美国政府的宣布之后，北约秘书长以联盟的名义通过了芬兰彼得兰的芬兰外交大臣，这是正式邀请加入联盟的。</text:p>
      <text:p text:style-name="P4">
芬兰外交大臣反过来向美国国务卿安东尼·布林肯(Anthony Blinken)提交了文件。</text:p>
      <text:p text:style-name="P4">
“之后，我们宣布芬兰31北约成员，”一名美国官员宣称。</text:p>
      <text:p text:style-name="P4">
简而言之，加拉维斯托表示愿意对联盟的共同安全承担责任，并强调芬兰作为北约已经是北约成员的第一任任务是帮助瑞典成功完成倾向的过程。</text:p>
      <text:p text:style-name="P4">
<text:span text:style-name="T4">
另请阅读：</text:span>
 <text:a xlink:type="simple" xlink:href="https://www.ukrinform.ua/rubric-world/3691430-glava-mzs-finlandii-pidpisav-dokument-pro-vstup-kraini-v-nato.html" text:style-name="Internet_20_link" text:visited-style-name="Visited_20_Internet_20_Link">
</text:a>
芬兰总理桑纳·马林(Sanna Marin)表示，北约加入该国的加入开始了一个新时代。</text:p>
      <text:p text:style-name="P4">
“芬兰以北约成员的身份进入了一个新时代。我为芬兰和芬兰人感到自豪。作为一个国家，我们在这个历史过程中是统一的。感谢您更多的盟友信任。我们将同时更加强大。”这是给出的(https://twitter.com/MarinSanna/status/1643233922459873281) .</text:p>
      <text:p text:style-name="P4">
News Source: <text:a xlink:type="simple" xlink:href="https://www.ukrinform.ua/rubric-world/3691469-finlandia-oficijno-stala-clenom-nato.html" text:style-name="Internet_20_link" text:visited-style-name="Visited_20_Internet_20_Link">
https://www.ukrinform.ua/rubric-world/3691469-finlandia-oficijno-stala-clenom-nato.html</text:a>
</text:p>
      <!--NEWS-->
      <text:h text:style-name="P10" text:outline-level="1">
<text:span text:style-name="T4">
ARMA正在寻找被捕飞机AN-140-100的经理</text:span>
</text:h>
      <text:p text:style-name="P4">
作者: Ukrinform (Person)</text:p>
      <text:p text:style-name="P4">
出版商: Укринформ (Organization)</text:p>
      <text:p text:style-name="P4">
出版时间: 2023-04-04T15:53:29+03:00</text:p>
      <text:p text:style-name="P4">
修改时间: 2023-04-04T15:53:29+03:00</text:p>
      <text:p text:style-name="P4">
描述: 国家从腐败和其他犯罪（ARMA）收到的资产检测，调查和管理机构正在寻找被捕的飞机AN-140-100的经理，其所有者逃往克里米亚。  - 乌克林。</text:p>
      <text:p text:style-name="P4">
图片: ["<text:a xlink:type="simple" xlink:href="https://static.ukrinform.com/photos/2023_04/thumb_files/630_360_1680612644-945.jpg" text:style-name="Internet_20_link" text:visited-style-name="Visited_20_Internet_20_Link">
630_360_16806...</text:a>
"]</text:p>
      <text:p text:style-name="P4">
标签: ['Арешт', 'Літак', 'АРМА']</text:p>
      <text:p text:style-name="P4">
类型: Article</text:p>
      <!--METADATA-->
      <text:p text:style-name="P4">
<draw:frame draw:style-name="fr1" draw:name="Image106" text:anchor-type="as-char" svg:width="6.9236in" svg:height="3.956343in" draw:z-index="0">
<draw:image xlink:href="../Images/yкринформ/2023-04-04T15-53-29-03-00/630_360_1680612644-945.jpg" xlink:type="simple" xlink:show="embed" xlink:actuate="onLoad" draw:mime-type="image/jpeg"/>
</draw:frame>
国家检测，调查和资产管理机构从腐败和其他犯罪中收到(Arma)他正在寻找一名经理，以备受富裕的AN-140-100飞机，其主人逃往克里米亚。</text:p>
      <text:p text:style-name="P4">
根据乌克林福姆的说法，新闻服务报告<text:a xlink:type="simple" xlink:href="https://arma.gov.ua/news/typical/arma-shukae-upravitelya-dlya-litaka-an-140-100" text:style-name="Internet_20_link" text:visited-style-name="Visited_20_Internet_20_Link">
</text:a>
。</text:p>
      <text:p text:style-name="P4">
“国家机构宣布了被捕的帕萨吉尔经理的竞争选择<text:a xlink:type="simple" xlink:href="https://www.ukrinform.ua/tag-litak" text:style-name="Internet_20_link" text:visited-style-name="Visited_20_Internet_20_Link">
</text:a>
AN-140-100 2004。 根据DBR的官方信息，资产的所有者是乌克兰民航企业之一的董事，后者逃到了临时占领的Crimsa，在那里他开始与侵略者国家的代表合作。 该消息是在消息中传递给入侵者的追踪 - 刑事程序。</text:p>
      <text:p text:style-name="P4">
<text:span text:style-name="T4">
另请阅读：</text:span>
 <text:a xlink:type="simple" xlink:href="https://www.ukrinform.ua/rubric-economy/3681815-arma-sukae-upraviteliv-dla-15-arestovanih-sanatoriiv.html" text:style-name="Internet_20_link" text:visited-style-name="Visited_20_Internet_20_Link">
</text:a>
ARMA强调，自2017年8月3日以来，A飞机AN-140-100被排除在乌克兰民用飞机的登记册中。 由于需要恢复飞行，因此飞机没有运行。</text:p>
      <text:p text:style-name="P4">
据报道，国家检测机构，3月对腐败和其他犯罪收到的TAU管理资产的调查<text:a xlink:type="simple" xlink:href="https://www.ukrinform.ua/rubric-economy/3689799-arma-otrimalo-persij-kupon-za-vijskovimi-obligaciami-majze-na-98-miljoniv.html" text:style-name="Internet_20_link" text:visited-style-name="Visited_20_Internet_20_Link">
</text:a>
 .</text:p>
      <text:p text:style-name="P4">
News Source: <text:a xlink:type="simple" xlink:href="https://www.ukrinform.ua/rubric-economy/3691465-arma-sukae-upravitela-dla-zaarestovanogo-litaka-an140100.html" text:style-name="Internet_20_link" text:visited-style-name="Visited_20_Internet_20_Link">
https://www.ukrinform.ua/rubric-economy/3691465-arma-sukae-upravitela-dla-zaarestovanogo-litaka-an140100.html</text:a>
</text:p>
      <!--NEWS-->
      <text:h text:style-name="P10" text:outline-level="1">
<text:span text:style-name="T4">
基辅的几条街道将部分限制由于维修而导致的流量</text:span>
</text:h>
      <text:p text:style-name="P4">
作者: Ukrinform (Person)</text:p>
      <text:p text:style-name="P4">
出版商: Укринформ (Organization)</text:p>
      <text:p text:style-name="P4">
出版时间: 2023-04-04T15:54:00+03:00</text:p>
      <text:p text:style-name="P4">
修改时间: 2023-04-04T15:54:00+03:00</text:p>
      <text:p text:style-name="P4">
描述: 在Pirogov Street的基辅，在Edward Wilde和Irina Bekeshkina Street的拐角处，部分受到部分限制的交通。  - 乌克林。</text:p>
      <text:p text:style-name="P4">
图片: ["<text:a xlink:type="simple" xlink:href="https://static.ukrinform.com/photos/2023_03/thumb_files/630_360_1678897393-922.jpg" text:style-name="Internet_20_link" text:visited-style-name="Visited_20_Internet_20_Link">
630_360_16788...</text:a>
", "<text:a xlink:type="simple" xlink:href="https://static.ukrinform.com/photos/2023_04/1680612749-836.jpg" text:style-name="Internet_20_link" text:visited-style-name="Visited_20_Internet_20_Link">
1680612749-83...</text:a>
", "<text:a xlink:type="simple" xlink:href="https://static.ukrinform.com/photos/2023_04/1680612749-512.jpg" text:style-name="Internet_20_link" text:visited-style-name="Visited_20_Internet_20_Link">
1680612749-51...</text:a>
"]</text:p>
      <text:p text:style-name="P4">
标签: ['Дороги', 'Транспорт', 'Київ', 'Ремонт']</text:p>
      <text:p text:style-name="P4">
类型: Article</text:p>
      <!--METADATA-->
      <text:p text:style-name="P4">
<draw:frame draw:style-name="fr1" draw:name="Image107" text:anchor-type="as-char" svg:width="6.9236in" svg:height="3.956343in" draw:z-index="0">
<draw:image xlink:href="../Images/yкринформ/2023-04-04T15-54-00-03-00/630_360_1678897393-922.jpg" xlink:type="simple" xlink:show="embed" xlink:actuate="onLoad" draw:mime-type="image/jpeg"/>
</draw:frame>
在基辅，皮罗戈夫(Pirogov)以及爱德华·王尔德(Edward Wilde)和伊琳娜·贝克什基纳(Irina Bekeshkina)的部分休息交通。</text:p>
      <text:p text:style-name="P4">
关于<text:a xlink:type="simple" xlink:href="https://t.me/KyivCityOfficial/6416" text:style-name="Internet_20_link" text:visited-style-name="Visited_20_Internet_20_Link">
</text:a>
乌克林福姆报道，基辅城市政府报告说。</text:p>
      <text:p text:style-name="P4">
“ 9月30日，Pirogov Street受到部分限制<text:a xlink:type="simple" xlink:href="https://www.ukrinform.ua/tag-transport" text:style-name="Internet_20_link" text:visited-style-name="Visited_20_Internet_20_Link">
</text:a>
。 在Eduardavilde和Irina Bekeshkina的街道上，交通受到部分限制，直到4月12日。”证词写道。</text:p>
      <text:p text:style-name="P4">
<draw:frame draw:style-name="fr1" draw:name="Image108" text:anchor-type="as-char" svg:width="6.9236in" svg:height="5.804039in" draw:z-index="0">
<draw:image xlink:href="../Images/yкринформ/2023-04-04T15-54-00-03-00/1680612749-836.jpg" xlink:type="simple" xlink:show="embed" xlink:actuate="onLoad" draw:mime-type="image/jpeg"/>
</draw:frame>
值得注意的是，在街上，皮罗戈夫(Pirogov)开始进行持续的维修，在此期间，他们计划更新道路表面和人行道，以及绿色领土。</text:p>
      <text:p text:style-name="P4">
<draw:frame draw:style-name="fr1" draw:name="Image109" text:anchor-type="as-char" svg:width="6.9236in" svg:height="5.804039in" draw:z-index="0">
<draw:image xlink:href="../Images/yкринформ/2023-04-04T15-54-00-03-00/1680612749-512.jpg" xlink:type="simple" xlink:show="embed" xlink:actuate="onLoad" draw:mime-type="image/jpeg"/>
</draw:frame>
在爱德华·王尔德(Edward Wilde)和伊琳娜·贝克什基纳(Irina Bekeshkina)街的拐角处，公路人配备了病房，以提高交通安全，并在行人过境点降低了董事会。</text:p>
      <text:p text:style-name="P4">
<text:span text:style-name="T4">
另请阅读：</text:span>
 <text:a xlink:type="simple" xlink:href="https://www.ukrinform.ua/rubric-kyiv/3686612-na-budivnictvo-ta-remont-infrastrukturnih-obektiv-kieva-spramuut-192-milarda.html" text:style-name="Internet_20_link" text:visited-style-name="Visited_20_Internet_20_Link">
</text:a>
正如乌克林福姆报道的那样，在冬季仅三个月的时间里，基瓦夫特郡的雇员几乎对[]造成了损害<text:a xlink:type="simple" xlink:href="https://www.ukrinform.ua/rubric-kyiv/3689606-u-kievi-sklali-perelik-vulic-aki-kapitalno-vidremontuut-cogoric.html" text:style-name="Internet_20_link" text:visited-style-name="Visited_20_Internet_20_Link">
</text:a>
路面。 今年计划在首都进行维修的街道清单已经汇编。</text:p>
      <text:p text:style-name="P4">
_foto：Getty Images _</text:p>
      <text:p text:style-name="P4">
News Source: <text:a xlink:type="simple" xlink:href="https://www.ukrinform.ua/rubric-kyiv/3691466-kilkoma-vulicami-kieva-castkovo-obmezat-ruh-cerez-remont.html" text:style-name="Internet_20_link" text:visited-style-name="Visited_20_Internet_20_Link">
https://www.ukrinform.ua/rubric-kyiv/3691466-kilkoma-vulicami-kieva-castkovo-obmezat-ruh-cerez-remont.html</text:a>
</text:p>
      <!--NEWS-->
      <text:h text:style-name="P10" text:outline-level="1">
<text:span text:style-name="T4">
西方伙伴长时间开始计划向乌克兰提供帮助</text:span>
</text:h>
      <text:p text:style-name="P4">
作者: Ukrinform (Person)</text:p>
      <text:p text:style-name="P4">
出版商: Укринформ (Organization)</text:p>
      <text:p text:style-name="P4">
出版时间: 2023-04-04T15:56:23+03:00</text:p>
      <text:p text:style-name="P4">
修改时间: 2023-04-04T15:56:23+03:00</text:p>
      <text:p text:style-name="P4">
描述: 自今年年初以来，乌克兰收到的新承诺减少了，但提供武器的例外，但义务越来越长。  - 乌克林。</text:p>
      <text:p text:style-name="P4">
图片: ["<text:a xlink:type="simple" xlink:href="https://static.ukrinform.com/photos/2023_04/thumb_files/630_360_1680612820-806.png" text:style-name="Internet_20_link" text:visited-style-name="Visited_20_Internet_20_Link">
630_360_16806...</text:a>
"]</text:p>
      <text:p text:style-name="P4">
标签: ['Україна', 'допомога', 'Війна з росією']</text:p>
      <text:p text:style-name="P4">
类型: Article</text:p>
      <!--METADATA-->
      <text:p text:style-name="P4">
<draw:frame draw:style-name="fr1" draw:name="Image110" text:anchor-type="as-char" svg:width="6.9236in" svg:height="3.956343in" draw:z-index="0">
<draw:image xlink:href="../Images/yкринформ/2023-04-04T15-56-23-03-00/630_360_1680612820-806.png" xlink:type="simple" xlink:show="embed" xlink:actuate="onLoad" draw:mime-type="image/png"/>
</draw:frame>
自今年年初以来，乌克兰的承诺较少，除了提供武器的例外，但义务越来越长。</text:p>
      <text:p text:style-name="P4">
正如乌克林福姆报道的那样，这是一项新的研究<text:a xlink:type="simple" xlink:href="http://www.ifw-kiel.de/de/themendossiers/krieg-gegen-die-ukraine/ukraine-support-tracker/" text:style-name="Internet_20_link" text:visited-style-name="Visited_20_Internet_20_Link">
</text:a>
，正在为世界经济的国王研究所做好准备。</text:p>
      <text:p text:style-name="P4">
与2022年12月相比，乌克兰承诺的新援助量普遍减少。 从该时期涵盖的新时期，从2023年2月16日起，乌克兰分配了129.6亿欧元，其中很大一部分仅从少数捐助者那里获得。 因此，日本塔桑龙国家在2023年初承诺为乌克兰提供重大支持。</text:p>
      <text:p text:style-name="P4">
最著名的是斯堪的纳维亚国家：挪威(11亿欧元，增长90％)，瑞典(33亿欧元，加上41％)。丹麦(欧20.24亿欧元，加上33％)ifinland(5.6亿欧元，加上165％).</text:p>
      <text:p text:style-name="P4">
Японія пообіцяла нову значну фінансову допомогу на суму 5,1 млрд євро увигляді позик, а Нідерланди пообіцяли 2,5 млрд євро, призначені, серед іншого,для нової системи Patriot для України.</text:p>
      <text:p text:style-name="P4">
Новим трендом у сфері надання допомоги <text:a xlink:type="simple" xlink:href="https://www.ukrinform.ua/tag-ukraina" text:style-name="Internet_20_link" text:visited-style-name="Visited_20_Internet_20_Link">
 </text:a>
有一个“更长的计划视野”。 以前，援助义务是短期的，很难预测。 只有联系在整个预算年度都承担了义务。 现在，其他国家(例如英国和荷兰)模仿了这种模式，他们承诺在2023年提供与2022年相同的援助。 根据这项研究，挪威甚至在未来五年内，在大约70亿欧元的财务和军事援助下宣布了对乌克兰的长期支持计划。</text:p>
      <text:p text:style-name="P4">
“对乌克兰援助的一项或长期计划的趋势非常积极。 在2022年，这些义务与三个人的义务不一致。 乌克兰的预算和军事计划非常复杂。建议一些西方政府保持领导才能接受。</text:p>
      <text:p text:style-name="P4">
<text:span text:style-name="T4">
另请阅读：</text:span>
 <text:a xlink:type="simple" xlink:href="https://www.ukrinform.ua/rubric-vidbudova/3691452-vidbudova-ukraini-mzs-zaprosue-vitciznani-kompanii-na-konferenciu-do-rimu.html" text:style-name="Internet_20_link" text:visited-style-name="Visited_20_Internet_20_Link">
</text:a>
</text:p>
      <text:p text:style-name="P4">
该数据库将官方国家资源与国际媒体信息相结合。</text:p>
      <text:p text:style-name="P4">
News Source: <text:a xlink:type="simple" xlink:href="https://www.ukrinform.ua/rubric-world/3691467-zahidni-partneri-stali-planuvati-dopomogu-ukraini-na-trivalisi-termini.html" text:style-name="Internet_20_link" text:visited-style-name="Visited_20_Internet_20_Link">
https://www.ukrinform.ua/rubric-world/3691467-zahidni-partneri-stali-planuvati-dopomogu-ukraini-na-trivalisi-termini.html</text:a>
</text:p>
      <!--NEWS-->
      <text:h text:style-name="P10" text:outline-level="1">
<text:span text:style-name="T4">
芬兰议会的网站袭击了黑客，可能是俄罗斯人</text:span>
</text:h>
      <text:p text:style-name="P4">
作者: Ukrinform (Person)</text:p>
      <text:p text:style-name="P4">
出版商: Укринформ (Organization)</text:p>
      <text:p text:style-name="P4">
出版时间: 2023-04-04T16:02:00+03:00</text:p>
      <text:p text:style-name="P4">
修改时间: 2023-04-04T16:02:00+03:00</text:p>
      <text:p text:style-name="P4">
描述: 周二，芬兰议会于周二举行。  - 乌克林。</text:p>
      <text:p text:style-name="P4">
图片: ["<text:a xlink:type="simple" xlink:href="https://static.ukrinform.com/photos/2020_08/thumb_files/630_360_1597991697-815.jpg" text:style-name="Internet_20_link" text:visited-style-name="Visited_20_Internet_20_Link">
630_360_15979...</text:a>
"]</text:p>
      <text:p text:style-name="P4">
标签: ['Фінляндія', 'Кібератака', 'Парламент', 'росія', 'Хакери']</text:p>
      <text:p text:style-name="P4">
类型: Article</text:p>
      <!--METADATA-->
      <text:p text:style-name="P4">
<draw:frame draw:style-name="fr1" draw:name="Image111" text:anchor-type="as-char" svg:width="6.9236in" svg:height="3.956343in" draw:z-index="0">
<draw:image xlink:href="../Images/yкринформ/2023-04-04T16-02-00-03-00/630_360_1597991697-815.jpg" xlink:type="simple" xlink:show="embed" xlink:actuate="onLoad" draw:mime-type="image/jpeg"/>
</draw:frame>
星期二，芬兰议会将于周二。</text:p>
      <text:p text:style-name="P4">
关于它报告<text:a xlink:type="simple" xlink:href="https://yle.fi/a/74-20025819" text:style-name="Internet_20_link" text:visited-style-name="Visited_20_Internet_20_Link">
</text:a>
转移乌克林。</text:p>
      <text:p text:style-name="P4">
值得注意的是，议会和芬兰网络安全中心的IT专家被测量以防止网络攻击。</text:p>
      <text:p text:style-name="P4">
较早的俄罗斯黑客团体非AMEAM 057(16)报道了社交网络，芬兰成为该系列的目标<text:a xlink:type="simple" xlink:href="https://www.ukrinform.ua/tag-kiberataka" text:style-name="Internet_20_link" text:visited-style-name="Visited_20_Internet_20_Link">
</text:a>
通过加入北大西洋联盟。</text:p>
      <text:p text:style-name="P4">
Noname 057说：“芬兰已正式成为北约第31位成员……”我们护送芬兰。(16).</text:p>
      <text:p text:style-name="P4">
Ця російська хакерська група поки не взяла на себе відповідальність закібератаку на сайт парламенту, але оголосила, що їй вдалося зробитинедоступним сайт державного науково-дослідного центру VTT.</text:p>
      <text:p text:style-name="P4">
<text:span text:style-name="T4">
Читайте також:</text:span>
 <text:a xlink:type="simple" xlink:href="https://www.ukrinform.ua/rubric-world/3686870-u-britanii-hakeri-zdijsnili-kiberataku-na-pensijnij-fond.html" text:style-name="Internet_20_link" text:visited-style-name="Visited_20_Internet_20_Link">
 </text:a>
NONAME 057(16)2022年8月，她已经在芬兰议会的遗址上进行了DOS攻击。</text:p>
      <text:p text:style-name="P4">
正如乌克林福姆报道的，2月份的 - 俄罗斯黑客集团<text:a xlink:type="simple" xlink:href="https://www.ukrinform.ua/rubric-world/3685921-prorosijski-hakeri-znovu-atakuvali-sajti-derzustanov-italii.html" text:style-name="Internet_20_link" text:visited-style-name="Visited_20_Internet_20_Link">
</text:a>
在意大利总理乔治·梅洛尼(George Meloni)访问基辅。</text:p>
      <text:p text:style-name="P4">
3月，同一小组袭击了意大利政府的网站，包括下级政府和几家政府部门，自最近，有20名乌克兰军队在意大利的Samp-T培训。</text:p>
      <text:p text:style-name="P4">
News Source: <text:a xlink:type="simple" xlink:href="https://www.ukrinform.ua/rubric-world/3691475-sajt-parlamentu-finlandii-atakuvali-hakeri-jmovirno-rosijski.html" text:style-name="Internet_20_link" text:visited-style-name="Visited_20_Internet_20_Link">
https://www.ukrinform.ua/rubric-world/3691475-sajt-parlamentu-finlandii-atakuvali-hakeri-jmovirno-rosijski.html</text:a>
</text:p>
      <!--NEWS-->
      <text:h text:style-name="P10" text:outline-level="1">
<text:span text:style-name="T4">
向乌克兰提供西方飞机的决定肯定会做出的-Reznikov</text:span>
</text:h>
      <text:p text:style-name="P4">
作者: Ukrinform (Person)</text:p>
      <text:p text:style-name="P4">
出版商: Укринформ (Organization)</text:p>
      <text:p text:style-name="P4">
出版时间: 2023-04-04T16:04:00+03:00</text:p>
      <text:p text:style-name="P4">
修改时间: 2023-04-04T16:04:00+03:00</text:p>
      <text:p text:style-name="P4">
描述: 国防部长雷兹尼科夫·亚历克西（Reznikov Alexei）指出，来自波兰的MIG-29飞机将大大加强对乌克兰的防御，而提供西方飞机的决定将不可避免地做出。  - 乌克林。</text:p>
      <text:p text:style-name="P4">
图片: ["<text:a xlink:type="simple" xlink:href="https://static.ukrinform.com/photos/2023_03/thumb_files/630_360_1677842583-533.jpg" text:style-name="Internet_20_link" text:visited-style-name="Visited_20_Internet_20_Link">
630_360_16778...</text:a>
"]</text:p>
      <text:p text:style-name="P4">
标签: ['Літак', 'Захід', 'Резніков', 'Війна з росією']</text:p>
      <text:p text:style-name="P4">
类型: Article</text:p>
      <!--METADATA-->
      <text:p text:style-name="P4">
<draw:frame draw:style-name="fr1" draw:name="Image112" text:anchor-type="as-char" svg:width="6.9236in" svg:height="3.956343in" draw:z-index="0">
<draw:image xlink:href="../Images/yкринформ/2023-04-04T16-04-00-03-00/630_360_1677842583-533.jpg" xlink:type="simple" xlink:show="embed" xlink:actuate="onLoad" draw:mime-type="image/jpeg"/>
</draw:frame>
雷兹尼科夫部宣布，来自波兰的MIG-29飞机显着加强了对乌克兰的防御，而提供西方飞机的决定将不可避免地得到批准。</text:p>
      <text:p text:style-name="P4">
根据乌克林福姆的说法，雷兹尼科夫在[]中写道(https://www.facebook.com/reznikovoleksii/posts/pfbid0vfWPCfKhr5CmojC3Qs5hZt7EAzr2Eg2tjGFSYk6ujMh1ZzKwef48uzi4jpkmMEwql).</text:p>
      <text:p text:style-name="P4">
"Чергові повітряні атаки російських злочинців на мирні українські міста вкотрепідкреслили, що одним з головних пріоритетів для України є посилення системиППО та ПРО. Це предмет нашого постійного діалогу з партнерами поантикремлівській коаліції", - зазначив Резніков.</text:p>
      <text:p text:style-name="P4">
За його словами, важлива компонента української оборони – повітряні платформи,які дозволять ефективно відповідати на виклики.</text:p>
      <text:p text:style-name="P4">
"Зокрема у якості швидкої відповіді, яка дасть результат у короткі строки, нампідходять <text:a xlink:type="simple" xlink:href="https://www.ukrinform.ua/tag-litak" text:style-name="Internet_20_link" text:visited-style-name="Visited_20_Internet_20_Link">
 </text:a>
苏联模式。 迫切的斯洛伐克合作伙伴已经被转移到MIGA-29。 我们非常计算来自波兰的纳巴飞机，并感谢波兰朋友批准相关的朋友。 我们感谢波兰的每一个支持要素，尤其是与战斗航空一样重要，”部长强调。</text:p>
      <text:p text:style-name="P4">
他强调说，来自波兰的MIG-29“将大大加强乌克兰的防守，使天空更安全，挽救公民的生命并减少俄罗斯的袭击”。</text:p>
      <text:p text:style-name="P4">
<text:span text:style-name="T4">
另请阅读：</text:span>
 <text:a xlink:type="simple" xlink:href="https://www.ukrinform.ua/rubric-ato/3691150-na-ozbroenni-zsu-vze-e-pat-brigad-vinisuvaciv-ignat.html" text:style-name="Internet_20_link" text:visited-style-name="Visited_20_Internet_20_Link">
</text:a>
“与此同时，战略目标是并且仍然是向西方样本的现代飞机平台的过渡，这将使我们的飞行员在压倒性的地方具有优势。要看到我们的空气王牌以更加精心策划，我们会看到并打动敌人。我们继续实现这一目标。与合作伙伴的讨论继续。</text:p>
      <text:p text:style-name="P4">
部长坚信该决定将决定批准乌克兰西方飞机的决定。</text:p>
      <text:p text:style-name="P4">
如报道<text:a xlink:type="simple" xlink:href="https://www.ukrinform.ua/rubric-ato/3690828-polsa-peredala-ukraini-persi-mig29.html" text:style-name="Internet_20_link" text:visited-style-name="Visited_20_Internet_20_Link">
</text:a>
，波兰完成了第一个战斗机-Mamig-29乌克兰的转移。</text:p>
      <text:p text:style-name="P4">
News Source: <text:a xlink:type="simple" xlink:href="https://www.ukrinform.ua/rubric-ato/3691471-risenna-pro-nadanna-ukraini-zahidnih-litakiv-neodminno-uhvalat-reznikov.html" text:style-name="Internet_20_link" text:visited-style-name="Visited_20_Internet_20_Link">
https://www.ukrinform.ua/rubric-ato/3691471-risenna-pro-nadanna-ukraini-zahidnih-litakiv-neodminno-uhvalat-reznikov.html</text:a>
</text:p>
      <!--NEWS-->
      <text:h text:style-name="P10" text:outline-level="1">
<text:span text:style-name="T4">
Danilov：音乐的12个步骤的12个步骤 - 我的愿景，而不是官方文件</text:span>
</text:h>
      <text:p text:style-name="P4">
作者: Ukrinform (Person)</text:p>
      <text:p text:style-name="P4">
出版商: Укринформ (Organization)</text:p>
      <text:p text:style-name="P4">
出版时间: 2023-04-04T16:10:00+03:00</text:p>
      <text:p text:style-name="P4">
修改时间: 2023-04-04T16:10:00+03:00</text:p>
      <text:p text:style-name="P4">
描述: 乌克兰乌克兰阿列克谢·丹尼洛夫国家安全与国防委员会秘书说，他在克里米亚的占领方面发表了12个步骤 - 他的个人愿景，而不是官方文件，并指出目前正在收集意见，半岛应该如何发生。  - 乌克林。</text:p>
      <text:p text:style-name="P4">
图片: ["<text:a xlink:type="simple" xlink:href="https://static.ukrinform.com/photos/2023_03/thumb_files/630_360_1677827697-619.jpg" text:style-name="Internet_20_link" text:visited-style-name="Visited_20_Internet_20_Link">
630_360_16778...</text:a>
"]</text:p>
      <text:p text:style-name="P4">
标签: ['Деокупація', 'Крим', 'Данілов', 'Війна з росією']</text:p>
      <text:p text:style-name="P4">
类型: Article</text:p>
      <!--METADATA-->
      <text:p text:style-name="P4">
<draw:frame draw:style-name="fr1" draw:name="Image113" text:anchor-type="as-char" svg:width="6.9236in" svg:height="3.956343in" draw:z-index="0">
<draw:image xlink:href="../Images/yкринформ/2023-04-04T16-10-00-03-00/630_360_1677827697-619.jpg" xlink:type="simple" xlink:show="embed" xlink:actuate="onLoad" draw:mime-type="image/jpeg"/>
</draw:frame>
乌克兰阿列克谢·丹尼洛夫(Alexei Danilov)的国家安全和辩护秘书说，他已经由他出版了12个步骤克里米亚的占领 - 他的个人愿景和非官方的文件，并指出，半岛的意见正在收集。</text:p>
      <text:p text:style-name="P4">
他在讨论中说，这是乌克林传闻记者报道的“乌克兰面对外部挑战”的讨论。</text:p>
      <text:p text:style-name="P4">
“涉及克里米亚的是什么……我在Facebook上写了我的愿景，我如何看待正在发生的TipRocesses。 由于某种原因，记者认为据称据称是饮食文件的所有内容。 这里有这样的情况 - 这是我的愿景，我非常喜欢这样。 我们正在收集所有应该喜欢的器官的思想，应该如何发生。”他说<text:a xlink:type="simple" xlink:href="https://www.ukrinform.ua/tag-danilov" text:style-name="Internet_20_link" text:visited-style-name="Visited_20_Internet_20_Link">
</text:a>
他指出，“最终文件仅由国家安全与国防委员会成员的总统法令批准。”</text:p>
      <text:p text:style-name="P4">
<text:span text:style-name="T4">
另请阅读：</text:span>
 <text:a xlink:type="simple" xlink:href="https://www.ukrinform.ua/rubric-society/3691222-dizajn-majbutnogo-krimu-treba-robiti-vze-zaraz.html" text:style-name="Internet_20_link" text:visited-style-name="Visited_20_Internet_20_Link">
</text:a>
“而且我们比Verkhovna Rada要复杂得多，因为如果Verkhovna Rada中有226票，即一半，然后为了获得批准，我们需要从数字中获得2/3票在今天的成员中，”  - 他补充说，NSDC秘书。</text:p>
      <text:p text:style-name="P4">
如前所述<text:a xlink:type="simple" xlink:href="https://www.ukrinform.ua/rubric-crimea/3690486-sekretar-rnbo-zaproponuvav-12-krokiv-deokupacii-krimu.html" text:style-name="Internet_20_link" text:visited-style-name="Visited_20_Internet_20_Link">
</text:a>
，除其他外，这是关于惩罚高拉莱斯和合作者的惩罚，释放囚犯和克里米亚塔塔尔的囚犯，克里米亚大桥将塞瓦斯托波尔重命名为阿赫蒂亚尔。</text:p>
      <text:p text:style-name="P4">
News Source: <text:a xlink:type="simple" xlink:href="https://www.ukrinform.ua/rubric-crimea/3691477-danilov-opriludneni-12-krokiv-deokupacii-krimu-moe-bacenna-a-ne-oficijnij-dokument.html" text:style-name="Internet_20_link" text:visited-style-name="Visited_20_Internet_20_Link">
https://www.ukrinform.ua/rubric-crimea/3691477-danilov-opriludneni-12-krokiv-deokupacii-krimu-moe-bacenna-a-ne-oficijnij-dokument.html</text:a>
</text:p>
      <!--NEWS-->
      <text:h text:style-name="P10" text:outline-level="1">
<text:span text:style-name="T4">
FSB：安全部队拘留了一对已婚夫妇，因为乌克兰的利益是为了监视乌克兰的利益。</text:span>
</text:h>
      <text:p text:style-name="P4">
作者: liveuamap (Language: en)</text:p>
      <text:p text:style-name="P4">
时间: 2023-04-04T16:15:00</text:p>
      <text:p text:style-name="P4">
地点: Nizhny Tagil (Latitude:57.92121 Longtitude:60.02174)</text:p>
      <text:p text:style-name="P4">
视频: []</text:p>
      <text:p text:style-name="P4">
图片: []</text:p>
      <text:p text:style-name="P4">
标签: ["Russia"]</text:p>
      <text:p text:style-name="P4">
Id: 22553750</text:p>
      <!--METADATA-->
      <text:p text:style-name="P4">
FSB：安全部队在尼兹尼·塔吉尔(Nizhny Tagil)的一家军事工业综合体企业中拘留了一对已婚夫妇，以谋取监视。 双方遗嘱人被逮捕了“叛国罪”。</text:p>
      <text:p text:style-name="P4">
新闻集链接：<text:a xlink:type="simple" xlink:href="https://liveuamap.com/en/2023/4-april-fsb-security-forces-detained-a-married-couple-for" text:style-name="Internet_20_link" text:visited-style-name="Visited_20_Internet_20_Link">
https://liveuamap.com/en/2023/4-april-fsb-security-forces-detain-detained-a-a-martied-couple-for</text:a>
</text:p>
      <text:p text:style-name="P4">
News Source: <text:a xlink:type="simple" xlink:href="https://t.me/rusbrief/106313" text:style-name="Internet_20_link" text:visited-style-name="Visited_20_Internet_20_Link">
https://t.me/rusbrief/106313</text:a>
</text:p>
      <!--NEWS-->
      <text:h text:style-name="P10" text:outline-level="1">
<text:span text:style-name="T4">
德国公司继续为俄罗斯北方流1 -REUTERS保险</text:span>
</text:h>
      <text:p text:style-name="P4">
作者: Ukrinform (Person)</text:p>
      <text:p text:style-name="P4">
出版商: Укринформ (Organization)</text:p>
      <text:p text:style-name="P4">
出版时间: 2023-04-04T16:17:00+03:00</text:p>
      <text:p text:style-name="P4">
修改时间: 2023-04-04T16:17:00+03:00</text:p>
      <text:p text:style-name="P4">
描述: 德国保险公司Allianz和Munich重新恢复了损坏的Nord Stream气管管道1. -UKINFORM的保险。</text:p>
      <text:p text:style-name="P4">
图片: ["<text:a xlink:type="simple" xlink:href="https://static.ukrinform.com/photos/2017_11/thumb_files/630_360_1509980653-7942.jpg" text:style-name="Internet_20_link" text:visited-style-name="Visited_20_Internet_20_Link">
630_360_15099...</text:a>
"]</text:p>
      <text:p text:style-name="P4">
标签: ['Німеччина', 'Страхування', 'росія', 'Північний потік']</text:p>
      <text:p text:style-name="P4">
类型: Article</text:p>
      <!--METADATA-->
      <text:p text:style-name="P4">
<draw:frame draw:style-name="fr1" draw:name="Image114" text:anchor-type="as-char" svg:width="6.9236in" svg:height="3.956343in" draw:z-index="0">
<draw:image xlink:href="../Images/yкринформ/2023-04-04T16-17-00-03-00/630_360_1509980653-7942.jpg" xlink:type="simple" xlink:show="embed" xlink:actuate="onLoad" draw:mime-type="image/jpeg"/>
</draw:frame>
安联和慕尼黑的德国公司重新恢复了诺德流1捕获天然气管道的保险。</text:p>
      <text:p text:style-name="P4">
根据乌克林福姆的报道，该机构报告了<text:a xlink:type="simple" xlink:href="https://www.reuters.com/business/energy/german-insurers-renew-cover-blast-damaged-nord-stream-gas-link-2023-04-04/" text:style-name="Internet_20_link" text:visited-style-name="Visited_20_Internet_20_Link">
</text:a>
参考五个来源意识到这个问题。</text:p>
      <text:p text:style-name="P4">
出版物表明功能的恢复<text:a xlink:type="simple" xlink:href="https://www.ukrinform.ua/tag-gazoprovid" text:style-name="Internet_20_link" text:visited-style-name="Visited_20_Internet_20_Link">
</text:a>
它在9月转移后不被排除在外。 还指出了两家最大公司的保险(慕尼黑的安联。)对于使用天然气管道的任何长期前景至关重要。</text:p>
      <text:p text:style-name="P4">
据路透社消息人士称，尽管德国政府不介意北部河流航站楼的继续，尽管事实是违反了拒绝提供俄罗斯能源的官方政策。</text:p>
      <text:p text:style-name="P4">
安联和慕尼黑RE的代表以及联邦总理德国办公室拒绝对此信息发表评论，而在经济部，保险范围并不是政府先前提供的支持的一部分。</text:p>
      <text:p text:style-name="P4">
<text:span text:style-name="T4">
另请阅读：</text:span>
 <text:a xlink:type="simple" xlink:href="https://www.ukrinform.ua/rubric-world/3689089-dania-pidnala-z-mora-obekt-viavlenij-bila-pivnicnogo-potoku2.html" text:style-name="Internet_20_link" text:visited-style-name="Visited_20_Internet_20_Link">
</text:a>
Ukrinform向Allianz和Munich Re Companies发送请求。</text:p>
      <text:p text:style-name="P4">
据报道，据报道，2022年9月26日，Nord Stream-1和North Stream-2气管管道的潜艇因爆炸而损坏。 在丹麦的独家经济区中记录了两个和两个，又有两个 - 瑞典。这些国家有权调查事件的原因。</text:p>
      <text:p text:style-name="P4">
News Source: <text:a xlink:type="simple" xlink:href="https://www.ukrinform.ua/rubric-economy/3691479-nimecki-kompanii-prodovzili-strahuvanna-dla-rosijskogo-nord-stream-1.html" text:style-name="Internet_20_link" text:visited-style-name="Visited_20_Internet_20_Link">
https://www.ukrinform.ua/rubric-economy/3691479-nimecki-kompanii-prodovzili-strahuvanna-dla-rosijskogo-nord-stream-1.html</text:a>
</text:p>
      <!--NEWS-->
      <text:h text:style-name="P10" text:outline-level="1">
<text:span text:style-name="T4">
纳达尔从蒙特卡洛大师出演</text:span>
</text:h>
      <text:p text:style-name="P4">
作者: Ukrinform (Person)</text:p>
      <text:p text:style-name="P4">
出版商: Укринформ (Organization)</text:p>
      <text:p text:style-name="P4">
出版时间: 2023-04-04T16:18:52+03:00</text:p>
      <text:p text:style-name="P4">
修改时间: 2023-04-04T16:18:52+03:00</text:p>
      <text:p text:style-name="P4">
描述: 西班牙人从一月份开始不参加比赛。  - 乌克林。</text:p>
      <text:p text:style-name="P4">
图片: ["<text:a xlink:type="simple" xlink:href="https://static.ukrinform.com/photos/2023_04/thumb_files/630_360_1680614266-568.jpg" text:style-name="Internet_20_link" text:visited-style-name="Visited_20_Internet_20_Link">
630_360_16806...</text:a>
"]</text:p>
      <text:p text:style-name="P4">
标签: ['Теніс', 'Надаль']</text:p>
      <text:p text:style-name="P4">
类型: Article</text:p>
      <!--METADATA-->
      <text:p text:style-name="P4">
<draw:frame draw:style-name="fr1" draw:name="Image115" text:anchor-type="as-char" svg:width="6.9236in" svg:height="3.956343in" draw:z-index="0">
<draw:image xlink:href="../Images/yкринформ/2023-04-04T16-18-52-03-00/630_360_1680614266-568.jpg" xlink:type="simple" xlink:show="embed" xlink:actuate="onLoad" draw:mime-type="image/jpeg"/>
</draw:frame>
西班牙人自一月以来一直在比赛。</text:p>
      <text:p text:style-name="P4">
22届冠军“ Great Hellos” Raphael Nadal将错过Immote Carlo的“ Masterrs”，这是西班牙人<text:a xlink:type="simple" xlink:href="https://twitter.com/RafaelNadal/status/1643184272654622720" text:style-name="Internet_20_link" text:visited-style-name="Visited_20_Internet_20_Link">
</text:a>
据报道，在他的水平上，乌克林福姆报道。</text:p>
      <text:p text:style-name="P4">
“我还没有准备好参加最高级别的比赛，并且被迫错过我职业生涯中最重要的比赛之一。 我继续准备，希望重返比赛。”纳达尔写道。</text:p>
      <text:p text:style-name="P4">
蒙特卡洛的大师将于4月9日开始。 纳达尔(Nadal)是11届冠军。</text:p>
      <text:p text:style-name="P4">
<text:span text:style-name="T4">
另请阅读：</text:span>
 <text:a xlink:type="simple" xlink:href="https://www.ukrinform.ua/rubric-sports/3683065-blizko-sta-unih-tenisistiv-z-ukraini-trenuvatimutsa-v-akademii-nadala.html" text:style-name="Internet_20_link" text:visited-style-name="Visited_20_Internet_20_Link">
</text:a>
根据乌克林福姆的说法，纳达尔因大腿而没有参加澳大利亚公开赛的比赛。</text:p>
      <text:p text:style-name="P4">
照片：Getty图像</text:p>
      <text:p text:style-name="P4">
News Source: <text:a xlink:type="simple" xlink:href="https://www.ukrinform.ua/rubric-sports/3691480-nadal-znavsa-z-mastersa-v-montekarlo.html" text:style-name="Internet_20_link" text:visited-style-name="Visited_20_Internet_20_Link">
https://www.ukrinform.ua/rubric-sports/3691480-nadal-znavsa-z-mastersa-v-montekarlo.html</text:a>
</text:p>
      <!--NEWS-->
      <text:h text:style-name="P10" text:outline-level="1">
<text:span text:style-name="T4">
克里姆林宫安全的上尉逃离了俄罗斯，并称普京为军事罪犯</text:span>
</text:h>
      <text:p text:style-name="P4">
作者: Ukrinform (Person)</text:p>
      <text:p text:style-name="P4">
出版商: Укринформ (Organization)</text:p>
      <text:p text:style-name="P4">
出版时间: 2023-04-04T16:20:00+03:00</text:p>
      <text:p text:style-name="P4">
修改时间: 2023-04-04T16:20:00+03:00</text:p>
      <text:p text:style-name="P4">
描述: 俄罗斯联邦格勒布·卡拉库洛夫（Gleb Karakulov）联邦安全局的队长，他一直由政府工程师工作，直到2022年10月中旬，该工程师为弗拉基米尔·普京（Vladimir Putin）总统提供了秘密联系，并谴责了针对乌克兰的战争。  - 乌克林。</text:p>
      <text:p text:style-name="P4">
图片: ["<text:a xlink:type="simple" xlink:href="https://static.ukrinform.com/photos/2022_02/thumb_files/630_360_1645217520-756.jpg" text:style-name="Internet_20_link" text:visited-style-name="Visited_20_Internet_20_Link">
630_360_16452...</text:a>
"]</text:p>
      <text:p text:style-name="P4">
标签: ['путін', 'Воєнні злочини', 'Війна з росією']</text:p>
      <text:p text:style-name="P4">
类型: Article</text:p>
      <!--METADATA-->
      <text:p text:style-name="P4">
<draw:frame draw:style-name="fr1" draw:name="Image116" text:anchor-type="as-char" svg:width="6.9236in" svg:height="3.956343in" draw:z-index="0">
<draw:image xlink:href="../Images/yкринформ/2023-04-04T16-20-00-03-00/630_360_1645217520-756.jpg" xlink:type="simple" xlink:show="embed" xlink:actuate="onLoad" draw:mime-type="image/jpeg"/>
</draw:frame>
俄罗斯联邦格勒布·卡拉库洛夫(Gleb Karakulov)的首都由管理层的工程师工作，直到至周期为2022年中期，该工程师为总统弗拉基米尔·普京(Vladimir Putin)提供了秘密联系，他出国并谴责了针对乌克兰的战争。</text:p>
      <text:p text:style-name="P4">
关于它报告了乌克林福姆，参考采访卡拉库洛夫<text:a xlink:type="simple" xlink:href="https://dossier.center/fso/" text:style-name="Internet_20_link" text:visited-style-name="Visited_20_Internet_20_Link">
</text:a>
。</text:p>
      <text:p text:style-name="P4">
“今年2月，犯罪开始了，我无法达成协议。 我只是不能参加这项总统服务。 我认为Tslyudin是军事罪犯。 尽管我没有参加敌对行动，而是考虑他的刑事命令或仅仅为了留下他的服务，但我不知道自己可能会有可能。”卡拉库洛夫说。</text:p>
      <text:p text:style-name="P4">
“档案”强调，从全面入侵乌克兰开始，他是乌克兰逃离俄罗斯并谴责战争的最高雇员。 URF反对他是由荒地发起的。</text:p>
      <text:p text:style-name="P4">
<text:span text:style-name="T4">
另请阅读：</text:span>
 <text:a xlink:type="simple" xlink:href="https://www.ukrinform.ua/rubric-world/3690895-putin-stvoriv-fond-pidtrimki-ucasnikiv-svo-akim-keruvatime-jogo-pleminnica.html" text:style-name="Internet_20_link" text:visited-style-name="Visited_20_Internet_20_Link">
</text:a>
卡拉库洛夫(Karakulov)讲述了他逃脱的细节。 10月，他被送往哈萨克斯坦。 他的妻子和孩子来到那里。 从那里开始，Karakulov的商务旅行的最后一天与他的家人一起飞往伊斯坦布尔，带着当之无愧的护照。</text:p>
      <text:p text:style-name="P4">
该官员告诉了许多有关FSO的工作方式的细节，称此特殊服务为“非常独立的组织”。 他说，弗拉基米尔·普京(Vladimir Putin)未在手机和互联网中使用。 “所有的信息都是葡萄酒，只有直接接近的人。 他生活在本地信息真空中，”特别传播人员说。</text:p>
      <text:p text:style-name="P4">
他还确认，应该在同一个Zuputin房间里的人们仍在经过两周的隔离区。 根据卡拉库洛夫(Karakulov)的说法，他不知道总统病重。</text:p>
      <text:p text:style-name="P4">
卡拉库洛夫本人不在赫伦兹希克(Helendzhik)领导下的普京宫殿(Putin's Palace)，但他提到了他的同事，他们经常去那里检查那里。 超级肯定是关于使用[]的对象(https://www.ukrinform.ua/tag-putin)。 该官员还确认他是一名特殊火车。<text:span text:style-name="T4">
另请阅读：</text:span>
 <text:a xlink:type="simple" xlink:href="https://www.ukrinform.ua/rubric-world/3690806-vbivstvo-voenkora-tatarskogo-moze-buti-poperedzennam-prigozinu-cerez-kritiku-kremla-isw.html" text:style-name="Internet_20_link" text:visited-style-name="Visited_20_Internet_20_Link">
</text:a>
FSO上尉在2009年将普京称为普京，现任俄罗斯总统在其行为上是“两个不同的人”。 “现在他已经锁定了。 通过各种障碍，隔离，缺乏信息，从世界各地赢得了自己的胜利。 他扭曲了对现实的看法。”卡拉库洛夫解释说。</text:p>
      <text:p text:style-name="P4">
据他说，大多数前FSO的公众对话同事都支持普京和战争。 卡拉库洛夫(Karakulov)呼吁他们和其他俄罗斯军官不遵守刑事命令。 “ FSO工作人员经常在总统周围标记。 您可以去清楚地表明Caeslochin。 在您的手中，有机会迅速阻止这种疯狂，”以前的特殊服务说道。</text:p>
      <text:p text:style-name="P4">
2023年3月，在巴瑙尔，俄罗斯法院被判处6。5年的FSO Mikhail Zhilin殖民地，后者通过与乌克兰的战争逃往哈萨克斯坦。 他曾担任西伯利亚联邦区FSO的特殊通信和信息信息管理的负责人，与普京在该地区的任务相对应。 他要求进行政治庇护所，但在12月，他被驱逐出俄罗斯。</text:p>
      <text:p text:style-name="P4">
News Source: <text:a xlink:type="simple" xlink:href="https://www.ukrinform.ua/rubric-world/3691481-kapitan-kremlivskoi-ohoroni-vtik-iz-rosii-ta-nazvav-putina-vijskovim-zlocincem.html" text:style-name="Internet_20_link" text:visited-style-name="Visited_20_Internet_20_Link">
https://www.ukrinform.ua/rubric-world/3691481-kapitan-kremlivskoi-ohoroni-vtik-iz-rosii-ta-nazvav-putina-vijskovim-zlocincem.html</text:a>
</text:p>
      <!--NEWS-->
      <text:h text:style-name="P10" text:outline-level="1">
<text:span text:style-name="T4">
警察在赫梅尔尼茨基大教堂殴打军队后开了一个案件</text:span>
</text:h>
      <text:p text:style-name="P4">
作者: Ukrinform (Person)</text:p>
      <text:p text:style-name="P4">
出版商: Укринформ (Organization)</text:p>
      <text:p text:style-name="P4">
出版时间: 2023-04-04T16:22:34+03:00</text:p>
      <text:p text:style-name="P4">
修改时间: 2023-04-04T16:22:34+03:00</text:p>
      <text:p text:style-name="P4">
描述: 警方对击败前军人的赫梅尔尼茨基的波克罗夫斯基大教堂的代表开了刑事诉讼。  - 乌克林。</text:p>
      <text:p text:style-name="P4">
图片: ["<text:a xlink:type="simple" xlink:href="https://static.ukrinform.com/photos/2016_11/thumb_files/630_360_1479379952-7321.jpg" text:style-name="Internet_20_link" text:visited-style-name="Visited_20_Internet_20_Link">
630_360_14793...</text:a>
"]</text:p>
      <text:p text:style-name="P4">
标签: ['Поліція', 'УПЦ МП', 'Побиття', 'Хмельницький']</text:p>
      <text:p text:style-name="P4">
类型: Article</text:p>
      <!--METADATA-->
      <text:p text:style-name="P4">
<draw:frame draw:style-name="fr1" draw:name="Image117" text:anchor-type="as-char" svg:width="6.9236in" svg:height="3.956343in" draw:z-index="0">
<draw:image xlink:href="../Images/yкринформ/2023-04-04T16-22-34-03-00/630_360_1479379952-7321.jpg" xlink:type="simple" xlink:show="embed" xlink:actuate="onLoad" draw:mime-type="image/jpeg"/>
</draw:frame>
警方驱逐了针对击败前军人的赫梅尔尼茨基的波克罗夫斯基大教堂代表的刑事诉讼。</text:p>
      <text:p text:style-name="P4">
Gunpv Khmelnitsky地区的通信部门负责人Inna Glega报道了这位乌克林形式的通讯员。</text:p>
      <text:p text:style-name="P4">
“此外，第1部分中开放了另一个程序。 乌克兰的《刑法》第125条(故意轻体伤)根据受害者的要求。 昨天(4月3日 -  ed。)下午，他发表了声明。 正是在这个领导下，人们已经宣布了怀疑。”格莱加说。</text:p>
      <text:p text:style-name="P4">
据她说，刑事诉讼是针对事件发生的宗教机构的代表开放的。</text:p>
      <text:p text:style-name="P4">
Hlega指定4月2日<text:a xlink:type="simple" xlink:href="https://www.ukrinform.ua/tag-policia" text:style-name="Internet_20_link" text:visited-style-name="Visited_20_Internet_20_Link">
</text:a>
根据《刑法》第296条第2部分的openticular诉讼(流氓)在大教堂的事件下，从视频和对人的后果调查中得知。 该程序目前正在调查中。</text:p>
      <text:p text:style-name="P4">
众所周知，这是前军人亚瑟·阿纳尼耶夫(Arthur Ananyev)的殴打，自从一场全面战争开始以来，他在第19次单独的枪击营的前线志愿服务。 为了保护乌克兰，它已受到轮廓和创伤性脑损伤。</text:p>
      <text:p text:style-name="P4">
<text:span text:style-name="T4">
另请阅读：</text:span>
 <text:a xlink:type="simple" xlink:href="https://www.ukrinform.ua/rubric-regions/3691346-u-kamancipodilskomu-upc-mp-pozbavili-prava-na-koristuvanna-zemleu.html" text:style-name="Internet_20_link" text:visited-style-name="Visited_20_Internet_20_Link">
</text:a>
据报道，在UOC的Pokrovsky大教堂附近的Khmelnitsky中(https://www.ukrinform.ua/rubric-regions/3690687-u-hmelnickomu-pocalisa-suticki-bila-hramu-de-pobili-vijskovogo-zmi.html)在UOC MP的tappoder的激进主义者之间。</text:p>
      <text:p text:style-name="P4">
UOC -MP报道说，抗议者举行了“非法会议，这是教区社区会议无法访问的，要求他们密封圣殿，呼吁领导人，并将UOC的圣职带来了大教堂领土。”</text:p>
      <text:p text:style-name="P4">
在赫梅尔尼茨基(Khmelnitsky)，OVA被要求减少寺庙冲突周围的“紧张程度”，在此期间殴打军队，并以法律方式解决冲突。</text:p>
      <text:p text:style-name="P4">
<text:a xlink:type="simple" xlink:href="https://www.ukrinform.ua/rubric-regions/3690605-bijka-u-cerkvi-upc-mp-u-hmelnickomu-policia-vidkrila-spravu.html" text:style-name="Internet_20_link" text:visited-style-name="Visited_20_Internet_20_Link">
</text:a>
随着军队在UOC -MP的一个部分中殴打，Khmelnytsky区域委员会Viktorblik的代表被置于Facebook上。 代理人指出，在冲突期间，警察代表抵达教堂，并根据第173条拘留了军队。Khmelnitsky Alexander Simchyshyn的市长指出，寺庙中的殴打应该成为Verkhovna Rada的论点，以便对禁止UOC -MP的禁令进行诉讼。 据他介绍，在非凡的会议上，市议会将停止使用UOC到社区的所有土地地块，并启动区域tarionic委员会的类似决定。</text:p>
      <text:p text:style-name="P4">
会议的参与者在莫斯科主教的UOC的波克罗夫斯基大教堂附近投票赞成将宗教界向PCCU的过渡，被称为PCCU。</text:p>
      <text:p text:style-name="P4">
PSCU的Khmelnytsky主教管区的负责人，主教Khmelnytsky和Kamianets-Podilsky Pavel谴责了Pokrovsky大教堂的军队殴打。</text:p>
      <text:p text:style-name="P4">
Khmelnytsky市议会<text:a xlink:type="simple" xlink:href="https://www.ukrinform.ua/rubric-regions/3691306-u-hmelnickomu-pripinili-pravo-koristuvanna-zemleu-dla-cerkov-upc-mp.html" text:style-name="Internet_20_link" text:visited-style-name="Visited_20_Internet_20_Link">
</text:a>
关于使用13个土地的终止，将13个土地用于UOC的UOC祖先。 Kamianets-Podilsky市议会对19条土地承运人做出了类似的决定。</text:p>
      <text:p text:style-name="P4">
Khmelnytsky区域委员会在一次非凡的会议上<text:a xlink:type="simple" xlink:href="https://www.ukrinform.ua/rubric-regions/3691444-hmelnicka-oblrada-zaboronila-dialnist-upc-mp-na-teritorii-oblasti.html" text:style-name="Internet_20_link" text:visited-style-name="Visited_20_Internet_20_Link">
</text:a>
关于莫斯科族长在该地区领土上的梅斯科族的活动的禁令。</text:p>
      <text:p text:style-name="P4">
在库存期间的波克罗夫斯基大教堂<text:a xlink:type="simple" xlink:href="https://www.ukrinform.ua/rubric-regions/3691379-u-hmelnickomu-sobori-akij-perejsov-do-pcu-viavili-antiukrainsku-literaturu.html" text:style-name="Internet_20_link" text:visited-style-name="Visited_20_Internet_20_Link">
</text:a>
反乌克兰文学。</text:p>
      <text:p text:style-name="P4">
News Source: <text:a xlink:type="simple" xlink:href="https://www.ukrinform.ua/rubric-regions/3691483-policia-vidkrila-spravu-za-faktom-pobitta-vijskovogo-u-sobori-hmelnickogo.html" text:style-name="Internet_20_link" text:visited-style-name="Visited_20_Internet_20_Link">
https://www.ukrinform.ua/rubric-regions/3691483-policia-vidkrila-spravu-za-faktom-pobitta-vijskovogo-u-sobori-hmelnickogo.html</text:a>
</text:p>
      <!--NEWS-->
      <text:h text:style-name="P10" text:outline-level="1">
<text:span text:style-name="T4">
对holodomor种族灭绝的认可：施密历尔指示外交部激活与伴侣的工作</text:span>
</text:h>
      <text:p text:style-name="P4">
作者: Ukrinform (Person)</text:p>
      <text:p text:style-name="P4">
出版商: Укринформ (Organization)</text:p>
      <text:p text:style-name="P4">
出版时间: 2023-04-04T16:26:02+03:00</text:p>
      <text:p text:style-name="P4">
修改时间: 2023-04-04T16:26:02+03:00</text:p>
      <text:p text:style-name="P4">
描述: 乌克兰丹尼斯·施米加尔（Denis Shmigal）的总理已指示外交部加强与国际合作伙伴的工作，以准备决议和申请以承认饥荒的种族灭绝。  - 乌克林。</text:p>
      <text:p text:style-name="P4">
图片: ["<text:a xlink:type="simple" xlink:href="https://static.ukrinform.com/photos/2023_04/thumb_files/630_360_1680614726-920.jpg" text:style-name="Internet_20_link" text:visited-style-name="Visited_20_Internet_20_Link">
630_360_16806...</text:a>
"]</text:p>
      <text:p text:style-name="P4">
标签: ['Голодомор', 'МЗС', 'Шмигаль']</text:p>
      <text:p text:style-name="P4">
类型: Article</text:p>
      <!--METADATA-->
      <text:p text:style-name="P4">
<draw:frame draw:style-name="fr1" draw:name="Image118" text:anchor-type="as-char" svg:width="6.9236in" svg:height="3.956343in" draw:z-index="0">
<draw:image xlink:href="../Images/yкринформ/2023-04-04T16-26-02-03-00/630_360_1680614726-920.jpg" xlink:type="simple" xlink:show="embed" xlink:actuate="onLoad" draw:mime-type="image/jpeg"/>
</draw:frame>
乌克兰丹尼斯·施米加尔(Denis Shmigal)的总理已指示外交部与国际伙伴合作制定决议，并用种族灭绝宣布饥荒。</text:p>
      <text:p text:style-name="P4">
正如乌克林福姆报道了<text:a xlink:type="simple" xlink:href="http://t.me/Denys_Smyhal/4900" text:style-name="Internet_20_link" text:visited-style-name="Visited_20_Internet_20_Link">
</text:a>
律师的负责人在组织委员会的一次会议上讨论了Holodomor悲剧成立90周年。</text:p>
      <text:p text:style-name="P4">
“苏联当局于1932  -  1933年被一个残酷的女神引起了对乌克兰人的种族灭绝。 俄罗斯继续这项政策，解决了警告战争。 在这方面，外交部的任务是通过划分来激活作品，以准备确认饥荒的决议和申请，”  - 写道<text:a xlink:type="simple" xlink:href="https://www.ukrinform.ua/tag-smigal" text:style-name="Internet_20_link" text:visited-style-name="Visited_20_Internet_20_Link">
</text:a>
。</text:p>
      <text:p text:style-name="P4">
他为MKIP，乌克兰国家记忆研究所和其他机构提供了许多任务和任务，以实施今年的行动计划。</text:p>
      <text:p text:style-name="P4">
通常，会议的参与者设定了实施2023年相关事件计划的优先事项。</text:p>
      <text:p text:style-name="P4">
<text:span text:style-name="T4">
另请阅读：</text:span>
 <text:a xlink:type="simple" xlink:href="https://www.ukrinform.ua/rubric-polytics/3686433-islandia-viznala-golodomor-genocidom-ukrainskogo-narodu.html" text:style-name="Internet_20_link" text:visited-style-name="Visited_20_Internet_20_Link">
</text:a>
据乌克林福姆(Ukrinform)报道，在去年，总共有26个国家认识到种族灭绝的holodomor，有11个降雨。 3月28日，法国议会认可了乌克兰人民种族灭绝1932  -  1933年的holodomor，而较早的这一决定得到了冰岛的批准。</text:p>
      <text:p text:style-name="P4">
<text:span text:style-name="T5">
foto：Denis Shmigal/Telegram</text:span>
</text:p>
      <text:p text:style-name="P4">
News Source: <text:a xlink:type="simple" xlink:href="https://www.ukrinform.ua/rubric-polytics/3691485-viznanna-golodomoru-genocidom-smigal-doruciv-mzs-aktivizuvati-robotu-z-partnerami.html" text:style-name="Internet_20_link" text:visited-style-name="Visited_20_Internet_20_Link">
https://www.ukrinform.ua/rubric-polytics/3691485-viznanna-golodomoru-genocidom-smigal-doruciv-mzs-aktivizuvati-robotu-z-partnerami.html</text:a>
</text:p>
      <!--NEWS-->
      <text:h text:style-name="P10" text:outline-level="1">
<text:span text:style-name="T4">
乌克兰学生写了一个关于矿山安全的独裁者</text:span>
</text:h>
      <text:p text:style-name="P4">
作者: Ukrinform (Person)</text:p>
      <text:p text:style-name="P4">
出版商: Укринформ (Organization)</text:p>
      <text:p text:style-name="P4">
出版时间: 2023-04-04T16:27:00+03:00</text:p>
      <text:p text:style-name="P4">
修改时间: 2023-04-04T16:27:00+03:00</text:p>
      <text:p text:style-name="P4">
描述: 在乌克兰广播电台上，举行了一个无线电独裁者“安全与安全”广播电台，该地雷的安全行为和学生对学生的弹药不引人注目。  - 乌克林。</text:p>
      <text:p text:style-name="P4">
图片: ["<text:a xlink:type="simple" xlink:href="https://static.ukrinform.com/photos/2020_06/thumb_files/630_360_1593071285-871.jpg" text:style-name="Internet_20_link" text:visited-style-name="Visited_20_Internet_20_Link">
630_360_15930...</text:a>
"]</text:p>
      <text:p text:style-name="P4">
标签: ['Діти', 'Міна', 'Диктант', 'Боєприпаси']</text:p>
      <text:p text:style-name="P4">
类型: Article</text:p>
      <!--METADATA-->
      <text:p text:style-name="P4">
<draw:frame draw:style-name="fr1" draw:name="Image119" text:anchor-type="as-char" svg:width="6.9236in" svg:height="3.956343in" draw:z-index="0">
<draw:image xlink:href="../Images/yкринформ/2023-04-04T16-27-00-03-00/630_360_1593071285-871.jpg" xlink:type="simple" xlink:show="embed" xlink:actuate="onLoad" draw:mime-type="image/jpeg"/>
</draw:frame>
乌克兰广播电台已通过矿山安全行为“安全与安全”广播电台和学生的弹药。</text:p>
      <text:p text:style-name="P4">
乌克利弗通讯员报告说，这项命令于4月4日在国际教育日关于我的非保护日期。</text:p>
      <text:p text:style-name="P4">
该文字是由Mikhail Karpan阅读的，他是一位以同样名称的顾客狗的演员。</text:p>
      <text:p text:style-name="P4">
在独裁者面前，在14:40在乌克兰广播电台代表的空中，关于矿山和爆炸性学科污染乌克兰的污染以及学习的重要性<text:a xlink:type="simple" xlink:href="https://www.ukrinform.ua/tag-diti" text:style-name="Internet_20_link" text:visited-style-name="Visited_20_Internet_20_Link">
</text:a>
规则。</text:p>
      <text:p text:style-name="P4">
听写后，主持人Olena Zelinchenko立即分析了文本，拼写单词的解释案例，并告知标点符号在哪里以及哪个标点符号。</text:p>
      <text:p text:style-name="P4">
可以在社交网络和乌克兰广播电台，联合国儿童基金会和MES TDSN的官方网站完成后立即检查命令的正确性。</text:p>
      <text:p text:style-name="P4">
<text:span text:style-name="T4">
另请阅读：</text:span>
 <text:a xlink:type="simple" xlink:href="https://www.ukrinform.ua/rubric-society/3686141-u-harkovi-vidali-komiks-pes-patron-i-skarpetkovij-monstr.html" text:style-name="Internet_20_link" text:visited-style-name="Visited_20_Internet_20_Link">
</text:a>
该项目与联合国儿童基金一起实施(联合国儿童基金会)教育和科学部(周一)，乌克兰和矿山活动的州紧急服务。</text:p>
      <text:p text:style-name="P4">
据报道，联合国大会已经确定了与梅宁有关的关于采矿危险和活动援助的第四天国际启蒙日。 其目的是提高人们对矿山和战争爆炸残留物的危险的认识(夜晚)并促进他们的衰落。</text:p>
      <text:p text:style-name="P4">
News Source: <text:a xlink:type="simple" xlink:href="https://www.ukrinform.ua/rubric-society/3691486-ukrainski-skolari-napisali-diktant-pro-minnu-bezpeku.html" text:style-name="Internet_20_link" text:visited-style-name="Visited_20_Internet_20_Link">
https://www.ukrinform.ua/rubric-society/3691486-ukrainski-skolari-napisali-diktant-pro-minnu-bezpeku.html</text:a>
</text:p>
      <!--NEWS-->
      <text:h text:style-name="P10" text:outline-level="1">
<text:span text:style-name="T4">
在敖德萨，在联合国教科文组织列表中的市中心打开了一个盘子</text:span>
</text:h>
      <text:p text:style-name="P4">
作者: Ukrinform (Person)</text:p>
      <text:p text:style-name="P4">
出版商: Укринформ (Organization)</text:p>
      <text:p text:style-name="P4">
出版时间: 2023-04-04T16:29:00+03:00</text:p>
      <text:p text:style-name="P4">
修改时间: 2023-04-04T16:29:00+03:00</text:p>
      <text:p text:style-name="P4">
描述: 联合国教科文组织总干事奥德里·阿祖莱（Odry Azule）于4月4日到达敖德萨，在那里她访问了一个庄严的仪式，该仪式开设了一个纪念盘子，讲述了一部分敖德萨历史中心的一部分列入世界文化遗产名单。  - 乌克林。</text:p>
      <text:p text:style-name="P4">
图片: ["<text:a xlink:type="simple" xlink:href="https://static.ukrinform.com/photos/2023_04/thumb_files/630_360_1680614877-872.jpg" text:style-name="Internet_20_link" text:visited-style-name="Visited_20_Internet_20_Link">
630_360_16806...</text:a>
"]</text:p>
      <text:p text:style-name="P4">
标签: ['Історія', 'Культурна спадщина', 'Одеса', 'ЮНЕСКО']</text:p>
      <text:p text:style-name="P4">
类型: Article</text:p>
      <!--METADATA-->
      <text:p text:style-name="P4">
<draw:frame draw:style-name="fr1" draw:name="Image120" text:anchor-type="as-char" svg:width="6.9236in" svg:height="3.956343in" draw:z-index="0">
<draw:image xlink:href="../Images/yкринформ/2023-04-04T16-29-00-03-00/630_360_1680614877-872.jpg" xlink:type="simple" xlink:show="embed" xlink:actuate="onLoad" draw:mime-type="image/jpeg"/>
</draw:frame>
联合国教科文组织奥德里·阿祖尔(Odri Azul)将军与4月4日的将军访问了纪念盘的庄严，旨在将奥德莎(Odessa)的一部分历史中心纳入世界文化遗产名单。</text:p>
      <text:p text:style-name="P4">
这是乌克利福通讯员的报道。</text:p>
      <text:p text:style-name="P4">
“我想指出的是，这对乌克兰人和欧洲人和世界都很重要，因为欧洲裔是国际化的城市。 敖德萨对世界很重要，因为它具有独特的历史，它是在不同文化的影响下形成的，例如意大利语，希腊，摩尔多瓦，犹太人，乌克兰人，以及法国，奥匈帝国，土耳其语，土耳其语和波兰人和俄语。 也就是说，这座城市向所有人开放并为未来开放。” Azule说。</text:p>
      <text:p text:style-name="P4">
她指出，在世界范围内列出了敖德萨中心的一部分，这是世界社区的团结冲突。</text:p>
      <text:p text:style-name="P4">
“在这些困难时期，您得到了我们的支持，”联合国教科文组织的总体财产。</text:p>
      <text:p text:style-name="P4">
Azule指出，在战争期间，保护文化遗产，包括语言，建筑古迹，剧院和音乐非常重要。</text:p>
      <text:p text:style-name="P4">
“我还应该指出，敖德萨市的特殊色彩和精神是乌克兰边界所知的，甚至可以说，远远超出了欧洲，”  -  Doglana。</text:p>
      <text:p text:style-name="P4">
文化和信息政策部长Oleksandr Tkachenko表示，该城市历史中心的新地位将干涉沃罗兹瓦维(Vorozhuvid)对其破坏的任何侵占。</text:p>
      <text:p text:style-name="P4">
他在[]中写道：“正式!敖德萨现在有一个关于包含联合国教科文组织世界遗产的盘子。该盘子位于亲质考古博物馆中。”(https://t.me/otkachenkokyiv/3379) .</text:p>
      <text:p text:style-name="P4">
在联合国教科文组织惊喜遗产中纳入敖德萨历史中心一部分的原始证书已移交给Gennady Trukhanov市长。</text:p>
      <text:p text:style-name="P4">
该文件由乌克兰Eminzhaparov的第一任外交事务副部长提出。</text:p>
      <text:p text:style-name="P4">
“昨天，我们与泽伦斯基总统和阿佐尔夫人开会(联合国教科文组织总监) <text:a xlink:type="simple" xlink:href="https://www.ukrinform.ua/rubric-culture/3691119-zelenskij-podakuvav-gendirektorci-unesko-za-pidtrimku-ukraini.html" text:style-name="Internet_20_link" text:visited-style-name="Visited_20_Internet_20_Link">
 </text:a>
。 他问原来的地方。 我们回答说，我们将带走敖德萨并将其送给城市公民的原件。”</text:p>
      <text:p text:style-name="P4">
第一任副部长指出，加入<text:a xlink:type="simple" xlink:href="https://www.ukrinform.ua/tag-odesa" text:style-name="Internet_20_link" text:visited-style-name="Visited_20_Internet_20_Link">
</text:a>
世界文化婴儿名单是一个由文化，教育，体育和生态学烘烤的组织支持乌克兰支持的绝佳象征。</text:p>
      <text:p text:style-name="P4">
“正面有一场物理战争，还有另一场战争。 在身份方面，信息培养维度的战争。 这里也是一个严重的敌人。 您认识到俄罗斯联邦如何利用您的Tneaders体育，文化身份和历史。 因此，我们作为联合国教科文组织的一部分所做的一切都是重要的政治步骤。将城市的一部分引入联合国教科文组织列表也是保护的一部分，我们在这场战争中的短暂行为。” Dzhaparova女士补充说。</text:p>
      <text:p text:style-name="P4">
<text:span text:style-name="T4">
另请阅读：</text:span>
 <text:a xlink:type="simple" xlink:href="https://www.ukrinform.ua/rubric-culture/3691110-zelenska-obgovorila-z-gendirektorkou-unesko-zberezenna-ukrainskoi-kulturnoi-spadsini.html" text:style-name="Internet_20_link" text:visited-style-name="Visited_20_Internet_20_Link">
</text:a>
开设一个纪念盘的庄严仪式，讲述了敖德萨历史中心在世界文化遗产名单中的一部分，并在普什卡斯卡亚的玫瑰和海洋博物馆附近的兰格罗尼夫斯卡街道上举行。</text:p>
      <text:p text:style-name="P4">
“在四个侧面，支柱是反映不同文化时代的装饰品。 古董，离子，东部，西欧和传统乌克兰人。 所有这些文化创造了与世界遗产名单中提名的相同独特的敖德萨色彩，世界必须为我们的后代保存。”</text:p>
      <text:p text:style-name="P4">
市长指出，在收到将一部分城市介绍给Junsco名单的地位之后，Odesa将不会变成公开的空气博物馆。 中心部分是一种生物，生活，企业，旅行和经济过程。乌克兰文化副部长Halyna Grigorenko的副部长在捍卫建筑物时，“首先，我们保护敖德萨和乌克兰的身份”。</text:p>
      <text:p text:style-name="P4">
“为此，对于我们的乌克兰身份，现在有一场战争。 右翼乌克兰人在自己的土地上。 维护我们的继承是我们网络胜利的关键。”格里戈伦科强调。</text:p>
      <text:p text:style-name="P4">
正如乌克林福姆报道的那样，2022年8月，在Mkip中启动了敖德萨的历史中心在联合国教科文组织世界遗产名单中加速诉讼。 10月，乌克兰正式提交给联合国教科文组织的主格文件“敖德萨城市港口的历史中心”，以纳入全球占领地区的名单，总统弗拉基米尔·泽伦斯基(Vladimir Zelensky)敦促举行联合国教科文组织世界遗产中心的非凡会议关于敖德萨历史中心的包含。 最终的 <text:a xlink:type="simple" xlink:href="https://www.ukrinform.ua/rubric-culture/3659188-istoricnij-centr-odesi-vnesli-do-spisku-unesko.html" text:style-name="Internet_20_link" text:visited-style-name="Visited_20_Internet_20_Link">
</text:a>
</text:p>
      <text:p text:style-name="P4">
News Source: <text:a xlink:type="simple" xlink:href="https://www.ukrinform.ua/rubric-regions/3691492-v-odesi-vidkrili-tablicku-pro-vklucenna-centru-mista-do-spisku-unesko.html" text:style-name="Internet_20_link" text:visited-style-name="Visited_20_Internet_20_Link">
https://www.ukrinform.ua/rubric-regions/3691492-v-odesi-vidkrili-tablicku-pro-vklucenna-centru-mista-do-spisku-unesko.html</text:a>
</text:p>
      <!--NEWS-->
      <text:h text:style-name="P10" text:outline-level="1">
<text:span text:style-name="T4">
乌克兰的男团队在欧洲大奖赛上赢得了铜牌</text:span>
</text:h>
      <text:p text:style-name="P4">
作者: Ukrinform (Person)</text:p>
      <text:p text:style-name="P4">
出版商: Укринформ (Organization)</text:p>
      <text:p text:style-name="P4">
出版时间: 2023-04-04T16:30:37+03:00</text:p>
      <text:p text:style-name="P4">
修改时间: 2023-04-04T16:30:37+03:00</text:p>
      <text:p text:style-name="P4">
描述: 在“青铜”的一次会议上，乌克兰人令人信服地击败了斯洛伐克。  - 乌克林。</text:p>
      <text:p text:style-name="P4">
图片: ["<text:a xlink:type="simple" xlink:href="https://static.ukrinform.com/photos/2023_04/thumb_files/630_360_1680614936-757.jpg" text:style-name="Internet_20_link" text:visited-style-name="Visited_20_Internet_20_Link">
630_360_16806...</text:a>
"]</text:p>
      <text:p text:style-name="P4">
标签: ['стрільба з лука']</text:p>
      <text:p text:style-name="P4">
类型: Article</text:p>
      <!--METADATA-->
      <text:p text:style-name="P4">
<draw:frame draw:style-name="fr1" draw:name="Image121" text:anchor-type="as-char" svg:width="6.9236in" svg:height="3.956343in" draw:z-index="0">
<draw:image xlink:href="../Images/yкринформ/2023-04-04T16-30-37-03-00/630_360_1680614936-757.jpg" xlink:type="simple" xlink:show="embed" xlink:actuate="onLoad" draw:mime-type="image/jpeg"/>
</draw:frame>
在“青铜”乌克兰人会议上，令人信服地击败了斯洛伐克。</text:p>
      <text:p text:style-name="P4">
乌克林福姆报道，由维克多·鲁班(Viktor Ruban)，伊万·科萨科(Ivan Kozokar)和阿耳莫夫奇尼科夫(Artemovchinnikov)组成的男性乌克兰队成为欧洲大奖赛的铜牌获得者。</text:p>
      <text:p text:style-name="P4">
国家队没有最好的资格，成为第七名。</text:p>
      <text:p text:style-name="P4">
在四分之一决赛中，我们的运动员可以与Zolimpian Gaszozu冠军领导的土耳其球队见面，但开枪射击瑞士(6：2)，来到克服土耳其人的捷克国家队(5：3). Долю зустрічі із чехамивирішив тай-брейк.</text:p>
      <text:p text:style-name="P4">
Далі був півфінал із командою Нідерландів та поразка у ньому 1:5. А у зустрічіза «бронзу» українці переконливо розбили Словаччину – 6:0.</text:p>
      <text:p text:style-name="P4">
<text:span text:style-name="T4">
Читайте також:</text:span>
 <text:a xlink:type="simple" xlink:href="https://www.ukrinform.ua/rubric-sports/3679640-vidbir-komandi-nacionalnoi-zbirnoi-invictus-games-2023-vidbudetsa-u-lvovi.html" text:style-name="Internet_20_link" text:visited-style-name="Visited_20_Internet_20_Link">
 </text:a>
正如乌克林福姆报道的那样，乌克兰的乌克兰妇女团队在Solomiya HNIP，Anastasia Pavlova和Rodiona的Pauline的报道中完成了斗争(2：6)最终排名第一。</text:p>
      <text:p text:style-name="P4">
照片：Getty图像</text:p>
      <text:p text:style-name="P4">
News Source: <text:a xlink:type="simple" xlink:href="https://www.ukrinform.ua/rubric-sports/3691487-colovica-zbirna-ukraini-viborola-bronzu-na-etapi-granpri-evropi.html" text:style-name="Internet_20_link" text:visited-style-name="Visited_20_Internet_20_Link">
https://www.ukrinform.ua/rubric-sports/3691487-colovica-zbirna-ukraini-viborola-bronzu-na-etapi-granpri-evropi.html</text:a>
</text:p>
      <!--NEWS-->
      <text:h text:style-name="P10" text:outline-level="1">
<text:span text:style-name="T4">
Zelensky和Trudeau讨论了乌克兰的前部和安全需求的情况</text:span>
</text:h>
      <text:p text:style-name="P4">
作者: Ukrinform (Person)</text:p>
      <text:p text:style-name="P4">
出版商: Укринформ (Organization)</text:p>
      <text:p text:style-name="P4">
出版时间: 2023-04-04T16:31:00+03:00</text:p>
      <text:p text:style-name="P4">
修改时间: 2023-04-04T16:31:00+03:00</text:p>
      <text:p text:style-name="P4">
描述: 乌克兰沃迪米尔·泽伦斯基（Volodymyr Zelensky）总统与加拿大总理贾斯汀·特鲁多（Justin Trudeau）进行了电话交谈，讨论了乌克兰的安全需求和前面的情况。  - 乌克林。</text:p>
      <text:p text:style-name="P4">
图片: ["<text:a xlink:type="simple" xlink:href="https://static.ukrinform.com/photos/2022_08/thumb_files/630_360_1659364801-589.jpeg" text:style-name="Internet_20_link" text:visited-style-name="Visited_20_Internet_20_Link">
630_360_16593...</text:a>
"]</text:p>
      <text:p text:style-name="P4">
标签: ['Оборона', 'Трюдо', 'Зеленський', 'Війна з росією']</text:p>
      <text:p text:style-name="P4">
类型: Article</text:p>
      <!--METADATA-->
      <text:p text:style-name="P4">
<draw:frame draw:style-name="fr1" draw:name="Image122" text:anchor-type="as-char" svg:width="6.9236in" svg:height="3.956343in" draw:z-index="0">
<draw:image xlink:href="../Images/yкринформ/2023-04-04T16-31-00-03-00/630_360_1659364801-589.jpeg" xlink:type="simple" xlink:show="embed" xlink:actuate="onLoad" draw:mime-type="image/jpeg"/>
</draw:frame>
乌克兰沃迪米尔·泽伦斯基(Ukraine Volodymyr Zelensky)总统与总理贾斯汀·特鲁多(Justin Trudeau)进行了电话交谈，讨论了乌克兰的安全需求和纳弗伦的局势。</text:p>
      <text:p text:style-name="P4">
国家元首在[]中报告了这一点(https://t.me/V_Zelenskiy_official/5753)，报道乌克林福姆。</text:p>
      <text:p text:style-name="P4">
“他与加拿大总理贾斯汀·特鲁多(Justin Trudeau)进行了电话交谈。他为乌克兰预算提供24亿加元的援助和大量防御性支持。他们讨论了战场上的局势进一步的安全需求<text:a xlink:type="simple" xlink:href="https://www.ukrinform.ua/tag-ukraina" text:style-name="Internet_20_link" text:visited-style-name="Visited_20_Internet_20_Link">
</text:a>
”，-wrote Zelensky。</text:p>
      <text:p text:style-name="P4">
据报道，2022年6月，乌克兰和加拿大之间签署了一个信贷局，以优先条款向乌克兰提供贷款，并在2022年12月13日的第一份额外金额中获得贷款。加拿大美元的金额为19.5亿加元。 总贷款将为43.5亿加元。</text:p>
      <text:p text:style-name="P4">
<text:span text:style-name="T4">
另请阅读：</text:span>
 <text:a xlink:type="simple" xlink:href="https://www.ukrinform.ua/rubric-polytics/3690139-kanada-borotimetsa-za-pravosudda-dla-ukrainciv-trudo.html" text:style-name="Internet_20_link" text:visited-style-name="Visited_20_Internet_20_Link">
</text:a>
今年3月31日，来自加拿大乌克兰的州预算获得了2.4卢比的加拿大美元(18亿美元。 美国)以优惠的条件为单位。</text:p>
      <text:p text:style-name="P4">
_foto：op _</text:p>
      <text:p text:style-name="P4">
News Source: <text:a xlink:type="simple" xlink:href="https://www.ukrinform.ua/rubric-polytics/3691488-zelenskij-i-trudo-obgovorili-situaciu-na-fronti-ta-bezpekovi-potrebi-ukraini.html" text:style-name="Internet_20_link" text:visited-style-name="Visited_20_Internet_20_Link">
https://www.ukrinform.ua/rubric-polytics/3691488-zelenskij-i-trudo-obgovorili-situaciu-na-fronti-ta-bezpekovi-potrebi-ukraini.html</text:a>
</text:p>
      <!--NEWS-->
      <text:h text:style-name="P10" text:outline-level="1">
<text:span text:style-name="T4">
中国坚持认为，我们的气球不是智力</text:span>
</text:h>
      <text:p text:style-name="P4">
作者: Ukrinform (Person)</text:p>
      <text:p text:style-name="P4">
出版商: Укринформ (Organization)</text:p>
      <text:p text:style-name="P4">
出版时间: 2023-04-04T16:33:00+03:00</text:p>
      <text:p text:style-name="P4">
修改时间: 2023-04-04T16:33:00+03:00</text:p>
      <text:p text:style-name="P4">
描述: 中国继续坚持认为，气球在美国领土上遭到殴打是无人的平民飞艇，其进入美国领空是由不可抗力造成的。  - 乌克林。</text:p>
      <text:p text:style-name="P4">
图片: ["<text:a xlink:type="simple" xlink:href="https://static.ukrinform.com/photos/2023_04/thumb_files/630_360_1680615030-399.jpg" text:style-name="Internet_20_link" text:visited-style-name="Visited_20_Internet_20_Link">
630_360_16806...</text:a>
"]</text:p>
      <text:p text:style-name="P4">
标签: ['Китай', 'Розвідка', 'США', 'Повітряна куля']</text:p>
      <text:p text:style-name="P4">
类型: Article</text:p>
      <!--METADATA-->
      <text:p text:style-name="P4">
<draw:frame draw:style-name="fr1" draw:name="Image123" text:anchor-type="as-char" svg:width="6.9236in" svg:height="3.946452in" draw:z-index="0">
<draw:image xlink:href="../Images/yкринформ/2023-04-04T16-33-00-03-00/630_360_1680615030-399.jpg" xlink:type="simple" xlink:show="embed" xlink:actuate="onLoad" draw:mime-type="image/jpeg"/>
</draw:frame>
中国必须坚持认为，在美国的美国，一艘沉重的平民飞艇被击倒，其进入空域是由不可抗力造成的。</text:p>
      <text:p text:style-name="P4">
乌克林福姆报道，这是在周二的中华人民共和国外交部毛宁的简报上指出的。</text:p>
      <text:p text:style-name="P4">
“我们一再解释说，在美国上漂流的无人人中国平民飞艇是由不可抗力造成的完全出乎意料的，这是一个独立的事件。 <text:a xlink:type="simple" xlink:href="https://www.ukrinform.ua/tag-kitaj" text:style-name="Internet_20_link" text:visited-style-name="Visited_20_Internet_20_Link">
</text:a>
在这一未指定和孤立的事件中果断地拒绝扭曲和政治操纵。”</text:p>
      <text:p text:style-name="P4">
据她说，这种空气设备“用于气象研究目的”。</text:p>
      <text:p text:style-name="P4">
同时，中华人民共和国外交政策的发言人没有回应中国公司属于鞭打气球的哪个。</text:p>
      <text:p text:style-name="P4">
毛说：“我们不再添加。”</text:p>
      <text:p text:style-name="P4">
<text:span text:style-name="T4">
另请阅读：</text:span>
 <text:a xlink:type="simple" xlink:href="https://www.ukrinform.ua/rubric-world/3691450-kitaj-zaaviv-pro-gotovnist-vzaemodiati-z-es-dla-politicnogo-vreguluvanna-krizi-v-ukraini.html" text:style-name="Internet_20_link" text:visited-style-name="Visited_20_Internet_20_Link">
</text:a>
正如乌克林福姆报道的，2月初，美国军方<text:a xlink:type="simple" xlink:href="https://www.ukrinform.ua/rubric-world/3665662-stali-vidomi-podrobici-zbitta-kitajskoi-povitranoi-kuli-nad-ssa.html" text:style-name="Internet_20_link" text:visited-style-name="Visited_20_Internet_20_Link">
</text:a>
对美国对象进行了观察。 事件发生后，国务卿安东尼·眨眼(Anthony Blinken)废除了一次流离失所的中国之旅。</text:p>
      <text:p text:style-name="P4">
中国一方立即表示，子弹有平民目的和一个国家的状态。</text:p>
      <text:p text:style-name="P4">
<text:span text:style-name="T4">
另请阅读：</text:span>
 <text:a xlink:type="simple" xlink:href="https://www.ukrinform.ua/rubric-world/3671310-u-tajvani-na-odnomu-iz-viddalenih-ostroviv-viavili-kitajsku-povitranu-kulu.html" text:style-name="Internet_20_link" text:visited-style-name="Visited_20_Internet_20_Link">
</text:a>
4月3日<text:a xlink:type="simple" xlink:href="https://www.nbcnews.com/politics/national-security/china-spy-balloon-collected-intelligence-us-military-bases-rcna77155" text:style-name="Internet_20_link" text:visited-style-name="Visited_20_Internet_20_Link">
</text:a>
美国高级官员纳德纳斯(Nadenas)的提及，他说，中国空军可以从几名美国军事人员那里收集侦察数据，并实时将其转移到北京。</text:p>
      <text:p text:style-name="P4">
同时，此类数据的价值有限，因为美国军方正在行驶以移动气球并采取必要的保护措施。</text:p>
      <text:p text:style-name="P4">
News Source: <text:a xlink:type="simple" xlink:href="https://www.ukrinform.ua/rubric-world/3691489-kitaj-napolagae-so-zbita-nad-ssa-povitrana-kula-ne-bula-rozviduvalnou.html" text:style-name="Internet_20_link" text:visited-style-name="Visited_20_Internet_20_Link">
https://www.ukrinform.ua/rubric-world/3691489-kitaj-napolagae-so-zbita-nad-ssa-povitrana-kula-ne-bula-rozviduvalnou.html</text:a>
</text:p>
      <!--NEWS-->
      <text:h text:style-name="P10" text:outline-level="1">
<text:span text:style-name="T4">
Eku呼吁国际组织帮助释放乌克兰医生从俄罗斯联邦的囚禁中</text:span>
</text:h>
      <text:p text:style-name="P4">
作者: Ukrinform (Person)</text:p>
      <text:p text:style-name="P4">
出版商: Укринформ (Organization)</text:p>
      <text:p text:style-name="P4">
出版时间: 2023-04-04T16:35:00+03:00</text:p>
      <text:p text:style-name="P4">
修改时间: 2023-04-04T16:35:00+03:00</text:p>
      <text:p text:style-name="P4">
描述: 欧洲乌克兰人大会（ECE）呼吁国际机构和组织帮助驳回数百名乌克兰军事医生和医生，这些医生和医生在俄罗斯被囚禁中保持不人道的条件。  - 乌克林。</text:p>
      <text:p text:style-name="P4">
图片: ["<text:a xlink:type="simple" xlink:href="https://static.ukrinform.com/photos/2023_04/thumb_files/630_360_1680615342-292.jpeg" text:style-name="Internet_20_link" text:visited-style-name="Visited_20_Internet_20_Link">
630_360_16806...</text:a>
", "<text:a xlink:type="simple" xlink:href="https://static.ukrinform.com/photos/2023_04/1680615074-875.jpg" text:style-name="Internet_20_link" text:visited-style-name="Visited_20_Internet_20_Link">
1680615074-87...</text:a>
"]</text:p>
      <text:p text:style-name="P4">
标签: ['Діаспора', 'Полонені', 'Війна з росією']</text:p>
      <text:p text:style-name="P4">
类型: Article</text:p>
      <!--METADATA-->
      <text:p text:style-name="P4">
<draw:frame draw:style-name="fr1" draw:name="Image124" text:anchor-type="as-char" svg:width="6.9236in" svg:height="3.956343in" draw:z-index="0">
<draw:image xlink:href="../Images/yкринформ/2023-04-04T16-35-00-03-00/630_360_1680615342-292.jpeg" xlink:type="simple" xlink:show="embed" xlink:actuate="onLoad" draw:mime-type="image/jpeg"/>
</draw:frame>
欧洲乌克兰人大会(Eku)他呼吁国际坦克(International Tank)帮助释放数百名乌克兰军事医生，他们处于俄罗斯囚禁中不人道的条件。</text:p>
      <text:p text:style-name="P4">
正如Ukrinform报道的那样，这在ECA中说明，通常在[]上常见。(https://www.facebook.com/UkrainianWorldCongress/posts/pfbid024x2oYQA4fqik1Z7U6U43pj1N9HL2pT1W4M84koULk98YwfPGudg35ma4AqAJbnq4l?locale=uk_UA)组织。</text:p>
      <text:p text:style-name="P4">
<draw:frame draw:style-name="fr1" draw:name="Image125" text:anchor-type="as-char" svg:width="6.878981in" svg:height="10.0in" draw:z-index="0">
<draw:image xlink:href="../Images/yкринформ/2023-04-04T16-35-00-03-00/1680615074-875.jpg" xlink:type="simple" xlink:show="embed" xlink:actuate="onLoad" draw:mime-type="image/jpeg"/>
</draw:frame>
值得注意的是，如果没有药物，工具和员工，乌克兰的医生和医生现在被俄罗斯联合会被囚禁的一切都取决于挽救人们的生命。 如果没有保护武器，他们就会采用国际和人类法律。</text:p>
      <text:p text:style-name="P4">
EKU强调，俄罗斯 - 囚犯和医生正在维持不人道的条件。 尽管这一事实并未确认这一事实，但它违反了国际法律规范，这是《日内瓦辩护公约》的基本规定。</text:p>
      <text:p text:style-name="P4">
“数百名囚犯和医生。 我们敦促国际机构忽略这一痛苦的现实。 我们敦促国际组织协助乌克兰军事医生和医生的囚禁。”声明说。</text:p>
      <text:p text:style-name="P4">
此前，欧洲乌克兰人会议<text:a xlink:type="simple" xlink:href="https://www.ukrinform.ua/rubric-diaspora/3687880-evropejskij-kongres-ukrainciv-poperediv-pro-poavu-sumnivnih-proukrainskih-organizacij.html" text:style-name="Internet_20_link" text:visited-style-name="Visited_20_Internet_20_Link">
</text:a>
他警告说，伪乌克兰人或伪乌克兰组织出现的新趋势尚不清楚，领导者尚不清楚。</text:p>
      <text:p text:style-name="P4">
News Source: <text:a xlink:type="simple" xlink:href="https://www.ukrinform.ua/rubric-diaspora/3691491-eku-zaklikav-miznarodni-organizacii-dopomogti-zvilniti-ukrainskih-vijskovih-medikiv-z-polonu-rf.html" text:style-name="Internet_20_link" text:visited-style-name="Visited_20_Internet_20_Link">
https://www.ukrinform.ua/rubric-diaspora/3691491-eku-zaklikav-miznarodni-organizacii-dopomogti-zvilniti-ukrainskih-vijskovih-medikiv-z-polonu-rf.html</text:a>
</text:p>
      <!--NEWS-->
      <text:h text:style-name="P10" text:outline-level="1">
<text:span text:style-name="T4">
“干ad。 森林歌曲成为法国电影院的景色领袖</text:span>
</text:h>
      <text:p text:style-name="P4">
作者: Ukrinform (Person)</text:p>
      <text:p text:style-name="P4">
出版商: Укринформ (Organization)</text:p>
      <text:p text:style-name="P4">
出版时间: 2023-04-04T16:36:00+03:00</text:p>
      <text:p text:style-name="P4">
修改时间: 2023-04-04T16:36:00+03:00</text:p>
      <text:p text:style-name="P4">
描述: 动画胶带“ mavka。 3月29日在法国租赁中发行的森林歌曲”，在所有首映版本中占据了第一名。  - 乌克林。</text:p>
      <text:p text:style-name="P4">
图片: ["<text:a xlink:type="simple" xlink:href="https://static.ukrinform.com/photos/2023_04/thumb_files/630_360_1680615242-465.jpg" text:style-name="Internet_20_link" text:visited-style-name="Visited_20_Internet_20_Link">
630_360_16806...</text:a>
"]</text:p>
      <text:p text:style-name="P4">
标签: ['Франція', 'Мультфільм', 'Кінотеатр']</text:p>
      <text:p text:style-name="P4">
类型: Article</text:p>
      <!--METADATA-->
      <text:p text:style-name="P4">
<draw:frame draw:style-name="fr1" draw:name="Image126" text:anchor-type="as-char" svg:width="6.9236in" svg:height="3.956343in" draw:z-index="0">
<draw:image xlink:href="../Images/yкринформ/2023-04-04T16-36-00-03-00/630_360_1680615242-465.jpg" xlink:type="simple" xlink:show="embed" xlink:actuate="onLoad" draw:mime-type="image/jpeg"/>
</draw:frame>
动画“ mavka。 3月29日在法国租赁中发行的森林歌曲”，在所有首映版本中占据了第一名。</text:p>
      <text:p text:style-name="P4">
关于它报告<text:a xlink:type="simple" xlink:href="https://www.facebook.com/ukrainefilmagency/posts/pfbid0hN3h51sjqniPihMJhNnHhJ4opkK8zAPBeJLhvr8f66dZyf33UCWrF15J3hQWmfW3l" text:style-name="Internet_20_link" text:visited-style-name="Visited_20_Internet_20_Link">
</text:a>
，报道乌克林福姆。</text:p>
      <text:p text:style-name="P4">
“动画胶带于3月2日到达乌克兰租赁，自3月29日以来，它已经到达了法国电影院的大屏幕。 根据发行的第一天，<text:a xlink:type="simple" xlink:href="https://www.ukrinform.ua/tag-multik" text:style-name="Internet_20_link" text:visited-style-name="Visited_20_Internet_20_Link">
</text:a>
在中间首映版本的第一个位置，绕过了大片“ Shazam!众神的愤怒。”演讲说。</text:p>
      <text:p text:style-name="P4">
还指出，截至星期一，在法国的一部卡通片出售了160827张门票。 根据德尔茨基诺(Derzhkino)的说法，这意味着2023年在法国国家租赁中第二个最古老的周末，也是本周在法国国家票房的第五名和法国电影院的5％。</text:p>
      <text:p text:style-name="P4">
正如报道的那样，动画电影《马夫卡》。 森林歌曲»创建了Derzhkino和美国国际发展机构的股票(你说).Кінотеатральну дистрибуцію в Україні здійснює FILM.UA Distribution таKinomania Film Distribution.</text:p>
      <text:p text:style-name="P4">
<text:span text:style-name="T4">
Читайте також:</text:span>
 <text:a xlink:type="simple" xlink:href="https://www.ukrinform.ua/rubric-culture/3680735-hristina-solovij-prezentuvala-klip-na-saundtrek-do-multfilmu-mavka-lisova-pisna.html" text:style-name="Internet_20_link" text:visited-style-name="Visited_20_Internet_20_Link">
 </text:a>
该动画片已成为乌克兰独立的所有时代最休闲的缎带，聚集了四个周末<text:a xlink:type="simple" xlink:href="https://www.ukrinform.ua/rubric-culture/3688504-za-cotiri-vikendi-prokatu-mavka-lisova-pisna-zibrala-majze-100-miljoniv.html" text:style-name="Internet_20_link" text:visited-style-name="Visited_20_Internet_20_Link">
</text:a>
。 3月2日，在广泛的国家租赁“Mavka。ForestSong”中发行。</text:p>
      <text:p text:style-name="P4">
News Source: <text:a xlink:type="simple" xlink:href="https://www.ukrinform.ua/rubric-culture/3691494-mavka-lisova-pisna-stala-liderom-peregladiv-u-kinoteatrah-francii.html" text:style-name="Internet_20_link" text:visited-style-name="Visited_20_Internet_20_Link">
https://www.ukrinform.ua/rubric-culture/3691494-mavka-lisova-pisna-stala-liderom-peregladiv-u-kinoteatrah-francii.html</text:a>
</text:p>
      <!--NEWS-->
      <text:h text:style-name="P10" text:outline-level="1">
<text:span text:style-name="T4">
政府已更新了实施克里米亚分离和重返社会策略的计划</text:span>
</text:h>
      <text:p text:style-name="P4">
作者: Ukrinform (Person)</text:p>
      <text:p text:style-name="P4">
出版商: Укринформ (Organization)</text:p>
      <text:p text:style-name="P4">
出版时间: 2023-04-04T16:39:00+03:00</text:p>
      <text:p text:style-name="P4">
修改时间: 2023-04-04T16:39:00+03:00</text:p>
      <text:p text:style-name="P4">
描述: 部长的内阁已批准了对实施暂时占领和重新融入克里米亚自主共和国和塞瓦斯托波尔市暂时占领领土战略的措施计划的修正案。在不久的将来释放半岛。  - 乌克林。</text:p>
      <text:p text:style-name="P4">
图片: ["<text:a xlink:type="simple" xlink:href="https://static.ukrinform.com/photos/2023_02/thumb_files/630_360_1677412169-714.jpg" text:style-name="Internet_20_link" text:visited-style-name="Visited_20_Internet_20_Link">
630_360_16774...</text:a>
"]</text:p>
      <text:p text:style-name="P4">
标签: ['Кабмін', 'Крим', 'Стратегія деокупації Криму', 'Війна з росією']</text:p>
      <text:p text:style-name="P4">
类型: Article</text:p>
      <!--METADATA-->
      <text:p text:style-name="P4">
<draw:frame draw:style-name="fr1" draw:name="Image127" text:anchor-type="as-char" svg:width="6.9236in" svg:height="3.956343in" draw:z-index="0">
<draw:image xlink:href="../Images/yкринформ/2023-04-04T16-39-00-03-00/630_360_1677412169-714.jpg" xlink:type="simple" xlink:show="embed" xlink:actuate="onLoad" draw:mime-type="image/jpeg"/>
</draw:frame>
部长的内阁已批准了对实施DE占领策略的措施的修正案，并考虑了克里米亚·塔米斯塔·塞瓦斯托波尔(Crimea Tamista Sevastopol)暂时占领领土的重新融入，并考虑了戒严和释放的可能性本地人。</text:p>
      <text:p text:style-name="P4">
关于IT报告乌克林福姆，参考<text:a xlink:type="simple" xlink:href="https://minre.gov.ua/2023/04/04/aktualizovano-plan-zahodiv-z-realizacziyi-strategiyi-deokupacziyi-ta-reintegracziyi-ar-krym-rishennya-uryadu/" text:style-name="Internet_20_link" text:visited-style-name="Visited_20_Internet_20_Link">
</text:a>
临时占领领土的重返社会部。</text:p>
      <text:p text:style-name="P4">
“克里米亚的解放是不可避免的。 该州应该已经准备好对克里米亚乌克兰当局的补充恢复。 首先，是形成的人员恢复储备。 这些公民不仅应确保公共行政的复兴，而且还应确保恢复正义。 我们制定了一项动作行动计划，负责的执行人被分配给每个段落。</text:p>
      <text:p text:style-name="P4">
该计划总共包括127项实现措施。 它适用于诸如保护乌克兰公民权利和合法利益因武装侵略而安排的合法利益的领域； 社会和人道主义政策；国际合作； 经济政策; 国防与安全。</text:p>
      <text:p text:style-name="P4">
<text:span text:style-name="T4">
另请阅读：</text:span>
 <text:a xlink:type="simple" xlink:href="https://www.ukrinform.ua/rubric-crimea/3691477-danilov-opriludneni-12-krokiv-deokupacii-krimu-moe-bacenna-a-ne-oficijnij-dokument.html" text:style-name="Internet_20_link" text:visited-style-name="Visited_20_Internet_20_Link">
</text:a>
还包括新的措施，包括：在DE工业领土的法律制度中起草； 成立雇员储备，以完成司法，执法，国家机构； 建立在AR领土的军事行政管理(https://www.ukrinform.ua/rubric-crimea); 医疗，康复，对退伍军人的心理适应，并从俄罗斯囚禁中释放。</text:p>
      <text:p text:style-name="P4">
正如乌克兰福明(Ukrinform)的报道，乌克兰夫人(Ukrinform)于3月24日乌克兰总统对泰米拉底扎夫(Tamilatazhav)的弧线的常任代表报道说，克里米亚(Crimea)临时领土和塞瓦斯托波尔(City of Sevastolopol)的临时占领和重新融合的战略将巩固这一关键论文。 <text:a xlink:type="simple" xlink:href="https://www.ukrinform.ua/rubric-crimea/3686929-strategia-deokupacii-taseva-zaavila-so-zaversenna-vijni-rozpocnetsa-zi-zvilnenna-krimu.html" text:style-name="Internet_20_link" text:visited-style-name="Visited_20_Internet_20_Link">
</text:a>
</text:p>
      <text:p text:style-name="P4">
News Source: <text:a xlink:type="simple" xlink:href="https://www.ukrinform.ua/rubric-crimea/3691505-urad-onoviv-plan-zahodiv-z-realizacii-strategii-deokupacii-ta-reintegracii-krimu.html" text:style-name="Internet_20_link" text:visited-style-name="Visited_20_Internet_20_Link">
https://www.ukrinform.ua/rubric-crimea/3691505-urad-onoviv-plan-zahodiv-z-realizacii-strategii-deokupacii-ta-reintegracii-krimu.html</text:a>
</text:p>
      <!--NEWS-->
      <text:h text:style-name="P10" text:outline-level="1">
<text:span text:style-name="T4">
来自毕业生的俄罗斯人在顿涅茨克地区解雇了乌克兰人</text:span>
</text:h>
      <text:p text:style-name="P4">
作者: Ukrinform (Person)</text:p>
      <text:p text:style-name="P4">
出版商: Укринформ (Organization)</text:p>
      <text:p text:style-name="P4">
出版时间: 2023-04-04T16:40:00+03:00</text:p>
      <text:p text:style-name="P4">
修改时间: 2023-04-04T16:40:00+03:00</text:p>
      <text:p text:style-name="P4">
描述: 俄罗斯入侵者于4月4日从RSSV“毕业生”解雇了乌克兰 - 唐内茨克地区塞利多夫斯克市社区。  - 乌克林。</text:p>
      <text:p text:style-name="P4">
图片: ["<text:a xlink:type="simple" xlink:href="https://static.ukrinform.com/photos/2023_04/thumb_files/630_360_1680615551-943.jpg" text:style-name="Internet_20_link" text:visited-style-name="Visited_20_Internet_20_Link">
630_360_16806...</text:a>
", "<text:a xlink:type="simple" xlink:href="https://static.ukrinform.com/photos/2023_04/1680615552-882.jpg" text:style-name="Internet_20_link" text:visited-style-name="Visited_20_Internet_20_Link">
1680615552-88...</text:a>
"]</text:p>
      <text:p text:style-name="P4">
标签: ['Донеччина', 'Обстріл', 'Війна з росією']</text:p>
      <text:p text:style-name="P4">
类型: Article</text:p>
      <!--METADATA-->
      <text:p text:style-name="P4">
<draw:frame draw:style-name="fr1" draw:name="Image128" text:anchor-type="as-char" svg:width="6.9236in" svg:height="3.956343in" draw:z-index="0">
<draw:image xlink:href="../Images/yкринформ/2023-04-04T16-40-00-03-00/630_360_1680615551-943.jpg" xlink:type="simple" xlink:show="embed" xlink:actuate="onLoad" draw:mime-type="image/jpeg"/>
</draw:frame>
4月4日，俄罗斯乌克兰城市 -  4月4日，唐纳茨克地区塞利多夫斯基市社区的城市。</text:p>
      <text:p text:style-name="P4">
正如乌克林福姆报道的那样，关于<text:a xlink:type="simple" xlink:href="https://t.me/selidyvskamva/7127" text:style-name="Internet_20_link" text:visited-style-name="Visited_20_Internet_20_Link">
</text:a>
Laselidov City军事管理局，并出版了有关破坏的相关照片。</text:p>
      <text:p text:style-name="P4">
«苏里多夫社区的乌克兰人再次受到敌对<text:a xlink:type="simple" xlink:href="https://www.ukrinform.ua/tag-obstril" text:style-name="Internet_20_link" text:visited-style-name="Visited_20_Internet_20_Link">
</text:a>
。 今天，乌克兰人再次与RSSU“毕业”一起在Rashist Artobiln之下。 由于敌人的袭击，损坏的房屋和附属建筑被损坏。”消息说。</text:p>
      <text:p text:style-name="P4">
<draw:frame draw:style-name="fr1" draw:name="Image129" text:anchor-type="as-char" svg:width="6.9236in" svg:height="9.231467in" draw:z-index="0">
<draw:image xlink:href="../Images/yкринформ/2023-04-04T16-40-00-03-00/1680615552-882.jpg" xlink:type="simple" xlink:show="embed" xlink:actuate="onLoad" draw:mime-type="image/jpeg"/>
</draw:frame>
还指出，现在没有死者和受害者。</text:p>
      <text:p text:style-name="P4">
<text:span text:style-name="T4">
另请阅读：</text:span>
 <text:a xlink:type="simple" xlink:href="https://www.ukrinform.ua/rubric-ato/3691439-rosiani-znovu-zastosuvali-boepripasi-z-himicnou-recovinou-vijskovi.html" text:style-name="Internet_20_link" text:visited-style-name="Visited_20_Internet_20_Link">
</text:a>
据报道，顿涅茨克地区一直在俄罗斯的不断炮击中，敌人每天杀害和伤害平民，损害基础设施对象。</text:p>
      <text:p text:style-name="P4">
<text:span text:style-name="T5">
foto：Selidovskaya mva</text:span>
</text:p>
      <text:p text:style-name="P4">
News Source: <text:a xlink:type="simple" xlink:href="https://www.ukrinform.ua/rubric-ato/3691498-rosiani-z-gradiv-obstrilali-ukrainsk-na-doneccini.html" text:style-name="Internet_20_link" text:visited-style-name="Visited_20_Internet_20_Link">
https://www.ukrinform.ua/rubric-ato/3691498-rosiani-z-gradiv-obstrilali-ukrainsk-na-doneccini.html</text:a>
</text:p>
      <!--NEWS-->
      <text:h text:style-name="P10" text:outline-level="1">
<text:span text:style-name="T4">
在克里米亚，俄罗斯人在海岸和定居点周围挖沟</text:span>
</text:h>
      <text:p text:style-name="P4">
作者: Ukrinform (Person)</text:p>
      <text:p text:style-name="P4">
出版商: Укринформ (Organization)</text:p>
      <text:p text:style-name="P4">
出版时间: 2023-04-04T16:47:00+03:00</text:p>
      <text:p text:style-name="P4">
修改时间: 2023-04-04T16:47:00+03:00</text:p>
      <text:p text:style-name="P4">
描述: 在暂时占领的克里米亚，俄罗斯入侵者正在改变领土并积极挖沟。  - 乌克林。</text:p>
      <text:p text:style-name="P4">
图片: ["<text:a xlink:type="simple" xlink:href="https://static.ukrinform.com/photos/2022_08/thumb_files/630_360_1661971960-889.jpg" text:style-name="Internet_20_link" text:visited-style-name="Visited_20_Internet_20_Link">
630_360_16619...</text:a>
"]</text:p>
      <text:p text:style-name="P4">
标签: ['Мінування', 'Окупація Криму', 'Війна з росією']</text:p>
      <text:p text:style-name="P4">
类型: Article</text:p>
      <!--METADATA-->
      <text:p text:style-name="P4">
<draw:frame draw:style-name="fr1" draw:name="Image130" text:anchor-type="as-char" svg:width="6.9236in" svg:height="3.956343in" draw:z-index="0">
<draw:image xlink:href="../Images/yкринформ/2023-04-04T16-47-00-03-00/630_360_1661971960-889.jpg" xlink:type="simple" xlink:show="embed" xlink:actuate="onLoad" draw:mime-type="image/jpeg"/>
</draw:frame>
俄罗斯入侵者改变了被占领的克里米亚的领土和积极的战es。</text:p>
      <text:p text:style-name="P4">
据报道，关于它在电报中报道了克里米亚塔塔尔资源中心Skender Bariyev的董事会主席。</text:p>
      <text:p text:style-name="P4">
“从我们的来源中，我们收到的信息不仅可以挖掘长期爆发，而且还会挖掘定居点周围的信息。 例如，在苏联地区的Nekrasovkat Dmitrovka村庄附近。 不仅是。 我们还获得了信息，说俄罗斯人将矿山埋在草原的Krasnoperekop区。 沟渠也更靠近Genichesky地区的Arabat Arrow和Chongar，即Pazov的海。 但是，由于土壤非常潮湿，因此铺设了木制的木制。” Bariyev说。</text:p>
      <text:p text:style-name="P4">
此外，根据KRC董事会主席在<text:a xlink:type="simple" xlink:href="https://www.ukrinform.ua/tag-krim" text:style-name="Internet_20_link" text:visited-style-name="Visited_20_Internet_20_Link">
</text:a>
实际上，建筑业务之所以停止，是因为所有设备都参与了纳扎霍德(Nazahod)和半岛北部以及北克里米亚运河的准备。</text:p>
      <text:p text:style-name="P4">
他还指出，在克里米亚，许多俄罗斯士兵都驻扎在公共场所，并且有瓦格纳维特西(Wagnerivtsi)。</text:p>
      <text:p text:style-name="P4">
<text:span text:style-name="T4">
另请阅读：</text:span>
 <text:a xlink:type="simple" xlink:href="https://www.ukrinform.ua/rubric-ato/3691462-rosia-ne-mae-sil-dla-nastupu-po-vsij-linii-frontu-i-okopuetsa-poblizu-krimu-vijskovi.html" text:style-name="Internet_20_link" text:visited-style-name="Visited_20_Internet_20_Link">
</text:a>
根据乌克林福姆的说法，由于俄罗斯侵略，乌克兰的替代领土的总面积为1.74千平方公里，比奥地利还要多。</text:p>
      <text:p text:style-name="P4">
News Source: <text:a xlink:type="simple" xlink:href="https://www.ukrinform.ua/rubric-crimea/3691502-u-krimu-rosiani-riut-okopi-na-uzberezzi-ta-po-perimetru-naselenih-punktiv.html" text:style-name="Internet_20_link" text:visited-style-name="Visited_20_Internet_20_Link">
https://www.ukrinform.ua/rubric-crimea/3691502-u-krimu-rosiani-riut-okopi-na-uzberezzi-ta-po-perimetru-naselenih-punktiv.html</text:a>
</text:p>
      <!--NEWS-->
      <text:h text:style-name="P10" text:outline-level="1">
<text:span text:style-name="T4">
大多数基辅地区已经交换了 -</text:span>
</text:h>
      <text:p text:style-name="P4">
作者: Ukrinform (Person)</text:p>
      <text:p text:style-name="P4">
出版商: Укринформ (Organization)</text:p>
      <text:p text:style-name="P4">
出版时间: 2023-04-04T16:49:00+03:00</text:p>
      <text:p text:style-name="P4">
修改时间: 2023-04-04T16:49:00+03:00</text:p>
      <text:p text:style-name="P4">
描述: 基辅地区领土的主要部分已经清除了爆炸物。  - 乌克林。</text:p>
      <text:p text:style-name="P4">
图片: ["<text:a xlink:type="simple" xlink:href="https://static.ukrinform.com/photos/2022_09/thumb_files/630_360_1663152431-130.jpg" text:style-name="Internet_20_link" text:visited-style-name="Visited_20_Internet_20_Link">
630_360_16631...</text:a>
"]</text:p>
      <text:p text:style-name="P4">
标签: ['ДСНС', 'Розмінування', 'Київщина']</text:p>
      <text:p text:style-name="P4">
类型: Article</text:p>
      <!--METADATA-->
      <text:p text:style-name="P4">
<draw:frame draw:style-name="fr1" draw:name="Image131" text:anchor-type="as-char" svg:width="6.9236in" svg:height="3.959503in" draw:z-index="0">
<draw:image xlink:href="../Images/yкринформ/2023-04-04T16-49-00-03-00/630_360_1663152431-130.jpg" xlink:type="simple" xlink:show="embed" xlink:actuate="onLoad" draw:mime-type="image/jpeg"/>
</draw:frame>
基辅地区领土的主要领域已经被清除了爆炸物。</text:p>
      <text:p text:style-name="P4">
乌克林福姆上校，乌克兰中校丹尼斯·特拉丘克上校的副主席副主席丹尼斯·特拉丘克(Denis Trachuk)报道，这是在“早餐和1+1”计划上宣布的。</text:p>
      <text:p text:style-name="P4">
“在某些情况下，人们会发现弹药，我们对表达做出反应。 此外，人们返回家园，转向我们对GNP进行调查。 但总的来说，基伊夫什奇纳(Kiivshchyna)的大多数领土已经纯化(来自弹药 -  ed。)»， -  Trachuk说。</text:p>
      <text:p text:style-name="P4">
<text:span text:style-name="T4">
另请阅读：</text:span>
 <text:a xlink:type="simple" xlink:href="https://www.ukrinform.ua/rubric-society/3691329-minoboroni-i-kompania-tetra-tech-rozpocinaut-proekt-z-gumanitarnogo-rozminuvanna.html" text:style-name="Internet_20_link" text:visited-style-name="Visited_20_Internet_20_Link">
</text:a>
回答了当天有多少个助先令能够清洁爆炸物领土的问题，乌克兰的代表说，这取决于该领土的污染<text:a xlink:type="simple" xlink:href="https://www.ukrinform.ua/tag-mina" text:style-name="Internet_20_link" text:visited-style-name="Visited_20_Internet_20_Link">
</text:a>
和金属，因为救援人员在工作中使用金属探测器。</text:p>
      <text:p text:style-name="P4">
“当我们找到信号时，我们必须使用它一段时间。也就是说，我们不能错过信号，因为我们可能会错过一个我的信号。 通常，在某些区域清洁和较早的工作，有些需要每一英寸才能停止(检查是否有GNP -ED。)“，“ 他说。</text:p>
      <text:p text:style-name="P4">
据报道，在国际启蒙日关于矿山危害，储备一起的之际，外国合作伙伴开放了<text:a xlink:type="simple" xlink:href="https://www.ukrinform.ua/rubric-kyiv/3691448-u-kievi-prezentuvali-vistavku-vijna-ocima-pirotehnikiv-dsns.html" text:style-name="Internet_20_link" text:visited-style-name="Visited_20_Internet_20_Link">
</text:a>
。</text:p>
      <text:p text:style-name="P4">
<text:span text:style-name="T5">
foto：Minretegration</text:span>
</text:p>
      <text:p text:style-name="P4">
News Source: <text:a xlink:type="simple" xlink:href="https://www.ukrinform.ua/rubric-regions/3691507-bilsa-castina-kiivsini-vze-rozminovana-dsns.html" text:style-name="Internet_20_link" text:visited-style-name="Visited_20_Internet_20_Link">
https://www.ukrinform.ua/rubric-regions/3691507-bilsa-castina-kiivsini-vze-rozminovana-dsns.html</text:a>
</text:p>
      <!--NEWS-->
      <text:h text:style-name="P10" text:outline-level="1">
<text:span text:style-name="T4">
Danilov称Shoigy关于白俄罗斯转移的声明为“ Iskander”</text:span>
</text:h>
      <text:p text:style-name="P4">
作者: Ukrinform (Person)</text:p>
      <text:p text:style-name="P4">
出版商: Укринформ (Organization)</text:p>
      <text:p text:style-name="P4">
出版时间: 2023-04-04T16:49:06+03:00</text:p>
      <text:p text:style-name="P4">
修改时间: 2023-04-04T16:49:06+03:00</text:p>
      <text:p text:style-name="P4">
描述: 国家安全与国防委员会秘书亚历克西·丹尼洛夫（Alexei Danilov）强调，俄罗斯联邦国防部长谢尔盖·夏格（Sergei Shoig）关于所谓的伊斯坎德·米综合体（Belarus of Iskander-M Complexs）的陈述，可以携带核指控，这是一个虚张厚度。  - 乌克林。</text:p>
      <text:p text:style-name="P4">
图片: ["<text:a xlink:type="simple" xlink:href="https://static.ukrinform.com/photos/2022_02/thumb_files/630_360_1645442790-708.jpg" text:style-name="Internet_20_link" text:visited-style-name="Visited_20_Internet_20_Link">
630_360_16454...</text:a>
"]</text:p>
      <text:p text:style-name="P4">
标签: ['РНБО', 'Ядерна зброя', 'Данілов', 'Війна з росією']</text:p>
      <text:p text:style-name="P4">
类型: Article</text:p>
      <!--METADATA-->
      <text:p text:style-name="P4">
<draw:frame draw:style-name="fr1" draw:name="Image132" text:anchor-type="as-char" svg:width="6.9236in" svg:height="3.956343in" draw:z-index="0">
<draw:image xlink:href="../Images/yкринформ/2023-04-04T16-49-06-03-00/630_360_1645442790-708.jpg" xlink:type="simple" xlink:show="embed" xlink:actuate="onLoad" draw:mime-type="image/jpeg"/>
</draw:frame>
国家安全和国防部的秘书阿列克谢·丹尼洛夫(Alexei Danilov)强调，俄罗斯联邦塞尔吉·夏格(Sergiy Shoig)的国防声明涉嫌涉嫌转让伊斯坎德 - 米斯综合体(Belarus of Iskander-M Complex)的转移，这可能承担核指控，这是一个虚张声势。</text:p>
      <text:p text:style-name="P4">
乌克利福通讯员报道，他在讨论“面对外部电话”的讨论中表达了这一观点。</text:p>
      <text:p text:style-name="P4">
“关于核武器 - 俄罗斯联邦的纯粹虚张声势。 他们渴望尽快进行谈判，并弥补我们的尖刺与他们坐在谈判桌子上。” Danilov说。</text:p>
      <text:p text:style-name="P4">
他认为，在俄罗斯，他们想进行谈判，并“尽一切可能，不可能使一切发生，包括所谓的核勒索。”</text:p>
      <text:p text:style-name="P4">
<text:span text:style-name="T4">
另请阅读：</text:span>
 <text:a xlink:type="simple" xlink:href="https://www.ukrinform.ua/rubric-crimea/3691477-danilov-opriludneni-12-krokiv-deokupacii-krimu-moe-bacenna-a-ne-oficijnij-dokument.html" text:style-name="Internet_20_link" text:visited-style-name="Visited_20_Internet_20_Link">
</text:a>
Iskander -M说：“如果俄罗斯宣扬弹头，因为现在有一些报道，作为俄罗斯联邦国防部长的手段，”我可以说，他们将继续尝试在这种情况下进行调理。”这是给出的(https://www.ukrinform.ua/tag-rnbo)。</text:p>
      <text:p text:style-name="P4">
同时，他强调，未来访问的结果对法国总统伊曼纽尔·马克龙(Emmanuel Macron)很重要。</text:p>
      <text:p text:style-name="P4">
<text:span text:style-name="T4">
另请阅读：</text:span>
 <text:a xlink:type="simple" xlink:href="https://www.ukrinform.ua/rubric-polytics/3691396-risenna-rosii-pro-adernu-zbrou-v-bilorusi-pramo-zagrozue-evropejskij-bezpeci-borrel.html" text:style-name="Internet_20_link" text:visited-style-name="Visited_20_Internet_20_Link">
</text:a>
作为 <text:a xlink:type="simple" xlink:href="https://www.ukrinform.ua/rubric-world/3691367-sojgu-zaaviv-so-rosia-peredala-bilorusi-iskanderi-zdatni-nesti-aderni-raketi.html" text:style-name="Internet_20_link" text:visited-style-name="Visited_20_Internet_20_Link">
 </text:a>
国防部长Sergei Shoigu在与乌克兰武装部队管理的选择者会议上报道了白俄罗斯军事单位的设备，并以“ Iskander-M”为单位，该设备可以携带核指控。</text:p>
      <text:p text:style-name="P4">
News Source: <text:a xlink:type="simple" xlink:href="https://www.ukrinform.ua/rubric-polytics/3691503-danilov-nazvav-blefom-zaavi-sojgu-pro-peredacu-bilorusi-iskanderiv.html" text:style-name="Internet_20_link" text:visited-style-name="Visited_20_Internet_20_Link">
https://www.ukrinform.ua/rubric-polytics/3691503-danilov-nazvav-blefom-zaavi-sojgu-pro-peredacu-bilorusi-iskanderiv.html</text:a>
</text:p>
      <!--NEWS-->
      <text:h text:style-name="P10" text:outline-level="1">
<text:span text:style-name="T4">
由于大坝的一部分突破，在Kramatorsk，洪水淹没了约260座房屋</text:span>
</text:h>
      <text:p text:style-name="P4">
作者: Ukrinform (Person)</text:p>
      <text:p text:style-name="P4">
出版商: Укринформ (Organization)</text:p>
      <text:p text:style-name="P4">
出版时间: 2023-04-04T16:54:00+03:00</text:p>
      <text:p text:style-name="P4">
修改时间: 2023-04-04T16:54:00+03:00</text:p>
      <text:p text:style-name="P4">
描述: 在顿涅茨克地区的Kramatorsk，由于30街上的大坝突破，大约260座房屋被淹没了，水继续到来。  - 乌克林。</text:p>
      <text:p text:style-name="P4">
图片: ["<text:a xlink:type="simple" xlink:href="https://static.ukrinform.com/photos/2023_04/thumb_files/630_360_1680616776-603.jpg" text:style-name="Internet_20_link" text:visited-style-name="Visited_20_Internet_20_Link">
630_360_16806...</text:a>
", "<text:a xlink:type="simple" xlink:href="https://static.ukrinform.com/photos/2023_04/1680616790-479.jpg" text:style-name="Internet_20_link" text:visited-style-name="Visited_20_Internet_20_Link">
1680616790-47...</text:a>
", "<text:a xlink:type="simple" xlink:href="https://static.ukrinform.com/photos/2023_04/1680616806-359.jpg" text:style-name="Internet_20_link" text:visited-style-name="Visited_20_Internet_20_Link">
1680616806-35...</text:a>
"]</text:p>
      <text:p text:style-name="P4">
标签: ['ДСНС', 'Кириленко', 'Краматорськ', 'Дамба']</text:p>
      <text:p text:style-name="P4">
类型: Article</text:p>
      <!--METADATA-->
      <text:p text:style-name="P4">
<draw:frame draw:style-name="fr1" draw:name="Image133" text:anchor-type="as-char" svg:width="6.9236in" svg:height="3.956343in" draw:z-index="0">
<draw:image xlink:href="../Images/yкринформ/2023-04-04T16-54-00-03-00/630_360_1680616776-603.jpg" xlink:type="simple" xlink:show="embed" xlink:actuate="onLoad" draw:mime-type="image/jpeg"/>
</draw:frame>
乌克兰特斯克地区的乌克兰特斯克(Ukramatorsk)由于在30街上的大坝260栋房屋中取得了突破，因此水继续到达。</text:p>
      <text:p text:style-name="P4">
正如乌克林福姆报道的那样，关于<text:a xlink:type="simple" xlink:href="https://t.me/pavlokyrylenko_donoda/7362" text:style-name="Internet_20_link" text:visited-style-name="Visited_20_Internet_20_Link">
</text:a>
顿涅茨克地区军事管理局负责人Pavlokirilenko报道说，发布了适当的照片。</text:p>
      <text:p text:style-name="P4">
“ []大约有260栋街道的房屋被淹没<text:a xlink:type="simple" xlink:href="https://www.ukrinform.ua/tag-kramatorsk" text:style-name="Internet_20_link" text:visited-style-name="Visited_20_Internet_20_Link">
</text:a>
这是有关在Kramatorsk领土社区村发生的非凡事件的操作信息。其中一个池塘部分摧毁了门户，导致了不受控制的水排放。 水到达，”头部头写道。</text:p>
      <text:p text:style-name="P4">
<draw:frame draw:style-name="fr1" draw:name="Image134" text:anchor-type="as-char" svg:width="6.9236in" svg:height="4.615733in" draw:z-index="0">
<draw:image xlink:href="../Images/yкринформ/2023-04-04T16-54-00-03-00/1680616790-479.jpg" xlink:type="simple" xlink:show="embed" xlink:actuate="onLoad" draw:mime-type="image/jpeg"/>
</draw:frame>
他指出，区域军事管理协调改变溢出后果的工作：SES，公用事业和城市军事行政部门的个人资料部门的救援人员在现场工作。</text:p>
      <text:p text:style-name="P4">
<text:span text:style-name="T4">
另请阅读：</text:span>
 <text:a xlink:type="simple" xlink:href="https://www.ukrinform.ua/rubric-regions/3691463-proriv-dambi-u-kramatorsku-mer-kaze-so-situacia-skladna-zaluceni-vsi-sluzbi.html" text:style-name="Internet_20_link" text:visited-style-name="Visited_20_Internet_20_Link">
</text:a>
</text:p>
      <text:p text:style-name="P4">
<draw:frame draw:style-name="fr1" draw:name="Image135" text:anchor-type="as-char" svg:width="6.9236in" svg:height="4.615733in" draw:z-index="0">
<draw:image xlink:href="../Images/yкринформ/2023-04-04T16-54-00-03-00/1680616806-359.jpg" xlink:type="simple" xlink:show="embed" xlink:actuate="onLoad" draw:mime-type="image/jpeg"/>
</draw:frame>
基里伦科说：“我们建立了一个混凝土屏障，并清理了河流，以最大程度地减少溢油的后果，我们将人们从受影响的高级住房房屋中取代。”</text:p>
      <text:p text:style-name="P4">
正如乌克林福姆报道的<text:a xlink:type="simple" xlink:href="https://www.ukrinform.ua/rubric-regions/3691348-u-kramatorsku-cerez-zbilsenna-rivna-vodi-prorvalo-castinu-dambi.html" text:style-name="Internet_20_link" text:visited-style-name="Visited_20_Internet_20_Link">
</text:a>
在城市，已经部署了坦加扎技术和生态安全的总部(你NS)，从六个木头的被洪水淹没的房屋中撤离。</text:p>
      <text:p text:style-name="P4">
<text:span text:style-name="T5">
foto：顿涅茨克地区军事管理</text:span>
</text:p>
      <text:p text:style-name="P4">
News Source: <text:a xlink:type="simple" xlink:href="https://www.ukrinform.ua/rubric-regions/3691517-u-kramatorsku-cerez-proriv-castini-dambi-pidtopleni-blizko-260-budinkiv.html" text:style-name="Internet_20_link" text:visited-style-name="Visited_20_Internet_20_Link">
https://www.ukrinform.ua/rubric-regions/3691517-u-kramatorsku-cerez-proriv-castini-dambi-pidtopleni-blizko-260-budinkiv.html</text:a>
</text:p>
      <!--NEWS-->
      <text:h text:style-name="P10" text:outline-level="1">
<text:span text:style-name="T4">
为了谋杀塔塔尔宣传员个人负责的普京 - 尤索夫</text:span>
</text:h>
      <text:p text:style-name="P4">
作者: Ukrinform (Person)</text:p>
      <text:p text:style-name="P4">
出版商: Укринформ (Organization)</text:p>
      <text:p text:style-name="P4">
出版时间: 2023-04-04T16:56:09+03:00</text:p>
      <text:p text:style-name="P4">
修改时间: 2023-04-04T16:56:09+03:00</text:p>
      <text:p text:style-name="P4">
描述: 俄罗斯宣传家弗拉德伦·塔塔斯基（Maxim Fomin）于2022年2月24日开始全面入侵乌克兰。  - 乌克林。</text:p>
      <text:p text:style-name="P4">
图片: ["<text:a xlink:type="simple" xlink:href="https://static.ukrinform.com/photos/2023_01/thumb_files/630_360_1674657236-888.jpg" text:style-name="Internet_20_link" text:visited-style-name="Visited_20_Internet_20_Link">
630_360_16746...</text:a>
"]</text:p>
      <text:p text:style-name="P4">
标签: ['Розвідка', 'Вибух', 'росія', 'Єдині новини']</text:p>
      <text:p text:style-name="P4">
类型: Article</text:p>
      <!--METADATA-->
      <text:p text:style-name="P4">
<draw:frame draw:style-name="fr1" draw:name="Image136" text:anchor-type="as-char" svg:width="6.9236in" svg:height="3.956343in" draw:z-index="0">
<draw:image xlink:href="../Images/yкринформ/2023-04-04T16-56-09-03-00/630_360_1674657236-888.jpg" xlink:type="simple" xlink:show="embed" xlink:actuate="onLoad" draw:mime-type="image/jpeg"/>
</draw:frame>
俄罗斯宣传射击塔塔尔(Maxim Fomin)普京于2022年2月24日开始全面入侵乌克兰。</text:p>
      <text:p text:style-name="P4">
根据乌克林福姆的说法，国防情报部的发言人安德里·尤索夫(Andriy Yusov)在唯一的新闻中对此表示了这一点。</text:p>
      <text:p text:style-name="P4">
弗拉德纳·塔塔尔(Vladna Tatar)杀死了<text:a xlink:type="simple" xlink:href="https://www.ukrinform.ua/tag-putin" text:style-name="Internet_20_link" text:visited-style-name="Visited_20_Internet_20_Link">
</text:a>
竖立了全面入侵乌克兰时。 以及普蒂尼的个人责任和在整个他的政权中，超过175,000人遭到了解放其领土的奔忙军的摧毁。 对于其他被摧毁的人来说，不管他们是否因被公正判决还是从抵抗的内部力量，乌克兰州的chud之内死亡，无论他们是否死亡。 所有恐怖叛徒及其同伙的结果将是相同的。 尤索夫说，如果我们谈论其他“塔塔尔”和他们的观点，那么，当然，在乌克兰监狱中，每一个这样的宣传都比在俄罗斯酒吧更安全。”</text:p>
      <text:p text:style-name="P4">
<text:span text:style-name="T4">
另请阅读：</text:span>
 <text:a xlink:type="simple" xlink:href="https://www.ukrinform.ua/rubric-world/3690708-bombu-zaklali-u-podarovanij-voenkoru-tatarskomu-pozolocenij-bust.html" text:style-name="Internet_20_link" text:visited-style-name="Visited_20_Internet_20_Link">
</text:a>
如报道<text:a xlink:type="simple" xlink:href="https://www.ukrinform.ua/rubric-world/3690689-u-peterburzi-stavsa-vibuh-u-kafe-prigozina-zaginuv-voenkor-tatarskij.html" text:style-name="Internet_20_link" text:visited-style-name="Visited_20_Internet_20_Link">
</text:a>
在4月2日，属于Yevgeny Prigogine的Streetbar Cafe在与Z-Ivskir Vollen Tatarsky的会面时发生了爆炸。 普京可以被转到会议。</text:p>
      <text:p text:style-name="P4">
俄罗斯被正式指控乌克兰在塔塔尔基谋杀中。</text:p>
      <text:p text:style-name="P4">
News Source: <text:a xlink:type="simple" xlink:href="https://www.ukrinform.ua/rubric-world/3691509-za-vbivstvo-propagandista-tatarskogo-personalno-vidpovidalnij-putin-usov.html" text:style-name="Internet_20_link" text:visited-style-name="Visited_20_Internet_20_Link">
https://www.ukrinform.ua/rubric-world/3691509-za-vbivstvo-propagandista-tatarskogo-personalno-vidpovidalnij-putin-usov.html</text:a>
</text:p>
      <!--NEWS-->
      <text:h text:style-name="P10" text:outline-level="1">
<text:span text:style-name="T4">
布鲁塞尔的北约总部举起了芬兰的国旗</text:span>
</text:h>
      <text:p text:style-name="P4">
作者: Ukrinform (Person)</text:p>
      <text:p text:style-name="P4">
出版商: Укринформ (Organization)</text:p>
      <text:p text:style-name="P4">
出版时间: 2023-04-04T17:01:00+03:00</text:p>
      <text:p text:style-name="P4">
修改时间: 2023-04-04T17:01:00+03:00</text:p>
      <text:p text:style-name="P4">
描述: 布鲁塞尔的北约总部举行了举办芬兰国旗作为新北约成员的仪式。  - 乌克林。</text:p>
      <text:p text:style-name="P4">
图片: ["<text:a xlink:type="simple" xlink:href="https://static.ukrinform.com/photos/2023_04/thumb_files/630_360_1680615426-949.jpg" text:style-name="Internet_20_link" text:visited-style-name="Visited_20_Internet_20_Link">
630_360_16806...</text:a>
"]</text:p>
      <text:p text:style-name="P4">
标签: ['Фінляндія', 'НАТО', 'Прапор']</text:p>
      <text:p text:style-name="P4">
类型: Article</text:p>
      <!--METADATA-->
      <text:p text:style-name="P4">
<draw:frame draw:style-name="fr1" draw:name="Image137" text:anchor-type="as-char" svg:width="6.9236in" svg:height="3.956343in" draw:z-index="0">
<draw:image xlink:href="../Images/yкринформ/2023-04-04T17-01-00-03-00/630_360_1680615426-949.jpg" xlink:type="simple" xlink:show="embed" xlink:actuate="onLoad" draw:mime-type="image/jpeg"/>
</draw:frame>
布鲁塞尔的北约总部举行了举办北约一名新成员的国民旗兰德兰的仪式。</text:p>
      <text:p text:style-name="P4">
北约战略司令部的总部也同时举起了芬兰旗帜：在比利时蒙斯市和美国诺福克，乌克林福姆通讯员报告。</text:p>
      <text:p text:style-name="Quotations">

<text:p text:style-name="P4">
🇫🇮Finland的旗帜已在布鲁塞尔的北约总部外举行，因为该国&gt;
成为军事联盟的第31位成员。 俄罗斯对乌克兰的入侵去年促使芬兰与俄罗斯有1,300公里的边界，&amp;&gt;
邻国瑞典撤离了数十年的军事不结盟。 <text:a xlink:type="simple" xlink:href="https://t.co/8EHySpMeCg" text:style-name="Internet_20_link" text:visited-style-name="Visited_20_Internet_20_Link">
&gt;
</text:a>
&gt;
&gt;
  - 欧洲DW(@dw_europe) <text:a xlink:type="simple" xlink:href="https://twitter.com/dw_europe/status/1643250117355397120" text:style-name="Internet_20_link" text:visited-style-name="Visited_20_Internet_20_Link">
&gt;
 </text:a>
北约·詹斯说：“这是一个历史性的日子。我祝贺富多迪安迪(Furdodiandi)成为我们联盟的新成员。我们首先举起北约总部附近的村庄的旗帜。”(https://www.ukrinform.ua/tag-stoltenberg)。</text:p>

</text:p>
      <text:p text:style-name="P4">
他指出，1949年4月4日，1949年4月4日成立了《条约条约条约》的组织，该组织成为可能外部侵略的盾牌。</text:p>
      <text:p text:style-name="P4">
北约秘书长：“但是，战争返回欧洲，芬兰决定加入北约。”</text:p>
      <text:p text:style-name="P4">
他指出引言<text:a xlink:type="simple" xlink:href="https://www.ukrinform.ua/tag-finlandia" text:style-name="Internet_20_link" text:visited-style-name="Visited_20_Internet_20_Link">
</text:a>
致艾里亚鲁布(Alliarubu)，是组织历史上最快的。 据他说，去年芬兰和瑞典表示希望成为北约成员，现在赫尔辛基已成为联盟的成员。 他还表达了希望北约成熟的成员“尽可能快地”。</text:p>
      <text:p text:style-name="P4">
北约秘书长：“芬兰变得更加安全，北约对新成员 - 芬兰变得更加强大。”</text:p>
      <text:p text:style-name="P4">
斯托尔滕贝格指出，今天的事件是其他国家的明确信息，即北约的其他国家的门仍然开放，没有人可以关闭它们。</text:p>
      <text:p text:style-name="P4">
反过来，芬兰总统索利·尼恩斯托(Sauli Niinsto)表示，该国是中立的，新时代开始了该国。 他强调，芬兰联盟成员的支持加强了其安全性。</text:p>
      <text:p text:style-name="P4">
芬兰领导人强调，北约的芬兰成员不反对任何人，该国是稳定且可预测的。</text:p>
      <text:p text:style-name="P4">
他强调，该国加入北约的动机之一是俄罗斯联邦否认该联盟的进一步扩展，该联盟在2021年被盛宴所表现出来。“这是芬兰进行讨论的原因之一。 我们不希望任何人告诉我们我们可以做什么，而不是什么。”宁斯蒂说。</text:p>
      <text:p text:style-name="P4">
他还指出，如果没有瑞典，他的国家在北约的会员资格“不完整”。 在这种情况下，他说，在今年在维尔纽斯举行的北约峰会上，瑞典将成为第32届联盟成员。</text:p>
      <text:p text:style-name="P4">
<text:span text:style-name="T4">
另请阅读：</text:span>
 <text:a xlink:type="simple" xlink:href="https://www.ukrinform.ua/rubric-polytics/3691526-zelenskij-privitav-finlandiu-zi-vstupom-u-nato.html" text:style-name="Internet_20_link" text:visited-style-name="Visited_20_Internet_20_Link">
</text:a>
正如该机构报道的那样，该官员[]在布鲁塞尔<text:a xlink:type="simple" xlink:href="https://www.ukrinform.ua/rubric-world/3691469-finlandia-oficijno-stala-clenom-nato.html" text:style-name="Internet_20_link" text:visited-style-name="Visited_20_Internet_20_Link">
</text:a>
之后，辛斯托尔滕贝格组织的秘书长向该国表示祝贺，即该国成为第31联盟成员。</text:p>
      <text:p text:style-name="P4">
News Source: <text:a xlink:type="simple" xlink:href="https://www.ukrinform.ua/rubric-world/3691521-bila-stabkvartiri-nato-u-brusseli-pidnali-prapor-novogo-clena-finlandii.html" text:style-name="Internet_20_link" text:visited-style-name="Visited_20_Internet_20_Link">
https://www.ukrinform.ua/rubric-world/3691521-bila-stabkvartiri-nato-u-brusseli-pidnali-prapor-novogo-clena-finlandii.html</text:a>
</text:p>
      <!--NEWS-->
      <text:h text:style-name="P10" text:outline-level="1">
<text:span text:style-name="T4">
政府已任命教育部长欧洲一体化代表</text:span>
</text:h>
      <text:p text:style-name="P4">
作者: Ukrinform (Person)</text:p>
      <text:p text:style-name="P4">
出版商: Укринформ (Organization)</text:p>
      <text:p text:style-name="P4">
出版时间: 2023-04-04T17:01:47+03:00</text:p>
      <text:p text:style-name="P4">
修改时间: 2023-04-04T17:01:47+03:00</text:p>
      <text:p text:style-name="P4">
描述: 部长的内阁任命Yevgeny Kudryavts为欧洲一体化教育与科学副部长。  - 乌克林。</text:p>
      <text:p text:style-name="P4">
图片: ["<text:a xlink:type="simple" xlink:href="https://static.ukrinform.com/photos/2023_03/thumb_files/630_360_1680013213-921.jpg" text:style-name="Internet_20_link" text:visited-style-name="Visited_20_Internet_20_Link">
630_360_16800...</text:a>
"]</text:p>
      <text:p text:style-name="P4">
标签: ['Євроінтеграція', 'Кабмін', 'Міносвіти', 'Мінстратегпром']</text:p>
      <text:p text:style-name="P4">
类型: Article</text:p>
      <!--METADATA-->
      <text:p text:style-name="P4">
<draw:frame draw:style-name="fr1" draw:name="Image138" text:anchor-type="as-char" svg:width="6.9236in" svg:height="3.956343in" draw:z-index="0">
<draw:image xlink:href="../Images/yкринформ/2023-04-04T17-01-47-03-00/630_360_1680013213-921.jpg" xlink:type="simple" xlink:show="embed" xlink:actuate="onLoad" draw:mime-type="image/jpeg"/>
</draw:frame>
部长的内阁任命Yevgeny Kudryavts担任Inuuk副部长Inuuk关于欧洲一体化的职位。</text:p>
      <text:p text:style-name="P4">
这是在[]中报道的(https://t.me/tmelnychuk/2012)报道说，乌克林福姆报道说，卡布明的永久代表在Verkhovna Rada Taras Melnychuk中。</text:p>
      <text:p text:style-name="P4">
“ <text:a xlink:type="simple" xlink:href="https://www.ukrinform.ua/tag-kabmin" text:style-name="Internet_20_link" text:visited-style-name="Visited_20_Internet_20_Link">
</text:a>
被任命：乌克兰的Kudryavtsy Yevgenovolodymyrovich教育与科学副部长有关欧洲一体化问题； Zapolskaya Natalia Mikhailivna-乌克兰战略工业部国家秘书。”</text:p>
      <text:p text:style-name="P4">
<text:span text:style-name="T4">
另请阅读：</text:span>
 <text:a xlink:type="simple" xlink:href="https://www.ukrinform.ua/rubric-polytics/3689544-kabmin-proviv-kadrovi-rotacii-kogo-zvilnili-ta-priznacili.html" text:style-name="Internet_20_link" text:visited-style-name="Visited_20_Internet_20_Link">
</text:a>
此外，政府任命Sergiy Zakharin为国家食品安全服务局副负责人，并保护消费者对数字发展，数字化转型和数字化的保护，从而使他从教育和科学部国家部长职位上释放出来。</text:p>
      <text:p text:style-name="P4">
伊戈尔·耶雷门科(Igor Yaremenko)任命了内阁副部长，将他从欧洲一体化退伍军人的退伍军人副部长中解雇。</text:p>
      <text:p text:style-name="P4">
<text:span text:style-name="T4">
另请阅读：</text:span>
 <text:a xlink:type="simple" xlink:href="https://www.ukrinform.ua/rubric-society/3662655-minosviti-cogoric-ocikue-na-224-tisaci-vstupnikiv-u-visi.html" text:style-name="Internet_20_link" text:visited-style-name="Visited_20_Internet_20_Link">
</text:a>
同时，政府从埃纳·斯皮林(Elena Spirin)副教育副部长埃琳娜·斯皮林(Elena Spirin)的职位上解放了腐蚀，这是从阿纳托利·库特斯沃尔(Anatoly Kutsevol)的国家秘书邮政部长，从国务卿CMU职位上。</text:p>
      <text:p text:style-name="P4">
内阁还暂时将卫生副总裁在亚历山大·瑞巴特(Alexander Ryabets)上履行了数字发展，数字化转型和数字化的职责。</text:p>
      <text:p text:style-name="P4">
<text:span text:style-name="T5">
foto：cmu</text:span>
</text:p>
      <text:p text:style-name="P4">
News Source: <text:a xlink:type="simple" xlink:href="https://www.ukrinform.ua/rubric-polytics/3691512-urad-priznaciv-ministru-osviti-zastupnika-z-evrointegracii.html" text:style-name="Internet_20_link" text:visited-style-name="Visited_20_Internet_20_Link">
https://www.ukrinform.ua/rubric-polytics/3691512-urad-priznaciv-ministru-osviti-zastupnika-z-evrointegracii.html</text:a>
</text:p>
      <!--NEWS-->
      <text:h text:style-name="P10" text:outline-level="1">
<text:span text:style-name="T4">
在基辅，一个“替换”复古者的人的怀疑被宣布为</text:span>
</text:h>
      <text:p text:style-name="P4">
作者: Ukrinform (Person)</text:p>
      <text:p text:style-name="P4">
出版商: Укринформ (Organization)</text:p>
      <text:p text:style-name="P4">
出版时间: 2023-04-04T17:06:00+03:00</text:p>
      <text:p text:style-name="P4">
修改时间: 2023-04-04T17:06:00+03:00</text:p>
      <text:p text:style-name="P4">
描述: 执法人员宣布怀疑一名男子，该男子在基辅的Retrovville购物中心涉嫌准备爆炸的情况下留下了虚假的报告。  - 乌克林。</text:p>
      <text:p text:style-name="P4">
图片: ["<text:a xlink:type="simple" xlink:href="https://static.ukrinform.com/photos/2022_06/thumb_files/630_360_1654780875-659.jpg" text:style-name="Internet_20_link" text:visited-style-name="Visited_20_Internet_20_Link">
630_360_16547...</text:a>
"]</text:p>
      <text:p text:style-name="P4">
标签: ['Мінування', 'Підозра', 'Київ', 'ТРЦ']</text:p>
      <text:p text:style-name="P4">
类型: Article</text:p>
      <!--METADATA-->
      <text:p text:style-name="P4">
<draw:frame draw:style-name="fr1" draw:name="Image139" text:anchor-type="as-char" svg:width="6.9236in" svg:height="3.956343in" draw:z-index="0">
<draw:image xlink:href="../Images/yкринформ/2023-04-04T17-06-00-03-00/630_360_1654780875-659.jpg" xlink:type="simple" xlink:show="embed" xlink:actuate="onLoad" draw:mime-type="image/jpeg"/>
</draw:frame>
执法人员宣布怀疑一名男子，该男子在Ukiev的Retrovville购物中心涉嫌准备爆炸。</text:p>
      <text:p text:style-name="P4">
根据乌克林福姆的说法，基辅城市检察官办公室向Utelegram报告了。</text:p>
      <text:p text:style-name="P4">
涉及的人被指控根据第1部分的犯罪委托。 259(故意虚假报告，以准备威胁人们死亡或其他严重后果的爆炸，纵火或其他枪支)乌克兰的刑法。</text:p>
      <text:p text:style-name="P4">
根据调查，3月15日担任收藏家的公民报道了有关爆炸“逆转”的特殊“ 102”。 结果，爆炸设备的检查，没有<text:a xlink:type="simple" xlink:href="https://www.ukrinform.ua/tag-vibuhivka" text:style-name="Internet_20_link" text:visited-style-name="Visited_20_Internet_20_Link">
</text:a>
没有溪流。</text:p>
      <text:p text:style-name="P4">
事件和拘留期间，没有人受伤。</text:p>
      <text:p text:style-name="P4">
发现犯罪是由流氓动机犯下的。</text:p>
      <text:p text:style-name="P4">
<text:span text:style-name="T4">
另请阅读：</text:span>
 <text:a xlink:type="simple" xlink:href="https://www.ukrinform.ua/rubric-kyiv/3691351-u-kievi-ogolosili-pidozru-sahraam-aki-brali-peredoplatu-za-neisnuuci-generatori.html" text:style-name="Internet_20_link" text:visited-style-name="Visited_20_Internet_20_Link">
</text:a>
法院已为攻击者选择了一项预审措施。调查正在进行中。</text:p>
      <text:p text:style-name="P4">
正如乌克林福姆报道的那样，俄罗斯特殊服务创建了一个在线社区，涉及乌克兰不同地区的孩子<text:a xlink:type="simple" xlink:href="https://www.ukrinform.ua/rubric-society/3688939-rosijski-specsluzbi-zalucaut-ditej-do-fejkovih-minuvan-v-ukraini-sbu.html" text:style-name="Internet_20_link" text:visited-style-name="Visited_20_Internet_20_Link">
</text:a>
</text:p>
      <text:p text:style-name="P4">
News Source: <text:a xlink:type="simple" xlink:href="https://www.ukrinform.ua/rubric-kyiv/3691523-u-kievi-ogolosili-pidozru-coloviku-akij-zaminuvav-trc-retrovil.html" text:style-name="Internet_20_link" text:visited-style-name="Visited_20_Internet_20_Link">
https://www.ukrinform.ua/rubric-kyiv/3691523-u-kievi-ogolosili-pidozru-coloviku-akij-zaminuvav-trc-retrovil.html</text:a>
</text:p>
      <!--NEWS-->
      <text:h text:style-name="P10" text:outline-level="1">
<text:span text:style-name="T4">
媒体：恩里克 - 主教练“切尔西”职位的候选人之一</text:span>
</text:h>
      <text:p text:style-name="P4">
作者: Ukrinform (Person)</text:p>
      <text:p text:style-name="P4">
出版商: Укринформ (Organization)</text:p>
      <text:p text:style-name="P4">
出版时间: 2023-04-04T17:07:57+03:00</text:p>
      <text:p text:style-name="P4">
修改时间: 2023-04-04T17:07:57+03:00</text:p>
      <text:p text:style-name="P4">
描述: 伦敦俱乐部最近发布了格雷厄姆·波特。  - 乌克林。</text:p>
      <text:p text:style-name="P4">
图片: ["<text:a xlink:type="simple" xlink:href="https://static.ukrinform.com/photos/2023_04/thumb_files/630_360_1680617142-541.jpg" text:style-name="Internet_20_link" text:visited-style-name="Visited_20_Internet_20_Link">
630_360_16806...</text:a>
"]</text:p>
      <text:p text:style-name="P4">
标签: ['Челсі', 'Футбол']</text:p>
      <text:p text:style-name="P4">
类型: Article</text:p>
      <!--METADATA-->
      <text:p text:style-name="P4">
<draw:frame draw:style-name="fr1" draw:name="Image140" text:anchor-type="as-char" svg:width="6.9236in" svg:height="3.956343in" draw:z-index="0">
<draw:image xlink:href="../Images/yкринформ/2023-04-04T17-07-57-03-00/630_360_1680617142-541.jpg" xlink:type="simple" xlink:show="embed" xlink:actuate="onLoad" draw:mime-type="image/jpeg"/>
</draw:frame>
伦敦俱乐部最近发布了格雷厄姆·波特。</text:p>
      <text:p text:style-name="P4">
西班牙国家队路易斯·恩里克(Luis Enrique)的前主教练正在与切尔西(Chelsea)进行谈判，<text:a xlink:type="simple" xlink:href="https://as.com/futbol/internacional/luis-enrique-habla-con-el-chelsea-n/" text:style-name="Internet_20_link" text:visited-style-name="Visited_20_Internet_20_Link">
</text:a>
如报道，乌克林福姆报道。</text:p>
      <text:p text:style-name="P4">
各方已经开始讨论合同。</text:p>
      <text:p text:style-name="P4">
据报道，路易斯·恩里克(Luis Enrique)希望领导APL俱乐部，并能够看到具有明确目标和发展计划的长期项目。 这也被称为主教练“热刺”职位的竞争者。</text:p>
      <text:p text:style-name="P4">
路易斯·恩里克(Luis Enrique)在20122年卡塔尔(20122年世界杯)的1/8决赛中击败摩洛哥后，于12月离开西班牙。 自2018年以来，专家一直领导Furia Roch。 此前，恩里克(Enrique)训练有素的罗马，塞尔塔(Celta)和巴塞罗那(Barcelona)。</text:p>
      <text:p text:style-name="P4">
主教练“切尔西”候选人和罗伯托·德·米尔比的其他候选人以及其他候选人的主教练。</text:p>
      <text:p text:style-name="P4">
<text:span text:style-name="T4">
另请阅读：</text:span>
 <text:a xlink:type="simple" xlink:href="https://www.ukrinform.ua/rubric-sports/3690723-celsi-zvilniv-grema-pottera.html" text:style-name="Internet_20_link" text:visited-style-name="Visited_20_Internet_20_Link">
</text:a>
据乌克林福姆报道，切尔西释放了Grampotter的主教练。 波特·布鲁诺·萨尔托(Potter Bruno Saltor)将暂时代理主教练。</text:p>
      <text:p text:style-name="P4">
照片：Getty图像</text:p>
      <text:p text:style-name="P4">
News Source: <text:a xlink:type="simple" xlink:href="https://www.ukrinform.ua/rubric-sports/3691520-zmi-enrike-odin-iz-kandidativ-na-posadu-golovnogo-trenera-celsi.html" text:style-name="Internet_20_link" text:visited-style-name="Visited_20_Internet_20_Link">
https://www.ukrinform.ua/rubric-sports/3691520-zmi-enrike-odin-iz-kandidativ-na-posadu-golovnogo-trenera-celsi.html</text:a>
</text:p>
      <!--NEWS-->
      <text:h text:style-name="P10" text:outline-level="1">
<text:span text:style-name="T4">
福布斯（Forbes）世界上最富有的人成为路易·威登（Louis Vuitton）的负责人</text:span>
</text:h>
      <text:p text:style-name="P4">
作者: Ukrinform (Person)</text:p>
      <text:p text:style-name="P4">
出版商: Укринформ (Organization)</text:p>
      <text:p text:style-name="P4">
出版时间: 2023-04-04T17:20:00+03:00</text:p>
      <text:p text:style-name="P4">
修改时间: 2023-04-04T17:20:00+03:00</text:p>
      <text:p text:style-name="P4">
描述: 根据《福布斯》杂志的评级，最富有者的第一个职位是由豪华的Louis Vuitton Group的头和最大的股东夺取的，该集团的伯纳德·阿诺（Bernard Arno）搬到了SpaceX创始人Ilona Mask的第二位。  - 乌克林。</text:p>
      <text:p text:style-name="P4">
图片: ["<text:a xlink:type="simple" xlink:href="https://static.ukrinform.com/photos/2018_04/thumb_files/630_360_1523085372-2259.jpg" text:style-name="Internet_20_link" text:visited-style-name="Visited_20_Internet_20_Link">
630_360_15230...</text:a>
"]</text:p>
      <text:p text:style-name="P4">
标签: ['Forbes', 'Рейтинг', 'Гроші', 'Бернар Арно']</text:p>
      <text:p text:style-name="P4">
类型: Article</text:p>
      <!--METADATA-->
      <text:p text:style-name="P4">
<draw:frame draw:style-name="fr1" draw:name="Image141" text:anchor-type="as-char" svg:width="6.9236in" svg:height="3.956343in" draw:z-index="0">
<draw:image xlink:href="../Images/yкринформ/2023-04-04T17-20-00-03-00/630_360_1523085372-2259.jpg" xlink:type="simple" xlink:show="embed" xlink:actuate="onLoad" draw:mime-type="image/jpeg"/>
</draw:frame>
根据《福布斯》杂志的评级，最富有者的第一个职位是生产该物体的公司伯纳德·阿诺(Bernard Arno)的最大股东路易·威登(Louis Vuitton)的领导者，搬到了SpaceXilon Mask的创始人的第二阶段。</text:p>
      <text:p text:style-name="P4">
这报告了<text:a xlink:type="simple" xlink:href="https://www.forbes.com/billionaires/" text:style-name="Internet_20_link" text:visited-style-name="Visited_20_Internet_20_Link">
</text:a>
，报道乌克林福姆。</text:p>
      <text:p text:style-name="P4">
<text:span text:style-name="T5">
如前所述，法国人阿诺(Arno)首次</text:span>
<text:span text:style-name="T5">
 headed </text:span>
<text:span text:style-name="T5">
 <text:a xlink:type="simple" xlink:href="https://www.ukrinform.ua/tag-rejting" text:style-name="Internet_20_link" text:visited-style-name="Visited_20_Internet_20_Link">
</text:a>
。 他的财富估计为211亿美元。 他是唯一一位资本超过2000亿美元的评级商人。 </text:span>
在<text:span text:style-name="T4">
第二个</text:span>
据福布斯(Forbes(1800亿美元)，特斯拉汽车公司的所有者，SpaceX Space Company，Twitter社交网络。 <text:span text:style-name="T4">
<text:span text:style-name="T5">
第三个</text:span>
*由Amazon Corporation American Jeff Bezos的所有者占据(1,140亿美元).   * На </text:span>
четвертому<text:span text:style-name="T4">
 місці у списку - американець Ларрі Еллісон (10070亿)，Oracle的共同创始人 - 大型制造商和业务和服务器设备的供应商。 </text:span>
<text:span text:style-name="T5">
第五</text:span>
*被美国沃伦·巴菲特(American Warren Buffett)占领(10060亿美元)，投资集团伯克希尔·哈撒韦(Berkshire Hathaway(从电池生产到快餐网络).</text:p>
      <text:p text:style-name="P4">
<text:span text:style-name="T4">
Читайте також:</text:span>
 <text:a xlink:type="simple" xlink:href="https://www.ukrinform.ua/rubric-technology/3686455-kitaj-vtracae-milarderiv-cerez-represii-proti-tehnosektora.html" text:style-name="Internet_20_link" text:visited-style-name="Visited_20_Internet_20_Link">
 </text:a>
到 <text:a xlink:type="simple" xlink:href="https://forbes.ua/richest/forbes-onoviv-reyting-naybagatshikh-lyudey-svitu-khto-z-ukrainskikh-milyarderiv-potrapiv-do-spisku-04042023-12825" text:style-name="Internet_20_link" text:visited-style-name="Visited_20_Internet_20_Link">
</text:a>
还吸引了五位乌克兰亿万富翁。 Rinat Akhmetov最富有的乌克兰人是最富有的乌克兰人。(21亿美元)，瓦迪姆诺夫斯基(14亿美元)，Konstantin Zhevago(13亿美元)和Gennady Bogolyubov(11亿美元).</text:p>
      <text:p text:style-name="P4">
News Source: <text:a xlink:type="simple" xlink:href="https://www.ukrinform.ua/rubric-economy/3691524-najbagatsou-ludinou-svitu-za-versieu-forbes-stav-glava-louis-vuitton.html" text:style-name="Internet_20_link" text:visited-style-name="Visited_20_Internet_20_Link">
https://www.ukrinform.ua/rubric-economy/3691524-najbagatsou-ludinou-svitu-za-versieu-forbes-stav-glava-louis-vuitton.html</text:a>
</text:p>
      <!--NEWS-->
      <text:h text:style-name="P10" text:outline-level="1">
<text:span text:style-name="T4">
Zelensky和Shmigal在北约的入境中向芬兰打招呼</text:span>
</text:h>
      <text:p text:style-name="P4">
作者: Ukrinform (Person)</text:p>
      <text:p text:style-name="P4">
出版商: Укринформ (Organization)</text:p>
      <text:p text:style-name="P4">
出版时间: 2023-04-04T17:23:00+03:00</text:p>
      <text:p text:style-name="P4">
修改时间: 2023-04-04T17:23:00+03:00</text:p>
      <text:p text:style-name="P4">
描述: 乌克兰沃迪米尔·泽伦斯基（Ukraine Volodymyr Zelensky）总裁兼总理丹尼斯·施米格尔（Denis Shmigal）祝贺芬兰北约。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Фінляндія', 'НАТО', 'Зеленський']</text:p>
      <text:p text:style-name="P4">
类型: Article</text:p>
      <!--METADATA-->
      <text:p text:style-name="P4">
<draw:frame draw:style-name="fr1" draw:name="Image142" text:anchor-type="as-char" svg:width="6.9236in" svg:height="3.956343in" draw:z-index="0">
<draw:image xlink:href="../Images/yкринформ/2023-04-04T17-23-00-03-00/630_360_1679682020-565.jpeg" xlink:type="simple" xlink:show="embed" xlink:actuate="onLoad" draw:mime-type="image/jpeg"/>
</draw:frame>
乌克兰沃迪米尔·泽伦斯基(Ukraine Volodymyr Zelensky)和总理丹尼斯·史密斯(Denis Shmigal)欢迎北约。</text:p>
      <text:p text:style-name="P4">
国家元首在<text:a xlink:type="simple" xlink:href="https://t.me/V_Zelenskiy_official/5754" text:style-name="Internet_20_link" text:visited-style-name="Visited_20_Internet_20_Link">
</text:a>
传输乌克林。</text:p>
      <text:p text:style-name="P4">
“恭喜芬兰和北约加入74岁的苏利·尼恩斯托(Sauli Niinsto)。</text:p>
      <text:p text:style-name="P4">
他还表示希望维尔纽斯峰会能带来乌克兰欧洲 - 大西洋的目的。</text:p>
      <text:p text:style-name="P4">
<text:span text:style-name="T4">
另请阅读：</text:span>
 <text:a xlink:type="simple" xlink:href="https://www.ukrinform.ua/rubric-world/3691381-stoltenberg-privitav-finlandiu-iz-vstupom-do-nato.html" text:style-name="Internet_20_link" text:visited-style-name="Visited_20_Internet_20_Link">
</text:a>
总理丹尼斯·施米加尔(Denis Schmigal)指出，乌克兰正在驱逐出来，以支持芬兰加速加入北约。</text:p>
      <text:p text:style-name="P4">
“乌克兰欢迎芬兰加入北约。 欧洲越来越强。 我们期待着乌克兰将来加速加入联盟的加速加入芬兰。” []政府负责人写道。(https://twitter.com/Denys_Shmyhal/status/1643239541430448136?cxt=HHwWkMCzvYPq-s0tAAAA)Verkhovna Rada主席Ruslan Stefanchuk在[]中强调(https://www.facebook.com/100058105416952/posts/pfbid0S4AjS6EvMo5iDE4cPLjTGCGjrUwYX5PzsTV8xQ1DzTTfnPGv3LYBGKAt1P5mDsmhl/?)在芬兰加入北大西洋联盟之后，俄罗斯北约之间的边界延伸了1340公里。</text:p>
      <text:p text:style-name="P4">
“可以说是24.02.2022俄罗斯，以白俄罗斯为代价，”延伸说：“它的边界1084公里。04.04.204.2023芬兰成为北约成员国31.北约成员国。袭击和北约的边界持续了1340公里，”  - 说演讲者。</text:p>
      <text:p text:style-name="P4">
他称象征性的是在其基础当天，北约变得更加意识到并加强了边界。</text:p>
      <text:p text:style-name="P4">
Stefanchuk说：“我相信乌克兰也将加入联盟的一天。</text:p>
      <text:p text:style-name="P4">
正如乌克林福姆报道的<text:a xlink:type="simple" xlink:href="https://www.ukrinform.ua/tag-finlandia" text:style-name="Internet_20_link" text:visited-style-name="Visited_20_Internet_20_Link">
</text:a>
4月4日成为北约成员。</text:p>
      <text:p text:style-name="P4">
为了回应俄罗斯对乌克兰的侵略，芬兰和瑞典申请了北约。 在2022年6月的北约马德里峰会上，两位乌克兰人都被邀请加入联盟。 如今，芬兰已经管理了入学程序，而瑞典继续与土耳其进行谈判，并在该条目中批准了该协议。</text:p>
      <text:p text:style-name="P4">
北约峰会定于7月11日至12日在维尔纽斯举行。</text:p>
      <text:p text:style-name="P4">
News Source: <text:a xlink:type="simple" xlink:href="https://www.ukrinform.ua/rubric-polytics/3691526-zelenskij-privitav-finlandiu-zi-vstupom-u-nato.html" text:style-name="Internet_20_link" text:visited-style-name="Visited_20_Internet_20_Link">
https://www.ukrinform.ua/rubric-polytics/3691526-zelenskij-privitav-finlandiu-zi-vstupom-u-nato.html</text:a>
</text:p>
      <!--NEWS-->
      <text:h text:style-name="P10" text:outline-level="1">
<text:span text:style-name="T4">
大约有4,000名俄罗斯军队 - 白俄罗斯的边防部队</text:span>
</text:h>
      <text:p text:style-name="P4">
作者: Ukrinform (Person)</text:p>
      <text:p text:style-name="P4">
出版商: Укринформ (Organization)</text:p>
      <text:p text:style-name="P4">
出版时间: 2023-04-04T17:24:07+03:00</text:p>
      <text:p text:style-name="P4">
修改时间: 2023-04-04T17:24:07+03:00</text:p>
      <text:p text:style-name="P4">
描述: 今天，在白俄罗斯的领土上，俄罗斯联邦的四千多名军人在训练中心接受培训。 没有任何震惊团体可以准备入侵乌克兰领土。  - 乌克林。</text:p>
      <text:p text:style-name="P4">
图片: ["<text:a xlink:type="simple" xlink:href="https://static.ukrinform.com/photos/2022_08/thumb_files/630_360_1659442133-180.jpg" text:style-name="Internet_20_link" text:visited-style-name="Visited_20_Internet_20_Link">
630_360_16594...</text:a>
"]</text:p>
      <text:p text:style-name="P4">
标签: ['білорусь', 'Російські військові', 'Демченко', 'Війна з росією', 'Єдині новини']</text:p>
      <text:p text:style-name="P4">
类型: Article</text:p>
      <!--METADATA-->
      <text:p text:style-name="P4">
<draw:frame draw:style-name="fr1" draw:name="Image143" text:anchor-type="as-char" svg:width="6.9236in" svg:height="3.956343in" draw:z-index="0">
<draw:image xlink:href="../Images/yкринформ/2023-04-04T17-24-07-03-00/630_360_1659442133-180.jpg" xlink:type="simple" xlink:show="embed" xlink:actuate="onLoad" draw:mime-type="image/jpeg"/>
</draw:frame>
今天的白俄罗斯的加入刚好是俄罗斯联邦的四千多名军人，该军人在训练中心接受了培训。浅滩集团准备入侵乌克兰领土。</text:p>
      <text:p text:style-name="P4">
根据乌克林福姆的说法，唯一的新闻据报道了州边境服务部的安德烈·登申科(Andrey Demchenko)。</text:p>
      <text:p text:style-name="P4">
“在领土上<text:a xlink:type="simple" xlink:href="https://www.ukrinform.ua/tag-bilorus" text:style-name="Internet_20_link" text:visited-style-name="Visited_20_Internet_20_Link">
</text:a>
俄罗斯军队继续存在。 根据我们的数据，它的数据超过四千名服务人员，这些数据比以前的数据低一些，实际上，俄罗斯军队现在利用白俄罗斯领土来教授单位，持续旋转。 发言人说。</text:p>
      <text:p text:style-name="P4">
<text:span text:style-name="T4">
另请阅读：</text:span>
 <text:a xlink:type="simple" xlink:href="https://www.ukrinform.ua/rubric-world/3691367-sojgu-zaaviv-so-rosia-peredala-bilorusi-iskanderi-zdatni-nesti-aderni-raketi.html" text:style-name="Internet_20_link" text:visited-style-name="Visited_20_Internet_20_Link">
</text:a>
Demchenko还报告说，在乌克兰边境附近的白俄罗斯俄罗斯军队中没有军事装备或人员传播。</text:p>
      <text:p text:style-name="P4">
Demchenko说：“大多数情况下，他们都在白俄罗斯的垃圾填埋场上，但是尽管发生了一切，但我们的主要任务是拥有强大的防御，以便有可能击退敌人。”</text:p>
      <text:p text:style-name="P4">
他补充说，乌克兰继续加强与白俄罗斯和俄罗斯联合会的边界，以实现这一方向上发生的任何侵略行为。</text:p>
      <text:p text:style-name="P4">
发言人还保证，今天的敌人的震惊分组在白俄罗斯人。</text:p>
      <text:p text:style-name="P4">
Demchenko说：“幸运的是，目前，白俄罗斯目前还没有令人震惊的单位，准备入侵乌克兰领土。”</text:p>
      <text:p text:style-name="P4">
<text:span text:style-name="T4">
另请阅读：</text:span>
 <text:a xlink:type="simple" xlink:href="https://www.ukrinform.ua/rubric-ato/3691106-naev-rozpoviv-pro-gotovnist-sil-oboroni-na-kordoni-z-bilorussu.html" text:style-name="Internet_20_link" text:visited-style-name="Visited_20_Internet_20_Link">
</text:a>
据报道，俄罗斯国防部长谢尔盖·肖古(Sergey Shoigu)在与该国武装部队的选择者会议上报告<text:a xlink:type="simple" xlink:href="https://www.ukrinform.ua/rubric-world/3691367-sojgu-zaaviv-so-rosia-peredala-bilorusi-iskanderi-zdatni-nesti-aderni-raketi.html" text:style-name="Internet_20_link" text:visited-style-name="Visited_20_Internet_20_Link">
</text:a>
。</text:p>
      <text:p text:style-name="P4">
今天，在布鲁塞尔，在与美国国务卿阿托尼布林肯(Atoniblinken)会面后，高级欧盟代表约瑟夫·博雷尔(Josep Borrel系统。</text:p>
      <text:p text:style-name="P4">
News Source: <text:a xlink:type="simple" xlink:href="https://www.ukrinform.ua/rubric-ato/3691525-u-bilorusi-prohodat-navcanna-blizko-4000-rosijskih-vijskovih-prikordonniki.html" text:style-name="Internet_20_link" text:visited-style-name="Visited_20_Internet_20_Link">
https://www.ukrinform.ua/rubric-ato/3691525-u-bilorusi-prohodat-navcanna-blizko-4000-rosijskih-vijskovih-prikordonniki.html</text:a>
</text:p>
      <!--NEWS-->
      <text:h text:style-name="P10" text:outline-level="1">
<text:span text:style-name="T4">
新的美国军事援助套餐去了乌克兰：库莱巴见面眨眼</text:span>
</text:h>
      <text:p text:style-name="P4">
作者: Ukrinform (Person)</text:p>
      <text:p text:style-name="P4">
出版商: Укринформ (Organization)</text:p>
      <text:p text:style-name="P4">
出版时间: 2023-04-04T17:29:00+03:00</text:p>
      <text:p text:style-name="P4">
修改时间: 2023-04-04T17:29:00+03:00</text:p>
      <text:p text:style-name="P4">
描述: 乌克兰·德米特罗·库莱巴（Ukraine Dmytro Kuleba）的外交大臣在布鲁塞尔与美国国务卿安东尼·布林肯（Anthony Blinken）会面后说，新的军事援助已经前往乌克兰。  - 乌克林。</text:p>
      <text:p text:style-name="P4">
图片: ["<text:a xlink:type="simple" xlink:href="https://static.ukrinform.com/photos/2023_04/thumb_files/630_360_1680620816-839.jpeg" text:style-name="Internet_20_link" text:visited-style-name="Visited_20_Internet_20_Link">
630_360_16806...</text:a>
", "<text:a xlink:type="simple" xlink:href="https://static.ukrinform.com/photos/2023_04/1680618657-105.jpeg" text:style-name="Internet_20_link" text:visited-style-name="Visited_20_Internet_20_Link">
1680618657-10...</text:a>
", "<text:a xlink:type="simple" xlink:href="https://static.ukrinform.com/photos/2023_04/1680620816-441.jpeg" text:style-name="Internet_20_link" text:visited-style-name="Visited_20_Internet_20_Link">
1680620816-44...</text:a>
", "<text:a xlink:type="simple" xlink:href="https://static.ukrinform.com/photos/2023_04/1680620817-364.jpeg" text:style-name="Internet_20_link" text:visited-style-name="Visited_20_Internet_20_Link">
1680620817-36...</text:a>
", "<text:a xlink:type="simple" xlink:href="https://static.ukrinform.com/photos/2023_04/1680620817-624.jpeg" text:style-name="Internet_20_link" text:visited-style-name="Visited_20_Internet_20_Link">
1680620817-62...</text:a>
"]</text:p>
      <text:p text:style-name="P4">
标签: ['Кулеба', 'США', 'Зброя', 'Блінкен', 'Війна з росією']</text:p>
      <text:p text:style-name="P4">
类型: Article</text:p>
      <!--METADATA-->
      <text:p text:style-name="P4">
<draw:frame draw:style-name="fr1" draw:name="Image144" text:anchor-type="as-char" svg:width="6.9236in" svg:height="3.956343in" draw:z-index="0">
<draw:image xlink:href="../Images/yкринформ/2023-04-04T17-29-00-03-00/630_360_1680620816-839.jpeg" xlink:type="simple" xlink:show="embed" xlink:actuate="onLoad" draw:mime-type="image/jpeg"/>
</draw:frame>
在布鲁塞尔与美国国务卿安东尼·布林肯(Anthony Blinken)会面后，乌克兰法律部长报告说，新的军事援助正在前往乌克兰。</text:p>
      <text:p text:style-name="P4">
乌克兰外交负责人在<text:a xlink:type="simple" xlink:href="https://twitter.com/DmytroKuleba/status/1643246743352377345" text:style-name="Internet_20_link" text:visited-style-name="Visited_20_Internet_20_Link">
</text:a>
，报道乌克林福姆。</text:p>
      <text:p text:style-name="P4">
“他很高兴与美国国务卿安东尼·眨眼会见。新的包装援助已经前往乌克兰，以帮助我们从俄罗斯的占领中解放更多。我感谢美国坚决对乌克兰的支持。”(https://www.ukrinform.ua/tag-kuleba) .</text:p>
      <text:p text:style-name="P4">
<draw:frame draw:style-name="fr1" draw:name="Image145" text:anchor-type="as-char" svg:width="6.9236in" svg:height="4.734521in" draw:z-index="0">
<draw:image xlink:href="../Images/yкринформ/2023-04-04T17-29-00-03-00/1680618657-105.jpeg" xlink:type="simple" xlink:show="embed" xlink:actuate="onLoad" draw:mime-type="image/jpeg"/>
</draw:frame>
这位部长补充说，他们和眨眼也对维尔纽斯北约峰会前夕的当前报价发表了看法。</text:p>
      <text:p text:style-name="P4">
<text:span text:style-name="T4">
另请阅读：</text:span>
 <text:a xlink:type="simple" xlink:href="https://www.ukrinform.ua/rubric-world/3691443-ssa-i-es-edini-u-pidtrimci-ukraini-u-zahisti-proti-rosijskoi-agresii-blinken.html" text:style-name="Internet_20_link" text:visited-style-name="Visited_20_Internet_20_Link">
</text:a>
</text:p>
      <text:p text:style-name="P4">
<draw:frame draw:style-name="fr1" draw:name="Image146" text:anchor-type="as-char" svg:width="6.9236in" svg:height="3.89773in" draw:z-index="0">
<draw:image xlink:href="../Images/yкринформ/2023-04-04T17-29-00-03-00/1680620816-441.jpeg" xlink:type="simple" xlink:show="embed" xlink:actuate="onLoad" draw:mime-type="image/jpeg"/>
</draw:frame>
如<text:a xlink:type="simple" xlink:href="https://www.state.gov/secretary-blinkens-meeting-with-ukrainian-foreign-minister-kuleba-8/" text:style-name="Internet_20_link" text:visited-style-name="Visited_20_Internet_20_Link">
</text:a>
美国国务院据布鲁塞尔说，乌克兰人民的布鲁塞尔·安东尼·布林克尼(Anthony Blinken)和德米特里·库尔巴(Dmitry Kuleba)拒绝了俄罗斯联邦的残酷行为，并以强大而独立的民主与乌克兰见面。</text:p>
      <text:p text:style-name="P4">
<draw:frame draw:style-name="fr1" draw:name="Image147" text:anchor-type="as-char" svg:width="6.9236in" svg:height="3.89773in" draw:z-index="0">
<draw:image xlink:href="../Images/yкринформ/2023-04-04T17-29-00-03-00/1680620817-364.jpeg" xlink:type="simple" xlink:show="embed" xlink:actuate="onLoad" draw:mime-type="image/jpeg"/>
</draw:frame>
该文件指出：“国务卿已经确认了乌克兰 - 纳托合作的支持，以及对乌克兰对乌克兰辩护的发展的长期承诺。”</text:p>
      <text:p text:style-name="P4">
各方讨论了，包括对乌克兰派塞尔的进一步军事支持。</text:p>
      <text:p text:style-name="P4">
<draw:frame draw:style-name="fr1" draw:name="Image148" text:anchor-type="as-char" svg:width="6.9236in" svg:height="4.622144in" draw:z-index="0">
<draw:image xlink:href="../Images/yкринформ/2023-04-04T17-29-00-03-00/1680620817-624.jpeg" xlink:type="simple" xlink:show="embed" xlink:actuate="onLoad" draw:mime-type="image/jpeg"/>
</draw:frame>
声明强调：“国务卿强调了乌克兰未来作为一个强大，独立和民主国家的重要性。”</text:p>
      <text:p text:style-name="P4">
据报道，白宫周一宣布了另一套为乌克兰的国防援助。</text:p>
      <text:p text:style-name="P4">
上周，美国机构路透社参考了政府的来源报告<text:a xlink:type="simple" xlink:href="https://www.ukrinform.ua/rubric-ato/3690109-ssa-gotuut-novij-paket-vijskovoi-dopomogi-ukraini-na-26-milarda-reuters.html" text:style-name="Internet_20_link" text:visited-style-name="Visited_20_Internet_20_Link">
</text:a>
。</text:p>
      <text:p text:style-name="P4">
<text:span text:style-name="T5">
foto：@dmytrokuleba，@secblinken</text:span>
</text:p>
      <text:p text:style-name="P4">
News Source: <text:a xlink:type="simple" xlink:href="https://www.ukrinform.ua/rubric-polytics/3691529-novij-paket-vijskovoi-dopomogi-ssa-pramue-v-ukrainu-kuleba.html" text:style-name="Internet_20_link" text:visited-style-name="Visited_20_Internet_20_Link">
https://www.ukrinform.ua/rubric-polytics/3691529-novij-paket-vijskovoi-dopomogi-ssa-pramue-v-ukrainu-kuleba.html</text:a>
</text:p>
      <!--NEWS-->
      <text:h text:style-name="P10" text:outline-level="1">
<text:span text:style-name="T4">
美国和欧盟支持乌克兰和摩尔多瓦向纯净能源的过渡</text:span>
</text:h>
      <text:p text:style-name="P4">
作者: Ukrinform (Person)</text:p>
      <text:p text:style-name="P4">
出版商: Укринформ (Organization)</text:p>
      <text:p text:style-name="P4">
出版时间: 2023-04-04T17:32:36+03:00</text:p>
      <text:p text:style-name="P4">
修改时间: 2023-04-04T17:32:36+03:00</text:p>
      <text:p text:style-name="P4">
描述: 美国欧盟能源委员会打算继续支持乌克兰和摩尔多瓦共和国，以促进其能源综合体向纯净能源的长期过渡。  - 乌克林。</text:p>
      <text:p text:style-name="P4">
图片: ["<text:a xlink:type="simple" xlink:href="https://static.ukrinform.com/photos/2019_02/thumb_files/630_360_1551122815-267.jpg" text:style-name="Internet_20_link" text:visited-style-name="Visited_20_Internet_20_Link">
630_360_15511...</text:a>
"]</text:p>
      <text:p text:style-name="P4">
标签: ['Енергетика', 'Євросоюз', 'Молдова', 'Україна']</text:p>
      <text:p text:style-name="P4">
类型: Article</text:p>
      <!--METADATA-->
      <text:p text:style-name="P4">
<draw:frame draw:style-name="fr1" draw:name="Image149" text:anchor-type="as-char" svg:width="6.9236in" svg:height="3.956343in" draw:z-index="0">
<draw:image xlink:href="../Images/yкринформ/2023-04-04T17-32-36-03-00/630_360_1551122815-267.jpg" xlink:type="simple" xlink:show="embed" xlink:actuate="onLoad" draw:mime-type="image/jpeg"/>
</draw:frame>
美国欧盟能源委员会打算继续得到乌克兰和摩尔多瓦共和国的支持，以促进其能源综合体向纯净能源的长期过渡。</text:p>
      <text:p text:style-name="P4">
这在[]中指出(http://www.state.gov/joint-statement-on-the-u-s-eu-energy-council-2/)乌克林福姆报道，理事会发表了关于在布鲁塞尔举行的会议的结果。</text:p>
      <text:p text:style-name="P4">
“在成功同步乌克兰和摩尔多瓦与电网络[]之后(https://www.ukrinform.ua/tag-evrosouz)该委员会打算继续维持乌克兰的快速恢复和重建，以及通过促进其长期经济清洁能源的经济过渡来支持乌克兰和摩尔多瓦。”</text:p>
      <text:p text:style-name="P4">
值得注意的是，美国和欧盟将通过2022年成立的支持论坛提供紧急能源援助。 特别是，G7+ Procoordination论坛和乌克兰国际咨询能源委员会以及其他平台。</text:p>
      <text:p text:style-name="P4">
该理事会还确认，乌克兰，摩尔多瓦及其公民 - 埃夫罗修斯(Evrosius)的未来。</text:p>
      <text:p text:style-name="P4">
同时，美国欧盟委员会谴责了纳扎普什(Nazaposhi NPP)俄罗斯的危险行动，并宣布对IAEA努力的全力支持。</text:p>
      <text:p text:style-name="P4">
该文件强调：“美国和欧盟强烈敦促俄罗斯从Zaporizhhya NPP中撤出其员工，并将其完全控制给其法律所有者 - 乌克兰。”</text:p>
      <text:p text:style-name="P4">
此外，据指出，理事会打算继续减少对核材料和燃料周期服务的RFF供应的依赖，并支持受影响的欧盟成员国为电台多元化的努力。</text:p>
      <text:p text:style-name="P4">
<text:span text:style-name="T4">
另请阅读：</text:span>
 <text:a xlink:type="simple" xlink:href="https://www.ukrinform.ua/rubric-economy/3690309-ukraina-planue-stati-habom-evropi-u-rozvitku-vidnovluvanoi-energetiki.html" text:style-name="Internet_20_link" text:visited-style-name="Visited_20_Internet_20_Link">
</text:a>
美国欧盟 - 欧盟能源委员会是一个高级机构，成立于2009年，目的是协调增强兴趣的战略能源问题，并在研发方面的合作。</text:p>
      <text:p text:style-name="P4">
News Source: <text:a xlink:type="simple" xlink:href="https://www.ukrinform.ua/rubric-economy/3691530-ssa-i-evrosouz-pidtrimuut-perehid-ukraini-i-moldovi-do-cistoi-energii.html" text:style-name="Internet_20_link" text:visited-style-name="Visited_20_Internet_20_Link">
https://www.ukrinform.ua/rubric-economy/3691530-ssa-i-evrosouz-pidtrimuut-perehid-ukraini-i-moldovi-do-cistoi-energii.html</text:a>
</text:p>
      <!--NEWS-->
      <text:h text:style-name="P10" text:outline-level="1">
<text:span text:style-name="T4">
从全面入侵的开始开始，乌克兰已从囚禁中返回2005年的人-GUR -GUR</text:span>
</text:h>
      <text:p text:style-name="P4">
作者: Ukrinform (Person)</text:p>
      <text:p text:style-name="P4">
出版商: Укринформ (Organization)</text:p>
      <text:p text:style-name="P4">
出版时间: 2023-04-04T17:33:00+03:00</text:p>
      <text:p text:style-name="P4">
修改时间: 2023-04-04T17:33:00+03:00</text:p>
      <text:p text:style-name="P4">
描述: 从俄罗斯联邦的全面入侵开始，乌克兰已从俄罗斯囚禁中返回2005年的人。  - 乌克林。</text:p>
      <text:p text:style-name="P4">
图片: ["<text:a xlink:type="simple" xlink:href="https://static.ukrinform.com/photos/2022_03/thumb_files/630_360_1646152322-572.jpg" text:style-name="Internet_20_link" text:visited-style-name="Visited_20_Internet_20_Link">
630_360_16461...</text:a>
"]</text:p>
      <text:p text:style-name="P4">
标签: ['Розвідка', 'Полонені', 'Війна з росією', 'Єдині новини']</text:p>
      <text:p text:style-name="P4">
类型: Article</text:p>
      <!--METADATA-->
      <text:p text:style-name="P4">
<draw:frame draw:style-name="fr1" draw:name="Image150" text:anchor-type="as-char" svg:width="6.9236in" svg:height="3.956343in" draw:z-index="0">
<draw:image xlink:href="../Images/yкринформ/2023-04-04T17-33-00-03-00/630_360_1646152322-572.jpg" xlink:type="simple" xlink:show="embed" xlink:actuate="onLoad" draw:mime-type="image/jpeg"/>
</draw:frame>
最初，俄罗斯联邦乌克兰的全面入侵从2005年的俄罗斯囚禁中返回。</text:p>
      <text:p text:style-name="P4">
乌克林福姆(Ukrinform)表示，国防部智力部主要局长安德里·尤索夫(Andriy Yusov)的记者在“统一新闻”的播放中。</text:p>
      <text:p text:style-name="P4">
<text:span text:style-name="T5">
video：单个新闻</text:span>
</text:p>
      <text:p text:style-name="P4">
“ 2005年乌克兰人从全面入侵的开始就被囚禁了。 不幸的是，如果我们在谈论平民，仍然有很多被囚禁或实际人质。 昨天，有12位乌克兰人设法返回：这是10名捍卫者，这些是我们的军人，是inaprians不同单位的代表。 主要是东方，也是哈尔基夫地区。 和两个平民。 五个加权的乌克兰人已从[]退回(https://www.ukrinform.ua/tag-poloneni)这是一种答案 -  3月24日，乌克兰按单方面命令转移了所有受伤的入侵者。 尤索夫说：“这是5名囚犯。</text:p>
      <text:p text:style-name="P4">
同时，俄罗斯返回了乌克兰人实际上受伤了五人。</text:p>
      <text:p text:style-name="P4">
<text:span text:style-name="T4">
另请阅读：</text:span>
 <text:a xlink:type="simple" xlink:href="https://www.ukrinform.ua/rubric-ato/3691449-dodomu-z-polonu-povernulis-40-zahisnikiv-zmiinogo-lubinec.html" text:style-name="Internet_20_link" text:visited-style-name="Visited_20_Internet_20_Link">
</text:a>
正如乌克林福姆报道的<text:a xlink:type="simple" xlink:href="https://www.ukrinform.ua/rubric-ato/3691043-ukraina-povernula-z-polonu-12-ludej-sered-nih-zahisniki-bahmuta.html" text:style-name="Internet_20_link" text:visited-style-name="Visited_20_Internet_20_Link">
</text:a>
被解放的是十名士兵，他们被Bilybakhmut，实验性和Orikhovo-vasylivka俘虏，Kreminna附近的Donetsk地区和Luhansk地区的Chervonopopivka占领。 被解放的捍卫者属于武装部队的甲夫人和中士，特别是第518个独立的特殊目的，第25个独立的空降大型旅，第95个独立的着陆旅，第56-Menzhari旅的第93座，第93，第57个单独的步枪营。 其余的被囚禁者 - 两名平民，侵略者被当作人质：来自Lipzharkiv地区和顿涅茨克地区的Mariupol村。</text:p>
      <text:p text:style-name="P4">
News Source: <text:a xlink:type="simple" xlink:href="https://www.ukrinform.ua/rubric-ato/3691537-vid-pocatku-povnomasstabnogo-vtorgnenna-ukraina-povernula-z-polonu-2005-osib-gur.html" text:style-name="Internet_20_link" text:visited-style-name="Visited_20_Internet_20_Link">
https://www.ukrinform.ua/rubric-ato/3691537-vid-pocatku-povnomasstabnogo-vtorgnenna-ukraina-povernula-z-polonu-2005-osib-gur.html</text:a>
</text:p>
      <!--NEWS-->
      <text:h text:style-name="P10" text:outline-level="1">
<text:span text:style-name="T4">
日本拒绝了指控</text:span>
</text:h>
      <text:p text:style-name="P4">
作者: Ukrinform (Person)</text:p>
      <text:p text:style-name="P4">
出版商: Укринформ (Organization)</text:p>
      <text:p text:style-name="P4">
出版时间: 2023-04-04T17:36:00+03:00</text:p>
      <text:p text:style-name="P4">
修改时间: 2023-04-04T17:36:00+03:00</text:p>
      <text:p text:style-name="P4">
描述: 日本驳回了俄罗斯私人贷方“苏夫堡”的指控，该指控是针对他实施的制裁的非法性，并指出，俄罗斯对乌克兰的不可控制的侵略应为俄罗斯联邦的代价高。  - 乌克林。</text:p>
      <text:p text:style-name="P4">
图片: ["<text:a xlink:type="simple" xlink:href="https://static.ukrinform.com/photos/2023_04/thumb_files/630_360_1680618950-534.jpg" text:style-name="Internet_20_link" text:visited-style-name="Visited_20_Internet_20_Link">
630_360_16806...</text:a>
"]</text:p>
      <text:p text:style-name="P4">
标签: ['Антиросійські санкції', 'Японія', 'Банк', 'Війна з росією']</text:p>
      <text:p text:style-name="P4">
类型: Article</text:p>
      <!--METADATA-->
      <text:p text:style-name="P4">
<draw:frame draw:style-name="fr1" draw:name="Image151" text:anchor-type="as-char" svg:width="6.9236in" svg:height="3.956343in" draw:z-index="0">
<draw:image xlink:href="../Images/yкринформ/2023-04-04T17-36-00-03-00/630_360_1680618950-534.jpg" xlink:type="simple" xlink:show="embed" xlink:actuate="onLoad" draw:mime-type="image/jpeg"/>
</draw:frame>
日本导致俄罗斯私人贷方“苏夫堡”的指控是针对他实施的制裁的原生动物，并表示俄罗斯对乌克兰的不可控制的俄罗斯联邦的代价很高。</text:p>
      <text:p text:style-name="P4">
正如乌克林福姆报道的那样，它报告了<text:a xlink:type="simple" xlink:href="https://www.reuters.com/business/japan-rejects-russian-sovcombanks-allegation-that-sanctions-are-illegal-2023-04-04/" text:style-name="Internet_20_link" text:visited-style-name="Visited_20_Internet_20_Link">
</text:a>
。</text:p>
      <text:p text:style-name="P4">
该出版物已经知道Sovkombank计划在法庭上提出上诉<text:a xlink:type="simple" xlink:href="https://www.ukrinform.ua/tag-sankcii" text:style-name="Internet_20_link" text:visited-style-name="Visited_20_Internet_20_Link">
</text:a>
，西方乌克兰人及其合作伙伴通过入侵俄罗斯对乌克兰进行了施加，并将开始在银行拥有股东的地方开始监禁。</text:p>
      <text:p text:style-name="P4">
“日本在包括七国集团国家在内的大众社区密切协调中对俄罗斯实施了严格的制裁。 制裁是根据相关立法实施的，因此我们不认为它们是非法引入的。</text:p>
      <text:p text:style-name="P4">
日本外交部说：“俄罗斯对乌克兰的侵略是一种彻底的行为，破坏了国家秩序本身的基础，重要的是要清楚地证明这种行动将以高昂的价格证明。”</text:p>
      <text:p text:style-name="P4">
被认为是13个“系统上重要的”信贷机构之一的索夫堡，由于限制而无法进入国外市场。</text:p>
      <text:p text:style-name="P4">
<text:span text:style-name="T4">
另请阅读：</text:span>
 <text:a xlink:type="simple" xlink:href="https://www.ukrinform.ua/rubric-world/3452380-najbilsij-bank-italii-pripiniv-finansuvanna-rosijskih-i-biloruskih-kontragentiv.html" text:style-name="Internet_20_link" text:visited-style-name="Visited_20_Internet_20_Link">
</text:a>
如报道<text:a xlink:type="simple" xlink:href="https://www.ukrinform.ua/rubric-world/3689744-aponia-rozsirila-spisok-tovariv-zaboronenih-do-eksportu-v-rosiu.html" text:style-name="Internet_20_link" text:visited-style-name="Visited_20_Internet_20_Link">
</text:a>
3月的最后一天，日本经济，贸易和商业部已将被禁止的货物从出口到俄罗斯，包括钢铁，铝和飞机，包括无人机。</text:p>
      <text:p text:style-name="P4">
此外，禁止日本公司向俄罗斯出口各种各样的工业用品，例如建筑设备，船舶发动机，测试设备和光学设备。</text:p>
      <text:p text:style-name="P4">
News Source: <text:a xlink:type="simple" xlink:href="https://www.ukrinform.ua/rubric-economy/3691536-aponia-vidkinula-zvinuvacenna-rosijskogo-sovkombanku-v-nezakonnosti-sankcij.html" text:style-name="Internet_20_link" text:visited-style-name="Visited_20_Internet_20_Link">
https://www.ukrinform.ua/rubric-economy/3691536-aponia-vidkinula-zvinuvacenna-rosijskogo-sovkombanku-v-nezakonnosti-sankcij.html</text:a>
</text:p>
      <!--NEWS-->
      <text:h text:style-name="P10" text:outline-level="1">
<text:span text:style-name="T4">
MKIP批准了今年的事件的计划</text:span>
</text:h>
      <text:p text:style-name="P4">
作者: Ukrinform (Person)</text:p>
      <text:p text:style-name="P4">
出版商: Укринформ (Organization)</text:p>
      <text:p text:style-name="P4">
出版时间: 2023-04-04T17:36:46+03:00</text:p>
      <text:p text:style-name="P4">
修改时间: 2023-04-04T17:36:46+03:00</text:p>
      <text:p text:style-name="P4">
描述: 今年对HoloDomor 90年代的活动的计划设想举办一个国际主题论坛并完成Holodomor博物馆的建设。  - 乌克林。</text:p>
      <text:p text:style-name="P4">
图片: ["<text:a xlink:type="simple" xlink:href="https://static.ukrinform.com/photos/2023_04/thumb_files/630_360_1680618823-456.jpg" text:style-name="Internet_20_link" text:visited-style-name="Visited_20_Internet_20_Link">
630_360_16806...</text:a>
"]</text:p>
      <text:p text:style-name="P4">
标签: ['Голодомор', 'Ткаченко', 'МКІП ']</text:p>
      <text:p text:style-name="P4">
类型: Article</text:p>
      <!--METADATA-->
      <text:p text:style-name="P4">
<draw:frame draw:style-name="fr1" draw:name="Image152" text:anchor-type="as-char" svg:width="6.9236in" svg:height="3.956343in" draw:z-index="0">
<draw:image xlink:href="../Images/yкринформ/2023-04-04T17-36-46-03-00/630_360_1680618823-456.jpg" xlink:type="simple" xlink:show="embed" xlink:actuate="onLoad" draw:mime-type="image/jpeg"/>
</draw:frame>
Planzouvyeorial活动到HoloDomor 90周年纪念日设想了一个国际主题论坛和Holodomor博物馆建设的建设。</text:p>
      <text:p text:style-name="P4">
文化和信息政策部长亚历山大·特卡肯科夫(Alexander Tkachenkov)报告了这一点<text:a xlink:type="simple" xlink:href="http://t.me/otkachenkokyiv/3377" text:style-name="Internet_20_link" text:visited-style-name="Visited_20_Internet_20_Link">
</text:a>
，报道乌克林福姆。</text:p>
      <text:p text:style-name="P4">
“今天，在与1932  -  1933年Holodomor成立90周年的组织委员会会议上(https://www.ukrinform.ua/tag-golodomor)1932  -  1933年在乌克兰，当然是完成Holodomor博物馆建设的完成，”  - 写道。</text:p>
      <text:p text:style-name="P4">
Mkip负责人回忆说，2022年11月25日，政府批准了一项与1932  -  1933年乌克兰人民乌克兰人民群体1932  -  1933年Holodomor成立90周年有关的事件计划。</text:p>
      <text:p text:style-name="P4">
Tkachenko强调，在俄罗斯今天对乌克兰领导的战争条件下，“今年在悲剧周年纪念日中度过一年，并指出世界没有得到认可并称呼他们的名字，这一点更为重要。 ，重复音调。”</text:p>
      <text:p text:style-name="P4">
“我们看到有多少国家在这一年中认识到了Geno -kukrainian人民的态度。我们必须竭尽所能保持这一运动。对于这种态度，我们应该成为乌克兰文化外交活动的主要活动领域之一，”部长说服了。</text:p>
      <text:p text:style-name="P4">
<text:span text:style-name="T4">
另请阅读：</text:span>
 <text:a xlink:type="simple" xlink:href="https://www.ukrinform.ua/rubric-polytics/3688730-zelenskij-podakuvav-francii-za-viznanna-golodomoru-193233-genocidom-ukrainskogo-narodu.html" text:style-name="Internet_20_link" text:visited-style-name="Visited_20_Internet_20_Link">
</text:a>
乌克林福姆(Ukrinform)表示，总理丹尼斯·施米加尔(https://www.ukrinform.ua/rubric-polytics/3691485-viznanna-golodomoru-genocidom-smigal-doruciv-mzs-aktivizuvati-robotu-z-partnerami.html)外交部加强与国际合作伙伴的合作，以制定决议和申请，以承认饥荒的种族灭绝。</text:p>
      <text:p text:style-name="P4">
目前，有20多个国家已经认识到种族灭绝的holodomor，其中11个是在一年中。</text:p>
      <text:p text:style-name="P4">
News Source: <text:a xlink:type="simple" xlink:href="https://www.ukrinform.ua/rubric-society/3691534-u-mkip-zatverdili-plan-cogoricnih-zahodiv-do-90h-rokovin-golodomoru.html" text:style-name="Internet_20_link" text:visited-style-name="Visited_20_Internet_20_Link">
https://www.ukrinform.ua/rubric-society/3691534-u-mkip-zatverdili-plan-cogoricnih-zahodiv-do-90h-rokovin-golodomoru.html</text:a>
</text:p>
      <!--NEWS-->
      <text:h text:style-name="P10" text:outline-level="1">
<text:span text:style-name="T4">
财政部的t票房为45亿</text:span>
</text:h>
      <text:p text:style-name="P4">
作者: Ukrinform (Person)</text:p>
      <text:p text:style-name="P4">
出版商: Укринформ (Organization)</text:p>
      <text:p text:style-name="P4">
出版时间: 2023-04-04T17:39:00+03:00</text:p>
      <text:p text:style-name="P4">
修改时间: 2023-04-04T17:39:00+03:00</text:p>
      <text:p text:style-name="P4">
描述: 2023年4月4日，因安置国内政府债券（t -bills）拍卖的财政部在州预算中吸引了UAH 45亿。  - 乌克林。</text:p>
      <text:p text:style-name="P4">
图片: ["<text:a xlink:type="simple" xlink:href="https://static.ukrinform.com/photos/2019_02/thumb_files/630_360_1550576451-985.jpg" text:style-name="Internet_20_link" text:visited-style-name="Visited_20_Internet_20_Link">
630_360_15505...</text:a>
"]</text:p>
      <text:p text:style-name="P4">
标签: ['Бюджет', 'Економіка', 'Мінфін', 'Облігації']</text:p>
      <text:p text:style-name="P4">
类型: Article</text:p>
      <!--METADATA-->
      <text:p text:style-name="P4">
<draw:frame draw:style-name="fr1" draw:name="Image153" text:anchor-type="as-char" svg:width="6.9236in" svg:height="3.956343in" draw:z-index="0">
<draw:image xlink:href="../Images/yкринформ/2023-04-04T17-39-00-03-00/630_360_1550576451-985.jpg" xlink:type="simple" xlink:show="embed" xlink:actuate="onLoad" draw:mime-type="image/jpeg"/>
</draw:frame>
财政部于2023年4月4日在拍卖会上放置国内贷款(毛巾)它在州预算中吸引了45亿UAH。</text:p>
      <text:p text:style-name="P4">
根据乌克林福姆的说法，该部在[]报告中的新闻服务(https://www.facebook.com/minfin.gov.ua/posts/pfbid0oZTVszi377V5oNwrqxXqLZrxNA89dwbzaYgyhXARAv7UpDUNaJerukc7MTNTUmjdl)据说：“财政部今天将T-票数的数量超过45亿美元。”</text:p>
      <text:p text:style-name="P4">
财政部为投资者提供了T票的Hryvnia债券：UAH 4.75亿，为188.5％，并在1年内还款； UAH 3.03亿，分别为19％，在1。2年后还款； UAH 377.6亿，占19.6％，在2年内还款。</text:p>
      <text:p text:style-name="P4">
<text:span text:style-name="T4">
另请阅读：</text:span>
 <text:a xlink:type="simple" xlink:href="https://www.ukrinform.ua/rubric-economy/3686030-otrimani-pisla-1-kvitna-investoraminerezidentami-vidsotki-za-ovdp-dozvolili-vivesti-za-kordon.html" text:style-name="Internet_20_link" text:visited-style-name="Visited_20_Internet_20_Link">
</text:a>
正如乌克林福姆报道的那样，与俄罗斯的侵略有关，乌克兰政府已经决定了一项逐步的军事债券发行，其金额高达4000亿。 财政部每周二从2022年1月1日开始拍卖政府债券。 根据乌克兰丹尼斯·施密列尔总理的说法，几乎获得了6000亿乌阿。</text:p>
      <text:p text:style-name="P4">
News Source: <text:a xlink:type="simple" xlink:href="https://www.ukrinform.ua/rubric-economy/3691539-minfin-rozmistiv-ovdp-na-45-milarda.html" text:style-name="Internet_20_link" text:visited-style-name="Visited_20_Internet_20_Link">
https://www.ukrinform.ua/rubric-economy/3691539-minfin-rozmistiv-ovdp-na-45-milarda.html</text:a>
</text:p>
      <!--NEWS-->
      <text:h text:style-name="P10" text:outline-level="1">
<text:span text:style-name="T4">
斯托尔滕贝格：乌克兰的未来 - 在欧元 - 大西洋家庭</text:span>
</text:h>
      <text:p text:style-name="P4">
作者: Ukrinform (Person)</text:p>
      <text:p text:style-name="P4">
出版商: Укринформ (Organization)</text:p>
      <text:p text:style-name="P4">
出版时间: 2023-04-04T17:42:12+03:00</text:p>
      <text:p text:style-name="P4">
修改时间: 2023-04-04T17:42:12+03:00</text:p>
      <text:p text:style-name="P4">
描述: 乌克兰属于欧洲 - 大西洋家族，北约合作伙伴将实现这一目标。  - 乌克林。</text:p>
      <text:p text:style-name="P4">
图片: ["<text:a xlink:type="simple" xlink:href="https://static.ukrinform.com/photos/2021_02/thumb_files/630_360_1613784849-448.jpg" text:style-name="Internet_20_link" text:visited-style-name="Visited_20_Internet_20_Link">
630_360_16137...</text:a>
"]</text:p>
      <text:p text:style-name="P4">
标签: ['НАТО', 'Столтенберг', 'Україна']</text:p>
      <text:p text:style-name="P4">
类型: Article</text:p>
      <!--METADATA-->
      <text:p text:style-name="P4">
<draw:frame draw:style-name="fr1" draw:name="Image154" text:anchor-type="as-char" svg:width="6.9236in" svg:height="3.956343in" draw:z-index="0">
<draw:image xlink:href="../Images/yкринформ/2023-04-04T17-42-12-03-00/630_360_1613784849-448.jpg" xlink:type="simple" xlink:show="embed" xlink:actuate="onLoad" draw:mime-type="image/jpeg"/>
</draw:frame>
乌克兰人是一个欧洲大西洋家庭，北约合作伙伴将以这一目标进行工作。</text:p>
      <text:p text:style-name="P4">
乌克林传闻记者报道，这是由联盟詹斯·斯托尔滕贝格(Jens Stoltenberg)联盟秘书长所说的，在布鲁塞尔开设了乌克兰 - 北约委员会。</text:p>
      <text:p text:style-name="P4">
“乌克兰的未来是欧洲 - 大西洋家庭。 我们将继续为Unapryamka实现这一目标而努力。”联盟负责人说。</text:p>
      <text:p text:style-name="P4">
斯托尔滕贝格称今天的会议是一个重要的里程碑，这是通往维尔纽斯联盟的途中的重要里程碑。 据他说，参与者将讨论“他们可以这样做，这样乌克兰在欧洲的主权国家就赢得了并继续存在。”</text:p>
      <text:p text:style-name="P4">
秘书 - 一般回忆说，盟国已经为乌克兰提供了重要的支持，但承认这是“更需要的”和立即的。 这是关于新型武器和军事训练的转移。 在这方面，Stoltenberggd需要增加武器和弹药的生产。</text:p>
      <text:p text:style-name="P4">
据他说，外交部长<text:a xlink:type="simple" xlink:href="https://www.ukrinform.ua/tag-nato" text:style-name="Internet_20_link" text:visited-style-name="Visited_20_Internet_20_Link">
</text:a>
他们还将讨论乌克兰在改革中的政治和实际支持，尤其是在打击腐败，加强法治，保护少数派权利等领域。</text:p>
      <text:p text:style-name="P4">
秘书 - 一般说，北约合作伙伴将尽可能多地支持乌克兰。</text:p>
      <text:p text:style-name="P4">
<text:span text:style-name="T4">
另请阅读：</text:span>
 <text:a xlink:type="simple" xlink:href="https://www.ukrinform.ua/rubric-polytics/3691412-kuleba-u-brusseli-govoritimemo-pro-priskorenna-postavok-zbroi-i-vstup-do-nato.html" text:style-name="Internet_20_link" text:visited-style-name="Visited_20_Internet_20_Link">
</text:a>
乌克兰代表团在这次会议上由外交大臣德米特里库尔(Dmitrykuleb)领导。</text:p>
      <text:p text:style-name="P4">
News Source: <text:a xlink:type="simple" xlink:href="https://www.ukrinform.ua/rubric-world/3691540-stoltenberg-majbutne-ukraini-u-evroatlanticnij-rodini.html" text:style-name="Internet_20_link" text:visited-style-name="Visited_20_Internet_20_Link">
https://www.ukrinform.ua/rubric-world/3691540-stoltenberg-majbutne-ukraini-u-evroatlanticnij-rodini.html</text:a>
</text:p>
      <!--NEWS-->
      <text:h text:style-name="P10" text:outline-level="1">
<text:span text:style-name="T4">
乌克兰的Demining将花费3570万美元 - 联合国发展计划</text:span>
</text:h>
      <text:p text:style-name="P4">
作者: Ukrinform (Person)</text:p>
      <text:p text:style-name="P4">
出版商: Укринформ (Organization)</text:p>
      <text:p text:style-name="P4">
出版时间: 2023-04-04T17:43:00+03:00</text:p>
      <text:p text:style-name="P4">
修改时间: 2023-04-04T17:43:00+03:00</text:p>
      <text:p text:style-name="P4">
描述: 根据UNCO开发计划（UNDP），乌克兰领土领土的工作将花费3570万美元。  - 乌克林。</text:p>
      <text:p text:style-name="P4">
图片: ["<text:a xlink:type="simple" xlink:href="https://static.ukrinform.com/photos/2023_01/thumb_files/630_360_1673620107-766.jpeg" text:style-name="Internet_20_link" text:visited-style-name="Visited_20_Internet_20_Link">
630_360_16736...</text:a>
"]</text:p>
      <text:p text:style-name="P4">
标签: ['ПРООН', 'Розмінування', 'Гроші', 'Війна з росією']</text:p>
      <text:p text:style-name="P4">
类型: Article</text:p>
      <!--METADATA-->
      <text:p text:style-name="P4">
<draw:frame draw:style-name="fr1" draw:name="Image155" text:anchor-type="as-char" svg:width="6.9236in" svg:height="3.956343in" draw:z-index="0">
<draw:image xlink:href="../Images/yкринформ/2023-04-04T17-43-00-03-00/630_360_1673620107-766.jpeg" xlink:type="simple" xlink:show="embed" xlink:actuate="onLoad" draw:mime-type="image/jpeg"/>
</draw:frame>
联合国发展计划的概念(开发计划署)，乌克兰矿工的作品将花费3570万美元。</text:p>
      <text:p text:style-name="P4">
通讯Form报道，这是由乌克兰的永久性开发计划署代表所说的，当时是Syrus在发现“ SES的烟火之眼战争”期间。</text:p>
      <text:p text:style-name="P4">
“这个工作(和 <text:a xlink:type="simple" xlink:href="https://www.ukrinform.ua/tag-mina" text:style-name="Internet_20_link" text:visited-style-name="Visited_20_Internet_20_Link">
</text:a>
活动 -  ed。)这将使乌克兰损失3570万美元。 这就是为什么我要表示感谢并注意为这项工作做出贡献的合作伙伴的努力，尤其是日本，丹麦，克罗地亚，英国，法国和许多其他国家，” Sylier说。</text:p>
      <text:p text:style-name="P4">
就欧盟的欧盟代表团副主席而言最多4300万欧元。</text:p>
      <text:p text:style-name="P4">
名为Yamashita的日本大使馆的第一任秘书指出，Tokyopady将在经济上和财务上为欧元开采和Eravine在乌克兰提供支持。</text:p>
      <text:p text:style-name="P4">
<text:span text:style-name="T4">
另请阅读：</text:span>
 <text:a xlink:type="simple" xlink:href="https://www.ukrinform.ua/rubric-economy/3691017-ukraina-testue-peredovi-tehnologii-dla-rozminuvanna-teritorii-minekonomiki.html" text:style-name="Internet_20_link" text:visited-style-name="Visited_20_Internet_20_Link">
</text:a>
“日本的贡献是1000万美元，对乌克兰的Demining计划以及乌克兰SES的财政支持，我们将继续协助，为爆炸对象的供应和执行供应的必要设备，提供必要的设备直到战争的最后一个残留物被释放为止。”外交官说。</text:p>
      <text:p text:style-name="P4">
如报道<text:a xlink:type="simple" xlink:href="https://www.ukrinform.ua/rubric-kyiv/3691448-u-kievi-prezentuvali-vistavku-vijna-ocima-pirotehnikiv-dsns.html" text:style-name="Internet_20_link" text:visited-style-name="Visited_20_Internet_20_Link">
</text:a>
在国际上关于危险救援人员部的启蒙日之际，与法律合作伙伴一起开幕了“ SES的烟火之眼战争”，并就矿山安全进行了培训。</text:p>
      <text:p text:style-name="P4">
<text:span text:style-name="T5">
foto：Alexander Pavlyuk，Telegram</text:span>
</text:p>
      <text:p text:style-name="P4">
News Source: <text:a xlink:type="simple" xlink:href="https://www.ukrinform.ua/rubric-society/3691541-rozminuvanna-ukraini-kostuvatime-357-miljona-programa-rozvitku-oon.html" text:style-name="Internet_20_link" text:visited-style-name="Visited_20_Internet_20_Link">
https://www.ukrinform.ua/rubric-society/3691541-rozminuvanna-ukraini-kostuvatime-357-miljona-programa-rozvitku-oon.html</text:a>
</text:p>
      <!--NEWS-->
      <text:h text:style-name="P10" text:outline-level="1">
<text:span text:style-name="T4">
在乌克兰，国家人道主义魔术中心 - 将创建Shmigal</text:span>
</text:h>
      <text:p text:style-name="P4">
作者: Ukrinform (Person)</text:p>
      <text:p text:style-name="P4">
出版商: Укринформ (Organization)</text:p>
      <text:p text:style-name="P4">
出版时间: 2023-04-04T17:47:00+03:00</text:p>
      <text:p text:style-name="P4">
修改时间: 2023-04-04T17:47:00+03:00</text:p>
      <text:p text:style-name="P4">
描述: 在乌克兰，他们计划建立国家人道主义魔术中心，这将有助于更好地协调挖掘土地挖掘领域的工作。  - 乌克林。</text:p>
      <text:p text:style-name="P4">
图片: ["<text:a xlink:type="simple" xlink:href="https://static.ukrinform.com/photos/2023_03/thumb_files/630_360_1679674428-586.jpg" text:style-name="Internet_20_link" text:visited-style-name="Visited_20_Internet_20_Link">
630_360_16796...</text:a>
"]</text:p>
      <text:p text:style-name="P4">
标签: ['Кабмін', 'Розмінування', 'Шмигаль']</text:p>
      <text:p text:style-name="P4">
类型: Article</text:p>
      <!--METADATA-->
      <text:p text:style-name="P4">
<draw:frame draw:style-name="fr1" draw:name="Image156" text:anchor-type="as-char" svg:width="6.9236in" svg:height="3.956343in" draw:z-index="0">
<draw:image xlink:href="../Images/yкринформ/2023-04-04T17-47-00-03-00/630_360_1679674428-586.jpg" xlink:type="simple" xlink:show="embed" xlink:actuate="onLoad" draw:mime-type="image/jpeg"/>
</draw:frame>
在乌克兰，将建立有助于领土领域的工作协调的国家人道主义需求中心。</text:p>
      <text:p text:style-name="P4">
乌克兰乌克兰(Ukrinef)在一次政府会议上说，这是乌克林福姆(Ukrinform)的报道，提到<text:a xlink:type="simple" xlink:href="http://t.me/uriad24/1957" text:style-name="Internet_20_link" text:visited-style-name="Visited_20_Internet_20_Link">
</text:a>
在线政府。</text:p>
      <text:p text:style-name="P4">
“经过全面的俄罗斯入侵之后，乌克兰已成为欧洲的纳米式矿山，炸弹和炮弹。 乌克兰需要对这些领土的快速而谨慎的人道主义主义。 为了更好地协调这一领域，它被指示创建一个单独的结构 - 国家中央人道主义需求。”(https://www.ukrinform.ua/tag-smigal)。</text:p>
      <text:p text:style-name="P4">
据他介绍，该中心将参与矿山活动措施的计划，将确保质量管理系统的工作，以使塔维迪(Taviddy)与我们的国际合作伙伴合作。</text:p>
      <text:p text:style-name="P4">
据总理说，约有17.4万爆炸物。 我们的土地。 在上个月，俄罗斯矿山被炸毁了724人，其中226人被杀。</text:p>
      <text:p text:style-name="P4">
他补充说：“我们已经形成了一个监管框架，加强了国家机构在销售活动方面的工作，创建了人道主义者的跨机构工作组，在乌克兰九个地区批准了超过4.7万公顷的农业土地的矿山。” 。</text:p>
      <text:p text:style-name="P4">
政府负责人说，现在，将近350个脱皮团体正在与乌克兰和外国专家的参与。 处置了约32万个生产对象。</text:p>
      <text:p text:style-name="P4">
“阿农人已经在所有地区播种了50万公顷。 我们通常认为今年播种超过1300万公顷。 因此，对我们农民的变革和援助的所有工作都是优先事项。” Shmigal说。</text:p>
      <text:p text:style-name="P4">
CMU开始在Demining领域实施新的国家政策。 它的粘土元素：续签我的国家活动标准；有效的国家降低计划，具有优先领土的优先事项； 创建矿山服务市场； 积极参与创新技术。<text:span text:style-name="T4">
另请阅读：</text:span>
 <text:a xlink:type="simple" xlink:href="https://www.ukrinform.ua/rubric-society/3691329-minoboroni-i-kompania-tetra-tech-rozpocinaut-proekt-z-gumanitarnogo-rozminuvanna.html" text:style-name="Internet_20_link" text:visited-style-name="Visited_20_Internet_20_Link">
</text:a>
总理回忆说，4月4日庆祝了国际矿山危险的日子。</text:p>
      <text:p text:style-name="P4">
News Source: <text:a xlink:type="simple" xlink:href="https://www.ukrinform.ua/rubric-world/3691542-v-ukraini-stvorat-derzavnij-centr-gumanitarnogo-rozminuvanna-smigal.html" text:style-name="Internet_20_link" text:visited-style-name="Visited_20_Internet_20_Link">
https://www.ukrinform.ua/rubric-world/3691542-v-ukraini-stvorat-derzavnij-centr-gumanitarnogo-rozminuvanna-smigal.html</text:a>
</text:p>
      <!--NEWS-->
      <text:h text:style-name="P10" text:outline-level="1">
<text:span text:style-name="T4">
Zaporozhye的Orikhov居民撤离</text:span>
</text:h>
      <text:p text:style-name="P4">
作者: Ukrinform (Person)</text:p>
      <text:p text:style-name="P4">
出版商: Укринформ (Organization)</text:p>
      <text:p text:style-name="P4">
出版时间: 2023-04-04T17:48:00+03:00</text:p>
      <text:p text:style-name="P4">
修改时间: 2023-04-04T17:48:00+03:00</text:p>
      <text:p text:style-name="P4">
描述: 奥里克霍夫（Orikhov）的居民，尤其是有孩子的家庭，被敦促离开这座城市。  - 乌克林。</text:p>
      <text:p text:style-name="P4">
图片: ["<text:a xlink:type="simple" xlink:href="https://static.ukrinform.com/photos/2023_04/thumb_files/630_360_1680619716-388.jpg" text:style-name="Internet_20_link" text:visited-style-name="Visited_20_Internet_20_Link">
630_360_16806...</text:a>
"]</text:p>
      <text:p text:style-name="P4">
标签: ['Евакуація', 'Обстріл', 'Запоріжжя', 'Війна з росією']</text:p>
      <text:p text:style-name="P4">
类型: Article</text:p>
      <!--METADATA-->
      <text:p text:style-name="P4">
<draw:frame draw:style-name="fr1" draw:name="Image157" text:anchor-type="as-char" svg:width="6.9236in" svg:height="3.956343in" draw:z-index="0">
<draw:image xlink:href="../Images/yкринформ/2023-04-04T17-48-00-03-00/630_360_1680619716-388.jpg" xlink:type="simple" xlink:show="embed" xlink:actuate="onLoad" draw:mime-type="image/jpeg"/>
</draw:frame>
奥赖科夫(Orykhov)的居民，尤其是有孩子的家庭，被敦促离开这座城市。</text:p>
      <text:p text:style-name="P4">
关于<text:a xlink:type="simple" xlink:href="https://t.me/zoda_gov_ua/18046" text:style-name="Internet_20_link" text:visited-style-name="Visited_20_Internet_20_Link">
</text:a>
尤里·马拉什科(Yuri Malashko)，尤里·马拉什科(Yuriy Malashko)，报道，乌克林福姆报道。</text:p>
      <text:p text:style-name="P4">
“再次在炮击下再次……敌人在这座城市中危险，所以呼吁居民，尤其是有孩子的家庭，<text:a xlink:type="simple" xlink:href="https://www.ukrinform.ua/tag-evakuacia" text:style-name="Internet_20_link" text:visited-style-name="Visited_20_Internet_20_Link">
</text:a>
尽快为当地人创造安全而平静的条件。”他写道。</text:p>
      <text:p text:style-name="P4">
目前，奥里克霍夫有7个孩子。</text:p>
      <text:p text:style-name="P4">
同样，在访问该市期间，该地区在访问期间与当地人会见了。</text:p>
      <text:p text:style-name="P4">
<text:span text:style-name="T4">
另请阅读：</text:span>
 <text:a xlink:type="simple" xlink:href="https://www.ukrinform.ua/rubric-regions/3691019-na-zaporizzi-vijskovi-rf-skladaut-spiski-kolaborantiv-na-likvidaciu.html" text:style-name="Internet_20_link" text:visited-style-name="Visited_20_Internet_20_Link">
</text:a>
除了破坏市政系统和住宅部门外，俄罗斯联邦军队试图在没有稳定的通信的情况下崩溃。 是的，直接病变摧毁了。</text:p>
      <text:p text:style-name="P4">
据报道，昨天俄罗斯人在奥里克霍夫(Orikhov)进行了三次空袭。 <text:a xlink:type="simple" xlink:href="https://www.ukrinform.ua/rubric-regions/3691284-cerez-vorozij-aviaudar-zrujnovana-gimnazia-v-orihovi-na-zaporizzi.html" text:style-name="Internet_20_link" text:visited-style-name="Visited_20_Internet_20_Link">
</text:a>
。</text:p>
      <text:p text:style-name="P4">
<text:span text:style-name="T5">
foto：Yuri Malashko / Telegram</text:span>
</text:p>
      <text:p text:style-name="P4">
News Source: <text:a xlink:type="simple" xlink:href="https://www.ukrinform.ua/rubric-regions/3691543-ziteliv-orihova-na-zaporizzi-zaklikaut-evakuuvatisa.html" text:style-name="Internet_20_link" text:visited-style-name="Visited_20_Internet_20_Link">
https://www.ukrinform.ua/rubric-regions/3691543-ziteliv-orihova-na-zaporizzi-zaklikaut-evakuuvatisa.html</text:a>
</text:p>
      <!--NEWS-->
      <text:h text:style-name="P10" text:outline-level="1">
<text:span text:style-name="T4">
国际货币基金组织的资金将用于社会付款，老师和医生的养老金和薪水 -  Shmigal</text:span>
</text:h>
      <text:p text:style-name="P4">
作者: Ukrinform (Person)</text:p>
      <text:p text:style-name="P4">
出版商: Укринформ (Organization)</text:p>
      <text:p text:style-name="P4">
出版时间: 2023-04-04T17:55:00+03:00</text:p>
      <text:p text:style-name="P4">
修改时间: 2023-04-04T17:55:00+03:00</text:p>
      <text:p text:style-name="P4">
描述: 国际货币基金组织的资金将旨在筹集优先支出，包括退休金，社会支付，教师和医生的薪水。  - 乌克林。</text:p>
      <text:p text:style-name="P4">
图片: ["<text:a xlink:type="simple" xlink:href="https://static.ukrinform.com/photos/2022_10/thumb_files/630_360_1667223703-775.jpg" text:style-name="Internet_20_link" text:visited-style-name="Visited_20_Internet_20_Link">
630_360_16672...</text:a>
"]</text:p>
      <text:p text:style-name="P4">
标签: ['МВФ', 'Пенсія', 'Зарплата', 'Шмигаль']</text:p>
      <text:p text:style-name="P4">
类型: Article</text:p>
      <!--METADATA-->
      <text:p text:style-name="P4">
<draw:frame draw:style-name="fr1" draw:name="Image158" text:anchor-type="as-char" svg:width="6.9236in" svg:height="3.956343in" draw:z-index="0">
<draw:image xlink:href="../Images/yкринформ/2023-04-04T17-55-00-03-00/630_360_1667223703-775.jpg" xlink:type="simple" xlink:show="embed" xlink:actuate="onLoad" draw:mime-type="image/jpeg"/>
</draw:frame>
国际货币基金组织的资金将旨在融资优先指数，包括养老金，社会支付，教师和医生的薪水。</text:p>
      <text:p text:style-name="P4">
乌克兰乌克兰(Ukrinef)在一次政府会议上说，这是乌克林福姆(Ukrinform)的报道，提到<text:a xlink:type="simple" xlink:href="https://t.me/uriad24/1957" text:style-name="Internet_20_link" text:visited-style-name="Visited_20_Internet_20_Link">
</text:a>
在线政府。</text:p>
      <text:p text:style-name="P4">
“ <text:a xlink:type="simple" xlink:href="https://www.ukrinform.ua/tag-mvf" text:style-name="Internet_20_link" text:visited-style-name="Visited_20_Internet_20_Link">
</text:a>
昨天批准了156亿美元的资助资金计划，昨天昨天以27亿美元的价格批准了这项资金。 这些资金立即用于资助优先支出，包括退休金，社会支付，教师和医生的薪水，” Shmigal说。</text:p>
      <text:p text:style-name="P4">
如报道<text:a xlink:type="simple" xlink:href="https://www.ukrinform.ua/rubric-economy/3691087-nova-programa-z-mvf-ukraina-otrimala-persij-trans-na-27-milarda.html" text:style-name="Internet_20_link" text:visited-style-name="Visited_20_Internet_20_Link">
</text:a>
在4月3日，在新的扩大资金计划中，第一届$ 27亿美元的司机获得了国际货币基金。</text:p>
      <text:p text:style-name="P4">
<text:span text:style-name="T4">
另请阅读：</text:span>
 <text:a xlink:type="simple" xlink:href="https://www.ukrinform.ua/rubric-world/3691467-zahidni-partneri-stali-planuvati-dopomogu-ukraini-na-trivalisi-termini.html" text:style-name="Internet_20_link" text:visited-style-name="Visited_20_Internet_20_Link">
</text:a>
3月31日，国际货币基金组织执行委员会批准了一项新的乌克兰EFF财务计划，价值156亿美元。 这种安排是总成本150亿美元的一部分。</text:p>
      <text:p text:style-name="P4">
News Source: <text:a xlink:type="simple" xlink:href="https://www.ukrinform.ua/rubric-economy/3691545-kosti-mvf-pidut-na-socviplati-pensii-ta-zarplati-uciteliv-i-likariv-smigal.html" text:style-name="Internet_20_link" text:visited-style-name="Visited_20_Internet_20_Link">
https://www.ukrinform.ua/rubric-economy/3691545-kosti-mvf-pidut-na-socviplati-pensii-ta-zarplati-uciteliv-i-likariv-smigal.html</text:a>
</text:p>
      <!--NEWS-->
      <text:h text:style-name="P10" text:outline-level="1">
<text:span text:style-name="T4">
乌克兰谴责与白俄罗斯关于养老金的协议</text:span>
</text:h>
      <text:p text:style-name="P4">
作者: Ukrinform (Person)</text:p>
      <text:p text:style-name="P4">
出版商: Укринформ (Organization)</text:p>
      <text:p text:style-name="P4">
出版时间: 2023-04-04T17:56:01+03:00</text:p>
      <text:p text:style-name="P4">
修改时间: 2023-04-04T17:56:01+03:00</text:p>
      <text:p text:style-name="P4">
描述: 部长的内阁发起了乌克兰政府与白俄罗斯政府之间在养老金提供领域的权利的保证，谴责协议。  - 乌克林。</text:p>
      <text:p text:style-name="P4">
图片: ["<text:a xlink:type="simple" xlink:href="https://static.ukrinform.com/photos/2016_12/thumb_files/630_360_1482163654-7868.jpg" text:style-name="Internet_20_link" text:visited-style-name="Visited_20_Internet_20_Link">
630_360_14821...</text:a>
"]</text:p>
      <text:p text:style-name="P4">
标签: ['білорусь', 'Кабмін', 'Пенсія']</text:p>
      <text:p text:style-name="P4">
类型: Article</text:p>
      <!--METADATA-->
      <text:p text:style-name="P4">
<draw:frame draw:style-name="fr1" draw:name="Image159" text:anchor-type="as-char" svg:width="6.9236in" svg:height="3.956343in" draw:z-index="0">
<draw:image xlink:href="../Images/yкринформ/2023-04-04T17-56-01-03-00/630_360_1482163654-7868.jpg" xlink:type="simple" xlink:show="embed" xlink:actuate="onLoad" draw:mime-type="image/jpeg"/>
</draw:frame>
部长的内阁发起了乌克兰政府与白俄罗斯政府之间在养老金提供领域公民权利之间达成协议的谴责。</text:p>
      <text:p text:style-name="P4">
正如乌克林福姆报道的那样，关于<text:a xlink:type="simple" xlink:href="https://t.me/tmelnychuk/2010" text:style-name="Internet_20_link" text:visited-style-name="Visited_20_Internet_20_Link">
</text:a>
Verkhovna Rada中的内阁代表报道了Taras Melnychuk。</text:p>
      <text:p text:style-name="P4">
“法律项目”有关乌克兰政府与政府[]之间协议的授权的项目已获批准(https://www.ukrinform.ua/tag-bilorus)关于行业中公民权利的保证，”消息写道。</text:p>
      <text:p text:style-name="P4">
<text:span text:style-name="T4">
另请阅读：</text:span>
 <text:a xlink:type="simple" xlink:href="https://www.ukrinform.ua/rubric-economy/3620141-ukraina-ostatocno-vijsla-iz-zaliznicnoi-ugodi-miz-krainami-snd.html" text:style-name="Internet_20_link" text:visited-style-name="Visited_20_Internet_20_Link">
</text:a>
该法案提议谴责两国政府之间在1995年12月14日在基辅的养老金安全领域公民权利权利的协议。</text:p>
      <text:p text:style-name="P4">
<text:span text:style-name="T4">
另请阅读：</text:span>
 <text:a xlink:type="simple" xlink:href="https://www.ukrinform.ua/rubric-world/3686526-38-krain-obse-iniciuvali-zapusk-moskovskogo-mehanizmu-sodo-bilorusi.html" text:style-name="Internet_20_link" text:visited-style-name="Visited_20_Internet_20_Link">
</text:a>
据报道，2022年11月，部长内阁根据协议采取了乌克兰的裁决，就倾销领域的顺式成员国公民公民权利的保证。</text:p>
      <text:p text:style-name="P4">
News Source: <text:a xlink:type="simple" xlink:href="https://www.ukrinform.ua/rubric-society/3691546-ukraina-denonsue-ugodu-z-bilorussu-pro-pensii.html" text:style-name="Internet_20_link" text:visited-style-name="Visited_20_Internet_20_Link">
https://www.ukrinform.ua/rubric-society/3691546-ukraina-denonsue-ugodu-z-bilorussu-pro-pensii.html</text:a>
</text:p>
      <!--NEWS-->
      <text:h text:style-name="P10" text:outline-level="1">
<text:span text:style-name="T4">
政府正在为军事风险保险的选择 -  sviridenko</text:span>
</text:h>
      <text:p text:style-name="P4">
作者: Ukrinform (Person)</text:p>
      <text:p text:style-name="P4">
出版商: Укринформ (Organization)</text:p>
      <text:p text:style-name="P4">
出版时间: 2023-04-04T17:57:24+03:00</text:p>
      <text:p text:style-name="P4">
修改时间: 2023-04-04T17:57:24+03:00</text:p>
      <text:p text:style-name="P4">
描述: 乌克兰有兴趣吸引外国投资者重建该国和主要行业的发展。  - 乌克林。</text:p>
      <text:p text:style-name="P4">
图片: ["<text:a xlink:type="simple" xlink:href="https://static.ukrinform.com/photos/2023_04/thumb_files/630_360_1680620208-717.jpg" text:style-name="Internet_20_link" text:visited-style-name="Visited_20_Internet_20_Link">
630_360_16806...</text:a>
"]</text:p>
      <text:p text:style-name="P4">
标签: ['Інвестиції', 'Страхування', 'Юлія Свириденко']</text:p>
      <text:p text:style-name="P4">
类型: Article</text:p>
      <!--METADATA-->
      <text:p text:style-name="P4">
<draw:frame draw:style-name="fr1" draw:name="Image160" text:anchor-type="as-char" svg:width="6.9236in" svg:height="3.956343in" draw:z-index="0">
<draw:image xlink:href="../Images/yкринформ/2023-04-04T17-57-24-03-00/630_360_1680620208-717.jpg" xlink:type="simple" xlink:show="embed" xlink:actuate="onLoad" draw:mime-type="image/jpeg"/>
</draw:frame>
这是乌克兰人参与外国投资者的早期参与，以重建该国的主要行业发展。</text:p>
      <text:p text:style-name="P4">
第一个维塞里米尔 - 米尼斯特郡 - 乌克兰尤利亚斯维尔idenko经济大臣在与德国基本保护基本保护的联邦经济部长罗伯特·加贝特(Robert Gabetk)的经济部长兼大型德国公司代表的联邦经济部长和乌克林形式的报告中，参考<text:a xlink:type="simple" xlink:href="http://me.gov.ua/News/Detail" text:style-name="Internet_20_link" text:visited-style-name="Visited_20_Internet_20_Link">
</text:a>
“乌克兰有兴趣吸引外国在该国的投资和经济的关键部门，而无需等待战争结束。我们知道，投资者对有关键问题的投资者很重要，因此乌克兰政府正在努力解决解决方案，以解决解决方案现在。 其中之一是建立有针对性的国际信托基金，该基金将允许考虑国家的出口信托机构<text:a xlink:type="simple" xlink:href="https://www.ukrinform.ua/tag-velika-simka" text:style-name="Internet_20_link" text:visited-style-name="Visited_20_Internet_20_Link">
</text:a>
，美国融资DFC融资公司Miga Investment多边投资机构。</text:p>
      <text:p text:style-name="P4">
根据她的说法，不管信托基金的创建如何，德国政府已经在为德国投资者面临军事风险，如今，有20多个这样的投资项目正在处理，并且可以在不久的将来得到批准。</text:p>
      <text:p text:style-name="P4">
乌克兰在早期续签阶段已经确定了五个优先事项：能源基础设施，人道主义魔术，住房恢复，关键的tasotal基础设施，对中小型企业的支持。</text:p>
      <text:p text:style-name="P4">
对于他们的一方面，德国业务的代表表示对农业，化学工业，冶金，能源，基础设施的Vinvesting兴趣。</text:p>
      <text:p text:style-name="P4">
<text:span text:style-name="T4">
另请阅读：</text:span>
 <text:a xlink:type="simple" xlink:href="https://www.ukrinform.ua/rubric-economy/3691368-nimeckij-bayer-investue-v-ukrainu-60-miljoniv.html" text:style-name="Internet_20_link" text:visited-style-name="Visited_20_Internet_20_Link">
</text:a>
据乌克林福姆(Ukrinform)报道，乌克兰的重建是21世纪最雄心勃勃的项目，它需要巨大的资源，同时为投资开辟了新的可能性。 根据世界银行的数据，乌克兰的需求为4110亿美元。</text:p>
      <text:p text:style-name="P4">
<text:span text:style-name="T5">
foto：经济部</text:span>
</text:p>
      <text:p text:style-name="P4">
News Source: <text:a xlink:type="simple" xlink:href="https://www.ukrinform.ua/rubric-economy/3691547-urad-pracue-nad-variantami-strahuvanna-voennih-rizikiv-sviridenko.html" text:style-name="Internet_20_link" text:visited-style-name="Visited_20_Internet_20_Link">
https://www.ukrinform.ua/rubric-economy/3691547-urad-pracue-nad-variantami-strahuvanna-voennih-rizikiv-sviridenko.html</text:a>
</text:p>
      <!--NEWS-->
      <text:h text:style-name="P10" text:outline-level="1">
<text:span text:style-name="T4">
在UOC MP的神庙的Khmelnitsky中，财产 - 副代表被取出</text:span>
</text:h>
      <text:p text:style-name="P4">
作者: Ukrinform (Person)</text:p>
      <text:p text:style-name="P4">
出版商: Укринформ (Organization)</text:p>
      <text:p text:style-name="P4">
出版时间: 2023-04-04T17:58:00+03:00</text:p>
      <text:p text:style-name="P4">
修改时间: 2023-04-04T17:58:00+03:00</text:p>
      <text:p text:style-name="P4">
描述: 在Khmelnitsky，来自莫斯科父权制的UOC神之母的喀山偶像教堂，财产被出口。  - 乌克林。</text:p>
      <text:p text:style-name="P4">
图片: ["<text:a xlink:type="simple" xlink:href="https://static.ukrinform.com/photos/2023_04/thumb_files/630_360_1680620828-572.jpg" text:style-name="Internet_20_link" text:visited-style-name="Visited_20_Internet_20_Link">
630_360_16806...</text:a>
"]</text:p>
      <text:p text:style-name="P4">
标签: ['Церква', 'УПЦ МП', 'Хмельницький']</text:p>
      <text:p text:style-name="P4">
类型: Article</text:p>
      <!--METADATA-->
      <text:p text:style-name="P4">
<draw:frame draw:style-name="fr1" draw:name="Image161" text:anchor-type="as-char" svg:width="6.9236in" svg:height="3.956343in" draw:z-index="0">
<draw:image xlink:href="../Images/yкринформ/2023-04-04T17-58-00-03-00/630_360_1680620828-572.jpg" xlink:type="simple" xlink:show="embed" xlink:actuate="onLoad" draw:mime-type="image/jpeg"/>
</draw:frame>
Uhmelnitsky来自莫斯科父权制出口财产的喀山偶像的教堂。</text:p>
      <text:p text:style-name="P4">
关于<text:a xlink:type="simple" xlink:href="https://www.facebook.com/permalink.php" text:style-name="Internet_20_link" text:visited-style-name="Visited_20_Internet_20_Link">
</text:a>
据报道，赫梅尔尼特市议会副代表Vitaliy Pidhaychuk报道说。</text:p>
      <text:p text:style-name="P4">
“希腊人(Khmelnitsky社区 - 编辑。)，Shukhevych Street，11/2，Khramomoskovsky祖先。 有信息表明所有的餐具都在从那里拿走... Tamzaraz已经在工作，因为我们的同事们试图将这一切限制在寺庙的丰满中，” Pidhaychuk说。</text:p>
      <text:p text:style-name="P4">
在Khmelnytsky地区的阳光下，乌克林福音的通讯员报告说，他们有有关从教堂撤离财产的信息。</text:p>
      <text:p text:style-name="P4">
如您所知，在<text:a xlink:type="simple" xlink:href="https://www.ukrinform.ua/tag-hmelnickij" text:style-name="Internet_20_link" text:visited-style-name="Visited_20_Internet_20_Link">
</text:a>
11/2是上帝母亲的喀山偶像的教堂。</text:p>
      <text:p text:style-name="P4">
<text:span text:style-name="T4">
另请阅读：</text:span>
 <text:a xlink:type="simple" xlink:href="https://www.ukrinform.ua/rubric-regions/3691306-u-hmelnickomu-pripinili-pravo-koristuvanna-zemleu-dla-cerkov-upc-mp.html" text:style-name="Internet_20_link" text:visited-style-name="Visited_20_Internet_20_Link">
</text:a>
据报道，在UOC的Pokrovsky大教堂附近的Khmelnitsky，在4月2日上午，发生了一次殴打军队的事件，晚上，激进主义者和UOC -MP的代表之间有Linutins。</text:p>
      <text:p text:style-name="P4">
UOC -MP报道说，抗议者举行了“非法会议，这是教区社区会议无法访问的，要求他们密封圣殿，呼吁领导人，并将UOC的圣职带来了大教堂领土。”</text:p>
      <text:p text:style-name="P4">
在Khmelnitsky，OVA被要求减少“紧张程度”并解决冲突。</text:p>
      <text:p text:style-name="P4">
维克多·布莱克(Victor Burlyk)是UOC -MP的一个寺庙中的一个军人的视频，其中一个UOC -MP的神庙。</text:p>
      <text:p text:style-name="P4">
Khmelnitsky Alexander Simchyshyn的市长指出，寺庙中的殴打应该成为Verkhovna Rada的论点，以便对禁止UOC -MP的禁令进行诉讼。</text:p>
      <text:p text:style-name="P4">
<text:span text:style-name="T4">
另请阅读：</text:span>
 <text:a xlink:type="simple" xlink:href="https://www.ukrinform.ua/rubric-regions/3691379-u-hmelnickomu-sobori-akij-perejsov-do-pcu-viavili-antiukrainsku-literaturu.html" text:style-name="Internet_20_link" text:visited-style-name="Visited_20_Internet_20_Link">
</text:a>
会议的参与者在莫斯科主教的UOC的波克罗夫斯基大教堂附近投票赞成将宗教界向PCCU的过渡，被称为PCCU。</text:p>
      <text:p text:style-name="P4">
PSCU的Khmelnytsky主教管区的负责人，主教Khmelnytsky和Kamianets-Podilsky Pavel谴责了Pokrovsky大教堂的军队殴打。Khmelnytsky区域委员会就非凡的会议做出了决定，以禁止该地区的莫斯科宗教人士的UOC。</text:p>
      <text:p text:style-name="P4">
在库存期间，在波克罗夫斯基大教堂(Pokrovsky Cathedral)中揭示了乌克兰文学。</text:p>
      <text:p text:style-name="P4">
<text:a xlink:type="simple" xlink:href="https://www.ukrinform.ua/rubric-regions/3691483-policia-vidkrila-spravu-za-faktom-pobitta-vijskovogo-u-sobori-hmelnickogo.html" text:style-name="Internet_20_link" text:visited-style-name="Visited_20_Internet_20_Link">
</text:a>
在第1部分下。 125刑法(故意轻体伤)反对击败前军人的Khmelnitsky的Pokrovsky大教堂的代表。</text:p>
      <text:p text:style-name="P4">
<text:span text:style-name="T5">
照片：pixnio</text:span>
</text:p>
      <text:p text:style-name="P4">
News Source: <text:a xlink:type="simple" xlink:href="https://www.ukrinform.ua/rubric-regions/3691550-u-hmelnickomu-z-hramu-upc-mp-vivozat-majno-deputat.html" text:style-name="Internet_20_link" text:visited-style-name="Visited_20_Internet_20_Link">
https://www.ukrinform.ua/rubric-regions/3691550-u-hmelnickomu-z-hramu-upc-mp-vivozat-majno-deputat.html</text:a>
</text:p>
      <!--NEWS-->
      <text:h text:style-name="P10" text:outline-level="1">
<text:span text:style-name="T4">
尽管乌克兰需要帮助，但它会得到它 - 毛是毛是文</text:span>
</text:h>
      <text:p text:style-name="P4">
作者: Ukrinform (Person)</text:p>
      <text:p text:style-name="P4">
出版商: Укринформ (Organization)</text:p>
      <text:p text:style-name="P4">
出版时间: 2023-04-04T18:01:00+03:00</text:p>
      <text:p text:style-name="P4">
修改时间: 2023-04-04T18:01:00+03:00</text:p>
      <text:p text:style-name="P4">
描述: 无论社会战争中​​的情绪或疲劳如何，欧盟将继续支持乌克兰。  - 乌克林。</text:p>
      <text:p text:style-name="P4">
图片: ["<text:a xlink:type="simple" xlink:href="https://static.ukrinform.com/photos/2022_09/thumb_files/630_360_1663364616-556.jpg" text:style-name="Internet_20_link" text:visited-style-name="Visited_20_Internet_20_Link">
630_360_16633...</text:a>
"]</text:p>
      <text:p text:style-name="P4">
标签: ['Україна', 'допомога', 'Війна з росією', 'Мецола']</text:p>
      <text:p text:style-name="P4">
类型: Article</text:p>
      <!--METADATA-->
      <text:p text:style-name="P4">
<draw:frame draw:style-name="fr1" draw:name="Image162" text:anchor-type="as-char" svg:width="6.9236in" svg:height="3.956343in" draw:z-index="0">
<draw:image xlink:href="../Images/yкринформ/2023-04-04T18-01-00-03-00/630_360_1663364616-556.jpg" xlink:type="simple" xlink:show="embed" xlink:actuate="onLoad" draw:mime-type="image/jpeg"/>
</draw:frame>
无论战争的情绪或疲劳如何，欧盟将支持乌克兰。</text:p>
      <text:p text:style-name="P4">
在面试中对此<text:a xlink:type="simple" xlink:href="https://suspilne.media/435003-posilenna-sankcij-proti-rf-i-bilorusi-mozlive-prezidentka-evroparlamentu/" text:style-name="Internet_20_link" text:visited-style-name="Visited_20_Internet_20_Link">
</text:a>
乌克林福姆报道，她告诉欧洲议会总统罗伯特·莫佐尔(Robert Motzol)。</text:p>
      <text:p text:style-name="P4">
她说：“在乌克兰需要帮助之前，它将获得它。它的意思和建设以及该国对欧盟和军事设备的支持。”</text:p>
      <text:p text:style-name="P4">
根据乌克林福姆的报道，根据<text:a xlink:type="simple" xlink:href="https://www.ukrinform.ua/rubric-polytics/3686638-es-nadavatime-ukraini-vijskovu-ekonomicnu-ta-politicnu-pidtrimku-skilki-bude-neobhidno.html" text:style-name="Internet_20_link" text:visited-style-name="Visited_20_Internet_20_Link">
</text:a>
欧盟于3月23日在欧洲理事会的网站上发布，欧盟决定继续支持乌克兰，包括提供政治，经济和军事援助，并将能够与乌克兰站在反对俄罗斯侵略的斗争中很长一段时间，这是必要的。</text:p>
      <text:p text:style-name="P4">
<text:span text:style-name="T4">
另请阅读：</text:span>
 <text:a xlink:type="simple" xlink:href="https://www.ukrinform.ua/rubric-polytics/3686581-evropi-potribna-vilna-ukraina-toz-cina-ii-svobodi-ne-moze-buti-zavisokou-mecola.html" text:style-name="Internet_20_link" text:visited-style-name="Visited_20_Internet_20_Link">
</text:a>
尤其是通过俄罗斯总统普京的计划对俄罗斯的进一步压力，在白俄罗斯放置战术核武器，以及乌克兰的一百万弹药，并补充了武器武器库 - 今天在统一的新闻马拉松中查看22:15。</text:p>
      <text:p text:style-name="P4">
News Source: <text:a xlink:type="simple" xlink:href="https://www.ukrinform.ua/rubric-polytics/3691549-poki-ukraina-potrebuvatime-dopomogi-vona-ii-otrimuvatime-mecola.html" text:style-name="Internet_20_link" text:visited-style-name="Visited_20_Internet_20_Link">
https://www.ukrinform.ua/rubric-polytics/3691549-poki-ukraina-potrebuvatime-dopomogi-vona-ii-otrimuvatime-mecola.html</text:a>
</text:p>
      <!--NEWS-->
      <text:h text:style-name="P10" text:outline-level="1">
<text:span text:style-name="T4">
政府简化了获得合格的电子签名的程序</text:span>
</text:h>
      <text:p text:style-name="P4">
作者: Ukrinform (Person)</text:p>
      <text:p text:style-name="P4">
出版商: Укринформ (Organization)</text:p>
      <text:p text:style-name="P4">
出版时间: 2023-04-04T18:06:00+03:00</text:p>
      <text:p text:style-name="P4">
修改时间: 2023-04-04T18:06:00+03:00</text:p>
      <text:p text:style-name="P4">
描述: 部长的内阁批准了对决议的更改，这些决议在接收合格的电子签名时简化了人的身份。  - 乌克林。</text:p>
      <text:p text:style-name="P4">
图片: ["<text:a xlink:type="simple" xlink:href="https://static.ukrinform.com/photos/2017_12/thumb_files/630_360_1514454637-3475.jpg" text:style-name="Internet_20_link" text:visited-style-name="Visited_20_Internet_20_Link">
630_360_15144...</text:a>
"]</text:p>
      <text:p text:style-name="P4">
标签: ['Уряд', 'Ідентифікація', 'Діджиталізація', 'Дія.Підпис']</text:p>
      <text:p text:style-name="P4">
类型: Article</text:p>
      <!--METADATA-->
      <text:p text:style-name="P4">
<draw:frame draw:style-name="fr1" draw:name="Image163" text:anchor-type="as-char" svg:width="6.9236in" svg:height="3.956343in" draw:z-index="0">
<draw:image xlink:href="../Images/yкринформ/2023-04-04T18-06-00-03-00/630_360_1514454637-3475.jpg" xlink:type="simple" xlink:show="embed" xlink:actuate="onLoad" draw:mime-type="image/jpeg"/>
</draw:frame>
部长的内阁批准了对决议的更改，这些决议简化了合格的电子签名期间对人的识别。</text:p>
      <text:p text:style-name="P4">
关于IT报告乌克林福姆，参考<text:a xlink:type="simple" xlink:href="https://thedigital.gov.ua/news/uryad-ukhvaliv-postanovu-yaka-dozvolyae-otrimati-kvalifikovaniy-elektronniy-pidpis-vidpovidno-do-vimog-es" text:style-name="Internet_20_link" text:visited-style-name="Visited_20_Internet_20_Link">
</text:a>
。</text:p>
      <text:p text:style-name="P4">
“并非所有提供商都可以远程识别。 在此期间，这需要更多的时间，并且使得无法及时接收用户。</text:p>
      <text:p text:style-name="P4">
从现在开始，当收到包括外国法律实体的代表在内的信托服务时，不应亲自出席物理或法人实体的合格证书的形成和签发。 您可以在线确认该人。</text:p>
      <text:p text:style-name="P4">
“批准的决议使您可以使用更多的方法来识别<text:a xlink:type="simple" xlink:href="https://www.ukrinform.ua/tag-evrosouz" text:style-name="Internet_20_link" text:visited-style-name="Visited_20_Internet_20_Link">
</text:a>
，同时为所有类别的用户形成合格的证书。 无论乌克兰的戒严法如何，这些都是可能的。”该部强调。</text:p>
      <text:p text:style-name="P4">
<text:span text:style-name="T4">
另请阅读：</text:span>
 <text:a xlink:type="simple" xlink:href="https://www.ukrinform.ua/rubric-society/3691266-ak-oformiti-pensiu-onlajn-za-dopomogou-diapidpisu-pokrokova-instrukcia.html" text:style-name="Internet_20_link" text:visited-style-name="Visited_20_Internet_20_Link">
</text:a>
据报道，数字化转型部已经开始<text:a xlink:type="simple" xlink:href="https://www.ukrinform.ua/rubric-technology/3690898-mincifri-rozpocalo-betatestuvanna-diapidpisueu.html" text:style-name="Internet_20_link" text:visited-style-name="Visited_20_Internet_20_Link">
</text:a>
，符合Eidaseurov联盟。 它可以签署对乌克兰和欧盟国家有效的文件或合同。</text:p>
      <text:p text:style-name="P4">
News Source: <text:a xlink:type="simple" xlink:href="https://www.ukrinform.ua/rubric-society/3691553-urad-sprostiv-proceduru-otrimanna-kvalifikovanogo-epidpisu.html" text:style-name="Internet_20_link" text:visited-style-name="Visited_20_Internet_20_Link">
https://www.ukrinform.ua/rubric-society/3691553-urad-sprostiv-proceduru-otrimanna-kvalifikovanogo-epidpisu.html</text:a>
</text:p>
      <!--NEWS-->
      <text:h text:style-name="P10" text:outline-level="1">
<text:span text:style-name="T4">
内阁已批准了网络犯的答复顺序和网络攻击</text:span>
</text:h>
      <text:p text:style-name="P4">
作者: Ukrinform (Person)</text:p>
      <text:p text:style-name="P4">
出版商: Укринформ (Organization)</text:p>
      <text:p text:style-name="P4">
出版时间: 2023-04-04T18:11:00+03:00</text:p>
      <text:p text:style-name="P4">
修改时间: 2023-04-04T18:11:00+03:00</text:p>
      <text:p text:style-name="P4">
描述: 部长的内阁已批准了对网络核心和网络攻击的响应程序。  - 乌克林。</text:p>
      <text:p text:style-name="P4">
图片: ["<text:a xlink:type="simple" xlink:href="https://static.ukrinform.com/photos/2019_12/thumb_files/630_360_1575644583-214.jpg" text:style-name="Internet_20_link" text:visited-style-name="Visited_20_Internet_20_Link">
630_360_15756...</text:a>
"]</text:p>
      <text:p text:style-name="P4">
标签: ['Кабмін', 'Кібератака', 'Кібербезпека', "Держспецзв'язку"]</text:p>
      <text:p text:style-name="P4">
类型: Article</text:p>
      <!--METADATA-->
      <text:p text:style-name="P4">
<draw:frame draw:style-name="fr1" draw:name="Image164" text:anchor-type="as-char" svg:width="6.9236in" svg:height="3.956343in" draw:z-index="0">
<draw:image xlink:href="../Images/yкринформ/2023-04-04T18-11-00-03-00/630_360_1575644583-214.jpg" xlink:type="simple" xlink:show="embed" xlink:actuate="onLoad" draw:mime-type="image/jpeg"/>
</draw:frame>
部长的内阁批准了对网络收入和网络攻击的响应顺序。</text:p>
      <text:p text:style-name="P4">
这是由国家特别通讯的副主管Alexander Poti的副总监，乌克林福姆报告，参考<text:a xlink:type="simple" xlink:href="https://t.me/dsszzi_official/5677" text:style-name="Internet_20_link" text:visited-style-name="Visited_20_Internet_20_Link">
</text:a>
办公室。</text:p>
      <text:p text:style-name="P4">
“该命令批准了实施安全实体的单一机制<text:a xlink:type="simple" xlink:href="https://www.ukrinform.ua/tag-kiberbezpeka" text:style-name="Internet_20_link" text:visited-style-name="Visited_20_Internet_20_Link">
</text:a>
操作程序由网络含量反应。 他还定义了Kiberincyders/Cyber​​Attacks的明确而清晰的批判性，以及对他们的反应阶段。”</text:p>
      <text:p text:style-name="P4">
该文件的批准使得有可能根据预先计划的措施以及开发在2021年开发的ModelKiber Protection的组织和技术工程中开发的方法的响应过程。</text:p>
      <text:p text:style-name="P4">
Potius补充说，从生产机构生效之日起三个月内，应批准网络安全对象对网络空间事件的响应的方法论建议。</text:p>
      <text:p text:style-name="P4">
<text:span text:style-name="T4">
另请阅读：</text:span>
 <text:a xlink:type="simple" xlink:href="https://www.ukrinform.ua/rubric-technology/3679866-devat-iz-desati-kiberatak-vidbuvautsa-cerez-neobereznist-ci-vidsutnist-znan-u-personalu.html" text:style-name="Internet_20_link" text:visited-style-name="Visited_20_Internet_20_Link">
</text:a>
据报道，在2023年1月至2月，与国家秘书处合作的CERT-UA紧急情况的响应政府团队处理了300名Cyber​​incyders和Cyber​​attacks。</text:p>
      <text:p text:style-name="P4">
News Source: <text:a xlink:type="simple" xlink:href="https://www.ukrinform.ua/rubric-technology/3691554-kabmin-zatverdiv-poradok-reaguvanna-na-kiberincidenti-ta-kiberataki.html" text:style-name="Internet_20_link" text:visited-style-name="Visited_20_Internet_20_Link">
https://www.ukrinform.ua/rubric-technology/3691554-kabmin-zatverdiv-poradok-reaguvanna-na-kiberincidenti-ta-kiberataki.html</text:a>
</text:p>
      <!--NEWS-->
      <text:h text:style-name="P10" text:outline-level="1">
<text:span text:style-name="T4">
拜登希望瑞典能尽快在北约</text:span>
</text:h>
      <text:p text:style-name="P4">
作者: Ukrinform (Person)</text:p>
      <text:p text:style-name="P4">
出版商: Укринформ (Organization)</text:p>
      <text:p text:style-name="P4">
出版时间: 2023-04-04T18:13:00+03:00</text:p>
      <text:p text:style-name="P4">
修改时间: 2023-04-04T18:13:00+03:00</text:p>
      <text:p text:style-name="P4">
描述: 美国总统乔·拜登（Joe Biden）祝贺芬兰加入北大西洋联盟，并呼吁土耳其和匈牙利赶紧批准北约瑞典会员资格。  - 乌克林。</text:p>
      <text:p text:style-name="P4">
图片: ["<text:a xlink:type="simple" xlink:href="https://static.ukrinform.com/photos/2022_11/thumb_files/630_360_1668525144-241.jpg" text:style-name="Internet_20_link" text:visited-style-name="Visited_20_Internet_20_Link">
630_360_16685...</text:a>
"]</text:p>
      <text:p text:style-name="P4">
标签: ['Байден', 'Фінляндія', 'НАТО', 'Швеція']</text:p>
      <text:p text:style-name="P4">
类型: Article</text:p>
      <!--METADATA-->
      <text:p text:style-name="P4">
<draw:frame draw:style-name="fr1" draw:name="Image165" text:anchor-type="as-char" svg:width="6.9236in" svg:height="3.956343in" draw:z-index="0">
<draw:image xlink:href="../Images/yкринформ/2023-04-04T18-13-00-03-00/630_360_1668525144-241.jpg" xlink:type="simple" xlink:show="embed" xlink:actuate="onLoad" draw:mime-type="image/jpeg"/>
</draw:frame>
总统乔·拜登(Joe Biden)祝贺芬兰加入北大西洋联盟(Turkey and Hungary)，急于批准瑞典会员资格。</text:p>
      <text:p text:style-name="P4">
这在[]中指出(https://www.whitehouse.gov/briefing-room/statements-releases/2023/04/04/statement-from-president-joe-biden-welcoming-finland-to-nato/)据报道，白宫的负责人于周二出版。</text:p>
      <text:p text:style-name="P4">
美国强调说：“今天，我很自豪地祝贺芬兰成为北约31个盟友。”</text:p>
      <text:p text:style-name="P4">
他回忆说，2022年5月，芬兰和瑞典申请了联盟。 拜登强调，两国都是强大的民主党，拥有有能力的部队，并具有共同的价值观和世界。</text:p>
      <text:p text:style-name="P4">
“在不到一年的时间里，我们祝贺芬兰作为会员 - 这是现代北约历史上最快的过程化过程。 我期待有机会向瑞典作为一名成员打招呼<text:a xlink:type="simple" xlink:href="https://www.ukrinform.ua/tag-nato" text:style-name="Internet_20_link" text:visited-style-name="Visited_20_Internet_20_Link">
</text:a>
但是我敦促土耳其和匈牙利毫不拖延地完成批准过程。”美国总统强调。</text:p>
      <text:p text:style-name="P4">
<text:span text:style-name="T4">
另请阅读：</text:span>
 <text:a xlink:type="simple" xlink:href="https://www.ukrinform.ua/rubric-polytics/3691526-zelenskij-privitav-finlandiu-zi-vstupom-u-nato.html" text:style-name="Internet_20_link" text:visited-style-name="Visited_20_Internet_20_Link">
</text:a>
拜登还强调，当普京开始对乌克兰人民的残酷入侵时，他认为他将能够分享欧洲和北约。</text:p>
      <text:p text:style-name="P4">
“今天我们更加团结。 美国总统宣称，由我们的新盟友加强芬兰 - 我们将继续维持跨大西洋的安全，保护北约勤奋领域的每个人，并克服我们面临的任何挑战。”美国总统宣称。</text:p>
      <text:p text:style-name="P4">
正如乌克林福姆报道的<text:a xlink:type="simple" xlink:href="https://www.ukrinform.ua/rubric-world/3691469-finlandia-oficijno-stala-clenom-nato.html" text:style-name="Internet_20_link" text:visited-style-name="Visited_20_Internet_20_Link">
</text:a>
它发生在星期二布鲁塞尔。</text:p>
      <text:p text:style-name="P4">
News Source: <text:a xlink:type="simple" xlink:href="https://www.ukrinform.ua/rubric-world/3691558-bajden-spodivaetsa-so-svecia-aknajsvidse-bude-v-nato.html" text:style-name="Internet_20_link" text:visited-style-name="Visited_20_Internet_20_Link">
https://www.ukrinform.ua/rubric-world/3691558-bajden-spodivaetsa-so-svecia-aknajsvidse-bude-v-nato.html</text:a>
</text:p>
      <!--NEWS-->
      <text:h text:style-name="P10" text:outline-level="1">
<text:span text:style-name="T4">
在Zaporozhye烟火中，摧毁了俄罗斯空袭</text:span>
</text:h>
      <text:p text:style-name="P4">
作者: Ukrinform (Person)</text:p>
      <text:p text:style-name="P4">
出版商: Укринформ (Organization)</text:p>
      <text:p text:style-name="P4">
出版时间: 2023-04-04T18:15:00+03:00</text:p>
      <text:p text:style-name="P4">
修改时间: 2023-04-04T18:15:00+03:00</text:p>
      <text:p text:style-name="P4">
描述: 在敌人炮击之后，在Zaporizhzhia地区的一个私人院子中，公民发现了一枚航空炸弹，称为救援人员。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Вибух', 'Бомба', 'Запоріжжя', 'Війна з росією']</text:p>
      <text:p text:style-name="P4">
类型: Article</text:p>
      <!--METADATA-->
      <text:p text:style-name="P4">
<draw:frame draw:style-name="fr1" draw:name="Image166" text:anchor-type="as-char" svg:width="6.9236in" svg:height="3.956343in" draw:z-index="0">
<draw:image xlink:href="../Images/yкринформ/2023-04-04T18-15-00-03-00/630_360_1640330796-210.jpeg" xlink:type="simple" xlink:show="embed" xlink:actuate="onLoad" draw:mime-type="image/jpeg"/>
</draw:frame>
敌人炮击发现航空炸弹并称为救援人员之后，乌兹波兹(Uzpozhzhia)地区的一个私人院子。</text:p>
      <text:p text:style-name="P4">
这在Facebook上报告<text:a xlink:type="simple" xlink:href="https://www.facebook.com/watch/" text:style-name="Internet_20_link" text:visited-style-name="Visited_20_Internet_20_Link">
</text:a>
，报道乌克林福姆。</text:p>
      <text:p text:style-name="P4">
“ 4月4日，乌克兰州乌克兰州的烟火部队到达了该地区，将爆炸性物体确定为航空公司<text:a xlink:type="simple" xlink:href="https://www.ukrinform.ua/tag-vibuhivka" text:style-name="Internet_20_link" text:visited-style-name="Visited_20_Internet_20_Link">
</text:a>
Fab-500(Vaga 500公斤 -  ed。).Піротехніки її вилучили та знищили", - йдеться у дописі.</text:p>
      <text:p text:style-name="P4">
Від ГУ ДСНС України у Запорізькій області залучалося 5 рятувальників та 3одиниці техніки.</text:p>
      <text:p text:style-name="P4">
<text:span text:style-name="T4">
Читайте також:</text:span>
 <text:a xlink:type="simple" xlink:href="https://www.ukrinform.ua/rubric-ato/3689082-na-kiivsini-znisili-rosijsku-protitankovu-granatu.html" text:style-name="Internet_20_link" text:visited-style-name="Visited_20_Internet_20_Link">
 </text:a>
据报道，敌人在波罗戈夫斯基地区造成了三次空袭，包括Zaporizhzhya地区的Orikhiv市。</text:p>
      <text:p text:style-name="P4">
News Source: <text:a xlink:type="simple" xlink:href="https://www.ukrinform.ua/rubric-regions/3691557-na-zaporizzi-pirotehniki-znisili-aviabombu.html" text:style-name="Internet_20_link" text:visited-style-name="Visited_20_Internet_20_Link">
https://www.ukrinform.ua/rubric-regions/3691557-na-zaporizzi-pirotehniki-znisili-aviabombu.html</text:a>
</text:p>
      <!--NEWS-->
      <text:h text:style-name="P10" text:outline-level="1">
<text:span text:style-name="T4">
乌克兰已终止与白俄罗斯关于旅游业的协议</text:span>
</text:h>
      <text:p text:style-name="P4">
作者: Ukrinform (Person)</text:p>
      <text:p text:style-name="P4">
出版商: Укринформ (Organization)</text:p>
      <text:p text:style-name="P4">
出版时间: 2023-04-04T18:18:00+03:00</text:p>
      <text:p text:style-name="P4">
修改时间: 2023-04-04T18:18:00+03:00</text:p>
      <text:p text:style-name="P4">
描述: 政府已终止乌克兰政府与白俄罗斯政府在旅游业中的合作之间的双边协议。  - 乌克林。</text:p>
      <text:p text:style-name="P4">
图片: ["<text:a xlink:type="simple" xlink:href="https://static.ukrinform.com/photos/2022_11/thumb_files/630_360_1668181166-4441.jpeg" text:style-name="Internet_20_link" text:visited-style-name="Visited_20_Internet_20_Link">
630_360_16681...</text:a>
"]</text:p>
      <text:p text:style-name="P4">
标签: ['білорусь', 'Кабмін', 'Туризм']</text:p>
      <text:p text:style-name="P4">
类型: Article</text:p>
      <!--METADATA-->
      <text:p text:style-name="P4">
<draw:frame draw:style-name="fr1" draw:name="Image167" text:anchor-type="as-char" svg:width="6.9236in" svg:height="3.956343in" draw:z-index="0">
<draw:image xlink:href="../Images/yкринформ/2023-04-04T18-18-00-03-00/630_360_1668181166-4441.jpeg" xlink:type="simple" xlink:show="embed" xlink:actuate="onLoad" draw:mime-type="image/jpeg"/>
</draw:frame>
政府已制定了乌克兰政府与旅游业中白俄罗斯体育政府之间的双边协议。</text:p>
      <text:p text:style-name="P4">
正如乌克林福姆报道的那样，关于<text:a xlink:type="simple" xlink:href="https://t.me/tmelnychuk/2010" text:style-name="Internet_20_link" text:visited-style-name="Visited_20_Internet_20_Link">
</text:a>
Verkhovna Rada中的内阁代表报道了Taras Melnychuk。</text:p>
      <text:p text:style-name="P4">
“ []之间的协议已终止(https://www.ukrinform.ua/tag-kabmin)白俄罗斯政府共和国关于在Minskskaya16.02.2006犯下的旅游领域的合作。”</text:p>
      <text:p text:style-name="P4">
<text:span text:style-name="T4">
另请阅读：</text:span>
 <text:a xlink:type="simple" xlink:href="https://www.ukrinform.ua/rubric-society/3691546-ukraina-denonsue-ugodu-z-bilorussu-pro-pensii.html" text:style-name="Internet_20_link" text:visited-style-name="Visited_20_Internet_20_Link">
</text:a>
根据该文件的解释性说明，该文件的采用将不会具有影响力的市场环境，并确保实体，公民和国家的权利和利益。</text:p>
      <text:p text:style-name="P4">
据报道，乌克兰已终止与俄罗斯联邦和白俄罗斯在空中搜救领域的支持。</text:p>
      <text:p text:style-name="P4">
News Source: <text:a xlink:type="simple" xlink:href="https://www.ukrinform.ua/rubric-economy/3691559-ukraina-rozirvala-ugodu-z-bilorussu-pro-turizm.html" text:style-name="Internet_20_link" text:visited-style-name="Visited_20_Internet_20_Link">
https://www.ukrinform.ua/rubric-economy/3691559-ukraina-rozirvala-ugodu-z-bilorussu-pro-turizm.html</text:a>
</text:p>
      <!--NEWS-->
      <text:h text:style-name="P10" text:outline-level="1">
<text:span text:style-name="T4">
担保基金以21亿美元的价格出售银行</text:span>
</text:h>
      <text:p text:style-name="P4">
作者: Ukrinform (Person)</text:p>
      <text:p text:style-name="P4">
出版商: Укринформ (Organization)</text:p>
      <text:p text:style-name="P4">
出版时间: 2023-04-04T18:25:10+03:00</text:p>
      <text:p text:style-name="P4">
修改时间: 2023-04-04T18:25:10+03:00</text:p>
      <text:p text:style-name="P4">
描述: 本周个人的存款担保基金将9家银行的资产投入了21亿美元的总额。  - 乌克林。</text:p>
      <text:p text:style-name="P4">
图片: ["<text:a xlink:type="simple" xlink:href="https://static.ukrinform.com/photos/2017_10/thumb_files/630_360_1507826399-4077.jpeg" text:style-name="Internet_20_link" text:visited-style-name="Visited_20_Internet_20_Link">
630_360_15078...</text:a>
"]</text:p>
      <text:p text:style-name="P4">
标签: ['Аукціон', 'Банк', 'Фонд гарантування', 'Кредит']</text:p>
      <text:p text:style-name="P4">
类型: Article</text:p>
      <!--METADATA-->
      <text:p text:style-name="P4">
<draw:frame draw:style-name="fr1" draw:name="Image168" text:anchor-type="as-char" svg:width="6.9236in" svg:height="3.956343in" draw:z-index="0">
<draw:image xlink:href="../Images/yкринформ/2023-04-04T18-25-10-03-00/630_360_1507826399-4077.jpeg" xlink:type="simple" xlink:show="embed" xlink:actuate="onLoad" draw:mime-type="image/jpeg"/>
</draw:frame>
本周个人的个人资金使9家银行销售UAH 21亿。</text:p>
      <text:p text:style-name="P4">
正如乌克林福姆报道的那样，它报告了<text:a xlink:type="simple" xlink:href="https://www.fg.gov.ua/articles/53444-cogo-tizhnya-na-prodazh-vistavleno-aktivi-na-zagalnu-sumu-21-mlrd-grn.html" text:style-name="Internet_20_link" text:visited-style-name="Visited_20_Internet_20_Link">
</text:a>
“在当前一周(03-07 2023年4月7日)9家银行的计划销售，这些银行由存款担保基金清算。 所有批次的初始价格值为UAH 2 0.835亿，”  - 消息读到。</text:p>
      <text:p text:style-name="P4">
<text:span text:style-name="T4">
另请阅读：</text:span>
 <text:a xlink:type="simple" xlink:href="https://www.ukrinform.ua/rubric-economy/3691547-urad-pracue-nad-variantami-strahuvanna-voennih-rizikiv-sviridenko.html" text:style-name="Internet_20_link" text:visited-style-name="Visited_20_Internet_20_Link">
</text:a>
其中，UAH设定了17.894亿美元的出售贷款权，UAH 2.71亿美元 - 房地产，土地和其他固定资产的初始价格。 应收账款以1,820万美元的价格出售，银行的证券为490万。</text:p>
      <text:p text:style-name="P4">
正如乌克林福姆报道的，资产的销售量<text:a xlink:type="simple" xlink:href="https://www.ukrinform.ua/tag-bank" text:style-name="Internet_20_link" text:visited-style-name="Visited_20_Internet_20_Link">
</text:a>
，由个人的担保基金清算，2023年2月为UAH 1.409亿。</text:p>
      <text:p text:style-name="P4">
News Source: <text:a xlink:type="simple" xlink:href="https://www.ukrinform.ua/rubric-economy/3691560-fond-garantuvanna-prodae-aktivi-bankiv-na-21-milarda-griven.html" text:style-name="Internet_20_link" text:visited-style-name="Visited_20_Internet_20_Link">
https://www.ukrinform.ua/rubric-economy/3691560-fond-garantuvanna-prodae-aktivi-bankiv-na-21-milarda-griven.html</text:a>
</text:p>
      <!--NEWS-->
      <text:h text:style-name="P10" text:outline-level="1">
<text:span text:style-name="T4">
俄罗斯犯罪：乌克兰欢迎联合国委员会的延续一年</text:span>
</text:h>
      <text:p text:style-name="P4">
作者: Ukrinform (Person)</text:p>
      <text:p text:style-name="P4">
出版商: Укринформ (Organization)</text:p>
      <text:p text:style-name="P4">
出版时间: 2023-04-04T18:29:16+03:00</text:p>
      <text:p text:style-name="P4">
修改时间: 2023-04-04T18:29:16+03:00</text:p>
      <text:p text:style-name="P4">
描述: 乌克兰外交部在俄罗斯对乌克兰的武装侵略性的背景下对联合国国际国际调查委员会的持续表示祝贺。  - 乌克林。</text:p>
      <text:p text:style-name="P4">
图片: ["<text:a xlink:type="simple" xlink:href="https://static.ukrinform.com/photos/2023_04/thumb_files/630_360_1680622138-715.jpg" text:style-name="Internet_20_link" text:visited-style-name="Visited_20_Internet_20_Link">
630_360_16806...</text:a>
"]</text:p>
      <text:p text:style-name="P4">
标签: ['МЗС', 'ООН', 'Війна з росією']</text:p>
      <text:p text:style-name="P4">
类型: Article</text:p>
      <!--METADATA-->
      <text:p text:style-name="P4">
<draw:frame draw:style-name="fr1" draw:name="Image169" text:anchor-type="as-char" svg:width="6.9236in" svg:height="3.956343in" draw:z-index="0">
<draw:image xlink:href="../Images/yкринформ/2023-04-04T18-29-16-03-00/630_360_1680622138-715.jpg" xlink:type="simple" xlink:show="embed" xlink:actuate="onLoad" draw:mime-type="image/jpeg"/>
</draw:frame>
乌克兰外交部在俄罗斯武装侵略对乌克兰的侵略委员会对违法行为的侵犯委员会的持续一年表示祝贺。</text:p>
      <text:p text:style-name="P4">
这在[]的评论中说明了这一点(http://mfa.gov.ua/news/komentar-mzs-ukrayini-shchodo-shvalennya-radoyu-oon-z-prav-lyudini-rezolyuciyi-situaciya-z-pravami-lyudini-v-ukrayini-vnaslidok-rosijskoyi-agresiyi)，报道乌克林福姆。</text:p>
      <text:p text:style-name="P4">
“乌克兰外交部欢迎联合国人权委员会的决议“由于俄罗斯侵略，乌克兰的人权”的批准，根据该决议的授权，联合国独立国际委员会的任务已延长了一年为了调查该领域的所有违反国际法的行为，俄罗斯武装侵略对乌克兰的罪行与他们同在。”  - 后代部门说。</text:p>
      <text:p text:style-name="P4">
外交部指出，该决议的重要组成部分是确认有必要对侵犯人权行为，国际人道主义法和最严重的国际罪行征收责任。 乌克兰在该部门中说，乌克兰将继续致力于建立一个特别法庭，以使俄罗斯领导人成为侵略罪。</text:p>
      <text:p text:style-name="P4">
值得注意的是，与研究委员会有关非法流离失所和驱逐出境的事实，尤其是儿童，在俄罗斯联邦领土的乌克兰领土上这样的行动并允许相关的国际人文科学。</text:p>
      <text:p text:style-name="P4">
此外，联合国人权委员会呼吁俄罗斯联邦提供立即获取所有被拘留和被驱逐出境的人的国际机制。</text:p>
      <text:p text:style-name="P4">
“乌克兰对支持该文件的联合国人权委员会的成员国表示感谢，因为继续对易受侵犯人权和国际人道主义法和国际罪行的事实进行独立调查的委员会将有助于起诉<text:a xlink:type="simple" xlink:href="https://www.ukrinform.ua/tag-mzs" text:style-name="Internet_20_link" text:visited-style-name="Visited_20_Internet_20_Link">
</text:a>
。</text:p>
      <text:p text:style-name="P4">
<text:span text:style-name="T4">
另请阅读：</text:span>
 <text:a xlink:type="simple" xlink:href="https://www.ukrinform.ua/rubric-ato/3684172-komisia-oon-nazvala-voennim-zlocinom-nezakonne-peremisenna-ditej-z-ukraini-v-rosiu.html" text:style-name="Internet_20_link" text:visited-style-name="Visited_20_Internet_20_Link">
</text:a>
</text:p>
      <text:p text:style-name="P4">
News Source: <text:a xlink:type="simple" xlink:href="https://www.ukrinform.ua/rubric-polytics/3691561-voenni-zlocini-rf-ukraina-vitae-prodovzenna-mandata-komisii-oon-na-rik.html" text:style-name="Internet_20_link" text:visited-style-name="Visited_20_Internet_20_Link">
https://www.ukrinform.ua/rubric-polytics/3691561-voenni-zlocini-rf-ukraina-vitae-prodovzenna-mandata-komisii-oon-na-rik.html</text:a>
</text:p>
      <!--NEWS-->
      <text:h text:style-name="P10" text:outline-level="1">
<text:span text:style-name="T4">
Svitolina：WTA应该做更多的问题</text:span>
</text:h>
      <text:p text:style-name="P4">
作者: Ukrinform (Person)</text:p>
      <text:p text:style-name="P4">
出版商: Укринформ (Organization)</text:p>
      <text:p text:style-name="P4">
出版时间: 2023-04-04T18:31:48+03:00</text:p>
      <text:p text:style-name="P4">
修改时间: 2023-04-04T18:31:48+03:00</text:p>
      <text:p text:style-name="P4">
描述: 乌克兰网球运动员批评了WTA女子网球协会对乌克兰战争的反应。  - 乌克林。</text:p>
      <text:p text:style-name="P4">
图片: ["<text:a xlink:type="simple" xlink:href="https://static.ukrinform.com/photos/2023_04/thumb_files/630_360_1680622215-673.jpg" text:style-name="Internet_20_link" text:visited-style-name="Visited_20_Internet_20_Link">
630_360_16806...</text:a>
"]</text:p>
      <text:p text:style-name="P4">
标签: ['Світоліна', 'Теніс']</text:p>
      <text:p text:style-name="P4">
类型: Article</text:p>
      <!--METADATA-->
      <text:p text:style-name="P4">
<draw:frame draw:style-name="fr1" draw:name="Image170" text:anchor-type="as-char" svg:width="6.9236in" svg:height="3.956343in" draw:z-index="0">
<draw:image xlink:href="../Images/yкринформ/2023-04-04T18-31-48-03-00/630_360_1680622215-673.jpg" xlink:type="simple" xlink:show="embed" xlink:actuate="onLoad" draw:mime-type="image/jpeg"/>
</draw:frame>
乌克兰主义者批评了WTA妇女网球协会对乌克兰战争的反应。</text:p>
      <text:p text:style-name="P4">
她在<text:a xlink:type="simple" xlink:href="https://www.lequipe.fr/Tennis/Article/Elina-svitolina-en-mission-pour-mon-pays/1389555" text:style-name="Internet_20_link" text:visited-style-name="Visited_20_Internet_20_Link">
</text:a>
L'Equipe，Ukrinform报告。</text:p>
      <text:p text:style-name="P4">
“我们感到恐惧，我们感到沮丧。 Lesya Turenko发生的事情非常可悲。 由于此而没有通过的人无法理解它的状况：当您在乌克兰出生时在任何地方都没有安全的地方，在轰炸下，您没有家，知道乌克兰人很多。 同时，这是一种恐惧和巨大的毁灭。 WTA还有更多，更多的问题。 但是现在太晚了。 发布了许多礼物，进行了许多采访。 但这是毫无用处的，”斯维托利纳说。</text:p>
      <text:p text:style-name="P4">
<text:span text:style-name="T4">
另请阅读：</text:span>
 <text:a xlink:type="simple" xlink:href="https://www.ukrinform.ua/rubric-sports/3681596-curenko-vidmovilasa-vid-matcu-proti-biloruski-na-tenisnomu-turniri-v-indianvellsi.html" text:style-name="Internet_20_link" text:visited-style-name="Visited_20_Internet_20_Link">
</text:a>
正如乌克林福姆(Ukrinform)报道的那样，Tsurenko在与组织史蒂维莫森(Steveomsimon)负责人交谈后，由于恐慌发作而与白俄罗斯(Belarusian Arriniosolenko)的比赛出演。</text:p>
      <text:p text:style-name="P4">
照片：Getty图像</text:p>
      <text:p text:style-name="P4">
News Source: <text:a xlink:type="simple" xlink:href="https://www.ukrinform.ua/rubric-sports/3691563-svitolina-wta-mala-b-zrobiti-znacno-bilse-z-bagatoh-pitan.html" text:style-name="Internet_20_link" text:visited-style-name="Visited_20_Internet_20_Link">
https://www.ukrinform.ua/rubric-sports/3691563-svitolina-wta-mala-b-zrobiti-znacno-bilse-z-bagatoh-pitan.html</text:a>
</text:p>
      <!--NEWS-->
      <text:h text:style-name="P10" text:outline-level="1">
<text:span text:style-name="T4">
在拉脱维亚，一名俄罗斯激进主义者被拘留，守卫苏联古迹</text:span>
</text:h>
      <text:p text:style-name="P4">
作者: Ukrinform (Person)</text:p>
      <text:p text:style-name="P4">
出版商: Укринформ (Organization)</text:p>
      <text:p text:style-name="P4">
出版时间: 2023-04-04T18:44:00+03:00</text:p>
      <text:p text:style-name="P4">
修改时间: 2023-04-04T18:44:00+03:00</text:p>
      <text:p text:style-name="P4">
描述: 拉脱维亚国家安全服务局（VDD）的工作人员上周一拘留了 - 俄罗斯组织“夜间瓦尔塔”亚历山大·兹贡的参与者。  - 乌克林。</text:p>
      <text:p text:style-name="P4">
图片: ["<text:a xlink:type="simple" xlink:href="https://static.ukrinform.com/photos/2016_02/thumb_files/630_360_1455738623-7912-narucniki.jpeg" text:style-name="Internet_20_link" text:visited-style-name="Visited_20_Internet_20_Link">
630_360_14557...</text:a>
", "<text:a xlink:type="simple" xlink:href="https://static.ukrinform.com/photos/2023_04/1680622745-827.jpg" text:style-name="Internet_20_link" text:visited-style-name="Visited_20_Internet_20_Link">
1680622745-82...</text:a>
"]</text:p>
      <text:p text:style-name="P4">
标签: ['Декомунізація', 'Латвія', "Пам'ятник", 'Затримання']</text:p>
      <text:p text:style-name="P4">
类型: Article</text:p>
      <!--METADATA-->
      <text:p text:style-name="P4">
<draw:frame draw:style-name="fr1" draw:name="Image171" text:anchor-type="as-char" svg:width="6.9236in" svg:height="3.956343in" draw:z-index="0">
<draw:image xlink:href="../Images/yкринформ/2023-04-04T18-44-00-03-00/630_360_1455738623-7912-narucniki.jpeg" xlink:type="simple" xlink:show="embed" xlink:actuate="onLoad" draw:mime-type="image/jpeg"/>
</draw:frame>
拉脱维亚国家安全服务的雇员(VDD)上周一，职业 - 俄罗斯小组“夜总会”亚历山大·兹贡(Alexander Zhgun)的参与者是参与者。</text:p>
      <text:p text:style-name="P4">
关于IT报告乌克林福姆，参考<text:a xlink:type="simple" xlink:href="https://rus.delfi.lv/news/daily/criminal/sluzhba-gosbezopasnosti-zaderzhala-aktivista-nochnogo-dozora-aleksandra-zhguna-dopolneno.d" text:style-name="Internet_20_link" text:visited-style-name="Visited_20_Internet_20_Link">
</text:a>
。</text:p>
      <text:p text:style-name="P4">
周二，应VDD的要求，里加市法院采用了一项预审措施。 未来几天，法院的裁决可能会在瑞斯科夫斯基法院提出上诉。</text:p>
      <text:p text:style-name="P4">
<draw:frame draw:style-name="fr1" draw:name="Image172" text:anchor-type="as-char" svg:width="6.9236in" svg:height="3.943175in" draw:z-index="0">
<draw:image xlink:href="../Images/yкринформ/2023-04-04T18-44-00-03-00/1680622745-827.jpg" xlink:type="simple" xlink:show="embed" xlink:actuate="onLoad" draw:mime-type="image/jpeg"/>
</draw:frame>
夜总会小组由拉脱维亚俄罗斯联盟组织为苏联安全<text:a xlink:type="simple" xlink:href="https://www.ukrinform.ua/tag-pamatnik" text:style-name="Internet_20_link" text:visited-style-name="Visited_20_Internet_20_Link">
</text:a>
。</text:p>
      <text:p text:style-name="P4">
根据社交网络的说法，以前积极反对拆除回忆录的Zhhun被拘留在路上，然后带回家，在他进行的那儿。</text:p>
      <text:p text:style-name="P4">
VDD尚未提供有关亚历山大·兹贡(Alexander Zhgun)指控的信息。</text:p>
      <text:p text:style-name="P4">
<text:span text:style-name="T4">
另请阅读：</text:span>
 <text:a xlink:type="simple" xlink:href="https://www.ukrinform.ua/rubric-regions/3691501-prikordonniki-zatrimali-agenta-rf-na-slahu-do-bilorusi.html" text:style-name="Internet_20_link" text:visited-style-name="Visited_20_Internet_20_Link">
</text:a>
正如乌克林福姆报道的那样，在基辅边境警卫的入口处发现<text:a xlink:type="simple" xlink:href="https://www.ukrinform.ua/rubric-kyiv/3686980-na-vizdi-do-kieva-zatrimali-prorosijskogo-batusku-z-nedijsnim-pasportom.html" text:style-name="Internet_20_link" text:visited-style-name="Visited_20_Internet_20_Link">
</text:a>
在他们的电话中，他们与俄罗斯联邦的订阅者暴露了信件。  照片：Delfi</text:p>
      <text:p text:style-name="P4">
News Source: <text:a xlink:type="simple" xlink:href="https://www.ukrinform.ua/rubric-world/3691572-u-latvii-zatrimali-prorosijskogo-aktivista-akij-ohoronav-radanski-pamatniki.html" text:style-name="Internet_20_link" text:visited-style-name="Visited_20_Internet_20_Link">
https://www.ukrinform.ua/rubric-world/3691572-u-latvii-zatrimali-prorosijskogo-aktivista-akij-ohoronav-radanski-pamatniki.html</text:a>
</text:p>
      <!--NEWS-->
      <text:h text:style-name="P10" text:outline-level="1">
<text:span text:style-name="T4">
五角大楼已经以26亿美元的价格宣布向乌克兰提供新的国防援助计划</text:span>
</text:h>
      <text:p text:style-name="P4">
作者: Ukrinform (Person)</text:p>
      <text:p text:style-name="P4">
出版商: Укринформ (Organization)</text:p>
      <text:p text:style-name="P4">
出版时间: 2023-04-04T18:46:00+03:00</text:p>
      <text:p text:style-name="P4">
修改时间: 2023-04-04T18:46:00+03:00</text:p>
      <text:p text:style-name="P4">
描述: 美国政府宣布在乌克兰在安全和国防领域的新大规模安全分配，总价值为26亿美元。  - 乌克林。</text:p>
      <text:p text:style-name="P4">
图片: ["<text:a xlink:type="simple" xlink:href="https://static.ukrinform.com/photos/2017_12/thumb_files/630_360_1513407469-9227.jpg" text:style-name="Internet_20_link" text:visited-style-name="Visited_20_Internet_20_Link">
630_360_15134...</text:a>
"]</text:p>
      <text:p text:style-name="P4">
标签: ['Пентагон', 'Україна', 'Зброя', 'Війна з росією']</text:p>
      <text:p text:style-name="P4">
类型: Article</text:p>
      <!--METADATA-->
      <text:p text:style-name="P4">
<draw:frame draw:style-name="fr1" draw:name="Image173" text:anchor-type="as-char" svg:width="6.9236in" svg:height="3.956343in" draw:z-index="0">
<draw:image xlink:href="../Images/yкринформ/2023-04-04T18-46-00-03-00/630_360_1513407469-9227.jpg" xlink:type="simple" xlink:show="embed" xlink:actuate="onLoad" draw:mime-type="image/jpeg"/>
</draw:frame>
政府拥有的州宣布在安全和国防领域为乌克兰分配新的大型安全，总成本为26亿美元。</text:p>
      <text:p text:style-name="P4">
这在官方[]中指出了这一点(http://www.defense.gov/News/Releases/Release/Article/3350958/biden-administration-announces-additional-security-assistance-for-ukraine/)乌克林福姆报道，美国国防局。</text:p>
      <text:p text:style-name="P4">
声明说：“今天，美国国防部宣布在安全领域为乌克兰分配新的关键安全性。”</text:p>
      <text:p text:style-name="P4">
可以澄清的是，新计划包括五角牙酶资金，拥有5亿美元的总统机构，以及21亿美元的主动权，以促进乌克兰的安全(后).</text:p>
      <text:p text:style-name="P4">
<text:span text:style-name="T4">
Читайте також:</text:span>
 <text:a xlink:type="simple" xlink:href="https://www.ukrinform.ua/rubric-world/3691467-zahidni-partneri-stali-planuvati-dopomogu-ukraini-na-trivalisi-termini.html" text:style-name="Internet_20_link" text:visited-style-name="Visited_20_Internet_20_Link">
 </text:a>
尤其是，成本的第一部分亿美元将立即在乌克兰发送，其中大部分包括弹药和其他必要的交货。特别是，这是关于Himars和Air Defense Systems，Anti Tanks，Anti -Tank的导弹系统以及其他武器和设备，技术服务。美国国防部。</text:p>
      <text:p text:style-name="P4">
以USAI倡议为代价，计划为其购买带有导弹的其他NASAMS -PROTOTINGING系统； 抗反酮口径系统30毫米； 移动激光反应系统。 新包装将包括雷达，毕业导弹，导弹装置，迫击炮系统，储罐弹药，标枪综合体，高精确航空弹药，小型武器和弹药。 此外，设想并传输到乌克兰的维修车辆，燃油系统，装甲车辆，SATCOM卫星码头，其他设备，其他设备以及传输武器和设备的维护服务。</text:p>
      <text:p text:style-name="P4">
国防部说：“美国将继续与盟友和合作伙伴合作，确保乌克兰满足长期安全需求的直接需求。”(https://www.ukrinform.ua/tag-ssa)。</text:p>
      <text:p text:style-name="P4">
沃迪米尔·Zelenskyy总统对美国的国防援助表示感谢。<text:span text:style-name="T4">
另请阅读：</text:span>
 <text:a xlink:type="simple" xlink:href="https://www.ukrinform.ua/rubric-world/3691540-stoltenberg-majbutne-ukraini-u-evroatlanticnij-rodini.html" text:style-name="Internet_20_link" text:visited-style-name="Visited_20_Internet_20_Link">
</text:a>
正如乌克林福姆报道的那样，乌克兰·德米特里库布(Ukraine Dmitrykuleb)外交部长<text:a xlink:type="simple" xlink:href="https://www.ukrinform.ua/rubric-polytics/3691529-novij-paket-vijskovoi-dopomogi-ssa-pramue-v-ukrainu-kuleba.html" text:style-name="Internet_20_link" text:visited-style-name="Visited_20_Internet_20_Link">
</text:a>
在布鲁塞尔，美国国务卿安东尼·眨眨眼为支持乌克兰提供了进一步的努力。 根据谈话的结果，乌克兰部长报告说，新的美国计划已经前往乌克兰。</text:p>
      <text:p text:style-name="P4">
News Source: <text:a xlink:type="simple" xlink:href="https://www.ukrinform.ua/rubric-ato/3691573-pentagon-ogolosiv-pro-novij-paket-oboronnoi-dopomogi-ukraini-na-26-milarda.html" text:style-name="Internet_20_link" text:visited-style-name="Visited_20_Internet_20_Link">
https://www.ukrinform.ua/rubric-ato/3691573-pentagon-ogolosiv-pro-novij-paket-oboronnoi-dopomogi-ukraini-na-26-milarda.html</text:a>
</text:p>
      <!--NEWS-->
      <text:h text:style-name="P10" text:outline-level="1">
<text:span text:style-name="T4">
乌克兰的女子国家队与曲棍球在世界杯上遭受了第一次失败</text:span>
</text:h>
      <text:p text:style-name="P4">
作者: Ukrinform (Person)</text:p>
      <text:p text:style-name="P4">
出版商: Укринформ (Organization)</text:p>
      <text:p text:style-name="P4">
出版时间: 2023-04-04T18:48:13+03:00</text:p>
      <text:p text:style-name="P4">
修改时间: 2023-04-04T18:48:13+03:00</text:p>
      <text:p text:style-name="P4">
描述: 乌克兰曲棍球运动员让位于香港。  - 乌克林。</text:p>
      <text:p text:style-name="P4">
图片: ["<text:a xlink:type="simple" xlink:href="https://static.ukrinform.com/photos/2023_04/thumb_files/630_360_1680623213-390.jpg" text:style-name="Internet_20_link" text:visited-style-name="Visited_20_Internet_20_Link">
630_360_16806...</text:a>
"]</text:p>
      <text:p text:style-name="P4">
标签: ['Чемпіонат світу з хокею', 'хокей']</text:p>
      <text:p text:style-name="P4">
类型: Article</text:p>
      <!--METADATA-->
      <text:p text:style-name="P4">
<draw:frame draw:style-name="fr1" draw:name="Image174" text:anchor-type="as-char" svg:width="6.9236in" svg:height="3.956343in" draw:z-index="0">
<draw:image xlink:href="../Images/yкринформ/2023-04-04T18-48-13-03-00/630_360_1680623213-390.jpg" xlink:type="simple" xlink:show="embed" xlink:actuate="onLoad" draw:mime-type="image/jpeg"/>
</draw:frame>
乌克兰的霍克斯(Hokes)让位于香港。</text:p>
      <text:p text:style-name="P4">
在第二轮比赛中，“蓝色和黄色”在第三次分区 - 纳吉·米拉克斯世界杯2023-1：2中让位给香港，据报道。</text:p>
      <text:p text:style-name="P4">
比赛中的第一个进球必须等到第三节。 在最后20分钟内，香港的曲棍球运动员两次被区分，拥有一名洗衣机，具有冰上的优势。 在最后的警笛声之前，乌克兰打了一个冰球 - 攻击者Polina Pelegin被区分了。</text:p>
      <text:p text:style-name="P4">
霍克(Hoke)的曲棍球运动员在比赛中庆祝了他们的第二次胜利，并赢得了排名前6分。 在第二轮决赛的前夕，乌克兰仍然是三场比赛 - 罗马尼亚立陶宛之间的会议，该会议将在基辅时间晚上8:00举行。</text:p>
      <text:p text:style-name="P4">
下一场乌克兰比赛将于4月6日星期四与爱沙尼亚集团的局外人举行。</text:p>
      <text:p text:style-name="P4">
<text:span text:style-name="T4">
另请阅读：</text:span>
 <text:a xlink:type="simple" xlink:href="https://www.ukrinform.ua/rubric-sports/3691167-hokeistki-zbirnoi-ukraini-z-peremogi-startuvali-na-cs2023.html" text:style-name="Internet_20_link" text:visited-style-name="Visited_20_Internet_20_Link">
</text:a>
正如乌克林福姆报道的那样，乌克兰人在世界杯上开始，得分为4：0，该系列击败了罗马尼亚当地布拉索夫的一场比赛。</text:p>
      <text:p text:style-name="P4">
照片：fhu.com.ua</text:p>
      <text:p text:style-name="P4">
News Source: <text:a xlink:type="simple" xlink:href="https://www.ukrinform.ua/rubric-sports/3691574-zinoca-zbirna-ukraini-zaznala-persoi-porazki-na-cs-z-hokeu.html" text:style-name="Internet_20_link" text:visited-style-name="Visited_20_Internet_20_Link">
https://www.ukrinform.ua/rubric-sports/3691574-zinoca-zbirna-ukraini-zaznala-persoi-porazki-na-cs-z-hokeu.html</text:a>
</text:p>
      <!--NEWS-->
      <text:h text:style-name="P10" text:outline-level="1">
<text:span text:style-name="T4">
詹姆森威士忌制造商回到俄罗斯市场 - 媒体</text:span>
</text:h>
      <text:p text:style-name="P4">
作者: Ukrinform (Person)</text:p>
      <text:p text:style-name="P4">
出版商: Укринформ (Organization)</text:p>
      <text:p text:style-name="P4">
出版时间: 2023-04-04T18:51:00+03:00</text:p>
      <text:p text:style-name="P4">
修改时间: 2023-04-04T18:51:00+03:00</text:p>
      <text:p text:style-name="P4">
描述: 拥有詹姆森威士忌品牌的Pernod Ricard已将俄罗斯市场的用品恢复了，该市场在全面入侵俄罗斯进入乌克兰后被暂停。  - 乌克林。</text:p>
      <text:p text:style-name="P4">
图片: ["<text:a xlink:type="simple" xlink:href="https://static.ukrinform.com/photos/2023_04/thumb_files/630_360_1680623325-613.jpg" text:style-name="Internet_20_link" text:visited-style-name="Visited_20_Internet_20_Link">
630_360_16806...</text:a>
"]</text:p>
      <text:p text:style-name="P4">
标签: ['Алкоголь', 'Економіка', 'Війна з росією', 'Jameson']</text:p>
      <text:p text:style-name="P4">
类型: Article</text:p>
      <!--METADATA-->
      <text:p text:style-name="P4">
<draw:frame draw:style-name="fr1" draw:name="Image175" text:anchor-type="as-char" svg:width="6.9236in" svg:height="3.956343in" draw:z-index="0">
<draw:image xlink:href="../Images/yкринформ/2023-04-04T18-51-00-03-00/630_360_1680623325-613.jpg" xlink:type="simple" xlink:show="embed" xlink:actuate="onLoad" draw:mime-type="image/jpeg"/>
</draw:frame>
詹姆森威士忌品牌的公司续签了俄罗斯市场的供应，该市场在全面入侵俄罗斯后被暂停。</text:p>
      <text:p text:style-name="P4">
关于它报告<text:a xlink:type="simple" xlink:href="https://www.independent.ie/business/irish/jameson-owner-pernod-ricard-resumes-russia-sales-42413658.html" text:style-name="Internet_20_link" text:visited-style-name="Visited_20_Internet_20_Link">
</text:a>
，报道乌克林福姆。</text:p>
      <text:p text:style-name="P4">
上周，众所周知，可以在流行的[]上订购不同的Jameson品牌产品(https://www.ukrinform.ua/tag-rosia)地点。</text:p>
      <text:p text:style-name="P4">
当被问及詹姆森威士忌在俄罗斯的供应情况时，该公司敦促该公司为自战争开始以来的优先考虑“保护乌克兰和俄罗斯的当地工人”。</text:p>
      <text:p text:style-name="P4">
詹姆森威士忌是由爱尔兰酿酒厂生产的，后者拥有Pernod Ricard，该酿酒厂还生产了其他著名的威士忌品牌，包括Powers和Redbreast。</text:p>
      <text:p text:style-name="P4">
<text:span text:style-name="T4">
另请阅读：</text:span>
 <text:a xlink:type="simple" xlink:href="https://www.ukrinform.ua/rubric-economy/3679352-carlsberg-planue-do-lita-prodati-biznes-u-rf.html" text:style-name="Internet_20_link" text:visited-style-name="Visited_20_Internet_20_Link">
</text:a>
根据爱尔兰威士忌协会的说法，战前，俄罗斯是爱尔兰威士忌出口市场的第二个。 特别是，在2020年，有5.34万盒威士忌被卖给了RFBUL。</text:p>
      <text:p text:style-name="P4">
作为 <text:a xlink:type="simple" xlink:href="https://www.ukrinform.ua/rubric-economy/3676951-u-rosii-pracue-se-cimalo-kompanij-na-aki-treba-naklasti-sankcii-es-podolak.html" text:style-name="Internet_20_link" text:visited-style-name="Visited_20_Internet_20_Link">
 </text:a>
总统办公室顾问Mikhail Podolyak表示，许多欧洲公司仍在俄罗斯工作，并在那里获得额外的利润。</text:p>
      <text:p text:style-name="P4">
News Source: <text:a xlink:type="simple" xlink:href="https://www.ukrinform.ua/rubric-economy/3691575-virobnik-viski-jameson-povernuvsa-na-rosijskij-rinok-zmi.html" text:style-name="Internet_20_link" text:visited-style-name="Visited_20_Internet_20_Link">
https://www.ukrinform.ua/rubric-economy/3691575-virobnik-viski-jameson-povernuvsa-na-rosijskij-rinok-zmi.html</text:a>
</text:p>
      <!--NEWS-->
      <text:h text:style-name="P10" text:outline-level="1">
<text:span text:style-name="T4">
两名俄罗斯战斗人员袭击了切尼希夫地区的村庄</text:span>
</text:h>
      <text:p text:style-name="P4">
作者: Ukrinform (Person)</text:p>
      <text:p text:style-name="P4">
出版商: Укринформ (Organization)</text:p>
      <text:p text:style-name="P4">
出版时间: 2023-04-04T18:52:00+03:00</text:p>
      <text:p text:style-name="P4">
修改时间: 2023-04-04T18:52:00+03:00</text:p>
      <text:p text:style-name="P4">
描述: 俄罗斯军队是由空军在切尔尼希夫地区的佩奇尤哈村进行的。  - 乌克林。</text:p>
      <text:p text:style-name="P4">
图片: ["<text:a xlink:type="simple" xlink:href="https://static.ukrinform.com/photos/2022_03/thumb_files/630_360_1646224702-609.jpg" text:style-name="Internet_20_link" text:visited-style-name="Visited_20_Internet_20_Link">
630_360_16462...</text:a>
"]</text:p>
      <text:p text:style-name="P4">
标签: ['Обстріл', 'Чернігівщина', 'Війна з росією']</text:p>
      <text:p text:style-name="P4">
类型: Article</text:p>
      <!--METADATA-->
      <text:p text:style-name="P4">
<draw:frame draw:style-name="fr1" draw:name="Image176" text:anchor-type="as-char" svg:width="6.9236in" svg:height="3.956343in" draw:z-index="0">
<draw:image xlink:href="../Images/yкринформ/2023-04-04T18-52-00-03-00/630_360_1646224702-609.jpg" xlink:type="simple" xlink:show="embed" xlink:actuate="onLoad" draw:mime-type="image/jpeg"/>
</draw:frame>
俄罗斯军队是由空军在切尼希夫地区Pecheneyuga村进行的。</text:p>
      <text:p text:style-name="P4">
关于<text:a xlink:type="simple" xlink:href="http://t.me/ok_pivnich1/1634" text:style-name="Internet_20_link" text:visited-style-name="Visited_20_Internet_20_Link">
</text:a>
乌克林福姆报道，OK“ North”的新闻服务报告。</text:p>
      <text:p text:style-name="P4">
“大约在17:31，SES调度员收到了一条消息，说私人房屋和附属建筑将在Pecheyujuigorigor。 众所周知，大火是航空罢工的结果，这是由两名俄罗斯Su-35造成的。”消息说。</text:p>
      <text:p text:style-name="P4">
根据初步数据，战斗机<text:a xlink:type="simple" xlink:href="https://www.ukrinform.ua/tag-rosia" text:style-name="Internet_20_link" text:visited-style-name="Visited_20_Internet_20_Link">
</text:a>
定居点掉了两枚炸弹。 受害者尚未对受害者进行测试。</text:p>
      <text:p text:style-name="P4">
<text:span text:style-name="T4">
另请阅读：</text:span>
 <text:a xlink:type="simple" xlink:href="https://www.ukrinform.ua/rubric-ato/3691498-rosiani-z-gradiv-obstrilali-ukrainsk-na-doneccini.html" text:style-name="Internet_20_link" text:visited-style-name="Visited_20_Internet_20_Link">
</text:a>
据报道，从4月4日起，俄罗斯军队在4月4日起在迫击炮的边缘。 从11:40到13:55 22个教区被记录在NP上，可能是120毫米。 莱昂尼夫卡。 没有关于当地人口损失或对平民基础设施损害的信息。</text:p>
      <text:p text:style-name="P4">
News Source: <text:a xlink:type="simple" xlink:href="https://www.ukrinform.ua/rubric-ato/3691578-dva-rosijski-vinisuvaci-vdarili-po-selu-na-cernigivsini.html" text:style-name="Internet_20_link" text:visited-style-name="Visited_20_Internet_20_Link">
https://www.ukrinform.ua/rubric-ato/3691578-dva-rosijski-vinisuvaci-vdarili-po-selu-na-cernigivsini.html</text:a>
</text:p>
      <!--NEWS-->
      <text:h text:style-name="P10" text:outline-level="1">
<text:span text:style-name="T4">
在孟加拉国，资本市场正在燃烧 - 约有5,000家商店被摧毁</text:span>
</text:h>
      <text:p text:style-name="P4">
作者: Ukrinform (Person)</text:p>
      <text:p text:style-name="P4">
出版商: Укринформ (Organization)</text:p>
      <text:p text:style-name="P4">
出版时间: 2023-04-04T18:58:00+03:00</text:p>
      <text:p text:style-name="P4">
修改时间: 2023-04-04T18:58:00+03:00</text:p>
      <text:p text:style-name="P4">
描述: 在孟加拉国首都，多蒂在交易综合大楼中扑灭了大规模的大火。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Бангладеш', 'Пожежа', 'Ринок']</text:p>
      <text:p text:style-name="P4">
类型: Article</text:p>
      <!--METADATA-->
      <text:p text:style-name="P4">
<draw:frame draw:style-name="fr1" draw:name="Image177" text:anchor-type="as-char" svg:width="6.9236in" svg:height="3.956343in" draw:z-index="0">
<draw:image xlink:href="../Images/yкринформ/2023-04-04T18-58-00-03-00/630_360_1667124180-530.jpg" xlink:type="simple" xlink:show="embed" xlink:actuate="onLoad" draw:mime-type="image/jpeg"/>
</draw:frame>
Dotsi在首都，Dotsi在购物中心扑灭了大规模的大火。</text:p>
      <text:p text:style-name="P4">
关于它报告<text:a xlink:type="simple" xlink:href="https://www.reuters.com/world/asia-pacific/massive-fire-rages-through-bangladesh-cloth-markets-2023-04-04/" text:style-name="Internet_20_link" text:visited-style-name="Visited_20_Internet_20_Link">
</text:a>
，报道乌克林福姆。</text:p>
      <text:p text:style-name="P4">
如图所述，大约有5,000个商业场所被烧毁，在支出期间受伤了几名消防员。</text:p>
      <text:p text:style-name="P4">
大火发生在该国众所周知的Bangabazar地区。 当地官员的基础，点火开关是在开放点之前的早晨出现的，并传播到相邻的结构。</text:p>
      <text:p text:style-name="P4">
孟加拉国消防和民防的局长报告说，在扑灭时，几名消防员受伤<text:a xlink:type="simple" xlink:href="https://www.ukrinform.ua/tag-pozeza" text:style-name="Internet_20_link" text:visited-style-name="Visited_20_Internet_20_Link">
</text:a>
，其中两个处于危急状态。</text:p>
      <text:p text:style-name="P4">
据该官员称，他的部门宣布了这个市场，并围绕着2019年的“风险”，但企业家并没有权衡持久性。</text:p>
      <text:p text:style-name="P4">
<text:span text:style-name="T4">
另请阅读：</text:span>
 <text:a xlink:type="simple" xlink:href="https://www.ukrinform.ua/rubric-world/3688566-u-meksici-stalasa-pozeza-v-tabori-dla-migrantiv-majze-40-zagiblih.html" text:style-name="Internet_20_link" text:visited-style-name="Visited_20_Internet_20_Link">
</text:a>
将成立一个委员会来调查火灾的原因。</text:p>
      <text:p text:style-name="P4">
据报道，4月3日<text:a xlink:type="simple" xlink:href="https://www.ukrinform.ua/rubric-world/3690914-u-berlinskij-likarni-stalasa-pozeza-postrazdali-troe-pacientiv-i-medsestra.html" text:style-name="Internet_20_link" text:visited-style-name="Visited_20_Internet_20_Link">
</text:a>
，有4人受了重伤。</text:p>
      <text:p text:style-name="P4">
News Source: <text:a xlink:type="simple" xlink:href="https://www.ukrinform.ua/rubric-world/3691579-u-banglades-goriv-stolicnij-rinok-zniseni-blizko-5-tisac-kramnic.html" text:style-name="Internet_20_link" text:visited-style-name="Visited_20_Internet_20_Link">
https://www.ukrinform.ua/rubric-world/3691579-u-banglades-goriv-stolicnij-rinok-zniseni-blizko-5-tisac-kramnic.html</text:a>
</text:p>
      <!--NEWS-->
      <text:h text:style-name="P10" text:outline-level="1">
<text:span text:style-name="T4">
俄罗斯在惊人的地方交出故事的IPSO束缚了 - 画家</text:span>
</text:h>
      <text:p text:style-name="P4">
作者: Ukrinform (Person)</text:p>
      <text:p text:style-name="P4">
出版商: Укринформ (Organization)</text:p>
      <text:p text:style-name="P4">
出版时间: 2023-04-04T19:00:00+03:00</text:p>
      <text:p text:style-name="P4">
修改时间: 2023-04-04T19:00:00+03:00</text:p>
      <text:p text:style-name="P4">
描述: 乌克兰国防部副部长安娜·玛丽亚尔（Anna Malyar）警告说，俄罗斯人的新信息运动有关讲故事。  - 乌克林。</text:p>
      <text:p text:style-name="P4">
图片: ["<text:a xlink:type="simple" xlink:href="https://static.ukrinform.com/photos/2022_11/thumb_files/630_360_1668083126-613.jpg" text:style-name="Internet_20_link" text:visited-style-name="Visited_20_Internet_20_Link">
630_360_16680...</text:a>
"]</text:p>
      <text:p text:style-name="P4">
标签: ['Міноборони', 'Призов', 'Повістка', 'Ганна Маляр', 'ІПСО']</text:p>
      <text:p text:style-name="P4">
类型: Article</text:p>
      <!--METADATA-->
      <text:p text:style-name="P4">
<draw:frame draw:style-name="fr1" draw:name="Image178" text:anchor-type="as-char" svg:width="6.9236in" svg:height="3.956343in" draw:z-index="0">
<draw:image xlink:href="../Images/yкринформ/2023-04-04T19-00-00-03-00/630_360_1668083126-613.jpg" xlink:type="simple" xlink:show="embed" xlink:actuate="onLoad" draw:mime-type="image/jpeg"/>
</draw:frame>
乌克兰国防部副部长安娜·玛丽亚尔(Anna Malyar)警告了一项新的故事信息。</text:p>
      <text:p text:style-name="P4">
正如乌克林福姆报道的那样，<text:a xlink:type="simple" xlink:href="https://www.ukrinform.ua/tag-minoboroni" text:style-name="Internet_20_link" text:visited-style-name="Visited_20_Internet_20_Link">
</text:a>
在[]中报告(https://t.me/ministry_of_defense_ua/7486)。</text:p>
      <text:p text:style-name="P4">
“我们还记录了有关“召唤”和征兵主题的俄罗斯信息运动的大力入侵。 技术一直是一个人。这个故事没有触及的故事，其中传票是用一个死去的第二次世界大战的残疾人写的。 英雄总是不同的，这是关于本质的。 或者，他们寡妇的传票或问卷调查表。 我们定期专注。 画家说，现在敌人的技术有些复杂，并增加了画家的故事和动员“波动”的惊喜场所的故事。</text:p>
      <text:p text:style-name="P4">
<text:span text:style-name="T4">
另请阅读：</text:span>
 <text:a xlink:type="simple" xlink:href="https://www.ukrinform.ua/rubric-ato/3684283-u-minoboroni-poasnili-naviso-rospropaganda-rozkrucue-temu-mobilizacii-zinok-v-ukraini.html" text:style-name="Internet_20_link" text:visited-style-name="Visited_20_Internet_20_Link">
</text:a>
据她说，目标很明显：抹黑并破坏了曼宁和社会支持的领土中心的工作(前部队).</text:p>
      <text:p text:style-name="P4">
«Маніпулювати вони намагаються на двох речах: страх отримання повістки таформування суспільного осуду до роботи ТЦК СП. Але після широкомасштабноговторгнення цими ІПСО важко на щось чи на когось вплинути. Бо перелякатиповістками після всього, що ми пройшли за цей рік, - важко. На кону - держава,і всі це розуміють», - наголосила Маляр.</text:p>
      <text:p text:style-name="P4">
Вона зауважила, що українці мусять розуміти кілька речей.</text:p>
      <text:p text:style-name="P4">
<text:span text:style-name="T4">
Читайте також:</text:span>
 <text:a xlink:type="simple" xlink:href="https://www.ukrinform.ua/rubric-polytics/3673071-botataki-fejki-ta-poradi-psevdouristiv-ak-rosia-namagaetsa-zirvati-mobilizaciu-v-ukraini.html" text:style-name="Internet_20_link" text:visited-style-name="Visited_20_Internet_20_Link">
 </text:a>
“ TCC合资企业(军队)如今，问题在战略上对辩护很重要。 活着的人在那里工作，他们可能会误会甚至违反。 在这种情况下，有必要采取法律行动。 最重要的是，从这些情况下，没有必要使感觉和响亮的标题。 画家强调，只需转到合资企业的购物中心。</text:p>
      <text:p text:style-name="P4">
正如Viceremier-Minister乌克林福姆(Ukrinform)报道的那样，用于创新，教育发展，科学和技术最低的数字化转型Mikhail Fedorov表示，今天<text:a xlink:type="simple" xlink:href="https://www.ukrinform.ua/rubric-society/3691072-fedorov-vidkidae-vrucenna-povistok-cerez-mesendzeri-tehnicno-nemozlivo.html" text:style-name="Internet_20_link" text:visited-style-name="Visited_20_Internet_20_Link">
</text:a>
通过流行的使者 -  Viber Telegram来制作军队的故事。</text:p>
      <text:p text:style-name="P4">
News Source: <text:a xlink:type="simple" xlink:href="https://www.ukrinform.ua/rubric-ato/3691580-rosia-rozkrucue-ipso-pro-vrucenna-povistok-u-divoviznih-miscah-malar.html" text:style-name="Internet_20_link" text:visited-style-name="Visited_20_Internet_20_Link">
https://www.ukrinform.ua/rubric-ato/3691580-rosia-rozkrucue-ipso-pro-vrucenna-povistok-u-divoviznih-miscah-malar.html</text:a>
</text:p>
      <!--NEWS-->
      <text:h text:style-name="P10" text:outline-level="1">
<text:span text:style-name="T4">
在敌对行动的中心-Bakhmut和Marinka</text:span>
</text:h>
      <text:p text:style-name="P4">
作者: Ukrinform (Person)</text:p>
      <text:p text:style-name="P4">
出版商: Укринформ (Organization)</text:p>
      <text:p text:style-name="P4">
出版时间: 2023-04-04T19:12:21+03:00</text:p>
      <text:p text:style-name="P4">
修改时间: 2023-04-04T19:12:21+03:00</text:p>
      <text:p text:style-name="P4">
描述: 顿涅茨克地区的Marinka和Bakhmut仍留在战斗的中心，在最后一天，乌克兰捍卫者反思了大约20次敌人袭击。  - 乌克林。</text:p>
      <text:p text:style-name="P4">
图片: ["<text:a xlink:type="simple" xlink:href="https://static.ukrinform.com/photos/2022_03/thumb_files/630_360_1648629925-771.jpg" text:style-name="Internet_20_link" text:visited-style-name="Visited_20_Internet_20_Link">
630_360_16486...</text:a>
"]</text:p>
      <text:p text:style-name="P4">
标签: ['Бахмут', 'Генштаб', 'ЗСУ', 'Війна з росією']</text:p>
      <text:p text:style-name="P4">
类型: Article</text:p>
      <!--METADATA-->
      <text:p text:style-name="P4">
<draw:frame draw:style-name="fr1" draw:name="Image179" text:anchor-type="as-char" svg:width="6.9236in" svg:height="3.956343in" draw:z-index="0">
<draw:image xlink:href="../Images/yкринформ/2023-04-04T19-12-21-03-00/630_360_1648629925-771.jpg" xlink:type="simple" xlink:show="embed" xlink:actuate="onLoad" draw:mime-type="image/jpeg"/>
</draw:frame>
Maryna和Bakhmut，Donetsk地区，战斗的擦拭，乌克兰后卫在最后一天反映了大约20次战争袭击。</text:p>
      <text:p text:style-name="P4">
根据乌克兰的说法，乌克兰武装部队的总参谋部在[]中报道(https://www.facebook.com/GeneralStaff.ua/posts/pfbid0nie7mQLn8DrFACGiivUr6psS7oj4f53oV3pB8QZ7Y16hn6MNjqpphqZjWxBShGE5l)截至4月4日星期二18:00发布了及时信息。</text:p>
      <text:p text:style-name="P4">
据总参谋部称，俄罗斯军队继续专注于利曼，巴赫穆特和阿维迪夫斯基和玛丽斯基的进攻行动的主要资产。 乌克兰的防守部队在一天之内得到了45次敌人袭击后的反思。</text:p>
      <text:p text:style-name="P4">
乌克兰航空每天总共打了7个节拍。 任务是入侵者集中的领域。</text:p>
      <text:p text:style-name="P4">
<text:span text:style-name="T4">
另请阅读：</text:span>
 <text:a xlink:type="simple" xlink:href="https://www.ukrinform.ua/rubric-ato/3691578-dva-rosijski-vinisuvaci-vdarili-po-selu-na-cernigivsini.html" text:style-name="Internet_20_link" text:visited-style-name="Visited_20_Internet_20_Link">
</text:a>
火箭部队和国防军的炮兵部队袭击了两国伙伴关系和俄罗斯人的电台 - 电子斗争站。</text:p>
      <text:p text:style-name="P4">
白天，俄罗斯军队尤其是17架Shahhed-136无人机进行了两枚火箭和28架飞机打击。 敌人也对喷气消防系统进行了炮击。 由于俄罗斯的袭击，埃萨吉利和平民受伤。</text:p>
      <text:p text:style-name="P4">
总参谋部警告：在整个乌克兰进行导弹和航空罢工的敌人的可能性仍然很高，因为入侵者采用了恐怖策略。</text:p>
      <text:p text:style-name="P4">
<text:span text:style-name="T4">
在Volyn，Polissya，Siversky和Slobozhansky的指示</text:span>
操作情况没有发生重大变化，未发现进攻性俄罗斯人的迹象。</text:p>
      <text:p text:style-name="P4">
白俄罗斯共和国武装部队的明确部队继续在与乌克兰边境地区执行行动。 俄罗斯继续使用白俄罗斯的空中空间，领土和军事基础设施。</text:p>
      <text:p text:style-name="P4">
维持了俄罗斯联邦武装部队在库尔斯克和贝尔戈罗德地区边界地区的存在。</text:p>
      <text:p text:style-name="P4">
Bachivsk，Volfine和Zapsillya地区，以及兽医，射手座，Ogirtseve，Vovchansk，Vovchansk，Zrubanets，Zrubanets，两年 - 戈尔德·哈尔基夫地区的Zrubanets在白天都遭受了敌对的打击。<text:span text:style-name="T4">
在利马方向上</text:span>
白天，入侵者在克雷梅纳(Kreminna)南部的地区失败了。 乌达里安炮兵炮兵遭受Makeevka，Dibrova和Bigorivka，Luhansk地区，Ivanivka，Kolodyaz和Zarichne，Donetsk地区的苦难。</text:p>
      <text:p text:style-name="P4">
“ <text:span text:style-name="T4">
在巴赫穆特(Bakhmut)方向</text:span>
敌人不会停止袭击巴赫穆特(Bakhmut)市 - 第二天，我们的后卫击退了大约20次敌人袭击，”总参谋部说。</text:p>
      <text:p text:style-name="P4">
同时，俄罗斯人在顿涅茨克地区的Bogdanivka地区没有成功的进攻行动。 Vasyukivka，Minskivka，Bakhmut，Grigorivka，Ivanivske，White Gora，Kleban-Bik和Novodmitrovka受到敌人的炮击受伤。</text:p>
      <text:p text:style-name="P4">
<text:span text:style-name="T4">
在Avdeevsky和Marinsky的指示</text:span>
俄罗斯联邦部队采取了诺沃卡林，Pervomaisky和Marinka的进攻行动，但没有成功。</text:p>
      <text:p text:style-name="P4">
<text:span text:style-name="T4">
另请阅读：</text:span>
 <text:a xlink:type="simple" xlink:href="https://www.ukrinform.ua/rubric-ato/3691462-rosia-ne-mae-sil-dla-nastupu-po-vsij-linii-frontu-i-okopuetsa-poblizu-krimu-vijskovi.html" text:style-name="Internet_20_link" text:visited-style-name="Visited_20_Internet_20_Link">
</text:a>
<text:span text:style-name="T4">
在矿物方向上</text:span>
白天，俄罗斯进攻行动不是。 敌人被积极用于调整炮火。 他还袭击了诺茨克地区的Novomykhailivka，村庄和大型Novosilka。</text:p>
      <text:p text:style-name="P4">
<text:span text:style-name="T4">
在Zaporizhzhya和Kherson的指示</text:span>
俄罗斯军队继续保持防御能力。 从敌军的袭击中，铁路，Belogorye，小型Tokmachka和Kamianske Zaporizhhzhya地区以及Kherson，Berislav，Vesele，Vesele，Burgunka，Antonovka，Antonovka和Giant Cherson地区。</text:p>
      <text:p text:style-name="P4">
<text:span text:style-name="T4">
另请阅读：</text:span>
 <text:a xlink:type="simple" xlink:href="https://www.ukrinform.ua/rubric-ato/3691439-rosiani-znovu-zastosuvali-boepripasi-z-himicnou-recovinou-vijskovi.html" text:style-name="Internet_20_link" text:visited-style-name="Visited_20_Internet_20_Link">
</text:a>
可以确定，在乌克兰的暂时捕获的领土中，入侵者将掠夺平民，拨款他们的住房。</text:p>
      <text:p text:style-name="P4">
特别是，在俄罗斯伪伪服务的Starobilsk Luhansk地区，用于定居俄罗斯联邦UKKARTIRA和房屋的公用事业服务的代表，暂时留在了乌克兰公民。 此类动作是以预防性检查仪表为幌子的。</text:p>
      <text:p text:style-name="P4">
在选择手机检查后，以未知解释的未知方向出口平民的案件也增加了。</text:p>
      <text:p text:style-name="P4">
News Source: <text:a xlink:type="simple" xlink:href="https://www.ukrinform.ua/rubric-ato/3691584-v-epicentri-bojovih-dij-bahmut-i-marinka.html" text:style-name="Internet_20_link" text:visited-style-name="Visited_20_Internet_20_Link">
https://www.ukrinform.ua/rubric-ato/3691584-v-epicentri-bojovih-dij-bahmut-i-marinka.html</text:a>
</text:p>
      <!--NEWS-->
      <text:h text:style-name="P10" text:outline-level="1">
<text:span text:style-name="T4">
莫斯科正试图在欧洲国家复兴间谍网络 - 波利蒂科</text:span>
</text:h>
      <text:p text:style-name="P4">
作者: Ukrinform (Person)</text:p>
      <text:p text:style-name="P4">
出版商: Укринформ (Organization)</text:p>
      <text:p text:style-name="P4">
出版时间: 2023-04-04T19:13:00+03:00</text:p>
      <text:p text:style-name="P4">
修改时间: 2023-04-04T19:13:00+03:00</text:p>
      <text:p text:style-name="P4">
描述: 去年，莫斯科试图恢复欧洲的权力，该国情报人员于去年在外交掩护下行事。  - 乌克林。</text:p>
      <text:p text:style-name="P4">
图片: ["<text:a xlink:type="simple" xlink:href="https://static.ukrinform.com/photos/2015_12/thumb_files/630_360_1449050653-9087-shpion.jpeg" text:style-name="Internet_20_link" text:visited-style-name="Visited_20_Internet_20_Link">
630_360_14490...</text:a>
"]</text:p>
      <text:p text:style-name="P4">
标签: ['Європа', 'Шпигун', 'росія']</text:p>
      <text:p text:style-name="P4">
类型: Article</text:p>
      <!--METADATA-->
      <text:p text:style-name="P4">
<draw:frame draw:style-name="fr1" draw:name="Image180" text:anchor-type="as-char" svg:width="6.9236in" svg:height="3.956343in" draw:z-index="0">
<draw:image xlink:href="../Images/yкринформ/2023-04-04T19-13-00-03-00/630_360_1449050653-9087-shpion.jpeg" xlink:type="simple" xlink:show="embed" xlink:actuate="onLoad" draw:mime-type="image/jpeg"/>
</draw:frame>
去年，莫斯科正试图恢复欧洲的权力，该公共欧洲情报人员于去年与亚第三次掩护一起行事。</text:p>
      <text:p text:style-name="P4">
正如乌克林福姆报道的那样，它报告了<text:a xlink:type="simple" xlink:href="https://www.politico.eu/article/russia-spy-rebound-europe/" text:style-name="Internet_20_link" text:visited-style-name="Visited_20_Internet_20_Link">
</text:a>
。</text:p>
      <text:p text:style-name="P4">
值得注意的是，关键的基础设施对象是俄罗斯间谍聪明人的主要目标，其优先级是监视向乌克兰的西方武器的脱位和供应。</text:p>
      <text:p text:style-name="P4">
越来越多的证据表明俄罗斯联邦及其军事情报部的外部情报服务(游戏)正在积极尝试恢复自己的建筑物<text:a xlink:type="simple" xlink:href="https://www.ukrinform.ua/tag-spigun" text:style-name="Internet_20_link" text:visited-style-name="Visited_20_Internet_20_Link">
</text:a>
，尤其是鉴于诺格人的援助来到乌克兰。</text:p>
      <text:p text:style-name="P4">
英国情报局的负责人肯·麦卡勒姆(Ken McCallum)在最近的侦察历史上称莫斯科中的“最重要的战略打击”是一个事实，即全面入侵的开始开始了克里姆林宫在欧洲间谍的能力。</text:p>
      <text:p text:style-name="P4">
<text:span text:style-name="T4">
另请阅读：</text:span>
 <text:a xlink:type="simple" xlink:href="https://www.ukrinform.ua/rubric-world/3689502-u-finlandii-znacno-poslabilasa-spigunska-dialnist-rosian-rozvidka.html" text:style-name="Internet_20_link" text:visited-style-name="Visited_20_Internet_20_Link">
</text:a>
前几天，芬兰安全与情报服务(他知道)她说，勒索俄罗斯情报官员，拒绝向那些不得不改变他们的人签发签证，从而大大削弱了莫斯科在欧洲北部地区的情报行动。</text:p>
      <text:p text:style-name="P4">
立陶宛国家安全部门总监达鲁斯·雅斯基斯(Darus Yauschkis)表示：“俄罗斯特殊服务试图恢复或为其在欧洲的情报创造新的机会。” 据他说，俄罗斯人现在研究其他收集情报的方法：控制论，传统封面，在线操作。</text:p>
      <text:p text:style-name="P4">
据报道，联邦内政部长南希·费瑟(Nancy Feser)想要<text:a xlink:type="simple" xlink:href="https://www.ukrinform.ua/rubric-world/3687463-berlin-hoce-vislati-30-rosijskih-diplomativ-zmi.html" text:style-name="Internet_20_link" text:visited-style-name="Visited_20_Internet_20_Link">
</text:a>
她的政府同事，法律部长显然实施了这一计划：她想排除柏林认可的俄罗斯联邦的30多个外交官。</text:p>
      <text:p text:style-name="P4">
News Source: <text:a xlink:type="simple" xlink:href="https://www.ukrinform.ua/rubric-world/3691586-moskva-namagaetsa-vidroditi-spigunsku-merezu-v-krainah-evropi-politico.html" text:style-name="Internet_20_link" text:visited-style-name="Visited_20_Internet_20_Link">
https://www.ukrinform.ua/rubric-world/3691586-moskva-namagaetsa-vidroditi-spigunsku-merezu-v-krainah-evropi-politico.html</text:a>
</text:p>
      <!--NEWS-->
      <text:h text:style-name="P10" text:outline-level="1">
<text:span text:style-name="T4">
GRP拒绝驳回佩切斯克地方法院的法官，后者被告知怀疑</text:span>
</text:h>
      <text:p text:style-name="P4">
作者: Ukrinform (Person)</text:p>
      <text:p text:style-name="P4">
出版商: Укринформ (Organization)</text:p>
      <text:p text:style-name="P4">
出版时间: 2023-04-04T19:18:17+03:00</text:p>
      <text:p text:style-name="P4">
修改时间: 2023-04-04T19:18:17+03:00</text:p>
      <text:p text:style-name="P4">
描述: 高级司法委员会拒绝向基夫·塔蒂亚纳·伊利维亚（Kyiv Tatiana Ilyeva）佩切斯克地方法院法官临时撤职要求临时撤职，后者被告知涉嫌犯罪犯罪。  - 乌克林。</text:p>
      <text:p text:style-name="P4">
图片: ["<text:a xlink:type="simple" xlink:href="https://static.ukrinform.com/photos/2023_04/thumb_files/630_360_1680624799-145.jpg" text:style-name="Internet_20_link" text:visited-style-name="Visited_20_Internet_20_Link">
630_360_16806...</text:a>
"]</text:p>
      <text:p text:style-name="P4">
标签: ['НАБУ', 'Вища рада правосуддя']</text:p>
      <text:p text:style-name="P4">
类型: Article</text:p>
      <!--METADATA-->
      <text:p text:style-name="P4">
<draw:frame draw:style-name="fr1" draw:name="Image181" text:anchor-type="as-char" svg:width="6.9236in" svg:height="3.956343in" draw:z-index="0">
<draw:image xlink:href="../Images/yкринформ/2023-04-04T19-18-17-03-00/630_360_1680624799-145.jpg" xlink:type="simple" xlink:show="embed" xlink:actuate="onLoad" draw:mime-type="image/jpeg"/>
</draw:frame>
右手的较高RADA拒绝满足暂时撤职的请求，据报道，基夫·塔蒂亚纳·伊利维亚(Kyiv Tatiana Ilyeva)法官临时罢免法官，据报道他涉嫌犯罪。</text:p>
      <text:p text:style-name="P4">
关于它报告<text:a xlink:type="simple" xlink:href="http://www.hcj.gov.ua/news/vrp-diyshla-vysnovku-pro-vidsutnist-pidstav-dlya-tymchasovogo-vidstoronennya-suddi-tetyany" text:style-name="Internet_20_link" text:visited-style-name="Visited_20_Internet_20_Link">
</text:a>
，报道乌克林福姆。</text:p>
      <text:p text:style-name="P4">
“高级司法理事会得出的结论是，塔蒂亚娜·伊利娃(Tatiana Ilyeva)法官没有从司法程序中临时发展塔蒂亚娜·伊利娃(Tatiana Ilyeva)的理由。 17名GRP成员中有14个提出了这一决定，”该部门获悉。</text:p>
      <text:p text:style-name="P4">
他们补充说，将在不久的将来准备决定的全文。</text:p>
      <text:p text:style-name="P4">
正如所指出的那样，请愿书来自副检察长 - 与法院起诉有关的专业反腐败检察官办公室负责人。</text:p>
      <text:p text:style-name="P4">
3月30日，Ilyeva法官报告了涉嫌刑事犯罪。</text:p>
      <text:p text:style-name="P4">
<text:span text:style-name="T4">
另请阅读：</text:span>
 <text:a xlink:type="simple" xlink:href="https://www.ukrinform.ua/rubric-society/3689487-vrp-vidterminuvala-do-1-travna-vidnovlenna-roboti-sudiv-hersonskoi-oblasti.html" text:style-name="Internet_20_link" text:visited-style-name="Visited_20_Internet_20_Link">
</text:a>
根据 <text:a xlink:type="simple" xlink:href="https://nabu.gov.ua/novyny/nabu-i-sap-pidozryuyut-stolychnu-suddyu-u-nezakonnomu-znyatti-areshtu-z-koshtiv" text:style-name="Internet_20_link" text:visited-style-name="Visited_20_Internet_20_Link">
 </text:a>
，3月30日，基辅地区法院法官报告怀疑滥用权力和接纳(艺术的第2部分。 364，艺术第1部分。 《乌克兰刑法》的366).</text:p>
      <text:p text:style-name="P4">
За даними слідства, у листопаді 2020 року суддя ухвалила рішення про зняттяарешту з 110,7 тис. євро та 9,3 тис. дол., посилаючись на нібито належністьцих коштів не обвинуваченому у справі, а іншій особі. Рішення було ухваленозавідомо незаконно, заявляють у НАБУ.</text:p>
      <text:p text:style-name="P4">
<text:span text:style-name="T5">
Фото: Вища рада правосуддя</text:span>
</text:p>
      <text:p text:style-name="P4">
News Source: <text:a xlink:type="simple" xlink:href="https://www.ukrinform.ua/rubric-society/3691585-vrp-vidmovilasa-vidstoroniti-suddu-pecerskogo-rajsudu-akij-povidomili-pro-pidozru.html" text:style-name="Internet_20_link" text:visited-style-name="Visited_20_Internet_20_Link">
https://www.ukrinform.ua/rubric-society/3691585-vrp-vidmovilasa-vidstoroniti-suddu-pecerskogo-rajsudu-akij-povidomili-pro-pidozru.html</text:a>
</text:p>
      <!--NEWS-->
      <text:h text:style-name="P10" text:outline-level="1">
<text:span text:style-name="T4">
在Mariupol，听到了爆炸 - 国防结构的占领者被炮弹炸毁了</text:span>
</text:h>
      <text:p text:style-name="P4">
作者: Ukrinform (Person)</text:p>
      <text:p text:style-name="P4">
出版商: Укринформ (Organization)</text:p>
      <text:p text:style-name="P4">
出版时间: 2023-04-04T19:19:00+03:00</text:p>
      <text:p text:style-name="P4">
修改时间: 2023-04-04T19:19:00+03:00</text:p>
      <text:p text:style-name="P4">
描述: 在建立防御结构的过程中，在被俘虏的俄罗斯军事野马中，他们停止了炮弹并爆炸了。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Маріуполь', 'Вибух', 'Боєприпаси', 'Війна з росією']</text:p>
      <text:p text:style-name="P4">
类型: Article</text:p>
      <!--METADATA-->
      <text:p text:style-name="P4">
<draw:frame draw:style-name="fr1" draw:name="Image182" text:anchor-type="as-char" svg:width="6.9236in" svg:height="3.956343in" draw:z-index="0">
<draw:image xlink:href="../Images/yкринформ/2023-04-04T19-19-00-03-00/630_360_1669987737-966.jpg" xlink:type="simple" xlink:show="embed" xlink:actuate="onLoad" draw:mime-type="image/jpeg"/>
</draw:frame>
在建造它们的过程中，独立的俄罗斯军事马里波尔停止了炮弹并爆炸了。</text:p>
      <text:p text:style-name="P4">
正如乌克林福姆报道的那样，关于<text:a xlink:type="simple" xlink:href="https://t.me/andriyshTime/8294" text:style-name="Internet_20_link" text:visited-style-name="Visited_20_Internet_20_Link">
</text:a>
Mariupol Petro Andryushchenko的市长。</text:p>
      <text:p text:style-name="P4">
“ Mariupol。 声音报告<text:a xlink:type="simple" xlink:href="https://www.ukrinform.ua/tag-vibuh" text:style-name="Internet_20_link" text:visited-style-name="Visited_20_Internet_20_Link">
</text:a>
在Au 2的区域(和平与库普里娜十字路口). Деталі з’ясовуємо», - написав він усвоєму першому пості.</text:p>
      <text:p text:style-name="P4">
У наступному пості Андрющенко додав: «Звуки вибуху - результат детонаціїснарядів через підпал на полях в процесі будівництва оборонних споруд».</text:p>
      <text:p text:style-name="P4">
<text:span text:style-name="T4">
Читайте також:</text:span>
 <text:a xlink:type="simple" xlink:href="https://www.ukrinform.ua/rubric-regions/3691146-u-mariupoli-zagarbniki-planuut-rozseliti-vijskovih-rf-ta-gastrolerivcinovnikiv-u-665-budinkah.html" text:style-name="Internet_20_link" text:visited-style-name="Visited_20_Internet_20_Link">
 </text:a>
据报道，据Mariupol称，贝迪安斯克俄罗斯入侵者建立了几排的保护结构，即“龙的牙齿”。</text:p>
      <text:p text:style-name="P4">
入侵者将野马和周围定居点转变为俄罗斯军队的军事逻辑枢纽。</text:p>
      <text:p text:style-name="P4">
News Source: <text:a xlink:type="simple" xlink:href="https://www.ukrinform.ua/rubric-regions/3691587-u-mariupoli-pri-budivnictvi-vorozih-oboronnih-sporud-pidirvalisa-snaradi-andrusenko.html" text:style-name="Internet_20_link" text:visited-style-name="Visited_20_Internet_20_Link">
https://www.ukrinform.ua/rubric-regions/3691587-u-mariupoli-pri-budivnictvi-vorozih-oboronnih-sporud-pidirvalisa-snaradi-andrusenko.html</text:a>
</text:p>
      <!--NEWS-->
      <text:h text:style-name="P10" text:outline-level="1">
<text:span text:style-name="T4">
在顿涅茨克地区，电源在9个定居点中恢复 - 每天DTEK</text:span>
</text:h>
      <text:p text:style-name="P4">
作者: Ukrinform (Person)</text:p>
      <text:p text:style-name="P4">
出版商: Укринформ (Organization)</text:p>
      <text:p text:style-name="P4">
出版时间: 2023-04-04T19:22:00+03:00</text:p>
      <text:p text:style-name="P4">
修改时间: 2023-04-04T19:22:00+03:00</text:p>
      <text:p text:style-name="P4">
描述: 在4月3日的顿涅茨克能源区域，在4月3日，将电力恢复给9个定居点的4.5万个家庭的居民，没有电，保留了109个定居点。  - 乌克林。</text:p>
      <text:p text:style-name="P4">
图片: ["<text:a xlink:type="simple" xlink:href="https://static.ukrinform.com/photos/2023_03/thumb_files/630_360_1679901314-861.jpg" text:style-name="Internet_20_link" text:visited-style-name="Visited_20_Internet_20_Link">
630_360_16799...</text:a>
"]</text:p>
      <text:p text:style-name="P4">
标签: ['Донеччина', 'ДТЕК', 'Електроенергія']</text:p>
      <text:p text:style-name="P4">
类型: Article</text:p>
      <!--METADATA-->
      <text:p text:style-name="P4">
<draw:frame draw:style-name="fr1" draw:name="Image183" text:anchor-type="as-char" svg:width="6.9236in" svg:height="3.956343in" draw:z-index="0">
<draw:image xlink:href="../Images/yкринформ/2023-04-04T19-22-00-03-00/630_360_1679901314-861.jpg" xlink:type="simple" xlink:show="embed" xlink:actuate="onLoad" draw:mime-type="image/jpeg"/>
</draw:frame>
4月3日的最后一天，恢复了4.5万个家庭的9个定居点，电力为109个定居点。</text:p>
      <text:p text:style-name="P4">
正如乌克林福姆报道的那样，这是在[]中报道的(https://www.dtek-dem.com.ua/ua/news/za-dobu-dtek-donecki-elektromerezhi-vdalosya-vidnoviti-elektriku-dlya-4-5-tisyach-domogospodarstv-na-donechchini)。</text:p>
      <text:p text:style-name="P4">
“在4月3日，DTEK的紧急维修人员能够修复对网络和设备的许多损坏，并以9个彩绘点返回光线，并通过炮击与DECLED相关。 因此，有4,569所房屋再次收到电力。”消息说。</text:p>
      <text:p text:style-name="P4">
值得注意的是，由于不断火灾而造成的能源基础设施的损害，因此没有<text:a xlink:type="simple" xlink:href="https://www.ukrinform.ua/tag-elektroenergia" text:style-name="Internet_20_link" text:visited-style-name="Visited_20_Internet_20_Link">
</text:a>
到目前为止，有109个定居点，电力公司的专家无法获得工作。</text:p>
      <text:p text:style-name="P4">
<text:span text:style-name="T4">
另请阅读：</text:span>
 <text:a xlink:type="simple" xlink:href="https://www.ukrinform.ua/rubric-economy/3688653-u-najblizci-piv-roku-situacia-v-energosistemi-bude-zbalansovanou-ukrenergo.html" text:style-name="Internet_20_link" text:visited-style-name="Visited_20_Internet_20_Link">
</text:a>
据报道，顿涅茨克地区在持续的枪支部队之下，每天敌人杀害和伤害平民，损害基础设施。</text:p>
      <text:p text:style-name="P4">
News Source: <text:a xlink:type="simple" xlink:href="https://www.ukrinform.ua/rubric-vidbudova/3691588-na-doneccini-energetiki-za-dobu-vidnovili-elektropostacanna-u-9-naselenih-punktah-dtek.html" text:style-name="Internet_20_link" text:visited-style-name="Visited_20_Internet_20_Link">
https://www.ukrinform.ua/rubric-vidbudova/3691588-na-doneccini-energetiki-za-dobu-vidnovili-elektropostacanna-u-9-naselenih-punktah-dtek.html</text:a>
</text:p>
      <!--NEWS-->
      <text:h text:style-name="P10" text:outline-level="1">
<text:span text:style-name="T4">
乌克兰讨论了与波兰 -  Energoatom的另一个电力线的建设</text:span>
</text:h>
      <text:p text:style-name="P4">
作者: Ukrinform (Person)</text:p>
      <text:p text:style-name="P4">
出版商: Укринформ (Organization)</text:p>
      <text:p text:style-name="P4">
出版时间: 2023-04-04T19:29:00+03:00</text:p>
      <text:p text:style-name="P4">
修改时间: 2023-04-04T19:29:00+03:00</text:p>
      <text:p text:style-name="P4">
描述: 乌克兰讨论了Rivne核电站（RAES）和波兰舵手之间的电力线的建设，这将增加线路对欧盟的能力。  - 乌克林。</text:p>
      <text:p text:style-name="P4">
图片: ["<text:a xlink:type="simple" xlink:href="https://static.ukrinform.com/photos/2022_07/thumb_files/630_360_1657621866-830.jpg" text:style-name="Internet_20_link" text:visited-style-name="Visited_20_Internet_20_Link">
630_360_16576...</text:a>
"]</text:p>
      <text:p text:style-name="P4">
标签: ['Електроенергія', 'Енергетика', 'Польща', 'Україна']</text:p>
      <text:p text:style-name="P4">
类型: Article</text:p>
      <!--METADATA-->
      <text:p text:style-name="P4">
<draw:frame draw:style-name="fr1" draw:name="Image184" text:anchor-type="as-char" svg:width="6.9236in" svg:height="3.956343in" draw:z-index="0">
<draw:image xlink:href="../Images/yкринформ/2023-04-04T19-29-00-03-00/630_360_1657621866-830.jpg" xlink:type="simple" xlink:show="embed" xlink:actuate="onLoad" draw:mime-type="image/jpeg"/>
</draw:frame>
乌克兰建立了里凡尼核电站之间的电力线的建设(拉斯)和波兰的掌舵，这将增加线路向欧盟的传输。</text:p>
      <text:p text:style-name="P4">
Petrocotin总统在给乌克林福姆的评论中宣布了这一点。</text:p>
      <text:p text:style-name="P4">
“ Raes线是我们最强大的电台之一，具有4个功率单元的2835兆瓦。 由于它位于乌克兰西北部，因此欧盟确实有一条线。 有一家投资者 - 一家波兰公司Orlen，在某些情况下提议建设此类行。(https://www.ukrinform.ua/tag-minenergo)，Naek“ Energoatom”，NEC“ Ukrenergo”。 这将使我们能够提高线路对欧盟的能力。”</text:p>
      <text:p text:style-name="P4">
据他说，现在在关于意图的提案和协议的提案和协议中考虑了建设，因此就此主题进行谈判。</text:p>
      <text:p text:style-name="P4">
“如今，有很多项目旨在增加乌克兰和欧盟之间这些互连的数量。 其中之一是Interkmelnitsky NPP和波兰城市Rzeszow的界限，这已经有30年了。” Energoatom负责人说。</text:p>
      <text:p text:style-name="P4">
<text:span text:style-name="T4">
另请阅读：</text:span>
 <text:a xlink:type="simple" xlink:href="https://www.ukrinform.ua/rubric-economy/3679178-ukraina-otrimala-dopomogu-dla-energosektoru-z-30-krain-galusenko.html" text:style-name="Internet_20_link" text:visited-style-name="Visited_20_Internet_20_Link">
</text:a>
据报道，为[]准备了SE“ nnec“ energoatom”(https://www.ukrinform.ua/rubric-economy/3689666-energoatom-vidnovit-lep-miz-ukrainou-ta-polseu-aka-ne-pracuvala-ponad-30-rokiv.html)。 该航空公司已退役，自1991年以来一直没有工作。 未来，阿扎拉兹(Azaraz)将使乌克兰有机会向欧盟国家出口和进口电力，这将对工业经济的发展产生积极影响。</text:p>
      <text:p text:style-name="P4">
News Source: <text:a xlink:type="simple" xlink:href="https://www.ukrinform.ua/rubric-vidbudova/3691589-ukraina-obgovorue-budivnictvo-se-odniei-linii-elektroperedac-iz-polseu-energoatom.html" text:style-name="Internet_20_link" text:visited-style-name="Visited_20_Internet_20_Link">
https://www.ukrinform.ua/rubric-vidbudova/3691589-ukraina-obgovorue-budivnictvo-se-odniei-linii-elektroperedac-iz-polseu-energoatom.html</text:a>
</text:p>
      <!--NEWS-->
      <text:h text:style-name="P10" text:outline-level="1">
<text:span text:style-name="T4">
在俄罗斯联邦，犯罪嫌疑人被捕</text:span>
</text:h>
      <text:p text:style-name="P4">
作者: Ukrinform (Person)</text:p>
      <text:p text:style-name="P4">
出版商: Укринформ (Organization)</text:p>
      <text:p text:style-name="P4">
出版时间: 2023-04-04T19:32:41+03:00</text:p>
      <text:p text:style-name="P4">
修改时间: 2023-04-04T19:32:41+03:00</text:p>
      <text:p text:style-name="P4">
描述: 莫斯科巴斯曼地方法院批准了逮捕Daria Trepova的调查请求，Daria Trepova被拘留在圣彼得堡爆炸案中，导致Z-Inskcor Vladlen Tatarsky死亡。  - 乌克林。</text:p>
      <text:p text:style-name="P4">
图片: ["<text:a xlink:type="simple" xlink:href="https://static.ukrinform.com/photos/2023_04/thumb_files/630_360_1680625792-828.jpg" text:style-name="Internet_20_link" text:visited-style-name="Visited_20_Internet_20_Link">
630_360_16806...</text:a>
"]</text:p>
      <text:p text:style-name="P4">
标签: None</text:p>
      <text:p text:style-name="P4">
类型: Article</text:p>
      <!--METADATA-->
      <text:p text:style-name="P4">
<draw:frame draw:style-name="fr1" draw:name="Image185" text:anchor-type="as-char" svg:width="6.9236in" svg:height="3.956343in" draw:z-index="0">
<draw:image xlink:href="../Images/yкринформ/2023-04-04T19-32-41-03-00/630_360_1680625792-828.jpg" xlink:type="simple" xlink:show="embed" xlink:actuate="onLoad" draw:mime-type="image/jpeg"/>
</draw:frame>
莫斯科巴斯曼区法院批准了逮捕Daria Trepova的调查请求，Daria Trepova被拘留在圣彼得堡爆炸案中，导致Z-Yanskcor Vladlen Tatarsky死亡。</text:p>
      <text:p text:style-name="P4">
关于IT报告乌克林福姆，参考<text:a xlink:type="simple" xlink:href="http://t.me/moscowcourts/1530" text:style-name="Internet_20_link" text:visited-style-name="Visited_20_Internet_20_Link">
</text:a>
莫斯科法院的新闻服务。</text:p>
      <text:p text:style-name="P4">
在恐怖袭击和非法分支机构的情况下，特雷波夫被指控俄罗斯人被拘留了两个月，直到6月2日。 会议处于封闭模式。</text:p>
      <text:p text:style-name="P4">
为了 <text:a xlink:type="simple" xlink:href="http://meduza.io/news/2023/04/04/arestovana-darya-trepova-obvinyaemaya-po-delu-o-terakte-v-peterburge" text:style-name="Internet_20_link" text:visited-style-name="Visited_20_Internet_20_Link">
</text:a>
在4月2日，根据乌克兰的“组织者Zhlochyna”的说法，特雷波夫(Trepov)带到了塔塔尔(Tatar)小雕像的“创意之夜”，这是一名男子制作的人，并将其交给了塔塔尔(Tatar)。 爆炸的结果，塔塔尔死亡，40人受伤。</text:p>
      <text:p text:style-name="P4">
在调查委员会<text:a xlink:type="simple" xlink:href="https://www.ukrinform.ua/tag-rosia" text:style-name="Internet_20_link" text:visited-style-name="Visited_20_Internet_20_Link">
</text:a>
他们认为，据称该领土是在乌克兰领土上计划和组织的，Treppoda得到了反对观点的支持，是斗争基金的支持者。 FBC拒绝了与圣彼得堡爆炸的任何联系。</text:p>
      <text:p text:style-name="P4">
<text:span text:style-name="T4">
另请阅读：</text:span>
 <text:a xlink:type="simple" xlink:href="https://www.ukrinform.ua/rubric-world/3691509-za-vbivstvo-propagandista-tatarskogo-personalno-vidpovidalnij-putin-usov.html" text:style-name="Internet_20_link" text:visited-style-name="Visited_20_Internet_20_Link">
</text:a>
被杀的真名是Maxim Fomin。 他来自Makeevka，有犯罪记录，在DNR木偶的一边进行了数年的战斗。 福明(Fomin)成为了博客作者，以维克多·佩尔文(Victor Pelvin)小说“一代” P'Patarsky的主角的名字更改。</text:p>
      <text:p text:style-name="P4">
富敏(Fomin我们抢劫。 一切都会像我们喜欢的那样。”</text:p>
      <text:p text:style-name="P4">
News Source: <text:a xlink:type="simple" xlink:href="https://www.ukrinform.ua/rubric-world/3691591-u-rf-arestuvali-pidozruvanu-u-vbivstvi-voenkora-tatarskogo.html" text:style-name="Internet_20_link" text:visited-style-name="Visited_20_Internet_20_Link">
https://www.ukrinform.ua/rubric-world/3691591-u-rf-arestuvali-pidozruvanu-u-vbivstvi-voenkora-tatarskogo.html</text:a>
</text:p>
      <!--NEWS-->
      <text:h text:style-name="P10" text:outline-level="1">
<text:span text:style-name="T4">
Vereshchuk建议乌克兰人暂时将TOT留给第三国</text:span>
</text:h>
      <text:p text:style-name="P4">
作者: Ukrinform (Person)</text:p>
      <text:p text:style-name="P4">
出版商: Укринформ (Organization)</text:p>
      <text:p text:style-name="P4">
出版时间: 2023-04-04T19:37:00+03:00</text:p>
      <text:p text:style-name="P4">
修改时间: 2023-04-04T19:37:00+03:00</text:p>
      <text:p text:style-name="P4">
描述: 临时占领地区的乌克兰人应该去第三国一段时间。  - 乌克林。</text:p>
      <text:p text:style-name="P4">
图片: ["<text:a xlink:type="simple" xlink:href="https://static.ukrinform.com/photos/2022_09/thumb_files/630_360_1662746134-239.jpg" text:style-name="Internet_20_link" text:visited-style-name="Visited_20_Internet_20_Link">
630_360_16627...</text:a>
"]</text:p>
      <text:p text:style-name="P4">
标签: ['Евакуація', 'Окупація', 'Верещук', 'Війна з росією']</text:p>
      <text:p text:style-name="P4">
类型: Article</text:p>
      <!--METADATA-->
      <text:p text:style-name="P4">
<draw:frame draw:style-name="fr1" draw:name="Image186" text:anchor-type="as-char" svg:width="6.9236in" svg:height="3.956343in" draw:z-index="0">
<draw:image xlink:href="../Images/yкринформ/2023-04-04T19-37-00-03-00/630_360_1662746134-239.jpg" xlink:type="simple" xlink:show="embed" xlink:actuate="onLoad" draw:mime-type="image/jpeg"/>
</draw:frame>
乌克兰暂时占领的领土应离开一段时间。</text:p>
      <text:p text:style-name="P4">
Irina Vereshchuk说，这位乌克兰Irina Vereshchuk暂时合作领土重新融入的维奇雷米尔人最少的人。(https://t.me/vereshchuk_iryna/1871?fbclid=IwAR36LwULzhEUvVQZcQcMu2y_Pc97IE9GU_5pKZeDUZPBkMuDgxQHfAGJG-U)，报道乌克林福姆。</text:p>
      <text:p text:style-name="P4">
“我建议或暂时建议的乌克兰人<text:a xlink:type="simple" xlink:href="https://www.ukrinform.ua/tag-evakuacia" text:style-name="Internet_20_link" text:visited-style-name="Visited_20_Internet_20_Link">
</text:a>
对于第三国或准备：您知道该怎么办。 最主要的是保护自己和孩子。”她说。</text:p>
      <text:p text:style-name="P4">
根据Vereshchuk的说法，敌人暂时捕获的领土现在“焦虑”。</text:p>
      <text:p text:style-name="P4">
“这并不奇怪。职业官员仍然有一点时间离开那里。其中一些已经在收集东西。如果他们拿走了co -labers，那将是很好的。但是它将出来。” 。</text:p>
      <text:p text:style-name="P4">
<text:span text:style-name="T4">
另请阅读：</text:span>
 <text:a xlink:type="simple" xlink:href="https://www.ukrinform.ua/rubric-regions/3690654-u-zaporizkij-oblasti-pid-obstrilami-zivut-34-ditini-veresuk.html" text:style-name="Internet_20_link" text:visited-style-name="Visited_20_Internet_20_Link">
</text:a>
根据乌克林福姆的说法，据梅利托波尔市市长伊万·费多罗夫(Ivan Fedorov)的说法，扎帕里兹希亚地区的俄罗斯地区是俄罗斯人<text:a xlink:type="simple" xlink:href="https://www.ukrinform.ua/rubric-regions/3691019-na-zaporizzi-vijskovi-rf-skladaut-spiski-kolaborantiv-na-likvidaciu.html" text:style-name="Internet_20_link" text:visited-style-name="Visited_20_Internet_20_Link">
</text:a>
。 乌克兰当局被淘汰或有意。</text:p>
      <text:p text:style-name="P4">
News Source: <text:a xlink:type="simple" xlink:href="https://www.ukrinform.ua/rubric-society/3691595-veresuk-rekomendue-ukraincam-timcasovo-viihati-z-tot-do-tretih-krain.html" text:style-name="Internet_20_link" text:visited-style-name="Visited_20_Internet_20_Link">
https://www.ukrinform.ua/rubric-society/3691595-veresuk-rekomendue-ukraincam-timcasovo-viihati-z-tot-do-tretih-krain.html</text:a>
</text:p>
      <!--NEWS-->
      <text:h text:style-name="P10" text:outline-level="1">
<text:span text:style-name="T4">
夏季的Energoatom将带来一半的NPP单元进行维修</text:span>
</text:h>
      <text:p text:style-name="P4">
作者: Ukrinform (Person)</text:p>
      <text:p text:style-name="P4">
出版商: Укринформ (Organization)</text:p>
      <text:p text:style-name="P4">
出版时间: 2023-04-04T19:39:00+03:00</text:p>
      <text:p text:style-name="P4">
修改时间: 2023-04-04T19:39:00+03:00</text:p>
      <text:p text:style-name="P4">
描述: 在NNEGC的夏季，Energoatom计划将一半的核电站清除和现代化超过两个月。  - 乌克林。</text:p>
      <text:p text:style-name="P4">
图片: ["<text:a xlink:type="simple" xlink:href="https://static.ukrinform.com/photos/2023_03/thumb_files/630_360_1679389838-404.jpg" text:style-name="Internet_20_link" text:visited-style-name="Visited_20_Internet_20_Link">
630_360_16793...</text:a>
"]</text:p>
      <text:p text:style-name="P4">
标签: ['АЕС', 'Енергоатом', 'Ремонт']</text:p>
      <text:p text:style-name="P4">
类型: Article</text:p>
      <!--METADATA-->
      <text:p text:style-name="P4">
<draw:frame draw:style-name="fr1" draw:name="Image187" text:anchor-type="as-char" svg:width="6.9236in" svg:height="3.956343in" draw:z-index="0">
<draw:image xlink:href="../Images/yкринформ/2023-04-04T19-39-00-03-00/630_360_1679389838-404.jpg" xlink:type="simple" xlink:show="embed" xlink:actuate="onLoad" draw:mime-type="image/jpeg"/>
</draw:frame>
在夏季，Energoatom计划推断出一半的能量 - 将自动tobaccos进行维修和现代化超过两个月。</text:p>
      <text:p text:style-name="P4">
Petrocotin总统在给乌克林福姆的评论中宣布了这一点。</text:p>
      <text:p text:style-name="P4">
“最困难的时期已经过去了，所有单位都可以使用，但是应该重新启动块。 因此，在缺乏电力方面，著名的成本和对电力系统的影响可以使其最佳时期是夏季。 在此期间，没有大量消费<text:a xlink:type="simple" xlink:href="https://www.ukrinform.ua/tag-elektroenergia" text:style-name="Internet_20_link" text:visited-style-name="Visited_20_Internet_20_Link">
</text:a>
因为您不需要签名。 这次，将在夏天修理单元，以使块的堵塞且另一半正在维修中。” Kotin说。</text:p>
      <text:p text:style-name="P4">
据他介绍，该装置的正常维修时间约为50-60，这一切都取决于其他工作。 但是，例如，现在您需要进行现代化，这需要更多的时间。</text:p>
      <text:p text:style-name="P4">
<text:span text:style-name="T4">
另请阅读：</text:span>
 <text:a xlink:type="simple" xlink:href="https://www.ukrinform.ua/rubric-economy/3689666-energoatom-vidnovit-lep-miz-ukrainou-ta-polseu-aka-ne-pracuvala-ponad-30-rokiv.html" text:style-name="Internet_20_link" text:visited-style-name="Visited_20_Internet_20_Link">
</text:a>
据报道，乌克兰控制的领土上有9块核电站运营，暂时占据的Zaporozhye NPP的另外6个电源单位被停止，其包容性被入侵者阻止。 目前，由于其自​​身对乌克兰的需求，它不断消耗约100兆瓦。</text:p>
      <text:p text:style-name="P4">
News Source: <text:a xlink:type="simple" xlink:href="https://www.ukrinform.ua/rubric-economy/3691598-energoatom-ulitku-vivede-polovinu-energoblokiv-aes-u-remont.html" text:style-name="Internet_20_link" text:visited-style-name="Visited_20_Internet_20_Link">
https://www.ukrinform.ua/rubric-economy/3691598-energoatom-ulitku-vivede-polovinu-energoblokiv-aes-u-remont.html</text:a>
</text:p>
      <!--NEWS-->
      <text:h text:style-name="P10" text:outline-level="1">
<text:span text:style-name="T4">
乌克兰和英国外交部负责人讨论了加强</text:span>
</text:h>
      <text:p text:style-name="P4">
作者: Ukrinform (Person)</text:p>
      <text:p text:style-name="P4">
出版商: Укринформ (Organization)</text:p>
      <text:p text:style-name="P4">
出版时间: 2023-04-04T19:45:00+03:00</text:p>
      <text:p text:style-name="P4">
修改时间: 2023-04-04T19:45:00+03:00</text:p>
      <text:p text:style-name="P4">
描述: 乌克兰Dmytro Kuleba外交大臣与英国同事詹姆斯·克莱弗拉（James Kleverla）讨论了加强乌克兰的反官方机会。  - 乌克林。</text:p>
      <text:p text:style-name="P4">
图片: ["<text:a xlink:type="simple" xlink:href="https://static.ukrinform.com/photos/2023_04/thumb_files/630_360_1680626533-406.jpg" text:style-name="Internet_20_link" text:visited-style-name="Visited_20_Internet_20_Link">
630_360_16806...</text:a>
"]</text:p>
      <text:p text:style-name="P4">
标签: ['Британія', 'Кулеба', 'Війна з росією', 'Контрнаступ']</text:p>
      <text:p text:style-name="P4">
类型: Article</text:p>
      <!--METADATA-->
      <text:p text:style-name="P4">
<draw:frame draw:style-name="fr1" draw:name="Image188" text:anchor-type="as-char" svg:width="6.9236in" svg:height="3.956343in" draw:z-index="0">
<draw:image xlink:href="../Images/yкринформ/2023-04-04T19-45-00-03-00/630_360_1680626533-406.jpg" xlink:type="simple" xlink:show="embed" xlink:actuate="onLoad" draw:mime-type="image/jpeg"/>
</draw:frame>
乌克兰Dmytro Kuleba的法律部长与英国的Coligrezhems Kleverli讨论了加强乌克兰的反官方机会。</text:p>
      <text:p text:style-name="P4">
乌克兰外交负责人在[]中报道了这一点(http://twitter.com/DmytroKuleba/status/1643278566111563777)，报道乌克林福姆。</text:p>
      <text:p text:style-name="P4">
“我遇到了詹姆斯·克莱弗拉(James Kleverla)，讨论了乌克兰的反对意义的加强。 我们俩都同意<text:a xlink:type="simple" xlink:href="https://www.ukrinform.ua/tag-rosia" text:style-name="Internet_20_link" text:visited-style-name="Visited_20_Internet_20_Link">
</text:a>
它必须离开乌克兰才能进行战争。”部长说。</text:p>
      <text:p text:style-name="P4">
此外，正如Kuleba所指出的那样，他在会议期间强调，北约在北约的会员资格将防止将来的侵略在欧洲。</text:p>
      <text:p text:style-name="P4">
<text:span text:style-name="T4">
另请阅读：</text:span>
 <text:a xlink:type="simple" xlink:href="https://www.ukrinform.ua/rubric-polytics/3691529-novij-paket-vijskovoi-dopomogi-ssa-pramue-v-ukrainu-kuleba.html" text:style-name="Internet_20_link" text:visited-style-name="Visited_20_Internet_20_Link">
</text:a>
如报道<text:a xlink:type="simple" xlink:href="https://www.ukrinform.ua/rubric-polytics/3691356-ministri-nato-obgovorat-negajnu-dopomogu-ukraini-ta-podalsu-pidtrimku-stoltenberg.html" text:style-name="Internet_20_link" text:visited-style-name="Visited_20_Internet_20_Link">
</text:a>
，4月4日，北约外交部长为期两天的会议在布鲁塞尔开始。 今天，与乌克兰Dmitry Kuleba外交部长举行了一次会议。</text:p>
      <text:p text:style-name="P4">
照片：@dmytrokuleba</text:p>
      <text:p text:style-name="P4">
News Source: <text:a xlink:type="simple" xlink:href="https://www.ukrinform.ua/rubric-polytics/3691599-kuleba-i-glava-mzs-britanii-obgovorili-posilenna-kontrnastupalnih-mozlivostej-ukraini.html" text:style-name="Internet_20_link" text:visited-style-name="Visited_20_Internet_20_Link">
https://www.ukrinform.ua/rubric-polytics/3691599-kuleba-i-glava-mzs-britanii-obgovorili-posilenna-kontrnastupalnih-mozlivostej-ukraini.html</text:a>
</text:p>
      <!--NEWS-->
      <text:h text:style-name="P10" text:outline-level="1">
<text:span text:style-name="T4">
在21个定居点的顿涅茨克地区，被强迫撤离儿童</text:span>
</text:h>
      <text:p text:style-name="P4">
作者: Ukrinform (Person)</text:p>
      <text:p text:style-name="P4">
出版商: Укринформ (Organization)</text:p>
      <text:p text:style-name="P4">
出版时间: 2023-04-04T19:46:00+03:00</text:p>
      <text:p text:style-name="P4">
修改时间: 2023-04-04T19:46:00+03:00</text:p>
      <text:p text:style-name="P4">
描述: 在顿涅茨克地区，在21个定居点中宣布了对儿童的强迫疏散。  - 乌克林。</text:p>
      <text:p text:style-name="P4">
图片: ["<text:a xlink:type="simple" xlink:href="https://static.ukrinform.com/photos/2016_06/thumb_files/630_360_1465997464-4957.jpg" text:style-name="Internet_20_link" text:visited-style-name="Visited_20_Internet_20_Link">
630_360_14659...</text:a>
"]</text:p>
      <text:p text:style-name="P4">
标签: ['Діти', 'Донеччина', 'Евакуація', 'Війна з росією']</text:p>
      <text:p text:style-name="P4">
类型: Article</text:p>
      <!--METADATA-->
      <text:p text:style-name="P4">
<draw:frame draw:style-name="fr1" draw:name="Image189" text:anchor-type="as-char" svg:width="6.9236in" svg:height="3.956343in" draw:z-index="0">
<draw:image xlink:href="../Images/yкринформ/2023-04-04T19-46-00-03-00/630_360_1465997464-4957.jpg" xlink:type="simple" xlink:show="embed" xlink:actuate="onLoad" draw:mime-type="image/jpeg"/>
</draw:frame>
在21个定居点中，乌代尼亚地区宣布了强迫疏散儿童的疏散。</text:p>
      <text:p text:style-name="P4">
乌克林福姆(Ukrinform(https://t.me/minre_ua/3012)。</text:p>
      <text:p text:style-name="P4">
如今，在Viceremer Irina Vereshchuk的主席下，在戒严令中有强制性撤离问题的总部。</text:p>
      <text:p text:style-name="P4">
“协调成员一致支持顿涅茨克·欧瓦(Donetsk Ova)的决定，要求宣布对21个定居点的126名儿童的强制性撤离<text:a xlink:type="simple" xlink:href="https://www.ukrinform.ua/tag-doneccina" text:style-name="Internet_20_link" text:visited-style-name="Visited_20_Internet_20_Link">
</text:a>
安全状况仍然至关重要。”消息说。</text:p>
      <text:p text:style-name="P4">
白天使有五名撤离人员。 它们确保安全拆除甲式车辆的儿童。</text:p>
      <ul>
        <li>
强调：“伴随着一位父母或法律代表陪同的儿童将得到自由反思，社会保证，人道主义援助和心理支持。”</li>
      </ul>
      <text:p text:style-name="P4">
<text:span text:style-name="T4">
另请阅读：</text:span>
 <text:a xlink:type="simple" xlink:href="https://www.ukrinform.ua/rubric-regions/3690654-u-zaporizkij-oblasti-pid-obstrilami-zivut-34-ditini-veresuk.html" text:style-name="Internet_20_link" text:visited-style-name="Visited_20_Internet_20_Link">
</text:a>
对于Donetsk地区的撤离问题，您应该联系地方当局或数字：(098)890-33-18。</text:p>
      <text:p text:style-name="P4">
要撤离重病的人和残疾人，您应该致电：(099)710-48-72，(099)311-53-14，(099)311-53-36，(096)108-60-48，(096)108-52-24。</text:p>
      <text:p text:style-name="P4">
根据乌克林福姆的说法，拒绝离开顿涅茨克的监护人将被剥夺职责，并强行撤离儿童。</text:p>
      <text:p text:style-name="P4">
News Source: <text:a xlink:type="simple" xlink:href="https://www.ukrinform.ua/rubric-regions/3691600-na-doneccini-u-21-naselenomu-punkti-ogolosili-primusovu-evakuaciu-ditej.html" text:style-name="Internet_20_link" text:visited-style-name="Visited_20_Internet_20_Link">
https://www.ukrinform.ua/rubric-regions/3691600-na-doneccini-u-21-naselenomu-punkti-ogolosili-primusovu-evakuaciu-ditej.html</text:a>
</text:p>
      <!--NEWS-->
      <text:h text:style-name="P10" text:outline-level="1">
<text:span text:style-name="T4">
UEFA称为女性EURO-2025</text:span>
</text:h>
      <text:p text:style-name="P4">
作者: Ukrinform (Person)</text:p>
      <text:p text:style-name="P4">
出版商: Укринформ (Organization)</text:p>
      <text:p text:style-name="P4">
出版时间: 2023-04-04T19:46:38+03:00</text:p>
      <text:p text:style-name="P4">
修改时间: 2023-04-04T19:46:38+03:00</text:p>
      <text:p text:style-name="P4">
描述: 欧洲足球协会联合会执行委员会（UEFA）在今天在里斯本举行的会议（葡萄牙）会议上确定了2025年欧洲锦标赛的组织者。  - 乌克林。</text:p>
      <text:p text:style-name="P4">
图片: ["<text:a xlink:type="simple" xlink:href="https://static.ukrinform.com/photos/2023_04/thumb_files/630_360_1680626730-210.jpg" text:style-name="Internet_20_link" text:visited-style-name="Visited_20_Internet_20_Link">
630_360_16806...</text:a>
"]</text:p>
      <text:p text:style-name="P4">
标签: ['Футбол', 'Жінки']</text:p>
      <text:p text:style-name="P4">
类型: Article</text:p>
      <!--METADATA-->
      <text:p text:style-name="P4">
<draw:frame draw:style-name="fr1" draw:name="Image190" text:anchor-type="as-char" svg:width="6.9236in" svg:height="3.956343in" draw:z-index="0">
<draw:image xlink:href="../Images/yкринформ/2023-04-04T19-46-38-03-00/630_360_1680626730-210.jpg" xlink:type="simple" xlink:show="embed" xlink:actuate="onLoad" draw:mime-type="image/jpeg"/>
</draw:frame>
欧洲足球协会联盟执行委员会(欧法)在今天在里斯本举行的会议上(葡萄牙)他在女队中确定了2025年欧洲冠军的组织者。</text:p>
      <text:p text:style-name="P4">
正如官员通知<text:a xlink:type="simple" xlink:href="https://ru.uefa.com/womenseuro/news/0280-17b2776206ed-6d072fce03b4-1000--%D1%88%D0%B2%D0%B5%D0%B8%D1%86%D0%B0%D1%80%D0%B8%D1%8F/" text:style-name="Internet_20_link" text:visited-style-name="Visited_20_Internet_20_Link">
</text:a>
乌克兰福姆报道，根据欧洲女性欧洲女性的情妇的三个投票阶段的结果，该组织成为瑞士。</text:p>
      <text:p text:style-name="P4">
该锦标赛将由16个国家队参加，该锦标赛将于2025年夏天由这个高山国家的纽约市举行。</text:p>
      <text:p text:style-name="P4">
<text:span text:style-name="T4">
另请阅读：</text:span>
 <text:a xlink:type="simple" xlink:href="https://www.ukrinform.ua/rubric-sports/3690931-ukrainski-futbolistki-u-polsi-rozpocali-zbir-na-slahu-do-ligi-nacij.html" text:style-name="Internet_20_link" text:visited-style-name="Visited_20_Internet_20_Link">
</text:a>
应当指出的是，法国，波兰以及丹麦，芬兰，挪威和瑞典的共同应用也被争取接受20125年女性欧洲欧洲杯的权利。</text:p>
      <text:p text:style-name="P4">
照片：uefa.com。</text:p>
      <text:p text:style-name="P4">
News Source: <text:a xlink:type="simple" xlink:href="https://www.ukrinform.ua/rubric-sports/3691601-uefa-nazvav-gospodarku-zinocogo-evro2025.html" text:style-name="Internet_20_link" text:visited-style-name="Visited_20_Internet_20_Link">
https://www.ukrinform.ua/rubric-sports/3691601-uefa-nazvav-gospodarku-zinocogo-evro2025.html</text:a>
</text:p>
      <!--NEWS-->
      <text:h text:style-name="P10" text:outline-level="1">
<text:span text:style-name="T4">
在Khmelnitsky，另一个教区去了PCCU</text:span>
</text:h>
      <text:p text:style-name="P4">
作者: Ukrinform (Person)</text:p>
      <text:p text:style-name="P4">
出版商: Укринформ (Organization)</text:p>
      <text:p text:style-name="P4">
出版时间: 2023-04-04T19:55:00+03:00</text:p>
      <text:p text:style-name="P4">
修改时间: 2023-04-04T19:55:00+03:00</text:p>
      <text:p text:style-name="P4">
描述: 在赫梅尔尼茨基（Khmelnitsky），聚集在莫斯科统治者的喀​​山偶像教堂附近的人们莫斯科父权制的人投票赞成过渡到乌克兰东正教教堂。  - 乌克林。</text:p>
      <text:p text:style-name="P4">
图片: ["<text:a xlink:type="simple" xlink:href="https://static.ukrinform.com/photos/2023_04/thumb_files/630_360_1680626473-400.jpg" text:style-name="Internet_20_link" text:visited-style-name="Visited_20_Internet_20_Link">
630_360_16806...</text:a>
", "<text:a xlink:type="simple" xlink:href="https://static.ukrinform.com/photos/2023_04/1680626473-750.jpg" text:style-name="Internet_20_link" text:visited-style-name="Visited_20_Internet_20_Link">
1680626473-75...</text:a>
", "<text:a xlink:type="simple" xlink:href="https://static.ukrinform.com/photos/2023_04/1680626473-748.jpg" text:style-name="Internet_20_link" text:visited-style-name="Visited_20_Internet_20_Link">
1680626473-74...</text:a>
", "<text:a xlink:type="simple" xlink:href="https://static.ukrinform.com/photos/2023_04/1680627546-758.jpg" text:style-name="Internet_20_link" text:visited-style-name="Visited_20_Internet_20_Link">
1680627546-75...</text:a>
"]</text:p>
      <text:p text:style-name="P4">
标签: ['Церква', 'УПЦ МП', 'Хмельницький', 'Православна церква України']</text:p>
      <text:p text:style-name="P4">
类型: Article</text:p>
      <!--METADATA-->
      <text:p text:style-name="P4">
<draw:frame draw:style-name="fr1" draw:name="Image191" text:anchor-type="as-char" svg:width="6.9236in" svg:height="3.956343in" draw:z-index="0">
<draw:image xlink:href="../Images/yкринформ/2023-04-04T19-55-00-03-00/630_360_1680626473-400.jpg" xlink:type="simple" xlink:show="embed" xlink:actuate="onLoad" draw:mime-type="image/jpeg"/>
</draw:frame>
聚集在Uptsomoskovsky的上帝之母的Kazan偶像附近的Uchmelnitsky人民投票赞成过渡到乌克兰东正教教堂的过渡。</text:p>
      <text:p text:style-name="P4">
正如乌克林福姆报道的那样，它报告了<text:a xlink:type="simple" xlink:href="https://t.me/suspilnekhmelnytskyi/9028" text:style-name="Internet_20_link" text:visited-style-name="Visited_20_Internet_20_Link">
</text:a>
。</text:p>
      <text:p text:style-name="P4">
“在Khmelnitsky，靠近UOC神之母的Kazan偶像教堂(MP)，在乌克兰的第一次祈祷听起来很公开。 他们聚集了数百名当地人，并投票赞成向PCCU的过渡。”证词写道。</text:p>
      <text:p text:style-name="P4">
在股东大会上注册了500多人。 牧师自愿诱惑为社区提供钥匙。</text:p>
      <text:p text:style-name="P4">
<draw:frame draw:style-name="fr1" draw:name="Image192" text:anchor-type="as-char" svg:width="6.9236in" svg:height="9.231467in" draw:z-index="0">
<draw:image xlink:href="../Images/yкринформ/2023-04-04T19-55-00-03-00/1680626473-750.jpg" xlink:type="simple" xlink:show="embed" xlink:actuate="onLoad" draw:mime-type="image/jpeg"/>
</draw:frame>
此前，Khmelnytsky市议会代理人Vitaliy Pidhaychuk报告说<text:a xlink:type="simple" xlink:href="https://www.ukrinform.ua/tag-hmelnickij" text:style-name="Internet_20_link" text:visited-style-name="Visited_20_Internet_20_Link">
</text:a>
据报道，在UOC的Pokrovsky大教堂附近的Khmelnitsky，在4月2日上午，发生了一次殴打军队的事件，晚上，激进主义者和UOC -MP的代表之间有Linutins。</text:p>
      <text:p text:style-name="P4">
<draw:frame draw:style-name="fr1" draw:name="Image193" text:anchor-type="as-char" svg:width="6.9236in" svg:height="5.1927in" draw:z-index="0">
<draw:image xlink:href="../Images/yкринформ/2023-04-04T19-55-00-03-00/1680626473-748.jpg" xlink:type="simple" xlink:show="embed" xlink:actuate="onLoad" draw:mime-type="image/jpeg"/>
</draw:frame>
<text:span text:style-name="T4">
另请阅读：</text:span>
 <text:a xlink:type="simple" xlink:href="https://www.ukrinform.ua/rubric-regions/3691306-u-hmelnickomu-pripinili-pravo-koristuvanna-zemleu-dla-cerkov-upc-mp.html" text:style-name="Internet_20_link" text:visited-style-name="Visited_20_Internet_20_Link">
</text:a>
UOC -MP报道说，抗议者举行了“非法会议，这是教区社区会议无法访问的，要求他们密封圣殿，呼吁领导人，并将UOC的圣职带来了大教堂领土。”</text:p>
      <text:p text:style-name="P4">
<draw:frame draw:style-name="fr1" draw:name="Image194" text:anchor-type="as-char" svg:width="6.9236in" svg:height="5.1927in" draw:z-index="0">
<draw:image xlink:href="../Images/yкринформ/2023-04-04T19-55-00-03-00/1680627546-758.jpg" xlink:type="simple" xlink:show="embed" xlink:actuate="onLoad" draw:mime-type="image/jpeg"/>
</draw:frame>
在Khmelnitsky，OVA被要求减少“紧张程度”并解决冲突。</text:p>
      <text:p text:style-name="P4">
维克多·布莱克(Victor Burlyk)是UOC -MP的一个寺庙中的一个军人的视频，其中一个UOC -MP的神庙。</text:p>
      <text:p text:style-name="P4">
Khmelnitsky Alexander Simchyshyn的市长指出，寺庙中的殴打应该成为Verkhovna Rada的论点，以便对禁止UOC -MP的禁令进行诉讼。</text:p>
      <text:p text:style-name="P4">
莫斯科宗教士UOC的波克罗夫斯基大教堂附近的会议参与者投票赞成宗教团体向[]的过渡(https://www.ukrinform.ua/tag-pravoslavna-cerkva-ukraini)，圣殿被密封。</text:p>
      <text:p text:style-name="P4">
PSCU的Khmelnytsky主教管区的负责人，主教Khmelnytsky和Kamianets-Podilsky Pavel谴责了Pokrovsky大教堂的军队殴打。</text:p>
      <text:p text:style-name="P4">
<text:span text:style-name="T4">
另请阅读：</text:span>
 <text:a xlink:type="simple" xlink:href="https://www.ukrinform.ua/rubric-regions/3690818-pcu-zasudila-pobitta-vijskovogo-u-hmelnickomu-kafedralnomu-sobori.html" text:style-name="Internet_20_link" text:visited-style-name="Visited_20_Internet_20_Link">
</text:a>
</text:p>
      <text:p text:style-name="P4">
Khmelnytsky区域委员会就非凡的会议做出了决定，以禁止该地区的莫斯科宗教人士的UOC。</text:p>
      <text:p text:style-name="P4">
在库存期间，在波克罗夫斯基大教堂(Pokrovsky Cathedral)中揭示了乌克兰文学。</text:p>
      <text:p text:style-name="P4">
<text:span text:style-name="T4">
另请阅读：</text:span>
 <text:a xlink:type="simple" xlink:href="https://www.ukrinform.ua/rubric-regions/3691379-u-hmelnickomu-sobori-akij-perejsov-do-pcu-viavili-antiukrainsku-literaturu.html" text:style-name="Internet_20_link" text:visited-style-name="Visited_20_Internet_20_Link">
</text:a>
警方根据第1部分开放刑事诉讼。 125《刑法法典》(故意轻体伤)反对击败前军人的Khmelnitsky的Pokrovsky大教堂的代表。</text:p>
      <text:p text:style-name="P4">
<text:span text:style-name="T5">
foto andrew popik</text:span>
</text:p>
      <text:p text:style-name="P4">
News Source: <text:a xlink:type="simple" xlink:href="https://www.ukrinform.ua/rubric-regions/3691602-u-hmelnickomu-se-odna-parafia-perejsla-do-pcu.html" text:style-name="Internet_20_link" text:visited-style-name="Visited_20_Internet_20_Link">
https://www.ukrinform.ua/rubric-regions/3691602-u-hmelnickomu-se-odna-parafia-perejsla-do-pcu.html</text:a>
</text:p>
      <!--NEWS-->
      <text:h text:style-name="P10" text:outline-level="1">
<text:span text:style-name="T4">
Zaluzhny与Millie将军讨论了前线和武装部队的未来步骤</text:span>
</text:h>
      <text:p text:style-name="P4">
作者: Ukrinform (Person)</text:p>
      <text:p text:style-name="P4">
出版商: Укринформ (Organization)</text:p>
      <text:p text:style-name="P4">
出版时间: 2023-04-04T20:01:51+03:00</text:p>
      <text:p text:style-name="P4">
修改时间: 2023-04-04T20:01:51+03:00</text:p>
      <text:p text:style-name="P4">
描述: 乌克兰瓦莱里·扎卢兹尼（Zaluzhny）武装部队的指挥官与美国参谋长联合委员会主席，武装部队米利·米利（Millie Millie Millie）未来的步骤，以进一步从俄罗斯入侵者解放领土。  - 乌克林。</text:p>
      <text:p text:style-name="P4">
图片: ["<text:a xlink:type="simple" xlink:href="https://static.ukrinform.com/photos/2023_03/thumb_files/630_360_1679686596-447.jpg" text:style-name="Internet_20_link" text:visited-style-name="Visited_20_Internet_20_Link">
630_360_16796...</text:a>
"]</text:p>
      <text:p text:style-name="P4">
标签: ['США', 'Валерій Залужний', 'Війна з росією', 'Марк Міллі ']</text:p>
      <text:p text:style-name="P4">
类型: Article</text:p>
      <!--METADATA-->
      <text:p text:style-name="P4">
<draw:frame draw:style-name="fr1" draw:name="Image195" text:anchor-type="as-char" svg:width="6.9236in" svg:height="3.956343in" draw:z-index="0">
<draw:image xlink:href="../Images/yкринформ/2023-04-04T20-01-51-03-00/630_360_1679686596-447.jpg" xlink:type="simple" xlink:show="embed" xlink:actuate="onLoad" draw:mime-type="image/jpeg"/>
</draw:frame>
乌克兰瓦莱里·扎卢兹尼(Zaluzhny)武装部队的指挥官在美国总部负责人马克·米利(Mark Millie)将军马克·米莉(Mark Millie)，武装部队的武装部队马克·米莉(Mark Millie)将军进一步解放了从俄罗斯入侵者那里解放领土。</text:p>
      <text:p text:style-name="P4">
Zaluzhny在[]中报道了这一点(https://t.me/CinCAFU/454)，报道乌克林福姆。</text:p>
      <text:p text:style-name="P4">
他说：“他与美国总部马克·米莉(Mark Millie)的美国委员会主席进行了有意义的电话谈判。他谈到了前线情况。情况很困难，但受到控制。”</text:p>
      <text:p text:style-name="P4">
<text:span text:style-name="T4">
另请阅读：</text:span>
 <text:a xlink:type="simple" xlink:href="https://www.ukrinform.ua/rubric-ato/3689043-zaluznij-obgovoriv-postacanna-zbroi-ta-tehniki-z-komanduvacem-obednanih-sil-nato-v-evropi.html" text:style-name="Internet_20_link" text:visited-style-name="Visited_20_Internet_20_Link">
</text:a>
特别注意竞选武器的供应话题。 还强调了加强乌克兰爆发的重要性。</text:p>
      <text:p text:style-name="P4">
<text:span text:style-name="T4">
另请阅读：</text:span>
 <text:a xlink:type="simple" xlink:href="https://www.ukrinform.ua/rubric-ato/3691150-na-ozbroenni-zsu-vze-e-pat-brigad-vinisuvaciv-ignat.html" text:style-name="Internet_20_link" text:visited-style-name="Visited_20_Internet_20_Link">
</text:a>
武装部队的指挥官 - 主持人对米莉将军对乌克兰的一贯支持表示感谢。 各方同意并进一步积极互动。</text:p>
      <text:p text:style-name="P4">
根据乌克林福姆的说法，据外交大臣德米特里·库莱巴(Dmitry Kuleba)说，<text:a xlink:type="simple" xlink:href="https://www.ukrinform.ua/rubric-polytics/3691529-novij-paket-vijskovoi-dopomogi-ssa-pramue-v-ukrainu-kuleba.html" text:style-name="Internet_20_link" text:visited-style-name="Visited_20_Internet_20_Link">
</text:a>
从 <text:a xlink:type="simple" xlink:href="https://www.ukrinform.ua/tag-ssa" text:style-name="Internet_20_link" text:visited-style-name="Visited_20_Internet_20_Link">
</text:a>
他已经前往乌克兰。</text:p>
      <text:p text:style-name="P4">
<text:span text:style-name="T5">
foto：afs</text:span>
</text:p>
      <text:p text:style-name="P4">
News Source: <text:a xlink:type="simple" xlink:href="https://www.ukrinform.ua/rubric-ato/3691605-zaluznij-obgovoriv-iz-generalom-milli-obstanovku-na-fronti-i-majbutni-kroki-zsu.html" text:style-name="Internet_20_link" text:visited-style-name="Visited_20_Internet_20_Link">
https://www.ukrinform.ua/rubric-ato/3691605-zaluznij-obgovoriv-iz-generalom-milli-obstanovku-na-fronti-i-majbutni-kroki-zsu.html</text:a>
</text:p>
      <!--NEWS-->
      <text:h text:style-name="P10" text:outline-level="1">
<text:span text:style-name="T4">
北约国家已经确认对乌克兰的奉献精神，并宣布了新的支持-Stoltenberg</text:span>
</text:h>
      <text:p text:style-name="P4">
作者: Ukrinform (Person)</text:p>
      <text:p text:style-name="P4">
出版商: Укринформ (Organization)</text:p>
      <text:p text:style-name="P4">
出版时间: 2023-04-04T20:07:00+03:00</text:p>
      <text:p text:style-name="P4">
修改时间: 2023-04-04T20:07:00+03:00</text:p>
      <text:p text:style-name="P4">
描述: 北约盟国在北约乌克兰委员会的一次会议上确认了他们对乌克兰的奉献精神，并为向其提供新的支持提出了许多申请。  - 乌克林。</text:p>
      <text:p text:style-name="P4">
图片: ["<text:a xlink:type="simple" xlink:href="https://static.ukrinform.com/photos/2022_12/thumb_files/630_360_1669912773-459.jpg" text:style-name="Internet_20_link" text:visited-style-name="Visited_20_Internet_20_Link">
630_360_16699...</text:a>
"]</text:p>
      <text:p text:style-name="P4">
标签: ['НАТО', 'Столтенберг', 'Комісія Україна-НАТО', 'допомога']</text:p>
      <text:p text:style-name="P4">
类型: Article</text:p>
      <!--METADATA-->
      <text:p text:style-name="P4">
<draw:frame draw:style-name="fr1" draw:name="Image196" text:anchor-type="as-char" svg:width="6.9236in" svg:height="3.956343in" draw:z-index="0">
<draw:image xlink:href="../Images/yкринформ/2023-04-04T20-07-00-03-00/630_360_1669912773-459.jpg" xlink:type="simple" xlink:show="embed" xlink:actuate="onLoad" draw:mime-type="image/jpeg"/>
</draw:frame>
北约盟友在北约乌克兰委员会的一次会议上确认了其奉献精神，并为其提供了新的支持。</text:p>
      <text:p text:style-name="P4">
根据乌克兰通讯员的说法，纳顿斯托尔滕贝格总书记纳特斯·斯托尔滕贝格(Natons Stoltenberg)在布鲁塞尔举行的新闻发布会上说，这是乌克兰 - 北约委员会会议的结果。</text:p>
      <text:p text:style-name="P4">
“我们已经讨论了俄罗斯的残酷侵略性战争，我们对乌克兰及其欧洲 - 大西洋愿望的支持。乌克兰人民继续熟练并勇敢地保护国家，我们将继续以必要的方式支持它，以支持它。斯托尔滕贝格说。</text:p>
      <text:p text:style-name="P4">
他指出[]的盟友(https://www.ukrinform.ua/tag-nato)乌克兰已经提供了近1500亿欧元的支持，其中包括650亿欧元。</text:p>
      <text:p text:style-name="P4">
北约秘书长表示，俄罗斯普京联邦总统“没有改变乌克兰的课程”，因此盟国应继续并加强对乌克兰人民的支持。</text:p>
      <text:p text:style-name="P4">
“我们今天的会议强调了北约对乌克兰的奉献精神不变。成员们正在增加武器和弹药的生产，并为新的重型武器的特殊武器提供援助。第一个坦克“豹”和“挑战者”已经在乌克兰，斯托尔滕贝格说，还有坦克和战车。</text:p>
      <text:p text:style-name="P4">
他还指出，盟国通过联盟基金加强了乌克兰的非致命支持，其中包括燃料，药品，移动卫星系统和浮桥的供应。 在这种背景下，他们感谢做出了重大贡献的大学 - “例如德国，荷兰，挪威和英国”，以及伙伴 - “例如澳大利亚Iyaponia”。</text:p>
      <text:p text:style-name="P4">
北约秘书长：“我祝贺部长们今天做了更多广告，我们希望在未来几天和几个月内获得更多广告。”</text:p>
      <text:p text:style-name="P4">
<text:span text:style-name="T4">
另请阅读：</text:span>
 <text:a xlink:type="simple" xlink:href="https://www.ukrinform.ua/rubric-world/3691540-stoltenberg-majbutne-ukraini-u-evroatlanticnij-rodini.html" text:style-name="Internet_20_link" text:visited-style-name="Visited_20_Internet_20_Link">
</text:a>
他还指出，盟国正在制定一项悠久的乌克兰支持计划，该计划将使它更加接近北约标准并加强联盟的运营兼容性。</text:p>
      <text:p text:style-name="P4">
News Source: <text:a xlink:type="simple" xlink:href="https://www.ukrinform.ua/rubric-polytics/3691606-kraini-nato-pidtverdili-viddanist-ukraini-ta-zaavili-pro-novu-pidtrimku-stoltenberg.html" text:style-name="Internet_20_link" text:visited-style-name="Visited_20_Internet_20_Link">
https://www.ukrinform.ua/rubric-polytics/3691606-kraini-nato-pidtverdili-viddanist-ukraini-ta-zaavili-pro-novu-pidtrimku-stoltenberg.html</text:a>
</text:p>
      <!--NEWS-->
      <text:h text:style-name="P10" text:outline-level="1">
<text:span text:style-name="T4">
边防部队拘留了前往白俄罗斯的俄罗斯特工</text:span>
</text:h>
      <text:p text:style-name="P4">
作者: Ukrinform (Person)</text:p>
      <text:p text:style-name="P4">
出版商: Укринформ (Organization)</text:p>
      <text:p text:style-name="P4">
出版时间: 2023-04-04T20:17:00+03:00</text:p>
      <text:p text:style-name="P4">
修改时间: 2023-04-04T20:17:00+03:00</text:p>
      <text:p text:style-name="P4">
描述: 在Zhytomyr地区，乌克兰国家边境部队的战斗人员拘留了一个前往白俄罗斯的俄罗斯特工，并拥有乌克兰军事部队的数据。  - 乌克林。</text:p>
      <text:p text:style-name="P4">
图片: ["<text:a xlink:type="simple" xlink:href="https://static.ukrinform.com/photos/2019_03/thumb_files/630_360_1552912999-235.jpg" text:style-name="Internet_20_link" text:visited-style-name="Visited_20_Internet_20_Link">
630_360_15529...</text:a>
", "<text:a xlink:type="simple" xlink:href="https://static.ukrinform.com/photos/2023_04/1680615677-346.jpg" text:style-name="Internet_20_link" text:visited-style-name="Visited_20_Internet_20_Link">
1680615677-34...</text:a>
"]</text:p>
      <text:p text:style-name="P4">
标签: ['Прикордонники', 'Шпигун', 'росія', 'Затримання']</text:p>
      <text:p text:style-name="P4">
类型: Article</text:p>
      <!--METADATA-->
      <text:p text:style-name="P4">
<draw:frame draw:style-name="fr1" draw:name="Image197" text:anchor-type="as-char" svg:width="6.9236in" svg:height="3.956343in" draw:z-index="0">
<draw:image xlink:href="../Images/yкринформ/2023-04-04T20-17-00-03-00/630_360_1552912999-235.jpg" xlink:type="simple" xlink:show="embed" xlink:actuate="onLoad" draw:mime-type="image/jpeg"/>
</draw:frame>
乌克兰的乌克兰国家边境警卫队的最高公务员前往白俄罗斯，拥有Pro -ukrainian军事部队的数据。</text:p>
      <text:p text:style-name="P4">
正如乌克林福姆报道的那样，SPSU在[]中报道了(http://t.me/DPSUkr/10417)。</text:p>
      <text:p text:style-name="P4">
该男子在[]附近停了下来(https://www.ukrinform.ua/tag-kordon)。他没有出现。</text:p>
      <text:p text:style-name="P4">
另一个人将被拘留者介绍给执法人员，有一名平板电脑和作家，其中包含有关国防军军事部队的信息。 随后，确定他是参与针对基本安全的刑事诉讼的人。</text:p>
      <text:p text:style-name="P4">
<draw:frame draw:style-name="fr1" draw:name="Image198" text:anchor-type="as-char" svg:width="6.9236in" svg:height="5.540801in" draw:z-index="0">
<draw:image xlink:href="../Images/yкринформ/2023-04-04T20-17-00-03-00/1680615677-346.jpg" xlink:type="simple" xlink:show="embed" xlink:actuate="onLoad" draw:mime-type="image/jpeg"/>
</draw:frame>
州边境管理局说：“罪犯已被拘留，他的路线将在未来的主管当局中计划。”</text:p>
      <text:p text:style-name="P4">
<text:span text:style-name="T4">
另请阅读：</text:span>
 <text:a xlink:type="simple" xlink:href="https://www.ukrinform.ua/rubric-regions/3691464-sbu-vikrila-kolisnogo-nastoatela-hramu-izumskoi-eparhii-upc-mp-akij-osvacuvav-koloni-okupantiv.html" text:style-name="Internet_20_link" text:visited-style-name="Visited_20_Internet_20_Link">
</text:a>
正如乌克林福姆报道的那样，乌克兰拘留乌克兰的安全局的反情绪早些时候，该局的乌克兰被拘留，该局传达了有关乌克兰军事飞机在Dnipropetrovsk地区的位置和政权的信息。</text:p>
      <text:p text:style-name="P4">
News Source: <text:a xlink:type="simple" xlink:href="https://www.ukrinform.ua/rubric-regions/3691501-prikordonniki-zatrimali-agenta-rf-akij-ihav-do-bilorusi.html" text:style-name="Internet_20_link" text:visited-style-name="Visited_20_Internet_20_Link">
https://www.ukrinform.ua/rubric-regions/3691501-prikordonniki-zatrimali-agenta-rf-akij-ihav-do-bilorusi.html</text:a>
</text:p>
      <!--NEWS-->
      <text:h text:style-name="P10" text:outline-level="1">
<text:span text:style-name="T4">
意大利的Viceremier宣布愿意帮助恢复乌克兰</text:span>
</text:h>
      <text:p text:style-name="P4">
作者: Ukrinform (Person)</text:p>
      <text:p text:style-name="P4">
出版商: Укринформ (Organization)</text:p>
      <text:p text:style-name="P4">
出版时间: 2023-04-04T20:20:23+03:00</text:p>
      <text:p text:style-name="P4">
修改时间: 2023-04-04T20:20:23+03:00</text:p>
      <text:p text:style-name="P4">
描述: Viceremier -Minister-意大利Matteo Salvini的基础设施和运输部长表示，政府准备以所有可能的手段在战后恢复乌克兰。  - 乌克林。</text:p>
      <text:p text:style-name="P4">
图片: ["<text:a xlink:type="simple" xlink:href="https://static.ukrinform.com/photos/2018_05/thumb_files/630_360_1526891279-8303.jpg" text:style-name="Internet_20_link" text:visited-style-name="Visited_20_Internet_20_Link">
630_360_15268...</text:a>
"]</text:p>
      <text:p text:style-name="P4">
标签: ['Італія', 'Україна', 'Відбудова']</text:p>
      <text:p text:style-name="P4">
类型: Article</text:p>
      <!--METADATA-->
      <text:p text:style-name="P4">
<draw:frame draw:style-name="fr1" draw:name="Image199" text:anchor-type="as-char" svg:width="6.9236in" svg:height="3.956343in" draw:z-index="0">
<draw:image xlink:href="../Images/yкринформ/2023-04-04T20-20-23-03-00/630_360_1526891279-8303.jpg" xlink:type="simple" xlink:show="embed" xlink:actuate="onLoad" draw:mime-type="image/jpeg"/>
</draw:frame>
Viceremier -Minister-意大利Matteosalvini的基础设施和运输部长表示，政府准备在所有可能的手段后参与乌克兰的恢复。</text:p>
      <text:p text:style-name="P4">
关于它报告<text:a xlink:type="simple" xlink:href="http://www.lasicilia.it/ultimi-aggiornamenti/ucraina-salvini-saremo-partecipi-e-coprotagonisti-ricostruzione-1756806/" text:style-name="Internet_20_link" text:visited-style-name="Visited_20_Internet_20_Link">
</text:a>
，报道乌克林福姆。</text:p>
      <text:p text:style-name="P4">
“我们将参与并合作，参加乌克兰的重建，愿意加入。 任何人都可以依靠基础设施部。”部长说。</text:p>
      <text:p text:style-name="P4">
因此，当被要求恢复乌克兰时，萨尔维尼在一次外国媒体的会议上回答。</text:p>
      <text:p text:style-name="P4">
<text:span text:style-name="T4">
另请阅读：</text:span>
 <text:a xlink:type="simple" xlink:href="https://www.ukrinform.ua/rubric-vidbudova/3691422-ukraina-vze-otrimala-vid-kraindonoriv-15-miljoniv-na-vidnovlenna-cornobilskoi-zoni.html" text:style-name="Internet_20_link" text:visited-style-name="Visited_20_Internet_20_Link">
</text:a>
据乌克林福姆报道，该会议将于4月26日在罗马举行，并将致力于增加乌克兰与[]之间的互动。(https://www.ukrinform.ua/tag-italia)，乌克兰 - 意大利关系的商业传播与建筑基金会的发展。</text:p>
      <text:p text:style-name="P4">
<text:span text:style-name="T5">
foto：lostampateo.com</text:span>
</text:p>
      <text:p text:style-name="P4">
News Source: <text:a xlink:type="simple" xlink:href="https://www.ukrinform.ua/rubric-vidbudova/3691609-vicepremer-italii-zaaviv-pro-gotovnist-dopomogti-u-vidnovlenni-ukraini.html" text:style-name="Internet_20_link" text:visited-style-name="Visited_20_Internet_20_Link">
https://www.ukrinform.ua/rubric-vidbudova/3691609-vicepremer-italii-zaaviv-pro-gotovnist-dopomogti-u-vidnovlenni-ukraini.html</text:a>
</text:p>
      <!--NEWS-->
      <text:h text:style-name="P10" text:outline-level="1">
<text:span text:style-name="T4">
被扫了数百码：在克拉马托尔斯克地区，他们撤离了人并“补丁”大坝</text:span>
</text:h>
      <text:p text:style-name="P4">
作者: Ukrinform (Person)</text:p>
      <text:p text:style-name="P4">
出版商: Укринформ (Organization)</text:p>
      <text:p text:style-name="P4">
出版时间: 2023-04-04T20:23:00+03:00</text:p>
      <text:p text:style-name="P4">
修改时间: 2023-04-04T20:23:00+03:00</text:p>
      <text:p text:style-name="P4">
描述: 在Gorodeshchyna村，顿涅茨克地区的Kramatorsk地区，209个二极管农场和51座私人住宅建筑物仍然被淹没。  - 乌克林。</text:p>
      <text:p text:style-name="P4">
图片: ["<text:a xlink:type="simple" xlink:href="https://static.ukrinform.com/photos/2023_04/thumb_files/630_360_1680628552-4032.jpeg" text:style-name="Internet_20_link" text:visited-style-name="Visited_20_Internet_20_Link">
630_360_16806...</text:a>
", "<text:a xlink:type="simple" xlink:href="https://static.ukrinform.com/photos/2023_04/1680628552-6793.jpeg" text:style-name="Internet_20_link" text:visited-style-name="Visited_20_Internet_20_Link">
1680628552-67...</text:a>
", "<text:a xlink:type="simple" xlink:href="https://static.ukrinform.com/photos/2023_04/1680628552-7096.jpeg" text:style-name="Internet_20_link" text:visited-style-name="Visited_20_Internet_20_Link">
1680628552-70...</text:a>
"]</text:p>
      <text:p text:style-name="P4">
标签: ['Донеччина', 'ДСНС', 'Краматорськ', 'Повінь']</text:p>
      <text:p text:style-name="P4">
类型: Article</text:p>
      <!--METADATA-->
      <text:p text:style-name="P4">
<draw:frame draw:style-name="fr1" draw:name="Image200" text:anchor-type="as-char" svg:width="6.9236in" svg:height="3.956343in" draw:z-index="0">
<draw:image xlink:href="../Images/yкринформ/2023-04-04T20-23-00-03-00/630_360_1680628552-4032.jpeg" xlink:type="simple" xlink:show="embed" xlink:actuate="onLoad" draw:mime-type="image/jpeg"/>
</draw:frame>
在顿涅茨克地区的Kramatorsk地区，有209个农场和51座私人住宅建筑在顿涅茨克地区的Kramatorsk地区被淹没。</text:p>
      <text:p text:style-name="P4">
根据乌克林福姆的说法，州紧急服务在[]中报告(https://t.me/dsns_telegram/15532?single)。</text:p>
      <text:p text:style-name="P4">
截至下午6:30，有209个农场和51座私人住宅建筑仍在克拉马特斯克区的Kramatorsk区。</text:p>
      <text:p text:style-name="P4">
部门<text:a xlink:type="simple" xlink:href="https://www.ukrinform.ua/tag-dsns" text:style-name="Internet_20_link" text:visited-style-name="Visited_20_Internet_20_Link">
</text:a>
三人被救出。</text:p>
      <text:p text:style-name="P4">
加强了河流海岸线，并继续采取措施造成门户障碍。</text:p>
      <text:p text:style-name="P4">
<text:a xlink:type="simple" xlink:href="https://static.ukrinform.com/photos/2023_04/1680628552-8924.jpeg" text:style-name="Internet_20_link" text:visited-style-name="Visited_20_Internet_20_Link">
</text:a>
 <text:a xlink:type="simple" xlink:href="https://static.ukrinform.com/photos/2023_04/1680628552-6793.jpeg" text:style-name="Internet_20_link" text:visited-style-name="Visited_20_Internet_20_Link">
</text:a>
 <text:a xlink:type="simple" xlink:href="https://static.ukrinform.com/photos/2023_04/1680628552-4032.jpeg" text:style-name="Internet_20_link" text:visited-style-name="Visited_20_Internet_20_Link">
</text:a>
 <text:a xlink:type="simple" xlink:href="https://static.ukrinform.com/photos/2023_04/1680628552-7096.jpeg" text:style-name="Internet_20_link" text:visited-style-name="Visited_20_Internet_20_Link">
</text:a>
 <text:a xlink:type="simple" xlink:href="https://static.ukrinform.com/photos/2023_04/1680628552-8822.jpeg" text:style-name="Internet_20_link" text:visited-style-name="Visited_20_Internet_20_Link">
</text:a>
 <text:a xlink:type="simple" xlink:href="https://static.ukrinform.com/photos/2023_04/1680628552-2993.jpeg" text:style-name="Internet_20_link" text:visited-style-name="Visited_20_Internet_20_Link">
</text:a>
<text:span text:style-name="T4">
另请阅读：</text:span>
 <text:a xlink:type="simple" xlink:href="https://www.ukrinform.ua/rubric-regions/3691463-proriv-dambi-u-kramatorsku-mer-kaze-so-situacia-skladna-zaluceni-vsi-sluzbi.html" text:style-name="Internet_20_link" text:visited-style-name="Visited_20_Internet_20_Link">
</text:a>
浇水门中的水压减少，拜乔克河的水位逐渐降低。</text:p>
      <text:p text:style-name="P4">
SESS的工作参与了47人和19件设备，包括三倍的设备。</text:p>
      <text:p text:style-name="P4">
<draw:frame draw:style-name="fr1" draw:name="Image201" text:anchor-type="as-char" svg:width="6.9236in" svg:height="4.096463in" draw:z-index="0">
<draw:image xlink:href="../Images/yкринформ/2023-04-04T20-23-00-03-00/1680628552-6793.jpeg" xlink:type="simple" xlink:show="embed" xlink:actuate="onLoad" draw:mime-type="image/jpeg"/>
</draw:frame>
如报告<text:a xlink:type="simple" xlink:href="https://mvs.gov.ua/uk/news/u-kramatorsku-stavsia-proriv-dambi-riatuvalniki-evakuiovuiut-liudei-ta-usuvaiut-naslidki-avariyi" text:style-name="Internet_20_link" text:visited-style-name="Visited_20_Internet_20_Link">
</text:a>
，调解 - 两个妇女，一个残疾人。</text:p>
      <text:p text:style-name="P4">
目前，顿涅茨克地区的救援人员进行了一项podim调查，以撤离当地的调查。</text:p>
      <text:p text:style-name="P4">
<draw:frame draw:style-name="fr1" draw:name="Image202" text:anchor-type="as-char" svg:width="6.9236in" svg:height="4.283978in" draw:z-index="0">
<draw:image xlink:href="../Images/yкринформ/2023-04-04T20-23-00-03-00/1680628552-7096.jpeg" xlink:type="simple" xlink:show="embed" xlink:actuate="onLoad" draw:mime-type="image/jpeg"/>
</draw:frame>
在Kramatorsk的大坝销毁之后，撤离了17人。 关于<text:a xlink:type="simple" xlink:href="https://www.facebook.com/iklymenko.fb/posts/pfbid02Tx9FKRe1UN3JESCJ5NYs2kYyN694Qor2scKUbmhGWyAtsNCcAH3cc3dhUWh2AFZul" text:style-name="Internet_20_link" text:visited-style-name="Visited_20_Internet_20_Link">
</text:a>
伊戈尔·克利莫科(Igor Klimenko)部长伊戈尔·克里姆伦科(Igor Klimenko)。</text:p>
      <text:p text:style-name="P4">
“截至目前在村里。 Horodeshchina Kramatorsk区仍然是260个家庭。 乌克兰的SES救出了5个人，他们有两个8岁和10岁的孩子，两名老年妇女和一名纪律男人。 总共有17人被警察和救援人员撤离，”内政部被撰写。正如乌克林福姆报道的那样，由于丹麦斯克地区的克拉默斯克(Kramatorsk(https://www.ukrinform.ua/rubric-regions/3691517-u-kramatorsku-cerez-proriv-castini-dambi-pidtopleni-blizko-260-budinkiv.html) .</text:p>
      <text:p text:style-name="P4">
News Source: <text:a xlink:type="simple" xlink:href="https://www.ukrinform.ua/rubric-regions/3691612-pidtopleni-sotni-dvoriv-u-kramatorskomu-rajoni-evakuuut-ludej-i-lataut-dambu.html" text:style-name="Internet_20_link" text:visited-style-name="Visited_20_Internet_20_Link">
https://www.ukrinform.ua/rubric-regions/3691612-pidtopleni-sotni-dvoriv-u-kramatorskomu-rajoni-evakuuut-ludej-i-lataut-dambu.html</text:a>
</text:p>
      <!--NEWS-->
      <text:h text:style-name="P10" text:outline-level="1">
<text:span text:style-name="T4">
北约加入的乌克兰应保持主权和独立 - 斯托尔滕贝格</text:span>
</text:h>
      <text:p text:style-name="P4">
作者: Ukrinform (Person)</text:p>
      <text:p text:style-name="P4">
出版商: Укринформ (Organization)</text:p>
      <text:p text:style-name="P4">
出版时间: 2023-04-04T20:26:00+03:00</text:p>
      <text:p text:style-name="P4">
修改时间: 2023-04-04T20:26:00+03:00</text:p>
      <text:p text:style-name="P4">
描述: 为了在乌克兰获得北约会员资格，它必须保留和巩固其主权，乌克兰为乌克兰提供帮助。  - 乌克林。</text:p>
      <text:p text:style-name="P4">
图片: ["<text:a xlink:type="simple" xlink:href="https://static.ukrinform.com/photos/2021_08/thumb_files/630_360_1630432633-166.jpg" text:style-name="Internet_20_link" text:visited-style-name="Visited_20_Internet_20_Link">
630_360_16304...</text:a>
"]</text:p>
      <text:p text:style-name="P4">
标签: ['Столтенберг', 'Комісія Україна-НАТО', 'Війна з росією']</text:p>
      <text:p text:style-name="P4">
类型: Article</text:p>
      <!--METADATA-->
      <text:p text:style-name="P4">
<draw:frame draw:style-name="fr1" draw:name="Image203" text:anchor-type="as-char" svg:width="6.9236in" svg:height="3.956343in" draw:z-index="0">
<draw:image xlink:href="../Images/yкринформ/2023-04-04T20-26-00-03-00/630_360_1630432633-166.jpg" xlink:type="simple" xlink:show="embed" xlink:actuate="onLoad" draw:mime-type="image/jpeg"/>
</draw:frame>
对于乌克兰的居住，北约的成员应保留和巩固乌克兰正在帮助乌克兰的漏洞。</text:p>
      <text:p text:style-name="P4">
据乌克林福德通讯员报道，北大西洋联盟秘书长詹斯托尔滕贝格在乌克兰北约委员会会议的新闻发布会上指出了这一点。</text:p>
      <text:p text:style-name="P4">
“我们在会员身份的立场没有改变：乌克兰将成为联盟的成员……同时，我们都意识到，为了在此问题上至少取得最低进步，第一步应该是确保乌克兰被保存为主权独立国家。 因此，[]的合作伙伴和盟友(https://www.ukrinform.ua/tag-nato)他们提供了前所未有的支持水平，并继续这样做。”斯托尔滕贝格说。</text:p>
      <text:p text:style-name="P4">
他指出，该组织的成员确认了开放式政策的承诺，并鼓励乌克兰继续进行改革。</text:p>
      <text:p text:style-name="P4">
<text:span text:style-name="T4">
另请阅读：</text:span>
 <text:a xlink:type="simple" xlink:href="https://www.ukrinform.ua/rubric-polytics/3691606-kraini-nato-pidtverdili-viddanist-ukraini-ta-zaavili-pro-novu-pidtrimku-stoltenberg.html" text:style-name="Internet_20_link" text:visited-style-name="Visited_20_Internet_20_Link">
</text:a>
秘书长 - 一般指出，在未来的一项支持多年的倡议中，乌克兰部长将确保乌克兰加强了其国防和北约标准，并增加了与联盟部队的兼容性。</text:p>
      <text:p text:style-name="P4">
根据斯托尔滕堡的说法，北约盟国期待在7月在维尔纽斯举行的苏格兰峰会与乌克兰前弗拉基米尔·泽伦斯基(Vladimir Zelensky)会面。</text:p>
      <text:p text:style-name="P4">
<text:span text:style-name="T4">
另请阅读：</text:span>
 <text:a xlink:type="simple" xlink:href="https://www.ukrinform.ua/rubric-ato/3691620-zsu-svidse-otrimaut-use-so-treba-dla-kontrnastupu-kuleba-pro-rezultati-komisii-ukrainanato.html" text:style-name="Internet_20_link" text:visited-style-name="Visited_20_Internet_20_Link">
</text:a>
北约秘书长保证，联盟将尽可能多地支持乌克兰。 他强调说：“强大而独立的乌克兰对于欧洲 - 大西洋领域的稳定性极为重要。”</text:p>
      <text:p text:style-name="P4">
外交部长Dmytro Kuleba代表乌克兰参加了会议。</text:p>
      <text:p text:style-name="P4">
News Source: <text:a xlink:type="simple" xlink:href="https://www.ukrinform.ua/rubric-polytics/3691613-ukraina-dla-vstupu-v-nato-mae-zberegti-suverenitet-ta-nezaleznist-stoltenberg.html" text:style-name="Internet_20_link" text:visited-style-name="Visited_20_Internet_20_Link">
https://www.ukrinform.ua/rubric-polytics/3691613-ukraina-dla-vstupu-v-nato-mae-zberegti-suverenitet-ta-nezaleznist-stoltenberg.html</text:a>
</text:p>
      <!--NEWS-->
      <text:h text:style-name="P10" text:outline-level="1">
<text:span text:style-name="T4">
武装部队将获得反性 - 库莱巴所需的一切</text:span>
</text:h>
      <text:p text:style-name="P4">
作者: Ukrinform (Person)</text:p>
      <text:p text:style-name="P4">
出版商: Укринформ (Organization)</text:p>
      <text:p text:style-name="P4">
出版时间: 2023-04-04T20:29:00+03:00</text:p>
      <text:p text:style-name="P4">
修改时间: 2023-04-04T20:29:00+03:00</text:p>
      <text:p text:style-name="P4">
描述: 在委员会的会议上，乌克兰 - 北约合作伙伴同意增加乌克兰项目的融资，并加速供应几种类型的武器。  - 乌克林。</text:p>
      <text:p text:style-name="P4">
图片: ["<text:a xlink:type="simple" xlink:href="https://static.ukrinform.com/photos/2023_02/thumb_files/630_360_1677425770-936.jpg" text:style-name="Internet_20_link" text:visited-style-name="Visited_20_Internet_20_Link">
630_360_16774...</text:a>
"]</text:p>
      <text:p text:style-name="P4">
标签: ['Кулеба', 'НАТО', 'ЗСУ', 'Війна з росією', 'Контрнаступ']</text:p>
      <text:p text:style-name="P4">
类型: Article</text:p>
      <!--METADATA-->
      <text:p text:style-name="P4">
<draw:frame draw:style-name="fr1" draw:name="Image204" text:anchor-type="as-char" svg:width="6.9236in" svg:height="3.956343in" draw:z-index="0">
<draw:image xlink:href="../Images/yкринформ/2023-04-04T20-29-00-03-00/630_360_1677425770-936.jpg" xlink:type="simple" xlink:show="embed" xlink:actuate="onLoad" draw:mime-type="image/jpeg"/>
</draw:frame>
北约北约委员会已同意增加乌克兰预测的资金，并加速了几种武器的供应。</text:p>
      <text:p text:style-name="P4">
据《通讯员》报道，外交大臣德米特里·库莱布(Dmitry Kuleb)在简报中指出，布鲁塞尔乌克兰北约委员会会议会议。</text:p>
      <text:p text:style-name="P4">
“在这些或其他媒体中，绝对没有疲劳。 如今，不仅支持言语非常明确，而且是其新义务。 例如，荷兰今天宣布，基金会每千万欧元<text:a xlink:type="simple" xlink:href="https://www.ukrinform.ua/tag-nato" text:style-name="Internet_20_link" text:visited-style-name="Visited_20_Internet_20_Link">
</text:a>
外交部长说：“乌克兰的项目从中为此提供了资金。”</text:p>
      <text:p text:style-name="P4">
<text:span text:style-name="T4">
另请阅读：</text:span>
 <text:a xlink:type="simple" xlink:href="https://www.ukrinform.ua/rubric-polytics/3691606-kraini-nato-pidtverdili-viddanist-ukraini-ta-zaavili-pro-novu-pidtrimku-stoltenberg.html" text:style-name="Internet_20_link" text:visited-style-name="Visited_20_Internet_20_Link">
</text:a>
他指出，乌克兰的合作伙伴增加了北约为乌克兰武装部队提供资金的预算，以加速国防和加速以前承诺乌克兰的几种武器的供应。</text:p>
      <text:p text:style-name="P4">
“这不仅是通过参加乌克兰委员会的会议来实现的，而且还通过我在这里举行的双边会议，首先是美国国务卿……原则上，这个主要目标是加速一切的供应这是乌克兰反性实现的必要条件，”乌克兰外交负责人强调。</text:p>
      <text:p text:style-name="P4">
<text:span text:style-name="T4">
另请阅读：</text:span>
 <text:a xlink:type="simple" xlink:href="https://www.ukrinform.ua/rubric-polytics/3691613-ukraina-dla-vstupu-v-nato-mae-zberegti-suverenitet-ta-nezaleznist-stoltenberg.html" text:style-name="Internet_20_link" text:visited-style-name="Visited_20_Internet_20_Link">
</text:a>
如报道<text:a xlink:type="simple" xlink:href="https://www.ukrinform.ua/rubric-polytics/3691356-ministri-nato-obgovorat-negajnu-dopomogu-ukraini-ta-podalsu-pidtrimku-stoltenberg.html" text:style-name="Internet_20_link" text:visited-style-name="Visited_20_Internet_20_Link">
</text:a>
，4月4日，北约外交部长为期两天的会议在布鲁塞尔开始。 今天，与乌克兰Dmitry Kuleba外交部长举行了一次会议。</text:p>
      <text:p text:style-name="P4">
News Source: <text:a xlink:type="simple" xlink:href="https://www.ukrinform.ua/rubric-ato/3691620-zsu-svidse-otrimaut-use-so-treba-dla-kontrnastupu-kuleba-pro-rezultati-komisii-ukrainanato.html" text:style-name="Internet_20_link" text:visited-style-name="Visited_20_Internet_20_Link">
https://www.ukrinform.ua/rubric-ato/3691620-zsu-svidse-otrimaut-use-so-treba-dla-kontrnastupu-kuleba-pro-rezultati-komisii-ukrainanato.html</text:a>
</text:p>
      <!--NEWS-->
      <text:h text:style-name="P10" text:outline-level="1">
<text:span text:style-name="T4">
入侵者在Dnipropetrovsk地区三度在尼科波尔区开火</text:span>
</text:h>
      <text:p text:style-name="P4">
作者: Ukrinform (Person)</text:p>
      <text:p text:style-name="P4">
出版商: Укринформ (Organization)</text:p>
      <text:p text:style-name="P4">
出版时间: 2023-04-04T20:31:00+03:00</text:p>
      <text:p text:style-name="P4">
修改时间: 2023-04-04T20:31:00+03:00</text:p>
      <text:p text:style-name="P4">
描述: 4月4日，俄罗斯联邦的军队在德尼普罗佩特罗夫斯克（Dnipropetrovsk）地区的尼科波尔区开火，锰社区受伤。  - 乌克林。</text:p>
      <text:p text:style-name="P4">
图片: ["<text:a xlink:type="simple" xlink:href="https://static.ukrinform.com/photos/2023_04/thumb_files/630_360_1680629493-503.jpg" text:style-name="Internet_20_link" text:visited-style-name="Visited_20_Internet_20_Link">
630_360_16806...</text:a>
"]</text:p>
      <text:p text:style-name="P4">
标签: ['Дніпропетровщина', 'Обстріл', 'Війна з росією']</text:p>
      <text:p text:style-name="P4">
类型: Article</text:p>
      <!--METADATA-->
      <text:p text:style-name="P4">
<draw:frame draw:style-name="fr1" draw:name="Image205" text:anchor-type="as-char" svg:width="6.9236in" svg:height="3.956343in" draw:z-index="0">
<draw:image xlink:href="../Images/yкринформ/2023-04-04T20-31-00-03-00/630_360_1680629493-503.jpg" xlink:type="simple" xlink:show="embed" xlink:actuate="onLoad" draw:mime-type="image/jpeg"/>
</draw:frame>
俄罗斯联邦的军队第四次在德尼普罗佩特罗夫斯克(Dnipropetrovsk)地区的尼科波尔区开火，锰社区受伤。</text:p>
      <text:p text:style-name="P4">
关于<text:a xlink:type="simple" xlink:href="https://t.me/mykola_lukashuk/4012" text:style-name="Internet_20_link" text:visited-style-name="Visited_20_Internet_20_Link">
</text:a>
乌克林福姆报道，首席Properpetrovsk区域委员会Mykola Lukashuk报道。</text:p>
      <text:p text:style-name="P4">
“几天的休息已经改变了<text:a xlink:type="simple" xlink:href="https://www.ukrinform.ua/tag-obstril" text:style-name="Internet_20_link" text:visited-style-name="Visited_20_Internet_20_Link">
</text:a>
尼科波尔地区：今天，俄罗斯人向重型大炮开火了三遍，上面释放了大约三十个炮弹。”卢卡苏克说。</text:p>
      <text:p text:style-name="P4">
<text:span text:style-name="T4">
另请阅读：</text:span>
 <text:a xlink:type="simple" xlink:href="https://www.ukrinform.ua/rubric-ato/3691498-rosiani-z-gradiv-obstrilali-ukrainsk-na-doneccini.html" text:style-name="Internet_20_link" text:visited-style-name="Visited_20_Internet_20_Link">
</text:a>
据他说，由于遭到破坏的经济结构的炮击，在玛格尼群社区中，又有五个损坏了，还有几个私人房屋。 没有受害者。</text:p>
      <text:p text:style-name="P4">
<text:span text:style-name="T5">
foto：mykola lukashuk / telegram</text:span>
</text:p>
      <text:p text:style-name="P4">
News Source: <text:a xlink:type="simple" xlink:href="https://www.ukrinform.ua/rubric-ato/3691614-zagarbniki-trici-obstrilali-nikopolskij-rajon-na-dnipropetrovsini.html" text:style-name="Internet_20_link" text:visited-style-name="Visited_20_Internet_20_Link">
https://www.ukrinform.ua/rubric-ato/3691614-zagarbniki-trici-obstrilali-nikopolskij-rajon-na-dnipropetrovsini.html</text:a>
</text:p>
      <!--NEWS-->
      <text:h text:style-name="P10" text:outline-level="1">
<text:span text:style-name="T4">
Zelensky组建了一个代表团来参加与波兰的谈判</text:span>
</text:h>
      <text:p text:style-name="P4">
作者: Ukrinform (Person)</text:p>
      <text:p text:style-name="P4">
出版商: Укринформ (Organization)</text:p>
      <text:p text:style-name="P4">
出版时间: 2023-04-04T20:35:00+03:00</text:p>
      <text:p text:style-name="P4">
修改时间: 2023-04-04T20:35:00+03:00</text:p>
      <text:p text:style-name="P4">
描述: 沃迪米尔·泽伦斯基（Volodymyr Zelensky）总统成立了乌克兰代表团，与波兰进行谈判，就民事和刑事案件中的法律援助和法律关系条约的修正案进行准备。  - 乌克林。</text:p>
      <text:p text:style-name="P4">
图片: ["<text:a xlink:type="simple" xlink:href="https://static.ukrinform.com/photos/2022_07/thumb_files/630_360_1658265794-531.jpg" text:style-name="Internet_20_link" text:visited-style-name="Visited_20_Internet_20_Link">
630_360_16582...</text:a>
"]</text:p>
      <text:p text:style-name="P4">
标签: ['Переговори', 'Польща', 'Зеленський']</text:p>
      <text:p text:style-name="P4">
类型: Article</text:p>
      <!--METADATA-->
      <text:p text:style-name="P4">
<draw:frame draw:style-name="fr1" draw:name="Image206" text:anchor-type="as-char" svg:width="6.9236in" svg:height="3.956343in" draw:z-index="0">
<draw:image xlink:href="../Images/yкринформ/2023-04-04T20-35-00-03-00/630_360_1658265794-531.jpg" xlink:type="simple" xlink:show="embed" xlink:actuate="onLoad" draw:mime-type="image/jpeg"/>
</draw:frame>
总统洛尔迪尔·泽伦斯基(Lordir Zelensky)成立了乌克兰代表团，以就对民事和刑事案件中法律援助和法律关系的合同做准备，参与Polyshche的谈判。</text:p>
      <text:p text:style-name="P4">
根据乌克林福姆的说法，相应的法令<text:a xlink:type="simple" xlink:href="https://www.president.gov.ua/documents/1962023-46281" text:style-name="Internet_20_link" text:visited-style-name="Visited_20_Internet_20_Link">
</text:a>
张贴在州网站上。</text:p>
      <text:p text:style-name="P4">
“成立乌克兰代表团参加乌克兰塔普布布尔之间的谈判<text:a xlink:type="simple" xlink:href="https://www.ukrinform.ua/tag-polsa" text:style-name="Internet_20_link" text:visited-style-name="Visited_20_Internet_20_Link">
</text:a>
关于乌克兰与波兰共和国之间的起诉，就求婚条约和波兰共和国的法律援助和地区和刑事案件的法律关系的修正案进行了修正。”</text:p>
      <text:p text:style-name="P4">
乌克兰Irinaudra司法副部长被任命为代表团负责人。</text:p>
      <text:p text:style-name="P4">
其余五名成员是司法部司法部，最高法院分析和法律工作部，总统办公室法律政策局和乌克兰国际权利部 - 乌克兰法律政策局的官员。</text:p>
      <text:p text:style-name="P4">
根据该法令，允许代表团的负责人在代表团的代表团代表团上进行更改，涉及专家委员会成员，以准备乌克兰国际条约的法律关系和民事，刑事，刑事和法律援助总统法令第724.10号法令制定的行政案件。</text:p>
      <text:p text:style-name="P4">
<text:span text:style-name="T4">
另请阅读：</text:span>
 <text:a xlink:type="simple" xlink:href="https://www.ukrinform.ua/rubric-vidbudova/3691589-ukraina-obgovorue-budivnictvo-se-odniei-linii-elektroperedac-iz-polseu-energoatom.html" text:style-name="Internet_20_link" text:visited-style-name="Visited_20_Internet_20_Link">
</text:a>
为了提供与乌克兰代表团与波兰参与相关的费用的资金，将委托给乌克兰部长的内阁。</text:p>
      <text:p text:style-name="P4">
该法令还批准了应由乌克兰代表团在其工作中指导的指令。</text:p>
      <text:p text:style-name="P4">
正如乌克林福姆报道的，4月5日，Zelensky <text:a xlink:type="simple" xlink:href="https://www.ukrinform.ua/rubric-polytics/3690811-zelenskij-5-kvitna-priide-z-oficijnim-vizitom-do-polsi.html" text:style-name="Internet_20_link" text:visited-style-name="Visited_20_Internet_20_Link">
</text:a>
。 在计划的措施中，总统安德烈·杜达(Andrzej Duda)的谈判是在乌克兰 - 波兰关系的整个范围内，尤其是政治，经济，安全和历史问题。</text:p>
      <text:p text:style-name="P4">
_foto：op _</text:p>
      <text:p text:style-name="P4">
News Source: <text:a xlink:type="simple" xlink:href="https://www.ukrinform.ua/rubric-polytics/3691615-zelenskij-utvoriv-delegaciu-dla-ucasti-v-peregovorah-z-polseu.html" text:style-name="Internet_20_link" text:visited-style-name="Visited_20_Internet_20_Link">
https://www.ukrinform.ua/rubric-polytics/3691615-zelenskij-utvoriv-delegaciu-dla-ucasti-v-peregovorah-z-polseu.html</text:a>
</text:p>
      <!--NEWS-->
      <text:h text:style-name="P10" text:outline-level="1">
<text:span text:style-name="T4">
俄罗斯人和白俄罗斯被录取参加国际体育比赛</text:span>
</text:h>
      <text:p text:style-name="P4">
作者: Ukrinform (Person)</text:p>
      <text:p text:style-name="P4">
出版商: Укринформ (Organization)</text:p>
      <text:p text:style-name="P4">
出版时间: 2023-04-04T20:40:00+03:00</text:p>
      <text:p text:style-name="P4">
修改时间: 2023-04-04T20:40:00+03:00</text:p>
      <text:p text:style-name="P4">
描述: 他投票决定了统一斗争世界执行委员会（UWW）的相关决定。  - 乌克林。</text:p>
      <text:p text:style-name="P4">
图片: ["<text:a xlink:type="simple" xlink:href="https://static.ukrinform.com/photos/2023_04/thumb_files/630_360_1680629948-427.jpg" text:style-name="Internet_20_link" text:visited-style-name="Visited_20_Internet_20_Link">
630_360_16806...</text:a>
"]</text:p>
      <text:p text:style-name="P4">
标签: ['Греко-римська боротьба', 'МОК', 'вільна боротьба']</text:p>
      <text:p text:style-name="P4">
类型: Article</text:p>
      <!--METADATA-->
      <text:p text:style-name="P4">
<draw:frame draw:style-name="fr1" draw:name="Image207" text:anchor-type="as-char" svg:width="6.9236in" svg:height="3.956343in" draw:z-index="0">
<draw:image xlink:href="../Images/yкринформ/2023-04-04T20-40-00-03-00/630_360_1680629948-427.jpg" xlink:type="simple" xlink:show="embed" xlink:actuate="onLoad" draw:mime-type="image/jpeg"/>
</draw:frame>
主角决定在联合世界斗争的执行委员会中投票(出售w).</text:p>
      <text:p text:style-name="P4">
Як інформує <text:a xlink:type="simple" xlink:href="https://xsport.ua/ua/wrestling_s/news/rosiyan-i-bilorusiv-dopustyly-do-mizhnarodnykh-turniriv-po-borotbi_8784057/" text:style-name="Internet_20_link" text:visited-style-name="Visited_20_Internet_20_Link">
 </text:a>
乌克利福姆报道，俄罗斯俄罗斯国家队的中心培训主任乔治·布鲁索夫(Georgy Brussov)在电报中报道说。</text:p>
      <text:p text:style-name="P4">
“今天，他通过了联合斗争世界的执行委员会，做出了以下决定：</text:p>
      <text:p text:style-name="P4">
\  - 允许俄罗斯和白俄罗斯运动员在遵循国际奥委会的建议时参加国际比赛；</text:p>
      <text:p text:style-name="P4">
\  - 提议一项IOC减轻标准，以允许俄罗斯ibilorus运动员参加国际比赛，尤其是在与军事组织合同下工作的出口；</text:p>
      <text:p text:style-name="P4">
\  - 世界反兴奋剂机构的要求(WADA)不受燃烧的影响；</text:p>
      <text:p text:style-name="P4">
\  - 在保护运动员的比赛中提供其他安全措施；</text:p>
      <text:p text:style-name="P4">
\  - 俄罗斯和白俄罗斯年轻国家队的运动员(U15和U17)不要检查军事组织；</text:p>
      <text:p text:style-name="P4">
\  - 决定参加俄罗斯和白俄罗斯青年队的比赛(U15和U17)立即生效；</text:p>
      <text:p text:style-name="P4">
\  - 确保俄罗斯和白俄罗斯青年团队的安全参与(U15和U17)国际比赛。”</text:p>
      <text:p text:style-name="P4">
<text:span text:style-name="T4">
另请阅读：</text:span>
 <text:a xlink:type="simple" xlink:href="https://www.ukrinform.ua/rubric-sports/3691055-sportsmeniv-rf-ta-bilorusi-dopustat-na-cs2023-z-thekvondo.html" text:style-name="Internet_20_link" text:visited-style-name="Visited_20_Internet_20_Link">
</text:a>
随着乌克林福姆的过去，4月17日至23日在萨格勒布(克罗地亚)将举行欧洲体育斗争冠军。</text:p>
      <text:p text:style-name="P4">
照片：UWW。</text:p>
      <text:p text:style-name="P4">
News Source: <text:a xlink:type="simple" xlink:href="https://www.ukrinform.ua/rubric-sports/3691617-rosian-ta-bilorusiv-dopustili-do-miznarodnih-zmagan-zi-sportivnoi-borotbi.html" text:style-name="Internet_20_link" text:visited-style-name="Visited_20_Internet_20_Link">
https://www.ukrinform.ua/rubric-sports/3691617-rosian-ta-bilorusiv-dopustili-do-miznarodnih-zmagan-zi-sportivnoi-borotbi.html</text:a>
</text:p>
      <!--NEWS-->
      <text:h text:style-name="P10" text:outline-level="1">
<text:span text:style-name="T4">
在美国逮捕了特朗普</text:span>
</text:h>
      <text:p text:style-name="P4">
作者: Ukrinform (Person)</text:p>
      <text:p text:style-name="P4">
出版商: Укринформ (Organization)</text:p>
      <text:p text:style-name="P4">
出版时间: 2023-04-04T20:42:00+03:00</text:p>
      <text:p text:style-name="P4">
修改时间: 2023-04-04T20:42:00+03:00</text:p>
      <text:p text:style-name="P4">
描述: 美国前总统唐纳德·特朗普（Donald Trump）到达地方检察官Manmetten的办公室，在那里他被捕并被拘留，并在预期被官方指控的论点之前被拘留。  - 乌克林。</text:p>
      <text:p text:style-name="P4">
图片: ["<text:a xlink:type="simple" xlink:href="https://static.ukrinform.com/photos/2021_02/thumb_files/630_360_1612979026-306.jpg" text:style-name="Internet_20_link" text:visited-style-name="Visited_20_Internet_20_Link">
630_360_16129...</text:a>
"]</text:p>
      <text:p text:style-name="P4">
标签: ['Арешт', 'США', 'Трамп']</text:p>
      <text:p text:style-name="P4">
类型: Article</text:p>
      <!--METADATA-->
      <text:p text:style-name="P4">
<draw:frame draw:style-name="fr1" draw:name="Image208" text:anchor-type="as-char" svg:width="6.9236in" svg:height="3.956343in" draw:z-index="0">
<draw:image xlink:href="../Images/yкринформ/2023-04-04T20-42-00-03-00/630_360_1612979026-306.jpg" xlink:type="simple" xlink:show="embed" xlink:actuate="onLoad" draw:mime-type="image/jpeg"/>
</draw:frame>
美国前总统唐纳德·特朗普(Donald Trump)到达曼哈顿地区检察官的办公室，德文被捕，并在预期被官方指控的预期之前被拘留。</text:p>
      <text:p text:style-name="P4">
关于星期二电视频道的报告<text:a xlink:type="simple" xlink:href="https://edition.cnn.com/politics/live-news/trump-new-york-court-arraignment-04-04-23/h_262b0e73555a20dcb7af91255cf61003" text:style-name="Internet_20_link" text:visited-style-name="Visited_20_Internet_20_Link">
</text:a>
，报道乌克林福姆。</text:p>
      <text:p text:style-name="P4">
他在信息中说：“预计当逮捕时，特朗普将采用指纹。”</text:p>
      <text:p text:style-name="P4">
目前尚不清楚是否会拍摄扩展扩展的标准照片，因为较早绕过此过程以及<text:a xlink:type="simple" xlink:href="https://www.ukrinform.ua/tag-tramp" text:style-name="Internet_20_link" text:visited-style-name="Visited_20_Internet_20_Link">
</text:a>
戴上手铐 - 鉴于他以前的位置的Addy。</text:p>
      <text:p text:style-name="P4">
特朗普将被带到法庭上，他将被指控。</text:p>
      <text:p text:style-name="P4">
探索 - 居民本人在他的社交网络真理中写道，与执法部门的前库社交：“看起来很超现实 - 哇!他们把我逮捕。 我不敢相信它在美国正在发生。”</text:p>
      <text:p text:style-name="P4">
同时，他添加了Maga一词，并提出了一个感叹号，吸引了他的同名共和党机翼的鬼魂，后者已经聚集了Namogetten进行示威。</text:p>
      <text:p text:style-name="P4">
<text:span text:style-name="T4">
另请阅读：</text:span>
 <text:a xlink:type="simple" xlink:href="https://www.ukrinform.ua/rubric-world/3689970-tramp-ne-pide-na-ugodu-zi-slidstvom-advokat.html" text:style-name="Internet_20_link" text:visited-style-name="Visited_20_Internet_20_Link">
</text:a>
根据乌克林福姆的说法，前一天，美国探索唐纳德·特朗普(Donald Trump)到达了佛罗里达州的一套房地产，在纽约，大型陪审团决定对他提出刑事指控。 此案涉及特朗普的秘书付款色情色情暴风雨丹尼尔斯在2016年大选期间的沉默。 但是，起诉书尚未被解释，但据说，色情的赎回是违反了美国非财务调节的财务和税收活动的。</text:p>
      <text:p text:style-name="P4">
<text:span text:style-name="T5">
foto：zumapress.com</text:span>
</text:p>
      <text:p text:style-name="P4">
News Source: <text:a xlink:type="simple" xlink:href="https://www.ukrinform.ua/rubric-world/3691619-u-ssa-zaarestuvali-trampa.html" text:style-name="Internet_20_link" text:visited-style-name="Visited_20_Internet_20_Link">
https://www.ukrinform.ua/rubric-world/3691619-u-ssa-zaarestuvali-trampa.html</text:a>
</text:p>
      <!--NEWS-->
      <text:h text:style-name="P10" text:outline-level="1">
<text:span text:style-name="T4">
北约国家将讨论乌克兰F-16-Kuleba</text:span>
</text:h>
      <text:p text:style-name="P4">
作者: Ukrinform (Person)</text:p>
      <text:p text:style-name="P4">
出版商: Укринформ (Organization)</text:p>
      <text:p text:style-name="P4">
出版时间: 2023-04-04T20:54:02+03:00</text:p>
      <text:p text:style-name="P4">
修改时间: 2023-04-04T20:54:02+03:00</text:p>
      <text:p text:style-name="P4">
描述: 外交大臣杜米特罗·库莱巴（Dmytro Kuleba）得到了合作伙伴的保证，在其国家，将讨论乌克兰飞行员管理F-16战斗机的准备，这比某些人想象的要高得多。  - 乌克林。</text:p>
      <text:p text:style-name="P4">
图片: ["<text:a xlink:type="simple" xlink:href="https://static.ukrinform.com/photos/2022_09/thumb_files/630_360_1664282849-370.jpg" text:style-name="Internet_20_link" text:visited-style-name="Visited_20_Internet_20_Link">
630_360_16642...</text:a>
"]</text:p>
      <text:p text:style-name="P4">
标签: ['Кулеба', 'Комісія Україна-НАТО', 'Винищувач']</text:p>
      <text:p text:style-name="P4">
类型: Article</text:p>
      <!--METADATA-->
      <text:p text:style-name="P4">
<draw:frame draw:style-name="fr1" draw:name="Image209" text:anchor-type="as-char" svg:width="6.9236in" svg:height="3.956343in" draw:z-index="0">
<draw:image xlink:href="../Images/yкринформ/2023-04-04T20-54-02-03-00/630_360_1664282849-370.jpg" xlink:type="simple" xlink:show="embed" xlink:actuate="onLoad" draw:mime-type="image/jpeg"/>
</draw:frame>
Dmytro Kuleba的律师事务部长获得了合作伙伴的保证，他们将在其国家讨论乌克兰飞行员管理F-16战斗人员的准备，这比某些人想象的要高得多。</text:p>
      <text:p text:style-name="P4">
乌克兰代表通讯员报告说，库勒巴在乌克兰北约委员会会议后的一份简报上说。</text:p>
      <text:p text:style-name="P4">
乌克兰外交负责人指出，他讨论了在布鲁塞尔的一些双边会议上提供乌克兰FAINEF-16的问题。</text:p>
      <text:p text:style-name="P4">
据他说，乌克兰方面消除了那些认为给乌克兰西方飞机的人的一些论点，“从实际的角度来看，这太长且难以制作形象。”</text:p>
      <text:p text:style-name="P4">
“没有人说这是不必要的。 没有任何决定，但是今天我收到的是，我提供的有关乌克兰准备这些飞机的准备的信息比某些国家在首都在首都所讨论的情况下，这些国家的政治领导人在首都中讨论了这些飞机。” []说。(https://www.ukrinform.ua/tag-kuleba)。</text:p>
      <text:p text:style-name="P4">
最后，他表达了对乌克兰西部什叶派做出决定的决定 - “这只会花费时间。”</text:p>
      <text:p text:style-name="P4">
<text:span text:style-name="T4">
另请阅读：</text:span>
 <text:a xlink:type="simple" xlink:href="https://www.ukrinform.ua/rubric-ato/3691620-zsu-svidse-otrimaut-use-so-treba-dla-kontrnastupu-kuleba-pro-rezultati-komisii-ukrainanato.html" text:style-name="Internet_20_link" text:visited-style-name="Visited_20_Internet_20_Link">
</text:a>
据报道，爱沙尼亚的爱沙尼亚乌尔马斯·伊纳斯尔(Estonia Urmas Rinsal)部长<text:a xlink:type="simple" xlink:href="https://www.ukrinform.ua/rubric-polytics/3687921-glava-mzs-estonii-pro-nadanna-ukraini-f16-ce-ne-kosmicni-korabli-a-piloti-litakiv-u-vas-e.html" text:style-name="Internet_20_link" text:visited-style-name="Visited_20_Internet_20_Link">
</text:a>
合作伙伴应放弃分步军事支持乌克兰的原则，并提供乌克兰胜利所必需的一切，包括F-16战斗机。</text:p>
      <text:p text:style-name="P4">
News Source: <text:a xlink:type="simple" xlink:href="https://www.ukrinform.ua/rubric-polytics/3691621-kraini-nato-obgovorat-nadanna-ukraini-f16-kuleba.html" text:style-name="Internet_20_link" text:visited-style-name="Visited_20_Internet_20_Link">
https://www.ukrinform.ua/rubric-polytics/3691621-kraini-nato-obgovorat-nadanna-ukraini-f16-kuleba.html</text:a>
</text:p>
      <!--NEWS-->
      <text:h text:style-name="P10" text:outline-level="1">
<text:span text:style-name="T4">
PCU将在基辅 - 佩奇斯克Lavra的假设大教堂举行礼拜仪式上举行礼仪</text:span>
</text:h>
      <text:p text:style-name="P4">
作者: Ukrinform (Person)</text:p>
      <text:p text:style-name="P4">
出版商: Укринформ (Organization)</text:p>
      <text:p text:style-name="P4">
出版时间: 2023-04-04T20:57:00+03:00</text:p>
      <text:p text:style-name="P4">
修改时间: 2023-04-04T20:57:00+03:00</text:p>
      <text:p text:style-name="P4">
描述: 乌克兰东正教教堂将在基辅 - 佩奇斯克·拉夫拉（Keiev-Pechersk Lavra）的假设大教堂举行礼拜仪式。  - 乌克林。</text:p>
      <text:p text:style-name="P4">
图片: ["<text:a xlink:type="simple" xlink:href="https://static.ukrinform.com/photos/2023_04/thumb_files/630_360_1680630783-552.jpg" text:style-name="Internet_20_link" text:visited-style-name="Visited_20_Internet_20_Link">
630_360_16806...</text:a>
"]</text:p>
      <text:p text:style-name="P4">
标签: ['Релігія', 'Свято', 'Київська Лавра', 'Православна церква України']</text:p>
      <text:p text:style-name="P4">
类型: Article</text:p>
      <!--METADATA-->
      <text:p text:style-name="P4">
<draw:frame draw:style-name="fr1" draw:name="Image210" text:anchor-type="as-char" svg:width="6.9236in" svg:height="3.956343in" draw:z-index="0">
<draw:image xlink:href="../Images/yкринформ/2023-04-04T20-57-00-03-00/630_360_1680630783-552.jpg" xlink:type="simple" xlink:show="embed" xlink:actuate="onLoad" draw:mime-type="image/jpeg"/>
</draw:frame>
乌克兰东正教教堂将举行礼拜仪式，以告知基辅 - 佩奇斯克·拉夫拉(Keiev-Pechersk Lavra)大教堂。</text:p>
      <text:p text:style-name="P4">
根据乌克林福姆的说法，新闻服务报告(https://www.pomisna.info/uk/vsi-novyny/ogoloshennya-z-nagody-svyata-blagovishhennya-vidbudetsya-bozhestvenna-liturgiya-v-uspenskomu-sobori-lavry/).</text:p>
      <text:p text:style-name="P4">
"З нагоди великого світлого свята Благовіщення Пресвятої Богородиці в <text:a xlink:type="simple" xlink:href="https://www.ukrinform.ua/tag-kiivska-lavra" text:style-name="Internet_20_link" text:visited-style-name="Visited_20_Internet_20_Link">
</text:a>
庄严的服务将举行。 我们邀请所有忠实的人加入节日神圣的lulurgy，该节日将于4月7日，星期五在Lavra O9：00的主要大教堂开始。”</text:p>
      <text:p text:style-name="P4">
PCC邀请信徒加入为乌克兰人民，捍卫者和乌克兰胜利的联合祈祷。</text:p>
      <text:p text:style-name="P4">
<text:span text:style-name="T4">
另请阅读：</text:span>
 <text:a xlink:type="simple" xlink:href="https://www.ukrinform.ua/rubric-society/3689073-pcu-priznacila-novogo-namisnika-kievopecerskoi-lavri.html" text:style-name="Internet_20_link" text:visited-style-name="Visited_20_Internet_20_Link">
</text:a>
据报道，国家预备队“ Kyiv-Pechersk Lavra” <text:a xlink:type="simple" xlink:href="https://www.ukrinform.ua/rubric-society/3680840-kievopecerska-lavra-rozrivae-dogovir-z-upc-mp-pro-orendu.html" text:style-name="Internet_20_link" text:visited-style-name="Visited_20_Internet_20_Link">
</text:a>
自2023年3月29日以来。</text:p>
      <text:p text:style-name="P4">
<text:span text:style-name="T5">
foto：www.pomisna.info</text:span>
</text:p>
      <text:p text:style-name="P4">
News Source: <text:a xlink:type="simple" xlink:href="https://www.ukrinform.ua/rubric-society/3691623-pcu-provede-liturgiu-na-blagovisenna-v-uspenskomu-sobori-kievopecerskoi-lavri.html" text:style-name="Internet_20_link" text:visited-style-name="Visited_20_Internet_20_Link">
https://www.ukrinform.ua/rubric-society/3691623-pcu-provede-liturgiu-na-blagovisenna-v-uspenskomu-sobori-kievopecerskoi-lavri.html</text:a>
</text:p>
      <!--NEWS-->
      <text:h text:style-name="P10" text:outline-level="1">
<text:span text:style-name="T4">
主动战斗线超过1200公里-Zelensky</text:span>
</text:h>
      <text:p text:style-name="P4">
作者: Ukrinform (Person)</text:p>
      <text:p text:style-name="P4">
出版商: Укринформ (Organization)</text:p>
      <text:p text:style-name="P4">
出版时间: 2023-04-04T20:58:00+03:00</text:p>
      <text:p text:style-name="P4">
修改时间: 2023-04-04T20:58:00+03:00</text:p>
      <text:p text:style-name="P4">
描述: 在乌克兰，积极的战斗线超过1200公里。  - 乌克林。</text:p>
      <text:p text:style-name="P4">
图片: ["<text:a xlink:type="simple" xlink:href="https://static.ukrinform.com/photos/2023_02/thumb_files/630_360_1677259615-761.jpeg" text:style-name="Internet_20_link" text:visited-style-name="Visited_20_Internet_20_Link">
630_360_16772...</text:a>
"]</text:p>
      <text:p text:style-name="P4">
标签: ['НАТО', 'США', 'Зеленський', 'Війна з росією']</text:p>
      <text:p text:style-name="P4">
类型: Article</text:p>
      <!--METADATA-->
      <text:p text:style-name="P4">
<draw:frame draw:style-name="fr1" draw:name="Image211" text:anchor-type="as-char" svg:width="6.9236in" svg:height="3.956343in" draw:z-index="0">
<draw:image xlink:href="../Images/yкринформ/2023-04-04T20-58-00-03-00/630_360_1677259615-761.jpeg" xlink:type="simple" xlink:show="embed" xlink:actuate="onLoad" draw:mime-type="image/jpeg"/>
</draw:frame>
在乌克兰，积极的战斗超过1200公里。</text:p>
      <text:p text:style-name="P4">
沃迪米尔总统Zelenskyy表示<text:a xlink:type="simple" xlink:href="https://t.me/V_Zelenskiy_official/5755" text:style-name="Internet_20_link" text:visited-style-name="Visited_20_Internet_20_Link">
</text:a>
乌克林福姆报道，与国家协会州长的成员。</text:p>
      <text:p text:style-name="P4">
“在乌克兰的积极战斗线现在已经超过1200公里。 这就像坠落到芝加哥然后回来!总体而言，战线更大。”负责人说。</text:p>
      <text:p text:style-name="P4">
据他说，数以百万计的人居住在城市和村庄中，部队从那里驱逐入侵者或准备开除入侵者。</text:p>
      <text:p text:style-name="P4">
总统强调，克里姆林宫对整个自由世界的屈辱的梦想，扭曲，引起了一场冲突，这将使一个美国国家在选择之前：战斗与否。</text:p>
      <text:p text:style-name="P4">
<text:span text:style-name="T4">
另请阅读：</text:span>
 <text:a xlink:type="simple" xlink:href="https://www.ukrinform.ua/rubric-world/3691516-vizit-zelenskogo-do-varsavi-cogo-ocikuvati.html" text:style-name="Internet_20_link" text:visited-style-name="Visited_20_Internet_20_Link">
</text:a>
“正是乌克兰是您可靠的最后一个边界，您可靠的边界……尤其是乌克兰的力量，尤其是您的人民不必做出这个选择 - 您的男人和女人的选择，勇敢的战士，这将放在上面保护最有价值的祭坛 - 自由，” <text:a xlink:type="simple" xlink:href="https://www.ukrinform.ua/tag-zelenskij" text:style-name="Internet_20_link" text:visited-style-name="Visited_20_Internet_20_Link">
</text:a>
。</text:p>
      <text:p text:style-name="P4">
他强调，乌克兰能够防止战争的扩张并克服俄罗斯。</text:p>
      <text:p text:style-name="P4">
<text:span text:style-name="T4">
另请阅读：</text:span>
 <text:a xlink:type="simple" xlink:href="https://www.ukrinform.ua/rubric-polytics/3691606-kraini-nato-pidtverdili-viddanist-ukraini-ta-zaavili-pro-novu-pidtrimku-stoltenberg.html" text:style-name="Internet_20_link" text:visited-style-name="Visited_20_Internet_20_Link">
</text:a>
根据乌克林福姆的说法，据武装部队总参谋部称，顿涅茨克地区的马林卡和巴赫穆特在战斗的震中被释放，后者是乌克兰军队的后者<text:a xlink:type="simple" xlink:href="https://www.ukrinform.ua/rubric-ato/3691584-v-epicentri-bojovih-dij-bahmut-i-marinka.html" text:style-name="Internet_20_link" text:visited-style-name="Visited_20_Internet_20_Link">
</text:a>
_foto：op _</text:p>
      <text:p text:style-name="P4">
News Source: <text:a xlink:type="simple" xlink:href="https://www.ukrinform.ua/rubric-ato/3691625-linia-aktivnih-bojovih-dij-stanovit-ponad-1200-kilometriv-zelenskij.html" text:style-name="Internet_20_link" text:visited-style-name="Visited_20_Internet_20_Link">
https://www.ukrinform.ua/rubric-ato/3691625-linia-aktivnih-bojovih-dij-stanovit-ponad-1200-kilometriv-zelenskij.html</text:a>
</text:p>
      <!--NEWS-->
      <text:h text:style-name="P10" text:outline-level="1">
<text:span text:style-name="T4">
乌克兰的北约增值税问题已从议程中删除-Kuleba</text:span>
</text:h>
      <text:p text:style-name="P4">
作者: Ukrinform (Person)</text:p>
      <text:p text:style-name="P4">
出版商: Укринформ (Organization)</text:p>
      <text:p text:style-name="P4">
出版时间: 2023-04-04T21:00:50+03:00</text:p>
      <text:p text:style-name="P4">
修改时间: 2023-04-04T21:00:50+03:00</text:p>
      <text:p text:style-name="P4">
描述: 北约乌克兰成员行动计划的问题已从议程中删除。  - 乌克林。</text:p>
      <text:p text:style-name="P4">
图片: ["<text:a xlink:type="simple" xlink:href="https://static.ukrinform.com/photos/2022_03/thumb_files/630_360_1647525027-868.jpg" text:style-name="Internet_20_link" text:visited-style-name="Visited_20_Internet_20_Link">
630_360_16475...</text:a>
"]</text:p>
      <text:p text:style-name="P4">
标签: ['Кулеба', 'Україна', 'Комісія Україна-НАТО']</text:p>
      <text:p text:style-name="P4">
类型: Article</text:p>
      <!--METADATA-->
      <text:p text:style-name="P4">
<draw:frame draw:style-name="fr1" draw:name="Image212" text:anchor-type="as-char" svg:width="6.9236in" svg:height="3.956343in" draw:z-index="0">
<draw:image xlink:href="../Images/yкринформ/2023-04-04T21-00-50-03-00/630_360_1647525027-868.jpg" xlink:type="simple" xlink:show="embed" xlink:actuate="onLoad" draw:mime-type="image/jpeg"/>
</draw:frame>
从议程中删除了北约会员行动计划的计划问题。</text:p>
      <text:p text:style-name="P4">
乌克兰·德米特罗·库莱巴(Ukraine Dmytro Kuleba)外交部长在一份简报中表示，这是乌克兰 - 乌克兰 - 北约委员会会议的情况，回答了乌克林的通讯员的问题。</text:p>
      <text:p text:style-name="P4">
“由于我们已经更新，应用了增值税的问题，因此从议程中删除了。(https://www.ukrinform.ua/tag-nato)，这不能替代会员资格，这不能成为会员资格的条件。 这是一种实践援助的机制，它想要使最强大和强大的力量，同时又是促进乌克兰在北约成员资格的政治决定的过程。”乌克兰外交负责人说。</text:p>
      <text:p text:style-name="P4">
库勒巴强调，在与北约秘书长尹斯托尔滕贝格的一次会议上，他们显然已经谈到了这个问题。</text:p>
      <text:p text:style-name="P4">
<text:span text:style-name="T4">
另请阅读：</text:span>
 <text:a xlink:type="simple" xlink:href="https://www.ukrinform.ua/rubric-world/3691540-stoltenberg-majbutne-ukraini-u-evroatlanticnij-rodini.html" text:style-name="Internet_20_link" text:visited-style-name="Visited_20_Internet_20_Link">
</text:a>
如报道<text:a xlink:type="simple" xlink:href="https://www.ukrinform.ua/rubric-polytics/3691356-ministri-nato-obgovorat-negajnu-dopomogu-ukraini-ta-podalsu-pidtrimku-stoltenberg.html" text:style-name="Internet_20_link" text:visited-style-name="Visited_20_Internet_20_Link">
</text:a>
，4月4日，北约外交部长为期两天的会议在布鲁塞尔开始。 今天，与乌克兰Dmitry Kuleba外交部长举行了一次会议。</text:p>
      <text:p text:style-name="P4">
9月30日(https://www.ukrinform.ua/rubric-polytics/3583117-ukraina-podae-zaavku-na-vstup-do-nato-zelenskij.html)以加速顺序。</text:p>
      <text:p text:style-name="P4">
News Source: <text:a xlink:type="simple" xlink:href="https://www.ukrinform.ua/rubric-polytics/3691624-pitanna-pdc-v-nato-dla-ukraini-znate-z-poradku-dennogo-kuleba.html" text:style-name="Internet_20_link" text:visited-style-name="Visited_20_Internet_20_Link">
https://www.ukrinform.ua/rubric-polytics/3691624-pitanna-pdc-v-nato-dla-ukraini-znate-z-poradku-dennogo-kuleba.html</text:a>
</text:p>
      <!--NEWS-->
      <text:h text:style-name="P10" text:outline-level="1">
<text:span text:style-name="T4">
Yastremskaya在哥伦比亚的网球比赛中失去了巴西的第三个“球拍”</text:span>
</text:h>
      <text:p text:style-name="P4">
作者: Ukrinform (Person)</text:p>
      <text:p text:style-name="P4">
出版商: Укринформ (Organization)</text:p>
      <text:p text:style-name="P4">
出版时间: 2023-04-04T21:04:55+03:00</text:p>
      <text:p text:style-name="P4">
修改时间: 2023-04-04T21:04:55+03:00</text:p>
      <text:p text:style-name="P4">
描述: 乌克兰戴安娜·雅斯特雷姆斯卡亚（Diana Yastremskaya）无法克服妇女网球协会（WTA）的首发障碍-COUPA COLSANITAS CORSANITAS PRESATADO POR ZURICH-在哥伦比亚（哥伦比亚）（哥伦比亚）的奖金2.593亿美元的奖金 - 乌克利福姆。</text:p>
      <text:p text:style-name="P4">
图片: ["<text:a xlink:type="simple" xlink:href="https://static.ukrinform.com/photos/2023_04/thumb_files/630_360_1680628064-436.jpg" text:style-name="Internet_20_link" text:visited-style-name="Visited_20_Internet_20_Link">
630_360_16806...</text:a>
"]</text:p>
      <text:p text:style-name="P4">
标签: ['Теніс', 'Даяна Ястремська']</text:p>
      <text:p text:style-name="P4">
类型: Article</text:p>
      <!--METADATA-->
      <text:p text:style-name="P4">
<draw:frame draw:style-name="fr1" draw:name="Image213" text:anchor-type="as-char" svg:width="6.9236in" svg:height="3.956343in" draw:z-index="0">
<draw:image xlink:href="../Images/yкринформ/2023-04-04T21-04-55-03-00/630_360_1680628064-436.jpg" xlink:type="simple" xlink:show="embed" xlink:actuate="onLoad" draw:mime-type="image/jpeg"/>
</draw:frame>
乌克兰Yastremskaya无法克服首发障碍(WTA) - 苏黎世提出的苏格尔萨尼塔(哥伦比亚)奖金259.3万美元</text:p>
      <text:p text:style-name="P4">
在达到第二个比赛Yastremskaya的决斗中(#134 WTA等级)在2小时40分钟内，巴西Karolini Alves的第三个“球拍”(№239)-6：4，6：7(5：7)，2：6，报道乌克林福姆。</text:p>
      <text:p text:style-name="P4">
德国玛丽亚·塔蒂亚娜·玛丽亚(Maria Tatiana Maria)在比赛的第二名中以第二次比赛的第二名播放了完美的门票。(№66)，卡特里娜·斯科特(Katrina Scott)的胜利(№161)-6：1，6：4。</text:p>
      <text:p text:style-name="P4">
<text:span text:style-name="T4">
另请阅读：</text:span>
 <text:a xlink:type="simple" xlink:href="https://www.ukrinform.ua/rubric-sports/3691454-gutcajt-vistupi-nasih-tenisistiv-proti-rosian-zigrali-proti-nas.html" text:style-name="Internet_20_link" text:visited-style-name="Visited_20_Internet_20_Link">
</text:a>
波哥特的比赛将持续到4月9日。</text:p>
      <text:p text:style-name="P4">
照片：BTU。</text:p>
      <text:p text:style-name="P4">
News Source: <text:a xlink:type="simple" xlink:href="https://www.ukrinform.ua/rubric-sports/3691626-astremska-prograla-tretij-raketci-brazilii-na-tenisnomu-turniri-v-kolumbii.html" text:style-name="Internet_20_link" text:visited-style-name="Visited_20_Internet_20_Link">
https://www.ukrinform.ua/rubric-sports/3691626-astremska-prograla-tretij-raketci-brazilii-na-tenisnomu-turniri-v-kolumbii.html</text:a>
</text:p>
      <!--NEWS-->
      <text:h text:style-name="P10" text:outline-level="1">
<text:span text:style-name="T4">
SBU暴露了UOC -MP伊兹教区教堂的前校长，他“奉献”了入侵者</text:span>
</text:h>
      <text:p text:style-name="P4">
作者: Ukrinform (Person)</text:p>
      <text:p text:style-name="P4">
出版商: Укринформ (Organization)</text:p>
      <text:p text:style-name="P4">
出版时间: 2023-04-04T21:05:00+03:00</text:p>
      <text:p text:style-name="P4">
修改时间: 2023-04-04T21:05:00+03:00</text:p>
      <text:p text:style-name="P4">
描述: 在哈尔基夫地区，乌克兰的安全局收集了支持俄罗斯武装侵略的证据，以对莫斯科父权制的乌克兰东正教教堂的伊兹教区的前校长之一。  - 乌克林。</text:p>
      <text:p text:style-name="P4">
图片: ["<text:a xlink:type="simple" xlink:href="https://static.ukrinform.com/photos/2021_10/thumb_files/630_360_1634664278-801.jpg" text:style-name="Internet_20_link" text:visited-style-name="Visited_20_Internet_20_Link">
630_360_16346...</text:a>
"]</text:p>
      <text:p text:style-name="P4">
标签: ['Окупація', 'СБУ', 'УПЦ МП', 'Держзрада', 'Харківщина', 'Війна з росією']</text:p>
      <text:p text:style-name="P4">
类型: Article</text:p>
      <!--METADATA-->
      <text:p text:style-name="P4">
<draw:frame draw:style-name="fr1" draw:name="Image214" text:anchor-type="as-char" svg:width="6.9236in" svg:height="3.956343in" draw:z-index="0">
<draw:image xlink:href="../Images/yкринформ/2023-04-04T21-05-00-03-00/630_360_1634664278-801.jpg" xlink:type="simple" xlink:show="embed" xlink:actuate="onLoad" draw:mime-type="image/jpeg"/>
</draw:frame>
在哈尔基夫地区，乌克兰的安全局收集了支持俄罗斯武装侵略的证据，以击败莫斯科父权制的乌克兰东正教教堂的前校长之一。</text:p>
      <text:p text:style-name="P4">
正如乌克林福姆报道的那样，这已经报道了<text:a xlink:type="simple" xlink:href="https://ssu.gov.ua/novyny/sbu-vykryla-kolyshnoho-nastoiatelia-khramu-upts-mp-yakyi-blahoslovliav-rosiiskykh-viiskovykh-pid-chas-okupatsii-kharkivshchyny" text:style-name="Internet_20_link" text:visited-style-name="Visited_20_Internet_20_Link">
</text:a>
。</text:p>
      <text:p text:style-name="P4">
关于方丈的行动，根据艺术规定的刑事诉讼。 436-2(理由，承认合法，否认俄罗斯反乌克兰联合会的武装侵略，荣耀其参与者)乌克兰的刑法。</text:p>
      <text:p text:style-name="P4">
根据调查，在暂时扣押俄罗斯人的一部分时期，大祭司在转弯基辅·鲁斯(Kievan Rus)的那天之前组织了舞台教堂课程，并试图吸引当地人。</text:p>
      <text:p text:style-name="P4">
<text:span text:style-name="T4">
另请阅读：</text:span>
 <text:a xlink:type="simple" xlink:href="https://www.ukrinform.ua/rubric-regions/3691379-u-hmelnickomu-sobori-akij-perejsov-do-pcu-viavili-antiukrainsku-literaturu.html" text:style-name="Internet_20_link" text:visited-style-name="Visited_20_Internet_20_Link">
</text:a>
在活动期间，参与俄罗斯入侵者的人并奉献了他们在库皮斯克地区的军事装备，命令他们的同事在摄像机上修复整个过程，以便在克里姆林宫媒体上发表进一步发布。 因此，试图模拟当地信徒对入侵者的“支持”。</text:p>
      <text:p text:style-name="P4">
在哈尔基夫地区解放期间，住持与一家人一起逃脱了俄罗斯联邦的气味，在那里他被任命为特雷斯(Tere)约翰·普雷德·特切斯基(John-Predtechensky)的东正教堂的校长和俄罗斯正教教区的卡什林教区教会。</text:p>
      <text:p text:style-name="P4">
正在进行调查行动，以建立犯罪的所有情况并使负责肇事者。</text:p>
      <text:p text:style-name="P4">
在 <text:a xlink:type="simple" xlink:href="https://gp.gov.ua/ua/posts/vstanovleno-kolisnyogo-nastoyatelya-xramu-upc-mp-yakii-blagoslovlyav-rosiiskix-viiskovix-pid-cas-okupaciyi-xarkivshhini" text:style-name="Internet_20_link" text:visited-style-name="Visited_20_Internet_20_Link">
</text:a>
有指定的事件是由2022年7月底参与该地区两年的村庄的人组织的。</text:p>
      <text:p text:style-name="P4">
正如乌克林福姆报道的那样，SBU表示，她已经收集了合理的基于证据的参与<text:a xlink:type="simple" xlink:href="https://www.ukrinform.ua/rubric-society/3690250-pidozra-mitropolitu-upc-mp-pavlu-u-sbu-rozkrili-detali.html" text:style-name="Internet_20_link" text:visited-style-name="Visited_20_Internet_20_Link">
</text:a>
 (彼得·勒德(Peter Lebed))激发宗教敌意，辩解和否认俄罗斯联邦对乌克兰的武装侵略。</text:p>
      <text:p text:style-name="P4">
News Source: <text:a xlink:type="simple" xlink:href="https://www.ukrinform.ua/rubric-regions/3691464-sbu-vikrila-kolisnogo-nastoatela-hramu-izumskoi-eparhii-upc-mp-akij-osvacuvav-koloni-okupantiv.html" text:style-name="Internet_20_link" text:visited-style-name="Visited_20_Internet_20_Link">
https://www.ukrinform.ua/rubric-regions/3691464-sbu-vikrila-kolisnogo-nastoatela-hramu-izumskoi-eparhii-upc-mp-akij-osvacuvav-koloni-okupantiv.html</text:a>
</text:p>
      <!--NEWS-->
      <text:h text:style-name="P10" text:outline-level="1">
<text:span text:style-name="T4">
乌克兰呼吁支持美国，因为自由的敌人必须失去 -  Zelensky</text:span>
</text:h>
      <text:p text:style-name="P4">
作者: Ukrinform (Person)</text:p>
      <text:p text:style-name="P4">
出版商: Укринформ (Organization)</text:p>
      <text:p text:style-name="P4">
出版时间: 2023-04-04T21:08:00+03:00</text:p>
      <text:p text:style-name="P4">
修改时间: 2023-04-04T21:08:00+03:00</text:p>
      <text:p text:style-name="P4">
描述: 自由的敌人必须失去，这就是为什么乌克兰向美国呼吁武装和财务支持的原因。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США', 'допомога', 'Зеленський', 'Війна з росією']</text:p>
      <text:p text:style-name="P4">
类型: Article</text:p>
      <!--METADATA-->
      <text:p text:style-name="P4">
<draw:frame draw:style-name="fr1" draw:name="Image215" text:anchor-type="as-char" svg:width="6.9236in" svg:height="3.956343in" draw:z-index="0">
<draw:image xlink:href="../Images/yкринформ/2023-04-04T21-08-00-03-00/630_360_1679682020-565.jpeg" xlink:type="simple" xlink:show="embed" xlink:actuate="onLoad" draw:mime-type="image/jpeg"/>
</draw:frame>
敌人必须输掉，这就是为什么乌克兰去美国进行支持和财务的原因。</text:p>
      <text:p text:style-name="P4">
沃迪米尔Zelenskyy总统在[]期间说明了这一点(https://t.me/V_Zelenskiy_official/5755)，乌克林通讯员报告。</text:p>
      <text:p text:style-name="P4">
“自由的敌人必须在他来自犯罪侵略性战争的地方迅速而可靠地失去。 这就是为什么我们转向支持<text:a xlink:type="simple" xlink:href="https://www.ukrinform.ua/tag-ssa" text:style-name="Internet_20_link" text:visited-style-name="Visited_20_Internet_20_Link">
</text:a>
，武器和财务。 乌克兰立场 - 您的和平，您的盟友和伴侣将站起来。”负责人强调。</text:p>
      <text:p text:style-name="P4">
他感谢所有了解保护自由和支持乌克兰有多么重要的美国人。</text:p>
      <text:p text:style-name="P4">
Zelensky指出，乌克兰感谢拜登总统，国会和每个州的双方现在都涉及自由，感谢那些准备在乌克兰进行重建的人。</text:p>
      <text:p text:style-name="P4">
“ Harpons”和“ Silegers”，“ First”和“ Bradley”，其他系统和产品(不安全)，使乌克兰胜利以使乌克兰生活稳定的服务和解决方案是您的生产，这是您的人民的状态。 总统说：“得克萨斯州和内华达州，马里兰州和加利福尼亚，印第安纳州和俄勒冈州，三脚架和纽约以及许多其他人。”</text:p>
      <text:p text:style-name="P4">
据他介绍，每个州都有不仅通过人声领域来协助乌克兰的经验，而且还为人们，尤其是对士兵和受伤儿童的待遇和康复。</text:p>
      <text:p text:style-name="P4">
国家元首还指出，数百家美国公司，银行和乌克兰的业务无视，成千上万的公司将加入该程序。</text:p>
      <text:p text:style-name="P4">
“我知道有些州正在谈判特殊合作。 正在恢复某些东西。 俄亥俄州和我们的Kharkiv地区，伊利诺伊州和Nashayiv地区，明尼苏达州和我们的Chernihiv地区。 我们必须从众议院的城市扩大从州到地区的双边合作方向。 Zelensky说：“什么将与州际公路有力地补充。”</text:p>
      <text:p text:style-name="P4">
<text:span text:style-name="T4">
另请阅读：</text:span>
 <text:a xlink:type="simple" xlink:href="https://www.ukrinform.ua/rubric-polytics/3691529-novij-paket-vijskovoi-dopomogi-ssa-pramue-v-ukrainu-kuleba.html" text:style-name="Internet_20_link" text:visited-style-name="Visited_20_Internet_20_Link">
</text:a>
他补充说，美国能够保护其价值观。 这项工作还有助于两国​​的安全，经济的增长，工作场所的出现。据乌克林福姆(Ukrinform)报道，从全面的俄罗斯入侵开始，向乌克兰提供了超过140亿美元的财政援助。</text:p>
      <text:p text:style-name="P4">
_foto：op _</text:p>
      <text:p text:style-name="P4">
News Source: <text:a xlink:type="simple" xlink:href="https://www.ukrinform.ua/rubric-polytics/3691627-ukraina-zvertaetsa-po-pidtrimku-do-ssa-bo-vorog-svobodi-mae-prograti-zelenskij.html" text:style-name="Internet_20_link" text:visited-style-name="Visited_20_Internet_20_Link">
https://www.ukrinform.ua/rubric-polytics/3691627-ukraina-zvertaetsa-po-pidtrimku-do-ssa-bo-vorog-svobodi-mae-prograti-zelenskij.html</text:a>
</text:p>
      <!--NEWS-->
      <text:h text:style-name="P10" text:outline-level="1">
<text:span text:style-name="T4">
在乌克兰，将近1900个城市和村庄需要重建 - 总统</text:span>
</text:h>
      <text:p text:style-name="P4">
作者: Ukrinform (Person)</text:p>
      <text:p text:style-name="P4">
出版商: Укринформ (Organization)</text:p>
      <text:p text:style-name="P4">
出版时间: 2023-04-04T21:12:00+03:00</text:p>
      <text:p text:style-name="P4">
修改时间: 2023-04-04T21:12:00+03:00</text:p>
      <text:p text:style-name="P4">
描述: 大约1900个城市和乌克兰村庄需要重建俄罗斯侵略。  - 乌克林。</text:p>
      <text:p text:style-name="P4">
图片: ["<text:a xlink:type="simple" xlink:href="https://static.ukrinform.com/photos/2023_03/thumb_files/630_360_1678962741-175.jpeg" text:style-name="Internet_20_link" text:visited-style-name="Visited_20_Internet_20_Link">
630_360_16789...</text:a>
"]</text:p>
      <text:p text:style-name="P4">
标签: ['Україна', 'Зеленський', 'Війна з росією', 'Відбудова']</text:p>
      <text:p text:style-name="P4">
类型: Article</text:p>
      <!--METADATA-->
      <text:p text:style-name="P4">
<draw:frame draw:style-name="fr1" draw:name="Image216" text:anchor-type="as-char" svg:width="6.9236in" svg:height="3.956343in" draw:z-index="0">
<draw:image xlink:href="../Images/yкринформ/2023-04-04T21-12-00-03-00/630_360_1678962741-175.jpeg" xlink:type="simple" xlink:show="embed" xlink:actuate="onLoad" draw:mime-type="image/jpeg"/>
</draw:frame>
大约1900个城市和乌克兰村庄需要重建俄罗斯侵略。</text:p>
      <text:p text:style-name="P4">
乌克林福音通讯员报告说，沃迪米尔Zelenskyy总统在与国家州长协会成员的会议上表示了这一点。</text:p>
      <text:p text:style-name="P4">
“ ...我们国家的近1900个城市和村庄需要重建。 学校和教堂，房屋和企业，运输和发电厂...在遭受毁灭性龙卷风后，您擅长恢复生活条件。 你会做的!我们这样做!但是，在人类因素，人类邪恶和不自然的灾难之后，”国家负责人强调。</text:p>
      <text:p text:style-name="P4">
他指出恢复<text:a xlink:type="simple" xlink:href="https://www.ukrinform.ua/tag-ukraina" text:style-name="Internet_20_link" text:visited-style-name="Visited_20_Internet_20_Link">
</text:a>
欧洲的budenaei是几代人生命的主要经济项目。</text:p>
      <text:p text:style-name="P4">
“而且我相信美国将与我们同在这种重建中!您的公司，您的工作场所...就像您现在与我们一起进行防御一样。 Zelensky说，国家州长对国家的州长而不是对您而言，知道真正的代表。</text:p>
      <text:p text:style-name="P4">
总统强调，俄罗斯没有解决乌克兰作为欧洲和整个世界的患者的战争。</text:p>
      <text:p text:style-name="P4">
据他说，数以百万计的乌克兰家庭被战争撕裂，在其他保护俄罗斯恐怖的保护国家中，数百万人民，数百个乌克兰城市和俄罗斯炮兵，导弹和乘马达的航空烧毁的村庄和村庄。</text:p>
      <text:p text:style-name="P4">
“有一个煤炭城。 15,000名居民。 侵略者烧毁了它。 mariupol。 更多的40万居民。 俄罗斯只留下了他的废墟，”格拉瓦州立大学。</text:p>
      <text:p text:style-name="P4">
<text:span text:style-name="T4">
另请阅读：</text:span>
 <text:a xlink:type="simple" xlink:href="https://www.ukrinform.ua/rubric-world/3691467-zahidni-partneri-stali-planuvati-dopomogu-ukraini-na-trivalisi-termini.html" text:style-name="Internet_20_link" text:visited-style-name="Visited_20_Internet_20_Link">
</text:a>
他强调，在乌克兰(经济的一部分)中，成千上万的田地已被驱逐到俄罗斯。</text:p>
      <text:p text:style-name="P4">
正如乌克兰福明(Ukrinform)报道的那样，乌克兰沃迪米尔·泽伦斯基(Ukraine Volodymyr Zelensky)总裁报道说，乌克兰需要合作伙伴的钱才能快速康复，因为现在他们要去陆军和雇员薪水。</text:p>
      <text:p text:style-name="P4">
_foto：op _</text:p>
      <text:p text:style-name="P4">
News Source: <text:a xlink:type="simple" xlink:href="https://www.ukrinform.ua/rubric-vidbudova/3691628-v-ukraini-majze-1900-mist-i-sil-potrebuut-vidbudovi-prezident.html" text:style-name="Internet_20_link" text:visited-style-name="Visited_20_Internet_20_Link">
https://www.ukrinform.ua/rubric-vidbudova/3691628-v-ukraini-majze-1900-mist-i-sil-potrebuut-vidbudovi-prezident.html</text:a>
</text:p>
      <!--NEWS-->
      <text:h text:style-name="P10" text:outline-level="1">
<text:span text:style-name="T4">
库勒巴：在乌克兰 - 乌克兰 - 诺科德的会议上，促使我们与俄罗斯进行谈判</text:span>
</text:h>
      <text:p text:style-name="P4">
作者: Ukrinform (Person)</text:p>
      <text:p text:style-name="P4">
出版商: Укринформ (Organization)</text:p>
      <text:p text:style-name="P4">
出版时间: 2023-04-04T21:20:00+03:00</text:p>
      <text:p text:style-name="P4">
修改时间: 2023-04-04T21:20:00+03:00</text:p>
      <text:p text:style-name="P4">
描述: 在委员会的会议上，乌克兰 - 一家人以不符合我们利益的格式促使乌克兰与俄罗斯进行谈判。  - 乌克林。</text:p>
      <text:p text:style-name="P4">
图片: ["<text:a xlink:type="simple" xlink:href="https://static.ukrinform.com/photos/2022_11/thumb_files/630_360_1668440631-706.jpeg" text:style-name="Internet_20_link" text:visited-style-name="Visited_20_Internet_20_Link">
630_360_16684...</text:a>
"]</text:p>
      <text:p text:style-name="P4">
标签: ['Кулеба', 'НАТО', 'Комісія Україна-НАТО', 'Війна з росією']</text:p>
      <text:p text:style-name="P4">
类型: Article</text:p>
      <!--METADATA-->
      <text:p text:style-name="P4">
<draw:frame draw:style-name="fr1" draw:name="Image217" text:anchor-type="as-char" svg:width="6.9236in" svg:height="3.956343in" draw:z-index="0">
<draw:image xlink:href="../Images/yкринформ/2023-04-04T21-20-00-03-00/630_360_1668440631-706.jpeg" xlink:type="simple" xlink:show="embed" xlink:actuate="onLoad" draw:mime-type="image/jpeg"/>
</draw:frame>
北约乌克兰委员会没有人敦促乌克兰以不符合我们利益的格式进行交谈。</text:p>
      <text:p text:style-name="P4">
外交大臣杜米特罗·库莱巴(Dmytro Kuleba)在一份简报中指出，涉嫌会议时，这是对乌克林事物通讯员的问题的涉嫌。</text:p>
      <text:p text:style-name="P4">
“没有声音会促使乌克兰以某种方式谈判以某种方式不符合乌克兰的利益。 此外，即使是在乌克兰支持的国家中，也不太大声的国家都说，任何谈判都应符合两个基本原则 - 乌克兰的自然诚信和主权，” []说。(https://www.ukrinform.ua/tag-kuleba)。</text:p>
      <text:p text:style-name="P4">
他还强调，“在线路上也没有线之间”，他们没有对乌克兰和提示疲劳，他们说：“让我们全部滚动。”</text:p>
      <text:p text:style-name="P4">
<text:span text:style-name="T4">
另请阅读：</text:span>
 <text:a xlink:type="simple" xlink:href="https://www.ukrinform.ua/rubric-ato/3691620-zsu-svidse-otrimaut-use-so-treba-dla-kontrnastupu-kuleba-pro-rezultati-komisii-ukrainanato.html" text:style-name="Internet_20_link" text:visited-style-name="Visited_20_Internet_20_Link">
</text:a>
外交部长强调：“相反，具体的事情：我们必须这样做，让我们想，也许是这样做，以及我们将与乌克兰有关的许多明确的陈述，直到收获胜利为止。”</text:p>
      <text:p text:style-name="P4">
如报道，<text:a xlink:type="simple" xlink:href="https://www.ukrinform.ua/rubric-polytics/3691275-kuleba-obgovoriv-z-glavou-diplomatii-es-rozsirenna-bezpekovoi-pidtrimki-ukraini.html" text:style-name="Internet_20_link" text:visited-style-name="Visited_20_Internet_20_Link">
</text:a>
在此期间，它是关于扩大乌克兰的安全支持。</text:p>
      <text:p text:style-name="P4">
News Source: <text:a xlink:type="simple" xlink:href="https://www.ukrinform.ua/rubric-polytics/3691630-kuleba-na-zasidanni-komisii-ukrainanato-nihto-ne-pidstovhuvav-nas-do-peremovin-z-rosieu.html" text:style-name="Internet_20_link" text:visited-style-name="Visited_20_Internet_20_Link">
https://www.ukrinform.ua/rubric-polytics/3691630-kuleba-na-zasidanni-komisii-ukrainanato-nihto-ne-pidstovhuvav-nas-do-peremovin-z-rosieu.html</text:a>
</text:p>
      <!--NEWS-->
      <text:h text:style-name="P10" text:outline-level="1">
<text:span text:style-name="T4">
在德国出现了出租车</text:span>
</text:h>
      <text:p text:style-name="P4">
作者: Ukrinform (Person)</text:p>
      <text:p text:style-name="P4">
出版商: Укринформ (Organization)</text:p>
      <text:p text:style-name="P4">
出版时间: 2023-04-04T21:24:00+03:00</text:p>
      <text:p text:style-name="P4">
修改时间: 2023-04-04T21:24:00+03:00</text:p>
      <text:p text:style-name="P4">
描述: Volocopter庄严地在Baden-Württemberg的土地布鲁克扎尔（Brukhzal）庄严地开设了安加尔·塔克斯（Angar Taxi）出租车。  - 乌克林。</text:p>
      <text:p text:style-name="P4">
图片: ["<text:a xlink:type="simple" xlink:href="https://static.ukrinform.com/photos/2023_04/thumb_files/630_360_1680632562-682.png" text:style-name="Internet_20_link" text:visited-style-name="Visited_20_Internet_20_Link">
630_360_16806...</text:a>
"]</text:p>
      <text:p text:style-name="P4">
标签: ['Німеччина', 'Технології', 'Транспорт', 'Таксі']</text:p>
      <text:p text:style-name="P4">
类型: Article</text:p>
      <!--METADATA-->
      <text:p text:style-name="P4">
<draw:frame draw:style-name="fr1" draw:name="Image218" text:anchor-type="as-char" svg:width="6.9236in" svg:height="3.956343in" draw:z-index="0">
<draw:image xlink:href="../Images/yкринформ/2023-04-04T21-24-00-03-00/630_360_1680632562-682.png" xlink:type="simple" xlink:show="embed" xlink:actuate="onLoad" draw:mime-type="image/png"/>
</draw:frame>
安加尔 - 姆(Angar-Sheh)由安加尔(Angar)庄严地打开，这是巴登·沃尔滕伯格(Baden-Württemberg)土地的安加尔出租车出租车。</text:p>
      <text:p text:style-name="P4">
关于它报告了乌克林。</text:p>
      <text:p text:style-name="P4">
计划在巴黎2024年的2024年奥运会上使用该制造商的完全电气，SO所谓的“出租车”。</text:p>
      <text:p text:style-name="P4">
<text:a xlink:type="simple" xlink:href="https://www.volocopter.com/" text:style-name="Internet_20_link" text:visited-style-name="Visited_20_Internet_20_Link">
</text:a>
飞机新颖性的批准和认证可以垂直飞行并降落，正在等待批准和认证。 首映时间少于500天。</text:p>
      <text:p text:style-name="P4">
“我相信我们将是世界上第一个进行商业航班的人，”公司Dirk Guke公司负责人Dirk Goke告诉记者。 据他说，该公司将来能够生产50个<text:a xlink:type="simple" xlink:href="https://www.ukrinform.ua/tag-transport" text:style-name="Internet_20_link" text:visited-style-name="Visited_20_Internet_20_Link">
</text:a>
一年。</text:p>
      <text:p text:style-name="P4">
访问演讲的运输部长说了“新时代的开始”，并且拥有便宜，安静，没有排放的梦想，运输变得更加接近许多。</text:p>
      <text:p text:style-name="P4">
<text:span text:style-name="T4">
另请阅读：</text:span>
 <text:a xlink:type="simple" xlink:href="https://www.ukrinform.ua/rubric-technology/3677340-aerotaksi-vid-autoflight-vstanovilo-rekord-dalnosti-polotu.html" text:style-name="Internet_20_link" text:visited-style-name="Visited_20_Internet_20_Link">
</text:a>
欧洲航空安全局目前正在研究Volocity问题，并希望认证将在2024年上半年完成。 下一步应该是获得SO称为的空中运营商和飞行员许可。</text:p>
      <text:p text:style-name="P4">
飞机是通过电池运行的，因此它们对自然界比许多其他运输方式更友好。</text:p>
      <text:p text:style-name="P4">
<text:span text:style-name="T5">
foto：www.volocopter.com</text:span>
</text:p>
      <text:p text:style-name="P4">
News Source: <text:a xlink:type="simple" xlink:href="https://www.ukrinform.ua/rubric-technology/3691633-u-nimeccini-prezentuvali-povitrane-taksi.html" text:style-name="Internet_20_link" text:visited-style-name="Visited_20_Internet_20_Link">
https://www.ukrinform.ua/rubric-technology/3691633-u-nimeccini-prezentuvali-povitrane-taksi.html</text:a>
</text:p>
      <!--NEWS-->
      <text:h text:style-name="P10" text:outline-level="1">
<text:span text:style-name="T4">
在乌克兰预测雨水，晚上到5°霜冻</text:span>
</text:h>
      <text:p text:style-name="P4">
作者: Ukrinform (Person)</text:p>
      <text:p text:style-name="P4">
出版商: Укринформ (Organization)</text:p>
      <text:p text:style-name="P4">
出版时间: 2023-04-04T21:31:00+03:00</text:p>
      <text:p text:style-name="P4">
修改时间: 2023-04-04T21:31:00+03:00</text:p>
      <text:p text:style-name="P4">
描述: 在乌克兰，4月5日，西部，Zhytomyr和Vinnytsia地区的湿雪将在该地区的其余部分下雨，晚上的温度为2-7°，位于多达5°霜冻的地方下午在某些地区0-5°热，在基辅，Cherkasy，Cherkasy，Cherkasy，Cherkasy，Cherkasy，Cherkasy，Cherkasy，Cherkasy，Cherkasy Odessa区域7-12°。  - 乌克林。</text:p>
      <text:p text:style-name="P4">
图片: ["<text:a xlink:type="simple" xlink:href="https://static.ukrinform.com/photos/2020_12/thumb_files/630_360_1609397815-516.jpg" text:style-name="Internet_20_link" text:visited-style-name="Visited_20_Internet_20_Link">
630_360_16093...</text:a>
"]</text:p>
      <text:p text:style-name="P4">
标签: ['Дощ', 'Погода', 'Сніг', 'Прогноз']</text:p>
      <text:p text:style-name="P4">
类型: Article</text:p>
      <!--METADATA-->
      <text:p text:style-name="P4">
<draw:frame draw:style-name="fr1" draw:name="Image219" text:anchor-type="as-char" svg:width="6.9236in" svg:height="3.956343in" draw:z-index="0">
<draw:image xlink:href="../Images/yкринформ/2023-04-04T21-31-00-03-00/630_360_1609397815-516.jpg" xlink:type="simple" xlink:show="embed" xlink:actuate="onLoad" draw:mime-type="image/jpeg"/>
</draw:frame>
在4月5日的乌克兰，预计西部，Zhytomyr和Vinnytsia地区的湿雪将在其余地区的其余部分下雨，晚上温度为2-7°，某些地区的霜冻温度为5°，在某些地区为5° 5°的热量，在基辅，Cherkasy，敖德萨地区7 -12°。</text:p>
      <text:p text:style-name="P4">
乌克兰形式在乌克兰水文气象学中心报道。</text:p>
      <text:p text:style-name="P4">
“在西部地区中等，在Zhytomyr和Vinnytsia地区显着<text:a xlink:type="simple" xlink:href="https://www.ukrinform.ua/tag-snig" text:style-name="Internet_20_link" text:visited-style-name="Visited_20_Internet_20_Link">
</text:a>
; 在冰的路上；晚上温度0-5°霜(在Vinnytsia区域0-5°热); 下午0-5°，Nazakarpatti高达9°(在喀尔巴阡山脉的降雪中，晚上温度为5-10°霜，白天0-5°霜冻). На решті території дощ, на північному сході без істотних опадів;температура вночі 2-7° тепла, у південній частині до 10°; вдень 13-18°, уКиївській, Черкаській, Одеській областях 7-12°. Вітер північний, північно-східний, 7-12 м/с, у східних та південних областях місцями пориви 15-20 м/с",- йдеться в повідомленні.</text:p>
      <text:p text:style-name="P4">
У Києві та області у середу дощитиме. Вітер північно-східний, 7-12 м/с. Устолиці температура вночі 3-5° тепла, вдень 8-10°; на Київщині вночі 2-7°тепла, вдень 7-12°.</text:p>
      <text:p text:style-name="P4">
Синоптики прогнозують 6-7 квітня в західних областях мокрий сніг та дощ, вКарпатах сніг, лише вдень 7 квітня без істотних опадів; температура вночі тавдень від 2° тепла до 3° морозу (晚上在喀尔巴阡山脉里5-10°霜冻)，4月7日下午0-5°热； 在道路上，冰。</text:p>
      <text:p text:style-name="P4">
其余的领土有时会是小雨。 晚上的温度为4-9°，下午7-12°，东部地区的温度为16°。 4月6日东北东北7-12 m/s的乌克兰风，夜间阵风15-20 m/s，4月7日变量，3-8 m/s。</text:p>
      <text:p text:style-name="P4">
<text:span text:style-name="T4">
另请阅读：</text:span>
 <text:a xlink:type="simple" xlink:href="https://www.ukrinform.ua/rubric-regions/3691397-sinoptiki-poperedzaut-pro-mokrij-snig-ta-ozeledicu-na-zitomirsini-j-vinniccini.html" text:style-name="Internet_20_link" text:visited-style-name="Visited_20_Internet_20_Link">
</text:a>
在基辅和该地区，有时可能会降雨。 4月6日东北东部的风，夜间阵风15-20 m/s； 4月7日变量，3-8 m/s。 在资本中，晚上6-8°的温度在下午10-12°； 晚上4-9°热的纳基夫地区，下午7-12°。</text:p>
      <text:p text:style-name="P4">
根据预测，在乌克兰，4月8日至9日有时是一个小雨，一个国家的夜晚有湿雪。</text:p>
      <text:p text:style-name="P4">
晚上的温度为1-7°，在喀尔巴阡地区0-5°霜冻； 下午8-14°。</text:p>
      <text:p text:style-name="P4">
在首都地区，周末可能会降雨。 下午10-12°，晚上4-6°热时在基辅Vivememperia中； 在夜晚2-7°热的区域，第8-13°。</text:p>
      <text:p text:style-name="P4">
News Source: <text:a xlink:type="simple" xlink:href="https://www.ukrinform.ua/rubric-regions/3691406-v-ukraini-prognozuut-dos-ta-snig-unoci-do-5-morozu.html" text:style-name="Internet_20_link" text:visited-style-name="Visited_20_Internet_20_Link">
https://www.ukrinform.ua/rubric-regions/3691406-v-ukraini-prognozuut-dos-ta-snig-unoci-do-5-morozu.html</text:a>
</text:p>
      <!--NEWS-->
      <text:h text:style-name="P10" text:outline-level="1">
<text:span text:style-name="T4">
乌克兰和德国增加了“绿色”恢复的合作</text:span>
</text:h>
      <text:p text:style-name="P4">
作者: Ukrinform (Person)</text:p>
      <text:p text:style-name="P4">
出版商: Укринформ (Organization)</text:p>
      <text:p text:style-name="P4">
出版时间: 2023-04-04T21:33:00+03:00</text:p>
      <text:p text:style-name="P4">
修改时间: 2023-04-04T21:33:00+03:00</text:p>
      <text:p text:style-name="P4">
描述: 乌克兰和德国已经签署了有关乌克兰能源“绿色”恢复和重建能源伙伴关系扩大的声明。  - 乌克林。</text:p>
      <text:p text:style-name="P4">
图片: ["<text:a xlink:type="simple" xlink:href="https://static.ukrinform.com/photos/2023_04/thumb_files/630_360_1680633078-955.jpg" text:style-name="Internet_20_link" text:visited-style-name="Visited_20_Internet_20_Link">
630_360_16806...</text:a>
", "<text:a xlink:type="simple" xlink:href="https://static.ukrinform.com/photos/2023_04/1680633077-433.jpg" text:style-name="Internet_20_link" text:visited-style-name="Visited_20_Internet_20_Link">
1680633077-43...</text:a>
", "<text:a xlink:type="simple" xlink:href="https://static.ukrinform.com/photos/2023_04/1680633077-539.jpg" text:style-name="Internet_20_link" text:visited-style-name="Visited_20_Internet_20_Link">
1680633077-53...</text:a>
", "<text:a xlink:type="simple" xlink:href="https://static.ukrinform.com/photos/2023_04/1680633077-628.jpg" text:style-name="Internet_20_link" text:visited-style-name="Visited_20_Internet_20_Link">
1680633077-62...</text:a>
"]</text:p>
      <text:p text:style-name="P4">
标签: ['Енергетика', 'Німеччина', 'Україна', 'Відбудова']</text:p>
      <text:p text:style-name="P4">
类型: Article</text:p>
      <!--METADATA-->
      <text:p text:style-name="P4">
<draw:frame draw:style-name="fr1" draw:name="Image220" text:anchor-type="as-char" svg:width="6.9236in" svg:height="3.956343in" draw:z-index="0">
<draw:image xlink:href="../Images/yкринформ/2023-04-04T21-33-00-03-00/630_360_1680633078-955.jpg" xlink:type="simple" xlink:show="embed" xlink:actuate="onLoad" draw:mime-type="image/jpeg"/>
</draw:frame>
乌克兰Inimchina已签署了一份关于“绿色”恢复和重建乌克兰能源的能源合作伙伴关系的声明。</text:p>
      <text:p text:style-name="P4">
关于它报告<text:a xlink:type="simple" xlink:href="https://mev.gov.ua/novyna/ukrayina-i-nimechchyna-rozshyryuyut-enerhetychne-partnerstvo-dlya-zelenoho-vidnovlennya-ta" text:style-name="Internet_20_link" text:visited-style-name="Visited_20_Internet_20_Link">
</text:a>
，报道乌克林福姆。</text:p>
      <text:p text:style-name="P4">
如图所述，乌克兰赫尔曼·盖申科(Herman Galushchenko)的能源部长和联邦经济和气候保护部长罗伯特·加贝克斯(Robert Gabex)在基辅签署了关于意图的联合声明(https://www.ukrinform.ua/tag-energetika)乌克兰能量的“绿色”恢复和重建的伙伴关系。</text:p>
      <text:p text:style-name="P4">
<draw:frame draw:style-name="fr1" draw:name="Image221" text:anchor-type="as-char" svg:width="6.9236in" svg:height="4.617987in" draw:z-index="0">
<draw:image xlink:href="../Images/yкринформ/2023-04-04T21-33-00-03-00/1680633077-433.jpg" xlink:type="simple" xlink:show="embed" xlink:actuate="onLoad" draw:mime-type="image/jpeg"/>
</draw:frame>
“德国是乌克兰的真正好朋友，如今，我们通过为能源部门的合作，恢复和重建机会开放机会加深了他们的伙伴关系。 它不仅是政府的合作，而且是企业的合作。 对于德国公司对乌克兰能源项目的建设和实施感兴趣，这一点非常重要。 我敢肯定，这种合作的结果将是乌克兰的乌克兰稳定和独立的电力系统，该系统为整个欧洲提供了大型能源枢纽。” Galushchenko说。</text:p>
      <text:p text:style-name="P4">
<draw:frame draw:style-name="fr1" draw:name="Image222" text:anchor-type="as-char" svg:width="6.9236in" svg:height="4.617987in" draw:z-index="0">
<draw:image xlink:href="../Images/yкринформ/2023-04-04T21-33-00-03-00/1680633077-539.jpg" xlink:type="simple" xlink:show="embed" xlink:actuate="onLoad" draw:mime-type="image/jpeg"/>
</draw:frame>
尤其是，当事方同意扩大诸如恢复能源基础设施的领域的伙伴关系，以促进能源部门的稳定稳定性以及扩大可再生能源的使用，包括风，太阳，生物量，水力发电和“绿色”氢。</text:p>
      <text:p text:style-name="P4">
<draw:frame draw:style-name="fr1" draw:name="Image223" text:anchor-type="as-char" svg:width="6.9236in" svg:height="4.617987in" draw:z-index="0">
<draw:image xlink:href="../Images/yкринформ/2023-04-04T21-33-00-03-00/1680633077-628.jpg" xlink:type="simple" xlink:show="embed" xlink:actuate="onLoad" draw:mime-type="image/jpeg"/>
</draw:frame>
伙伴关系还设想通过能源效率在节能领域的合作； 二氧化碳排放的脱碳和减少，以最大的加速向纯净能源，以及维持乌克兰煤炭地区的结构变化，特别是在这些地区实施公平过渡和“绿色”项目的实施。</text:p>
      <text:p text:style-name="P4">
<text:span text:style-name="T4">
另请阅读：</text:span>
 <text:a xlink:type="simple" xlink:href="https://www.ukrinform.ua/rubric-vidbudova/3691589-ukraina-obgovorue-budivnictvo-se-odniei-linii-elektroperedac-iz-polseu-energoatom.html" text:style-name="Internet_20_link" text:visited-style-name="Visited_20_Internet_20_Link">
</text:a>
</text:p>
      <text:p text:style-name="P4">
据报道，据报道，在3月底，乌克兰Inimtsk东部商业协会的能源部签署了一份有关合作的备忘录，以确保乌克兰能源部门的稳定工作，并断开可持续和稳定的能源未来的系统。</text:p>
      <text:p text:style-name="P4">
<text:span text:style-name="T5">
foto：mev.gov.ua</text:span>
</text:p>
      <text:p text:style-name="P4">
News Source: <text:a xlink:type="simple" xlink:href="https://www.ukrinform.ua/rubric-vidbudova/3691634-ukraina-i-nimeccina-posiluut-spivpracu-dla-zelenogo-vidnovlenna.html" text:style-name="Internet_20_link" text:visited-style-name="Visited_20_Internet_20_Link">
https://www.ukrinform.ua/rubric-vidbudova/3691634-ukraina-i-nimeccina-posiluut-spivpracu-dla-zelenogo-vidnovlenna.html</text:a>
</text:p>
      <!--NEWS-->
      <text:h text:style-name="P10" text:outline-level="1">
<text:span text:style-name="T4">
俄罗斯人解雇了苏米地区的三个社区，有一个受伤的人</text:span>
</text:h>
      <text:p text:style-name="P4">
作者: Ukrinform (Person)</text:p>
      <text:p text:style-name="P4">
出版商: Укринформ (Organization)</text:p>
      <text:p text:style-name="P4">
出版时间: 2023-04-04T21:37:00+03:00</text:p>
      <text:p text:style-name="P4">
修改时间: 2023-04-04T21:37:00+03:00</text:p>
      <text:p text:style-name="P4">
描述: 俄罗斯联邦的部队白天向苏米地区的三个领土社区开火，有受伤的民用建筑物和电力线。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Обстріл', 'Поранені', 'Сумщина', 'Війна з росією']</text:p>
      <text:p text:style-name="P4">
类型: Article</text:p>
      <!--METADATA-->
      <text:p text:style-name="P4">
<draw:frame draw:style-name="fr1" draw:name="Image224" text:anchor-type="as-char" svg:width="6.9236in" svg:height="3.956343in" draw:z-index="0">
<draw:image xlink:href="../Images/yкринформ/2023-04-04T21-37-00-03-00/630_360_1640330796-210.jpeg" xlink:type="simple" xlink:show="embed" xlink:actuate="onLoad" draw:mime-type="image/jpeg"/>
</draw:frame>
俄罗斯联邦在白天向苏米地区的三个领土社区开除，有受伤的，受损的民用建筑和电力计划。</text:p>
      <text:p text:style-name="P4">
根据乌克林福姆的说法，Sumy地区军事行政部门在[]中报道了(https://t.me/Sumy_news_ODA/15263)。</text:p>
      <text:p text:style-name="P4">
特别是，在克拉斯诺尼社区的一个村庄之一的领土上，无人机的侵略者两次手榴弹发射器射击(VOG). Унаслідок ворожої атакипоранення дістав цивільний, також пошкоджений торговельний заклад.</text:p>
      <text:p text:style-name="P4">
Білопільську громаду росіяни <text:a xlink:type="simple" xlink:href="https://www.ukrinform.ua/tag-obstril" text:style-name="Internet_20_link" text:visited-style-name="Visited_20_Internet_20_Link">
 </text:a>
几乎全天 - 总共有49个迫击炮和58个步骤(ths).</text:p>
      <text:p text:style-name="P4">
По Середино-Будській громаді з території росії відбувся мінометний обстріл –зафіксовані 15 влучань. Ворожим вогнем пошкоджені два приватні житлові будинкий лінія електропередач.</text:p>
      <text:p text:style-name="P4">
<text:span text:style-name="T4">
Читайте також:</text:span>
 <text:a xlink:type="simple" xlink:href="https://www.ukrinform.ua/rubric-ato/3691614-zagarbniki-trici-obstrilali-nikopolskij-rajon-na-dnipropetrovsini.html" text:style-name="Internet_20_link" text:visited-style-name="Visited_20_Internet_20_Link">
 </text:a>
据乌克林福姆报道，4月3日在苏门基地区遭受敌意的击打贝洛普尔斯克社区-14架迫击炮和画架手榴弹发射器的14张照片发生在其领土上。</text:p>
      <text:p text:style-name="P4">
4月4日晚上，俄罗斯人<text:a xlink:type="simple" xlink:href="https://www.ukrinform.ua/rubric-ato/3691249-na-sumsini-vnaslidok-nicnih-obstriliv-e-poraneni-poskodzeni-budivli.html" text:style-name="Internet_20_link" text:visited-style-name="Visited_20_Internet_20_Link">
</text:a>
Sumy地区的中和埃斯曼社区，这导致俄罗斯人获得了三名平民。</text:p>
      <text:p text:style-name="P4">
News Source: <text:a xlink:type="simple" xlink:href="https://www.ukrinform.ua/rubric-ato/3691635-rosiani-vdarili-po-troh-gromadah-sumsini-e-poranenij.html" text:style-name="Internet_20_link" text:visited-style-name="Visited_20_Internet_20_Link">
https://www.ukrinform.ua/rubric-ato/3691635-rosiani-vdarili-po-troh-gromadah-sumsini-e-poranenij.html</text:a>
</text:p>
      <!--NEWS-->
      <text:h text:style-name="P10" text:outline-level="1">
<text:span text:style-name="T4">
库勒巴（Kuleba）表示，在布鲁塞尔（Brussels</text:span>
</text:h>
      <text:p text:style-name="P4">
作者: Ukrinform (Person)</text:p>
      <text:p text:style-name="P4">
出版商: Укринформ (Organization)</text:p>
      <text:p text:style-name="P4">
出版时间: 2023-04-04T22:04:00+03:00</text:p>
      <text:p text:style-name="P4">
修改时间: 2023-04-04T22:04:00+03:00</text:p>
      <text:p text:style-name="P4">
描述: 外交大臣杜米特罗·库莱巴（Dmytro Kuleba）表示，在委员会的一次会议上，乌克兰 - 北约对某些国家的立场进行了诚实的对话，即“乌克兰在联盟中的成员不准时”。  - 乌克林。</text:p>
      <text:p text:style-name="P4">
图片: ["<text:a xlink:type="simple" xlink:href="https://static.ukrinform.com/photos/2022_12/thumb_files/630_360_1670682428-944.jpg" text:style-name="Internet_20_link" text:visited-style-name="Visited_20_Internet_20_Link">
630_360_16706...</text:a>
"]</text:p>
      <text:p text:style-name="P4">
标签: ['Брюссель', 'Кулеба', 'НАТО', 'Україна']</text:p>
      <text:p text:style-name="P4">
类型: Article</text:p>
      <!--METADATA-->
      <text:p text:style-name="P4">
<draw:frame draw:style-name="fr1" draw:name="Image225" text:anchor-type="as-char" svg:width="6.9236in" svg:height="3.956343in" draw:z-index="0">
<draw:image xlink:href="../Images/yкринформ/2023-04-04T22-04-00-03-00/630_360_1670682428-944.jpg" xlink:type="simple" xlink:show="embed" xlink:actuate="onLoad" draw:mime-type="image/jpeg"/>
</draw:frame>
律师Dmytro Kuleba律师事务所表示，在乌克兰 - 北约委员会的一次会议上，有一些坦率的对话，某些国家的立场是“乌克兰在联盟中的成员不准时”。</text:p>
      <text:p text:style-name="P4">
据通讯员报道，他在会议结束后的一次简报中说。</text:p>
      <text:p text:style-name="P4">
“我会这么说：我说了乌克兰对乌克兰在[]成员身份的争论国家所想到的一切(https://www.ukrinform.ua/tag-nato)相反，不准时，虽然最大程度地加强了乌克兰的支持。我们就这个话题进行了坦率的对话，并说出了我们认为的一切。 现在，盟国必须讨论这一点，并最终取得了一个很好的成果，这将在维尔纽斯举行的一次峰会上实现。”乌克兰外交说。</text:p>
      <text:p text:style-name="P4">
根据库勒巴(Kuleba)的说法，他对联盟的主要信息是，1923年的同情心将是一个在2008年纠正布加勒斯特(Bucharest)错误的机会。 部长的说服力，今天的讨论已经提升到了一个新的水平。</text:p>
      <text:p text:style-name="P4">
库勒巴(Kuleba)强调，基辅肯定会努力争取联盟的会员资格，这是保证欧洲 - 大西洋安全的唯一方法是北约乌克兰的完整范围，在今天的会议上听到了。</text:p>
      <text:p text:style-name="P4">
<text:span text:style-name="T4">
另请阅读：</text:span>
 <text:a xlink:type="simple" xlink:href="https://www.ukrinform.ua/rubric-polytics/3691624-pitanna-pdc-v-nato-dla-ukraini-znate-z-poradku-dennogo-kuleba.html" text:style-name="Internet_20_link" text:visited-style-name="Visited_20_Internet_20_Link">
</text:a>
在维尔纽斯的未来联盟峰会上，部长说：“我们不是在寻找陈述当前关系状态的决定。 简而言之，未经处理的重复再次，北约的门保持开放 - 这还不够。”</text:p>
      <text:p text:style-name="P4">
据乌克林福姆(Ukrinform)报道，2008年，在布加勒斯特(Bucharest)的一次峰会上，他认为他尚未提供佐治亚州和乌克兰的会员资格。</text:p>
      <text:p text:style-name="P4">
维尔纽斯的北约峰会将于7月11日至12日举行。</text:p>
      <text:p text:style-name="P4">
_foto：乌克兰外交部</text:p>
      <text:p text:style-name="P4">
News Source: <text:a xlink:type="simple" xlink:href="https://www.ukrinform.ua/rubric-polytics/3691639-kuleba-zaaviv-so-u-brusseli-bula-vidverta-rozmova-pro-clenstvo-ukraini-v-nato.html" text:style-name="Internet_20_link" text:visited-style-name="Visited_20_Internet_20_Link">
https://www.ukrinform.ua/rubric-polytics/3691639-kuleba-zaaviv-so-u-brusseli-bula-vidverta-rozmova-pro-clenstvo-ukraini-v-nato.html</text:a>
</text:p>
      <!--NEWS-->
      <text:h text:style-name="P10" text:outline-level="1">
<text:span text:style-name="T4">
艾布拉姆斯坦克坦克：五角大楼命名大约时间</text:span>
</text:h>
      <text:p text:style-name="P4">
作者: Ukrinform (Person)</text:p>
      <text:p text:style-name="P4">
出版商: Укринформ (Organization)</text:p>
      <text:p text:style-name="P4">
出版时间: 2023-04-04T22:16:00+03:00</text:p>
      <text:p text:style-name="P4">
修改时间: 2023-04-04T22:16:00+03:00</text:p>
      <text:p text:style-name="P4">
描述: 乌克兰人对M1-A1 Abrams的美国坦克的培训应“相对较快”。  - 乌克林。</text:p>
      <text:p text:style-name="P4">
图片: ["<text:a xlink:type="simple" xlink:href="https://static.ukrinform.com/photos/2023_01/thumb_files/630_360_1674607984-221.jpg" text:style-name="Internet_20_link" text:visited-style-name="Visited_20_Internet_20_Link">
630_360_16746...</text:a>
"]</text:p>
      <text:p text:style-name="P4">
标签: ['США', 'Україна', 'ЗСУ', 'Abrams ', 'Війна з росією']</text:p>
      <text:p text:style-name="P4">
类型: Article</text:p>
      <!--METADATA-->
      <text:p text:style-name="P4">
<draw:frame draw:style-name="fr1" draw:name="Image226" text:anchor-type="as-char" svg:width="6.9236in" svg:height="3.956343in" draw:z-index="0">
<draw:image xlink:href="../Images/yкринформ/2023-04-04T22-16-00-03-00/630_360_1674607984-221.jpg" xlink:type="simple" xlink:show="embed" xlink:actuate="onLoad" draw:mime-type="image/jpeg"/>
</draw:frame>
对乌克兰坦克的M1-A1艾布拉姆斯的培训应“相对”。</text:p>
      <text:p text:style-name="P4">
乌克林福姆(Ukrinform(https://edition.cnn.com/europe/live-news/russia-ukraine-war-news-04-04-23/h_c22ea40b53c048aaaf261128a86d5e42)。</text:p>
      <text:p text:style-name="P4">
美国部门的代表说：“我们仍在购买设备，因此我们没有开始培训，但我希望它会相对较快。”</text:p>
      <text:p text:style-name="P4">
他还告知，自从对Rfanrican教练进行全面入侵以来，已经准备了超过七千名乌克兰乌克兰人。</text:p>
      <text:p text:style-name="P4">
<text:span text:style-name="T4">
另请阅读：</text:span>
 <text:span text:style-name="T4">
 <text:a xlink:type="simple" xlink:href="https://www.ukrinform.ua/rubric-ato/3685600-peredaca-starsih-versij-abrams-dla-zsu-uzgodzuvalasa-z-ukrainou-pentagon.html" text:style-name="Internet_20_link" text:visited-style-name="Visited_20_Internet_20_Link">
</text:a>
</text:span>
</text:p>
      <text:p text:style-name="P4">
正如乌克林福姆报道的那样，美国一月表示，他们计划发送31个坦克M1-A2 <text:span text:style-name="T4">
 <text:a xlink:type="simple" xlink:href="https://www.ukrinform.ua/tag-abrams" text:style-name="Internet_20_link" text:visited-style-name="Visited_20_Internet_20_Link">
</text:a>
</text:span>
，乌克兰坦克营的大小。 根据初步估计，要招募这些坦克，乌克兰军队的培训以及相关基础设施的部署将需要一年多。</text:p>
      <text:p text:style-name="P4">
<text:span text:style-name="T4">
另请阅读：</text:span>
 <text:span text:style-name="T4">
 <text:a xlink:type="simple" xlink:href="https://www.ukrinform.ua/rubric-ato/3687392-reznikov-pro-ideu-rf-znati-z-postamentiv-tanki-t34-abrams-i-leopard-uze-nalakani.html" text:style-name="Internet_20_link" text:visited-style-name="Visited_20_Internet_20_Link">
</text:a>
</text:span>
</text:p>
      <text:p text:style-name="P4">
3月在华盛顿，宣布与基辅合作，有必要将先前版本的M1-A1的先进坦克大大缩短其在乌克兰部署的时间。</text:p>
      <text:p text:style-name="P4">
News Source: <text:a xlink:type="simple" xlink:href="https://www.ukrinform.ua/rubric-ato/3691644-navcanna-vijskovih-zsu-na-tankah-abrams-u-pentagoni-nazvali-priblizni-stroki.html" text:style-name="Internet_20_link" text:visited-style-name="Visited_20_Internet_20_Link">
https://www.ukrinform.ua/rubric-ato/3691644-navcanna-vijskovih-zsu-na-tankah-abrams-u-pentagoni-nazvali-priblizni-stroki.html</text:a>
</text:p>
      <!--NEWS-->
      <text:h text:style-name="P10" text:outline-level="1">
<text:span text:style-name="T4">
“马达”继续了Handball Bundesliz-2的Noble系列</text:span>
</text:h>
      <text:p text:style-name="P4">
作者: Ukrinform (Person)</text:p>
      <text:p text:style-name="P4">
出版商: Укринформ (Organization)</text:p>
      <text:p text:style-name="P4">
出版时间: 2023-04-04T22:25:10+03:00</text:p>
      <text:p text:style-name="P4">
修改时间: 2023-04-04T22:25:10+03:00</text:p>
      <text:p text:style-name="P4">
描述: 乌克兰俱乐部靠近“出发区”。  - 乌克林。</text:p>
      <text:p text:style-name="P4">
图片: ["<text:a xlink:type="simple" xlink:href="https://static.ukrinform.com/photos/2023_04/thumb_files/630_360_1680636202-362.jpg" text:style-name="Internet_20_link" text:visited-style-name="Visited_20_Internet_20_Link">
630_360_16806...</text:a>
"]</text:p>
      <text:p text:style-name="P4">
标签: ['гандбол', 'Мотор Запоріжжя']</text:p>
      <text:p text:style-name="P4">
类型: Article</text:p>
      <!--METADATA-->
      <text:p text:style-name="P4">
<draw:frame draw:style-name="fr1" draw:name="Image227" text:anchor-type="as-char" svg:width="6.9236in" svg:height="3.956343in" draw:z-index="0">
<draw:image xlink:href="../Images/yкринформ/2023-04-04T22-25-10-03-00/630_360_1680636202-362.jpg" xlink:type="simple" xlink:show="embed" xlink:actuate="onLoad" draw:mime-type="image/jpeg"/>
</draw:frame>
乌克兰俱乐部靠近“出发区”。</text:p>
      <text:p text:style-name="P4">
乌克林福姆报道，Zaporizhzhya电动机的手球运动员在第28轮德国德甲联赛比赛的比赛中以26:35的成绩打了Ludvishafen。</text:p>
      <text:p text:style-name="P4">
会议上半场后，卢德维沙芬以7个进球赢得了胜利，休息后提高了优势。</text:p>
      <text:p text:style-name="P4">
<text:span text:style-name="T4">
另请阅读：</text:span>
 <text:a xlink:type="simple" xlink:href="https://www.ukrinform.ua/rubric-sports/3688717-motor-ne-zmig-probitisa-do-14-finalu-evropejskoi-ligi-z-gandbolu.html" text:style-name="Internet_20_link" text:visited-style-name="Visited_20_Internet_20_Link">
</text:a>
该电动机在资产中有18分，在20支球队中排名第17。 Baingen-B负责人(47分).</text:p>
      <text:p text:style-name="P4">
Фото: ГК «Мотор».</text:p>
      <text:p text:style-name="P4">
News Source: <text:a xlink:type="simple" xlink:href="https://www.ukrinform.ua/rubric-sports/3691643-motor-prodovziv-bezvigrasu-seriu-u-gandbolnij-bundeslizi2.html" text:style-name="Internet_20_link" text:visited-style-name="Visited_20_Internet_20_Link">
https://www.ukrinform.ua/rubric-sports/3691643-motor-prodovziv-bezvigrasu-seriu-u-gandbolnij-bundeslizi2.html</text:a>
</text:p>
      <!--NEWS-->
      <text:h text:style-name="P10" text:outline-level="1">
<text:span text:style-name="T4">
Lubinets：俄罗斯联邦涉及特殊服务，以便乌克兰儿童无法返回家乡</text:span>
</text:h>
      <text:p text:style-name="P4">
作者: Ukrinform (Person)</text:p>
      <text:p text:style-name="P4">
出版商: Укринформ (Organization)</text:p>
      <text:p text:style-name="P4">
出版时间: 2023-04-04T22:27:00+03:00</text:p>
      <text:p text:style-name="P4">
修改时间: 2023-04-04T22:27:00+03:00</text:p>
      <text:p text:style-name="P4">
描述: 为了使乌克兰儿童能够返回家园，俄罗斯涉及特殊服务。  - 乌克林。</text:p>
      <text:p text:style-name="P4">
图片: ["<text:a xlink:type="simple" xlink:href="https://static.ukrinform.com/photos/2023_02/thumb_files/630_360_1677395798-958.jpg" text:style-name="Internet_20_link" text:visited-style-name="Visited_20_Internet_20_Link">
630_360_16773...</text:a>
"]</text:p>
      <text:p text:style-name="P4">
标签: ['Діти', 'Війна з росією', 'Спецслужби рф', 'Дмитро Лубінець']</text:p>
      <text:p text:style-name="P4">
类型: Article</text:p>
      <!--METADATA-->
      <text:p text:style-name="P4">
<draw:frame draw:style-name="fr1" draw:name="Image228" text:anchor-type="as-char" svg:width="6.9236in" svg:height="3.956343in" draw:z-index="0">
<draw:image xlink:href="../Images/yкринформ/2023-04-04T22-27-00-03-00/630_360_1677395798-958.jpg" xlink:type="simple" xlink:show="embed" xlink:actuate="onLoad" draw:mime-type="image/jpeg"/>
</draw:frame>
为了确保乌克兰儿童无法返回家园，俄罗斯的特殊服务涉及。</text:p>
      <text:p text:style-name="P4">
关于<text:a xlink:type="simple" xlink:href="https://t.me/dmytro_lubinetzs/2057" text:style-name="Internet_20_link" text:visited-style-name="Visited_20_Internet_20_Link">
</text:a>
乌克林福姆报道，人权专员Dmitry Lubinets告知。</text:p>
      <text:p text:style-name="P4">
“为了乌克兰人<text:a xlink:type="simple" xlink:href="https://www.ukrinform.ua/tag-diti" text:style-name="Internet_20_link" text:visited-style-name="Visited_20_Internet_20_Link">
</text:a>
他们无法回家，在俄罗斯参与了特殊服务。”他说。</text:p>
      <text:p text:style-name="P4">
尤其是，据他说，俄罗斯儿童玛丽亚·利维夫·贝洛夫(Maria Lviv-Belov)的权利专员，他在现任外国媒体的新闻发布会上被“授予” ICS的逮捕令。服务阻止了乌克兰儿童。</text:p>
      <text:p text:style-name="P4">
根据卢比尼特(Lubinets)的说法，它是乌克兰的一名公民，乌克兰是一名17岁的Bogdanoremokhin，最初是从Mariupol带到俄罗斯联盟的Apothis的Mariupol的俄罗斯士兵。 同时，博格丹在乌克兰有一个姐姐，并告知申诉专员。</text:p>
      <text:p text:style-name="P4">
Verkhovna Rada的专员说，这家伙试图独自返回Nabatkivshchyna-他实际上到达了白俄罗斯，但被俄罗斯服务局拘留并返回俄罗斯联邦。</text:p>
      <text:p text:style-name="P4">
“值得注意的是，这个年轻人拥有乌克兰公民身份。 因此，正如比洛娃(Bielova)指出的那样，它将其执行到侵略国领土上不是“救赎”。 这个故事是犯罪罪的另一个公开供认 - 乌克兰儿童的绑架。”办公室负责人说。</text:p>
      <text:p text:style-name="P4">
<text:span text:style-name="T4">
另请阅读：</text:span>
 <text:a xlink:type="simple" xlink:href="https://www.ukrinform.ua/rubric-ato/3686633-deportacia-ditej-do-rf-lubinec-kaze-so-kilkist-moze-sagati-soten-tisac.html" text:style-name="Internet_20_link" text:visited-style-name="Visited_20_Internet_20_Link">
</text:a>
他对这肯定是公平的惩罚表示信心。 Lubinets说：“我们正在为此努力，但我们将求助于上述事实。”</text:p>
      <text:p text:style-name="P4">
此外，申诉专员告知LVIV -Belova表示，在俄罗斯，有一份有关该工作的工作的特别报告在我们的国家。</text:p>
      <text:p text:style-name="P4">
他写道：“我再次强调，这些是我们的乌克兰儿童，俄罗斯会互相回答。”</text:p>
      <text:p text:style-name="P4">
据报道，据报道，3月24日，卢比尼特(Lubinets)告知乌克兰当局已从俄罗斯人那里收到信号，俄罗斯联邦可以在系统的基础上开始将乌克兰儿童返回我们国家。</text:p>
      <text:p text:style-name="P4">
News Source: <text:a xlink:type="simple" xlink:href="https://www.ukrinform.ua/rubric-ato/3691646-lubinec-rf-zalucae-specsluzbi-sob-ukrainski-diti-ne-mogli-povernutisa-dodomu.html" text:style-name="Internet_20_link" text:visited-style-name="Visited_20_Internet_20_Link">
https://www.ukrinform.ua/rubric-ato/3691646-lubinec-rf-zalucae-specsluzbi-sob-ukrainski-diti-ne-mogli-povernutisa-dodomu.html</text:a>
</text:p>
      <!--NEWS-->
      <text:h text:style-name="P10" text:outline-level="1">
<text:span text:style-name="T4">
特朗普正式宣布指控，他否认自己有罪</text:span>
</text:h>
      <text:p text:style-name="P4">
作者: Ukrinform (Person)</text:p>
      <text:p text:style-name="P4">
出版商: Укринформ (Organization)</text:p>
      <text:p text:style-name="P4">
出版时间: 2023-04-04T22:34:00+03:00</text:p>
      <text:p text:style-name="P4">
修改时间: 2023-04-04T22:34:00+03:00</text:p>
      <text:p text:style-name="P4">
描述: 唐纳德·特朗普（Donald Trump）的探索出现在纽约的Manmetten Court Hall，被起诉。  - 乌克林。</text:p>
      <text:p text:style-name="P4">
图片: ["<text:a xlink:type="simple" xlink:href="https://static.ukrinform.com/photos/2020_04/thumb_files/630_360_1587533138-677.jpg" text:style-name="Internet_20_link" text:visited-style-name="Visited_20_Internet_20_Link">
630_360_15875...</text:a>
"]</text:p>
      <text:p text:style-name="P4">
标签: ['Арешт', 'США', 'Трамп', 'Вибори у США']</text:p>
      <text:p text:style-name="P4">
类型: Article</text:p>
      <!--METADATA-->
      <text:p text:style-name="P4">
<draw:frame draw:style-name="fr1" draw:name="Image229" text:anchor-type="as-char" svg:width="6.9236in" svg:height="3.956343in" draw:z-index="0">
<draw:image xlink:href="../Images/yкринформ/2023-04-04T22-34-00-03-00/630_360_1587533138-677.jpg" xlink:type="simple" xlink:show="embed" xlink:actuate="onLoad" draw:mime-type="image/jpeg"/>
</draw:frame>
唐纳德·特朗普(Donald Trump)的探索，出现在纽约曼哈顿大厅，被指控。</text:p>
      <text:p text:style-name="P4">
乌克利福姆(Ukrinform)参考<text:a xlink:type="simple" xlink:href="https://www.cnn.com/politics/live-news/trump-new-york-court-arraignment-04-04-23/h_b7a6d055b68abca4ee38d5df9d6e39b5" text:style-name="Internet_20_link" text:visited-style-name="Visited_20_Internet_20_Link">
</text:a>
。</text:p>
      <text:p text:style-name="P4">
何时将出版大陪审团的起诉书，将知道他提出的指控的34点的细节。</text:p>
      <text:p text:style-name="P4">
该结论是基于调查的，与2016年总统大选期间的色情明星暴风雨丹尼尔斯的沉默有关。</text:p>
      <text:p text:style-name="P4">
法院不允许媒体从法院广播。</text:p>
      <text:p text:style-name="P4">
<text:span text:style-name="T4">
另请阅读：</text:span>
 <text:span text:style-name="T4">
 <text:a xlink:type="simple" xlink:href="https://www.ukrinform.ua/rubric-world/3691190-tramp-pribuv-do-nujorka-abi-postati-pered-sudom.html" text:style-name="Internet_20_link" text:visited-style-name="Visited_20_Internet_20_Link">
</text:a>
</text:span>
</text:p>
      <text:p text:style-name="P4">
值得注意的是，特朗普对任何要点都不认罪。 根据该出版物的数据，法院决定解释陪审团的起诉。</text:p>
      <text:p text:style-name="P4">
<text:span text:style-name="T4">
 <text:a xlink:type="simple" xlink:href="https://www.ukrinform.ua/tag-tramp" text:style-name="Internet_20_link" text:visited-style-name="Visited_20_Internet_20_Link">
</text:a>
</text:span>
打算挑战指控。</text:p>
      <text:p text:style-name="P4">
今晚，他将返回Mar-A-Gang庄园的佛罗里达，并在电视上证明。</text:p>
      <text:p text:style-name="P4">
<text:span text:style-name="T4">
另请阅读：</text:span>
 <text:span text:style-name="T4">
 <text:a xlink:type="simple" xlink:href="https://www.ukrinform.ua/rubric-world/3691619-u-ssa-zaarestuvali-trampa.html" text:style-name="Internet_20_link" text:visited-style-name="Visited_20_Internet_20_Link">
</text:a>
</text:span>
</text:p>
      <text:p text:style-name="P4">
据报道，特朗普离开法庭，返回地方检察官办公室。 他没有对媒体发表任何评论。</text:p>
      <text:p text:style-name="P4">
逮捕了它。</text:p>
      <text:p text:style-name="P4">
正如乌克林福姆(Ukrinform)周二报道的那样，探索居民到达了当地检察官曼特滕(Manmetten)办公室，正如预期的那样，在那里是_ <text:span text:style-name="T4">
 <text:a xlink:type="simple" xlink:href="https://www.ukrinform.ua/rubric-world/3691619-u-ssa-zaarestuvali-trampa.html" text:style-name="Internet_20_link" text:visited-style-name="Visited_20_Internet_20_Link">
</text:a>
</text:span>
 _</text:p>
      <text:p text:style-name="P4">
News Source: <text:a xlink:type="simple" xlink:href="https://www.ukrinform.ua/rubric-world/3691647-trampu-oficijno-ogolosili-obvinuvacenna-vin-svou-vinu-zaperecue.html" text:style-name="Internet_20_link" text:visited-style-name="Visited_20_Internet_20_Link">
https://www.ukrinform.ua/rubric-world/3691647-trampu-oficijno-ogolosili-obvinuvacenna-vin-svou-vinu-zaperecue.html</text:a>
</text:p>
      <!--NEWS-->
      <text:h text:style-name="P10" text:outline-level="1">
<text:span text:style-name="T4">
只有俄罗斯侵略的集体安全保证才能可靠-Zelensky</text:span>
</text:h>
      <text:p text:style-name="P4">
作者: Ukrinform (Person)</text:p>
      <text:p text:style-name="P4">
出版商: Укринформ (Organization)</text:p>
      <text:p text:style-name="P4">
出版时间: 2023-04-04T22:48:00+03:00</text:p>
      <text:p text:style-name="P4">
修改时间: 2023-04-04T22:48:00+03:00</text:p>
      <text:p text:style-name="P4">
描述: 俄罗斯的侵略清楚地证明，只有集体预防保证才能可靠。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Звернення', 'Зеленський', 'Війна з росією', 'Гарантії безпеки']</text:p>
      <text:p text:style-name="P4">
类型: Article</text:p>
      <!--METADATA-->
      <text:p text:style-name="P4">
<draw:frame draw:style-name="fr1" draw:name="Image230" text:anchor-type="as-char" svg:width="6.9236in" svg:height="3.956343in" draw:z-index="0">
<draw:image xlink:href="../Images/yкринформ/2023-04-04T22-48-00-03-00/630_360_1679682020-565.jpeg" xlink:type="simple" xlink:show="embed" xlink:actuate="onLoad" draw:mime-type="image/jpeg"/>
</draw:frame>
俄罗斯的侵略清楚地证明，只能感受到集体预防保证。</text:p>
      <text:p text:style-name="P4">
在您的[]中(https://www.youtube.com/watch?v=v9iHpJZFwug)乌克林福姆报道，在全面战争的第405天结束时说，乌克兰弗拉基米尔塞斯基总统。</text:p>
      <text:p text:style-name="P4">
视频： <text:a xlink:type="simple" xlink:href="https://t.me/OP_UA/9174" text:style-name="Internet_20_link" text:visited-style-name="Visited_20_Internet_20_Link">
</text:a>
<text:span text:style-name="T4">
 <text:span text:style-name="T5">
我希望健康，亲爱的乌克兰人!</text:span>
 </text:span>
</text:p>
      <text:p text:style-name="P4">
他刚求助于智利议会 - 另一个听到乌克兰的国家，听到了我们想要的东西。 我们人民之间的距离无关紧要。 我们欣赏生活并保护国际秩序。 我们必须剥夺拉丁美洲支持的希望。</text:p>
      <text:p text:style-name="P4">
他还向美国州的州长讲话 - 这是第一次对每个州代表的特殊吸引力。 他以暂停的方式感谢他们，强调我们与美国一起不仅能赢得持续的杀戮，而且还证明自由与合作在侵略袭击之后总是恢复间接的生活。</text:p>
      <text:p text:style-name="P4">
他今天花了几次国际对话，与我们的合作伙伴交谈。</text:p>
      <text:p text:style-name="P4">
他感谢加拿大和特鲁多总理亲自提供的支持。 对于下一个表现形式 - 我们的预算已经收到了20亿亿加元的财政援助。 详细说明，我们在战场和我们国家的安全需求中进行了讨论。</text:p>
      <text:p text:style-name="P4">
为了拒绝我们的地球敌人，并更快地完成这一敌人，我们必须动员世界，我们的伴侣，所有人民，因为他们同意俄罗斯侵略带来世界的混乱。</text:p>
      <text:p text:style-name="P4">
他与欧洲委员会主席夫人厄休拉·冯·德·莱恩(Ursula Von der Lyen)进行了交谈。 我们的vevroNtecration步骤，我们正在准备的联合措施……一种新的制裁包装灌木丛，必须继续对俄罗斯的压力线，减少其恐怖分子潜力的压力，即威胁。</text:p>
      <text:p text:style-name="P4">
顺便说一下，今天，整个欧洲，整个欧元 - 大西洋社区都是我们地区的历史性事件。 芬兰成为第31位北约成员。</text:p>
      <text:p text:style-name="P4">
我祝贺芬兰的整个人民和亲自的总统先生。 具有可靠的安全保证 - 集体担保。</text:p>
      <text:p text:style-name="P4">
俄罗斯侵略清楚地证明了：只有集体保证，只有先决条件的保证才能可靠。 这就是我们一直在谈论的。我们还谈论速度 - 安全决策的速度很重要。 我们在感染中，可以是程序的速度。有一天，我们的国家将保证安全。</text:p>
      <text:p text:style-name="P4">
他一直与我们的指挥官不断反对那不勒斯战斗的州长。 今天，我们的军事会议有一种特殊的格式。西尔斯基将军 - 关于一般战争局长的董事长巴赫穆特(Bakhmut)。 国防部 - 关于弹药的供应，甚至根据我们的捍卫者的需求。 决策已经实施。</text:p>
      <text:p text:style-name="P4">
我们整天都在准备本周计划的国际活动。它们很重要，大胆，雄心勃勃。 因为这是乌克兰的规则。</text:p>
      <text:p text:style-name="P4">
我们保持控制和内部状况，特别是关于精神独立性。 我们也保证。 要打破乌克兰 - 既不是从外部也不是从内部来的 - 没有人。</text:p>
      <text:p text:style-name="P4">
我感谢所有参加乌克兰战斗的人!Avdiivka和Bakhmut，Marinka Takrasnovrovka，每个热门方向...我感谢您，勇士!</text:p>
      <text:p text:style-name="P4">
谢谢所有帮助乌克兰的人!</text:p>
      <text:p text:style-name="P4">
我今天要注意两个决定。</text:p>
      <text:p text:style-name="P4">
美国提供了20亿美元的国防支持计划。希腊防空和炮兵，以及需要什么。 谢谢潘 - 总统拜登，谢谢国会，谢谢每个美国人!</text:p>
      <text:p text:style-name="P4">
和第二个解决方案。 如今，调查针对乌克兰人犯罪的联合国独立国际委员会的工作已延长。 每个这样的国际法律步骤都使种族主义者承担了不可避免的公平责任。</text:p>
      <text:p text:style-name="P4">
<text:span text:style-name="T4">
 <text:span text:style-name="T5">
荣耀与乌克兰!</text:span>
 </text:span>
</text:p>
      <text:p text:style-name="P4">
News Source: <text:a xlink:type="simple" xlink:href="https://www.ukrinform.ua/rubric-ato/3691650-lise-kolektivni-garantii-bezpeki-vid-agresii-rf-mozut-buti-nadijnimi-zelenskij.html" text:style-name="Internet_20_link" text:visited-style-name="Visited_20_Internet_20_Link">
https://www.ukrinform.ua/rubric-ato/3691650-lise-kolektivni-garantii-bezpeki-vid-agresii-rf-mozut-buti-nadijnimi-zelenskij.html</text:a>
</text:p>
      <!--NEWS-->
      <text:h text:style-name="P10" text:outline-level="1">
<text:span text:style-name="T4">
主席：我们必须剥夺拉什主义甚至希望在拉丁美洲的支持</text:span>
</text:h>
      <text:p text:style-name="P4">
作者: Ukrinform (Person)</text:p>
      <text:p text:style-name="P4">
出版商: Укринформ (Organization)</text:p>
      <text:p text:style-name="P4">
出版时间: 2023-04-04T23:10:00+03:00</text:p>
      <text:p text:style-name="P4">
修改时间: 2023-04-04T23:10:00+03:00</text:p>
      <text:p text:style-name="P4">
描述: 甚至有必要剥夺拉什主义，甚至希望在拉丁美洲获得支持。  - 乌克林。</text:p>
      <text:p text:style-name="P4">
图片: ["<text:a xlink:type="simple" xlink:href="https://static.ukrinform.com/photos/2022_12/thumb_files/630_360_1670633925-606.jpeg" text:style-name="Internet_20_link" text:visited-style-name="Visited_20_Internet_20_Link">
630_360_16706...</text:a>
"]</text:p>
      <text:p text:style-name="P4">
标签: ['Латинська Америка', 'Зеленський', 'Війна з росією']</text:p>
      <text:p text:style-name="P4">
类型: Article</text:p>
      <!--METADATA-->
      <text:p text:style-name="P4">
<draw:frame draw:style-name="fr1" draw:name="Image231" text:anchor-type="as-char" svg:width="6.9236in" svg:height="3.956343in" draw:z-index="0">
<draw:image xlink:href="../Images/yкринформ/2023-04-04T23-10-00-03-00/630_360_1670633925-606.jpeg" xlink:type="simple" xlink:show="embed" xlink:actuate="onLoad" draw:mime-type="image/jpeg"/>
</draw:frame>
有必要延迟轻率的人，甚至希望在拉丁美洲获得支持。</text:p>
      <text:p text:style-name="P4">
在您的[]中(https://t.me/V_Zelenskiy_official/5756)乌克林福姆报道，总统洛奇·泽伦斯基说。</text:p>
      <text:p text:style-name="P4">
“他呼吁智利议会 - 另一个听到的国家<text:a xlink:type="simple" xlink:href="https://www.ukrinform.ua/tag-ukraina" text:style-name="Internet_20_link" text:visited-style-name="Visited_20_Internet_20_Link">
</text:a>
，我听到了我们努力的努力。 我们必须在拉丁美洲剥夺轻率的希望，”他说。</text:p>
      <text:p text:style-name="P4">
<text:span text:style-name="T5">
viso：<text:a xlink:type="simple" xlink:href="https://t.me/V_Zelenskiy_official/5756" text:style-name="Internet_20_link" text:visited-style-name="Visited_20_Internet_20_Link">
</text:a>
</text:span>
</text:p>
      <text:p text:style-name="P4">
总统说，他已经向美国州长讲话，并说这首先是对公民选出的代表的特别呼吁。</text:p>
      <text:p text:style-name="P4">
“他感谢他们的支持。 他强调，我们与美国一起不仅可以在正在进行的战斗中阻止，而且证明自由与合作在侵略袭击之后总是会差异正常，”乌克兰国家负责人获悉。</text:p>
      <text:p text:style-name="P4">
<text:span text:style-name="T4">
另请阅读：</text:span>
 <text:a xlink:type="simple" xlink:href="https://www.ukrinform.ua/rubric-polytics/3691627-ukraina-zvertaetsa-po-pidtrimku-do-ssa-bo-vorog-svobodi-mae-prograti-zelenskij.html" text:style-name="Internet_20_link" text:visited-style-name="Visited_20_Internet_20_Link">
</text:a>
据报道，美国国家州长协会在会议上说<text:a xlink:type="simple" xlink:href="https://www.ukrinform.ua/rubric-vidbudova/3691628-v-ukraini-majze-1900-mist-i-sil-potrebuut-vidbudovi-prezident.html" text:style-name="Internet_20_link" text:visited-style-name="Visited_20_Internet_20_Link">
</text:a>
。</text:p>
      <text:p text:style-name="P4">
_foto：op _</text:p>
      <text:p text:style-name="P4">
News Source: <text:a xlink:type="simple" xlink:href="https://www.ukrinform.ua/rubric-polytics/3691653-prezident-maemo-pozbaviti-rasizm-navit-nadii-na-pidtrimku-u-latinskij-americi.html" text:style-name="Internet_20_link" text:visited-style-name="Visited_20_Internet_20_Link">
https://www.ukrinform.ua/rubric-polytics/3691653-prezident-maemo-pozbaviti-rasizm-navit-nadii-na-pidtrimku-u-latinskij-americi.html</text:a>
</text:p>
      <!--NEWS-->
      <text:h text:style-name="P10" text:outline-level="1">
<text:span text:style-name="T4">
华莱士：让芬兰成为普京的教训</text:span>
</text:h>
      <text:p text:style-name="P4">
作者: Ukrinform (Person)</text:p>
      <text:p text:style-name="P4">
出版商: Укринформ (Organization)</text:p>
      <text:p text:style-name="P4">
出版时间: 2023-04-04T23:11:00+03:00</text:p>
      <text:p text:style-name="P4">
修改时间: 2023-04-04T23:11:00+03:00</text:p>
      <text:p text:style-name="P4">
描述: 英国国防部长本·沃尔斯（Ben Volles）表示希望芬兰成为普京的课程。  - 乌克林。</text:p>
      <text:p text:style-name="P4">
图片: ["<text:a xlink:type="simple" xlink:href="https://static.ukrinform.com/photos/2018_04/thumb_files/630_360_1522941676-5218.jpg" text:style-name="Internet_20_link" text:visited-style-name="Visited_20_Internet_20_Link">
630_360_15229...</text:a>
"]</text:p>
      <text:p text:style-name="P4">
标签: ['Британія', 'Фінляндія', 'НАТО', 'путін']</text:p>
      <text:p text:style-name="P4">
类型: Article</text:p>
      <!--METADATA-->
      <text:p text:style-name="P4">
<draw:frame draw:style-name="fr1" draw:name="Image232" text:anchor-type="as-char" svg:width="6.9236in" svg:height="3.956343in" draw:z-index="0">
<draw:image xlink:href="../Images/yкринформ/2023-04-04T23-11-00-03-00/630_360_1522941676-5218.jpg" xlink:type="simple" xlink:show="embed" xlink:actuate="onLoad" draw:mime-type="image/jpeg"/>
</draw:frame>
英国本·本·沃尔斯部表示希望芬兰成为普京的意愿。</text:p>
      <text:p text:style-name="P4">
正如乌克林福姆报道的那样，它报告了<text:a xlink:type="simple" xlink:href="https://news.sky.com/story/ukraine-war-latest-updates-putin-warning-finland-nato-wagner-12541713" text:style-name="Internet_20_link" text:visited-style-name="Visited_20_Internet_20_Link">
</text:a>
。</text:p>
      <text:p text:style-name="P4">
“我很高兴芬兰申请申请<text:a xlink:type="simple" xlink:href="https://www.ukrinform.ua/tag-nato" text:style-name="Internet_20_link" text:visited-style-name="Visited_20_Internet_20_Link">
</text:a>
已批准，我想在一个组织中向这个国家打招呼。</text:p>
      <text:p text:style-name="P4">
让芬兰成为普京总统的教训。</text:p>
      <text:p text:style-name="P4">
芬兰决定加入自己的意志。 选择联盟作为主权国家权利的自由是其公民的问题，只有他们。”政府说。</text:p>
      <text:p text:style-name="P4">
<text:span text:style-name="T4">
另请阅读：</text:span>
 <text:a xlink:type="simple" xlink:href="https://www.ukrinform.ua/rubric-world/3691451-blinken-za-vstup-finlandii-do-nato-mozemo-podakuvati-putinu.html" text:style-name="Internet_20_link" text:visited-style-name="Visited_20_Internet_20_Link">
</text:a>
为了回应俄罗斯对乌克兰的侵略，芬兰·塔什维蒂亚(Finland Tashvetia)申请了北约成员资格。 在北约马德里峰会期间，两国都被邀请加入联盟。芬兰今天完成了入学程序，而瑞典继续与土耳其进行间隔以批准入境方案。</text:p>
      <text:p text:style-name="P4">
News Source: <text:a xlink:type="simple" xlink:href="https://www.ukrinform.ua/rubric-world/3691592-volles-nehaj-finlandia-stane-urokom-dla-putina.html" text:style-name="Internet_20_link" text:visited-style-name="Visited_20_Internet_20_Link">
https://www.ukrinform.ua/rubric-world/3691592-volles-nehaj-finlandia-stane-urokom-dla-putina.html</text:a>
</text:p>
      <!--NEWS-->
      <text:h text:style-name="P10" text:outline-level="1">
<text:span text:style-name="T4">
Zelensky以特殊格式与军事领导人举行了会议</text:span>
</text:h>
      <text:p text:style-name="P4">
作者: Ukrinform (Person)</text:p>
      <text:p text:style-name="P4">
出版商: Укринформ (Organization)</text:p>
      <text:p text:style-name="P4">
出版时间: 2023-04-04T23:17:00+03:00</text:p>
      <text:p text:style-name="P4">
修改时间: 2023-04-04T23:17:00+03:00</text:p>
      <text:p text:style-name="P4">
描述: 周二，以一种特殊的格式举行了一次军事会议，尤其是在此期间，乌克兰武装部队的陆军指挥官亚历山大·西尔斯基上校谈到了巴赫穆特的局势。  - 乌克林。</text:p>
      <text:p text:style-name="P4">
图片: ["<text:a xlink:type="simple" xlink:href="https://static.ukrinform.com/photos/2023_02/thumb_files/630_360_1676049059-535.png" text:style-name="Internet_20_link" text:visited-style-name="Visited_20_Internet_20_Link">
630_360_16760...</text:a>
"]</text:p>
      <text:p text:style-name="P4">
标签: ['Президент', 'Військові', 'Зеленський', 'Війна з росією']</text:p>
      <text:p text:style-name="P4">
类型: Article</text:p>
      <!--METADATA-->
      <text:p text:style-name="P4">
<draw:frame draw:style-name="fr1" draw:name="Image233" text:anchor-type="as-char" svg:width="6.9236in" svg:height="3.956343in" draw:z-index="0">
<draw:image xlink:href="../Images/yкринформ/2023-04-04T23-17-00-03-00/630_360_1676049059-535.png" xlink:type="simple" xlink:show="embed" xlink:actuate="onLoad" draw:mime-type="image/png"/>
</draw:frame>
周二，以一种特殊的格式举行了一次军事会议，尤其是在此期间，乌克兰武装部队的陆军指挥官亚历山大上校对巴赫穆特的局势表示赞赏。</text:p>
      <text:p text:style-name="P4">
在您的[]中(https://t.me/V_Zelenskiy_official/5756)乌克兰福姆报道，乌克兰总统沃迪米尔·泽伦斯基说。</text:p>
      <text:p text:style-name="P4">
Zelensky说，他一直与反对州Zla- []的团队保持联系。(https://www.ukrinform.ua/tag-rosia)在战场上。</text:p>
      <text:p text:style-name="P4">
<text:span text:style-name="T5">
viso：<text:a xlink:type="simple" xlink:href="https://t.me/V_Zelenskiy_official/5756" text:style-name="Internet_20_link" text:visited-style-name="Visited_20_Internet_20_Link">
</text:a>
</text:span>
</text:p>
      <text:p text:style-name="P4">
“今天，我们的军事会议的一种特殊格式。 一般 - 一般 - 关于GUR负责人Bakhmut的一般军事站。 国防部 - 关于弹药的供应以及我们捍卫者的需求。 总统说。</text:p>
      <text:p text:style-name="P4">
他指出，乌克兰当局受到了精神独立性的控制和内部局势。</text:p>
      <text:p text:style-name="P4">
“她(精神独立 -  ed。)我们也保证。 打破乌克兰 - 茴香或内部 - 没有人会工作。”乌克兰国家负责人说。</text:p>
      <text:p text:style-name="P4">
<text:span text:style-name="T4">
另请阅读：</text:span>
 <text:a xlink:type="simple" xlink:href="https://www.ukrinform.ua/rubric-polytics/3691627-ukraina-zvertaetsa-po-pidtrimku-do-ssa-bo-vorog-svobodi-mae-prograti-zelenskij.html" text:style-name="Internet_20_link" text:visited-style-name="Visited_20_Internet_20_Link">
</text:a>
Zelensky感谢所有参加乌克兰战斗的人。</text:p>
      <text:p text:style-name="P4">
“ Avdiivka和Bakhmut，Marinka和Krasnogorivka，每个炎热的方向……我是勇士!谢谢所有帮助乌克兰的人!总统说。</text:p>
      <text:p text:style-name="P4">
正如乌克林福姆报道的，4月3日<text:a xlink:type="simple" xlink:href="https://www.ukrinform.ua/rubric-ato/3691166-zelenskij-proviv-viizne-zasidanna-stavki-u-cernigovi.html" text:style-name="Internet_20_link" text:visited-style-name="Visited_20_Internet_20_Link">
</text:a>
_foto：op _</text:p>
      <text:p text:style-name="P4">
News Source: <text:a xlink:type="simple" xlink:href="https://www.ukrinform.ua/rubric-ato/3691655-zelenskij-proviv-naradu-z-vijskovimi-kerivnikami-u-specformati.html" text:style-name="Internet_20_link" text:visited-style-name="Visited_20_Internet_20_Link">
https://www.ukrinform.ua/rubric-ato/3691655-zelenskij-proviv-naradu-z-vijskovimi-kerivnikami-u-specformati.html</text:a>
</text:p>
      <!--NEWS-->
      <text:h text:style-name="P10" text:outline-level="1">
<text:span text:style-name="T4">
大坝到Kramatorsk的突破：疏散完成，水位下降</text:span>
</text:h>
      <text:p text:style-name="P4">
作者: Ukrinform (Person)</text:p>
      <text:p text:style-name="P4">
出版商: Укринформ (Organization)</text:p>
      <text:p text:style-name="P4">
出版时间: 2023-04-04T23:36:00+03:00</text:p>
      <text:p text:style-name="P4">
修改时间: 2023-04-04T23:36:00+03:00</text:p>
      <text:p text:style-name="P4">
描述: 截至截至Kramatorsk的傍晚，所有疏散措施均已完成，水位下降。  - 乌克林。</text:p>
      <text:p text:style-name="P4">
图片: ["<text:a xlink:type="simple" xlink:href="https://static.ukrinform.com/photos/2023_04/thumb_files/630_360_1680628552-8924.jpeg" text:style-name="Internet_20_link" text:visited-style-name="Visited_20_Internet_20_Link">
630_360_16806...</text:a>
"]</text:p>
      <text:p text:style-name="P4">
标签: ['Краматорськ', 'Повінь', 'Вода', 'Дамба']</text:p>
      <text:p text:style-name="P4">
类型: Article</text:p>
      <!--METADATA-->
      <text:p text:style-name="P4">
<draw:frame draw:style-name="fr1" draw:name="Image234" text:anchor-type="as-char" svg:width="6.9236in" svg:height="3.956343in" draw:z-index="0">
<draw:image xlink:href="../Images/yкринформ/2023-04-04T23-36-00-03-00/630_360_1680628552-8924.jpeg" xlink:type="simple" xlink:show="embed" xlink:actuate="onLoad" draw:mime-type="image/jpeg"/>
</draw:frame>
Kramatorsk的状态夜晚所有的疏散措施都完成了，水的水平已达到。</text:p>
      <text:p text:style-name="P4">
关于它报告<text:a xlink:type="simple" xlink:href="https://hromadske.ua/posts/u-kramatorsku-pidtopleni-blizko-260-budinkiv-evakuaciyu-zavershili-foto" text:style-name="Internet_20_link" text:visited-style-name="Visited_20_Internet_20_Link">
</text:a>
，报道乌克林福姆。</text:p>
      <text:p text:style-name="P4">
Kramatorsk Alexander Goncharenko市长说，从洪水区7人烧毁了<text:a xlink:type="simple" xlink:href="https://www.ukrinform.ua/tag-evakuacia" text:style-name="Internet_20_link" text:visited-style-name="Visited_20_Internet_20_Link">
</text:a>
要“点击”。 其他所有人都将与亲戚一起生活。</text:p>
      <text:p text:style-name="P4">
当地人抱怨房屋在财产的财产水平上面洪水泛滥。</text:p>
      <text:p text:style-name="P4">
大坝的设计用沙袋加固。 决定不介入排水地点，水位已经下降。</text:p>
      <text:p text:style-name="P4">
SES被告知，截至22:00，救援人员和警察救出了3人，另外14人被撤离，其中2人是孩子。 SES心理学家在某个地方临时安置受害者，继续提供心理帮助。</text:p>
      <text:p text:style-name="P4">
<text:span text:style-name="T4">
另请阅读：</text:span>
 <text:a xlink:type="simple" xlink:href="https://www.ukrinform.ua/rubric-regions/3691517-u-kramatorsku-cerez-proriv-castini-dambi-pidtopleni-blizko-260-budinkiv.html" text:style-name="Internet_20_link" text:visited-style-name="Visited_20_Internet_20_Link">
</text:a>
救援人员目前正在进行紧急工作以减少带宽。</text:p>
      <text:p text:style-name="P4">
正如乌克林福姆报道的<text:a xlink:type="simple" xlink:href="https://www.ukrinform.ua/rubric-regions/3691348-u-kramatorsku-cerez-zbilsenna-rivna-vodi-prorvalo-castinu-dambi.html" text:style-name="Internet_20_link" text:visited-style-name="Visited_20_Internet_20_Link">
</text:a>
在城市，已经部署了坦加扎技术和生态安全的总部(你NS)，从六个木头的被洪水淹没的房屋中撤离。</text:p>
      <text:p text:style-name="P4">
News Source: <text:a xlink:type="simple" xlink:href="https://www.ukrinform.ua/rubric-regions/3691659-proriv-dambi-u-kramatorsku-evakuaciu-zaversili-nihto-ne-postrazdav.html" text:style-name="Internet_20_link" text:visited-style-name="Visited_20_Internet_20_Link">
https://www.ukrinform.ua/rubric-regions/3691659-proriv-dambi-u-kramatorsku-evakuaciu-zaversili-nihto-ne-postrazdav.html</text:a>
</text:p>
      <!--NEWS-->
      <text:h text:style-name="P10" text:outline-level="1">
<text:span text:style-name="T4">
芬兰将加强北约原则-Stoltenberg</text:span>
</text:h>
      <text:p text:style-name="P4">
作者: Ukrinform (Person)</text:p>
      <text:p text:style-name="P4">
出版商: Укринформ (Organization)</text:p>
      <text:p text:style-name="P4">
出版时间: 2023-04-04T23:40:00+03:00</text:p>
      <text:p text:style-name="P4">
修改时间: 2023-04-04T23:40:00+03:00</text:p>
      <text:p text:style-name="P4">
描述: 北约的主要任务是防止战争和冲突，但是如果对一个人进行攻击，联盟的所有成员都将保护它。 芬兰对北约的介绍将是该联盟的不可否认的加剧。  - 乌克林。</text:p>
      <text:p text:style-name="P4">
图片: ["<text:a xlink:type="simple" xlink:href="https://static.ukrinform.com/photos/2022_12/thumb_files/630_360_1669912772-560.jpg" text:style-name="Internet_20_link" text:visited-style-name="Visited_20_Internet_20_Link">
630_360_16699...</text:a>
"]</text:p>
      <text:p text:style-name="P4">
标签: ['Фінляндія', 'НАТО', 'Столтенберг']</text:p>
      <text:p text:style-name="P4">
类型: Article</text:p>
      <!--METADATA-->
      <text:p text:style-name="P4">
<draw:frame draw:style-name="fr1" draw:name="Image235" text:anchor-type="as-char" svg:width="6.9236in" svg:height="3.956343in" draw:z-index="0">
<draw:image xlink:href="../Images/yкринформ/2023-04-04T23-40-00-03-00/630_360_1669912772-560.jpg" xlink:type="simple" xlink:show="embed" xlink:actuate="onLoad" draw:mime-type="image/jpeg"/>
</draw:frame>
北约的主要证据是防止战争和冲突，但是如果发生袭击，联盟的所有成员都将保护它。 芬兰的北约介绍是联盟的加剧。</text:p>
      <text:p text:style-name="P4">
北约秘书长詹斯·斯托尔滕贝格(Jens Stoltenberg)说，今天在布鲁塞尔举行的新闻发布会上，回答了记者的问题。</text:p>
      <text:p text:style-name="P4">
“主要任务<text:a xlink:type="simple" xlink:href="https://www.ukrinform.ua/tag-nato" text:style-name="Internet_20_link" text:visited-style-name="Visited_20_Internet_20_Link">
</text:a>
有预防和平，预防冲突。 我们这样做的方式是明确联盟中的某人，整个联盟将来支持，因为我们将对联盟的攻击视为对联盟的攻击。 这是基于当天所有人的原则。”斯托尔滕贝格说。</text:p>
      <text:p text:style-name="P4">
北约秘书长坚信，如果任何潜在的攻击者都知道All-Alias会对袭击做出反应，北约的军事袭击就不会发生。</text:p>
      <text:p text:style-name="P4">
“当芬兰是北约的正式成员时，它会增强提供北约反击选择的可能性……芬兰拥有重要的武装力量，殿下，包括60多个F-35战斗机喷气式飞机，专业的国防系统和训练有素，设备齐全的部队，合金和海军部队。</text:p>
      <text:p text:style-name="P4">
根据斯托尔滕堡的说法，芬兰的上述优势与知识，知识和韧性，强大的民主制度以及国防工业相结合，这共同为增加的增强提供了无可争议的贡献。</text:p>
      <text:p text:style-name="P4">
<text:span text:style-name="T4">
另请阅读：</text:span>
 <text:a xlink:type="simple" xlink:href="https://www.ukrinform.ua/rubric-world/3691381-stoltenberg-privitav-finlandiu-iz-vstupom-do-nato.html" text:style-name="Internet_20_link" text:visited-style-name="Visited_20_Internet_20_Link">
</text:a>
斯托尔滕贝格说：“如果您查看地图，我们还将意识到，除上述内容外，芬兰对远北对北部乌克兰人和波罗的海国家非常重要。”</text:p>
      <text:p text:style-name="P4">
如报道<text:a xlink:type="simple" xlink:href="https://www.ukrinform.ua/rubric-polytics/3691356-ministri-nato-obgovorat-negajnu-dopomogu-ukraini-ta-podalsu-pidtrimku-stoltenberg.html" text:style-name="Internet_20_link" text:visited-style-name="Visited_20_Internet_20_Link">
</text:a>
，4月4日，北约外交部长为期两天的会议在布鲁塞尔开始。</text:p>
      <text:p text:style-name="P4">
News Source: <text:a xlink:type="simple" xlink:href="https://www.ukrinform.ua/rubric-world/3691657-finlandia-posilit-zabezpecenna-principiv-nato-stoltenberg.html" text:style-name="Internet_20_link" text:visited-style-name="Visited_20_Internet_20_Link">
https://www.ukrinform.ua/rubric-world/3691657-finlandia-posilit-zabezpecenna-principiv-nato-stoltenberg.html</text:a>
</text:p>
      <!--NEWS-->
      <text:h text:style-name="P10" text:outline-level="1">
<text:span text:style-name="T4">
Lubinets向乌克兰的俄罗斯犯罪调查委员会持续了一年</text:span>
</text:h>
      <text:p text:style-name="P4">
作者: Ukrinform (Person)</text:p>
      <text:p text:style-name="P4">
出版商: Укринформ (Organization)</text:p>
      <text:p text:style-name="P4">
出版时间: 2023-04-04T23:55:00+03:00</text:p>
      <text:p text:style-name="P4">
修改时间: 2023-04-04T23:55:00+03:00</text:p>
      <text:p text:style-name="P4">
描述: Verkhovna RadA人权事务专员Dmitry Lubinets祝贺联合国人权委员会对“俄罗斯侵略性的人权状况”的采用，以继续在联合国国际国际调查委员会在乌克兰继续一年的国际调查委员会的再度采用。 。  - 乌克林。</text:p>
      <text:p text:style-name="P4">
图片: ["<text:a xlink:type="simple" xlink:href="https://static.ukrinform.com/photos/2022_02/thumb_files/630_360_1643894096-658.jpg" text:style-name="Internet_20_link" text:visited-style-name="Visited_20_Internet_20_Link">
630_360_16438...</text:a>
"]</text:p>
      <text:p text:style-name="P4">
标签: ['ООН', 'Україна', 'Агресія РФ', 'Війна з росією', 'Дмитро Лубінець']</text:p>
      <text:p text:style-name="P4">
类型: Article</text:p>
      <!--METADATA-->
      <text:p text:style-name="P4">
<draw:frame draw:style-name="fr1" draw:name="Image236" text:anchor-type="as-char" svg:width="6.9236in" svg:height="3.956343in" draw:z-index="0">
<draw:image xlink:href="../Images/yкринформ/2023-04-04T23-55-00-03-00/630_360_1643894096-658.jpg" xlink:type="simple" xlink:show="embed" xlink:actuate="onLoad" draw:mime-type="image/jpeg"/>
</draw:frame>
人权局长德米特里·卢比尼特(Dmitry Lubinets)祝贺联合国人权委员会“由于俄罗斯侵略，乌克兰的人权局势”对乌克兰独立国际调查委员会的延续了一年。</text:p>
      <text:p text:style-name="P4">
他在<text:a xlink:type="simple" xlink:href="https://t.me/dmytro_lubinetzs/2058" text:style-name="Internet_20_link" text:visited-style-name="Visited_20_Internet_20_Link">
</text:a>
，报道乌克林福姆。</text:p>
      <text:p text:style-name="P4">
“对俄罗斯的决议是指乌克兰人民的种族灭绝，并呼吁将平民和儿童驱逐到俄罗斯联邦领土。 有人强调，由于俄罗斯的武装侵略，乌克兰的滥用人权以及国际人道主义法的规范可能导致种族灭绝，以及《联合国预防犯罪种族灭绝和惩罚的公约》的关注，“卢宾”说。</text:p>
      <text:p text:style-name="P4">
<text:span text:style-name="T4">
另请阅读：</text:span>
 <text:span text:style-name="T4">
 <text:a xlink:type="simple" xlink:href="https://www.ukrinform.ua/rubric-ato/3691646-lubinec-rf-zalucae-specsluzbi-sob-ukrainski-diti-ne-mogli-povernutisa-dodomu.html" text:style-name="Internet_20_link" text:visited-style-name="Visited_20_Internet_20_Link">
</text:a>
</text:span>
</text:p>
      <text:p text:style-name="P4">
据报道，乌克兰外交部受到独立国际委员会的任务一年的要求<text:span text:style-name="T4">
 <text:a xlink:type="simple" xlink:href="https://www.ukrinform.ua/tag-oon" text:style-name="Internet_20_link" text:visited-style-name="Visited_20_Internet_20_Link">
</text:a>
</text:span>
对俄罗斯武装侵略乌克兰的侵犯的调查。</text:p>
      <text:p text:style-name="P4">
News Source: <text:a xlink:type="simple" xlink:href="https://www.ukrinform.ua/rubric-ato/3691660-lubinec-privitav-prodovzenna-mandatu-komisii-oon-z-rozsliduvan-zlociniv-rf-v-ukraini-na-rik.html" text:style-name="Internet_20_link" text:visited-style-name="Visited_20_Internet_20_Link">
https://www.ukrinform.ua/rubric-ato/3691660-lubinec-privitav-prodovzenna-mandatu-komisii-oon-z-rozsliduvan-zlociniv-rf-v-ukraini-na-rik.html</text:a>
</text:p>
      <!--NEWS-->
      <text:h text:style-name="P10" text:outline-level="1">
<text:span text:style-name="T4">
APL：切尔西·穆德里克（Chelsea Mudrik</text:span>
</text:h>
      <text:p text:style-name="P4">
作者: Ukrinform (Person)</text:p>
      <text:p text:style-name="P4">
出版商: Укринформ (Organization)</text:p>
      <text:p text:style-name="P4">
出版时间: 2023-04-04T23:59:00+03:00</text:p>
      <text:p text:style-name="P4">
修改时间: 2023-04-04T23:59:00+03:00</text:p>
      <text:p text:style-name="P4">
描述: 在英超联赛（APL）中，缺少足球冠军的比赛。  - 乌克林。</text:p>
      <text:p text:style-name="P4">
图片: ["<text:a xlink:type="simple" xlink:href="https://static.ukrinform.com/photos/2023_04/thumb_files/630_360_1680641600-999.jpg" text:style-name="Internet_20_link" text:visited-style-name="Visited_20_Internet_20_Link">
630_360_16806...</text:a>
"]</text:p>
      <text:p text:style-name="P4">
标签: ['Челсі', 'Футбол', 'АПЛ']</text:p>
      <text:p text:style-name="P4">
类型: Article</text:p>
      <!--METADATA-->
      <text:p text:style-name="P4">
<draw:frame draw:style-name="fr1" draw:name="Image237" text:anchor-type="as-char" svg:width="6.9236in" svg:height="3.956343in" draw:z-index="0">
<draw:image xlink:href="../Images/yкринформ/2023-04-04T23-59-00-03-00/630_360_1680641600-999.jpg" xlink:type="simple" xlink:show="embed" xlink:actuate="onLoad" draw:mime-type="image/jpeg"/>
</draw:frame>
旺利乌斯超级联赛(超级联赛)缺少足球冠军赛。</text:p>
      <text:p text:style-name="P4">
乌克林法姆报道，乌克兰桥上的乌克兰前锋米哈伊尔·穆德里克(Mikhail Mudrik)的伦敦“切尔西”(Ukrinform)与利物浦(Liverpool)分享了积分-0-0-0-0。</text:p>
      <text:p text:style-name="P4">
本·奇尔威尔(Ben Chilwell)在会议的第78分钟让位于明智的领域。</text:p>
      <text:p text:style-name="P4">
反过来，生命力体育场上的Bornmouth Elijah Zabarny失去了布莱顿-0：2。 第85分钟，乌克兰保护者取代了阿根廷被告马科斯·森斯(Marcos Senes)。</text:p>
      <text:p text:style-name="P4">
<text:span text:style-name="T4">
另请阅读：</text:span>
 <text:a xlink:type="simple" xlink:href="https://www.ukrinform.ua/rubric-sports/3691171-apl-everton-z-mikolenkom-unik-u-porazki-vid-tottengema.html" text:style-name="Internet_20_link" text:visited-style-name="Visited_20_Internet_20_Link">
</text:a>
在乌克兰亚历山大·辛金科(Alexander Zinchenko)的伦敦“阿森纳”(London“ Arsenal”)的72分。 接下来是“曼城”(64). «Челсі» (39)排名第11，伯恩茅斯(27)担任第18位。</text:p>
      <text:p text:style-name="P4">
照片：法新社。</text:p>
      <text:p text:style-name="P4">
News Source: <text:a xlink:type="simple" xlink:href="https://www.ukrinform.ua/rubric-sports/3691658-apl-celsi-mudrika-ne-zmig-zabiti-liverpulu-bornmut-zabarnogo-prograv-brajtonu.html" text:style-name="Internet_20_link" text:visited-style-name="Visited_20_Internet_20_Link">
https://www.ukrinform.ua/rubric-sports/3691658-apl-celsi-mudrika-ne-zmig-zabiti-liverpulu-bornmut-zabarnogo-prograv-brajtonu.html</text:a>
</text:p>
      <!--NEWS-->
      <text:h text:style-name="P10" text:outline-level="1">
<text:span text:style-name="T4">
Volodymyr Zelenskyy与美国国会众议院的代表团会面</text:span>
</text:h>
      <text:p text:style-name="P4">
作者: ['АРМІЯINFORM']</text:p>
      <text:p text:style-name="P4">
时间: 2023-04-04T29:00:00-04:00</text:p>
      <text:p text:style-name="P4">
描述: 乌克兰Volodymyr Zelensky Zustych IZ代表团帕拉蒂科夫（Parattikov）的总裁帕拉蒂科夫（Parattikov）...与乌克兰2022年的战争，与乌克兰的最新新闻战争，今天与乌克兰2022年的新闻战争，乌克兰与乌克兰和俄罗斯之间的战争将与乌克兰之间的战争他们说，2022年，是否会在不久的将来与乌克兰进行战争</text:p>
      <text:p text:style-name="P4">
图片: ['<text:a xlink:type="simple" xlink:href="https://armyinform.com.ua/wp-content/uploads/2023/04/d165ae224f11f73c64d3a60e00b7921f_1680549961_extra_large.jpeg" text:style-name="Internet_20_link" text:visited-style-name="Visited_20_Internet_20_Link">
d165ae224f11f73c64d3a60e00b7921f_1680549961_extra_large.jpeg</text:a>
']</text:p>
      <text:p text:style-name="P4">
标签: ['ВОЛОДИМИР ЗЕЛЕНСЬКИЙ', 'ДЕЛЕГАЦІЯ КОНГРЕСУ США', 'ЗУСТРІЧ']</text:p>
      <text:p text:style-name="P4">
类别: News</text:p>
      <!--METADATA-->
      <text:p text:style-name="P4">
<draw:frame draw:style-name="fr1" draw:name="Image238" text:anchor-type="as-char" svg:width="6.9236in" svg:height="4.617948in" draw:z-index="0">
<draw:image xlink:href="../Images/AРМІЯINFORM/2023-04-04T29-00-00-04-00/d165ae224f11f73c64d3a60e00b7921f_1680549961_extra_large.jpeg" xlink:type="simple" xlink:show="embed" xlink:actuate="onLoad" draw:mime-type="image/jpeg"/>
</draw:frame>
乌克兰沃迪米尔·泽伦斯基(Ukraine Volodymyr Zelensky)主席举行了一次会议，由情报委员会主席迈克·特纳(Mike Turner)领导的共和党代表大会代表团。 关于它<text:a xlink:type="simple" xlink:href="https://www.president.gov.ua/news/volodimir-zelenskij-zustrivsya-z-delegaciyeyu-palati-predsta-82077" text:style-name="Internet_20_link" text:visited-style-name="Visited_20_Internet_20_Link">
报告</text:a>
乌克兰总统办公室。</text:p>
      <text:p text:style-name="P4">
在会议开始时，国家元首感谢乌克兰州提供的强大协助。</text:p>
      <text:p text:style-name="P4">
Volodymyr Zelenskyy说：“美国总统拜登(Biden)总统拜恩(Bventer)和两项支持，所有美国人民在我们国家在战争中符合俄罗斯的自由和民主价值观的能力中发挥了至关重要的作用。”</text:p>
      <text:p text:style-name="P4">
乌克兰总统表示希望将维持对两个州之间的Tawamentia的高度支持。 这是一个普遍的胜利俄罗斯侵略者的关键。</text:p>
      <text:p text:style-name="P4">
“我们之所以会赢，是因为我们为我们的孩子的自由和自由而战。 我们感谢您为我们提供的帮助 - 不仅是我们的军队，而且还为乌克兰人民提供了政治和财政支持：教师，卫生工作者，退休人员。”</text:p>
      <text:p text:style-name="P4">
在这种情况下，会议详细讨论了美国的进一步方式以及国会在此过程中的作用。</text:p>
      <text:p text:style-name="P4">
Volodymyr Zelensky告知国会代表团有关最前沿的情况，概述了其在接下来的几个月中的发展预测。 同时，他强调乌克兰人民相信他们的军队，并表示相信乌克兰的目标会实现。</text:p>
      <text:p text:style-name="P4">
国家元首强调转移的重要性已经尽快宣布为支持。 他分别指出，需要对军事装备和武器的需求，这可能会影响敌对行动的进一步战斗，并阻止俄罗斯恐怖对抗和平的乌克兰人。</text:p>
      <text:p text:style-name="P4">
总统感谢国会议员对乌克兰的大力支持，尤其是共和党，并愿意帮助我们的州确保击败侵略者。</text:p>
      <text:p text:style-name="P4">
News Source: <text:a xlink:type="simple" xlink:href="https://armyinform.com.ua/2023/04/04/volodymyr-zelenskyj-zustrivsya-z-delegacziyeyu-palaty-predstavnykiv-kongresu-ssha-2/" text:style-name="Internet_20_link" text:visited-style-name="Visited_20_Internet_20_Link">
https://armyinform.com.ua/2023/04/04/volodymyr-zelenskyj-zustrivsya-z-delegacziyeyu-palaty-predstavnykiv-kongresu-ssha-2/</text:a>
</text:p>
      <!--NEWS-->
      <text:h text:style-name="P10" text:outline-level="1">
<text:span text:style-name="T4">
在俄罗斯，未支付受伤的占领者的承诺一笔现金付款</text:span>
</text:h>
      <text:p text:style-name="P4">
作者: ['АРМІЯINFORM']</text:p>
      <text:p text:style-name="P4">
时间: 2023-04-04T30:00:00-04:00</text:p>
      <text:p text:style-name="P4">
描述: 乌克兰人，Oblikov，Opelirko Oddlav Vypliva的Cindlelings服务...与乌克兰2022年的战争，与乌克兰与乌克兰的最新新闻，今天与乌克兰2022年的新闻战争，今天与乌克兰2022年最后一次战争，乌克兰和俄罗斯之间以及战争之间的战争是否会发生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2/09/sankcziyi.png" text:style-name="Internet_20_link" text:visited-style-name="Visited_20_Internet_20_Link">
sankcziyi.png</text:a>
']</text:p>
      <text:p text:style-name="P4">
标签: ['STOPRUSSIA', 'АГРЕСІЯ РФ', 'ВТОРГНЕННЯ РФ', 'ЕКОНОМІКА РФ', 'КРАХ РОСІЙСЬКОЇ ЕКОНОМІКИ']</text:p>
      <text:p text:style-name="P4">
类别: News</text:p>
      <!--METADATA-->
      <text:p text:style-name="P4">
<draw:frame draw:style-name="fr1" draw:name="Image239" text:anchor-type="as-char" svg:width="6.9236in" svg:height="3.786344in" draw:z-index="0">
<draw:image xlink:href="../Images/AРМІЯINFORM/2023-04-04T30-00-00-04-00/sankcziyi.png" xlink:type="simple" xlink:show="embed" xlink:actuate="onLoad" draw:mime-type="image/png"/>
</draw:frame>
乌克兰的外国情报服务<text:a xlink:type="simple" xlink:href="https://www.facebook.com/SZRUkraine/posts/pfbid02psgejmLMzoSUcyzgHTxCeReEDi8tY7hy513kb4pZjmySdk9hkriN1LbpXaX2qrJdl" text:style-name="Internet_20_link" text:visited-style-name="Visited_20_Internet_20_Link">
出版</text:a>
国际制裁对俄罗斯经济影响的影响的例子。</text:p>
      <text:p text:style-name="P4">
许多检查发现，从俄罗斯石油运输中收集的许多影子舰队油轮没有国际保险，也不是必要的维护。 从乳房开始到2月初，至少有40名将俄罗斯石油和石油产品运送到中国和印度的油轮都将(P&amp;I)但甚至没有针对安全管理的司法证书。</text:p>
      <text:p text:style-name="P4">
在俄罗斯，新建筑中对公寓的需求崩溃了：副总理赫斯诺林(Husnullinllinlin)使该国只有41％的住房被出售。</text:p>
      <text:p text:style-name="P4">
阿夫托瓦斯(Avtovas)报道说：“由于组件的供应供应，五月将不可能连续释放拉达汽车”，因此工人将被派往公司休假。</text:p>
      <text:p text:style-name="P4">
在俄罗斯联邦外国护照的筹码短缺的背景下，机构的价格急剧上涨，有助于紧急发布文件：从50-8万卢布到100-40万卢布。</text:p>
      <text:p text:style-name="P4">
在2022年，有41％的广告客户减少了印刷媒体的订单； 根据现年一年，该市场将损失25％。</text:p>
      <text:p text:style-name="P4">
自2022年以来一直受到国际制裁的俄罗斯商人廷科夫(Tinkov)不得不出售他的飞机：Jet Dassault Falcon 8X改变了她的债券数字和注册。 2022年11月，俄罗斯军事入侵乌克兰为95亿美元。</text:p>
      <text:p text:style-name="P4">
被检察长俄罗斯联邦办公室认可的“自由大学”“一个不良组织”，以附加欧洲民主在俄罗斯的原则，必须阻止其领土上的活动。 根据Art的说法，该决定是由大学的学术委员会做出的，即“不必要的组织”的地位。 《刑法》的284.1为具有俄罗斯商标的机构提供了长达四年的监禁。</text:p>
      <text:p text:style-name="P4">
俄罗斯联邦在凯米罗夫斯克地区的养老基金管理领导了8％的员工奖，并向动员起动员了针对乌克兰战争的动员。 员工继续前进，该机构的管理人员被迫退还款项。在第一季度，白俄罗斯的美元成本增加了4.41％(有2,7364至2,8571卢布). Попереду росія — 9,59 % (从70.3375到77,0863卢布)tatauctions -6.97％(从10.2024到10.9136 SOMONI).</text:p>
      <text:p text:style-name="P4">
На думку фахівців, ситуація у білоруській медицині стала критичною. Нестачапонад 10 тисяч фахівців різних галузей призводить до поступового колапсу усієїсистеми охорони здоров’я. Випускники медвузів і коледжів не вирішуютьпроблему. До всіх органів влади ринув потік звернень громадян про неможливістьотримати медичну допомогу. Урядом розглядаються найрадикальніші заходи, аж дозаборони на виїзд із країни під приводом загрози національній безпеці дляособливо цінних лікарів-фахівців.</text:p>
      <text:p text:style-name="P4">
У білорусі з 1 червня збільшать тарифи на електроенергію для обігріву житла.Їх уже піднімали з 1 січня, але на початок літа заплановано черговепідвищення. У 2022-му році чиновники скасували літнє підвищення тарифів наелектрику для опалення житла, але у поточному році вони частково вирішилинадолужити — розцінки піднімуть більше, ніж планували минулого року.</text:p>
      <text:p text:style-name="P4">
<text:span text:style-name="T4">
Джерело:</text:span>
 <text:span text:style-name="T5">
<text:a xlink:type="simple" xlink:href="https://www.facebook.com/SZRUkraine/posts/pfbid02psgejmLMzoSUcyzgHTxCeReEDi8tY7hy513kb4pZjmySdk9hkriN1LbpXaX2qrJdl" text:style-name="Internet_20_link" text:visited-style-name="Visited_20_Internet_20_Link">
Служба зовнішньої розвідкиУкраїни</text:a>
</text:span>
</text:p>
      <text:p text:style-name="P4">
News Source: <text:a xlink:type="simple" xlink:href="https://armyinform.com.ua/2023/04/04/na-rosiyi-poranenym-okupantam-ne-vyplachuyut-obiczyanu-odnorazovu-groshovu-vyplatu/" text:style-name="Internet_20_link" text:visited-style-name="Visited_20_Internet_20_Link">
https://armyinform.com.ua/2023/04/04/na-rosiyi-poranenym-okupantam-ne-vyplachuyut-obiczyanu-odnorazovu-groshovu-vyplatu/</text:a>
</text:p>
      <!--NEWS-->
      <text:h text:style-name="P10" text:outline-level="1">
<text:span text:style-name="T4">
CNAP将为退伍军人及其家人提供19个新服务</text:span>
</text:h>
      <text:p text:style-name="P4">
作者: ['АРМІЯINFORM']</text:p>
      <text:p text:style-name="P4">
时间: 2023-04-04T31:00:00-04:00</text:p>
      <text:p text:style-name="P4">
描述: Nadannya Yakisnyov后来退伍军人Veini I成员їKHNSKH先生，在Nadannya中心的范围内...与乌克兰2022年的战争，与乌克兰与乌克兰的最新新闻，今天与乌克兰2022年的新闻战争，今天，将在今天，将有一场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2/10/whatsapp-image-2022-02-22-at-16.12.00.jpeg" text:style-name="Internet_20_link" text:visited-style-name="Visited_20_Internet_20_Link">
whatsapp-image-2022-02-22-at-16.12.00.jpeg</text:a>
']</text:p>
      <text:p text:style-name="P4">
标签: ['ДОПОМОГА ВЕТЕРАНАМ', 'ЦНАП', 'ЮЛІЯ ЛАПУТІНА']</text:p>
      <text:p text:style-name="P4">
类别: News</text:p>
      <!--METADATA-->
      <text:p text:style-name="P4">
<draw:frame draw:style-name="fr1" draw:name="Image240" text:anchor-type="as-char" svg:width="6.9236in" svg:height="4.61393in" draw:z-index="0">
<draw:image xlink:href="../Images/AРМІЯINFORM/2023-04-04T31-00-00-04-00/whatsapp-image-2022-02-22-at-16.12.00.jpeg" xlink:type="simple" xlink:show="embed" xlink:actuate="onLoad" draw:mime-type="image/jpeg"/>
</draw:frame>
通过网络网络提供行政服务为战争退伍军人及其家人提供优质的服务(肿块)这将是一种有效的工具，宣布乌克兰的捍卫者和捍卫者及其家人过上和平的生活，并将促进社会上体面的自我实现。 这是由乌克兰尤利亚·拉普蒂纳(积极的帮助)退伍军人的主管部长在与沙皇负责人在线会议上的，该主管于4月3日在全乌克兰行政服务协会的协助下举行，[报告] [报告] <text:a xlink:type="simple" xlink:href="https://www.kmu.gov.ua/news/u-tsnapakh-nadavatymut-19-novykh-posluh-veteranam-ta-ikhnim-rodynam-iuliia-laputina" text:style-name="Internet_20_link" text:visited-style-name="Visited_20_Internet_20_Link">
报告</text:a>
政府门户。</text:p>
      <text:p text:style-name="P4">
司法部负责人指出，为堕落者的家庭和家庭提供适当和优质的服务是政府在建立复杂退伍军人政策框架内定义的主要任务之一。 对于这一退伍军人部来说，乌克兰所有房屋的CNAP管理人员的一系列教义已经开始。</text:p>
      <text:p text:style-name="P4">
这些学生将熟悉退伍军人服务的名单，与CNAPS中退伍军人和退伍军人互动的实际案例，将从矿工和心理学家的个人资料单位专家那里获得最常见问题的答案。</text:p>
      <text:p text:style-name="P4">
“我们合作伙伴关系的重要方向之一是扩展通过CNAPS提供给战争退伍军人的服务列表。 司法部已经准备了政府命令草案，该命令将为退伍军人增加19个新服务，该服务由CNAPS提供。 这些是免费的现金援助或薪酬服务，免费的，UBD证书的更换以及捍卫者和捍卫者的家人等。”</text:p>
      <text:p text:style-name="P4">
此外，退伍军人部已经由内容当局共同实施单独的合作伙伴项目。 特别是，Zhytomyr的领土社区已经成功工作。 在那里，在CNAP的基础上，为退伍军人开设了一个“统一”，并接受了退伍军人的保证，权利和机会培训的员工，他们参与了他的工作。</text:p>
      <text:p text:style-name="P4">
并与DNIEPER市的地方当局一起，计划在未来实施“ I -Vetran”项目 - 引入了112个城市最受欢迎的服务。她告诉该部专家根据国家退伍军人门户“ E-Vetran”的参与者，向乌克兰退伍军人提供合格的服务，并向乌克兰退伍军人提供合格的服务。士兵。</text:p>
      <text:p text:style-name="P4">
“ CNAP专家为不同的人提供了大量的行政服务。 这些中心中的社会工具将成为与退伍军人部的合作。 在胜利后，我们必须为乌克兰士兵的大量回归做好准备，以促进他们对家庭，社区的定性重新融合。 提供服务的中心方法将加强社会统一并增加稳定的状态。 我感谢大家愿意与退伍军人部合作，我们将共同做出非常有用的生意。”</text:p>
      <text:p text:style-name="P4">
News Source: <text:a xlink:type="simple" xlink:href="https://armyinform.com.ua/2023/04/04/u-cznapah-nadavatymut-19-novyh-poslug-veteranam-ta-yihnim-rodynam-yuliya-laputina/" text:style-name="Internet_20_link" text:visited-style-name="Visited_20_Internet_20_Link">
https://armyinform.com.ua/2023/04/04/u-cznapah-nadavatymut-19-novyh-poslug-veteranam-ta-yihnim-rodynam-yuliya-laputina/</text:a>
</text:p>
      <!--NEWS-->
      <text:h text:style-name="P10" text:outline-level="1">
<text:span text:style-name="T4">
以及如何用这种武器战斗 - 情报拦截</text:span>
</text:h>
      <text:p text:style-name="P4">
作者: ['АРМІЯINFORM']</text:p>
      <text:p text:style-name="P4">
时间: 2023-04-04T32:00:00-04:00</text:p>
      <text:p text:style-name="P4">
描述: Viiskovovevevev批评Yogo定居于特殊仓库的命令，...与乌克兰2022年的战争，与乌克兰的最新消息，今天与乌克兰的新闻，乌克兰2022年最后一次战争，乌克兰和俄罗斯之间以及俄罗斯之间以及俄罗斯之间的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标签: ['STOPRUSSIA', 'АГРЕСІЯ РФ', 'ВТОРГНЕННЯ РФ', 'ГУР ПЕРЕХОПЛЕННЯ']</text:p>
      <text:p text:style-name="P4">
类别: News</text:p>
      <!--METADATA-->
      <text:p text:style-name="P4">
<draw:frame draw:style-name="fr1" draw:name="Image241" text:anchor-type="as-char" svg:width="6.9236in" svg:height="3.894525in" draw:z-index="0">
<draw:image xlink:href="../Images/AРМІЯINFORM/2023-04-04T32-00-00-04-00/337531944_232614265847457_8544501692430122370_n.jpg" xlink:type="simple" xlink:show="embed" xlink:actuate="onLoad" draw:mime-type="image/jpeg"/>
</draw:frame>
这位军人批评命令的命令及其对分散的态度以及缺乏新武器的态度，这就是为什么旧武器被迫巩固的原因。</text:p>
      <text:p text:style-name="P4">
<text:span text:style-name="T4">
来源：</text:span>
 _ <text:a xlink:type="simple" xlink:href="https://t.me/DIUkraine/2167" text:style-name="Internet_20_link" text:visited-style-name="Visited_20_Internet_20_Link">
GUR MOU</text:a>
_</text:p>
      <text:p text:style-name="P4">
News Source: <text:a xlink:type="simple" xlink:href="https://armyinform.com.ua/2023/04/04/i-yak-voyuvaty-z-takym-ozbroyennyam-gur-perehoplennya/" text:style-name="Internet_20_link" text:visited-style-name="Visited_20_Internet_20_Link">
https://armyinform.com.ua/2023/04/04/i-yak-voyuvaty-z-takym-ozbroyennyam-gur-perehoplennya/</text:a>
</text:p>
      <!--NEWS-->
      <text:h text:style-name="P10" text:outline-level="1">
<text:span text:style-name="T4">
乌克兰和世界反对俄罗斯的侵略。 行动中的制裁</text:span>
</text:h>
      <text:p text:style-name="P4">
作者: ['АРМІЯINFORM']</text:p>
      <text:p text:style-name="P4">
时间: 2023-04-04T33:00:00-04:00</text:p>
      <text:p text:style-name="P4">
描述: 乌克兰霍夫多利亚关于圣克苏里亚联邦政府的Cindlelings的服务...与乌克兰2022年的战争，与乌克兰的最新新闻，今天与乌克兰的最新新闻，今天与乌克兰的新闻战争，今天与乌克兰的新闻战争，乌克兰与俄罗斯与俄罗斯之间以及俄罗斯和俄罗斯之间的战争将发生，当他们说，乌克兰在2022年将是与乌克兰的战争</text:p>
      <text:p text:style-name="P4">
图片: ['<text:a xlink:type="simple" xlink:href="https://armyinform.com.ua/wp-content/uploads/2022/03/sankcziyi.jpg" text:style-name="Internet_20_link" text:visited-style-name="Visited_20_Internet_20_Link">
sankcziyi.jpg</text:a>
']</text:p>
      <text:p text:style-name="P4">
标签: ['STOPRUSSIA', 'АГРЕСІЯ РФ', 'ВТОРГНЕННЯ РФ', 'УКРАЇНА І СВІТ']</text:p>
      <text:p text:style-name="P4">
类别: News</text:p>
      <!--METADATA-->
      <text:p text:style-name="P4">
<draw:frame draw:style-name="fr1" draw:name="Image242" text:anchor-type="as-char" svg:width="6.9236in" svg:height="4.396486in" draw:z-index="0">
<draw:image xlink:href="../Images/AРМІЯINFORM/2023-04-04T33-00-00-04-00/sankcziyi.jpg" xlink:type="simple" xlink:show="embed" xlink:actuate="onLoad" draw:mime-type="image/jpeg"/>
</draw:frame>
说明性照片</text:p>
      <text:p text:style-name="P4">
乌克兰的外国情报服务<text:a xlink:type="simple" xlink:href="https://www.facebook.com/SZRUkraine/posts/pfbid02psgejmLMzoSUcyzgHTxCeReEDi8tY7hy513kb4pZjmySdk9hkriN1LbpXaX2qrJdl" text:style-name="Internet_20_link" text:visited-style-name="Visited_20_Internet_20_Link">
报告</text:a>
截至4月3日，反对俄罗斯联邦的进展。</text:p>
      <text:p text:style-name="P4">
第二组乌克兰炮兵已经完成了AS90 SAU的研究。</text:p>
      <text:p text:style-name="P4">
波兰政府的欧盟大臣西蒙·肖恩科夫斯基·维尔森克(Shimon Shynkovsky Velsenk)说，华沙和布拉迪斯拉娃的决定应移交给乌克兰，作为其他国家的一个例子。</text:p>
      <text:p text:style-name="P4">
欧盟将在4月份联合国安理会总统任职期间与俄罗斯滥用权力作斗争 - 称欧洲外交Josep Borrel。</text:p>
      <text:p text:style-name="P4">
拉脱维亚内政部计划在乌克兰国家边境警卫队的官员中保留库尔马斯·斯波斯斯心理学的支持。</text:p>
      <text:p text:style-name="P4">
新西兰对俄罗斯联邦总统对儿童儿童权利的利维夫·贝洛夫权利进行了制裁，“因为它参与了成千上万的乌克兰儿童的公开盗窃和暴力昂贵的罪名。 Out -Zeland的部长Nanai Mahut说：“已经对26人(白俄罗斯的5人和其他俄罗斯)实施了制裁，这是我们对俄罗斯的永久谴责和对乌克兰的支持。”</text:p>
      <text:p text:style-name="P4">
这位前蒙古总统tsakhijan Elbegdorge说：“自第二次世界大战以来已经过去了，人们仍然一直在说大屠杀。使命。</text:p>
      <text:p text:style-name="P4">
来自世界各地的38个版本的编辑已经签署了一封信，要求释放《华尔街日报》的记者埃文·格什科维奇(Evan Gershkovich)，后者因涉嫌间谍活动而被拘留在俄罗斯。</text:p>
      <text:p text:style-name="P4">
梅·桑杜(May Sandu)总统表示，摩尔多瓦(Moldova)可以在两年内成为俄罗斯完全独立的边缘领域。</text:p>
      <text:p text:style-name="P4">
<text:span text:style-name="T4">
来源：</text:span>
 _ <text:a xlink:type="simple" xlink:href="https://www.facebook.com/SZRUkraine/posts/pfbid02psgejmLMzoSUcyzgHTxCeReEDi8tY7hy513kb4pZjmySdk9hkriN1LbpXaX2qrJdl" text:style-name="Internet_20_link" text:visited-style-name="Visited_20_Internet_20_Link">
外部情报服务</text:a>
_</text:p>
      <text:p text:style-name="P4">
News Source: <text:a xlink:type="simple" xlink:href="https://armyinform.com.ua/2023/04/04/ukrayina-i-svit-proty-rosijskoyi-agresiyi-sankcziyi-v-diyi-9/" text:style-name="Internet_20_link" text:visited-style-name="Visited_20_Internet_20_Link">
https://armyinform.com.ua/2023/04/04/ukrayina-i-svit-proty-rosijskoyi-agresiyi-sankcziyi-v-diyi-9/</text:a>
</text:p>
      <!--NEWS-->
      <text:h text:style-name="P10" text:outline-level="1">
<text:span text:style-name="T4">
克里姆林宫以谋杀“军事”为宣传的另一部分</text:span>
</text:h>
      <text:p text:style-name="P4">
作者: ['АРМІЯINFORM']</text:p>
      <text:p text:style-name="P4">
时间: 2023-04-04T34:00:00-04:00</text:p>
      <text:p text:style-name="P4">
描述: 来自Zv'yazka Zi Sumy“ Viyskkora”的俄罗斯联合会的宣传。他们说，在乌克兰和俄罗斯以及2022年与乌克兰的战争之间，他们会在不久的将来与乌克兰发生战争，他们说，乌克兰与乌克兰的战争，今天的乌克兰新闻，乌克兰的新闻，乌克兰媒体的乌克兰媒体新闻</text:p>
      <text:p text:style-name="P4">
图片: ['<text:a xlink:type="simple" xlink:href="https://armyinform.com.ua/wp-content/uploads/2023/04/339069820_2090478197821672_898770503943600015_n.jpg" text:style-name="Internet_20_link" text:visited-style-name="Visited_20_Internet_20_Link">
339069820_2090478197821672_898770503943600015_n.jpg</text:a>
']</text:p>
      <text:p text:style-name="P4">
标签: ['НАРАТИВИ РФ', 'ПРОПАГАНДА', 'ЦЕНТР ПРОТИДІЇ ДЕЗІНФОРМАЦІЇ']</text:p>
      <text:p text:style-name="P4">
类别: News</text:p>
      <!--METADATA-->
      <text:p text:style-name="P4">
<draw:frame draw:style-name="fr1" draw:name="Image243" text:anchor-type="as-char" svg:width="6.9236in" svg:height="6.9236in" draw:z-index="0">
<draw:image xlink:href="../Images/AРМІЯINFORM/2023-04-04T34-00-00-04-00/339069820_2090478197821672_898770503943600015_n.jpg" xlink:type="simple" xlink:show="embed" xlink:actuate="onLoad" draw:mime-type="image/jpeg"/>
</draw:frame>
俄罗斯宣传家也发出了类似的陈述，该声明与塔塔斯基(V. Tatarsky)的死亡有关，后者要求对乌克兰进行“彻底破坏”。</text:p>
      <text:p text:style-name="P4">
乌克兰恐惧症的谋杀案获得了严重的共鸣，因此克里姆林宫决定做很多事情，并通过手动宣传者试图成为塔塔尔烈士和纳粹的受害者</text:p>
      <text:p text:style-name="P4">
实际上，敌人试图将俄罗斯人团结起来，以提高其低士气并提高动员率</text:p>
      <text:p text:style-name="P4">
“我们将赢得所有人，我们将杀死所有人，我们需要被抢劫。 一切都像我们英里一样。</text:p>
      <text:p text:style-name="P4">
<text:span text:style-name="T4">
资料来源：</text:span>
 <text:a xlink:type="simple" xlink:href="https://www.facebook.com/protydiyadezinformatsiyi.cpd/posts/pfbid0ctZe6Ez8CLwDqiHN9et6A6GCNJ4SGHNpr4weWSCze6621BZaNTcsC2JhavfK8BVCl" text:style-name="Internet_20_link" text:visited-style-name="Visited_20_Internet_20_Link">
中心抗-dydidformation</text:a>
</text:p>
      <text:p text:style-name="P4">
News Source: <text:a xlink:type="simple" xlink:href="https://armyinform.com.ua/2023/04/04/kreml-vykorystovuye-vbyvstvo-vijskkora-yak-chergovu-porcziyu-propagandy/" text:style-name="Internet_20_link" text:visited-style-name="Visited_20_Internet_20_Link">
https://armyinform.com.ua/2023/04/04/kreml-vykorystovuye-vbyvstvo-vijskkora-yak-chergovu-porcziyu-propagandy/</text:a>
</text:p>
      <!--NEWS-->
      <text:h text:style-name="P10" text:outline-level="1">
<text:span text:style-name="T4">
拘留俄罗斯反犹太特工，威胁犹太人社区的负责人</text:span>
</text:h>
      <text:p text:style-name="P4">
作者: ['АРМІЯINFORM']</text:p>
      <text:p text:style-name="P4">
时间: 2023-04-04T35:00:00-04:00</text:p>
      <text:p text:style-name="P4">
描述: Bezpequi Zabbilla为Petabilizuvati的Rosieki特殊服务的测试...与乌克兰2022年的战争，与乌克兰的战争是今天的最新消息，这是与乌克兰2022年的新闻战争，这是今天的最后一场，将是今天的最后一项。他们说，当乌克兰与俄罗斯之间的战争以及2022年与乌克兰的战争将在不久的将来与乌克兰发生战争时，他们说，与乌克兰的战争，今天的乌克兰新闻，乌克兰新闻，乌克兰新闻，乌克兰媒体在俄罗斯媒体的乌克兰新闻</text:p>
      <text:p text:style-name="P4">
图片: ['<text:a xlink:type="simple" xlink:href="https://armyinform.com.ua/wp-content/uploads/2023/02/sbu4-1.jpg" text:style-name="Internet_20_link" text:visited-style-name="Visited_20_Internet_20_Link">
sbu4-1.jpg</text:a>
']</text:p>
      <text:p text:style-name="P4">
标签: ['STOPRUSSIA', 'АГРЕСІЯ РФ', 'ВТОРГНЕННЯ РФ', 'РОСІЙСЬКИЙ АГЕНТ', 'СБУ']</text:p>
      <text:p text:style-name="P4">
类别: News</text:p>
      <!--METADATA-->
      <text:p text:style-name="P4">
<draw:frame draw:style-name="fr1" draw:name="Image244" text:anchor-type="as-char" svg:width="6.9236in" svg:height="4.615733in" draw:z-index="0">
<draw:image xlink:href="../Images/AРМІЯINFORM/2023-04-04T35-00-00-04-00/sbu4-1.jpg" xlink:type="simple" xlink:show="embed" xlink:actuate="onLoad" draw:mime-type="image/jpeg"/>
</draw:frame>
安全局阻止了俄罗斯特殊服务试图破坏乌克兰西部的内部和政治局势的稳定。 在特殊行动的过程中，释放了Transcarpathia的居民，该居民按照侵略者的指导，在该地区人为地象征着纽约。</text:p>
      <text:p text:style-name="P4">
关于它<text:a xlink:type="simple" xlink:href="https://www.facebook.com/watch/" text:style-name="Internet_20_link" text:visited-style-name="Visited_20_Internet_20_Link">
报告</text:a>
乌克兰的安全服务。</text:p>
      <ul>
        <li>
去年12月，他隐藏在Centriuzhgorod铭文中的建筑物外墙上，要求谋杀犹太人。 此外，犹太人社区“作者”的“伪科学工作”的领导者使用的恶性因素“证明”了他对这个国籍的仇恨。</li>
      </ul>
      <text:p text:style-name="P4">
已经确定，到2014年，参与俄罗斯联邦北奥塞梯领土的人。 目前，乌克兰安全局的员工正在研究一名男子与俄罗斯联邦特殊服务的关系。</text:p>
      <text:p text:style-name="P4">
据报道，在搜索出人因素的公寓中，识别出具有犯罪证据的计算机，而德罗索斯克文学作品的证据时，德罗索斯克的作者赞扬了俄罗斯联合会的特殊服务。</text:p>
      <text:p text:style-name="P4">
还用绘画衣服去除，这与建筑物的反犹太铭文有关。</text:p>
      <text:p text:style-name="P4">
如图所述，根据安全局收集的证据，袭击者据报道了根据第1部分的涉嫌。 乌克兰刑法的161(对国家，地区，种族或宗教敌意的点火).</text:p>
      <text:p text:style-name="P4">
Триває розслідування для встановлення всіх обставин злочину і притягненнявинних до відповідальності.</text:p>
      <text:p text:style-name="P4">
Заходи проводили співробітники СБУ у Закарпатській області спільно зНаціональною поліцією за процесуального керівництва Ужгородської окружноїпрокуратури.</text:p>
      <text:p text:style-name="P4">
News Source: <text:a xlink:type="simple" xlink:href="https://armyinform.com.ua/2023/04/04/zatrymano-rosijskogo-agenta-antysemita-yakyj-pogrozhuvav-ochilnyku-yevrejskoyi-gromady/" text:style-name="Internet_20_link" text:visited-style-name="Visited_20_Internet_20_Link">
https://armyinform.com.ua/2023/04/04/zatrymano-rosijskogo-agenta-antysemita-yakyj-pogrozhuvav-ochilnyku-yevrejskoyi-gromady/</text:a>
</text:p>
      <!--NEWS-->
      <text:h text:style-name="P10" text:outline-level="1">
<text:span text:style-name="T4">
国家安全局参加了为关键基础设施员工的为期五天的网络防御研讨会</text:span>
</text:h>
      <text:p text:style-name="P4">
作者: ['АРМІЯINFORM']</text:p>
      <text:p text:style-name="P4">
时间: 2023-04-04T36:00:00-04:00</text:p>
      <text:p text:style-name="P4">
描述: Zhnjn办公室兵役经济部局，主权部的吉尼（Gigor乌克兰与俄罗斯之间会发生战争吗？当2022年与乌克兰的战争将在2022年发生，他们是否会在不久的将来与乌克兰进行战争，他们说，今天与乌克兰的战争今天，乌克兰，今天的战争，乌克兰新闻在乌克兰媒体的俄罗斯人</text:p>
      <text:p text:style-name="P4">
图片: ['<text:a xlink:type="simple" xlink:href="https://armyinform.com.ua/wp-content/uploads/2023/04/339755405_2175424449311997_1603151073373319492_n.jpg" text:style-name="Internet_20_link" text:visited-style-name="Visited_20_Internet_20_Link">
339755405_2175424449311997_1603151073373319492_n.jpg</text:a>
']</text:p>
      <text:p text:style-name="P4">
标签: ['ВОРКШОП', 'ДЕРЖСПЕЦЗВ’ЯЗОК', 'СЕМІНАР']</text:p>
      <text:p text:style-name="P4">
类别: News</text:p>
      <!--METADATA-->
      <text:p text:style-name="P4">
<draw:frame draw:style-name="fr1" draw:name="Image245" text:anchor-type="as-char" svg:width="6.9236in" svg:height="4.615733in" draw:z-index="0">
<draw:image xlink:href="../Images/AРМІЯINFORM/2023-04-04T36-00-00-04-00/339755405_2175424449311997_1603151073373319492_n.jpg" xlink:type="simple" xlink:show="embed" xlink:actuate="onLoad" draw:mime-type="image/jpeg"/>
</draw:frame>
国际安全局和美国国务院办公室与乌克兰州磁带保护局以及研讨会的国家安全与国防委员会合作，为关键设施的“关键基础设施的安全与稳定”的国家安全与国防委员会合作基础设施。 关于它<text:a xlink:type="simple" xlink:href="https://www.facebook.com/dsszzi/posts/pfbid02fC8GMeVEKWLUSzN2w9CLdGiaudXPsZk8dXWtKL2fGz5rcXxh5BHLUZY3Rh73E9Kjl" text:style-name="Internet_20_link" text:visited-style-name="Visited_20_Internet_20_Link">
报告</text:a>
乌克兰特殊传播和信息保护的国家服务。</text:p>
      <text:p text:style-name="P4">
该活动还得到了美国国家安全部，美国教育与安全局的支持(英语。 -CISA)和民事研发基金(<text:a xlink:type="simple" xlink:href="https://www.facebook.com/CRDFGlobal/" text:style-name="Internet_20_link" text:visited-style-name="Visited_20_Internet_20_Link">
CRDF Global</text:a>
 ).</text:p>
      <text:p text:style-name="P4">
Мета семінару — нарощування спроможності, стійкості українських підприємствкритичної інфраструктури та їх взаємодії як на рівні окремих об’єктів, так іна загальнодержавному рівні.</text:p>
      <text:p text:style-name="P4">
«Підвищення стійкості критичної інфраструктури до загроз, на основіцілеспрямованих зловмисних дій, в нинішніх умовах має стати пріоритетом дляключових секторів критичної інфраструктури. Перед нами стоїть завданняудосконалити законодавство, яке має охоплювати повний цикл стратегічногопланування та управління з урахуванням принципів та напрямів забезпеченнянаціональної стійкості на всіх рівнях — загальнодержавному, регіональному,місцевому, об’єктовому», — зазначив директор Департаменту захисту критичноїінфраструктури Адміністрації Держспецзв’язку Андрій Чотчиков.</text:p>
      <text:p text:style-name="P4">
Він подякував партнерам за допомогу та плідну співпрацю у вирішенні проблемнихпитань впровадження державної політики із захисту критичної інфраструктури тапідкреслив, що між Державною службою спеціального зв’язку та захистуінформації України та CISA було укладено меморандум, в результаті якого вжевстановлено високий рівень кооперації та взаємодії.</text:p>
      <text:p text:style-name="P4">
Під час семінару відбулися різноманітні інтерактивні сесії, лекції, дискусіїта групові заходи під керівництвом експертів CISA . Крім того, учасники малиможливість навчитися одне в одного та обговорили спільні зусилля у відповіднихгалузях.</text:p>
      <text:p text:style-name="P4">
News Source: <text:a xlink:type="simple" xlink:href="https://armyinform.com.ua/2023/04/04/derzhspeczzvyazku-vzyala-uchast-u-pyatydennomu-vorkshopi-z-kiberzahystu-dlya-praczivnykiv-pidpryyemstv-krytychnoyi-infrastruktury/" text:style-name="Internet_20_link" text:visited-style-name="Visited_20_Internet_20_Link">
https://armyinform.com.ua/2023/04/04/derzhspeczzvyazku-vzyala-uchast-u-pyatydennomu-vorkshopi-z-kiberzahystu-dlya-praczivnykiv-pidpryyemstv-krytychnoyi-infrastruktury/</text:a>
</text:p>
      <!--NEWS-->
      <text:h text:style-name="P10" text:outline-level="1">
<text:span text:style-name="T4">
今晚，我们的飞机撞倒了14架Sagl Shahed</text:span>
</text:h>
      <text:p text:style-name="P4">
作者: ['АРМІЯINFORM']</text:p>
      <text:p text:style-name="P4">
时间: 2023-04-04T37:00:00-04:00</text:p>
      <text:p text:style-name="P4">
描述: UNOCH 4 KVINIKI 2023 ROCKY ROCKY PIPANSI袭击了乌克兰部队...与乌克兰2022年的战争，与乌克兰与乌克兰的最新新闻，今天与乌克兰2022年的新闻战争，乌克兰与乌克兰之间的战争将在乌克兰和俄罗斯之间发动战争，何时与乌克兰战争，何时与乌克兰战争，在不久的将来，是否会与乌克兰进行战争，与乌克兰的战争，今天的乌克兰新闻，乌克兰新闻在俄罗斯的乌克兰新闻</text:p>
      <text:p text:style-name="P4">
图片: ['<text:a xlink:type="simple" xlink:href="https://armyinform.com.ua/wp-content/uploads/2022/11/shah.jpg" text:style-name="Internet_20_link" text:visited-style-name="Visited_20_Internet_20_Link">
shah.jpg</text:a>
']</text:p>
      <text:p text:style-name="P4">
标签: ['SHAHED', 'STOPRUSSIA', 'ВТОРГНЕННЯ РФ', 'ЗНИЩЕННЯ ВОЄННОЇ ТЕХНІКИ ПРОТИВНИКА', 'ПОВІТРЯНІ СИЛИ ЗСУ']</text:p>
      <text:p text:style-name="P4">
类别: News</text:p>
      <!--METADATA-->
      <text:p text:style-name="P4">
<draw:frame draw:style-name="fr1" draw:name="Image246" text:anchor-type="as-char" svg:width="6.9236in" svg:height="3.89773in" draw:z-index="0">
<draw:image xlink:href="../Images/AРМІЯINFORM/2023-04-04T37-00-00-04-00/shah.jpg" xlink:type="simple" xlink:show="embed" xlink:actuate="onLoad" draw:mime-type="image/jpeg"/>
</draw:frame>
**🔥i</text:p>
      <text:p text:style-name="P4">
2023年4月4日晚上，俄罗斯入侵者通过伊朗生产的醉酒无人机“ Shahd-136/131”袭击了乌克兰。</text:p>
      <text:p text:style-name="P4">
关于它<text:a xlink:type="simple" xlink:href="https://www.facebook.com/kpszsu/posts/pfbid0ay4TgZ3LAshx69AmjeaEAG1s8WzcfxzUiknp1oqogBq6iJMCECBtR1iPFXsPajvjl" text:style-name="Internet_20_link" text:visited-style-name="Visited_20_Internet_20_Link">
报告</text:a>
武装部队司令部。</text:p>
      <text:p text:style-name="P4">
总共记录了大约17杆无人机，可能是从阿佐夫海东部海岸地区记录的。</text:p>
      <text:p text:style-name="P4">
南空气司令部的防空力量和手段被14 Shahas摧毁。</text:p>
      <text:p text:style-name="P4">
News Source: <text:a xlink:type="simple" xlink:href="https://armyinform.com.ua/2023/04/04/znyshheno-shhe-14-udarnyh-bpla-shahed-136-131/" text:style-name="Internet_20_link" text:visited-style-name="Visited_20_Internet_20_Link">
https://armyinform.com.ua/2023/04/04/znyshheno-shhe-14-udarnyh-bpla-shahed-136-131/</text:a>
</text:p>
      <!--NEWS-->
      <text:h text:style-name="P10" text:outline-level="1">
<text:span text:style-name="T4">
在过去的一天中，敌人造成了3枚导弹和21次航空罢工</text:span>
</text:h>
      <text:p text:style-name="P4">
作者: ['АРМІЯINFORM']</text:p>
      <text:p text:style-name="P4">
时间: 2023-04-04T38:00:00-04:00</text:p>
      <text:p text:style-name="P4">
描述: 关于乌克兰兹布罗伊萨尼部队的总部。  - 上次过去了...与乌克兰2022年的战争，与乌克兰的战争是今天的最新消息，与乌克兰2022年战争的消息是今天的最后一场新闻，乌克兰和俄罗斯之间以及俄罗斯之间以及何时会发生战争，2022年与乌克兰与乌克兰的战争都将是，无论是否会发生，无论是否会发生，无论是在不久的将来与乌克兰的战争，无论是与乌克兰的战争》，《与乌克兰的战争》，《今日乌克兰新闻》，乌克兰媒体上的乌克兰新闻在俄罗斯</text:p>
      <text:p text:style-name="P4">
图片: ['<text:a xlink:type="simple" xlink:href="https://armyinform.com.ua/wp-content/uploads/2022/12/630_360_1650977494-848.jpg" text:style-name="Internet_20_link" text:visited-style-name="Visited_20_Internet_20_Link">
630_360_1650977494-848.jpg</text:a>
']</text:p>
      <text:p text:style-name="P4">
标签: ['STOPRUSSIA', 'ВТОРГНЕННЯ РФ', 'ГШ ЗСУ', 'ОПЕРАТИВНА ІНФОРМАЦІЯ']</text:p>
      <text:p text:style-name="P4">
类别: News</text:p>
      <!--METADATA-->
      <text:p text:style-name="P4">
<draw:frame draw:style-name="fr1" draw:name="Image247" text:anchor-type="as-char" svg:width="6.9236in" svg:height="3.956343in" draw:z-index="0">
<draw:image xlink:href="../Images/AРМІЯINFORM/2023-04-04T38-00-00-04-00/630_360_1650977494-848.jpg" xlink:type="simple" xlink:show="embed" xlink:actuate="onLoad" draw:mime-type="image/jpeg"/>
</draw:frame>
<text:span text:style-name="T4">
🔥俄罗斯入侵的情况</text:span>
</text:p>
      <text:p text:style-name="P4">
关于它<text:a xlink:type="simple" xlink:href="https://www.facebook.com/GeneralStaff.ua/posts/pfbid02DjH68Cr3pbHDDBizuuKYiV1D4m2q1oEK5duFcF89DydbB7oGDPyznWfCd131Ls5cl" text:style-name="Internet_20_link" text:visited-style-name="Visited_20_Internet_20_Link">
报告</text:a>
乌克兰武装部队的总参谋部。</text:p>
      <ul>
        <li>
在过去的一天中，敌人造成了3枚导弹和21次航空罢工，进行了3​​3次火箭发射器进行炮击。</li>
      </ul>
      <text:p text:style-name="P4">
乌克兰遍布整个乌克兰的火箭和航空罢工的可能性很高，因为敌人继续使用恐怖策略。</text:p>
      <text:p text:style-name="P4">
News Source: <text:a xlink:type="simple" xlink:href="https://armyinform.com.ua/2023/04/04/za-mynulu-dobu-vorog-zavdav-3-raketnyh-ta-21-aviaczijnyj-udar/" text:style-name="Internet_20_link" text:visited-style-name="Visited_20_Internet_20_Link">
https://armyinform.com.ua/2023/04/04/za-mynulu-dobu-vorog-zavdav-3-raketnyh-ta-21-aviaczijnyj-udar/</text:a>
</text:p>
      <!--NEWS-->
      <text:h text:style-name="P10" text:outline-level="1">
<text:span text:style-name="T4">
国防军的最后一天击退了69次入侵者袭击</text:span>
</text:h>
      <text:p text:style-name="P4">
作者: ['АРМІЯINFORM']</text:p>
      <text:p text:style-name="P4">
时间: 2023-04-04T39:00:00-04:00</text:p>
      <text:p text:style-name="P4">
描述: 关于乌克兰兹布罗伊萨尼部队的总部。  - 对手被摇摆了...与乌克兰2022的战争，与乌克兰的战争是今天的最新消息，即与乌克兰2022年的新闻战争，今天将在乌克兰和俄罗斯之间以及与乌克兰的战争之间发动战争他们说，2022年，是否会与乌克兰进行战争，在不久的将来，他们说，今天与乌克兰的战争，今天的乌克兰新闻，乌克兰新闻，乌克兰媒体在俄罗斯的乌克兰新闻</text:p>
      <text:p text:style-name="P4">
图片: ['<text:a xlink:type="simple" xlink:href="https://armyinform.com.ua/wp-content/uploads/2023/02/260134.jpg" text:style-name="Internet_20_link" text:visited-style-name="Visited_20_Internet_20_Link">
260134.jpg</text:a>
']</text:p>
      <text:p text:style-name="P4">
标签: ['STOPRUSSIA', 'ВТОРГНЕННЯ РФ', 'ГШ', 'ОПЕРАТИВНА ІНФОРМАЦІЯ']</text:p>
      <text:p text:style-name="P4">
类别: News</text:p>
      <!--METADATA-->
      <text:p text:style-name="P4">
<draw:frame draw:style-name="fr1" draw:name="Image248" text:anchor-type="as-char" svg:width="6.9236in" svg:height="5.048458in" draw:z-index="0">
<draw:image xlink:href="../Images/AРМІЯINFORM/2023-04-04T39-00-00-04-00/260134.jpg" xlink:type="simple" xlink:show="embed" xlink:actuate="onLoad" draw:mime-type="image/jpeg"/>
</draw:frame>
说明性照片<text:span text:style-name="T4">
🔥俄罗斯入侵的情况</text:span>
</text:p>
      <text:p text:style-name="P4">
关于它<text:a xlink:type="simple" xlink:href="https://www.facebook.com/GeneralStaff.ua/posts/pfbid02DjH68Cr3pbHDDBizuuKYiV1D4m2q1oEK5duFcF89DydbB7oGDPyznWfCd131Ls5cl" text:style-name="Internet_20_link" text:visited-style-name="Visited_20_Internet_20_Link">
报告</text:a>
乌克兰武装部队的总参谋部。</text:p>
      <ul>
        <li>
敌人继续将主要努力集中在领导利曼，巴赫穆特，阿夫迪夫和玛丽斯基的方向上。 最凶猛的人害怕Bakhmut，Avdiivka和Marinka定居点，这是证词。</li>
      </ul>
      <text:p text:style-name="P4">
News Source: <text:a xlink:type="simple" xlink:href="https://armyinform.com.ua/2023/04/04/mynuloyi-doby-syly-oborony-vidbyly-69-atak-zagarbnykiv/" text:style-name="Internet_20_link" text:visited-style-name="Visited_20_Internet_20_Link">
https://armyinform.com.ua/2023/04/04/mynuloyi-doby-syly-oborony-vidbyly-69-atak-zagarbnykiv/</text:a>
</text:p>
      <!--NEWS-->
      <text:h text:style-name="P10" text:outline-level="1">
<text:span text:style-name="T4">
我们的航空在敌人的位置上进行了5次跳动</text:span>
</text:h>
      <text:p text:style-name="P4">
作者: ['АРМІЯINFORM']</text:p>
      <text:p text:style-name="P4">
时间: 2023-04-04T40:00:00-04:00</text:p>
      <text:p text:style-name="P4">
描述: 关于乌克兰兹布罗伊萨尼部队的总部。 -Avisiaziya国防军...与乌克兰2022年的战争，与乌克兰的最新新闻战争，与乌克兰的新闻战争，与乌克兰2022年的新闻战争，乌克兰和俄罗斯之间的战争以及俄罗斯之间的战争以及2022年与乌克兰的战争将是或不是，在不久的将来会与乌克兰发动战争，这是与乌克兰的战争，今天的乌克兰新闻，乌克兰新闻，乌克兰媒体在俄罗斯</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АВІАЦІЯ ЗСУ', 'ВТОРГНЕННЯ РФ', 'ГШ ЗСУ', 'ОПЕРАТИВНА ІНФОРМАЦІЯ']</text:p>
      <text:p text:style-name="P4">
类别: News</text:p>
      <!--METADATA-->
      <text:p text:style-name="P4">
<draw:frame draw:style-name="fr1" draw:name="Image249" text:anchor-type="as-char" svg:width="6.9236in" svg:height="3.894525in" draw:z-index="0">
<draw:image xlink:href="../Images/AРМІЯINFORM/2023-04-04T40-00-00-04-00/aviacziya-syl-oborony-ukrayiny.jpg" xlink:type="simple" xlink:show="embed" xlink:actuate="onLoad" draw:mime-type="image/jpeg"/>
</draw:frame>
说明性照片<text:span text:style-name="T4">
🔥俄罗斯完成的情况</text:span>
</text:p>
      <text:p text:style-name="P4">
关于它<text:a xlink:type="simple" xlink:href="https://www.facebook.com/GeneralStaff.ua/posts/pfbid02DjH68Cr3pbHDDBizuuKYiV1D4m2q1oEK5duFcF89DydbB7oGDPyznWfCd131Ls5cl" text:style-name="Internet_20_link" text:visited-style-name="Visited_20_Internet_20_Link">
报告</text:a>
乌克兰武装部队的总参谋部。</text:p>
      <ul>
        <li>
最后一天的国防军航空在侵略者的个人员工和军事装备集中的领域中获得了5次跳动。 早晨的摘要说，敌对的探索也被盗了，我们的火箭发射器和炮兵击败了敌人的注意力。</li>
      </ul>
      <text:p text:style-name="P4">
News Source: <text:a xlink:type="simple" xlink:href="https://armyinform.com.ua/2023/04/04/nasha-aviacziya-zavdala-5-udariv-po-pozycziyah-protyvnyka/" text:style-name="Internet_20_link" text:visited-style-name="Visited_20_Internet_20_Link">
https://armyinform.com.ua/2023/04/04/nasha-aviacziya-zavdala-5-udariv-po-pozycziyah-protyvnyka/</text:a>
</text:p>
      <!--NEWS-->
      <text:h text:style-name="P10" text:outline-level="1">
<text:span text:style-name="T4">
在赫尔森地区，轻率的人禁止和平人口出去</text:span>
</text:h>
      <text:p text:style-name="P4">
作者: ['АРМІЯINFORM']</text:p>
      <text:p text:style-name="P4">
时间: 2023-04-04T41:00:00-04:00</text:p>
      <text:p text:style-name="P4">
描述: 关于乌克兰兹布罗伊萨尼部队的总部。 -Sreephoi在人口中...与乌克兰2022年的战争，与乌克兰的战争是今天的最新消息，与乌克兰2022年的新闻战是今天的最后一场新闻，乌克兰和俄罗斯之间的战争是否会在2022年与乌克兰与乌克兰的战争，是否会在不久的将来与乌克兰进行战争，说，与乌克兰的战争，今天的乌克兰新闻，乌克兰新闻，乌克兰媒体在俄罗斯的乌克兰新闻</text:p>
      <text:p text:style-name="P4">
图片: ['<text:a xlink:type="simple" xlink:href="https://armyinform.com.ua/wp-content/uploads/2023/04/64_main-v1671899843.jpg" text:style-name="Internet_20_link" text:visited-style-name="Visited_20_Internet_20_Link">
64_main-v1671899843.jpg</text:a>
']</text:p>
      <text:p text:style-name="P4">
标签: ['STOPRUSSIA', 'ВТОРГНЕННЯ РФ', 'ГШ ЗСУ', 'ОПЕРАТИВНА ІНФОРМАЦІЯ', 'ХЕРСОНЩИНА']</text:p>
      <text:p text:style-name="P4">
类别: News</text:p>
      <!--METADATA-->
      <text:p text:style-name="P4">
<draw:frame draw:style-name="fr1" draw:name="Image250" text:anchor-type="as-char" svg:width="6.9236in" svg:height="4.61903in" draw:z-index="0">
<draw:image xlink:href="../Images/AРМІЯINFORM/2023-04-04T41-00-00-04-00/64_main-v1671899843.jpg" xlink:type="simple" xlink:show="embed" xlink:actuate="onLoad" draw:mime-type="image/jpeg"/>
</draw:frame>
说明性照片<text:span text:style-name="T4">
🔥俄罗斯入侵</text:span>
</text:p>
      <text:p text:style-name="P4">
关于它<text:a xlink:type="simple" xlink:href="https://www.facebook.com/GeneralStaff.ua/posts/pfbid02DjH68Cr3pbHDDBizuuKYiV1D4m2q1oEK5duFcF89DydbB7oGDPyznWfCd131Ls5cl" text:style-name="Internet_20_link" text:visited-style-name="Visited_20_Internet_20_Link">
报告</text:a>
乌克兰武装部队的总参谋部。</text:p>
      <ul>
        <li>
在Kherson地区Kakhovsky区的某些定居点中(简单)俄罗斯入侵者继续对当地人口施加压力。 是的，4月2日，人们被禁止离开公寓离开家。所有公共场所均被所有公共场所关闭：购物中心，商店，医院(简单)等等 - 摘要中的报告。</li>
      </ul>
      <text:p text:style-name="P4">
也在指定区域的单独村庄(简单)老年人，并继续从侵犯者的欺凌中受到警报。 要获得养老金，有必要进行起诉，而不是所有人，而不是全部。 同时，为了预测，社会支付的收到变得越来越容易获得。</text:p>
      <text:p text:style-name="P4">
News Source: <text:a xlink:type="simple" xlink:href="https://armyinform.com.ua/2023/04/04/na-hersonshhyni-rashysty-zaboronyaly-myrnomu-naselennyu-vyhodyty-na-vulyczi/" text:style-name="Internet_20_link" text:visited-style-name="Visited_20_Internet_20_Link">
https://armyinform.com.ua/2023/04/04/na-hersonshhyni-rashysty-zaboronyaly-myrnomu-naselennyu-vyhodyty-na-vulyczi/</text:a>
</text:p>
      <!--NEWS-->
      <text:h text:style-name="P10" text:outline-level="1">
<text:span text:style-name="T4">
国防军每天消除了500多名入侵者，摧毁了8个坦克和6 bbm</text:span>
</text:h>
      <text:p text:style-name="P4">
作者: ['АРМІЯINFORM']</text:p>
      <text:p text:style-name="P4">
时间: 2023-04-04T42:00:00-04:00</text:p>
      <text:p text:style-name="P4">
描述: Zagalni Boyov，将敌人于04/24/22到04.04.23 Orintovo成为：...与乌克兰2022年的战争，与乌克兰与乌克兰的最新新闻，今天与乌克兰的新闻战争，今天与乌克兰2022年的新闻战，乌克兰会在乌克兰之间发生战争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4/6067fe4c-9374-4765-8cba-3eb0d8dca431-scaled.jpg" text:style-name="Internet_20_link" text:visited-style-name="Visited_20_Internet_20_Link">
6067fe4c-9374-4765-8cba-3eb0d8dca431-scaled.jpg</text:a>
']</text:p>
      <text:p text:style-name="P4">
标签: ['STOPRUSSIA', 'АГРЕСІЯ РФ', 'ВТОРГНЕННЯ РФ', 'ВТРАТИ ВОРОГА', 'ГШ ЗСУ']</text:p>
      <text:p text:style-name="P4">
类别: News</text:p>
      <!--METADATA-->
      <text:p text:style-name="P4">
<draw:frame draw:style-name="fr1" draw:name="Image251" text:anchor-type="as-char" svg:width="6.9236in" svg:height="6.975527in" draw:z-index="0">
<draw:image xlink:href="../Images/AРМІЯINFORM/2023-04-04T42-00-00-04-00/6067fe4c-9374-4765-8cba-3eb0d8dca431-scaled.jpg" xlink:type="simple" xlink:show="embed" xlink:actuate="onLoad" draw:mime-type="image/jpeg"/>
</draw:frame>
敌人从24.02.22到04.04.23的总体战斗损失将分配给：</text:p>
      <text:p text:style-name="P4">
<text:span text:style-name="T4">
<text:span text:style-name="T5">
人员 -  </text:span>
* 175690(+530)淘汰的人</text:span>
<text:span text:style-name="T5">
坦克 -  </text:span>
<text:span text:style-name="T5">
 3627(+8)</text:span>
<text:span text:style-name="T4">
战斗装甲车 -  </text:span>
 6999(+6)<text:span text:style-name="T4">
<text:span text:style-name="T5">
炮兵系统 -  </text:span>
<text:span text:style-name="T5">
 2697(+3)</text:span>
 </text:span>
 rszv- <text:span text:style-name="T4">
 528(+1)</text:span>
<text:span text:style-name="T5">
防防防防防空防 -  </text:span>
<text:span text:style-name="T5">
 280(0)</text:span>
<text:span text:style-name="T4">
飞机 -  </text:span>
 306(0)<text:span text:style-name="T4">
<text:span text:style-name="T5">
直升机 -  </text:span>
* 291(0)</text:span>
<text:span text:style-name="T5">
无人机手术战术水平 -  </text:span>
<text:span text:style-name="T5">
 2277(+15)</text:span>
<text:span text:style-name="T4">
有翼的导弹 -  </text:span>
 911(0)<text:span text:style-name="T4">
<text:span text:style-name="T5">
船 /船 -  </text:span>
* 18(0)</text:span>
<text:span text:style-name="T5">
汽车设备和坦克 -  </text:span>
<text:span text:style-name="T5">
 5562(+9)</text:span>
<text:span text:style-name="T4">
特殊技术 -  </text:span>
 298(0)指定数据...</text:p>
      <text:p text:style-name="P4">
击败占用者!让我们一起赢!我们的力量真实!</text:p>
      <text:p text:style-name="P4">
News Source: <text:a xlink:type="simple" xlink:href="https://armyinform.com.ua/2023/04/04/syly-oborony-za-dobu-likviduvaly-ponad-500-okupantiv-znyshhyly-8-tankiv-i-6-bbm/" text:style-name="Internet_20_link" text:visited-style-name="Visited_20_Internet_20_Link">
https://armyinform.com.ua/2023/04/04/syly-oborony-za-dobu-likviduvaly-ponad-500-okupantiv-znyshhyly-8-tankiv-i-6-bbm/</text:a>
</text:p>
      <!--NEWS-->
      <text:h text:style-name="P10" text:outline-level="1">
<text:span text:style-name="T4">
国家应在和平生活中保证对退伍军人的社会保护-Irina Vereshchuk</text:span>
</text:h>
      <text:p text:style-name="P4">
作者: ['АРМІЯINFORM']</text:p>
      <text:p text:style-name="P4">
时间: 2023-04-04T43:00:00-04:00</text:p>
      <text:p text:style-name="P4">
描述: 扎基斯尼科夫乌克兰人转向和平的Zhitty的机制成员的力量。 关于...与乌克兰2022年的战争，与乌克兰的最新消息，今天与乌克兰的新闻战争，今天的最后一场战争，今天的最后一场战争将在乌克兰和俄罗斯之间发生战争，当2022年与乌克兰与乌克兰的战争将是一场战争，将是他们说，在不久的将来与乌克兰发动了战争</text:p>
      <text:p text:style-name="P4">
图片: ['<text:a xlink:type="simple" xlink:href="https://armyinform.com.ua/wp-content/uploads/2023/04/img_20230403_204431_421.jpg" text:style-name="Internet_20_link" text:visited-style-name="Visited_20_Internet_20_Link">
img_20230403_204431_421.jpg</text:a>
']</text:p>
      <text:p text:style-name="P4">
标签: ['ВЕТЕРАНИ ВІЙНИ', 'ІРИНА ВЕРЕЩУК', 'СОЦЗАХИСТ']</text:p>
      <text:p text:style-name="P4">
类别: News</text:p>
      <!--METADATA-->
      <text:p text:style-name="P4">
<draw:frame draw:style-name="fr1" draw:name="Image252" text:anchor-type="as-char" svg:width="6.9236in" svg:height="4.350329in" draw:z-index="0">
<draw:image xlink:href="../Images/AРМІЯINFORM/2023-04-04T43-00-00-04-00/img_20230403_204431_421.jpg" xlink:type="simple" xlink:show="embed" xlink:actuate="onLoad" draw:mime-type="image/jpeg"/>
</draw:frame>
国家应确定乌克兰捍卫者返回和平生活的机制。</text:p>
      <text:p text:style-name="P4">
在这个<text:a xlink:type="simple" xlink:href="https://minre.gov.ua/2023/04/03/derzhava-maye-napraczyuvaty-mehanizm-povernennya-zahysnykiv-ukrayiny-do-myrnogo-zhyttya-iryna-vereshhuk/" text:style-name="Internet_20_link" text:visited-style-name="Visited_20_Internet_20_Link">
强调</text:a>
在社会保护领域的形成和实施国家政策的机构间会议上，乌克兰Irina Vereshchuk占领领土重新融入社会占领领土。</text:p>
      <text:p text:style-name="P4">
“保护家乡的公民应该确定支持。 特别是那些因战斗行动受伤的捍卫者和捍卫者。 他们不应证明自己的身份，接受许多官僚程序。 在此问题上，应引入数字工具，应自动做出决定，而人为因素的影响很小。 这些人在前面保护我们，因此作为一个国家，我们必须在和平生活中做出社会保护。</text:p>
      <text:p text:style-name="P4">
特别是，退伍军人朱莉娅·拉普丁(Julia Laputin)，社会政策部长奥克萨纳·惠诺维奇(Oksana Zholnovich)，总统办公室国防部的代表加入了讨论。</text:p>
      <text:p text:style-name="P4">
正如它所指出的那样，在会议期间，其参与者同意，退伍军人问题应全面考虑和平生活。</text:p>
      <text:p text:style-name="P4">
因此，这些机构为乌克兰的捍卫者提供了自己的支持计划，质量，特别是社会适应，心理康复，就业，对退伍军人的企业家发展的刺激。</text:p>
      <text:p text:style-name="P4">
News Source: <text:a xlink:type="simple" xlink:href="https://armyinform.com.ua/2023/04/04/derzhava-maye-garantuvaty-soczzahyst-veteranam-u-myrnomu-zhytti-iryna-vereshhuk/" text:style-name="Internet_20_link" text:visited-style-name="Visited_20_Internet_20_Link">
https://armyinform.com.ua/2023/04/04/derzhava-maye-garantuvaty-soczzahyst-veteranam-u-myrnomu-zhytti-iryna-vereshhuk/</text:a>
</text:p>
      <!--NEWS-->
      <text:h text:style-name="P10" text:outline-level="1">
<text:span text:style-name="T4">
在三月协调员中签署了超过一千个电话上诉</text:span>
</text:h>
      <text:p text:style-name="P4">
作者: ['АРМІЯINFORM']</text:p>
      <text:p text:style-name="P4">
时间: 2023-04-04T44:00:00-04:00</text:p>
      <text:p text:style-name="P4">
描述: 桦木2023岩石与Gromadzo Priymbolni协调总部的相似性...与乌克兰2022年的战争，与乌克兰的最新新闻，今天与乌克兰的新闻，今天与乌克兰的新闻进行战争，今天与乌克兰2022年的新闻战争，乌克兰和俄罗斯和俄罗斯之间的战争将在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ksh3.jpg" text:style-name="Internet_20_link" text:visited-style-name="Visited_20_Internet_20_Link">
ksh3.jpg</text:a>
', '<text:a xlink:type="simple" xlink:href="https://armyinform.com.ua/wp-content/uploads/2023/04/339908982_2354780271369560_621098010176758368_n.jpg" text:style-name="Internet_20_link" text:visited-style-name="Visited_20_Internet_20_Link">
339908982_2354780271369560_621098010176758368_n.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253" text:anchor-type="as-char" svg:width="6.9236in" svg:height="4.823441in" draw:z-index="0">
<draw:image xlink:href="../Images/AРМІЯINFORM/2023-04-04T44-00-00-04-00/ksh3.jpg" xlink:type="simple" xlink:show="embed" xlink:actuate="onLoad" draw:mime-type="image/jpeg"/>
</draw:frame>
在2023年3月，超过一千个电话请求正在协调员工。 每天，都会向囚犯和失踪人员进行数十次咨询。</text:p>
      <text:p text:style-name="P4">
关于它<text:a xlink:type="simple" xlink:href="https://t.me/Koord_shtab/763" text:style-name="Internet_20_link" text:visited-style-name="Visited_20_Internet_20_Link">
报告</text:a>
与战俘问题协调总部。</text:p>
      <text:p text:style-name="P4">
每周3月，每周举行数十次集体会议，家庭和公共组织。 总的来说，他们参加了一千一百人。 协调人员还打了八百多个电话。</text:p>
      <text:p text:style-name="P4">
在协调总部的工作中，成千上万的家庭通过与专家联系而获得了帮助。 电话：0 800 300 529(免费)从9:00到17：00。公众接待处的地址：基辅，Str。 Spasska，37。</text:p>
      <text:p text:style-name="P4">
在囚犯管理的协调总部网站上，公开了<text:a xlink:type="simple" xlink:href="https://koordshtab.gov.ua/roadmap" text:style-name="Internet_20_link" text:visited-style-name="Visited_20_Internet_20_Link">
路牌</text:a>
如果他 /她失踪或捕获，则在他 /她失踪或捕获的情况下，建议和算法的建议和算法。</text:p>
      <text:p text:style-name="P4">
<draw:frame draw:style-name="fr1" draw:name="Image254" text:anchor-type="as-char" svg:width="6.9236in" svg:height="3.894525in" draw:z-index="0">
<draw:image xlink:href="../Images/AРМІЯINFORM/2023-04-04T44-00-00-04-00/339908982_2354780271369560_621098010176758368_n.jpg" xlink:type="simple" xlink:show="embed" xlink:actuate="onLoad" draw:mime-type="image/jpeg"/>
</draw:frame>
</text:p>
      <text:p text:style-name="P4">
News Source: <text:a xlink:type="simple" xlink:href="https://armyinform.com.ua/2023/04/04/ponad-piv-tysyachi-telefonnyh-zvernen-opraczyuvaly-v-koordynaczijnomu-shtabi-za-berezen/" text:style-name="Internet_20_link" text:visited-style-name="Visited_20_Internet_20_Link">
https://armyinform.com.ua/2023/04/04/ponad-piv-tysyachi-telefonnyh-zvernen-opraczyuvaly-v-koordynaczijnomu-shtabi-za-berezen/</text:a>
</text:p>
      <!--NEWS-->
      <text:h text:style-name="P10" text:outline-level="1">
<text:span text:style-name="T4">
在乌克兰沉默的时刻</text:span>
</text:h>
      <text:p text:style-name="P4">
作者: ['АРМІЯINFORM']</text:p>
      <text:p text:style-name="P4">
时间: 2023-04-04T45: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ВТОРГНЕННЯ РФ', 'ХВИЛИНА МОВЧАННЯ']</text:p>
      <text:p text:style-name="P4">
类别: News</text:p>
      <!--METADATA-->
      <text:p text:style-name="P4">
<draw:frame draw:style-name="fr1" draw:name="Image255" text:anchor-type="as-char" svg:width="6.9236in" svg:height="3.895992in" draw:z-index="0">
<draw:image xlink:href="../Images/AРМІЯINFORM/2023-04-04T45-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4/04/v-ukrayini-hvylyna-movchannya/" text:style-name="Internet_20_link" text:visited-style-name="Visited_20_Internet_20_Link">
https://armyinform.com.ua/2023/04/04/v-ukrayini-hvylyna-movchannya/</text:a>
</text:p>
      <!--NEWS-->
      <text:h text:style-name="P10" text:outline-level="1">
<text:span text:style-name="T4">
荷兰已为乌克兰分配了2.74亿欧元的援助</text:span>
</text:h>
      <text:p text:style-name="P4">
作者: ['АРМІЯINFORM']</text:p>
      <text:p text:style-name="P4">
时间: 2023-04-04T46:00:00-04:00</text:p>
      <text:p text:style-name="P4">
描述: Niruserlandy将乌克兰Dopomoga命名为2.74亿vro。 TSE Pers Iz ...与乌克兰2022年的战争，与乌克兰的最新新闻战争，今天与乌克兰2022年的新闻战争，乌克兰和俄罗斯之间的战争以及俄罗斯之间的战争以及2022年与乌克兰的战争将会发生，会有吗</text:p>
      <text:p text:style-name="P4">
图片: ['<text:a xlink:type="simple" xlink:href="https://armyinform.com.ua/wp-content/uploads/2023/04/netherland_ukraine.jpg" text:style-name="Internet_20_link" text:visited-style-name="Visited_20_Internet_20_Link">
netherland_ukraine.jpg</text:a>
']</text:p>
      <text:p text:style-name="P4">
标签: ['ДОПОМОГА ПАРТНЕРІВ', 'НІДЕРЛАНДИ', 'СВІТ ПІДТРИМУЄ УКРАЇНУ']</text:p>
      <text:p text:style-name="P4">
类别: News</text:p>
      <!--METADATA-->
      <text:p text:style-name="P4">
<draw:frame draw:style-name="fr1" draw:name="Image256" text:anchor-type="as-char" svg:width="6.9236in" svg:height="3.894525in" draw:z-index="0">
<draw:image xlink:href="../Images/AРМІЯINFORM/2023-04-04T46-00-00-04-00/netherland_ukraine.jpg" xlink:type="simple" xlink:show="embed" xlink:actuate="onLoad" draw:mime-type="image/jpeg"/>
</draw:frame>
荷兰为乌克兰提供了2.74亿欧元的新包装。 荷兰政府在2023年提供的25亿美元政府提供的资金中的第一笔。</text:p>
      <text:p text:style-name="P4">
这是由Vanierdland Liesye Schreneacher和荷兰Vopkegukstra的外交部合作和合作的发展部长的报道。 关于它的决定<text:a xlink:type="simple" xlink:href="https://www.rijksoverheid.nl/actueel/nieuws/2023/04/03/eerste-steunpakket-voor-oekraine-in-2023-274-miljoen-euro-voor-strijd-en-herstel" text:style-name="Internet_20_link" text:visited-style-name="Visited_20_Internet_20_Link">
放置</text:a>
荷兰政府。</text:p>
      <text:p text:style-name="P4">
根据该报告，将1.8亿欧元分配给人道主义援助，农业和康复工作。 其中，人道主义援助将获得2000万欧元，精神健康和社会心理支持计划的1000万欧元，以及1000万欧元的农业土地。 荷兰还将为乌克兰农业分配4000万欧元的种子和设备。 此外，1亿欧元将用于恢复医院和保护机构，能源，住房和基础设施。</text:p>
      <text:p text:style-name="P4">
剩下的9400万欧元将提供对乌克兰武装部队的非致命支持，反惩罚性的斗争和维护文化遗产。</text:p>
      <text:p text:style-name="P4">
News Source: <text:a xlink:type="simple" xlink:href="https://armyinform.com.ua/2023/04/04/niderlandy-vydilyly-ukrayini-paket-dopomogy-na-274-miljony-yevro/" text:style-name="Internet_20_link" text:visited-style-name="Visited_20_Internet_20_Link">
https://armyinform.com.ua/2023/04/04/niderlandy-vydilyly-ukrayini-paket-dopomogy-na-274-miljony-yevro/</text:a>
</text:p>
      <!--NEWS-->
      <text:h text:style-name="P10" text:outline-level="1">
<text:span text:style-name="T4">
由于建立了无执照的计划，发生了网络犯罪 - 国家秘书处</text:span>
</text:h>
      <text:p text:style-name="P4">
作者: ['АРМІЯINFORM']</text:p>
      <text:p text:style-name="P4">
时间: 2023-04-04T47:00:00-04:00</text:p>
      <text:p text:style-name="P4">
描述: 比较obsvichenishinisary cert-ua的uryavara reparonnia，在...与乌克兰2022年战争的sho dix，与乌克兰与乌克兰的最新新闻，《与乌克兰的新闻》，《与乌克兰的新闻》 2022年最后一次进行，乌克兰和俄罗斯和战争之间的战争是否会发生战争与乌克兰在2022年的关系与否，在不久的将来，乌克兰与乌克兰的战争，今天的乌克兰新闻，乌克兰新闻，乌克兰媒体的战争</text:p>
      <text:p text:style-name="P4">
图片: ['<text:a xlink:type="simple" xlink:href="https://armyinform.com.ua/wp-content/uploads/2023/03/rosijski-hakery.jpg" text:style-name="Internet_20_link" text:visited-style-name="Visited_20_Internet_20_Link">
rosijski-hakery.jpg</text:a>
']</text:p>
      <text:p text:style-name="P4">
标签: ['ДЕРЖСПЕЦЗВ’ЯЗКУ', 'КІБЕРБЕЗПЕКА', 'КІБЕРІНЦИДЕНТИ', 'ХАКЕРСЬКА АТАКА']</text:p>
      <text:p text:style-name="P4">
类别: News</text:p>
      <!--METADATA-->
      <text:p text:style-name="P4">
<draw:frame draw:style-name="fr1" draw:name="Image257" text:anchor-type="as-char" svg:width="6.9236in" svg:height="4.615733in" draw:z-index="0">
<draw:image xlink:href="../Images/AРМІЯINFORM/2023-04-04T47-00-00-04-00/rosijski-hakery.jpg" xlink:type="simple" xlink:show="embed" xlink:actuate="onLoad" draw:mime-type="image/jpeg"/>
</draw:frame>
黑客。 说明性照片</text:p>
      <text:p text:style-name="P4">
根据国家秘书处运营的乌克兰Cert-UA的政府响应小组报告说，建立了无执照的计划已建立的网络资金。 海盗计划将黑客打开了企业和组织的计算机系统。</text:p>
      <text:p text:style-name="P4">
关于它<text:a xlink:type="simple" xlink:href="https://www.facebook.com/dsszzi/posts/pfbid0nBxBmDd1R1ZRxzyxyqCMYrrVmcRfburNoHt8vysAF9fMLb6EBWCFTVks5tPo74uQl" text:style-name="Internet_20_link" text:visited-style-name="Visited_20_Internet_20_Link">
报告</text:a>
乌克兰特殊传播和信息保护的国家服务。</text:p>
      <text:p text:style-name="P4">
2023年3月，团队专家收到了有关特质访问信息和通信系统特质的数据(X)公用事业公司之一。 在电子计算机的计算机技术研究中，专家发现，主要折衷是在今年1月进行。 然后是Microsoft Office 2012的上载许可证版本的用户之一。与此一起，设备上安装了DarkCrystal Rat和远程Dwagent管理。 这创建了20023年1月19日至3月22日，国会议员可以访问未经授权的先决条件。</text:p>
      <text:p text:style-name="P4">
CERT-UA指出，没有发现这样的主要妥协的向量。 使用Microsoft Office的非许可程序后，设备感染的情况不仅有已知的案例，而且在从非正式来源下载的其他程序以及其他程序中下载时也有一些已知的感染情况(扫描仪，密码 - 施用工具等。).</text:p>
      <text:p text:style-name="P4">
Водночас реалізації зловмисного задуму сприяє виконання згаданих дій накомп’ютері системного адміністратора або від імені привілейованогокористувача. Детальніше про інцидент та дослідження – на<text:a xlink:type="simple" xlink:href="https://cert.gov.ua/article/4279195" text:style-name="Internet_20_link" text:visited-style-name="Visited_20_Internet_20_Link">
сайті</text:a>
cert-ua。</text:p>
      <text:p text:style-name="P4">
国家秘书处让人想起：</text:p>
      <text:p text:style-name="P4">
<text:span text:style-name="T5">
始终使用许可软件，不信任海盗版本， </text:span>
从开发公司的官方站点下载程序， <text:span text:style-name="T5">
及时设置软件更新， </text:span>
请勿打开未知发件人发送的可疑链接和投资，并遵循其他网络约束规则。</text:p>
      <text:p text:style-name="P4">
News Source: <text:a xlink:type="simple" xlink:href="https://armyinform.com.ua/2023/04/04/vnaslidok-vstanovlennya-neliczenzijnoyi-programy-stavsya-kiberinczydent-derzhspeczzvyazku/" text:style-name="Internet_20_link" text:visited-style-name="Visited_20_Internet_20_Link">
https://armyinform.com.ua/2023/04/04/vnaslidok-vstanovlennya-neliczenzijnoyi-programy-stavsya-kiberinczydent-derzhspeczzvyazku/</text:a>
</text:p>
      <!--NEWS-->
      <text:h text:style-name="P10" text:outline-level="1">
<text:span text:style-name="T4">
Volodymyr Zelenskyy感谢丹麦和挪威提供的艺术</text:span>
</text:h>
      <text:p text:style-name="P4">
作者: ['АРМІЯINFORM']</text:p>
      <text:p text:style-name="P4">
时间: 2023-04-04T48:00:00-04:00</text:p>
      <text:p text:style-name="P4">
描述: 乌克兰Volodymyr Zelensky总统，已经为Nadannya打包了Uridams ta Norwegia ...与乌克兰2022年的战争，与乌克兰的最新新闻，今天与乌克兰2022年的新闻战争，今天与乌克兰2022年的新闻战争，乌克兰和俄罗斯之间以及俄罗斯之间以及俄罗斯之间的战争会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c227ee3df7f0da52474a4fa0d8e93bb36a900c32.jpg" text:style-name="Internet_20_link" text:visited-style-name="Visited_20_Internet_20_Link">
c227ee3df7f0da52474a4fa0d8e93bb36a900c32.jpg</text:a>
']</text:p>
      <text:p text:style-name="P4">
标签: ['STOPRUSSIA', 'ДАНІЯ', 'НОРВЕГІЯ', 'ПІДТРИМКА УКРАЇНИ', 'ПРЕЗИДЕНТ']</text:p>
      <text:p text:style-name="P4">
类别: News</text:p>
      <!--METADATA-->
      <text:p text:style-name="P4">
<draw:frame draw:style-name="fr1" draw:name="Image258" text:anchor-type="as-char" svg:width="6.9236in" svg:height="3.892313in" draw:z-index="0">
<draw:image xlink:href="../Images/AРМІЯINFORM/2023-04-04T48-00-00-04-00/c227ee3df7f0da52474a4fa0d8e93bb36a900c32.jpg" xlink:type="simple" xlink:show="embed" xlink:actuate="onLoad" draw:mime-type="image/jpeg"/>
</draw:frame>
乌克兰沃迪米尔·泽伦斯基(Ukraine Volodymyr Zelensky)总裁感谢丹麦政府和挪威政府向乌克兰的乌克兰(Ukrainian)的乌克兰(Caesar Sau)。</text:p>
      <text:p text:style-name="P4">
关于这个<text:a xlink:type="simple" xlink:href="https://twitter.com/ZelenskyyUa/status/1642899923669512193" text:style-name="Internet_20_link" text:visited-style-name="Visited_20_Internet_20_Link">
被引用</text:a>
在他的推文中。</text:p>
      <text:p text:style-name="P4">
“我感谢丹麦和挪威政府，由Matte Frederixen Tayonas Garo Stere领导，为转移到乌克兰其他炮弹的联合倡议。 伴侣的及时军事援助 - 一个接近我们共同胜利的好心!”  - 国家元首写道。</text:p>
      <text:p text:style-name="P4">
如<text:a xlink:type="simple" xlink:href="https://armyinform.com.ua/2023/04/03/daniya-i-norvegiya-peredayut-ukrayini-tysyachi-artylerijskyh-snaryadiv/" text:style-name="Internet_20_link" text:visited-style-name="Visited_20_Internet_20_Link">
报道</text:a>
在国防部，他们将与挪威一起将155毫米口径转移到乌克兰。</text:p>
      <text:p text:style-name="P4">
News Source: <text:a xlink:type="simple" xlink:href="https://armyinform.com.ua/2023/04/04/volodymyr-zelenskyj-podyakuvav-daniyi-ta-norvegiyi-za-nadannya-artsnaryadiv/" text:style-name="Internet_20_link" text:visited-style-name="Visited_20_Internet_20_Link">
https://armyinform.com.ua/2023/04/04/volodymyr-zelenskyj-podyakuvav-daniyi-ta-norvegiyi-za-nadannya-artsnaryadiv/</text:a>
</text:p>
      <!--NEWS-->
      <text:h text:style-name="P10" text:outline-level="1">
<text:span text:style-name="T4">
华沙讨论了乌克兰网络安全系统与欧盟标准的协调</text:span>
</text:h>
      <text:p text:style-name="P4">
作者: ['АРМІЯINFORM']</text:p>
      <text:p text:style-name="P4">
时间: 2023-04-04T49:00:00-04:00</text:p>
      <text:p text:style-name="P4">
描述: 国家集群Kisberbezpeky的Polshi vidbuloi XVIII Zaidanna row on Thee主题：...与乌克兰2022年的战争，与乌克兰与乌克兰的最新新闻，今天与乌克兰2022年的新闻战争，今天与乌克兰的新闻战争，乌克兰和俄罗斯之间的战争会发生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339484705_779940476895715_1958536264276706596_n.jpg" text:style-name="Internet_20_link" text:visited-style-name="Visited_20_Internet_20_Link">
339484705_779940476895715_1958536264276706596_n.jpg</text:a>
']</text:p>
      <text:p text:style-name="P4">
标签: ['CRDF GLOBAL', 'НАЦІОНАЛЬНИЙ КЛАСТЕР КІБЕРБЕЗПЕКИ', 'НКЦК', 'РНБО УКРАЇНИ']</text:p>
      <text:p text:style-name="P4">
类别: News</text:p>
      <!--METADATA-->
      <text:p text:style-name="P4">
<draw:frame draw:style-name="fr1" draw:name="Image259" text:anchor-type="as-char" svg:width="6.9236in" svg:height="4.615733in" draw:z-index="0">
<draw:image xlink:href="../Images/AРМІЯINFORM/2023-04-04T49-00-00-04-00/339484705_779940476895715_1958536264276706596_n.jpg" xlink:type="simple" xlink:show="embed" xlink:actuate="onLoad" draw:mime-type="image/jpeg"/>
</draw:frame>
在波兰，纳扎国家网络安全集群的第十八次会议进行了：“欧盟关键基础设施的网络安全系统的协调”。 该活动是由国家民用安全协调中心与美国民用研究部和美国国务院发展的。</text:p>
      <text:p text:style-name="P4">
关于它<text:a xlink:type="simple" xlink:href="https://www.rnbo.gov.ua/ua/Diialnist/6229.html" text:style-name="Internet_20_link" text:visited-style-name="Visited_20_Internet_20_Link">
报告</text:a>
乌克兰的国家安全和防御。</text:p>
      <text:p text:style-name="P4">
在线和离线上，大约有300名国家代表，国际和捐助者社区，使馆和私人机构参加了会议。</text:p>
      <text:p text:style-name="P4">
“这是乌克兰以外的第一个集群。 它研究了一个非常相关的问题 - 乌克兰网络安全系统与欧盟与欧盟的协调。 但是值得注意的是，在此过程中，我们必须在与俄罗斯联邦的战争中考虑到我们的国家。 因此，我们的会议不仅有助于对欧盟网络安全领域的细节有更深入的了解，而且还可以让您分享乌克兰在塞伯瓦尔的独特经历。开设集群会议。</text:p>
      <text:p text:style-name="P4">
NCCC国家安全局NSDC的负责人乌克兰Serhiypropenko国家安全局的负责人感谢波兰的事实，即在这些困难时期，该国仍然是乌克兰的亲密朋友，盟友和合伙人，以及CO -Organizers -CRDF Global and -Global and and -Global and and -Global and and and和美国国务院已有将近三年的时间。网络安全和接近胜利。</text:p>
      <text:p text:style-name="P4">
“全国网络安全集群是为乌克兰主要网络安全实体与我们的外国合作伙伴进行交流的平台。 考虑到紧急的网络防御和网络安全，我们采取了相当不错的方式。 我很高兴今天我们正在讨论我们国家在网络空间的稳定性的发展。”</text:p>
      <text:p text:style-name="P4">
乌克兰Mikhail Verichz的CRDF全球运营经理认为，国家网络安全集群的活动具有主要目的 - 努力。该活动的参与者讨论了乌克兰领域安全和欧盟的领域安全性的特殊性，与和解的实用步骤，国家私人合作伙伴关系在此过程中的重要性，也被认为是欧盟的最佳实践和经验。</text:p>
      <text:p text:style-name="P4">
News Source: <text:a xlink:type="simple" xlink:href="https://armyinform.com.ua/2023/04/04/u-varshavi-obgovoryly-garmonizacziyu-ukrayinskoyi-systemy-kiberbezpeky-zi-standartamy-yes/" text:style-name="Internet_20_link" text:visited-style-name="Visited_20_Internet_20_Link">
https://armyinform.com.ua/2023/04/04/u-varshavi-obgovoryly-garmonizacziyu-ukrayinskoyi-systemy-kiberbezpeky-zi-standartamy-yes/</text:a>
</text:p>
      <!--NEWS-->
      <text:h text:style-name="P10" text:outline-level="1">
<text:span text:style-name="T4">
在乌克兰，将开始一个独特的人道主义矿山项目</text:span>
</text:h>
      <text:p text:style-name="P4">
作者: ['Євген Проворний']</text:p>
      <text:p text:style-name="P4">
时间: 2023-04-04T50:00:00-04:00</text:p>
      <text:p text:style-name="P4">
描述: Zustych，Pershny的波斯米尼斯坦对乌克兰的防御，中尉...与乌克兰2022年的战争，与乌克兰的最新新闻，今天与乌克兰的新闻，乌克兰2022年最后一次与乌克兰的新闻战争，乌克兰和俄罗斯之间的战争以及俄罗斯之间的战争以及俄罗斯之间的战争他们说，乌克兰在2022年将是与乌克兰的战争</text:p>
      <text:p text:style-name="P4">
图片: ['<text:a xlink:type="simple" xlink:href="https://armyinform.com.ua/wp-content/uploads/2023/04/8878403300aae70e621e1f199bfdf0235a36de8b-e1680592673793.jpg" text:style-name="Internet_20_link" text:visited-style-name="Visited_20_Internet_20_Link">
8878403300aae70e621e1f199bfdf0235a36de8b-e1680592673793.jpg</text:a>
', '<text:a xlink:type="simple" xlink:href="https://armyinform.com.ua/wp-content/uploads/2023/04/93d012eb0f7eb9afce66afe8112a2c01bbc84be0.jpg" text:style-name="Internet_20_link" text:visited-style-name="Visited_20_Internet_20_Link">
93d012eb0f7eb9afce66afe8112a2c01bbc84be0.jpg</text:a>
', '<text:a xlink:type="simple" xlink:href="https://armyinform.com.ua/wp-content/uploads/2023/04/84008806e10e2e8cec521cb3519306313a89300c.jpg" text:style-name="Internet_20_link" text:visited-style-name="Visited_20_Internet_20_Link">
84008806e10e2e8cec521cb3519306313a89300c.jpg</text:a>
']</text:p>
      <text:p text:style-name="P4">
标签: ['STOPRUSSIA', 'TETRA TECH', 'АГРЕСІЯ РФ', 'ГУМАНІТАРНЕ РОЗМІНУВАННЯ']</text:p>
      <text:p text:style-name="P4">
类别: News</text:p>
      <!--METADATA-->
      <text:p text:style-name="P4">
<draw:frame draw:style-name="fr1" draw:name="Image260" text:anchor-type="as-char" svg:width="6.9236in" svg:height="3.738744in" draw:z-index="0">
<draw:image xlink:href="../Images/AРМІЯINFORM/2023-04-04T50-00-00-04-00/8878403300aae70e621e1f199bfdf0235a36de8b-e1680592673793.jpg" xlink:type="simple" xlink:show="embed" xlink:actuate="onLoad" draw:mime-type="image/jpeg"/>
</draw:frame>
乌克兰中尉亚历山大·帕夫洛克(Alexander Pavlyuk)的第一任国防部副部长与美国公司Tetratech的代表举行了会议。</text:p>
      <text:p text:style-name="P4">
<text:span text:style-name="T4">
 Tetra Tech </text:span>
是乌克兰实施美国国务院的主要合作伙伴。 它有助于发展人道主义者的能力国家。</text:p>
      <ul>
        <li>
我们竭尽所能，以最大程度地提高我们不变地清理乌克兰领土的能力，从国家留下的“礼物”中。 为此，我们尽可能地吸引外国合作伙伴。 工作的一个例子是与Tetra Tech合作。 她准备部署矿工培训中心，根据初步信息，这将在这一年中准备大约500名专家。 这是一个有力的步骤，也是我们一般矿山的组成部分之一，即在会议期间，乌克兰国防部的第一任副部长，帕夫林将军中尉。</li>
      </ul>
      <text:p text:style-name="P4">
<draw:frame draw:style-name="fr1" draw:name="Image261" text:anchor-type="as-char" svg:width="6.9236in" svg:height="4.777284in" draw:z-index="0">
<draw:image xlink:href="../Images/AРМІЯINFORM/2023-04-04T50-00-00-04-00/93d012eb0f7eb9afce66afe8112a2c01bbc84be0.jpg" xlink:type="simple" xlink:show="embed" xlink:actuate="onLoad" draw:mime-type="image/jpeg"/>
</draw:frame>
他补充说，这将使能够大大加快降解过程：</text:p>
      <ul>
        <li>
很难谈论特定数字，因为我们不知道目前正在敌对的结核者中等待着我们。 但是，如果我们计划向各个方向部署，那么在短时间内，我们将能够交换绝对对象。 在我们胜利之后，人们恢复了正常的生活。</li>
      </ul>
      <text:p text:style-name="P4">
乌克兰乌克兰上校鲁斯兰·贝雷格尔(Ruslan Beregul)国防部环境安全和州活动部负责人也参加了会议。</text:p>
      <text:p text:style-name="P4">
-Tetra Tech拥有丰富的经验，参与并参与了世界许多角落的项目的实施，那里存在类似问题(该地区的大型爆炸物 -  ed。). Сьогодні цякомпанія презентувала будівництво тимчасового навчального центру, де одні знайкращих у світі фахівців, які мають передовий досвід проведення операцій зрозмінування у різних країнах, готуватимуть наших спеціалістів. До цьогопроєкту долучатимуться як фахівці від Міністерства оборони України, так і відінших органів центральної виконавчої влади, — розповів Руслан Берегуля.</text:p>
      <text:p text:style-name="P4">
<draw:frame draw:style-name="fr1" draw:name="Image262" text:anchor-type="as-char" svg:width="6.9236in" svg:height="4.650914in" draw:z-index="0">
<draw:image xlink:href="../Images/AРМІЯINFORM/2023-04-04T50-00-00-04-00/84008806e10e2e8cec521cb3519306313a89300c.jpg" xlink:type="simple" xlink:show="embed" xlink:actuate="onLoad" draw:mime-type="image/jpeg"/>
</draw:frame>
</text:p>
      <ul>
        <li>
这个项目的独特性是，我们无法对培训人道主义专家的培训进行注意。</li>
      </ul>
      <text:p text:style-name="P4">
Tetra Tech史蒂夫·普里斯特利(Steve Priestley)副总裁在会议上指出，他们公司中有许多分支机构：</text:p>
      <ul>
        <li>
是美国和英国，以及在爆炸物和乌克兰有问题的国家。 我们的项目正在这里进行，并由美国资助，它与您的国家政府紧密合作。 我们将与之合作的机构之一是乌克兰的防守的公墓，这是我的活动领域的主要参与者。 Priestley说，在该项目的框架内，我们将在国家管理局秘书处协调下进行预计的活动，我们将为接收者提供专业设备。</li>
      </ul>
      <text:p text:style-name="P4">
他提到他于2019年首次来到乌克兰，这是乌克兰人当时已经拥有的绝佳机会。</text:p>
      <ul>
        <li>
我们的目标是支持乌克兰政府，以便它可以有效，安全地执行人道主义的魔力，以便乌克兰人返回家园，并在经济上恢复您的国家。</li>
      </ul>
      <text:p text:style-name="P4">
他补充说，现在有40位TETRA技术代表在乌克兰。</text:p>
      <ul>
        <li>
我们在您所在国家雇用了70人帮助我们工作。 我们还将国际员工带到已经有滑冰运动经验的乌克兰。 他们的目标是教导，支持和传达其他与乌克兰相同问题的国家的经验。 主要目的是将您的国家从爆炸物中释放出来，因为这对乌克兰而言并不重要，而是对整个世界。 自去年以来，国防部一直支持我们真是太好了。 Tetra Tech Steve Pristyley副总裁说，我们期待着长期工作。</li>
      </ul>
      <text:p text:style-name="P4">
News Source: <text:a xlink:type="simple" xlink:href="https://armyinform.com.ua/2023/04/04/v-ukrayini-rozpochnetsya-unikalnyj-proyekt-z-gumanitarnogo-rozminuvannya/" text:style-name="Internet_20_link" text:visited-style-name="Visited_20_Internet_20_Link">
https://armyinform.com.ua/2023/04/04/v-ukrayini-rozpochnetsya-unikalnyj-proyekt-z-gumanitarnogo-rozminuvannya/</text:a>
</text:p>
      <!--NEWS-->
      <text:h text:style-name="P10" text:outline-level="1">
<text:span text:style-name="T4">
Dmytro Kuleba与Josep Borrel的步骤讨论了加速购买乌克兰弹药的</text:span>
</text:h>
      <text:p text:style-name="P4">
作者: ['АРМІЯINFORM']</text:p>
      <text:p text:style-name="P4">
时间: 2023-04-04T51:00:00-04:00</text:p>
      <text:p text:style-name="P4">
描述: 乌克兰Dmitro Kuleba一世执法报告的临界人士是Tosky代表єєpedan ...与乌克兰2022年的战争，与乌克兰的最新新闻，今天与乌克兰的新闻战争，今天与乌克兰2022年的新闻战争，乌克兰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fs2zickwwaesbo6.jpg" text:style-name="Internet_20_link" text:visited-style-name="Visited_20_Internet_20_Link">
fs2zickwwaesbo6.jpg</text:a>
']</text:p>
      <text:p text:style-name="P4">
标签: ['ДМИТРО КУЛЕБА', 'ЄС - УКРАЇНА', 'ЖОЗЕП БОРРЕЛЬ']</text:p>
      <text:p text:style-name="P4">
类别: News</text:p>
      <!--METADATA-->
      <text:p text:style-name="P4">
<draw:frame draw:style-name="fr1" draw:name="Image263" text:anchor-type="as-char" svg:width="6.9236in" svg:height="4.615733in" draw:z-index="0">
<draw:image xlink:href="../Images/AРМІЯINFORM/2023-04-04T51-00-00-04-00/fs2zickwwaesbo6.jpg" xlink:type="simple" xlink:show="embed" xlink:actuate="onLoad" draw:mime-type="image/jpeg"/>
</draw:frame>
乌克兰德米特里·库莱巴(Dmitry Kuleba)的外交大臣和外国和安全政策的高级欧盟代表在布鲁塞尔是双边的，该措施讨论了将有助于加速为乌克兰购买弹药的倡议的步骤。</text:p>
      <text:p text:style-name="P4">
乌克兰的外交大臣(https://twitter.com/DmytroKuleba/status/1643138265464164353?cxt=HHwWgsC-3f7izM0tAAAA)在他的推文中。</text:p>
      <text:p text:style-name="P4">
“我开始访问布鲁塞尔，并与欧盟博雷(Borrel)的外交主管会面。 我们专注于加速购买乌克兰弹药的计划，以及扩大欧洲和平基金会支持的方法。 此外，我们讨论了欧盟与中国之间的未来联系。”他的帖子写道。</text:p>
      <text:p text:style-name="P4">
Josep Borrel <text:a xlink:type="simple" xlink:href="https://twitter.com/JosepBorrellF/status/1643001117150674951" text:style-name="Internet_20_link" text:visited-style-name="Visited_20_Internet_20_Link">
注明</text:a>
很高兴在欧洲外交事务服务处向Dmitry Kulebo致意。</text:p>
      <text:p text:style-name="P4">
乔塞普·博雷尔(Josep Borrel)写道：“我们将继续为乌克兰提供必要的支持，以使俄罗斯的任务为其侵略性付出高昂的代价，直到停止为止。”</text:p>
      <text:p text:style-name="P4">
News Source: <text:a xlink:type="simple" xlink:href="https://armyinform.com.ua/2023/04/04/dmytro-kuleba-obgovoryv-z-zhozepom-borrelem-kroky-dlya-pryskorennya-zakupivli-boyeprypasiv-dlya-ukrayiny/" text:style-name="Internet_20_link" text:visited-style-name="Visited_20_Internet_20_Link">
https://armyinform.com.ua/2023/04/04/dmytro-kuleba-obgovoryv-z-zhozepom-borrelem-kroky-dlya-pryskorennya-zakupivli-boyeprypasiv-dlya-ukrayiny/</text:a>
</text:p>
      <!--NEWS-->
      <text:h text:style-name="P10" text:outline-level="1">
<text:span text:style-name="T4">
由于俄罗斯炮击，每天在乌克兰杀死了五人8217；</text:span>
</text:h>
      <text:p text:style-name="P4">
作者: ['АРМІЯINFORM']</text:p>
      <text:p text:style-name="P4">
时间: 2023-04-04T52:00:00-04:00</text:p>
      <text:p text:style-name="P4">
描述: 在乌克兰国防的迷你建设中，纳达尼·斯蒂特（Nadani Sittle乌克兰和俄罗斯之间以及乌克兰在2022年与乌克兰的战争是否会发生战争，乌克兰新闻在乌克兰媒体的俄罗斯人</text:p>
      <text:p text:style-name="P4">
图片: ['<text:a xlink:type="simple" xlink:href="https://armyinform.com.ua/wp-content/uploads/2023/04/photo_5287300132779444091_x.jpg" text:style-name="Internet_20_link" text:visited-style-name="Visited_20_Internet_20_Link">
photo_5287300132779444091_x.jpg</text:a>
']</text:p>
      <text:p text:style-name="P4">
标签: ['MILITARY MEDIA CENTER', 'STOPRUSSIA', 'АГРЕСІЯ РФ', 'ХАРКІВСЬКИЙ ТРИБУНАЛ']</text:p>
      <text:p text:style-name="P4">
类别: News</text:p>
      <!--METADATA-->
      <text:p text:style-name="P4">
<draw:frame draw:style-name="fr1" draw:name="Image264" text:anchor-type="as-char" svg:width="6.9236in" svg:height="4.933065in" draw:z-index="0">
<draw:image xlink:href="../Images/AРМІЯINFORM/2023-04-04T52-00-00-04-00/photo_5287300132779444091_x.jpg" xlink:type="simple" xlink:show="embed" xlink:actuate="onLoad" draw:mime-type="image/jpeg"/>
</draw:frame>
根据乌克兰国防部信息部的情境中心，在最后一天，俄罗斯军队向乌克兰7个地区的领土开火。</text:p>
      <text:p text:style-name="P4">
在电报中<text:a xlink:type="simple" xlink:href="https://t.me/militarymediacenter/1614" text:style-name="Internet_20_link" text:visited-style-name="Visited_20_Internet_20_Link">
信息</text:a>
军事媒体中心。</text:p>
      <text:p text:style-name="P4">
“总的来说，不同类型的武器(迫击炮，坦克，炮兵，RSZV，S-300 ZRK，无人机，战术航空)该消息写道：“进行了111个定居点的炮击，确认了55个基础设施对象的失败。”</text:p>
      <text:p text:style-name="P4">
根据初步信息，有5人被杀，还有5人受伤。</text:p>
      <text:p text:style-name="P4">
News Source: <text:a xlink:type="simple" xlink:href="https://armyinform.com.ua/2023/04/04/v-ukrayini-za-dobu-vnaslidok-rosijskyh-obstriliv-zagynuly-pyat-czyvilnyh/" text:style-name="Internet_20_link" text:visited-style-name="Visited_20_Internet_20_Link">
https://armyinform.com.ua/2023/04/04/v-ukrayini-za-dobu-vnaslidok-rosijskyh-obstriliv-zagynuly-pyat-czyvilnyh/</text:a>
</text:p>
      <!--NEWS-->
      <text:h text:style-name="P10" text:outline-level="1">
<text:span text:style-name="T4">
敌人每天继续在界线中申请10至20个空袭-Yuri Ignat</text:span>
</text:h>
      <text:p text:style-name="P4">
作者: ['Ольга Вікарчук']</text:p>
      <text:p text:style-name="P4">
时间: 2023-04-04T53:00:00-04:00</text:p>
      <text:p text:style-name="P4">
描述: 因此，轰炸您最多可以达到70公里。 推出对Litkiv Su-35的健康，Su-34，...与乌克兰2022年的战争，与乌克兰的最新新闻，今天与乌克兰的新闻战争，今天与乌克兰2022年的新闻战争，乌克兰和俄罗斯之间的战争是否会发生战争与乌克兰与乌克兰的战争将是不可行</text:p>
      <text:p text:style-name="P4">
图片: ['<text:a xlink:type="simple" xlink:href="https://armyinform.com.ua/wp-content/uploads/2023/04/1034.jpg" text:style-name="Internet_20_link" text:visited-style-name="Visited_20_Internet_20_Link">
1034.jpg</text:a>
']</text:p>
      <text:p text:style-name="P4">
标签: ['ЮРІЙ ІГНАТ']</text:p>
      <text:p text:style-name="P4">
类别: News</text:p>
      <!--METADATA-->
      <text:p text:style-name="P4">
<draw:frame draw:style-name="fr1" draw:name="Image265" text:anchor-type="as-char" svg:width="6.9236in" svg:height="3.892602in" draw:z-index="0">
<draw:image xlink:href="../Images/AРМІЯINFORM/2023-04-04T53-00-00-04-00/1034.jpg" xlink:type="simple" xlink:show="embed" xlink:actuate="onLoad" draw:mime-type="image/jpeg"/>
</draw:frame>
这样的炸弹最多可以飞到70公里。 发射是由飞机35和SU-34制成的，这些飞机不包括在我们防空的病变区域。(https://www.youtube.com/watch?v=WY8sDvZdWEA)在“一个新闻”以太时期，空军司令部发言人尤里·伊格纳特上校。</text:p>
      <ul>
        <li>
这对我们构成了我们需要及时做出回应的新威胁。 为了将这些飞机从我们的边界驾驶，我们需要拥有拨号系统和防空系统，例如爱国者。 。</li>
      </ul>
      <text:p text:style-name="P4">
此外，尤里·伊格纳特(Yuri Ignat)上校指出：“我们将尝试增加努力，以决定将其转移到乌克兰现代多目标战斗机上，这些战斗机将有效地抵抗敌方航空。”</text:p>
      <ul>
        <li>
没有航空，我们将很难战斗。 对这个(现代癫痫发作的转移。  -  ed。)最近，Logachev Tamor Voroshilov上校正在与媒体交谈。 在建立航空联盟的前夕，在兹斯塔坦科娃(Zstaltankova)，航空首长，布里格尼将军谢尔盖·戈鲁布索夫(Sergey Golubtsov)和武装部队空军的自我指挥官，米尔·奥尔什丘克(Mykola Oleshchuk)副手，米尔希尔·奥尔什丘克(Mykola Oleshchuk)中将。 他们还与北约代表讨论了研讨会，”武装部队发言人。</li>
      </ul>
      <text:p text:style-name="P4">
News Source: <text:a xlink:type="simple" xlink:href="https://armyinform.com.ua/2023/04/04/protyvnyk-prodovzhuye-zastosovuvaty-vid-10-do-20-aviabomb-za-dobu-po-vsij-liniyi-rozmezhuvannya-yurij-ignat/" text:style-name="Internet_20_link" text:visited-style-name="Visited_20_Internet_20_Link">
https://armyinform.com.ua/2023/04/04/protyvnyk-prodovzhuye-zastosovuvaty-vid-10-do-20-aviabomb-za-dobu-po-vsij-liniyi-rozmezhuvannya-yurij-ignat/</text:a>
</text:p>
      <!--NEWS-->
      <text:h text:style-name="P10" text:outline-level="1">
<text:span text:style-name="T4">
美国的支持和军事援助是我们在战场上取得成功的关键之一 - 安德里·舍申科（Andriy Shevchenko）</text:span>
</text:h>
      <text:p text:style-name="P4">
作者: ['АРМІЯINFORM']</text:p>
      <text:p text:style-name="P4">
时间: 2023-04-04T54:00:00-04:00</text:p>
      <text:p text:style-name="P4">
描述: 乌克兰Zwan Ministan防御的代祷者Vropeiyko Ilpyskoi Andriy Shevchenko ...与乌克兰2022年的战争，与乌克兰的最新新闻，《与乌克兰的新闻》（News News）战争，与乌克兰2022年的新闻战争，今天与乌克兰和拉斯·拉斯特（Ususs）之间的战争，乌克兰和拉斯兰（Russia）之间的战争将是一场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4/3c6f288381043796a742784bcdc25507604fddcb-e1680594952791.jpg" text:style-name="Internet_20_link" text:visited-style-name="Visited_20_Internet_20_Link">
3c6f288381043796a742784bcdc25507604fddcb-e1680594952791.jpg</text:a>
', '<text:a xlink:type="simple" xlink:href="https://armyinform.com.ua/wp-content/uploads/2023/04/071c90d9157f2f728d18b761c47a1e6c8414d509.jpg" text:style-name="Internet_20_link" text:visited-style-name="Visited_20_Internet_20_Link">
071c90d9157f2f728d18b761c47a1e6c8414d509.jpg</text:a>
']</text:p>
      <text:p text:style-name="P4">
标签: ['АНДРІЙ ШЕВЧЕНКО', 'БЕЗПЕКОВА ДОПОМОГА', 'ЗАСТУПНИК МІНІСТРА ОБОРОНИ УКРАЇНИ', 'РІЧ МАККОРМІК', 'США']</text:p>
      <text:p text:style-name="P4">
类别: News</text:p>
      <!--METADATA-->
      <text:p text:style-name="P4">
<draw:frame draw:style-name="fr1" draw:name="Image266" text:anchor-type="as-char" svg:width="6.9236in" svg:height="3.877216in" draw:z-index="0">
<draw:image xlink:href="../Images/AРМІЯINFORM/2023-04-04T54-00-00-04-00/3c6f288381043796a742784bcdc25507604fddcb-e1680594952791.jpg" xlink:type="simple" xlink:show="embed" xlink:actuate="onLoad" draw:mime-type="image/jpeg"/>
</draw:frame>
乌克兰国防部欧洲一体化国防部副部长安德里什夫琴科(Andriyshevchenko)在基辅与美国国会代表Richmakokmik博士见面。</text:p>
      <text:p text:style-name="P4">
国防部副负责人感谢政府和美国从大规模入侵俄罗斯联邦的最初几天就得到了乌克兰的全面支持。 他指出，美国援助是我们在战场上取得成功的关键之一。</text:p>
      <text:p text:style-name="P4">
关于它<text:a xlink:type="simple" xlink:href="https://www.mil.gov.ua/news/2023/04/04/pidtrimka-ta-vijskova-dopomoga-ssha-e-odnieyu-z-klyuchovih-dlya-nashih-uspihiv-na-poli-boyu-%E2%80%93-andrij-shevchenko/" text:style-name="Internet_20_link" text:visited-style-name="Visited_20_Internet_20_Link">
告知</text:a>
国防部乌克兰。</text:p>
      <ul>
        <li>
美国应该为帮助乌克兰感到自豪。 有必要继续我们友好的国家继续工作并保持在一起。 时间非常重要，它也很好地理解了敌人。 这就是为什么我们要求武装部队尽快成为必要的资源。 我们需要增加军队。 为了在兰德沃特取得成功，乌克兰需要空中优势和相应的外国伴侣武器。 Andriyshevchenko说，美国在这一过程中的作用至关重要。</li>
      </ul>
      <text:p text:style-name="P4">
国防部副部长还强调，乌克兰是第一个国家，在真正的战斗中使用了最现代的西方武器。</text:p>
      <ul>
        <li>
我们与合作伙伴分享独特的战斗体验。 所有人都对乌克兰的盟友感兴趣。 安德烈·舍申科(Andrey Shevchenko)评论说，这些知识应传输给现在支持我们的国家。</li>
      </ul>
      <text:p text:style-name="P4">
<draw:frame draw:style-name="fr1" draw:name="Image267" text:anchor-type="as-char" svg:width="6.9236in" svg:height="4.165699in" draw:z-index="0">
<draw:image xlink:href="../Images/AРМІЯINFORM/2023-04-04T54-00-00-04-00/071c90d9157f2f728d18b761c47a1e6c8414d509.jpg" xlink:type="simple" xlink:show="embed" xlink:actuate="onLoad" draw:mime-type="image/jpeg"/>
</draw:frame>
他对未来的北约峰会表示希望，该峰会将于2023年在维尔纽斯举行。</text:p>
      <ul>
        <li>
我们希望乌克兰不仅会收到伴侣的积极信号，而且还将获得北约全部成员资格的实际决定和建议。我们与俄罗斯战争中的军事经验将是支持联盟国防能力的重要贡献。 ， -  Andrey Shevchenko说。</li>
      </ul>
      <text:p text:style-name="P4">
美国国会议员被介绍给Logfas国防部计划，该计划均由所有北约成员使用，并允许监视向乌克兰的武器供应，并从合作伙伴国家控制MTD。</text:p>
      <text:p text:style-name="P4">
麦考米克(McCormik)对我们人民的斗争，捍卫者的勇气表示钦佩，并保证了乌克兰在胜利之路上的进一步支持。</text:p>
      <text:p text:style-name="P4">
News Source: <text:a xlink:type="simple" xlink:href="https://armyinform.com.ua/2023/04/04/pidtrymka-ta-vijskova-dopomoga-ssha-ye-odniyeyu-z-klyuchovyh-dlya-nashyh-uspihiv-na-poli-boyu-andrij-shevchenko/" text:style-name="Internet_20_link" text:visited-style-name="Visited_20_Internet_20_Link">
https://armyinform.com.ua/2023/04/04/pidtrymka-ta-vijskova-dopomoga-ssha-ye-odniyeyu-z-klyuchovyh-dlya-nashyh-uspihiv-na-poli-boyu-andrij-shevchenko/</text:a>
</text:p>
      <!--NEWS-->
      <text:h text:style-name="P10" text:outline-level="1">
<text:span text:style-name="T4">
因为乌克兰是非常重要的综合美国支持 - 国家主管</text:span>
</text:h>
      <text:p text:style-name="P4">
作者: ['АРМІЯINFORM']</text:p>
      <text:p text:style-name="P4">
时间: 2023-04-04T55:00:00-04:00</text:p>
      <text:p text:style-name="P4">
描述: 乌克兰Volodymyr Zelensky PID的总裁Zustychi Iz Iz Degegasyyu Polikiv，...与乌克兰2022年的战争，与乌克兰的最新新闻，今天与乌克兰2022年的《新闻战》，今天，乌克兰和俄罗斯之间的战争会发生他们在2022年与乌克兰有一年</text:p>
      <text:p text:style-name="P4">
图片: ['<text:a xlink:type="simple" xlink:href="https://armyinform.com.ua/wp-content/uploads/2023/04/fe0148c373bdbf9dbb6e64ea68e72024_1680549959_extra_large.jpeg" text:style-name="Internet_20_link" text:visited-style-name="Visited_20_Internet_20_Link">
fe0148c373bdbf9dbb6e64ea68e72024_1680549959_extra_large.jpeg</text:a>
', '<text:a xlink:type="simple" xlink:href="https://www.president.gov.ua/storage/j-image-storage/32/28/77/242fc07126853cfc0f2214ecb777eee0_1680549959_wysiwyg.jpeg" text:style-name="Internet_20_link" text:visited-style-name="Visited_20_Internet_20_Link">
242fc07126853cfc0f2214ecb777eee0_1680549959_wysiwyg.jpeg</text:a>
']</text:p>
      <text:p text:style-name="P4">
标签: ['STOPRUSSIA', 'ВОЛОДИМИР ЗЕЛЕНСЬКИЙ', 'ОФІС ПРЕЗИДЕНТА УКРАЇНИ', 'СВІТ ПІДТРИМУЄ УКРАЇНУ']</text:p>
      <text:p text:style-name="P4">
类别: News</text:p>
      <!--METADATA-->
      <text:p text:style-name="P4">
<draw:frame draw:style-name="fr1" draw:name="Image268" text:anchor-type="as-char" svg:width="6.9236in" svg:height="4.617948in" draw:z-index="0">
<draw:image xlink:href="../Images/AРМІЯINFORM/2023-04-04T55-00-00-04-00/fe0148c373bdbf9dbb6e64ea68e72024_1680549959_extra_large.jpeg" xlink:type="simple" xlink:show="embed" xlink:actuate="onLoad" draw:mime-type="image/jpeg"/>
</draw:frame>
乌克兰沃迪米尔·泽伦斯基(Ukraine Volodymyr Zelensky)总裁在与前美国国务卿米歇克·庞培(Michak Pompeo)领导的政客，商人和美国慈善组织的代表团会面上强调，这种会议是对乌克兰人的强大信号在我们的自由和民主中。</text:p>
      <text:p text:style-name="P4">
<text:a xlink:type="simple" xlink:href="https://www.president.gov.ua/storage/j-image-storage/32/28/77/242fc07126853cfc0f2214ecb777eee0_1680549959_extra_large.jpeg" text:style-name="Internet_20_link" text:visited-style-name="Visited_20_Internet_20_Link">
!(Images/AРМІЯINFORM/2023-04-04T55-00-00-04-00/242fc07126853cfc0f2214ecb777eee0_1680549959_wysiwyg.jpeg)</text:a>
乌克兰总裁在迈克·庞培(Mike Pompeo)讲话时说：“我很高兴看到您和您的朋友一起来。” “全面的美国支持对我们来说是非凡的。”</text:p>
      <text:p text:style-name="P4">
Volodymyr Zelenskyy也感谢整个美国人民。</text:p>
      <text:p text:style-name="P4">
“不幸的是，这场战争已经进行了一年多，我们很高兴美国正在与我们争取共同的目标。 我们还感到白宫的两个参与者的支持和支持。”他强调。</text:p>
      <text:p text:style-name="P4">
总统还强调了在战争期间获得的经验，即继续加强和加强国防技术的国防技术的重要性。</text:p>
      <text:p text:style-name="P4">
“投资业务是因为业务是创造就业机会的原因。 Misauasic是人们可以找到一份工作，并且预算收到了一条通道，以增强我们在战场上的能力。”负责人总结道。</text:p>
      <text:p text:style-name="P4">
还讨论了许多其他问题，包括乌克兰的运动，以及进一步加强对俄罗斯联邦制裁压力的重要性。</text:p>
      <text:p text:style-name="P4">
沃迪米尔·泽伦斯基(Volodymyr Zelensky)指出了美国慈善组织的活动，他们的代表在流离失所者的聚集会议上，重建被摧毁的住房库存，提供医疗援助，提供最需要的人的饮用水和产品。</text:p>
      <text:p text:style-name="P4">
_ <text:span text:style-name="T4">
来源：</text:span>
 <text:a xlink:type="simple" xlink:href="https://www.president.gov.ua/news/volodimir-zelenskij-zustrivsya-z-delegaciyeyu-politikiv-bizn-82081" text:style-name="Internet_20_link" text:visited-style-name="Visited_20_Internet_20_Link">
办公室</text:a>
<text:a xlink:type="simple" xlink:href="https://www.president.gov.ua/news/volodimir-zelenskij-zustrivsya-z-delegaciyeyu-politikiv-bizn-82081" text:style-name="Internet_20_link" text:visited-style-name="Visited_20_Internet_20_Link">
总统</text:a>
_</text:p>
      <text:p text:style-name="P4">
News Source: <text:a xlink:type="simple" xlink:href="https://armyinform.com.ua/2023/04/04/dlya-nas-duzhe-vazhlyva-vsebichna-amerykanska-pidtrymka-glava-derzhavy/" text:style-name="Internet_20_link" text:visited-style-name="Visited_20_Internet_20_Link">
https://armyinform.com.ua/2023/04/04/dlya-nas-duzhe-vazhlyva-vsebichna-amerykanska-pidtrymka-glava-derzhavy/</text:a>
</text:p>
      <!--NEWS-->
      <text:h text:style-name="P10" text:outline-level="1">
<text:span text:style-name="T4">
SES单位白天中和266个爆炸性物品</text:span>
</text:h>
      <text:p text:style-name="P4">
作者: ['АРМІЯINFORM']</text:p>
      <text:p text:style-name="P4">
时间: 2023-04-04T56:00:00-04:00</text:p>
      <text:p text:style-name="P4">
描述: 借出，乌克兰持有人的Pirotechnici pirotdili 3 Kvistyny​​a，与乌克兰2022年的战争，与乌克兰的最新新闻，《与乌克兰的新闻战争》，《与乌克兰2022年的新闻战》，今天的战争，乌克兰和俄罗斯和俄罗斯和俄罗斯和俄罗斯和俄罗斯与俄罗斯和俄罗斯之间的战争将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2/12/medium.jpg" text:style-name="Internet_20_link" text:visited-style-name="Visited_20_Internet_20_Link">
medium.jpg</text:a>
', '<text:a xlink:type="simple" xlink:href="https://armyinform.com.ua/wp-content/uploads/2023/04/photo_5287351582192683317_y.jpg" text:style-name="Internet_20_link" text:visited-style-name="Visited_20_Internet_20_Link">
photo_5287351582192683317_y.jpg</text:a>
']</text:p>
      <text:p text:style-name="P4">
标签: ['STOPRUSSIA', 'ДСНС УКРАЇНИ']</text:p>
      <text:p text:style-name="P4">
类别: News</text:p>
      <!--METADATA-->
      <text:p text:style-name="P4">
<draw:frame draw:style-name="fr1" draw:name="Image269" text:anchor-type="as-char" svg:width="6.9236in" svg:height="3.89908in" draw:z-index="0">
<draw:image xlink:href="../Images/AРМІЯINFORM/2023-04-04T56-00-00-04-00/medium.jpg" xlink:type="simple" xlink:show="embed" xlink:actuate="onLoad" draw:mime-type="image/jpeg"/>
</draw:frame>
说明性照片</text:p>
      <text:p text:style-name="P4">
<text:span text:style-name="T4">
在过去的一天中，3 </text:span>
 <text:span text:style-name="T4">
 4月</text:span>
 <text:span text:style-name="T4">
，</text:span>
乌克兰的烟火单位在紧急情况下<text:span text:style-name="T4">
 130次</text:span>
参与完成任务。</text:p>
      <text:p text:style-name="P4">
关于这个<text:a xlink:type="simple" xlink:href="https://t.me/dsns_telegram/15514" text:style-name="Internet_20_link" text:visited-style-name="Visited_20_Internet_20_Link">
<text:span text:style-name="T5">
报告</text:span>
</text:a>
乌克兰的SES。</text:p>
      <text:p text:style-name="P4">
发现，扣押和处置了<text:span text:style-name="T4">
 266 </text:span>
爆炸物的烟火单元。 检查(清除)领土超过<text:span text:style-name="T4">
 38.65 </text:span>
公顷。</text:p>
      <text:p text:style-name="P4">
背景：从乌克兰俄罗斯联合会的大规模侵略开始，乌克兰SES的烟火单位就参与了<text:span text:style-name="T4">
 49 425次</text:span>
，以完成我的任务。 处置<text:span text:style-name="T4">
 340 011Domae仓促项目</text:span>
，包括<text:span text:style-name="T4">
 2 200航空炸弹</text:span>
。 检查(清除)区域<text:span text:style-name="T4">
 81 601公顷</text:span>
。</text:p>
      <text:p text:style-name="P4">
<draw:frame draw:style-name="fr1" draw:name="Image270" text:anchor-type="as-char" svg:width="6.9236in" svg:height="5.804039in" draw:z-index="0">
<draw:image xlink:href="../Images/AРМІЯINFORM/2023-04-04T56-00-00-04-00/photo_5287351582192683317_y.jpg" xlink:type="simple" xlink:show="embed" xlink:actuate="onLoad" draw:mime-type="image/jpeg"/>
</draw:frame>
总共剩下174,000平方米。 潜在危险领土的公里，占该州总面积的30％。</text:p>
      <text:p text:style-name="P4">
News Source: <text:a xlink:type="simple" xlink:href="https://armyinform.com.ua/2023/04/04/pidrozdily-dsns-zneshkodyly-266-vybuhonebezpechnyh-predmetiv-protyagom-doby/" text:style-name="Internet_20_link" text:visited-style-name="Visited_20_Internet_20_Link">
https://armyinform.com.ua/2023/04/04/pidrozdily-dsns-zneshkodyly-266-vybuhonebezpechnyh-predmetiv-protyagom-doby/</text:a>
</text:p>
      <!--NEWS-->
      <text:h text:style-name="P10" text:outline-level="1">
<text:span text:style-name="T4">
耗尽武装部队飞机的敌人 - 暴露于俄罗斯特工</text:span>
</text:h>
      <text:p text:style-name="P4">
作者: ['АРМІЯINFORM']</text:p>
      <text:p text:style-name="P4">
时间: 2023-04-04T57:00:00-04:00</text:p>
      <text:p text:style-name="P4">
描述: 俄罗斯联邦ZS总参谋长（Bilsh Vidomoy Yak Gru）的总参谋长负责人对战争的粗略……与乌克兰2022年的战争，与乌克兰的《今日新闻》，《今日新闻》，《新闻》，与乌克兰的新闻，2022年的新闻战争最后，今天，乌克兰与俄罗斯之间的战争以及2022年与乌克兰战争时，是否会在不久的将来与乌克兰发生战争，他们说，与乌克兰的战争，乌克兰新闻的战争今天，乌克兰新闻在乌克兰媒体的俄罗斯人</text:p>
      <text:p text:style-name="P4">
图片: ['<text:a xlink:type="simple" xlink:href="https://armyinform.com.ua/wp-content/uploads/2023/04/f9b4ec7d9820c6cec7e5264fc26a6aca-e1680593248513.jpeg" text:style-name="Internet_20_link" text:visited-style-name="Visited_20_Internet_20_Link">
f9b4ec7d9820c6cec7e5264fc26a6aca-e1680593248513.jpeg</text:a>
']</text:p>
      <text:p text:style-name="P4">
标签: ['STOPRUSSIA', 'АГРЕСІЯ РФ', 'ВТОРГНЕННЯ РФ', 'КОЛАБОРАНТ', 'СБУ']</text:p>
      <text:p text:style-name="P4">
类别: News</text:p>
      <!--METADATA-->
      <text:p text:style-name="P4">
<draw:frame draw:style-name="fr1" draw:name="Image271" text:anchor-type="as-char" svg:width="6.9236in" svg:height="4.104798in" draw:z-index="0">
<draw:image xlink:href="../Images/AРМІЯINFORM/2023-04-04T57-00-00-04-00/f9b4ec7d9820c6cec7e5264fc26a6aca-e1680593248513.jpeg" xlink:type="simple" xlink:show="embed" xlink:actuate="onLoad" draw:mime-type="image/jpeg"/>
</draw:frame>
俄罗斯联邦武装部队总参谋长总局长被拘留(更好的游戏)在Dnipropetrovsk地区的一次特殊行动过程中，该地区收集了该地区基地的智能和国防军的运动。</text:p>
      <text:p text:style-name="P4">
关于它<text:a xlink:type="simple" xlink:href="https://ssu.gov.ua/novyny/sbu-zatrymala-rosiiskoho-ahenta-yakyi-poliuvav-za-ukrainskoiu-aviatsiieiu-na-dnipropetrovshchyni" text:style-name="Internet_20_link" text:visited-style-name="Visited_20_Internet_20_Link">
告知</text:a>
SBU。</text:p>
      <text:p text:style-name="P4">
首先，敌人对乌克兰军用飞机在该地区的地点和运营方式感兴趣。 特别是，代理商记录了规律性，飞机的数量等。</text:p>
      <text:p text:style-name="P4">
此外，他还传达了有关空气敌意对这座城市的后果的信息。 占用者计划使用此信息来准备该地区大型飞机的标签。</text:p>
      <text:p text:style-name="P4">
根据调查，袭击者是当地居民，俄罗斯联邦的军事情报与不言而喻的合作有关。</text:p>
      <text:p text:style-name="P4">
为了招募敌人，敌人是由一位亲俄的电报使用的，短缺积极分发了他的“职位”以支持入侵者。</text:p>
      <text:p text:style-name="P4">
根据收集的证据，安全局的调查人员告诉他乌克兰刑法条款的怀疑：</text:p>
      <text:p text:style-name="P4">
<text:span text:style-name="T5">
在戒严条件下犯下的国家背叛； </text:span>
未经授权传播有关武器，武器和弹药向乌克兰的方向，武器运动，武装部队运动，行动或放置或根据乌克兰法律形成的其他军事形式的信息。</text:p>
      <text:p text:style-name="P4">
法院选择叛徒一种预防措施 - 拘留。 正在进行调查以确定犯罪的所有情况。</text:p>
      <text:p text:style-name="P4">
News Source: <text:a xlink:type="simple" xlink:href="https://armyinform.com.ua/2023/04/04/zlyvav-vorogu-roztashuvannya-litakiv-zsu-vykryto-rosijskogo-agenta/" text:style-name="Internet_20_link" text:visited-style-name="Visited_20_Internet_20_Link">
https://armyinform.com.ua/2023/04/04/zlyvav-vorogu-roztashuvannya-litakiv-zsu-vykryto-rosijskogo-agenta/</text:a>
</text:p>
      <!--NEWS-->
      <text:h text:style-name="P10" text:outline-level="1">
<text:span text:style-name="T4">
Volodymyr Zelenskyy：俄罗斯邪恶将落在乌克兰，将不再能够崛起</text:span>
</text:h>
      <text:p text:style-name="P4">
作者: ['АРМІЯINFORM']</text:p>
      <text:p text:style-name="P4">
时间: 2023-04-04T58:00:00-04:00</text:p>
      <text:p text:style-name="P4">
描述: 国防总统沃迪米尔·泽伦斯基（Volodymyr Zelensky）的第405天与我们相关联，...与乌克兰2022年的战争，与乌克兰的最新新闻，今天与乌克兰的新闻战争，今天与乌克兰2022年上次与乌克兰的新闻战，乌克兰和俄罗斯之间的战争是否会发生战争何时，何时，何时，何时，何时，何时，何时，何时与乌克兰在2022年与乌克兰进行战争，是否会在不久的将来与乌克兰进行战争，与乌克兰的战争，乌克兰今天的新闻，乌克兰的新闻，乌克兰媒体的新闻在俄罗斯</text:p>
      <text:p text:style-name="P4">
图片: ['<text:a xlink:type="simple" xlink:href="https://armyinform.com.ua/wp-content/uploads/2023/04/photo_5287452312060676439_y-e1680598749578.jpg" text:style-name="Internet_20_link" text:visited-style-name="Visited_20_Internet_20_Link">
photo_5287452312060676439_y-e1680598749578.jpg</text:a>
', '<text:a xlink:type="simple" xlink:href="https://armyinform.com.ua/wp-content/uploads/2023/04/photo_5287452312060676436_y-150x150.jpg" text:style-name="Internet_20_link" text:visited-style-name="Visited_20_Internet_20_Link">
photo_5287452312060676436_y-150x150.jpg</text:a>
', '<text:a xlink:type="simple" xlink:href="https://armyinform.com.ua/wp-content/uploads/2023/04/photo_5287452312060676435_x-150x150.jpg" text:style-name="Internet_20_link" text:visited-style-name="Visited_20_Internet_20_Link">
photo_5287452312060676435_x-150x150.jpg</text:a>
', '<text:a xlink:type="simple" xlink:href="https://armyinform.com.ua/wp-content/uploads/2023/04/photo_5287452312060676431_y-1-150x150.jpg" text:style-name="Internet_20_link" text:visited-style-name="Visited_20_Internet_20_Link">
photo_5287452312060676431_y-1-150x150.jpg</text:a>
', '<text:a xlink:type="simple" xlink:href="https://armyinform.com.ua/wp-content/uploads/2023/04/photo_5287452312060676432_y-e1680599197775-150x150.jpg" text:style-name="Internet_20_link" text:visited-style-name="Visited_20_Internet_20_Link">
photo_5287452312060676432_y-e1680599197775-150x150.jpg</text:a>
']</text:p>
      <text:p text:style-name="P4">
标签: []</text:p>
      <text:p text:style-name="P4">
类别: News</text:p>
      <!--METADATA-->
      <text:p text:style-name="P4">
<draw:frame draw:style-name="fr1" draw:name="Image272" text:anchor-type="as-char" svg:width="6.9236in" svg:height="4.256732in" draw:z-index="0">
<draw:image xlink:href="../Images/AРМІЯINFORM/2023-04-04T58-00-00-04-00/photo_5287452312060676439_y-e1680598749578.jpg" xlink:type="simple" xlink:show="embed" xlink:actuate="onLoad" draw:mime-type="image/jpeg"/>
</draw:frame>
在国防的第405天，乌克兰Volodymyr Zelensky总统指出，乌克兰的Nanashii土地是自由世界的基础之战。</text:p>
      <text:p text:style-name="P4">
关于它<text:a xlink:type="simple" xlink:href="https://t.me/V_Zelenskiy_official/5751" text:style-name="Internet_20_link" text:visited-style-name="Visited_20_Internet_20_Link">
压力</text:a>
Utelegra州负责人。</text:p>
      <text:p text:style-name="P4">
“我们一定会在这场战斗中获胜。 俄罗斯邪恶将落在乌克兰，将无法崛起。 人类将赢得胜利，”弗拉基米尔泽斯基(Vladimirzelensky)强调。</text:p>
      <text:p text:style-name="P4">
<text:a xlink:type="simple" xlink:href="https://armyinform.com.ua/wp-content/uploads/2023/04/photo_5287452312060676436_y.jpg" text:style-name="Internet_20_link" text:visited-style-name="Visited_20_Internet_20_Link">
!(Images/AРМІЯINFORM/2023-04-04T58-00-00-04-00/photo_5287452312060676436_y-150x150.jpg)</text:a>
</text:p>
      <text:p text:style-name="P4">
<text:a xlink:type="simple" xlink:href="https://armyinform.com.ua/wp-content/uploads/2023/04/photo_5287452312060676435_x.jpg" text:style-name="Internet_20_link" text:visited-style-name="Visited_20_Internet_20_Link">
<draw:frame draw:style-name="fr1" draw:name="Image273" text:anchor-type="as-char" svg:width="6.9236in" svg:height="6.9236in" draw:z-index="0">
<draw:image xlink:href="../Images/AРМІЯINFORM/2023-04-04T58-00-00-04-00/photo_5287452312060676435_x-150x150.jpg" xlink:type="simple" xlink:show="embed" xlink:actuate="onLoad" draw:mime-type="image/jpeg"/>
</draw:frame>
</text:a>
</text:p>
      <text:p text:style-name="P4">
<text:a xlink:type="simple" xlink:href="https://armyinform.com.ua/wp-content/uploads/2023/04/photo_5287452312060676431_y-1.jpg" text:style-name="Internet_20_link" text:visited-style-name="Visited_20_Internet_20_Link">
<draw:frame draw:style-name="fr1" draw:name="Image274" text:anchor-type="as-char" svg:width="6.9236in" svg:height="6.9236in" draw:z-index="0">
<draw:image xlink:href="../Images/AРМІЯINFORM/2023-04-04T58-00-00-04-00/photo_5287452312060676431_y-1-150x150.jpg" xlink:type="simple" xlink:show="embed" xlink:actuate="onLoad" draw:mime-type="image/jpeg"/>
</draw:frame>
</text:a>
</text:p>
      <text:p text:style-name="P4">
<text:a xlink:type="simple" xlink:href="https://armyinform.com.ua/wp-content/uploads/2023/04/photo_5287452312060676432_y-e1680599197775.jpg" text:style-name="Internet_20_link" text:visited-style-name="Visited_20_Internet_20_Link">
<draw:frame draw:style-name="fr1" draw:name="Image275" text:anchor-type="as-char" svg:width="6.9236in" svg:height="6.9236in" draw:z-index="0">
<draw:image xlink:href="../Images/AРМІЯINFORM/2023-04-04T58-00-00-04-00/photo_5287452312060676432_y-e1680599197775-150x150.jpg" xlink:type="simple" xlink:show="embed" xlink:actuate="onLoad" draw:mime-type="image/jpeg"/>
</draw:frame>
</text:a>
</text:p>
      <text:p text:style-name="P4">
News Source: <text:a xlink:type="simple" xlink:href="https://armyinform.com.ua/2023/04/04/volodymyr-zelenskyj-rosijske-zlo-vpade-same-tut-v-ukrayini-i-bilshe-ne-zmozhe-pidnyatysya/" text:style-name="Internet_20_link" text:visited-style-name="Visited_20_Internet_20_Link">
https://armyinform.com.ua/2023/04/04/volodymyr-zelenskyj-rosijske-zlo-vpade-same-tut-v-ukrayini-i-bilshe-ne-zmozhe-pidnyatysya/</text:a>
</text:p>
      <!--NEWS-->
      <text:h text:style-name="P10" text:outline-level="1">
<text:span text:style-name="T4">
乌克兰检察长办公室：已记录了近17,000罪犯针对国家安全罪</text:span>
</text:h>
      <text:p text:style-name="P4">
作者: ['АРМІЯINFORM']</text:p>
      <text:p text:style-name="P4">
时间: 2023-04-04T59: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4/warcrime-04042023ua.jpg" text:style-name="Internet_20_link" text:visited-style-name="Visited_20_Internet_20_Link">
warcrime-04042023ua.jpg</text:a>
', '<text:a xlink:type="simple" xlink:href="https://armyinform.com.ua/wp-content/uploads/2023/04/warcrime-04042023en.jpg" text:style-name="Internet_20_link" text:visited-style-name="Visited_20_Internet_20_Link">
warcrime-0404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276" text:anchor-type="as-char" svg:width="6.9236in" svg:height="4.448413in" draw:z-index="0">
<draw:image xlink:href="../Images/AРМІЯINFORM/2023-04-04T59-00-00-04-00/warcrime-0404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4月4日</text:span>
注册：</text:p>
      <ul>
        <li>
78 131军事犯罪， * 16 957针对乌克兰国家安全的罪行。</li>
      </ul>
      <text:p text:style-name="P4">
此外，根据少年检察官的官方数据，由于俄罗斯联邦的侵略，<text:span text:style-name="T4">
 1411儿童已成为</text:span>
，包括：</text:p>
      <ul>
        <li>
467-儿童被杀， * 944-儿童因严重程度不同。</li>
      </ul>
      <text:p text:style-name="P4">
该部门强调，这些数字不是最终的，因为在暂时占据的有形领土上的积极战斗场所的安装中继续进行工作。</text:p>
      <text:p text:style-name="P4">
<draw:frame draw:style-name="fr1" draw:name="Image277" text:anchor-type="as-char" svg:width="6.9236in" svg:height="4.448413in" draw:z-index="0">
<draw:image xlink:href="../Images/AРМІЯINFORM/2023-04-04T59-00-00-04-00/warcrime-04042023en.jpg" xlink:type="simple" xlink:show="embed" xlink:actuate="onLoad" draw:mime-type="image/jpeg"/>
</draw:frame>
</text:p>
      <text:p text:style-name="P4">
News Source: <text:a xlink:type="simple" xlink:href="https://armyinform.com.ua/2023/04/04/ofis-genprokurora-ukrayiny-zadokumentovano-majzhe-17-tysyach-zlochyniv-proty-naczbezpeky-7/" text:style-name="Internet_20_link" text:visited-style-name="Visited_20_Internet_20_Link">
https://armyinform.com.ua/2023/04/04/ofis-genprokurora-ukrayiny-zadokumentovano-majzhe-17-tysyach-zlochyniv-proty-naczbezpeky-7/</text:a>
</text:p>
      <!--NEWS-->
      <text:h text:style-name="P10" text:outline-level="1">
<text:span text:style-name="T4">
与俄罗斯联邦缺乏沟通使收到有关战俘的可靠数据 - 协调总部</text:span>
</text:h>
      <text:p text:style-name="P4">
作者: ['АРМІЯINFORM']</text:p>
      <text:p text:style-name="P4">
时间: 2023-04-04T60:00:00-04:00</text:p>
      <text:p text:style-name="P4">
描述: Ofichine-remunikaika-agresorka，exemen，dostoshirnu的...与乌克兰2022年的战争，与乌克兰与乌克兰的最新新闻战争，今天与乌克兰2022年的新闻战争，乌克兰和俄罗斯与俄罗斯之间的战争将发生，当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photo_5862682036542746644_w.jpg" text:style-name="Internet_20_link" text:visited-style-name="Visited_20_Internet_20_Link">
photo_5862682036542746644_w.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278" text:anchor-type="as-char" svg:width="6.9236in" svg:height="4.200317in" draw:z-index="0">
<draw:image xlink:href="../Images/AРМІЯINFORM/2023-04-04T60-00-00-04-00/photo_5862682036542746644_w.jpg" xlink:type="simple" xlink:show="embed" xlink:actuate="onLoad" draw:mime-type="image/jpeg"/>
</draw:frame>
没有与侵略者国家的官方沟通，因此几乎不可能获得有关被俘虏的捍卫者和捍卫者的可靠信息，包括卫生状况。</text:p>
      <text:p text:style-name="P4">
关于这个<text:a xlink:type="simple" xlink:href="https://t.me/Koord_shtab/779" text:style-name="Internet_20_link" text:visited-style-name="Visited_20_Internet_20_Link">
一个正在说话</text:a>
在与个人炮兵旅的家人“ Zaporizhzhya Sich”的家人的会面上。</text:p>
      <text:p text:style-name="P4">
根据总部的说法，有关健康人可能健康的信息主要来自多尼亚军人的回报。</text:p>
      <text:p text:style-name="P4">
他们在会议上说，军事部队在军人失踪时进行调查。 通过调查，指挥官决定如何考虑服务人员 - 一个热情或失踪的人。</text:p>
      <text:p text:style-name="P4">
带有相关信息的警报军事部门发送指定中心的人员和社会支持(TCC和SP).Співробітники ТЦК та СП доставляють це сповіщення родичам оборонця.</text:p>
      <text:p text:style-name="P4">
Представник штабу зауважив, що визволені з полону військовослужбовціспілкуються з представниками Координаційного штабу, Служби безпеки України,Офісу Уповноваженого Верховної Ради України з прав людини. Надані нимивідомості фіксуються і враховуються, зокрема, у подальшій роботі щодо обмінувійськовополоненими. Проте оприлюднювати таку інформацію не можна, бо вонаносить оперативний характер.</text:p>
      <text:p text:style-name="P4">
News Source: <text:a xlink:type="simple" xlink:href="https://armyinform.com.ua/2023/04/04/vidsutnist-komunikacziyi-z-rf-uskladnyuye-otrymannya-dostovirnoyi-informacziyi-shhodo-vijskovopolonenyh-koordynaczijnyj-shtab/" text:style-name="Internet_20_link" text:visited-style-name="Visited_20_Internet_20_Link">
https://armyinform.com.ua/2023/04/04/vidsutnist-komunikacziyi-z-rf-uskladnyuye-otrymannya-dostovirnoyi-informacziyi-shhodo-vijskovopolonenyh-koordynaczijnyj-shtab/</text:a>
</text:p>
      <!--NEWS-->
      <text:h text:style-name="P10" text:outline-level="1">
<text:span text:style-name="T4">
有6个口径的载体，用于黑色和地中海海洋的战斗税</text:span>
</text:h>
      <text:p text:style-name="P4">
作者: ['АРМІЯINFORM']</text:p>
      <text:p text:style-name="P4">
时间: 2023-04-04T61:00:00-04:00</text:p>
      <text:p text:style-name="P4">
描述: 阿佐夫斯基（Azovsky）在乔尔·莫雷达（Boyal Moreda）的乔尼（Chorny）水域中的4 kvitry村...与乌克兰2022年的战争，与乌克兰的最新新闻，今天与乌克兰的新闻战争，与乌克兰的新闻战争2022年，今天将在乌克兰之间进行战争，乌克兰之间会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2/07/maxresdefault-1.jpg" text:style-name="Internet_20_link" text:visited-style-name="Visited_20_Internet_20_Link">
maxresdefault-1.jpg</text:a>
', '<text:a xlink:type="simple" xlink:href="https://armyinform.com.ua/wp-content/uploads/2023/04/336141894_1060599061566150_199496007597149452_n.jpg" text:style-name="Internet_20_link" text:visited-style-name="Visited_20_Internet_20_Link">
336141894_1060599061566150_199496007597149452_n.jpg</text:a>
']</text:p>
      <text:p text:style-name="P4">
标签: ['АГРЕСІЯ РФ', 'ВМС ЗС УКРАЇНИ', 'ВТОРГНЕННЯ РФ']</text:p>
      <text:p text:style-name="P4">
类别: News</text:p>
      <!--METADATA-->
      <text:p text:style-name="P4">
<draw:frame draw:style-name="fr1" draw:name="Image279" text:anchor-type="as-char" svg:width="6.9236in" svg:height="3.894525in" draw:z-index="0">
<draw:image xlink:href="../Images/AРМІЯINFORM/2023-04-04T61-00-00-04-00/maxresdefault-1.jpg" xlink:type="simple" xlink:show="embed" xlink:actuate="onLoad" draw:mime-type="image/jpeg"/>
</draw:frame>
说明性照片</text:p>
      <text:p text:style-name="P4">
截至4月4日，黑色，阿佐夫和地中海的水域中有15艘敌方船只，其中6艘是玉米片。 总齐射为40枚火箭。</text:p>
      <text:p text:style-name="P4">
这在[消息]中说明了(https://www.facebook.com/navy.mil.gov.ua/posts/pfbid02f7sHJDLDo5ULZZgxiz6iaR3wxcLKgMKqAy1ApBNMZQy8RLp8nY7Wt9up13froWM4l)乌克兰武装部队海军的指挥。</text:p>
      <text:p text:style-name="P4">
其中：</text:p>
      <text:p text:style-name="P4">
<text:span text:style-name="T5">
黑海有7艘敌船，其中3艘是机芯翼导弹的载体，总齐射为-20枚导弹； </text:span>
在亚齐夫的海洋中，敌人继续控制海洋通讯，负责1艘船； *地中海有7艘敌船，其中3艘是机芯翼导弹的3架载体，射击总数为20导弹。</text:p>
      <text:p text:style-name="P4">
俄罗斯联邦继续违反1974年海洋保护人类生命的国际公约(Solas)通过关闭自动识别系统(AIS)纳粹船只在亚佐夫海。</text:p>
      <text:p text:style-name="P4">
<draw:frame draw:style-name="fr1" draw:name="Image280" text:anchor-type="as-char" svg:width="6.9236in" svg:height="5.53888in" draw:z-index="0">
<draw:image xlink:href="../Images/AРМІЯINFORM/2023-04-04T61-00-00-04-00/336141894_1060599061566150_199496007597149452_n.jpg" xlink:type="simple" xlink:show="embed" xlink:actuate="onLoad" draw:mime-type="image/jpeg"/>
</draw:frame>
</text:p>
      <text:p text:style-name="P4">
News Source: <text:a xlink:type="simple" xlink:href="https://armyinform.com.ua/2023/04/04/na-bojove-cherguvannya-v-chornomu-ta-seredzemnomu-moryah-vyjshlo-6-nosiyiv-krylatyh-raket-kalibr/" text:style-name="Internet_20_link" text:visited-style-name="Visited_20_Internet_20_Link">
https://armyinform.com.ua/2023/04/04/na-bojove-cherguvannya-v-chornomu-ta-seredzemnomu-moryah-vyjshlo-6-nosiyiv-krylatyh-raket-kalibr/</text:a>
</text:p>
      <!--NEWS-->
      <text:h text:style-name="P10" text:outline-level="1">
<text:span text:style-name="T4">
在库皮斯克 - 里曼（Kupyansk-Liman）的方向上，我们的后卫摧毁了两个T-72坦克，两个BMP和弹药构成Sergey Cherevaty</text:span>
</text:h>
      <text:p text:style-name="P4">
作者: ['Ольга Вікарчук']</text:p>
      <text:p text:style-name="P4">
时间: 2023-04-04T62:00:00-04:00</text:p>
      <text:p text:style-name="P4">
描述:  - 我们位于正面的正规部队中心的Vorog攻击。 Zokrema，TSE ...与乌克兰2022年的战争，与乌克兰的最新新闻战争，与乌克兰的新闻战争，2022年的新闻战争，乌克兰和俄罗斯之间的最后一场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3/cherevatyj.jpg" text:style-name="Internet_20_link" text:visited-style-name="Visited_20_Internet_20_Link">
cherevatyj.jpg</text:a>
']</text:p>
      <text:p text:style-name="P4">
标签: ['STOPRUSSIA', 'АГРЕСІЯ РФ', 'ВІЙНА', 'ВТОРГНЕННЯ РФ', 'СЕРГІЙ ЧЕРЕВАТИЙ']</text:p>
      <text:p text:style-name="P4">
类别: News</text:p>
      <!--METADATA-->
      <text:p text:style-name="P4">
<draw:frame draw:style-name="fr1" draw:name="Image281" text:anchor-type="as-char" svg:width="6.9236in" svg:height="4.611226in" draw:z-index="0">
<draw:image xlink:href="../Images/AРМІЯINFORM/2023-04-04T62-00-00-04-00/cherevatyj.jpg" xlink:type="simple" xlink:show="embed" xlink:actuate="onLoad" draw:mime-type="image/jpeg"/>
</draw:frame>
 - 敌人用常规力量攻击我们在正面该地区的位置。 特别是，这些是机载单元，电动步枪，所谓的LNR的第二军团以及坦克装置， -  <text:a xlink:type="simple" xlink:href="https://www.youtube.com/watch" text:style-name="Internet_20_link" text:visited-style-name="Visited_20_Internet_20_Link">
报告</text:a>
在武装部队东部组成的“一个新闻”发言人塞尔盖·奇雷维蒂上校的“一个新闻”发言人。</text:p>
      <text:p text:style-name="P4">
在库皮斯克 - 里曼(Kupyansk-Liman)的方向上，敌人使用了更多的喷射枪射击系统。在这一天，已经记录了403个炮击，但在无地的繁荣中，占领军试图更加仔细地采取行动。</text:p>
      <ul>
        <li>
因此，他们在这个方向上损失较少。 50名入侵者被摧毁，115人受伤。 同样，俄罗斯联邦军队在这里使用更多的装甲车辆，但我们的国防军摧毁了它。</li>
      </ul>
      <text:p text:style-name="P4">
*尤其是，在最后一天，乌克兰的捍卫者沿库皮斯克 - 里曼(Kupyansk-Liman)方向摧毁了两个T-72坦克，两个BMP和弹药组成，即添加的Sergey Cherevaty。</text:p>
      <text:p text:style-name="P4">
News Source: <text:a xlink:type="simple" xlink:href="https://armyinform.com.ua/2023/04/04/na-kupyansko-lymanskomu-napryamku-nashi-zahysnyky-znyshhyly-dva-tanky-t-72-dvi-bmp-i-sklad-boyeprypasiv-sergij-cherevatyj/" text:style-name="Internet_20_link" text:visited-style-name="Visited_20_Internet_20_Link">
https://armyinform.com.ua/2023/04/04/na-kupyansko-lymanskomu-napryamku-nashi-zahysnyky-znyshhyly-dva-tanky-t-72-dvi-bmp-i-sklad-boyeprypasiv-sergij-cherevatyj/</text:a>
</text:p>
      <!--NEWS-->
      <text:h text:style-name="P10" text:outline-level="1">
<text:span text:style-name="T4">
SBU以近4000万美元的价格在乌克兰曝光了俄罗斯金融金字塔</text:span>
</text:h>
      <text:p text:style-name="P4">
作者: ['АРМІЯINFORM']</text:p>
      <text:p text:style-name="P4">
时间: 2023-04-04T63:00:00-04:00</text:p>
      <text:p text:style-name="P4">
描述: Bezpeki Vikril大型Shakhraiska计划的服务，Yaku被PID刮除...与乌克兰2022年的战争，与乌克兰的最新新闻战争，今天与乌克兰2022年的新闻战争，乌克兰和俄罗斯之间以及俄罗斯之间以及俄罗斯之间的战争，什么时候以及俄罗斯之间的战争，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3/04/sbu-golovna.jpg" text:style-name="Internet_20_link" text:visited-style-name="Visited_20_Internet_20_Link">
sbu-golovna.jpg</text:a>
', '<text:a xlink:type="simple" xlink:href="https://armyinform.com.ua/wp-content/uploads/2023/04/sbu-2.jpg" text:style-name="Internet_20_link" text:visited-style-name="Visited_20_Internet_20_Link">
sbu-2.jpg</text:a>
', '<text:a xlink:type="simple" xlink:href="https://armyinform.com.ua/wp-content/uploads/2023/04/sbu-1-150x150.jpg" text:style-name="Internet_20_link" text:visited-style-name="Visited_20_Internet_20_Link">
sbu-1-150x150.jpg</text:a>
', '<text:a xlink:type="simple" xlink:href="https://armyinform.com.ua/wp-content/uploads/2023/04/sbu-3-150x150.jpg" text:style-name="Internet_20_link" text:visited-style-name="Visited_20_Internet_20_Link">
sbu-3-150x150.jpg</text:a>
']</text:p>
      <text:p text:style-name="P4">
标签: ['СБУ', 'ШАХРАЇ']</text:p>
      <text:p text:style-name="P4">
类别: News</text:p>
      <!--METADATA-->
      <text:p text:style-name="P4">
<draw:frame draw:style-name="fr1" draw:name="Image282" text:anchor-type="as-char" svg:width="6.9236in" svg:height="5.938293in" draw:z-index="0">
<draw:image xlink:href="../Images/AРМІЯINFORM/2023-04-04T63-00-00-04-00/sbu-golovna.jpg" xlink:type="simple" xlink:show="embed" xlink:actuate="onLoad" draw:mime-type="image/jpeg"/>
</draw:frame>
安全部门暴露了一个被生活掩盖的大规模欺诈计划是好的。</text:p>
      <text:p text:style-name="P4">
金字塔的组织者建议他们的客户成为投资者，并将资金转移到据称有助于“繁殖”投资的公司的帐户中。</text:p>
      <text:p text:style-name="P4">
关于它<text:a xlink:type="simple" xlink:href="https://www.facebook.com/SecurSerUkraine/posts/pfbid0SXMwkZAoXFNXtdzQCaDPSyudKe7EXM1aDfcHbSMpZBYKbiShD4m351neMRvYiUEjl" text:style-name="Internet_20_link" text:visited-style-name="Visited_20_Internet_20_Link">
报告</text:a>
在其官方的Facebook页面SBU上。</text:p>
      <text:p text:style-name="P4">
根据调查，袭击者收到了近4000万美元，有超过1000人作弊。</text:p>
      <text:p text:style-name="P4">
为了使用“服务”，欺诈者已经开发了自己的Web资源，并具有潜在的“投资者”帐户。</text:p>
      <text:p text:style-name="P4">
迪利卡(Dilika)承诺，在促进有前途的世界企业的“股息”形式的形式下，以“股息”的形式获得了稳定的利润。</text:p>
      <text:p text:style-name="P4">
<draw:frame draw:style-name="fr1" draw:name="Image283" text:anchor-type="as-char" svg:width="6.9236in" svg:height="6.609525in" draw:z-index="0">
<draw:image xlink:href="../Images/AРМІЯINFORM/2023-04-04T63-00-00-04-00/sbu-2.jpg" xlink:type="simple" xlink:show="embed" xlink:actuate="onLoad" draw:mime-type="image/jpeg"/>
</draw:frame>
此外，如果吸引新参与者的预应，欺诈者“保证“客户”奖金”。</text:p>
      <text:p text:style-name="P4">
从投资者那里收到的钱是在自己的隐域Tabanka帐户上积累的。</text:p>
      <text:p text:style-name="P4">
根据调查，有10多人参与了设备的组织。这些是侵略者国家的公民。</text:p>
      <text:p text:style-name="P4">
最初，“项目”仅在俄罗斯联邦的领土上运作，但是在2017年之后，它通过Winternett的大规模广告活动并在基辅开设了办公室，试图通过大规模的广告活动在乌克兰实施。</text:p>
      <text:p text:style-name="P4">
在开始对金字塔组织者进行全面入侵之后，他们想吸引他们参与其中。</text:p>
      <text:p text:style-name="P4">
为此，他们建立了一种通过整个乌克兰的加密货币网络交换点吸引虚拟资产的机制。</text:p>
      <text:p text:style-name="P4">
在基辅办公室搜索期间，在人的地址中出现了：</text:p>
      <text:p text:style-name="P4">
▪测试计算机，手机，会计和草稿，并有证据表明；</text:p>
      <text:p text:style-name="P4">
▪资料和广告产品用于吸引“投资者”。</text:p>
      <text:p text:style-name="P4">
正在进行调查，以确定犯罪和起诉的所有情况。</text:p>
      <text:p text:style-name="P4">
<text:a xlink:type="simple" xlink:href="https://armyinform.com.ua/wp-content/uploads/2023/04/sbu-1.jpg" text:style-name="Internet_20_link" text:visited-style-name="Visited_20_Internet_20_Link">
!(Images/AРМІЯINFORM/2023-04-04T63-00-00-04-00/sbu-1-150x150.jpg)</text:a>
</text:p>
      <text:p text:style-name="P4">
<text:a xlink:type="simple" xlink:href="https://armyinform.com.ua/wp-content/uploads/2023/04/sbu-3.jpg" text:style-name="Internet_20_link" text:visited-style-name="Visited_20_Internet_20_Link">
<draw:frame draw:style-name="fr1" draw:name="Image284" text:anchor-type="as-char" svg:width="6.9236in" svg:height="6.9236in" draw:z-index="0">
<draw:image xlink:href="../Images/AРМІЯINFORM/2023-04-04T63-00-00-04-00/sbu-3-150x150.jpg" xlink:type="simple" xlink:show="embed" xlink:actuate="onLoad" draw:mime-type="image/jpeg"/>
</draw:frame>
</text:a>
这些措施是与基辅主要管理人员的调查部门一起进行的，用于对基辅检察官办公室的程序管理。安全局吸引了欺诈计划受害者的公民，以手机号码进行报告(095)899 21 16。</text:p>
      <text:p text:style-name="P4">
News Source: <text:a xlink:type="simple" xlink:href="https://armyinform.com.ua/2023/04/04/sbu-vykryla-v-ukrayini-rosijsku-finansovu-piramidu-na-majzhe-40-mln-dolariv/" text:style-name="Internet_20_link" text:visited-style-name="Visited_20_Internet_20_Link">
https://armyinform.com.ua/2023/04/04/sbu-vykryla-v-ukrayini-rosijsku-finansovu-piramidu-na-majzhe-40-mln-dolariv/</text:a>
</text:p>
      <!--NEWS-->
      <text:h text:style-name="P10" text:outline-level="1">
<text:span text:style-name="T4">
敌人用化学物质在水区域掉落弹药</text:span>
</text:h>
      <text:p text:style-name="P4">
作者: ['Ольга Вікарчук']</text:p>
      <text:p text:style-name="P4">
时间: 2023-04-04T64:00:00-04:00</text:p>
      <text:p text:style-name="P4">
描述: 在俄罗斯联邦pid the Btr tu BMP的袭击和Carlovyvka Pratsuloval附近的俄罗斯联邦pid小时的Mar'ynka军队中，与乌克兰2022年的战争，与乌克兰的最新新闻战争，与乌克兰的新闻，与乌克兰2022年的新闻战争，今天与乌克兰2022年的新闻战争。 ，乌克兰和俄罗斯之间以及乌克兰在2022年与乌克兰的战争将是不久的在俄罗斯</text:p>
      <text:p text:style-name="P4">
图片: ['<text:a xlink:type="simple" xlink:href="https://armyinform.com.ua/wp-content/uploads/2023/03/dmytrashkivskyj.png" text:style-name="Internet_20_link" text:visited-style-name="Visited_20_Internet_20_Link">
dmytrashkivskyj.png</text:a>
']</text:p>
      <text:p text:style-name="P4">
标签: ['STOPRUSSIA', 'АГРЕСІЯ РФ', 'ВІЙНА', 'ВТОРГНЕННЯ РФ', 'ОЛЕКСІЙ ДМИТРАШКІВСЬКИЙ', 'ТАВРІЙСЬКИЙ НАПРЯМОК']</text:p>
      <text:p text:style-name="P4">
类别: News</text:p>
      <!--METADATA-->
      <text:p text:style-name="P4">
<draw:frame draw:style-name="fr1" draw:name="Image285" text:anchor-type="as-char" svg:width="6.9236in" svg:height="4.096023in" draw:z-index="0">
<draw:image xlink:href="../Images/AРМІЯINFORM/2023-04-04T64-00-00-04-00/dmytrashkivskyj.png" xlink:type="simple" xlink:show="embed" xlink:actuate="onLoad" draw:mime-type="image/png"/>
</draw:frame>
在Marinka地区，俄罗斯联邦军队在袭击中涉及BTR和BMP，一群步兵团体以及卡洛夫基附近的坦克工作。 所有攻击都反映了。 关于它<text:a xlink:type="simple" xlink:href="https://www.youtube.com/watch" text:style-name="Internet_20_link" text:visited-style-name="Visited_20_Internet_20_Link">
报告</text:a>
在直接的永恒发射器“统一新闻”中，美国国防军上校阿列克谢·德米特拉什基夫斯基(Alexei Dmitrashkivsky)负责人。</text:p>
      <ul>
        <li>
此外，敌人的航空公司进行了四次跳动。 其中三个是Orikhove和变形。 白天，记录了307个联系。 在Zaporizhhya方向上54次，在Donetsk -253中， -   - 指示。</li>
      </ul>
      <text:p text:style-name="P4">
还记录了用人造丝中的化学物质排放弹药。 最有可能的是K-51，即氯吡普蛋白。 此外，最后一天的Okupatikovian失去了大约两只人员，其中一只被捕。 国防军摧毁了敌人的管理点和存储。</text:p>
      <ul>
        <li>
关于化学武器，上周俄罗斯人用它淹没了：两，四，六次。 本周，这是UAV的无人机弹药的第一张记录，Alexei dmitrashkivsky补充了。</li>
      </ul>
      <text:p text:style-name="P4">
News Source: <text:a xlink:type="simple" xlink:href="https://armyinform.com.ua/2023/04/04/vorog-skynuv-boyeprypasy-z-himichnoyu-rechovynoyu-v-rajoni-vodyanogo/" text:style-name="Internet_20_link" text:visited-style-name="Visited_20_Internet_20_Link">
https://armyinform.com.ua/2023/04/04/vorog-skynuv-boyeprypasy-z-himichnoyu-rechovynoyu-v-rajoni-vodyanogo/</text:a>
</text:p>
      <!--NEWS-->
      <text:h text:style-name="P10" text:outline-level="1">
<text:span text:style-name="T4">
乌克兰总理德国维切克勒和德国业务讨论了在乌克兰市场的存在</text:span>
</text:h>
      <text:p text:style-name="P4">
作者: ['АРМІЯINFORM']</text:p>
      <text:p text:style-name="P4">
时间: 2023-04-04T65:00:00-04:00</text:p>
      <text:p text:style-name="P4">
描述: 双层spinpratsi的插座，全能的肥沃 - 沃斯内斯·阿维西亚（Wasiness Activia）...与乌克兰2022年的战争，今天与乌克兰的最新新闻，今天与乌克兰2022年的新闻战争，今天，乌克兰之间会发生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4/shmygal.jpg" text:style-name="Internet_20_link" text:visited-style-name="Visited_20_Internet_20_Link">
shmygal.jpg</text:a>
', '<text:a xlink:type="simple" xlink:href="https://armyinform.com.ua/wp-content/uploads/2023/04/kmu.jpg" text:style-name="Internet_20_link" text:visited-style-name="Visited_20_Internet_20_Link">
kmu.jpg</text:a>
']</text:p>
      <text:p text:style-name="P4">
标签: ['STOPRUSSIA', 'АГРЕСІЯ РФ', 'ВІЙНА', 'ВТОРГНЕННЯ РФ', 'ДЕНИС ШМИГАЛЬ', 'НІМЕЧЧИНА']</text:p>
      <text:p text:style-name="P4">
类别: News</text:p>
      <!--METADATA-->
      <text:p text:style-name="P4">
<draw:frame draw:style-name="fr1" draw:name="Image286" text:anchor-type="as-char" svg:width="6.9236in" svg:height="4.89718in" draw:z-index="0">
<draw:image xlink:href="../Images/AРМІЯINFORM/2023-04-04T65-00-00-04-00/shmygal.jpg" xlink:type="simple" xlink:show="embed" xlink:actuate="onLoad" draw:mime-type="image/jpeg"/>
</draw:frame>
在乌克兰丹尼斯·施密策尔(Kyivpremier-Minister)的一次会议上，讨论了双边合作的发展，加强乌克兰的全面支持，德国罗伯特·加贝克(Robert Gabek)经济学部长及德国商业代表的经济部长维切卡·施密策(Vicecanzler)。</text:p>
      <text:p text:style-name="P4">
关于政府门户网站<text:a xlink:type="simple" xlink:href="https://www.kmu.gov.ua/news/premier-ministr-ukrainy-vitse-kantsler-frn-ta-nimetskyi-biznes-obhovoryly-rozshyrennia-prysutnosti-na-ukrainskomu-rynku" text:style-name="Internet_20_link" text:visited-style-name="Visited_20_Internet_20_Link">
报告</text:a>
秘书处的传播部 - 乌克兰部长的行为。</text:p>
      <text:p text:style-name="P4">
丹尼斯·施米加尔(Denis Shmigal)感谢罗伯特·加贝克(Robert Gabec)访问乌克兰，特别是发现了俄罗斯在切尼希夫地区解放领土上占领的后果。</text:p>
      <text:p text:style-name="P4">
乌克兰政府负责人指出，德国在加强我们的国家和未来的战后恢复中的作用。</text:p>
      <text:p text:style-name="P4">
“企业的军事风险保险是一个关键问题。 我们正在与MIGA一起收集一个试点项目，并与美国DFC一起进行了第一个项目。对我们来说，与德国一起找到类似的工具非常重要。”乌克兰政府指出。</text:p>
      <text:p text:style-name="P4">
就德国业务的代表而言，乌克兰在权力下放和许多领域迈出了一步，他们希望扩大其在乌克兰市场的生产和存在。</text:p>
      <text:p text:style-name="P4">
根据丹尼斯·施米格尔(Denis Shmigal)的说法，乌克兰在关键原材料，加工和军事技术领域具有潜力，这可以带来许多优势和商业前景。</text:p>
      <text:p text:style-name="P4">
乌克兰总理还感谢德国对俄罗斯联邦的塔萨压力的财政支持。 他强调，现在是时候研究下一包，这将包括对核工业和俄罗斯技术的制裁。</text:p>
      <text:p text:style-name="P4">
<draw:frame draw:style-name="fr1" draw:name="Image287" text:anchor-type="as-char" svg:width="6.9236in" svg:height="4.610104in" draw:z-index="0">
<draw:image xlink:href="../Images/AРМІЯINFORM/2023-04-04T65-00-00-04-00/kmu.jpg" xlink:type="simple" xlink:show="embed" xlink:actuate="onLoad" draw:mime-type="image/jpeg"/>
</draw:frame>
</text:p>
      <text:p text:style-name="P4">
News Source: <text:a xlink:type="simple" xlink:href="https://armyinform.com.ua/2023/04/04/premyer-ministr-ukrayiny-vicze-kanczler-frn-ta-nimeczkyj-biznes-obgovoryly-rozshyrennya-prysutnosti-na-ukrayinskomu-rynku/" text:style-name="Internet_20_link" text:visited-style-name="Visited_20_Internet_20_Link">
https://armyinform.com.ua/2023/04/04/premyer-ministr-ukrayiny-vicze-kanczler-frn-ta-nimeczkyj-biznes-obgovoryly-rozshyrennya-prysutnosti-na-ukrayinskomu-rynku/</text:a>
</text:p>
      <!--NEWS-->
      <text:h text:style-name="P10" text:outline-level="1">
<text:span text:style-name="T4">
巴赫穆特仍然是敌人主要打击的方向-Sergey Cherevaty</text:span>
</text:h>
      <text:p text:style-name="P4">
作者: ['Ольга Вікарчук']</text:p>
      <text:p text:style-name="P4">
时间: 2023-04-04T66:00:00-04:00</text:p>
      <text:p text:style-name="P4">
描述: PVC“ Wagner” Pvk Prigozhin Prapori在Budiszh（Bakhmuti附近 -  ed。），Yakik ...与乌克兰的战争2022年，与乌克兰与乌克兰的最新新闻，与乌克兰的新闻，与乌克兰2022年的新闻战争，今天，乌克兰将在乌克兰之间发生战争，将在乌克兰之间发生战争和俄罗斯，当2022年与乌克兰的战争将在不久的将来与乌克兰战争，乌克兰与乌克兰的战争，今天的乌克兰新闻，乌克兰的新闻，乌克兰媒体在俄罗斯的乌克兰新闻</text:p>
      <text:p text:style-name="P4">
图片: ['<text:a xlink:type="simple" xlink:href="https://armyinform.com.ua/wp-content/uploads/2023/04/bahmut-1.jpg" text:style-name="Internet_20_link" text:visited-style-name="Visited_20_Internet_20_Link">
bahmut-1.jpg</text:a>
']</text:p>
      <text:p text:style-name="P4">
标签: ['STOPRUSSIA', 'АГРЕСІЯ РФ', 'БАХМУТ', 'ВІЙНА', 'ВТОРГНЕННЯ РФ', 'СЕРГІЙ ЧЕРЕВАТИЙ', 'СХІДНОГО\xa0УГРУПОВАННЯ ВІЙСЬК']</text:p>
      <text:p text:style-name="P4">
类别: News</text:p>
      <!--METADATA-->
      <text:p text:style-name="P4">
<draw:frame draw:style-name="fr1" draw:name="Image288" text:anchor-type="as-char" svg:width="6.9236in" svg:height="5.592494in" draw:z-index="0">
<draw:image xlink:href="../Images/AРМІЯINFORM/2023-04-04T66-00-00-04-00/bahmut-1.jpg" xlink:type="simple" xlink:show="embed" xlink:actuate="onLoad" draw:mime-type="image/jpeg"/>
</draw:frame>
照片：盖蒂图像</text:p>
      <text:p text:style-name="P4">
瓦格纳·佩克(Wagner PEC(在巴赫穆特。  -  ed。)很长一段时间没有存在。 关于它<text:a xlink:type="simple" xlink:href="https://www.youtube.com/watch" text:style-name="Internet_20_link" text:visited-style-name="Visited_20_Internet_20_Link">
说</text:a>
在直接的厄立特尔产妇“统一新闻”中，东方武装部队塞尔盖·奇雷维蒂上校的发言人。</text:p>
      <ul>
        <li>
尽管Bakhmut仍然是敌人主要打击的方向，但首先是“ Wagner”，但在这一天，敌人有32次袭击。 在城市本身和周围，只有26场战斗。 军官说，RFF军队在我们在喷气大炮上的位置开火的238倍。</li>
      </ul>
      <text:p text:style-name="P4">
此外，Sergey Cherevaty报告说，有91名占领者被我们的防守摧毁，119人受伤。 此外，乌克兰的卫星是一个cuned的坦克，一个反应性的毕业射击火和三个野外存储设施的系统。</text:p>
      <ul>
        <li>
“ Wagnerivtsi”遭受了更多的损失，因为它们受到武力的攻击。 但是，考虑到巨大的损失，他们再也无法自行执行任务，因此它们被空中部队的单位和我们敌人的常规军队的步兵加强了，这是辅助的Sergiy Congiy Cherevaty上校。</li>
      </ul>
      <text:p text:style-name="P4">
News Source: <text:a xlink:type="simple" xlink:href="https://armyinform.com.ua/2023/04/04/bahmut-zalyshayetsya-napryamkom-golovnogo-udaru-voroga-sergij-cherevatyj/" text:style-name="Internet_20_link" text:visited-style-name="Visited_20_Internet_20_Link">
https://armyinform.com.ua/2023/04/04/bahmut-zalyshayetsya-napryamkom-golovnogo-udaru-voroga-sergij-cherevatyj/</text:a>
</text:p>
      <!--NEWS-->
      <text:h text:style-name="P10" text:outline-level="1">
<text:span text:style-name="T4">
白天，救援人员还有将近两百次以消除敌人炮击的后果</text:span>
</text:h>
      <text:p text:style-name="P4">
作者: ['АРМІЯINFORM']</text:p>
      <text:p text:style-name="P4">
时间: 2023-04-04T67:00:00-04:00</text:p>
      <text:p text:style-name="P4">
描述: 借出，03 Kvisnya，乌克兰Zvosvichahi的持有人服务...与乌克兰2022年的战争，与乌克兰与乌克兰的最新新闻战争，今天与乌克兰2022年的新闻战争，今天将在乌克兰和俄罗斯和俄罗斯之间发生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3/xzvev8dxadlvsx-pozhezha.jpg" text:style-name="Internet_20_link" text:visited-style-name="Visited_20_Internet_20_Link">
xzvev8dxadlvsx-pozhezha.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289" text:anchor-type="as-char" svg:width="6.9236in" svg:height="3.888597in" draw:z-index="0">
<draw:image xlink:href="../Images/AРМІЯINFORM/2023-04-04T67-00-00-04-00/xzvev8dxadlvsx-pozhezha.jpg" xlink:type="simple" xlink:show="embed" xlink:actuate="onLoad" draw:mime-type="image/jpeg"/>
</draw:frame>
说明性照片</text:p>
      <text:p text:style-name="P4">
在4月3日<text:span text:style-name="T4">
的最后一天，</text:span>
乌克兰公务员的划分不确定的情况<text:span text:style-name="T4">
 166出发</text:span>
消除了定居点和基础设施的居民的后果。 消除了3次大火。 为142人提供了心理帮助。</text:p>
      <text:p text:style-name="P4">
这在[消息]中说明了(https://dsns.gov.ua/uk/news/nadzvicaini-podiyi/operativna-informaciia-dsns-shhodo-naslidkiv-vedennia-boiovix-dii-rosiiskoiu-federacijeiu-115)乌克兰的SES。</text:p>
      <text:p text:style-name="P4">
参考：自战争开始以来，已经进行了87 467次旅行<text:span text:style-name="T4">
在清算炮击时，</text:span>
 14 246大火**，救出了3,988人，为208 279提供了心理帮助。</text:p>
      <text:p text:style-name="P4">
News Source: <text:a xlink:type="simple" xlink:href="https://armyinform.com.ua/2023/04/04/za-dobu-ryatuvalnyky-majzhe-dvisti-raziv-vyyizdyly-na-likvidacziyu-naslidkiv-vorozhyh-obstriliv-3/" text:style-name="Internet_20_link" text:visited-style-name="Visited_20_Internet_20_Link">
https://armyinform.com.ua/2023/04/04/za-dobu-ryatuvalnyky-majzhe-dvisti-raziv-vyyizdyly-na-likvidacziyu-naslidkiv-vorozhyh-obstriliv-3/</text:a>
</text:p>
      <!--NEWS-->
      <text:h text:style-name="P10" text:outline-level="1">
<text:span text:style-name="T4">
北约如何，谁以及为什么在74年前做</text:span>
</text:h>
      <text:p text:style-name="P4">
作者: ['Єгор Брайлян']</text:p>
      <text:p text:style-name="P4">
时间: 2023-04-04T68:00:00-04:00</text:p>
      <text:p text:style-name="P4">
描述: Suyogodn，Pyvnik的74块岩石 - 成年联盟 - 领导...与乌克兰2022年的战争，与乌克兰与乌克兰的最新新闻战争，今天与乌克兰2022年的新闻战争，乌克兰和俄罗斯之间的战争以及与俄罗斯之间的战争以及战争他们说，乌克兰将在2022年，或者将会或将会或将是或不会，在不久的将来会与乌克兰发生战争，他们说，今天与乌克兰的战争，今天的乌克兰新闻，乌克兰媒体在俄罗斯的乌克兰新闻</text:p>
      <text:p text:style-name="P4">
图片: ['<text:a xlink:type="simple" xlink:href="https://armyinform.com.ua/wp-content/uploads/2023/04/1-10.jpg" text:style-name="Internet_20_link" text:visited-style-name="Visited_20_Internet_20_Link">
1-10.jpg</text:a>
', '<text:a xlink:type="simple" xlink:href="https://armyinform.com.ua/wp-content/uploads/2023/04/2-12.jpg" text:style-name="Internet_20_link" text:visited-style-name="Visited_20_Internet_20_Link">
2-12.jpg</text:a>
', '<text:a xlink:type="simple" xlink:href="https://armyinform.com.ua/wp-content/uploads/2023/04/3-9.jpg" text:style-name="Internet_20_link" text:visited-style-name="Visited_20_Internet_20_Link">
3-9.jpg</text:a>
', '<text:a xlink:type="simple" xlink:href="https://armyinform.com.ua/wp-content/uploads/2023/04/4-8-scaled.jpg" text:style-name="Internet_20_link" text:visited-style-name="Visited_20_Internet_20_Link">
4-8-scaled.jpg</text:a>
', '<text:a xlink:type="simple" xlink:href="https://armyinform.com.ua/wp-content/uploads/2023/04/5-7.jpg" text:style-name="Internet_20_link" text:visited-style-name="Visited_20_Internet_20_Link">
5-7.jpg</text:a>
', '<text:a xlink:type="simple" xlink:href="https://armyinform.com.ua/wp-content/uploads/2023/04/6-5.jpg" text:style-name="Internet_20_link" text:visited-style-name="Visited_20_Internet_20_Link">
6-5.jpg</text:a>
']</text:p>
      <text:p text:style-name="P4">
标签: ['БЕЛЬГІЯ', 'ВЕЛИКА БРИТАНІЯ', 'ВТОРГНЕННЯ РФ', 'ДАНІЯ', 'ІСЛАНДІЯ', 'ІТАЛІЯ', 'КАНАДА', 'ЛЮКСЕМБУРГ', 'НАТО', 'НІДЕРЛАНДИ', 'НОРВЕГІЯ', 'ПОРТУГАЛІЯ', 'США', 'ФРАНЦІЯ']</text:p>
      <text:p text:style-name="P4">
类别: News</text:p>
      <!--METADATA-->
      <text:p text:style-name="P4">
<draw:frame draw:style-name="fr1" draw:name="Image290" text:anchor-type="as-char" svg:width="6.9236in" svg:height="6.877443in" draw:z-index="0">
<draw:image xlink:href="../Images/AРМІЯINFORM/2023-04-04T68-00-00-04-00/1-10.jpg" xlink:type="simple" xlink:show="embed" xlink:actuate="onLoad" draw:mime-type="image/jpeg"/>
</draw:frame>
如今，世界上主要和政治联盟北大西洋联盟成立74周年，标志着北大西洋联盟。 北约成为从加拿大到波罗的海国家的EVRO  - 大西洋安全系统的基础。 对于乌克兰而言，教育联盟的成员资格是外交政策的关键目标之一。详细介绍了北约是如何创建的以及它在陆军军队中的存在。</text:p>
      <text:p text:style-name="P4">
第二次世界大战结束后，欧洲陷入废墟。 美国提出了超级大国，在各大洲创造了军事基地。西方国家要考虑两次世界大战的教训的警告 - 与彼此合作比敌对的人更好，导致意识到军事层面最融合的意识。</text:p>
      <text:p text:style-name="P4">
建立新的国家联盟的倡议来自美国和英国。英国外交大臣欧内斯特·贝文(Ernest Bevin)在1948年签署了《布鲁塞尔条约》。 该文件创建了贝勒克斯国家的国防联盟(比利时，荷兰，卢森堡)，法国和英国和北爱尔兰的英国。</text:p>
      <text:p text:style-name="P4">
之后，美国，加拿大和英国的对话开始建立一个大西洋安全系统。 北约的新颖性是，美国国防是美国对欧洲盟国进行的。在对法国有条件袭击的情况下，纳瓦拉欧洲大陆驻扎的美军将进行救援。</text:p>
      <text:p text:style-name="P4">
<draw:frame draw:style-name="fr1" draw:name="Image291" text:anchor-type="as-char" svg:width="6.9236in" svg:height="5.370735in" draw:z-index="0">
<draw:image xlink:href="../Images/AРМІЯINFORM/2023-04-04T68-00-00-04-00/2-12.jpg" xlink:type="simple" xlink:show="embed" xlink:actuate="onLoad" draw:mime-type="image/jpeg"/>
</draw:frame>
签署Vashington协议</text:p>
      <text:p text:style-name="P4">
1949年4月4日，华盛顿协议在美国首都签署，该协议由创建北大西洋联盟的文件占用。 但是，预见了三个主要国家 - 美国，英国和法国之间的积极讨论。</text:p>
      <text:h text:style-name="P12" text:outline-level="3">
<text:span text:style-name="T4">
<text:span text:style-name="T4">
签署华盛顿协议</text:span>
</text:span>
</text:h>
      <text:p text:style-name="P4">
巴黎将北约的未来视为全球组织，华盛顿和伦敦计划该联盟是欧洲 - 大西洋唯一的安全体系。 盟友之间的极好看法也包括殖民地在集体保护中。 然后，在1940年代后期，欧洲国家仍然是殖民帝国(https://www.nato.int/cps/en/natohq/topics_67656.htm).</text:p>
      <text:p text:style-name="P4">
<draw:frame draw:style-name="fr1" draw:name="Image292" text:anchor-type="as-char" svg:width="6.9236in" svg:height="4.609778in" draw:z-index="0">
<draw:image xlink:href="../Images/AРМІЯINFORM/2023-04-04T68-00-00-04-00/3-9.jpg" xlink:type="simple" xlink:show="embed" xlink:actuate="onLoad" draw:mime-type="image/jpeg"/>
</draw:frame>
签名</text:p>
      <text:p text:style-name="P4">
比利时提议提及刚果和法国阿尔及利亚。 毕竟，阿尔及利亚仍然留下来。<text:span text:style-name="T5">
“在欧洲或北美任何当事方的领土上，在法国的阿尔及利亚部门，土耳其或在癌症热带地区以北的北大西洋地区任何当事方的管辖下的岛屿下； </text:span>
在任何一侧的部队，船舶或飞机上，或在欧洲的任何其他区域，在获得合同有效性之日放置在任何当事方的占领力的任何其他区域，在此期间地中海或癌症热带北部的北大西洋地区。”</text:p>
      <text:p text:style-name="P4">
华盛顿北约机构的庄严签署是最初的军事政治联盟。 当时的美国总统哈里·杜鲁门(Harry Truman)是在北大西洋联盟(Northantic Alliance)看到安全和辩护的未来的人。 此外，冷战开始了 - 我们与一个危险的联盟斗争的时期。 欧洲被分为反对营地。 顺便说一句，杜鲁明宁是《约束学说》的作者，涉及盟国的积极合作，目的是不扩大世界范围内的共产主义。</text:p>
      <text:p text:style-name="P4">
12个国家于1949年建立了北大西洋联盟：美国，英国，加拿大，葡萄牙，丹麦，冰岛，法国，比利时，荷兰，荷兰，卢森堡，意大利，挪威。</text:p>
      <text:p text:style-name="P4">
为了1951年在北约举行的军事融合，建立了北约武装部队最高高级司令部总司令。 第一位最高总司令是美国将军，是第二次世界大战中盟国第一次世界大战纳税人的英雄。</text:p>
      <text:p text:style-name="P4">
<draw:frame draw:style-name="fr1" draw:name="Image293" text:anchor-type="as-char" svg:width="6.9236in" svg:height="4.609964in" draw:z-index="0">
<draw:image xlink:href="../Images/AРМІЯINFORM/2023-04-04T68-00-00-04-00/4-8-scaled.jpg" xlink:type="simple" xlink:show="embed" xlink:actuate="onLoad" draw:mime-type="image/jpeg"/>
</draw:frame>
艾森豪威尔和任命信</text:p>
      <text:p text:style-name="P4">
在冷战期间，北约在苏联斗争中成为西方的主要前哨基地。 尽管蒂莫西·安德鲁斯(Timothy Andrews Sale)指出，《强大的联盟：北约的历史和全球邮政 - 战争秩序》的作者，但联盟更有可能是对苏联入侵的直接威胁，而不是对苏联的间接干预措施。 换句话说，要影响乌克兰北约的公众舆论对弹道导弹或盟国军事工作的其他行动的放置。</text:p>
      <text:p text:style-name="P4">
联盟的主要原则是并且仍然是军队的民事控制。北约贡斯群岛通常成为前国防部长，英国，荷兰，意大利，挪威，丹麦的奇普雷米尔人的外交事务。</text:p>
      <text:p text:style-name="P4">
<draw:frame draw:style-name="fr1" draw:name="Image294" text:anchor-type="as-char" svg:width="6.9236in" svg:height="4.869503in" draw:z-index="0">
<draw:image xlink:href="../Images/AРМІЯINFORM/2023-04-04T68-00-00-04-00/5-7.jpg" xlink:type="simple" xlink:show="embed" xlink:actuate="onLoad" draw:mime-type="image/jpeg"/>
</draw:frame>
为了纪念北约40周年的确，1990年代联盟历史上的时期已经过去了，渴望吸引科蒙共产党国家合作。 1994年，在美国总统Billaclineton的倡议下，北约和平伙伴关系计划于1994年宣布。 因此，存在前主管共存的可能性 - 特别是俄罗斯。 但是，正如我们后来看到的那样，克里姆林宫并没有在其他主权国家的军事入侵中放弃其帝国综合体。</text:p>
      <text:p text:style-name="P4">
同时，正是在1990年代，北大西洋联盟开始积极地与公共外交合作。 后者是通过通知乌克兰合作伙伴组织的活动来创建一个积极的北约。</text:p>
      <text:p text:style-name="P4">
<text:span text:style-name="T4">
 1997年，乌克兰关系的关键事件</text:span>
  -  <text:span text:style-name="T4">
北约：</text:span>
</text:p>
      <text:p text:style-name="P4">
·乌克兰的北约信息和文档中心已建立；</text:p>
      <text:p text:style-name="P4">
·在马德里峰会上，乌克兰Leonid Kuchma总裁签署了喀蒂尤克兰 - 北约；</text:p>
      <text:p text:style-name="P4">
·联盟总部开设了乌克兰与北约的任务。</text:p>
      <text:p text:style-name="P4">
2001年9月11日，美国恐怖袭击是北约历史上的转折点。因此，唯一一次适用《华盛顿协定》第五篇文章。 2002年10月7日，美国针对塔利班·瓦菲斯坦(Taliban Vaffganistan)发起了一项反恐行动，北约盟国和伙伴国家通过代理特遣队加入了反恐行动。 其中包括乌克兰。 最后，持续了20年的联盟历史上最相关的是，由于2021年夏天撤军。</text:p>
      <text:p text:style-name="P4">
2020年6月，乌克兰获得了具有高级机会的合作伙伴的地位。 尽管自1990年代以来，我国与联盟的合作一直在进行：联合军事演习，乌克兰军事康复以及在乌克兰的安全和国防部门实施北约标准。</text:p>
      <text:p text:style-name="P4">
<draw:frame draw:style-name="fr1" draw:name="Image295" text:anchor-type="as-char" svg:width="6.9236in" svg:height="4.766736in" draw:z-index="0">
<draw:image xlink:href="../Images/AРМІЯINFORM/2023-04-04T68-00-00-04-00/6-5.jpg" xlink:type="simple" xlink:show="embed" xlink:actuate="onLoad" draw:mime-type="image/jpeg"/>
</draw:frame>
乌克兰部长</text:p>
      <text:p text:style-name="P4">
在2022年2月24日对乌克兰的俄罗斯联邦进行了大规模入侵之后，这是一项对安全策略的经过定向修订的。 在2022年6月在马德里峰会上批准的联盟的新战略概念中，Rosiybul被评为“对欧洲 - 大西洋地区的主要安全威胁”。</text:p>
      <text:p text:style-name="P4">
News Source: <text:a xlink:type="simple" xlink:href="https://armyinform.com.ua/2023/04/04/yak-hto-i-chomu-stvoryv-nato-74-roky-tomu/" text:style-name="Internet_20_link" text:visited-style-name="Visited_20_Internet_20_Link">
https://armyinform.com.ua/2023/04/04/yak-hto-i-chomu-stvoryv-nato-74-roky-tomu/</text:a>
</text:p>
      <!--NEWS-->
      <text:h text:style-name="P10" text:outline-level="1">
<text:span text:style-name="T4">
敌人正在寻找一种新的策略，并可以诉诸于绕过我们的防空纳塔利亚·汉纳尼克的任何技巧</text:span>
</text:h>
      <text:p text:style-name="P4">
作者: ['Ольга Вікарчук']</text:p>
      <text:p text:style-name="P4">
时间: 2023-04-04T69:00:00-04:00</text:p>
      <text:p text:style-name="P4">
描述:  - 所以变成了。 Vikoristovoi是一个特别发射的“ Shakhdyv”，臭名昭著。和俄罗斯，当与乌克兰的战争将在2022年，他们会在不久的将来与乌克兰发生战争，他们说，与乌克兰的战争，今天的乌克兰新闻，乌克兰的新闻，乌克兰媒体在俄罗斯的乌克兰新闻</text:p>
      <text:p text:style-name="P4">
图片: ['<text:a xlink:type="simple" xlink:href="https://armyinform.com.ua/wp-content/uploads/2022/11/gumenyuk-rozpovila.jpg" text:style-name="Internet_20_link" text:visited-style-name="Visited_20_Internet_20_Link">
gumenyuk-rozpovila.jpg</text:a>
']</text:p>
      <text:p text:style-name="P4">
标签: ['БПЛА', 'ВТОРГНЕННЯ РФ', 'ДРОН-КАМІКАДЗЕ', 'ЄДИНІ НОВИНИ', 'НАТАЛІЯ ГУМЕНЮК', 'ППО ЗСУ']</text:p>
      <text:p text:style-name="P4">
类别: News</text:p>
      <!--METADATA-->
      <text:p text:style-name="P4">
<draw:frame draw:style-name="fr1" draw:name="Image296" text:anchor-type="as-char" svg:width="6.9236in" svg:height="4.661737in" draw:z-index="0">
<draw:image xlink:href="../Images/AРМІЯINFORM/2023-04-04T69-00-00-04-00/gumenyuk-rozpovila.jpg" xlink:type="simple" xlink:show="embed" xlink:actuate="onLoad" draw:mime-type="image/jpeg"/>
</draw:frame>
“所以那天晚上发生了。 使用Shahheda发射的特殊性，他们开始使用沿海和沿海地区的浮雕，尤其是Bplabuli发射以高于水位的距离非常低。 这通常会使他们对防空系统的检测变得复杂 -  <text:a xlink:type="simple" xlink:href="https://www.youtube.com/watch" text:style-name="Internet_20_link" text:visited-style-name="Visited_20_Internet_20_Link">
陈述</text:a>
非新闻以太店期间，乌克兰南部乌克兰南部部队联合中心联合中心的负责人纳塔利娅·汉尼库克(Natalia Humeniuk)。</text:p>
      <text:p text:style-name="P4">
此外，该官员指出，天空捍卫者的工作同时始于空气焦虑的危险。 这是由于优先级专门用于战斗工作然后通知的事实。 这样的情况不经常，但它们仍然发生。 发生这种情况是由于在大规模攻击过程中具有很高的SystemPPO系统。</text:p>
      <ul>
        <li>
我引起人们的注意，敌人发射了17个“沙哈式”，以使某些局外动作分心，而我们的防空防御工程则是绕过的，绕过动作，以击中行业对象-Dodalakapitan和Dodalakapitan和Rank Rank and Cark 。</li>
      </ul>
      <text:p text:style-name="P4">
值得注意的是，敌人的军队针对多个目标。 它是针对不同方向的。 这表明空中国防军可能存在战术性。 击败南部工作的效率使敌人感到困惑，因此他们已经很长时间没有使用乌龟或无人机。</text:p>
      <ul>
        <li>
当他们朝我们的方向进行攻击时，他们试图绕过乌克兰防空。 我们现在记录，俄罗斯人将更多的注意力集中在工程结构和防御的围栏上。 纳塔利亚·汉尼库克(Natalia Humeniuk)说，占领部队也因国防税而加强，因为他们意识到他们很快就会接受。</li>
      </ul>
      <text:p text:style-name="P4">
在过去的24小时内，敌军与托管航空的Bombimiberislav和Kherson地区袭击了三次。 幸运的是，没有人员伤亡，但是造成了如此多的破坏。 再次，入侵者将他们引向工业和农业土地。 这是为了确保该地区不太可能发展和复兴。</text:p>
      <text:p text:style-name="P4">
News Source: <text:a xlink:type="simple" xlink:href="https://armyinform.com.ua/2023/04/04/vorog-vyshukuye-novu-taktyku-i-mozhe-vdavatys-do-bud-yakyh-hytroshhiv-shhob-obijty-nashu-ppo-nataliya-gumenyuk/" text:style-name="Internet_20_link" text:visited-style-name="Visited_20_Internet_20_Link">
https://armyinform.com.ua/2023/04/04/vorog-vyshukuye-novu-taktyku-i-mozhe-vdavatys-do-bud-yakyh-hytroshhiv-shhob-obijty-nashu-ppo-nataliya-gumenyuk/</text:a>
</text:p>
      <!--NEWS-->
      <text:h text:style-name="P10" text:outline-level="1">
<text:span text:style-name="T4">
Volodymyr Zelenskyy与欧洲委员会主席讨论了另一项制裁措施</text:span>
</text:h>
      <text:p text:style-name="P4">
作者: ['АРМІЯINFORM']</text:p>
      <text:p text:style-name="P4">
时间: 2023-04-04T70:00:00-04:00</text:p>
      <text:p text:style-name="P4">
描述: 乌克兰总统沃罗迪米尔·泽伦斯基·普罗维夫（Volodymyr Zelensky Proviv他们说，在2022年是否在不久的将来与乌克兰战争，他们说，与乌克兰的战争，今天的乌克兰新闻，乌克兰的新闻，乌克兰媒体在俄罗斯的媒体</text:p>
      <text:p text:style-name="P4">
图片: ['<text:a xlink:type="simple" xlink:href="https://armyinform.com.ua/wp-content/uploads/2023/04/5fef776e-c201-49cb-b619-c4a4cac23f06.jpg" text:style-name="Internet_20_link" text:visited-style-name="Visited_20_Internet_20_Link">
5fef776e-c201-49cb-b619-c4a4cac23f06.jpg</text:a>
']</text:p>
      <text:p text:style-name="P4">
标签: ['АНТИРОСІЙСЬКІ САНКЦІЇ', 'ВОЛОДИМИР ЗЕЛЕНСЬКИЙ', 'ПРЕЗИДЕНТ УКРАЇНИ', 'УРСУЛА ФОН ДЕР ЛЯЄН']</text:p>
      <text:p text:style-name="P4">
类别: News</text:p>
      <!--METADATA-->
      <text:p text:style-name="P4">
<draw:frame draw:style-name="fr1" draw:name="Image297" text:anchor-type="as-char" svg:width="6.9236in" svg:height="4.615733in" draw:z-index="0">
<draw:image xlink:href="../Images/AРМІЯINFORM/2023-04-04T70-00-00-04-00/5fef776e-c201-49cb-b619-c4a4cac23f06.jpg" xlink:type="simple" xlink:show="embed" xlink:actuate="onLoad" draw:mime-type="image/jpeg"/>
</draw:frame>
乌克兰沃罗迪米尔·泽伦斯基(Ukraine Volodymyr Zelensky)主席与厄休拉·冯·德莱恩(Ursula von der Lyen)的总统委员会进行了电话交谈，在此期间讨论了未来的联合活动。</text:p>
      <text:p text:style-name="P4">
国家元首<text:a xlink:type="simple" xlink:href="https://t.me/V_Zelenskiy_official/5752" text:style-name="Internet_20_link" text:visited-style-name="Visited_20_Internet_20_Link">
写</text:a>
Utelegram-innell。</text:p>
      <text:p text:style-name="P4">
Volodymyr Zelenskyy感谢Ursula von der Liaien参加布坎尼亚萨米特(Buchanian Samite)。</text:p>
      <text:p text:style-name="P4">
乌克兰总统说：“乌克兰的其他支持问题，包括准备第11套制裁和进步的欧洲委员会建议方案。”</text:p>
      <text:p text:style-name="P4">
News Source: <text:a xlink:type="simple" xlink:href="https://armyinform.com.ua/2023/04/04/volodymyr-zelenskyj-obgovoryv-z-prezydentom-yevrokomisiyi-chergovyj-paket-sankczij/" text:style-name="Internet_20_link" text:visited-style-name="Visited_20_Internet_20_Link">
https://armyinform.com.ua/2023/04/04/volodymyr-zelenskyj-obgovoryv-z-prezydentom-yevrokomisiyi-chergovyj-paket-sankczij/</text:a>
</text:p>
      <!--NEWS-->
      <text:h text:style-name="P10" text:outline-level="1">
<text:span text:style-name="T4">
我确信肯定会做出乌克兰西方飞机的决定-Alexei Reznikov</text:span>
</text:h>
      <text:p text:style-name="P4">
作者: ['АРМІЯINFORM']</text:p>
      <text:p text:style-name="P4">
时间: 2023-04-04T71:00:00-04:00</text:p>
      <text:p text:style-name="P4">
描述: Rosiyskiyskiys对Mirniyani Mista Vkerer的潮流袭击...与乌克兰2022年的战争，与乌克兰与乌克兰的最新新闻战争，今天与乌克兰2022年上次与乌克兰的新闻战争，乌克兰和俄罗斯之间的战争将在乌克兰和乌克兰之间发生战争他们会说，是否会在不久的将来与乌克兰进行战争，他们说，与乌克兰的战争，今天的乌克兰新闻，乌克兰的新闻，乌克兰的新闻</text:p>
      <text:p text:style-name="P4">
图片: ['<text:a xlink:type="simple" xlink:href="https://armyinform.com.ua/wp-content/uploads/2023/02/reznikov-10-1.jpg" text:style-name="Internet_20_link" text:visited-style-name="Visited_20_Internet_20_Link">
reznikov-10-1.jpg</text:a>
']</text:p>
      <text:p text:style-name="P4">
标签: ['МІНІСТР ОБОРОНИ УКРАЇНИ ОЛЕКСІЙ РЕЗНІКОВ']</text:p>
      <text:p text:style-name="P4">
类别: News</text:p>
      <!--METADATA-->
      <text:p text:style-name="P4">
<draw:frame draw:style-name="fr1" draw:name="Image298" text:anchor-type="as-char" svg:width="6.9236in" svg:height="4.615733in" draw:z-index="0">
<draw:image xlink:href="../Images/AРМІЯINFORM/2023-04-04T71-00-00-04-00/reznikov-10-1.jpg" xlink:type="simple" xlink:show="embed" xlink:actuate="onLoad" draw:mime-type="image/jpeg"/>
</draw:frame>
纳扎尔·沃尔辛(Nazar Voloshin)的照片</text:p>
      <text:p text:style-name="P4">
俄罗斯罪犯对和平乌克兰城市的下一次空袭统治者认为，乌克兰的主要优先事项之一是加强NPPO及其周围。</text:p>
      <text:p text:style-name="P4">
根据乌克兰国防部长Alexei Reznikov的说法<text:a xlink:type="simple" xlink:href="https://www.facebook.com/reznikovoleksii/posts/pfbid0vfWPCfKhr5CmojC3Qs5hZt7EAzr2Eg2tjGFSYk6ujMh1ZzKwef48uzi4jpkmMEwql" text:style-name="Internet_20_link" text:visited-style-name="Visited_20_Internet_20_Link">
Facebook</text:a>
，这是与反克雷姆利夫联盟中的伙伴不断对话的主题。</text:p>
      <text:p text:style-name="P4">
他说：“我们防御的重要组成部分是空中平台，它将使您能够有效地应对挑战。”</text:p>
      <text:p text:style-name="P4">
因此，根据Alexei Reznikov的说法，作为快速回应，这将带来很短的时间，乌克兰适合苏联飞机。</text:p>
      <text:p text:style-name="P4">
“我们感谢已经转移的Miga-29的斯洛伐克合作伙伴。 我们将非常多地计算来自波兰的战斗机，并感谢波兰朋友采用相关飞机。 我们感谢波兰的所有支持要素，尤其是与战斗航空一样重要。”乌克兰国防部的负责人强调。</text:p>
      <text:p text:style-name="P4">
乌克兰国防部长补充说，波兰米格斯将大大加强我们的防御，使我们的天空更安全，挽救我们的公民的生命，并减少俄罗斯袭击中的破坏。</text:p>
      <text:p text:style-name="P4">
“与此同时，战略目标是并且仍然是对现代西方航空平台的过渡，这将使我们的飞行员比过剩的优势。 看到我们的空气王牌以更多的阐述看到并打动敌人。”他说。</text:p>
      <text:p text:style-name="P4">
乌克兰国防部负责人总结说，它继续实现这一目标，与合作伙伴的保险正在持续没有停顿。</text:p>
      <text:p text:style-name="P4">
“我相信将批准向乌克兰提供西方飞机的决定。 这是我圣诞节吸引圣诞老人的最后一点。”雷兹尼科夫说。</text:p>
      <text:p text:style-name="P4">
News Source: <text:a xlink:type="simple" xlink:href="https://armyinform.com.ua/2023/04/04/vpevnenyj-shho-rishennya-pro-nadannya-ukrayini-zahidnyh-litakiv-neodminno-bude-uhvalene-oleksij-reznikov/" text:style-name="Internet_20_link" text:visited-style-name="Visited_20_Internet_20_Link">
https://armyinform.com.ua/2023/04/04/vpevnenyj-shho-rishennya-pro-nadannya-ukrayini-zahidnyh-litakiv-neodminno-bude-uhvalene-oleksij-reznikov/</text:a>
</text:p>
      <!--NEWS-->
      <text:h text:style-name="P10" text:outline-level="1">
<text:span text:style-name="T4">
矿山安全问题将与乌克兰有关数十年</text:span>
</text:h>
      <text:p text:style-name="P4">
作者: ['Олександр Козубенко']</text:p>
      <text:p text:style-name="P4">
时间: 2023-04-04T72:00:00-04:00</text:p>
      <text:p text:style-name="P4">
描述: 乌克兰的Syogodni将在环境西部的任务日举行，与乌克兰2022年的战争，与乌克兰的最新新闻，《与乌克兰新闻》 2022年的战争，今天的最后一场战争，将在今天的最后一场战争，将在今天发生战争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4/photo_5287337271361656131_w.jpg" text:style-name="Internet_20_link" text:visited-style-name="Visited_20_Internet_20_Link">
photo_5287337271361656131_w.jpg</text:a>
', '<text:a xlink:type="simple" xlink:href="https://armyinform.com.ua/wp-content/uploads/2023/04/photo_5287583321448105537_w-1-1.jpg" text:style-name="Internet_20_link" text:visited-style-name="Visited_20_Internet_20_Link">
photo_5287583321448105537_w-1-1.jpg</text:a>
', '<text:a xlink:type="simple" xlink:href="https://armyinform.com.ua/wp-content/uploads/2023/04/photo_2023-04-04-15.17.40.jpg" text:style-name="Internet_20_link" text:visited-style-name="Visited_20_Internet_20_Link">
photo_2023-04-04-15.17.40.jpg</text:a>
', '<text:a xlink:type="simple" xlink:href="https://armyinform.com.ua/wp-content/uploads/2022/11/kozubenko-bw.jpg" text:style-name="Internet_20_link" text:visited-style-name="Visited_20_Internet_20_Link">
kozubenko-bw.jpg</text:a>
']</text:p>
      <text:p text:style-name="P4">
标签: ['MILITARY MEDIA CENTER', 'ВТОРГНЕННЯ РФ', 'РОСІЙСЬКІ МІНИ']</text:p>
      <text:p text:style-name="P4">
类别: News</text:p>
      <!--METADATA-->
      <text:p text:style-name="P4">
<draw:frame draw:style-name="fr1" draw:name="Image299" text:anchor-type="as-char" svg:width="6.9236in" svg:height="4.615733in" draw:z-index="0">
<draw:image xlink:href="../Images/AРМІЯINFORM/2023-04-04T72-00-00-04-00/photo_5287337271361656131_w.jpg" xlink:type="simple" xlink:show="embed" xlink:actuate="onLoad" draw:mime-type="image/jpeg"/>
</draw:frame>
今天，乌克兰正在国际启蒙的矿山安全和矿山活动的启蒙日举行。</text:p>
      <text:p text:style-name="P4">
在军事媒体中心的基础上，在国家权力的秘书处的支持下，与基辅Lyceum的学生进行了培训 - 首都首都奥伯隆地区的教育和教育综合体的培训。</text:p>
      <text:p text:style-name="P4">
儿童及其老师的会议由乌克兰国防部，穆斯克兰国家军事历史博物馆和公共组织“乌克兰的苏珀斯协会”举行。</text:p>
      <text:p text:style-name="P4">
乌克兰牧民协会的讲师提醒矿山，爆炸装置和其他战争遗体是什么危险。 他们告诉您如何确定在检测过程中的程度以及如何采取行动。</text:p>
      <text:p text:style-name="P4">
另外，使孩子们想起了处理爆炸性主题的“三个黄金规则”：不要触摸，不要来，在101号向救援局报告。</text:p>
      <text:p text:style-name="P4">
<draw:frame draw:style-name="fr1" draw:name="Image300" text:anchor-type="as-char" svg:width="6.9236in" svg:height="4.621503in" draw:z-index="0">
<draw:image xlink:href="../Images/AРМІЯINFORM/2023-04-04T72-00-00-04-00/photo_5287583321448105537_w-1-1.jpg" xlink:type="simple" xlink:show="embed" xlink:actuate="onLoad" draw:mime-type="image/jpeg"/>
</draw:frame>
教练Yevgeny Ivanytsky强调，没有危险的矿山：“所有的Minia或其他爆炸物都被制造出来伤害人的人类生命或禁用设备。”</text:p>
      <text:p text:style-name="P4">
耶夫根·伊万尼茨基(Yevgeny Ivanitsky)在演讲中还谈到了矿山，自制爆炸装置，矿山等的类型。 杂症，带来最大的危险 - 尚未爆炸的弹药。 据统计，据报道，尤金·伊万尼特(Eugene Ivanytsky)的贝壳数量超过20％。</text:p>
      <text:p text:style-name="P4">
讲师将大部分讲话专门用于两种类型的矿山：反某人和反传播(通常称为“反坦克”). Ворогнерідко використовує їх комбіновано, коли потужна міна встановлюється на меншу— наприклад, ПММ-2 віджимної дії, яка спрацьовує, коли хтось намагаєтьсяприбрати протитранспортну міну, що лежить на видноті.</text:p>
      <text:p text:style-name="P4">
Більше ніж 50% травмування від вибухонебезпечних предметів становитьнеобережне поводження зі звичайними набоями до стрілецької зброї.</text:p>
      <text:p text:style-name="P4">
Також інструктор розповів про міни-метелики та міни-пелюстки, касетнібоєприпаси, про небезпечні, схожі на «болтики», детонатори, які спрацьовуютьвід вібрації та інші «подарунки», які окупанти залишають на звільненихтериторіях.</text:p>
      <text:p text:style-name="P4">
<draw:frame draw:style-name="fr1" draw:name="Image301" text:anchor-type="as-char" svg:width="6.9236in" svg:height="4.615733in" draw:z-index="0">
<draw:image xlink:href="../Images/AРМІЯINFORM/2023-04-04T72-00-00-04-00/photo_2023-04-04-15.17.40.jpg" xlink:type="simple" xlink:show="embed" xlink:actuate="onLoad" draw:mime-type="image/jpeg"/>
</draw:frame>
瓦伦蒂娜·拜科夫(Valentina Bykov)的讲师指出，乌克兰地区现在将设定超过18万平方公里。</text:p>
      <text:p text:style-name="P4">
瓦伦蒂娜说，这是关于两个奥地利或四个瑞士的领土。  -  Sappers具有这样的统计数据，即每年至少需要10年的魔术。 所以，计数。 战争已经在进行中，还没有结束，也就是说，我们将需要100年才能确保乌克兰的整个领土完全安全。</text:p>
      <text:p text:style-name="P4">
助推器的标准是25-100平方米的脱落。 M每天。</text:p>
      <text:p text:style-name="P4">
在培训的第二部分中，在乌克兰乌克兰瓦伦蒂娜·拜科娃协会教练指导下的孩子们了解了该领土可以得到证实的迹象，还涉及可疑物体期间采取行动的程序。雷区，甚至是富裕的伤害。 女孩和男孩热情地参与了讨论拟议的情况，积极讨论他们在危险中的行为。</text:p>
      <text:p text:style-name="P4">
出席会议的乌克兰Dmitrymakhtakhtarov国家军事历史博物馆的研究人员谈到了博物馆，并建议学生访问其机构在安全环境中研究危险代表：弹药，矿山，炸弹等。</text:p>
      <ul>
        <li>
我们邀请您参观我们的博物馆，在那里您可以真正看到不同类型的弹药并记住它们的外观 - 邀请教师Dmitry Makhtarov的孩子们。</li>
      </ul>
      <text:p text:style-name="P4">
Lyceum董事塔蒂亚娜·耶尔马克(Tatiana Yermak)在对通讯员的评论中说，她认为这类措施非常重要。</text:p>
      <ul>
        <li>
我认为应该是教训。 塔蒂亚娜女士说，至少在我们被邀请的地方 - 我们来了。  - 孩子们必须社交，他们已经隔离了很长时间，如今 - 战时。 此外，安全是学校应该教的最重要的事情之一。</li>
      </ul>
      <text:p text:style-name="P4">
活动结束时，孩子们收到了礼物和土地安全景点。</text:p>
      <text:p text:style-name="P4">
<text:span text:style-name="T5">
foto sergei missyura</text:span>
</text:p>
      <text:p text:style-name="P4">
<draw:frame draw:style-name="fr1" draw:name="Image302" text:anchor-type="as-char" svg:width="6.9236in" svg:height="6.9236in" draw:z-index="0">
<draw:image xlink:href="../Images/AРМІЯINFORM/2023-04-04T72-00-00-04-00/kozubenko-bw.jpg" xlink:type="simple" xlink:show="embed" xlink:actuate="onLoad" draw:mime-type="image/jpeg"/>
</draw:frame>
<text:a xlink:type="simple" xlink:href="https://armyinform.com.ua/army-authors/oleksandr-kozubenko/" text:style-name="Internet_20_link" text:visited-style-name="Visited_20_Internet_20_Link">
Alexander Kozubenko</text:a>
陆军通讯员</text:p>
      <text:p text:style-name="P4">
News Source: <text:a xlink:type="simple" xlink:href="https://armyinform.com.ua/2023/04/04/problema-protyminnoyi-bezpeky-bude-aktualnoyu-dlya-ukrayiny-protyagom-desyatkiv-rokiv/" text:style-name="Internet_20_link" text:visited-style-name="Visited_20_Internet_20_Link">
https://armyinform.com.ua/2023/04/04/problema-protyminnoyi-bezpeky-bude-aktualnoyu-dlya-ukrayiny-protyagom-desyatkiv-rokiv/</text:a>
</text:p>
      <!--NEWS-->
      <text:h text:style-name="P10" text:outline-level="1">
<text:span text:style-name="T4">
多票是军事牧师服务的基本原则-Alexey Tereshchuk</text:span>
</text:h>
      <text:p text:style-name="P4">
作者: ['Світлана Кирган']</text:p>
      <text:p text:style-name="P4">
时间: 2023-04-04T73:00:00-04:00</text:p>
      <text:p text:style-name="P4">
描述: 大约在军事媒体中心的圆桌会议时，“没有Zbro的Oficei。 Institts ...与乌克兰2022年的战争，与乌克兰的最新新闻战争，与乌克兰2022年的新闻战争，今天的最后一次战争，乌克兰和俄罗斯之间的战争以及俄罗斯之间的战争以及2022年与乌克兰的战争将是他们说，在不久的将来与乌克兰发动了战争</text:p>
      <text:p text:style-name="P4">
图片: ['<text:a xlink:type="simple" xlink:href="https://armyinform.com.ua/wp-content/uploads/2023/04/img_8496.jpg" text:style-name="Internet_20_link" text:visited-style-name="Visited_20_Internet_20_Link">
img_8496.jpg</text:a>
']</text:p>
      <text:p text:style-name="P4">
标签: ['MILITARY MEDIA CENTER', 'ВІЙСЬКОВІ КАПЕЛАНИ', 'ОЛЕКСІЙ ТЕРЕЩУК']</text:p>
      <text:p text:style-name="P4">
类别: News</text:p>
      <!--METADATA-->
      <text:p text:style-name="P4">
<draw:frame draw:style-name="fr1" draw:name="Image303" text:anchor-type="as-char" svg:width="6.9236in" svg:height="4.615733in" draw:z-index="0">
<draw:image xlink:href="../Images/AРМІЯINFORM/2023-04-04T73-00-00-04-00/img_8496.jpg" xlink:type="simple" xlink:show="embed" xlink:actuate="onLoad" draw:mime-type="image/jpeg"/>
</draw:frame>
在军事媒体中心的圆桌会议上，关于它的“没有武器的军官。乌克兰军事牧师研究所：形成，宣教，普世主义”，指挥官军事牧师的代表昂贵 - 在武装部队的军事牧师的武装部队中武装部队上校Alexeieshchuk武装部队的武装部队。</text:p>
      <text:p text:style-name="P4">
军事牧师的相关性始于2014年俄罗斯联邦的武装侵略。 那时，牧师开始去战区，因为志愿者支持和协助军事和平民。 2015  -  2016年的下一个阶段，当时牧师以平民身份参加牧师。 但是，国家无法在敌对行动领域为该人提供所有保证和权利，这是应该有军事斗篷的地方。 在军人附近。 因此，在2021年，他获得了乌克兰“军事牧师服务”的有效性。 在2022年的祖先组成部分入侵之后，牧师开始实施，该牧师是根据乌克兰法律对“军事牧师服务”制定的，该法律直接从属于武装部队的负责人。</text:p>
      <ul>
        <li>
目前，我们有根本的变化：军事牧师是一名军官。 他是军事职位和地位，他与军人身着制服 - 这是大多数北约国家的标准。 像他们的结构一样，另一个军事牧师是一位助手，他手中执行了身体保护和武器的功能，因为我们的军事牧师不是战斗人员。 因此，军事牧师总是有助手。 Alexeieshtreshuk说，现在每个微风或一个单独的营都有军事牧师。</li>
      </ul>
      <text:p text:style-name="P4">
他还说，设定组织的主要任务是满足服务员的精神和宗教需求。<text:span text:style-name="T5">
foto dmitry Yurchenko</text:span>
</text:p>
      <text:p text:style-name="P4">
News Source: <text:a xlink:type="simple" xlink:href="https://armyinform.com.ua/2023/04/04/multykonfesijnist-ye-osnovopolozhnym-prynczypom-dlya-sluzhby-vijskovogo-kapelanstva-oleksij-tereshhuk/" text:style-name="Internet_20_link" text:visited-style-name="Visited_20_Internet_20_Link">
https://armyinform.com.ua/2023/04/04/multykonfesijnist-ye-osnovopolozhnym-prynczypom-dlya-sluzhby-vijskovogo-kapelanstva-oleksij-tereshhuk/</text:a>
</text:p>
      <!--NEWS-->
      <text:h text:style-name="P10" text:outline-level="1">
<text:span text:style-name="T4">
Honnery无人机飞行小批次并从不同方向发动攻击-Yuri Ignat</text:span>
</text:h>
      <text:p text:style-name="P4">
作者: ['Ольга Вікарчук']</text:p>
      <text:p text:style-name="P4">
时间: 2023-04-04T74:00:00-04:00</text:p>
      <text:p text:style-name="P4">
描述: 敌人的敌人是“探究”我们对伊尔防御的枯萎的防御，……与乌克兰2022年的战争，与乌克兰的战争是今天的最新新闻，即与乌克兰2022年的新闻战争，这是今天的最后一个新闻成为乌克兰与俄罗斯之间的战争，当2022年与乌克兰战争时，是否会在不久的将来与乌克兰进行战争，他们说，与乌克兰的战争，今天的乌克兰新闻，乌克兰的新闻，乌克兰的新闻俄罗斯的媒体</text:p>
      <text:p text:style-name="P4">
图片: ['<text:a xlink:type="simple" xlink:href="https://armyinform.com.ua/wp-content/uploads/2022/11/rechnyk-ps-zsu-yurij-ignat.jpg" text:style-name="Internet_20_link" text:visited-style-name="Visited_20_Internet_20_Link">
rechnyk-ps-zsu-yurij-ignat.jpg</text:a>
']</text:p>
      <text:p text:style-name="P4">
标签: ['SHAHED-136', 'БПЛА', 'ВТОРГНЕННЯ РФ', 'ДРОН-КАМІКАДЗЕ', 'ЄДИНІ НОВИНИ', 'ЛАНЦЕТ', 'ШАХЕДИ', 'ЮРІЙ ІГНАТ']</text:p>
      <text:p text:style-name="P4">
类别: News</text:p>
      <!--METADATA-->
      <text:p text:style-name="P4">
<draw:frame draw:style-name="fr1" draw:name="Image304" text:anchor-type="as-char" svg:width="6.9236in" svg:height="4.612849in" draw:z-index="0">
<draw:image xlink:href="../Images/AРМІЯINFORM/2023-04-04T74-00-00-04-00/rechnyk-ps-zsu-yurij-ignat.jpg" xlink:type="simple" xlink:show="embed" xlink:actuate="onLoad" draw:mime-type="image/jpeg"/>
</draw:frame>
Ignatius Ignatius上校上校。 说明性照片</text:p>
      <text:p text:style-name="P4">
这样，敌人试图“感觉到”我们的防空状态，在我们拥有更强大的地方以及我们较弱的地方，因此他们受到各个国家的攻击，尤其是在亚齐夫海的海岸中受到攻击。 关于它<text:a xlink:type="simple" xlink:href="https://www.youtube.com/watch" text:style-name="Internet_20_link" text:visited-style-name="Visited_20_Internet_20_Link">
陈述</text:a>
在“统一新闻” Telorphone期间，乌克兰上校尤里尼特武装部队发言人。</text:p>
      <ul>
        <li>
现在他们开始的无人机要少得多。 值得记住的是新年之夜。然后，敌人在乌克兰领土上发行了45纪录的无人机，而下一位无人机-39。然后，我们的空中国防军击落了所有“国际象棋”。 现在，我们看到了使用无人机-Kamikadze的弱点。 尽管如此，俄罗斯还是生产了带有不同战斗部分的Shock“ Lancet-1”，“ Lancet-2”，“ Lancet-3”。 这主要是捍卫者处于领先地位。 这些无人机用相机指向，他们有一个操作员试图强调装甲设备。 各种各样的人已经对这种无人机进行了反对，乌克兰的捍卫者正试图摧毁它们，这是一种重点。</li>
      </ul>
      <text:p text:style-name="P4">
至于Shaksa对Odesa地区的夜间攻击，这些无人飞机的旨在尽可能低。 它们隐藏在雷达站，因此很难检测到。</text:p>
      <ul>
        <li>
每个无人机可以编程为一定的飞行高度和路线。 敖德萨是黑海，因此敌军有机会将“ Shahda”定制到水面。 毕竟，当他们飞往登陆时，他们仍然被我们的防空导弹部队摧毁。”尤里格特上校补充说。</li>
      </ul>
      <text:p text:style-name="P4">
News Source: <text:a xlink:type="simple" xlink:href="https://armyinform.com.ua/2023/04/04/vorozhi-bpla-litayut-nevelykymy-partiyamy-ta-atakuyut-z-riznyh-napryamkiv-yurij-ignat/" text:style-name="Internet_20_link" text:visited-style-name="Visited_20_Internet_20_Link">
https://armyinform.com.ua/2023/04/04/vorozhi-bpla-litayut-nevelykymy-partiyamy-ta-atakuyut-z-riznyh-napryamkiv-yurij-ignat/</text:a>
</text:p>
      <!--NEWS-->
      <text:h text:style-name="P10" text:outline-level="1">
<text:span text:style-name="T4">
DMYTRO KULEBA：北约北约的会员资格是保证欧元 - 大西洋安全的最佳方法</text:span>
</text:h>
      <text:p text:style-name="P4">
作者: ['АРМІЯINFORM']</text:p>
      <text:p text:style-name="P4">
时间: 2023-04-04T75:00:00-04:00</text:p>
      <text:p text:style-name="P4">
描述: 布鲁塞尔在Zavodannya乌克兰 - 北约北约执法机构的哥伦比亚岛的哥伦比亚裔哥伦比亚裔哥伦比亚裔美国人……与乌克兰2022年的战争，与乌克兰的最新新闻，今天与乌克兰2022年的新闻战争，乌克兰和乌克兰之间的战争，乌克兰和乌克兰之间的战争将会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642c000302ee5225763294_730x360.jpg" text:style-name="Internet_20_link" text:visited-style-name="Visited_20_Internet_20_Link">
642c000302ee5225763294_730x360.jpg</text:a>
']</text:p>
      <text:p text:style-name="P4">
标签: ['ДМИТРО КУЛЕБА', 'ЗАЯВА МЗС УКРАЇНИ', 'КОМІСІЯ УКРАЇНА-НАТО']</text:p>
      <text:p text:style-name="P4">
类别: News</text:p>
      <!--METADATA-->
      <text:p text:style-name="P4">
<draw:frame draw:style-name="fr1" draw:name="Image305" text:anchor-type="as-char" svg:width="6.9236in" svg:height="4.561988in" draw:z-index="0">
<draw:image xlink:href="../Images/AРМІЯINFORM/2023-04-04T75-00-00-04-00/642c000302ee5225763294_730x360.jpg" xlink:type="simple" xlink:show="embed" xlink:actuate="onLoad" draw:mime-type="image/jpeg"/>
</draw:frame>
在布鲁塞尔，在乌克兰委员会会议开始之前，乌克兰裔德米特里·库莱巴(Dmitry Kuleba)外国租约部长表示，乌克兰在北约的正式会员资格是保证整个欧洲大西洋领域战略安全的最佳方法，该战略安全对乌克兰和整个北大西洋Ald都感兴趣。</text:p>
      <text:p text:style-name="P4">
关于它<text:a xlink:type="simple" xlink:href="https://mfa.gov.ua/news/dmitro-kuleba-u-shtab-kvartiri-nato-chlenstvo-ukrayini-v-alyansi-ye-najkrashchim-sposobom-garantuvati-yevroatlantichnu-bezpeku" text:style-name="Internet_20_link" text:visited-style-name="Visited_20_Internet_20_Link">
报告</text:a>
乌克兰外交部。</text:p>
      <text:p text:style-name="P4">
“乌克兰和北约需要彼此。 没有比乌克兰在联盟中的完整成员保证欧洲大西洋领域的战略安全更好的解决方案。”他告诉记者，到达北约总部。</text:p>
      <text:p text:style-name="P4">
Dmytro Kuleba祝贺北约秘书长詹斯·斯托尔滕贝格(Jens Jens Stoltenberg)从北大西洋联盟成立的74律师。 他向北约乌克兰委员会召集的秘书长表达了自己的注册。</text:p>
      <text:p text:style-name="P4">
“北约乌克兰不仅是象征性的，而且是政治和实际观点的重要性。 当今谈判的主要目的是加速军事援助的供应，这已经承诺向乌克兰，尤其是炮兵弹药，装甲车，以及乌克兰将反映出成功的反对意见的一切。 我们还将讨论战略计划，以确保北约成员国对乌克兰的稳定支持。”</text:p>
      <text:p text:style-name="P4">
Dmytro Kuleba祝贺芬兰北约加入，并强调乌克兰的目的相似。</text:p>
      <text:p text:style-name="P4">
“当今的主要谈判主题之一将是北约在北约的会员资格。今天，我们都祝贺芬兰，这发出了明确的信号：现在是时候审查旧战略和信念了。 没有更好的解决方案来确保整个大西洋安全比乌克兰瓦伦的成员资格。”部长总结道。</text:p>
      <text:p text:style-name="P4">
News Source: <text:a xlink:type="simple" xlink:href="https://armyinform.com.ua/2023/04/04/dmytro-kuleba-chlenstvo-ukrayiny-v-nato-ye-najkrashhym-sposobom-garantuvaty-yevroatlantychnu-bezpeku/" text:style-name="Internet_20_link" text:visited-style-name="Visited_20_Internet_20_Link">
https://armyinform.com.ua/2023/04/04/dmytro-kuleba-chlenstvo-ukrayiny-v-nato-ye-najkrashhym-sposobom-garantuvaty-yevroatlantychnu-bezpeku/</text:a>
</text:p>
      <!--NEWS-->
      <text:h text:style-name="P10" text:outline-level="1">
<text:span text:style-name="T4">
大都会Epiphanius和Michael Pompeo参观了乌克兰的受伤捍卫者</text:span>
</text:h>
      <text:p text:style-name="P4">
作者: ['АРМІЯINFORM']</text:p>
      <text:p text:style-name="P4">
时间: 2023-04-04T76:00:00-04:00</text:p>
      <text:p text:style-name="P4">
描述: 由基瓦大都会（I.S.他们说，是否会有一年的一年，在不久的将来会与乌克兰战争</text:p>
      <text:p text:style-name="P4">
图片: ['<text:a xlink:type="simple" xlink:href="https://armyinform.com.ua/wp-content/uploads/2023/04/dsc_4167-1536x997-1-e1680605651838.jpg" text:style-name="Internet_20_link" text:visited-style-name="Visited_20_Internet_20_Link">
dsc_4167-1536x997-1-e1680605651838.jpg</text:a>
']</text:p>
      <text:p text:style-name="P4">
标签: ['МАЙКЛ ПОМПЕО', 'МИТРОПОЛИТ ЕПІФАНІЙ', 'ПЦУ']</text:p>
      <text:p text:style-name="P4">
类别: News</text:p>
      <!--METADATA-->
      <text:p text:style-name="P4">
<draw:frame draw:style-name="fr1" draw:name="Image306" text:anchor-type="as-char" svg:width="6.9236in" svg:height="4.258014in" draw:z-index="0">
<draw:image xlink:href="../Images/AРМІЯINFORM/2023-04-04T76-00-00-04-00/dsc_4167-1536x997-1-e1680605651838.jpg" xlink:type="simple" xlink:show="embed" xlink:actuate="onLoad" draw:mime-type="image/jpeg"/>
</draw:frame>
基辅的有福大都会和所有乌克兰Epiphanius以及一家医疗机构的前美国秘书迈克尔·庞培(Michael Pompeo)拜访了乌克兰的捍卫者，他们受伤，为父亲辩护。</text:p>
      <text:p text:style-name="P4">
关于它<text:a xlink:type="simple" xlink:href="https://www.pomisna.info/uk/vsi-novyny/mytropolyt-epifanij-ta-majkl-pompeo-vidvidaly-poranenyh-zahysnykiv-ukrayiny/" text:style-name="Internet_20_link" text:visited-style-name="Visited_20_Internet_20_Link">
告知</text:a>
PCU新闻服务。</text:p>
      <text:p text:style-name="P4">
首先，教会的负责人感谢最新的英雄对乌克兰的保护，在精神上支持他们，并对胜利表示坚定的信念。</text:p>
      <text:p text:style-name="P4">
“感谢您的英勇壮举，并感谢我们国际女士的支持，我们现在拥有自由和唯一的乌克兰国家。 在我们这边，在哪里确实有胜利。 我们一直在祈祷，我希望主继续赋予力量和耐心，以获得我们的全部胜利者。 愿主继续祝福我们的乌克兰和美国，所有善意的人。 荣耀乌克兰!” 大都会Epiphanius说。</text:p>
      <text:p text:style-name="P4">
在与乌克兰的捍卫者进行交流之后，有福的大都会Epiphanius与迈克尔·庞培(Michael Pompeo)举行了衷心的会议，并访问了基辅的代表团。 Oleg Sknar的Oleg Sknar也参加了KMS军事牧师服务官。</text:p>
      <text:p text:style-name="P4">
由于为乌克兰的福利和保护宗教自由而工作，大都会顿悟以最高的区别诞生了迈克尔·庞培(Michael Pompeo) - 乌克兰东正教教堂的十字架，美国代表团的参与者 - 奖章“自由交叉”。</text:p>
      <text:p text:style-name="P4">
News Source: <text:a xlink:type="simple" xlink:href="https://armyinform.com.ua/2023/04/04/mytropolyt-epifanij-ta-majkl-pompeo-vidvidaly-poranenyh-zahysnykiv-ukrayiny/" text:style-name="Internet_20_link" text:visited-style-name="Visited_20_Internet_20_Link">
https://armyinform.com.ua/2023/04/04/mytropolyt-epifanij-ta-majkl-pompeo-vidvidaly-poranenyh-zahysnykiv-ukrayiny/</text:a>
</text:p>
      <!--NEWS-->
      <text:h text:style-name="P10" text:outline-level="1">
<text:span text:style-name="T4">
对航空规划炸弹的最佳反应是摧毁或驱逐尤里·伊格纳特（Yuri Ignat）使用的俄罗斯联邦的飞机</text:span>
</text:h>
      <text:p text:style-name="P4">
作者: ['Ольга Вікарчук']</text:p>
      <text:p text:style-name="P4">
时间: 2023-04-04T77:00:00-04:00</text:p>
      <text:p text:style-name="P4">
描述: -TSI炸弹成为公羊的血清，Alezhy One Dolati Vidstan高达70公里。...与乌克兰2022年的战争，与乌克兰的最新新闻，今天与乌克兰的新闻战争，今天与乌克兰2022年的新闻战争，乌克兰和乌克兰之间的战争将会发动战争俄罗斯和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2/11/yurij-ignat-1.jpg" text:style-name="Internet_20_link" text:visited-style-name="Visited_20_Internet_20_Link">
yurij-ignat-1.jpg</text:a>
']</text:p>
      <text:p text:style-name="P4">
标签: ['«КРИЛАТА» БОМБА', 'F-16', 'SAMP/T', 'ВТОРГНЕННЯ РФ', 'ЄДИНІ НОВИНИ', 'ЗРК PATRIOT', 'ППО ЗСУ', 'ЮРІЙ ІГНАТ']</text:p>
      <text:p text:style-name="P4">
类别: News</text:p>
      <!--METADATA-->
      <text:p text:style-name="P4">
<draw:frame draw:style-name="fr1" draw:name="Image307" text:anchor-type="as-char" svg:width="6.9236in" svg:height="4.361868in" draw:z-index="0">
<draw:image xlink:href="../Images/AРМІЯINFORM/2023-04-04T77-00-00-04-00/yurij-ignat-1.jpg" xlink:type="simple" xlink:show="embed" xlink:actuate="onLoad" draw:mime-type="image/jpeg"/>
</draw:frame>
乌克兰空军的尤里·伊格纳修斯空军上校。</text:p>
      <ul>
        <li>
这些炸弹构成了严重的威胁，因为它们可以克服高达70公里的距离。这取决于飞机上升的高度。 飞机越高，炸弹将飞行，因为它配备了翅膀 -  <text:a xlink:type="simple" xlink:href="https://www.youtube.com/watch" text:style-name="Internet_20_link" text:visited-style-name="Visited_20_Internet_20_Link">
告诉</text:a>
在“统一新闻” Temachafon期间，乌克兰空军的发言人Yuriy Ignati上校。</li>
      </ul>
      <text:p text:style-name="P4">
这种航空炸弹的重量为500公斤，这使它们非常强大。如果敌人会使用这种弹药，则可能导致整个城市的破坏。</text:p>
      <ul>
        <li>
我们看到敌人与玛丽奥波尔一起做了这些炸弹。 当然，他们不是在计划，而是自由跌倒，但不幸的是，当时没有乌克兰防空。 因此，占领部队与我们城市一起做了他们想要的一切。”该官员补充说。</li>
      </ul>
      <text:p text:style-name="P4">
我们的后卫知道，敌人对这种计划轰炸的使用将是新的威胁。 他们不会像敌人那样准确地飞行，但是随着时间的流逝，占领者可以改进它。 因此，风险仍然存在。</text:p>
      <ul>
        <li>
即使这些炸弹距离线路有20或30公里，这仍然对我们的军事人员和Prifrontoe城市构成非常严重的威胁。 三件事可以驱逐我们边界的敌对飞机是爱国者，萨姆普\ t和F-16战斗机。 不幸的是，我们还没有上述任何设备。 当然，爱国者塔萨普(Tasamp)很快就会来到乌克兰，但我们需要继续告诉世界，我们需要现代战士， - 尤里·伊格纳特(Yuri Ignat)说。</li>
      </ul>
      <text:p text:style-name="P4">
News Source: <text:a xlink:type="simple" xlink:href="https://armyinform.com.ua/2023/04/04/najkrashha-protydiya-aviaczijnym-planuyuchym-bombam-znyshhyty-abo-vidignaty-litaky-rf-yaki-zastosovuyut-yih-yurij-ignat/" text:style-name="Internet_20_link" text:visited-style-name="Visited_20_Internet_20_Link">
https://armyinform.com.ua/2023/04/04/najkrashha-protydiya-aviaczijnym-planuyuchym-bombam-znyshhyty-abo-vidignaty-litaky-rf-yaki-zastosovuyut-yih-yurij-ignat/</text:a>
</text:p>
      <!--NEWS-->
      <text:h text:style-name="P10" text:outline-level="1">
<text:span text:style-name="T4">
今天，芬兰已成为北约第31位成员 - 秘书长的官方声明</text:span>
</text:h>
      <text:p text:style-name="P4">
作者: ['АРМІЯINFORM']</text:p>
      <text:p text:style-name="P4">
时间: 2023-04-04T78:00:00-04:00</text:p>
      <text:p text:style-name="P4">
描述: Fisnlandiyya Sogodnis，4 Kvytnia 2023 Rock，成为Pivnis-atlant Alliance的第31位成员。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stoltenberg.jpg" text:style-name="Internet_20_link" text:visited-style-name="Visited_20_Internet_20_Link">
stoltenberg.jpg</text:a>
']</text:p>
      <text:p text:style-name="P4">
标签: ['ГЕНСЕК НАТО', 'СТОЛТЕНБЕРГ', 'ФІНЛЯНДІЯ']</text:p>
      <text:p text:style-name="P4">
类别: News</text:p>
      <!--METADATA-->
      <text:p text:style-name="P4">
<draw:frame draw:style-name="fr1" draw:name="Image308" text:anchor-type="as-char" svg:width="6.9236in" svg:height="3.894525in" draw:z-index="0">
<draw:image xlink:href="../Images/AРМІЯINFORM/2023-04-04T78-00-00-04-00/stoltenberg.jpg" xlink:type="simple" xlink:show="embed" xlink:actuate="onLoad" draw:mime-type="image/jpeg"/>
</draw:frame>
芬兰今天，2023年4月4日成为北大西洋Alewans的第31位成员。</text:p>
      <text:p text:style-name="P4">
布鲁塞尔的北约外交大臣<text:a xlink:type="simple" xlink:href="https://www.nato.int/cps/en/natohq/news_213446.htm" text:style-name="Internet_20_link" text:visited-style-name="Visited_20_Internet_20_Link">
陈述</text:a>
北约秘书长詹斯·斯托尔滕贝格。</text:p>
      <text:p text:style-name="P4">
“在1949年，《华盛顿条约》(签署)的《华盛顿条约](https://armyinform.com.ua/2023/04/04/yak-hto-i-chomu-stvoryv-nato-74-roky-tomu/)在华盛顿，很难想象一种更好的方式来庆祝我们的周年纪念日，而芬兰成为正式会员。</text:p>
      <text:p text:style-name="P4">
他补充说，在外交部长会议上，乌克兰将讨论乌克兰对北约的支持，北非中东的安全挑战，这是增加对国防和北约印度太平洋投资的重要性。</text:p>
      <text:p text:style-name="P4">
News Source: <text:a xlink:type="simple" xlink:href="https://armyinform.com.ua/2023/04/04/sogodni-finlyandiya-stala-31-m-chlenom-nato-oficzijna-zayava-genseka/" text:style-name="Internet_20_link" text:visited-style-name="Visited_20_Internet_20_Link">
https://armyinform.com.ua/2023/04/04/sogodni-finlyandiya-stala-31-m-chlenom-nato-oficzijna-zayava-genseka/</text:a>
</text:p>
      <!--NEWS-->
      <text:h text:style-name="P10" text:outline-level="1">
<text:span text:style-name="T4">
约瑟夫·博雷尔（Josep Borrel</text:span>
</text:h>
      <text:p text:style-name="P4">
作者: ['АРМІЯINFORM']</text:p>
      <text:p text:style-name="P4">
时间: 2023-04-04T79:00:00-04:00</text:p>
      <text:p text:style-name="P4">
描述: Lawn Politika Nailotiki的Lawn Lawn联盟的最高代表是最高联盟...与乌克兰2022年的战争，与乌克兰与乌克兰的最新新闻，今天与乌克兰2022年的新闻战争，乌克兰和俄罗斯之间的战争将发生。他们说，当2022年与乌克兰的战争在2022年是否有一年的战争时，他们会在不久的将来与乌克兰发生战争，他们说，与乌克兰的战争，今天的乌克兰新闻，乌克兰的新闻，乌克兰媒体在俄罗斯的乌克兰新闻</text:p>
      <text:p text:style-name="P4">
图片: ['<text:a xlink:type="simple" xlink:href="https://armyinform.com.ua/wp-content/uploads/2023/04/borrell_blinken.jpg" text:style-name="Internet_20_link" text:visited-style-name="Visited_20_Internet_20_Link">
borrell_blinken.jpg</text:a>
']</text:p>
      <text:p text:style-name="P4">
标签: ['STOPRUSSIA', 'ДЕРЖАВНИЙ СЕКРЕТАР США ЕНТОНІ\xa0БЛІНКЕН', 'ЖОЗЕП БОРРЕЛЬ', 'ПІДТРИМКА УКРАЇНИ']</text:p>
      <text:p text:style-name="P4">
类别: News</text:p>
      <!--METADATA-->
      <text:p text:style-name="P4">
<draw:frame draw:style-name="fr1" draw:name="Image309" text:anchor-type="as-char" svg:width="6.9236in" svg:height="3.894525in" draw:z-index="0">
<draw:image xlink:href="../Images/AРМІЯINFORM/2023-04-04T79-00-00-04-00/borrell_blinken.jpg" xlink:type="simple" xlink:show="embed" xlink:actuate="onLoad" draw:mime-type="image/jpeg"/>
</draw:frame>
高等教育外交联盟的高层代表约瑟夫·博雷尔(Josep Borrel)在与美国国际局局长会见后说，当事方将继续支持乌克兰反对俄罗斯反对俄罗斯的乌克兰。</text:p>
      <text:p text:style-name="P4">
相关陈述<text:a xlink:type="simple" xlink:href="https://www.eeas.europa.eu/eeas/us-press-remarks-high-representative-josep-borrell-after-meeting-secretary-state-antony_en" text:style-name="Internet_20_link" text:visited-style-name="Visited_20_Internet_20_Link">
已发布</text:a>
欧盟外交服务出版社服务。</text:p>
      <text:p text:style-name="P4">
“一年多以前，普京开始摧毁乌克兰，看来他必须打算推迟残酷的流血。 他继续升级 - 尽管他什么也没取得成就。 他的最后一次核冒险是白俄罗斯的新升级，并创造了欧洲直接的安全。”</text:p>
      <text:p text:style-name="P4">
他补充说，普京关于在白俄罗斯将核武器放置的陈述成为一种讽刺意味，因为这在与原则的负责人会面后立即发生。</text:p>
      <text:p text:style-name="P4">
“在命运的讽刺之后，在中国总统之后，习近平尊重莫斯科，提到了和平的必要性，他们同意不在国外放置核武器。 几天后，她宣布将战术核武器放置在白俄罗斯，”  - 欧洲外交说。</text:p>
      <text:p text:style-name="P4">
根据会议的结果，约瑟夫·博雷尔(Josep Borrel)强调：“欧盟是一个，跨大西洋社区仍然是唯一的社区。”</text:p>
      <text:p text:style-name="P4">
“我们正在努力继续支持乌克兰的自卫，我们将对俄罗斯构成集体压力，以阻止国际法的大规模提名。 我们正在赢得乌克兰的军事，政治和财务计划中尽最大努力。”</text:p>
      <text:p text:style-name="P4">
News Source: <text:a xlink:type="simple" xlink:href="https://armyinform.com.ua/2023/04/04/zhozep-borrel-pislya-zustrichi-z-entoni-blinkenom-robymo-vse-mozhlyve-aby-ukrayina-peremagala/" text:style-name="Internet_20_link" text:visited-style-name="Visited_20_Internet_20_Link">
https://armyinform.com.ua/2023/04/04/zhozep-borrel-pislya-zustrichi-z-entoni-blinkenom-robymo-vse-mozhlyve-aby-ukrayina-peremagala/</text:a>
</text:p>
      <!--NEWS-->
      <text:h text:style-name="P10" text:outline-level="1">
<text:span text:style-name="T4">
挪威已经引入了针对的新制裁措施</text:span>
</text:h>
      <text:p text:style-name="P4">
作者: ['АРМІЯINFORM']</text:p>
      <text:p text:style-name="P4">
时间: 2023-04-04T80:00:00-04:00</text:p>
      <text:p text:style-name="P4">
描述: 诺维吉亚推出了新圣。 在Sanctziya名单之前...与乌克兰2022年的战争，与乌克兰的战争是今天的最新消息，即今天与乌克兰2022年的新闻战，乌克兰和俄罗斯之间的战争将在2022年与乌克兰战争之间发生战争他们将与乌克兰打架，或者是否会在不久的将来与乌克兰进行战争</text:p>
      <text:p text:style-name="P4">
图片: ['<text:a xlink:type="simple" xlink:href="https://armyinform.com.ua/wp-content/uploads/2023/04/ef681ea7132d59b821c06353a44b801c.webp" text:style-name="Internet_20_link" text:visited-style-name="Visited_20_Internet_20_Link">
ef681ea7132d59b821c06353a44b801c.webp</text:a>
']</text:p>
      <text:p text:style-name="P4">
标签: ['ЕКОНОМІКА РФ', 'КРАХ РОСІЙСЬКОЇ ЕКОНОМІКИ', 'НОРВЕГІЯ', 'САНКЦІЇ РФ']</text:p>
      <text:p text:style-name="P4">
类别: News</text:p>
      <!--METADATA-->
      <text:p text:style-name="P4">
<draw:frame draw:style-name="fr1" draw:name="Image310" text:anchor-type="as-char" svg:width="6.9236in" svg:height="3.454107in" draw:z-index="0">
<draw:image xlink:href="../ConvertedIMGs/AРМІЯINFORM/2023-04-04T80-00-00-04-00/ef681ea7132d59b821c06353a44b801c.png" xlink:type="simple" xlink:show="embed" xlink:actuate="onLoad" draw:mime-type="image/png"/>
</draw:frame>
挪威对俄罗斯和克里姆林宫政权实施了新的制裁。 87人是震惊的清单。</text:p>
      <text:p text:style-name="P4">
关于它报告<text:a xlink:type="simple" xlink:href="https://www.regjeringen.no/no/aktuelt/nye-sanksjoner-mot-russland-er-innfort-i-norsk-rett/id2970907/" text:style-name="Internet_20_link" text:visited-style-name="Visited_20_Internet_20_Link">
政府</text:a>
挪威。</text:p>
      <text:p text:style-name="P4">
“我们需要维持对俄罗斯权力及其支持者的压力。 制裁是对俄罗斯的财务打击，并阻碍了俄罗斯军事产业的重要资源。”</text:p>
      <text:p text:style-name="P4">
是的，实施的制裁是由欧盟在今年2月25日宣布的第十包中通过的。 该清单包括87个人和34个法人实体。一般而言，挪威已经对1678个个人和法人实体施加了制裁。</text:p>
      <text:p text:style-name="P4">
News Source: <text:a xlink:type="simple" xlink:href="https://armyinform.com.ua/2023/04/04/norvegiya-zaprovadyla-novyj-paket-sankczij-proty-rosiyi/" text:style-name="Internet_20_link" text:visited-style-name="Visited_20_Internet_20_Link">
https://armyinform.com.ua/2023/04/04/norvegiya-zaprovadyla-novyj-paket-sankczij-proty-rosiyi/</text:a>
</text:p>
      <!--NEWS-->
      <text:h text:style-name="P10" text:outline-level="1">
<text:span text:style-name="T4">
谁可以成为军事牧师</text:span>
</text:h>
      <text:p text:style-name="P4">
作者: ['Світлана Кирган']</text:p>
      <text:p text:style-name="P4">
时间: 2023-04-04T81:00:00-04:00</text:p>
      <text:p text:style-name="P4">
描述: 大约在军事媒体中心的TSE PID小时圆桌会议“没有Zbro的Oficei”。 Institts ...与乌克兰2022年的战争，与乌克兰的最新新闻战争，与乌克兰2022年的新闻战争，今天的最后一次战争，乌克兰和俄罗斯之间的战争以及俄罗斯之间的战争以及2022年与乌克兰的战争将是他们说，在不久的将来与乌克兰发动了战争</text:p>
      <text:p text:style-name="P4">
图片: ['<text:a xlink:type="simple" xlink:href="https://armyinform.com.ua/wp-content/uploads/2023/04/img_8594.jpg" text:style-name="Internet_20_link" text:visited-style-name="Visited_20_Internet_20_Link">
img_8594.jpg</text:a>
']</text:p>
      <text:p text:style-name="P4">
标签: ['MILITARY MEDIA CENTER', 'ВІЙСЬКОВІ КАПЕЛАНИ', 'ВТОРГНЕННЯ РФ', 'ОЛЕКСІЙ ТЕРЕЩУК']</text:p>
      <text:p text:style-name="P4">
类别: News</text:p>
      <!--METADATA-->
      <text:p text:style-name="P4">
<draw:frame draw:style-name="fr1" draw:name="Image311" text:anchor-type="as-char" svg:width="6.9236in" svg:height="4.615733in" draw:z-index="0">
<draw:image xlink:href="../Images/AРМІЯINFORM/2023-04-04T81-00-00-04-00/img_8594.jpg" xlink:type="simple" xlink:show="embed" xlink:actuate="onLoad" draw:mime-type="image/jpeg"/>
</draw:frame>
Alexeieshchuk</text:p>
      <text:p text:style-name="P4">
在军事媒体中心的圆桌会议上，“没有武器的军官。乌克兰军事牧师研究所：形成，宣教，普世主义”告诉乌克兰武装部队武装部队的负责</text:p>
      <text:p text:style-name="P4">
军事牧师局负责人报告说，根据现行法律，军事牧师可能是乌克兰的公民，乌克兰的公民是宗教组织的代表，该组织根据目前的入境而在乌克兰注册，并具有执行的任务军事 - 卡姆普利亚活动。</text:p>
      <ul>
        <li>
授权就像根据需要颁发的许可。 武装部队进行了人事调查，并确定了军事牧师的宗派代表的配额。 根据这些配额，每个宗教组织都收到国家服务部门的请求，要求将其委派给武装部队的牧师人数和自由。 ，-said alexei tereshchuk。</li>
      </ul>
      <text:p text:style-name="P4">
<text:span text:style-name="T4">
他指出，乌克兰武装部队有738个职位。 截至目前，已向244名神职人员签发了任务，已分配了78名军官。</text:span>
 <text:span text:style-name="T4">
 </text:span>
</text:p>
      <ul>
        <li>
但是，授权尚未表明牧师立即成为军事牧师。 有一定的程序，今天任命了78个由备用的军事牧师，该牧师获得了军事职务并签署了合同。 任命该职位后，一名军事牧师接受了特殊培训。 Alexei Tereshchuk说，这项准备不仅是在对教育工作或教育工作的牧师护理或教育工作中，尤其是指挥官。</li>
      </ul>
      <text:p text:style-name="P4">
军事牧师负责人说，咨询正在指挥牧师非常重要的工作领域。</text:p>
      <ul>
        <li>
当该单位进入战斗任务领域(如从业者所示)时，对于指挥官来说，了解该地区和他的人员中的精神和宗教状况非常重要。 在2014年，甚至在街上我们的船员也以宗教手术的迹象阻止了平民。 这是军事牧师的一项非常重要的工作。” Alexei Tereshchuk报道。</li>
      </ul>
      <text:p text:style-name="P4">
该事件还指出，军事牧师应满足人员的精神和宗教需求，并在必要时涉及代表另一个宗教教派的代表。</text:p>
      <text:p text:style-name="P4">
News Source: <text:a xlink:type="simple" xlink:href="https://armyinform.com.ua/2023/04/04/hto-mozhe-buty-vijskovym-kapelanom/" text:style-name="Internet_20_link" text:visited-style-name="Visited_20_Internet_20_Link">
https://armyinform.com.ua/2023/04/04/hto-mozhe-buty-vijskovym-kapelanom/</text:a>
</text:p>
      <!--NEWS-->
      <text:h text:style-name="P10" text:outline-level="1">
<text:span text:style-name="T4">
法令总统改变了乌克兰国家安全与国防委员会的组成</text:span>
</text:h>
      <text:p text:style-name="P4">
作者: ['АРМІЯINFORM']</text:p>
      <text:p text:style-name="P4">
时间: 2023-04-04T82:00:00-04:00</text:p>
      <text:p text:style-name="P4">
描述: 乌克兰沃迪米尔（Volodymyr Zelensky Zmisni）总裁兼乌克兰2022年的战争，与乌克兰的最新新闻战争，今天与乌克兰2022年的新闻战争，今天将在乌克兰和俄罗斯与俄罗斯之间发动战争，当，当乌克兰与乌克兰的战争中他们说，乌克兰在2022年将是与乌克兰的战争</text:p>
      <text:p text:style-name="P4">
图片: ['<text:a xlink:type="simple" xlink:href="https://armyinform.com.ua/wp-content/uploads/2020/01/ukaz.jpg" text:style-name="Internet_20_link" text:visited-style-name="Visited_20_Internet_20_Link">
ukaz.jpg</text:a>
']</text:p>
      <text:p text:style-name="P4">
标签: ['STOPRUSSIA', 'ВОЛОДИМИР ЗЕЛЕНСЬКИЙ', 'ПРЕЗИДЕНТ УКРАЇНИ', 'УКАЗ ПРЕЗИДЕНТА УКРАЇНИ']</text:p>
      <text:p text:style-name="P4">
类别: News</text:p>
      <!--METADATA-->
      <text:p text:style-name="P4">
<draw:frame draw:style-name="fr1" draw:name="Image312" text:anchor-type="as-char" svg:width="6.9236in" svg:height="4.615733in" draw:z-index="0">
<draw:image xlink:href="../Images/AРМІЯINFORM/2023-04-04T82-00-00-04-00/ukaz.jpg" xlink:type="simple" xlink:show="embed" xlink:actuate="onLoad" draw:mime-type="image/jpeg"/>
</draw:frame>
乌克兰沃迪米尔·泽伦斯基(Ukraine Volodymyr Zelensky)总裁已改变了乌克兰的宽广安全和防御人员。</text:p>
      <text:p text:style-name="P4">
相应<text:a xlink:type="simple" xlink:href="https://www.president.gov.ua/documents/5422021-40429" text:style-name="Internet_20_link" text:visited-style-name="Visited_20_Internet_20_Link">
194/2023号法令</text:a>
国家元首于2023年4月4日签署。</text:p>
      <text:p text:style-name="P4">
根据该文件，乌克兰·卡米辛(Kamyshin Alexander)战略工业部长被包括在乌克兰国家安全委员会的工作人员中。</text:p>
      <text:p text:style-name="P4">
News Source: <text:a xlink:type="simple" xlink:href="https://armyinform.com.ua/2023/04/04/prezydent-ukazom-zminyv-sklad-rady-naczionalnoyi-bezpeky-i-oborony-ukrayiny/" text:style-name="Internet_20_link" text:visited-style-name="Visited_20_Internet_20_Link">
https://armyinform.com.ua/2023/04/04/prezydent-ukazom-zminyv-sklad-rady-naczionalnoyi-bezpeky-i-oborony-ukrayiny/</text:a>
</text:p>
      <!--NEWS-->
      <text:h text:style-name="P10" text:outline-level="1">
<text:span text:style-name="T4">
Holodomor的主题应成为乌克兰文化外交活动的主要领域之一</text:span>
</text:h>
      <text:p text:style-name="P4">
作者: ['АРМІЯINFORM']</text:p>
      <text:p text:style-name="P4">
时间: 2023-04-04T83:00:00-04:00</text:p>
      <text:p text:style-name="P4">
描述: Pidgovtisition的刺激与Stariskova的刺激与乌克兰2022年的战争，与乌克兰的最新新闻，《与乌克兰的新闻战争》，今天与乌克兰2022年的《新闻战争》，乌克兰之间的战争，乌克兰会在乌克兰之间发生战争and Russia and when, when, when, when, when, when, when, when The war with Ukraine in 2022 will be or not, will there be a war with Ukraine in the near future, the war with Ukraine, Ukraine's news today,乌克兰新闻在俄罗斯的乌克兰媒体</text:p>
      <text:p text:style-name="P4">
图片: ['<text:a xlink:type="simple" xlink:href="https://armyinform.com.ua/wp-content/uploads/2023/04/shmygal-1.jpg" text:style-name="Internet_20_link" text:visited-style-name="Visited_20_Internet_20_Link">
shmygal-1.jpg</text:a>
', '<text:a xlink:type="simple" xlink:href="https://armyinform.com.ua/wp-content/uploads/2023/04/1-12-150x150.jpg" text:style-name="Internet_20_link" text:visited-style-name="Visited_20_Internet_20_Link">
1-12-150x150.jpg</text:a>
', '<text:a xlink:type="simple" xlink:href="https://armyinform.com.ua/wp-content/uploads/2023/04/2-14-150x150.jpg" text:style-name="Internet_20_link" text:visited-style-name="Visited_20_Internet_20_Link">
2-14-150x150.jpg</text:a>
']</text:p>
      <text:p text:style-name="P4">
标签: ['ГЕНОЦИД УКРАЇНЦІВ', 'ГОЛОДОМОР', 'КАБІНЕТ МІНІСТРІВ УКРАЇНИ']</text:p>
      <text:p text:style-name="P4">
类别: News</text:p>
      <!--METADATA-->
      <text:p text:style-name="P4">
<draw:frame draw:style-name="fr1" draw:name="Image313" text:anchor-type="as-char" svg:width="6.9236in" svg:height="4.610104in" draw:z-index="0">
<draw:image xlink:href="../Images/AРМІЯINFORM/2023-04-04T83-00-00-04-00/shmygal-1.jpg" xlink:type="simple" xlink:show="embed" xlink:actuate="onLoad" draw:mime-type="image/jpeg"/>
</draw:frame>
在与1932  -  1933年悲剧的90年代的准备和事件的准备和行为框架中，乌克兰丹尼斯·施米加尔总理分离组织委员会会议。</text:p>
      <text:p text:style-name="P4">
组织委员会成员设定了实施2023年相关计划的优先事项。</text:p>
      <text:p text:style-name="P4">
关于它<text:a xlink:type="simple" xlink:href="https://www.kmu.gov.ua/news/denys-shmyhal-tema-holodomoru-maie-staty-odnym-iz-providnykh-napriamkiv-diialnosti-ukrainskoi-kulturnoi-dyplomatii" text:style-name="Internet_20_link" text:visited-style-name="Visited_20_Internet_20_Link">
写作</text:a>
在政府门户网站上，乌克兰部长内阁秘书处通讯部。</text:p>
      <text:p text:style-name="P4">
“苏联当局于1932  -  1933年被一个残酷的女神引起了对乌克兰人的种族灭绝。 俄罗斯继续这项政策，发动了警告战争。 因此，全体主题应该成为乌克兰文化外交活动的主要方向之一，”该国负责人说。</text:p>
      <text:p text:style-name="P4">
丹尼斯·施密历尔(Denis Schmigal)感谢30多个国家和国际组织，这是乌克兰人民种族灭绝的饥荒，并强调需要做出此类决策。 在这方面，外交部的任务是与合作伙伴在准备相关决议和申请方面激活工作。</text:p>
      <text:p text:style-name="P4">
组织委员会会议，文化与信息政策部会议之后，乌克兰国家记忆研究所和其他研究所在2023年被赋予了执行行动计划的束缚和任务。</text:p>
      <text:p text:style-name="P4">
<text:a xlink:type="simple" xlink:href="https://armyinform.com.ua/wp-content/uploads/2023/04/1-12.jpg" text:style-name="Internet_20_link" text:visited-style-name="Visited_20_Internet_20_Link">
!(Images/AРМІЯINFORM/2023-04-04T83-00-00-04-00/1-12-150x150.jpg)</text:a>
</text:p>
      <text:p text:style-name="P4">
<text:a xlink:type="simple" xlink:href="https://armyinform.com.ua/wp-content/uploads/2023/04/2-14.jpg" text:style-name="Internet_20_link" text:visited-style-name="Visited_20_Internet_20_Link">
<draw:frame draw:style-name="fr1" draw:name="Image314" text:anchor-type="as-char" svg:width="6.9236in" svg:height="6.9236in" draw:z-index="0">
<draw:image xlink:href="../Images/AРМІЯINFORM/2023-04-04T83-00-00-04-00/2-14-150x150.jpg" xlink:type="simple" xlink:show="embed" xlink:actuate="onLoad" draw:mime-type="image/jpeg"/>
</draw:frame>
</text:a>
</text:p>
      <text:p text:style-name="P4">
News Source: <text:a xlink:type="simple" xlink:href="https://armyinform.com.ua/2023/04/04/tema-golodomoru-maye-staty-odnym-iz-providnyh-napryamkiv-diyalnosti-ukrayinskoyi-kulturnoyi-dyplomatiyi/" text:style-name="Internet_20_link" text:visited-style-name="Visited_20_Internet_20_Link">
https://armyinform.com.ua/2023/04/04/tema-golodomoru-maye-staty-odnym-iz-providnyh-napryamkiv-diyalnosti-ukrayinskoyi-kulturnoyi-dyplomatiyi/</text:a>
</text:p>
      <!--NEWS-->
      <text:h text:style-name="P10" text:outline-level="1">
<text:span text:style-name="T4">
我们和伟大的入侵，每年春季和秋季记录俄罗斯联合会关于“召唤”和召唤的信息活动 - 安娜·玛丽亚尔（Anna Malyar）</text:span>
</text:h>
      <text:p text:style-name="P4">
作者: ['АРМІЯINFORM']</text:p>
      <text:p text:style-name="P4">
时间: 2023-04-04T84:00:00-04:00</text:p>
      <text:p text:style-name="P4">
描述: Ministra的代祷者的电报是信息Campanius的技术...与乌克兰2022年的战争，与乌克兰与乌克兰的最新消息，今天与乌克兰的新闻，今天与乌克兰2022年的新闻战争，乌克兰和俄罗斯之间以及俄罗斯之间以及俄罗斯之间的战争，当，他们在2022年与乌克兰与乌克兰的战争，无论是否将在不久</text:p>
      <text:p text:style-name="P4">
图片: ['<text:a xlink:type="simple" xlink:href="https://armyinform.com.ua/wp-content/uploads/2022/12/5f6a5395.jpg" text:style-name="Internet_20_link" text:visited-style-name="Visited_20_Internet_20_Link">
5f6a5395.jpg</text:a>
']</text:p>
      <text:p text:style-name="P4">
标签: []</text:p>
      <text:p text:style-name="P4">
类别: News</text:p>
      <!--METADATA-->
      <text:p text:style-name="P4">
<draw:frame draw:style-name="fr1" draw:name="Image315" text:anchor-type="as-char" svg:width="6.9236in" svg:height="4.615733in" draw:z-index="0">
<draw:image xlink:href="../Images/AРМІЯINFORM/2023-04-04T84-00-00-04-00/5f6a5395.jpg" xlink:type="simple" xlink:show="embed" xlink:actuate="onLoad" draw:mime-type="image/jpeg"/>
</draw:frame>
Gannamaars。 照片：Dmitry Yurchenko /陆军</text:p>
      <text:p text:style-name="P4">
副部长<text:a xlink:type="simple" xlink:href="https://t.me/annamaliar/614" text:style-name="Internet_20_link" text:visited-style-name="Visited_20_Internet_20_Link">
报道</text:a>
在她的技术中，有关“故事”和应征者的信息运动的技术始终是相同的。</text:p>
      <text:p text:style-name="P4">
“要旋转一个故事，其中宣布与残疾人，死者，缺席第二次世界大战。 英雄总是不同的，这是关于本质的。</text:p>
      <text:p text:style-name="P4">
或者，他们分发了被宪法的传票或问卷调查表的一些野生文本。</text:p>
      <text:p text:style-name="P4">
我们定期否认。</text:p>
      <text:p text:style-name="P4">
现在，敌人对其技术有些复杂，并添加了有关动员故事和“波浪”的惊人场所的故事。</text:p>
      <text:p text:style-name="P4">
目标很明显。 抹黑并破坏购物中心的工作(前部队).</text:p>
      <text:p text:style-name="P4">
Маніпулювати вони намагаються на двох речах:</text:p>
      <text:p text:style-name="P4">
🔹страх отримання повістки</text:p>
      <text:p text:style-name="P4">
🔹формування суспільного осуду до роботи ТЦК СП</text:p>
      <text:p text:style-name="P4">
Але після широкомасштабного вторгнення цими Іпсо важко на щось чи на когосьвплинути.</text:p>
      <text:p text:style-name="P4">
Бо перелякати повістками після всього, що ми пройшли за цей рік, — важко.</text:p>
      <text:p text:style-name="P4">
На кону — держава, і всі це розуміють.</text:p>
      <text:p text:style-name="P4">
Що ж стосується осуду роботи ТЦК СП. Ми мусимо розуміти кілька речей.</text:p>
      <text:p text:style-name="P4">
✔️ ТЦК СП(军队)如今，问题在战略上对辩护很重要。</text:p>
      <text:p text:style-name="P4">
✔️在哪里工作的人，他们可能会误会甚至犯下。 在这种情况下，有必要采取法律行动。</text:p>
      <text:p text:style-name="P4">
☝️和最主要的是，您不应该引起轰动和响亮的头条新闻。</text:p>
      <text:p text:style-name="P4">
只需参考SP的购物中心。 国防部网站上的联系</text:p>
      <text:p text:style-name="P4">
[https://www.mil.gov.ua/kontakti/oblasni-vijskomati.html»]](https://www.mil.gov.ua/kontakti/oblasni-vijskomati.html)， - 进入消息。</text:p>
      <text:p text:style-name="P4">
News Source: <text:a xlink:type="simple" xlink:href="https://armyinform.com.ua/2023/04/04/my-i-do-velykogo-vtorgnennya-shhovesny-ta-shhooseni-fiksuvaly-informaczijni-kampaniyi-rf-shhodo-temy-povistky-ta-pryzovu-ganna-malyar/" text:style-name="Internet_20_link" text:visited-style-name="Visited_20_Internet_20_Link">
https://armyinform.com.ua/2023/04/04/my-i-do-velykogo-vtorgnennya-shhovesny-ta-shhooseni-fiksuvaly-informaczijni-kampaniyi-rf-shhodo-temy-povistky-ta-pryzovu-ganna-malyar/</text:a>
</text:p>
      <!--NEWS-->
      <text:h text:style-name="P10" text:outline-level="1">
<text:span text:style-name="T4">
祝贺我们芬兰的朋友北约加入-Alexei Reznikov</text:span>
</text:h>
      <text:p text:style-name="P4">
作者: ['АРМІЯINFORM']</text:p>
      <text:p text:style-name="P4">
时间: 2023-04-04T85:00:00-04:00</text:p>
      <text:p text:style-name="P4">
描述: 乌克兰辩护Oleksiy Reznikov的Ministra在他的Twitter Provitav Finland Zi Zi Vytup ...与2022年与乌克兰的战争，与乌克兰与乌克兰的最新新闻，《与乌克兰2022年新闻》的战争，今天上次与乌克兰的新闻战争，乌克兰和俄罗斯和俄罗斯和俄罗斯和俄罗斯和俄罗斯和俄罗斯和俄罗斯和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reznikov.jpg" text:style-name="Internet_20_link" text:visited-style-name="Visited_20_Internet_20_Link">
reznikov.jpg</text:a>
']</text:p>
      <text:p text:style-name="P4">
标签: ['STOPRUSSIA', 'АГРЕСІЯ РФ', 'ВІЙНА', 'ВТОРГНЕННЯ РФ', 'МІНІСТР ОБОРОНИ УКРАЇНИ ОЛЕКСІЙ РЕЗНІКОВ', 'НАТО', 'ФІНЛЯНДІЯ']</text:p>
      <text:p text:style-name="P4">
类别: News</text:p>
      <!--METADATA-->
      <text:p text:style-name="P4">
<draw:frame draw:style-name="fr1" draw:name="Image316" text:anchor-type="as-char" svg:width="6.9236in" svg:height="4.395937in" draw:z-index="0">
<draw:image xlink:href="../Images/AРМІЯINFORM/2023-04-04T85-00-00-04-00/reznikov.jpg" xlink:type="simple" xlink:show="embed" xlink:actuate="onLoad" draw:mime-type="image/jpeg"/>
</draw:frame>
照片：Alexei Reznikov / Twitter</text:p>
      <text:p text:style-name="P4">
乌克兰Alexei Reznikov国防部长在<text:a xlink:type="simple" xlink:href="https://twitter.com/oleksiireznikov/status/1643253944943009794" text:style-name="Internet_20_link" text:visited-style-name="Visited_20_Internet_20_Link">
Twitter</text:a>
他祝贺芬兰加入北大西洋联盟。</text:p>
      <text:p text:style-name="P4">
“祝贺我们北约芬兰的朋友进入!欧洲今天变得越来越危险。</text:p>
      <text:p text:style-name="P4">
根据计划，北约边界1997正在扩大。 当我们共享共同价值时，乌克兰将进入您的欧洲和欧洲 - 大西洋融合。” Alexei Reznikov写道。</text:p>
      <text:p text:style-name="P4">
News Source: <text:a xlink:type="simple" xlink:href="https://armyinform.com.ua/2023/04/04/vitayemo-nashyh-finskyh-druziv-zi-vstupom-do-nato-oleksij-reznikov/" text:style-name="Internet_20_link" text:visited-style-name="Visited_20_Internet_20_Link">
https://armyinform.com.ua/2023/04/04/vitayemo-nashyh-finskyh-druziv-zi-vstupom-do-nato-oleksij-reznikov/</text:a>
</text:p>
      <!--NEWS-->
      <text:h text:style-name="P10" text:outline-level="1">
<text:span text:style-name="T4">
国防军的航空击中了7个乘员的集中区域</text:span>
</text:h>
      <text:p text:style-name="P4">
作者: ['АРМІЯINFORM']</text:p>
      <text:p text:style-name="P4">
时间: 2023-04-04T86:00:00-04:00</text:p>
      <text:p text:style-name="P4">
描述: 关于ZSU的总部。 “ DOB国防军的Avisiaziy进行了7杆……与乌克兰2022的战争，与乌克兰的战争是今天的最新消息，今天与乌克兰2022年的新闻战，乌克兰和俄罗斯和俄罗斯和俄罗斯之间的战争将会他们说，与乌克兰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2/06/foto-aviacziya.jpg" text:style-name="Internet_20_link" text:visited-style-name="Visited_20_Internet_20_Link">
foto-aviacziya.jpg</text:a>
']</text:p>
      <text:p text:style-name="P4">
标签: ['STOPRUSSIA', 'АГРЕСІЯ РФ', 'ВІЙНА', 'ВТРАТИ ВОРОГА']</text:p>
      <text:p text:style-name="P4">
类别: News</text:p>
      <!--METADATA-->
      <text:p text:style-name="P4">
<draw:frame draw:style-name="fr1" draw:name="Image317" text:anchor-type="as-char" svg:width="6.9236in" svg:height="5.385022in" draw:z-index="0">
<draw:image xlink:href="../Images/AРМІЯINFORM/2023-04-04T86-00-00-04-00/foto-aviacziya.jpg" xlink:type="simple" xlink:show="embed" xlink:actuate="onLoad" draw:mime-type="image/jpeg"/>
</draw:frame>
说明性照片</text:p>
      <text:p text:style-name="P4">
关于它<text:a xlink:type="simple" xlink:href="https://www.facebook.com/GeneralStaff.ua/posts/pfbid0nie7mQLn8DrFACGiivUr6psS7oj4f53oV3pB8QZ7Y16hn6MNjqpphqZjWxBShGE5l" text:style-name="Internet_20_link" text:visited-style-name="Visited_20_Internet_20_Link">
报告</text:a>
武装部队的总人员。</text:p>
      <text:p text:style-name="P4">
“国防军的航空在占领者集中的领域和导弹部队和炮兵部门的领域中取得了7次，对敌人与敌人作斗争的电子站2点进行了管理。”</text:p>
      <text:p text:style-name="P4">
值得注意的是，敌人造成了2个火箭发射器和28架飞机骇客，尤其是使用17 Shahaned 136 Uavs。 其中14人被捍卫者摧毁。 另外，敌人对喷气系统火灾进行了7炮击。 平民中有杀害和受伤。</text:p>
      <text:p text:style-name="P4">
News Source: <text:a xlink:type="simple" xlink:href="https://armyinform.com.ua/2023/04/04/aviacziya-syl-oborony-zavdala-7-udariv-po-rajonah-zoseredzhennya-okupantiv-3/" text:style-name="Internet_20_link" text:visited-style-name="Visited_20_Internet_20_Link">
https://armyinform.com.ua/2023/04/04/aviacziya-syl-oborony-zavdala-7-udariv-po-rajonah-zoseredzhennya-okupantiv-3/</text:a>
</text:p>
      <!--NEWS-->
      <text:h text:style-name="P10" text:outline-level="1">
<text:span text:style-name="T4">
武装部队在建立这个军事政治联盟的74周年纪念日向北约国家的社区表示祝贺</text:span>
</text:h>
      <text:p text:style-name="P4">
作者: ['АРМІЯINFORM']</text:p>
      <text:p text:style-name="P4">
时间: 2023-04-04T87:00:00-04:00</text:p>
      <text:p text:style-name="P4">
描述: 乌克兰Zbroyni部队的总参谋部在自己的公司中，在...与乌克兰2022年的战争，与乌克兰与乌克兰的最新新闻，今天与乌克兰2022年的新闻战争，今天最后一次与乌克兰的新闻战，乌克兰和俄罗斯之间以及俄罗斯之间以及俄罗斯之间以及俄罗斯之间的战争，当，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3/04/nato.jpg" text:style-name="Internet_20_link" text:visited-style-name="Visited_20_Internet_20_Link">
nato.jpg</text:a>
']</text:p>
      <text:p text:style-name="P4">
标签: ['STOPRUSSIA', 'АГРЕСІЯ РФ', 'ВІЙНА', 'ВТОРГНЕННЯ РФ', 'НАТО']</text:p>
      <text:p text:style-name="P4">
类别: News</text:p>
      <!--METADATA-->
      <text:p text:style-name="P4">
<draw:frame draw:style-name="fr1" draw:name="Image318" text:anchor-type="as-char" svg:width="6.9236in" svg:height="4.609778in" draw:z-index="0">
<draw:image xlink:href="../Images/AРМІЯINFORM/2023-04-04T87-00-00-04-00/nato.jpg" xlink:type="simple" xlink:show="embed" xlink:actuate="onLoad" draw:mime-type="image/jpeg"/>
</draw:frame>
乌克兰武装部队的总人员在其官方Facebook页面上<text:a xlink:type="simple" xlink:href="https://www.facebook.com/GeneralStaff.ua/posts/pfbid035WnzuygHkVeKzjBL7mGQJAe2VjyC68VJfDCXMVy7SS2w53w9ZNa9YW4on2ECoySHl" text:style-name="Internet_20_link" text:visited-style-name="Visited_20_Internet_20_Link">
祝贺</text:a>
北约人民成立了这个国际政府间组织成立74周年。</text:p>
      <text:p text:style-name="P4">
问候是乌克兰武装部队真诚，深深地感激北约的武装和哺乳人民，由纳顿斯·斯托尔滕贝格(Natons Stoltenberg)总理，北约·吉埃尔·加里奥·米拉姆(Nato Jeelgarrio-Mailam)议会主席，北约军事委员会主席，全面，有效，有效，有效，有效，有效，有效，有效，有效， ，坚定而坚定的支持独立的支持，乌克兰的主权以及乌克兰在其国际公认的边界内，包括克里米亚在内的边界，在俄罗斯战争中针对乌克兰的战争，在全面的俄罗斯俄罗斯入侵2022年的全部范围内，不专业，不专业的，不专业的，不专业的，不公正的，自2014年以来反对乌克兰。</text:p>
      <text:p text:style-name="P4">
我们感谢这样一个事实，即北大西洋条约的组织一直在乌克兰的一边，超过30年的独立性，是为了提倡乌克兰人民和乌克兰的利益和愿望，以实现有效认可乌克兰国家独立，尤其是对于过去9年以上的主权，领土完整性，领土完整性，领土完整性的支持。</text:p>
      <text:p text:style-name="P4">
乌克兰的武装力量感谢北约的长期，系统和多维的支持，并为改革和增强乌克兰人的能力的有效援助，为国家提供，组织和进行的材料和技术援助以及对退伍军人提供的材料和技术援助的支持在双边和多边工作的框架内，乌克兰武装部队的武装力量的死者和受伤的子女与乌克兰在北约完全融入北约的途径和俄罗斯联合会有效抵消侵略的途中。乌克兰的武装力量感谢您对北大西洋联盟所有国家的所有公民和公民表示感谢，您为您开放的真诚心脏和房屋，多达数千名乌克兰妇女和在北约国家找到庇护所的乌克兰妇女和儿童。</text:p>
      <text:p text:style-name="P4">
因此，在北约国家的俄罗斯全面入侵平民的情况下，它受到俄罗斯军方犯下的许多军事犯罪：杀人和伤害，新兵和使用，强奸其他形式的性暴力，对平民基础设施。寻求人道主义援助，俄罗斯，被迫驱逐出乌克兰暂时占领的领土或俄罗斯联邦和获得俄罗斯公民身份。</text:p>
      <text:p text:style-name="P4">
感谢您的北约国家的乌克兰儿童，这要归功于您的国家护理和支持，剥夺了俄罗斯罪犯和恐怖分子占领者在入侵乌克兰后对他们预言的那些不人道的苦难!</text:p>
      <text:p text:style-name="P4">
多亏了北约和您的友善，乌克兰儿童生活在一个不知道痛苦，暴力和战争的世界中!乌克兰的武装力量正在努力为乌克兰人的家带来和平与和平，并尽快团聚联合家庭。</text:p>
      <text:p text:style-name="P4">
News Source: <text:a xlink:type="simple" xlink:href="https://armyinform.com.ua/2023/04/04/zsu-pryvitaly-narody-krayin-nato-z-74-yu-richnyczeyu-z-dnya-stvorennya-czogo-vijskovo-politychnogo-soyuzu/" text:style-name="Internet_20_link" text:visited-style-name="Visited_20_Internet_20_Link">
https://armyinform.com.ua/2023/04/04/zsu-pryvitaly-narody-krayin-nato-z-74-yu-richnyczeyu-z-dnya-stvorennya-czogo-vijskovo-politychnogo-soyuzu/</text:a>
</text:p>
      <!--NEWS-->
      <text:h text:style-name="P10" text:outline-level="1">
<text:span text:style-name="T4">
我们的后卫在巴赫穆特附近击退了大约20次敌人袭击</text:span>
</text:h>
      <text:p text:style-name="P4">
作者: ['АРМІЯINFORM']</text:p>
      <text:p text:style-name="P4">
时间: 2023-04-04T88:00:00-04:00</text:p>
      <text:p text:style-name="P4">
描述: 关于ZSU的总部。 “在巴赫穆特斯基拉直，战士并没有瞄准……与乌克兰2022年的战争，与乌克兰与乌克兰的最新新闻战争，今天与乌克兰的新闻战争，今天的最后一场战争，今天的战争将在乌克兰和俄罗斯之间发生战争，何时在何时进行战争，他们说，与乌克兰在2022年将与乌克兰在不久的将来与乌克兰战争，他们说，今天与乌克兰的战争，今天的乌克兰新闻，乌克兰的新闻，乌克兰媒体在俄罗斯的乌克兰媒体</text:p>
      <text:p text:style-name="P4">
图片: ['<text:a xlink:type="simple" xlink:href="https://armyinform.com.ua/wp-content/uploads/2022/07/2022-07-27-zsu-zupynyly-shturmovi-namir-rosiyan.jpg" text:style-name="Internet_20_link" text:visited-style-name="Visited_20_Internet_20_Link">
2022-07-27-zsu-zupynyly-shturmovi-namir-rosiyan.jpg</text:a>
']</text:p>
      <text:p text:style-name="P4">
标签: ['STOPRUSSIA', 'АГРЕСІЯ РФ', 'ВТОРГНЕННЯ РФ', 'ВТРАТИ ВОРОГА']</text:p>
      <text:p text:style-name="P4">
类别: News</text:p>
      <!--METADATA-->
      <text:p text:style-name="P4">
<draw:frame draw:style-name="fr1" draw:name="Image319" text:anchor-type="as-char" svg:width="6.9236in" svg:height="4.608521in" draw:z-index="0">
<draw:image xlink:href="../Images/AРМІЯINFORM/2023-04-04T88-00-00-04-00/2022-07-27-zsu-zupynyly-shturmovi-namir-rosiyan.jpg" xlink:type="simple" xlink:show="embed" xlink:actuate="onLoad" draw:mime-type="image/jpeg"/>
</draw:frame>
关于它<text:a xlink:type="simple" xlink:href="https://www.facebook.com/GeneralStaff.ua/posts/pfbid0nie7mQLn8DrFACGiivUr6psS7oj4f53oV3pB8QZ7Y16hn6MNjqpphqZjWxBShGE5l" text:style-name="Internet_20_link" text:visited-style-name="Visited_20_Internet_20_Link">
报告</text:a>
武装部队的总人员。</text:p>
      <text:p text:style-name="P4">
“在巴赫穆特(Bakhmut)的方向上，敌人不会停止袭击巴赫穆特(Bakhmut)市 - 敌人的20多次袭击被我们的捍卫者击退。</text:p>
      <text:p text:style-name="P4">
同时，敌人在Bogdanivka地区进行了不成功的进攻行动。 Vasyukivka，Minskivka，Bakhmut，Grigorivka，Ivanivske，White Mountain，Kleban-Bick和Novodmitrovka受到敌人的炮击受伤。</text:p>
      <text:p text:style-name="P4">
值得注意的是，在Avdiiv和Marinsky的指示中，Avnimacpal行动的敌人在Novokalin，Pervomaisk和Marinka地区没有成功。 同时，敌人在Novobakhmutivka，Avdiivka，Vodyane，Krasnogorivka，St. George，Marinka，Marinka，Donetsk地区开火。</text:p>
      <text:p text:style-name="P4">
News Source: <text:a xlink:type="simple" xlink:href="https://armyinform.com.ua/2023/04/04/nashi-zahysnyky-vidbyly-blyzko-20-atak-protyvnyka-bilya-bahmuta/" text:style-name="Internet_20_link" text:visited-style-name="Visited_20_Internet_20_Link">
https://armyinform.com.ua/2023/04/04/nashi-zahysnyky-vidbyly-blyzko-20-atak-protyvnyka-bilya-bahmuta/</text:a>
</text:p>
      <!--NEWS-->
      <text:h text:style-name="P10" text:outline-level="1">
<text:span text:style-name="T4">
五角大楼已宣布向乌克兰提供新的大型军事援助计划</text:span>
</text:h>
      <text:p text:style-name="P4">
作者: ['АРМІЯINFORM']</text:p>
      <text:p text:style-name="P4">
时间: 2023-04-04T89:00:00-04:00</text:p>
      <text:p text:style-name="P4">
描述: 美国社会主义共和国Minstniy正在激起新的至关重要的 - 乌克兰人的杜波马玛前...与乌克兰2022年的战争，与乌克兰与乌克兰的最新新闻，《与乌克兰的新闻战争》，今天最后一次与乌克兰的新闻战争，乌克兰和俄罗斯之间的战争会发生他们说，当2022年与乌克兰的战争在2022年是否有一年的战争时，他们会在不久的将来与乌克兰发生战争，他们说，与乌克兰的战争，今天的乌克兰新闻，乌克兰的新闻，乌克兰媒体在俄罗斯的乌克兰新闻</text:p>
      <text:p text:style-name="P4">
图片: ['<text:a xlink:type="simple" xlink:href="https://armyinform.com.ua/wp-content/uploads/2022/08/ssha-dopomoga.jpeg" text:style-name="Internet_20_link" text:visited-style-name="Visited_20_Internet_20_Link">
ssha-dopomoga.jpeg</text:a>
']</text:p>
      <text:p text:style-name="P4">
标签: ['STOPRUSSIA', 'АГРЕСІЯ РФ', 'ВІЙНА', 'ВТОРГНЕННЯ РФ', 'ВТРАТИ ВОРОГА']</text:p>
      <text:p text:style-name="P4">
类别: News</text:p>
      <!--METADATA-->
      <text:p text:style-name="P4">
<draw:frame draw:style-name="fr1" draw:name="Image320" text:anchor-type="as-char" svg:width="6.9236in" svg:height="4.588039in" draw:z-index="0">
<draw:image xlink:href="../Images/AРМІЯINFORM/2023-04-04T89-00-00-04-00/ssha-dopomoga.jpeg" xlink:type="simple" xlink:show="embed" xlink:actuate="onLoad" draw:mime-type="image/jpeg"/>
</draw:frame>
今天美国国防部<text:a xlink:type="simple" xlink:href="https://www.defense.gov/News/Releases/Release/Article/3350958/biden-administration-announces-additional-security-assistance-for-ukraine/" text:style-name="Internet_20_link" text:visited-style-name="Visited_20_Internet_20_Link">
宣布</text:a>
关于对乌克兰的重要安全援助，其中包括为HIMARS提供更多弹药，空军空军塔尔蒂勒弹丸以及反坦克系统，小型武器，用于运输重型设备的车辆以及为加强乌克兰捍卫者所需的技术支持。高达5亿美元。 此外，五角大楼宣布提供了一套重要的防空防御，以及 - 现场弹药，迫击炮系统，导弹和反坦克系统的大炮，以参与该计划，以协助乌克兰在安全领域(后)价值21亿美元。</text:p>
      <text:p text:style-name="P4">
在列表中：</text:p>
      <text:p text:style-name="P4">
<text:span text:style-name="T5">
爱国者的其他导弹； * NASAMS的其他弹药； * HIMARS炮兵导弹系统的其他弹药； * 155毫米和105毫米炮弹； </text:span>
大约400枚手榴弹发射器和20万个炮弹； * 11用于撤离设备的战术机器； * 10带有激光应对的移动导弹系统C-UA； * 9固定在轻型装甲车上的反委托系统； * 61燃油加油机； * 3雷达用于观察空中目标； <text:span text:style-name="T5">
“冰雹”的外壳； </text:span>
高精确航空弹药； <text:span text:style-name="T5">
大约3,600辆小武器和超过2300万张弹药； </text:span>
八辆重燃气卡车和105辆汽油卡车； *装甲桥系统以克服过境点。</text:p>
      <text:p text:style-name="P4">
News Source: <text:a xlink:type="simple" xlink:href="https://armyinform.com.ua/2023/04/04/pentagon-ogolosyv-pro-novyj-masshtabnyj-paket-vijskovoyi-dopomogy-ukrayini/" text:style-name="Internet_20_link" text:visited-style-name="Visited_20_Internet_20_Link">
https://armyinform.com.ua/2023/04/04/pentagon-ogolosyv-pro-novyj-masshtabnyj-paket-vijskovoyi-dopomogy-ukrayini/</text:a>
</text:p>
      <!--NEWS-->
      <text:h text:style-name="P10" text:outline-level="1">
<text:span text:style-name="T4">
占领者继续抢劫平民</text:span>
</text:h>
      <text:p text:style-name="P4">
作者: ['АРМІЯINFORM']</text:p>
      <text:p text:style-name="P4">
时间: 2023-04-04T90:00:00-04:00</text:p>
      <text:p text:style-name="P4">
描述: 关于ZSU的总部。 “罗西斯克（Rosiesk）Propptant grabuvati ...与乌克兰2022年的战争，与乌克兰的最新新闻，《与乌克兰的新闻战争》，《与乌克兰2022年的新闻战》，今天将在乌克兰和俄罗斯之间发生战争是否将是，是否将是。是否在不久的将来与乌克兰的战争是与乌克兰的战争，今天的乌克兰新闻，乌克兰新闻，乌克兰的新闻在俄罗斯的乌克兰媒体</text:p>
      <text:p text:style-name="P4">
图片: ['<text:a xlink:type="simple" xlink:href="https://armyinform.com.ua/wp-content/uploads/2023/03/okupanty.jpeg" text:style-name="Internet_20_link" text:visited-style-name="Visited_20_Internet_20_Link">
okupanty.jpeg</text:a>
']</text:p>
      <text:p text:style-name="P4">
标签: ['STOPRUSSIA', 'АГРЕСІЯ РФ', 'ВІЙНА', 'ВТОРГНЕННЯ РФ', 'ВТРАТИ ВОРОГА']</text:p>
      <text:p text:style-name="P4">
类别: News</text:p>
      <!--METADATA-->
      <text:p text:style-name="P4">
<draw:frame draw:style-name="fr1" draw:name="Image321" text:anchor-type="as-char" svg:width="6.9236in" svg:height="3.63489in" draw:z-index="0">
<draw:image xlink:href="../Images/AРМІЯINFORM/2023-04-04T90-00-00-04-00/okupanty.jpeg" xlink:type="simple" xlink:show="embed" xlink:actuate="onLoad" draw:mime-type="image/jpeg"/>
</draw:frame>
关于它<text:a xlink:type="simple" xlink:href="https://www.facebook.com/GeneralStaff.ua/posts/pfbid0nie7mQLn8DrFACGiivUr6psS7oj4f53oV3pB8QZ7Y16hn6MNjqpphqZjWxBShGE5l" text:style-name="Internet_20_link" text:visited-style-name="Visited_20_Internet_20_Link">
报告</text:a>
武装部队的总人员。</text:p>
      <text:p text:style-name="P4">
“俄罗斯入侵者继续抢劫平民，占据了乌克兰平民公民的个人住房。 因此，在卢甘斯克地区Starobilsk市，被占领的“权力”使用公用事业的代表定居在俄罗斯占领部队，房屋和房屋的军事人员中，这些房屋，房屋和房屋被乌克兰公民暂时留下。 此类行动是以预防性检查公共服务的预防性检查为幌子的证据。”</text:p>
      <text:p text:style-name="P4">
值得注意的是，在对手机进行样品检查后，没有任何解释，在未知城市中出口平民的案件被增加了。</text:p>
      <text:p text:style-name="P4">
News Source: <text:a xlink:type="simple" xlink:href="https://armyinform.com.ua/2023/04/04/okupanty-prodovzhuyut-grabuvaty-myrne-naselennya-na-tot/" text:style-name="Internet_20_link" text:visited-style-name="Visited_20_Internet_20_Link">
https://armyinform.com.ua/2023/04/04/okupanty-prodovzhuyut-grabuvaty-myrne-naselennya-na-tot/</text:a>
</text:p>
      <!--NEWS-->
      <text:h text:style-name="P10" text:outline-level="1">
<text:span text:style-name="T4">
瓦莱里·扎卢兹尼（Valery Zaluzhny）与马克·米莉（Mark Millie）讨论了武装部队的未来步骤</text:span>
</text:h>
      <text:p text:style-name="P4">
作者: ['АРМІЯINFORM']</text:p>
      <text:p text:style-name="P4">
时间: 2023-04-04T91:00:00-04:00</text:p>
      <text:p text:style-name="P4">
描述: Valeriy Zaluzhny将军在他自己的公司Storingst上，在Facebook上是关于电话的一件事...与乌克兰2022年的战争，与乌克兰的最新新闻，今天与乌克兰的新闻，乌克兰2022年上次与乌克兰进行战争，乌克兰和俄罗斯和俄罗斯之间以及何时会发生战争与乌克兰与乌克兰的战争将是不可行</text:p>
      <text:p text:style-name="P4">
图片: ['<text:a xlink:type="simple" xlink:href="https://armyinform.com.ua/wp-content/uploads/2023/04/zaluzhnyj-milli.jpg" text:style-name="Internet_20_link" text:visited-style-name="Visited_20_Internet_20_Link">
zaluzhnyj-milli.jpg</text:a>
']</text:p>
      <text:p text:style-name="P4">
标签: ['STOPRUSSIA', 'АГРЕСІЯ РФ', 'ВАЛЕРІЙ ЗАЛУЖНИЙ', 'ВІЙНА', 'ВТОРГНЕННЯ РФ', 'ГЕНЕРАЛ МАРК МІЛЛІ', 'ГШ ЗСУ']</text:p>
      <text:p text:style-name="P4">
类别: News</text:p>
      <!--METADATA-->
      <text:p text:style-name="P4">
<draw:frame draw:style-name="fr1" draw:name="Image322" text:anchor-type="as-char" svg:width="6.9236in" svg:height="6.9236in" draw:z-index="0">
<draw:image xlink:href="../Images/AРМІЯINFORM/2023-04-04T91-00-00-04-00/zaluzhnyj-milli.jpg" xlink:type="simple" xlink:show="embed" xlink:actuate="onLoad" draw:mime-type="image/jpeg"/>
</draw:frame>
瓦莱里·扎卢兹(Valery Zaluzhny)在其官方Facebook页面上<text:a xlink:type="simple" xlink:href="https://www.facebook.com/CinCAFU/posts/pfbid0eEecEPG5pdr7yEgfgm1Cid7LoceGvSbTZewrH6ged119zrABBYwoJqHmYxdQ7ujil" text:style-name="Internet_20_link" text:visited-style-name="Visited_20_Internet_20_Link">
报告</text:a>
关于与马克·米莉将军的电话交谈。</text:p>
      <ul>
        <li>
与美国总部委员会主席马克·米莉(Mark Millie)进行了有意义的电话谈判。 他谈到了前部的情况。 情况很困难但受到控制。 特别注意武器和弹药的供应。 他们强调了加强乌克兰的农业防御系统的重要性 - 乌克兰武装部队的总司令写道。  - 讨论了武装部队的未来步骤，以占领我们国家领土。 他们同意积极互动。 我是一个感谢我们国家一贯支持的米莉属。 一起胜利。</li>
      </ul>
      <text:p text:style-name="P4">
News Source: <text:a xlink:type="simple" xlink:href="https://armyinform.com.ua/2023/04/04/valerij-zaluzhnyj-obgovoryv-iz-markom-milli-majbutni-kroky-zsu-z-deokupacziyi-terytoriyi-ukrayiny/" text:style-name="Internet_20_link" text:visited-style-name="Visited_20_Internet_20_Link">
https://armyinform.com.ua/2023/04/04/valerij-zaluzhnyj-obgovoryv-iz-markom-milli-majbutni-kroky-zsu-z-deokupacziyi-terytoriyi-ukrayiny/</text:a>
</text:p>
      <!--NEWS-->
      <text:h text:style-name="P10" text:outline-level="1">
<text:span text:style-name="T4">
自由的敌人应该失去，这就是为什么我们寻求对美国的支持-Volodymyr Zelenskyy</text:span>
</text:h>
      <text:p text:style-name="P4">
作者: ['АРМІЯINFORM']</text:p>
      <text:p text:style-name="P4">
时间: 2023-04-04T92:00:00-04:00</text:p>
      <text:p text:style-name="P4">
描述: 关于乌克兰总统，他在Zusti上告诉PID一个小时的哨子与国家的成员...与乌克兰2022年的战争，与乌克兰的战争是今天的最新消息，即与乌克兰的新闻战，2022年的新闻战今天，乌克兰与俄罗斯之间的战争以及2022年与乌克兰的战争时，是否会在不久的将来与乌克兰发生战争，他们说，今天与乌克兰的战争，今天，乌克兰的新闻，今天，乌克兰的战争，乌克兰新闻在俄罗斯的乌克兰媒体</text:p>
      <text:p text:style-name="P4">
图片: ['<text:a xlink:type="simple" xlink:href="https://armyinform.com.ua/wp-content/uploads/2023/04/1647a82fbebe2da4d9ff945f7ae01ea9_1680618082_extra_large.jpeg" text:style-name="Internet_20_link" text:visited-style-name="Visited_20_Internet_20_Link">
1647a82fbebe2da4d9ff945f7ae01ea9_1680618082_extra_large.jpeg</text:a>
']</text:p>
      <text:p text:style-name="P4">
标签: []</text:p>
      <text:p text:style-name="P4">
类别: News</text:p>
      <!--METADATA-->
      <text:p text:style-name="P4">
<draw:frame draw:style-name="fr1" draw:name="Image323" text:anchor-type="as-char" svg:width="6.9236in" svg:height="4.613521in" draw:z-index="0">
<draw:image xlink:href="../Images/AРМІЯINFORM/2023-04-04T92-00-00-04-00/1647a82fbebe2da4d9ff945f7ae01ea9_1680618082_extra_large.jpeg" xlink:type="simple" xlink:show="embed" xlink:actuate="onLoad" draw:mime-type="image/jpeg"/>
</draw:frame>
关于它，乌克兰总统<text:a xlink:type="simple" xlink:href="https://www.president.gov.ua/news/vorog-svobodi-maye-prograti-os-chomu-mi-zvertayemosya-po-pid-82085" text:style-name="Internet_20_link" text:visited-style-name="Visited_20_Internet_20_Link">
说</text:a>
在他们与全国州长协会成员会面的例外。</text:p>
      <text:p text:style-name="P4">
“非常感谢您的机会!</text:p>
      <text:p text:style-name="P4">
女士们，先生们!</text:p>
      <text:p text:style-name="P4">
大使!</text:p>
      <text:p text:style-name="P4">
从东海岸到西部的全美的亲爱的代表。</text:p>
      <text:p text:style-name="P4">
实际上，美国的所有城市和社区都在这次会议上呈现，并为我与您联系。</text:p>
      <text:p text:style-name="P4">
我刚刚完成了由Obrose陆军或与战斗区域边界释放的我们国家那些地区的旅行。</text:p>
      <text:p text:style-name="P4">
所有这些都是一个巨大的领土。 乌克兰的积极战斗线现在超过1200公里。 就像华盛顿特区到芝加哥，回到芝加哥!前脚 - 更大。</text:p>
      <text:p text:style-name="P4">
数以百万计的人居住在城市和村庄中，我们要么驱逐俄罗斯标签，要么正准备开除。</text:p>
      <text:p text:style-name="P4">
考虑一下这个数字：我们国家的近1900个城市和村庄需要建造。</text:p>
      <text:p text:style-name="P4">
学校和教堂，房屋和企业，运输和发电厂...你们所有人都非常清楚龙卷风灾难量后要恢复生活条件的是什么。 你做吧!我们这样做!但是，在人类元素的中风之后，人类女友，而不是自然的灾难。</text:p>
      <text:p text:style-name="P4">
乌克兰的恢复将成为欧洲一生中最大的经济项目。</text:p>
      <text:p text:style-name="P4">
而且我相信美国将与我们同在这次重建中!您的公司，您的工作场所...就像您现在与我们一起进行防御一样。</text:p>
      <text:p text:style-name="P4">
女士们，先生们!</text:p>
      <text:p text:style-name="P4">
国家州长对谁来说，知道根据“重建”和“国防”的真正身份。</text:p>
      <text:p text:style-name="P4">
这场战争尚未针对我们的国家解决，而不是欧洲一般的自由。 当被问及为什么美国应该帮助乌克兰的辩护时，我回答：看看现实。</text:p>
      <text:p text:style-name="P4">
数百万乌克兰家庭因战争而撕裂，数以百万计的人被迫在其他保护俄罗斯恐怖的国家中寻找。 俄罗斯使用的数百个乌克兰城市和山脉炮兵，火箭，航空和伊朗无人机的村庄。</text:p>
      <text:p text:style-name="P4">
有一个煤炭。 15,000名居民。 侵略者烧毁了它。 mariupol。 更多的40万居民。 俄罗斯只留下了废墟。</text:p>
      <text:p text:style-name="P4">
数千个田地被替换。 我们的大部分经济都破裂了。 数百人被驱逐到俄罗斯...那将花费美国多少钱？</text:p>
      <text:p text:style-name="P4">
克里姆林宫对美国，欧洲，整个自由世界的屈辱的梦想……克里姆林宫梦dream以求北约，引发了一场冲突，这将使您的国家选举：是否战斗。 乌克兰现在是您可靠的最后限制，您的可靠边界...尤其是乌克兰的力量，尤其是您的人民将无法做出这种选择 - 您的男人和女人的选择，勇敢的男人，他们的生活将放在保护最有价值的祭坛上 - 自由。</text:p>
      <text:p text:style-name="P4">
乌克兰的1200公里。 欧洲可以有多少加油？乌克兰能够防止战争的扩张。 它能够在我们的土地上击败俄罗斯。</text:p>
      <text:p text:style-name="P4">
自由的敌人必须在他来自犯罪侵略性战争的地方迅速而可靠地失去。 这就是为什么我们申请parsh，武器和财务的支持。 乌克兰的立场 - 您的和平，您的盟军合作伙伴将站立。</text:p>
      <text:p text:style-name="P4">
我要感谢所有的美国人 - 看到这一现实的每个人，领导者和普通人，他们知道保护支持乌克兰的自由鞭是多么重要。</text:p>
      <text:p text:style-name="P4">
我们感谢拜登总统，国会的政党和房屋以及现在参与保护自由的每所学校。 我感谢那些准备与我们一起重建的人。</text:p>
      <text:p text:style-name="P4">
谢谢你们。 我感谢阿肯色州和州国防行业的所有员工出色的HIMARS系统，这实际上改变了俄罗斯军队离开聋人国防的敌对行动。</text:p>
      <text:p text:style-name="P4">
我感谢阿拉巴米和所有产生标枪反坦克系统的国家企业员工，这些系统挽救了成千上万乌克兰士兵的生命。</text:p>
      <text:p text:style-name="P4">
我感谢我们的军队训练的亚利桑那州和俄克拉荷马州，特别是为石油训练。 感谢每个参与石油生产的美国州。</text:p>
      <text:p text:style-name="P4">
“ Harpons”和“ Silegers”，“ First”和“ Bradley”，其他系统和产品(不安全)，使乌克兰胜利更加接近的服务和决定是您的制作，即使是您的国家。 德克萨斯州和内华达州，马里兰州和加利福尼亚，印第安纳州和俄勒冈州，三座丁顿和纽约以及许多其他人...</text:p>
      <text:p text:style-name="P4">
每个州已经有帮助我们的经验。 不仅是防御，而且还尤其是对士兵和平民的待遇和康复 - 俄罗斯恐怖分子罢工和矿山伤害的I -kukrainian儿童的成年人。我知道各个国家正在谈判特殊合作。 正在恢复某些东西。 俄亥俄州和我们的Kharkiv地区，伊利诺伊州和Nashayiv地区，明尼苏达州和我们的Chernihiv地区。 我们必须从众议院的城市扩大从州到地区的双边合作方向。 是什么可以强大地补充州际的工作。</text:p>
      <text:p text:style-name="P4">
正是在乌克兰，美国有机会保护其熟悉著名人物的价值观。 我们的合作也为我们的安全，经济和在两个国家的工作创造了新的增长。</text:p>
      <text:p text:style-name="P4">
最主要的是不要浪费时间，不要失去我们的机会。 现在采取行动，现在提供帮助。 乌克兰人这样做是美国人不必战斗。 我们为我们的州获得了新的力量。</text:p>
      <text:p text:style-name="P4">
而且我相信我们将永远取得成功。</text:p>
      <text:p text:style-name="P4">
感谢您的关注!感谢您，美国的正确帮助，使您能够传播!</text:p>
      <text:p text:style-name="P4">
我邀请您尚未在乌克兰的人，访问我们的国家，看到我们的人民的保护是我们对每个人的共同自由和视频的保护。</text:p>
      <text:p text:style-name="P4">
顺便说一句，二月参观利维夫地区的州长墨菲先生可以确认：我们是一个好客的人，总是很高兴能参观一个敞开心heart。</text:p>
      <text:p text:style-name="P4">
荣耀到美国!</text:p>
      <text:p text:style-name="P4">
荣耀乌克兰!”</text:p>
      <text:p text:style-name="P4">
News Source: <text:a xlink:type="simple" xlink:href="https://armyinform.com.ua/2023/04/04/vorog-svobody-maye-prograty-os-chomu-my-zvertayemosya-po-pidtrymku-do-ssha-volodymyr-zelenskyj/" text:style-name="Internet_20_link" text:visited-style-name="Visited_20_Internet_20_Link">
https://armyinform.com.ua/2023/04/04/vorog-svobody-maye-prograty-os-chomu-my-zvertayemosya-po-pidtrymku-do-ssha-volodymyr-zelenskyj/</text:a>
</text:p>
      <!--NEWS-->
      <text:h text:style-name="P10" text:outline-level="1">
<text:span text:style-name="T4">
采取的措施计划实施克里米亚自治共和国解耦和重返社会的战略 - 政府决定</text:span>
</text:h>
      <text:p text:style-name="P4">
作者: ['АРМІЯINFORM']</text:p>
      <text:p text:style-name="P4">
时间: 2023-04-04T93:00:00-04:00</text:p>
      <text:p text:style-name="P4">
描述: Kabisnet Min Striv，将蛇的蛇纳入了战略家Deokupatsiy的计划...与乌克兰2022年的战争，与乌克兰的最新新闻，今天与乌克兰的新闻战争，今天与乌克兰2022年的新闻战争，乌克兰和乌克兰之间的战争将会发生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2/po-vsomu-krymu-mozhna-bulo-bachyty-takyh-lyudej..jpg" text:style-name="Internet_20_link" text:visited-style-name="Visited_20_Internet_20_Link">
po-vsomu-krymu-mozhna-bulo-bachyty-takyh-lyudej..jpg</text:a>
']</text:p>
      <text:p text:style-name="P4">
标签: ['STOPRUSSIA', 'АГРЕСІЯ РФ', 'ВІЙНА', 'ВТОРГНЕННЯ РФ', 'ІРИНА ВЕРЕЩУК']</text:p>
      <text:p text:style-name="P4">
类别: News</text:p>
      <!--METADATA-->
      <text:p text:style-name="P4">
<draw:frame draw:style-name="fr1" draw:name="Image324" text:anchor-type="as-char" svg:width="6.9236in" svg:height="4.61393in" draw:z-index="0">
<draw:image xlink:href="../Images/AРМІЯINFORM/2023-04-04T93-00-00-04-00/po-vsomu-krymu-mozhna-bulo-bachyty-takyh-lyudej..jpg" xlink:type="simple" xlink:show="embed" xlink:actuate="onLoad" draw:mime-type="image/jpeg"/>
</draw:frame>
部长的内阁<text:a xlink:type="simple" xlink:href="https://www.kmu.gov.ua/news/aktualizovano-plan-zakhodiv-z-realizatsii-stratehii-deokupatsii-ta-reintehratsii-ar-krym-rishennia-" text:style-name="Internet_20_link" text:visited-style-name="Visited_20_Internet_20_Link">
批准</text:a>
修订了措施的计划，以实施对克里米亚·塔米斯塔·塞瓦斯托波尔自治共和国暂时占领领土的占领战略的策略。</text:p>
      <text:p text:style-name="P4">
重新融合部更新了实施该策略的措施，以考虑条件状态。 特别是，半岛的释放可能在不久的将来发生。</text:p>
      <text:p text:style-name="P4">
该计划总共包括127项实现措施。</text:p>
      <text:p text:style-name="P4">
重新融入和占领半岛的改进计划涉及以下内容：</text:p>
      <ul>
        <li>
          <text:p text:style-name="P4">
保护乌克兰公民和法人实体的权利，其合法利益是由于武装侵略而辩论的；</text:p>
        </li>
        <li>
          <text:p text:style-name="P4">
社会和人道主义政策；</text:p>
        </li>
        <li>
          <text:p text:style-name="P4">
国际合作;</text:p>
        </li>
        <li>
          <text:p text:style-name="P4">
经济政策;</text:p>
        </li>
        <li>
          <text:p text:style-name="P4">
国防和安全组件等。</text:p>
        </li>
      </ul>
      <text:p text:style-name="P4">
还包括新措施，包括：</text:p>
      <ul>
        <li>
          <text:p text:style-name="P4">
制定“关于经济领土的法律制度”法案；</text:p>
        </li>
        <li>
          <text:p text:style-name="P4">
成立雇员储备金，以获取司法，执法，国家机构；</text:p>
        </li>
        <li>
          <text:p text:style-name="P4">
在克里米亚自治共和国建立军事行政管理；</text:p>
        </li>
        <li>
          <text:p text:style-name="P4">
医疗，康复，俄罗斯囚禁俄罗斯囚禁战争的退伍军人的心理适应。</text:p>
        </li>
      </ul>
      <text:p text:style-name="P4">
“克里米亚的解放是不可避免的。 该州应该已经准备好对克里米亚乌克兰当局的补充恢复。 首先，是形成的人员恢复储备。 这些公民不仅应确保公共行政的复兴，而且还应确保恢复正义。 我们有一个运动计划，负责的执行人被分配给每个项目。</text:p>
      <text:p text:style-name="P4">
News Source: <text:a xlink:type="simple" xlink:href="https://armyinform.com.ua/2023/04/04/aktualizovano-plan-zahodiv-z-realizacziyi-strategiyi-deokupacziyi-ta-reintegracziyi-ar-krym-rishennya-uryadu/" text:style-name="Internet_20_link" text:visited-style-name="Visited_20_Internet_20_Link">
https://armyinform.com.ua/2023/04/04/aktualizovano-plan-zahodiv-z-realizacziyi-strategiyi-deokupacziyi-ta-reintegracziyi-ar-krym-rishennya-uryadu/</text:a>
</text:p>
      <!--NEWS-->
      <text:h text:style-name="P10" text:outline-level="1">
<text:span text:style-name="T4">
在协调总部与蛇岛捍卫者的俘虏家人会面</text:span>
</text:h>
      <text:p text:style-name="P4">
作者: ['АРМІЯINFORM']</text:p>
      <text:p text:style-name="P4">
时间: 2023-04-04T94:00:00-04:00</text:p>
      <text:p text:style-name="P4">
描述: 协调总部Zwan Potanzhennya Z Viisovolovenia，Kerivnitsia Sound ...与乌克兰2022年的战争，与乌克兰的最新新闻，今天与乌克兰的新闻，新闻战争，乌克兰2022年，今天与乌克兰的新闻战争，乌克兰和俄罗斯之间的战争将与乌克兰之间的战争，以及2022年的乌克兰战争他们会说，是否会在不久的将来与乌克兰进行战争，他们说，与乌克兰的战争，今天的乌克兰新闻，乌克兰的新闻，乌克兰的新闻</text:p>
      <text:p text:style-name="P4">
图片: ['<text:a xlink:type="simple" xlink:href="https://armyinform.com.ua/wp-content/uploads/2023/04/photo_2023-04-04_14-37-46.jpg" text:style-name="Internet_20_link" text:visited-style-name="Visited_20_Internet_20_Link">
photo_2023-04-04_14-37-46.jpg</text:a>
']</text:p>
      <text:p text:style-name="P4">
标签: ['STOPRUSSIA', 'АГРЕСІЯ РФ', 'ВІЙНА', 'ВТОРГНЕННЯ РФ', 'ООС']</text:p>
      <text:p text:style-name="P4">
类别: News</text:p>
      <!--METADATA-->
      <text:p text:style-name="P4">
<draw:frame draw:style-name="fr1" draw:name="Image325" text:anchor-type="as-char" svg:width="6.9236in" svg:height="6.190852in" draw:z-index="0">
<draw:image xlink:href="../Images/AРМІЯINFORM/2023-04-04T94-00-00-04-00/photo_2023-04-04_14-37-46.jpg" xlink:type="simple" xlink:show="embed" xlink:actuate="onLoad" draw:mime-type="image/jpeg"/>
</draw:frame>
协调捍卫囚犯的总部(https://t.me/dmytro_lubinetzs/2053)与蛇防守者的家人会面。</text:p>
      <text:p text:style-name="P4">
她讨论了亲人出现的问题。 特别是关于交流原则以及不同类别战俘清单的形成。</text:p>
      <text:p text:style-name="P4">
“另外，我们增加了俄罗斯一方对囚犯家属的压力。我们知道侵略者国家是阴险的，因此我们不应该屈服于他们。 目前，蛇岛的捍卫者中有40名乌克兰人。 我们不断与亲戚保持联系，并使乌克兰人再次在他们的土地上建立一切。 对我们来说，每个人的宝贵生活。”信息写道。</text:p>
      <text:p text:style-name="P4">
News Source: <text:a xlink:type="simple" xlink:href="https://armyinform.com.ua/2023/04/04/u-koordynaczijnomu-shtabi-provely-zustrich-z-rodynamy-polonenyh-oboroncziv-ostrova-zmiyinyj/" text:style-name="Internet_20_link" text:visited-style-name="Visited_20_Internet_20_Link">
https://armyinform.com.ua/2023/04/04/u-koordynaczijnomu-shtabi-provely-zustrich-z-rodynamy-polonenyh-oboroncziv-ostrova-zmiyinyj/</text:a>
</text:p>
      <!--NEWS-->
      <text:h text:style-name="P10" text:outline-level="1">
<text:span text:style-name="T4">
俄罗斯军队在切尼希夫地区的定居点进行了空袭</text:span>
</text:h>
      <text:p text:style-name="P4">
作者: ['АРМІЯINFORM']</text:p>
      <text:p text:style-name="P4">
时间: 2023-04-04T95:00:00-04:00</text:p>
      <text:p text:style-name="P4">
描述: 关于Knodomlya，“ Pivnich”命令的命令“ Blizko 17:31 Vid DSNS调度员...与乌克兰2022年的战争，与乌克兰的战争是今天的最新消息，今天与乌克兰2022年的战争是今天的最后一场，是今天的最后一场。乌克兰与俄罗斯之间是否会发生战争，何时，何时，何时，何时，何时，何时，何时，何时，何时，何时，何时，何时与乌克兰在2022年进行战争，将与乌克兰发生战争未来，与乌克兰的战争，乌克兰今天的新闻，乌克兰媒体的乌克兰新闻在俄罗斯</text:p>
      <text:p text:style-name="P4">
图片: ['<text:a xlink:type="simple" xlink:href="https://armyinform.com.ua/wp-content/uploads/2022/12/01-11.jpg" text:style-name="Internet_20_link" text:visited-style-name="Visited_20_Internet_20_Link">
01-11.jpg</text:a>
']</text:p>
      <text:p text:style-name="P4">
标签: ['STOPRUSSIA', 'АГРЕСІЯ РФ', 'ВІЙНА', 'ВТОРГНЕННЯ РФ', 'ВТРАТИ ВОРОГА']</text:p>
      <text:p text:style-name="P4">
类别: News</text:p>
      <!--METADATA-->
      <text:p text:style-name="P4">
<draw:frame draw:style-name="fr1" draw:name="Image326" text:anchor-type="as-char" svg:width="6.9236in" svg:height="5.411947in" draw:z-index="0">
<draw:image xlink:href="../Images/AРМІЯINFORM/2023-04-04T95-00-00-04-00/01-11.jpg" xlink:type="simple" xlink:show="embed" xlink:actuate="onLoad" draw:mime-type="image/jpeg"/>
</draw:frame>
说明性照片</text:p>
      <text:p text:style-name="P4">
关于它<text:a xlink:type="simple" xlink:href="https://www.facebook.com/kommander.nord/posts/pfbid02Z5JYVedfj5Ydhmd3KJhxrRCyXdxLeZDgnNLESna8nRZUUpzyf6CNZZuPyGVw6qnvl" text:style-name="Internet_20_link" text:visited-style-name="Visited_20_Internet_20_Link">
报告</text:a>
操作命令“北”</text:p>
      <text:p text:style-name="P4">
“ SES调度员的17:31左右在村庄收到了一条消息。 Pechevigorigories私人房屋和附属建筑。</text:p>
      <text:p text:style-name="P4">
众所周知，大火发生是航空罢工的结果，该罢工有两种俄罗斯Su-35。”</text:p>
      <text:p text:style-name="P4">
值得注意的是，根据初步数据，俄罗斯联邦的战斗人员在居住地投下了两枚炸弹。 受害者尚未收到。</text:p>
      <text:p text:style-name="P4">
News Source: <text:a xlink:type="simple" xlink:href="https://armyinform.com.ua/2023/04/04/rosijska-armiya-zdijsnyla-aviaudar-po-naselenomu-punktu-v-chernigivskij-oblasti/" text:style-name="Internet_20_link" text:visited-style-name="Visited_20_Internet_20_Link">
https://armyinform.com.ua/2023/04/04/rosijska-armiya-zdijsnyla-aviaudar-po-naselenomu-punktu-v-chernigivskij-oblasti/</text:a>
</text:p>
      <!--NEWS-->
      <text:h text:style-name="P10" text:outline-level="1">
<text:span text:style-name="T4">
州人道主义需求中心将参加矿山活动的计划-Denis Shmigal</text:span>
</text:h>
      <text:p text:style-name="P4">
作者: ['АРМІЯINFORM']</text:p>
      <text:p text:style-name="P4">
时间: 2023-04-04T96:00:00-04:00</text:p>
      <text:p text:style-name="P4">
描述: Schob不仅仅是计划Zapishniyno的坐标，这是一个忘记机器人的人……与乌克兰2022年的战争，与乌克兰与乌克兰的最新消息，今天与乌克兰的新闻，今天与乌克兰的新闻战争，今天将在乌克兰和俄罗斯和俄罗斯之间以及俄罗斯和俄罗斯之间发动战争，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3/04/shmygal-1.jpg" text:style-name="Internet_20_link" text:visited-style-name="Visited_20_Internet_20_Link">
shmygal-1.jpg</text:a>
']</text:p>
      <text:p text:style-name="P4">
标签: ['STOPRUSSIA', 'ВІЙНА', 'ВТОРГНЕННЯ РФ', 'ШМИГАЛЬ']</text:p>
      <text:p text:style-name="P4">
类别: News</text:p>
      <!--METADATA-->
      <text:p text:style-name="P4">
<draw:frame draw:style-name="fr1" draw:name="Image327" text:anchor-type="as-char" svg:width="6.9236in" svg:height="4.610104in" draw:z-index="0">
<draw:image xlink:href="../Images/AРМІЯINFORM/2023-04-04T96-00-00-04-00/shmygal-1.jpg" xlink:type="simple" xlink:show="embed" xlink:actuate="onLoad" draw:mime-type="image/jpeg"/>
</draw:frame>
为了更好地协调矿山行动措施以提供质量管理系统的工作，它被委托以创建一个单独的结构 - 人道主义者的国家中心。</text:p>
      <text:p text:style-name="P4">
总理丹尼斯·施米加尔(Denis Shmigal)已告知这一点。</text:p>
      <text:p text:style-name="P4">
政府的压力源是“该中心将参加矿山活动的计划，以确保质量管理系统的工作。”</text:p>
      <text:p text:style-name="P4">
据总理称，中心代表还将积极参与与国际合作伙伴合作。 他强调，乌克兰是一个众多国家的联盟，将有助于改变十年的过程。</text:p>
      <text:p text:style-name="P4">
此外，正如Denis Shmigal所指出的那样，政府开始在矿山活动领域实施新的国家政策，以加速降解。</text:p>
      <text:p text:style-name="P4">
该政策的关键要素是：</text:p>
      <text:p text:style-name="P4">
•更新我的国家活动标准；</text:p>
      <text:p text:style-name="P4">
•具有领土优先事项的有效国家降低计划；</text:p>
      <text:p text:style-name="P4">
•创建用于矿山服务的市场，流离失所运营商之间的竞争，吸引了许多国际运营商的协助我们合作伙伴的财政支持；</text:p>
      <text:p text:style-name="P4">
•教育和沟通运动；</text:p>
      <text:p text:style-name="P4">
•积极参与创新技术。</text:p>
      <text:p text:style-name="P4">
News Source: <text:a xlink:type="simple" xlink:href="https://armyinform.com.ua/2023/04/04/derzhavnyj-czentr-gumanitarnogo-rozminuvannya-bratyme-uchast-u-planuvanni-zahodiv-protyminnoyi-diyalnosti-denys-shmygal/" text:style-name="Internet_20_link" text:visited-style-name="Visited_20_Internet_20_Link">
https://armyinform.com.ua/2023/04/04/derzhavnyj-czentr-gumanitarnogo-rozminuvannya-bratyme-uchast-u-planuvanni-zahodiv-protyminnoyi-diyalnosti-denys-shmygal/</text:a>
</text:p>
      <!--NEWS-->
      <text:h text:style-name="P10" text:outline-level="1">
<text:span text:style-name="T4">
俄罗斯的侵略证明：只有集体预防安全保证才能可靠 - 乌克兰上诉总统</text:span>
</text:h>
      <text:p text:style-name="P4">
作者: ['АРМІЯINFORM']</text:p>
      <text:p text:style-name="P4">
时间: 2023-04-04T97:00:00-04:00</text:p>
      <text:p text:style-name="P4">
描述: 我很健康，乌克兰人！ 与乌克兰2022年与乌克兰战争的战争，与乌克兰的战争是今天的最新消息，今天与乌克兰的战争是今天，今天与乌克兰2022年的新闻战争，乌克兰和俄罗斯之间的战争将是一场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4/zelenskyj.png" text:style-name="Internet_20_link" text:visited-style-name="Visited_20_Internet_20_Link">
zelenskyj.png</text:a>
']</text:p>
      <text:p text:style-name="P4">
标签: ['STOPRUSSIA', 'АГРЕСІЯ РФ', 'ВІДЕОЗВЕРНЕННЯ ПРЕЗИДЕНТА УКРАЇНИ', 'ВІЙНА', 'ВТОРГНЕННЯ РФ']</text:p>
      <text:p text:style-name="P4">
类别: News</text:p>
      <!--METADATA-->
      <text:p text:style-name="P4">
<draw:frame draw:style-name="fr1" draw:name="Image328" text:anchor-type="as-char" svg:width="6.9236in" svg:height="4.209888in" draw:z-index="0">
<draw:image xlink:href="../Images/AРМІЯINFORM/2023-04-04T97-00-00-04-00/zelenskyj.png" xlink:type="simple" xlink:show="embed" xlink:actuate="onLoad" draw:mime-type="image/png"/>
</draw:frame>
亲爱的乌克兰人，我希望健康!</text:p>
      <text:p text:style-name="P4">
他刚求助于智利议会 - 另一个听到乌克兰的国家，听到了我们想要的东西。 我们人民之间的距离无关紧要。 我们欣赏生活并保护国际秩序。 我们必须剥夺拉丁美洲支持的希望。</text:p>
      <text:p text:style-name="P4">
他还向美国州的州长讲话 - 这是第一次向公民选举产生的每个国家的代表进行特别呼吁。 他以暂停的方式感谢他们，强调我们与美国一起不仅能赢得持续的杀戮，而且还证明自由与合作在侵略袭击之后总是恢复间接的生活。</text:p>
      <text:p text:style-name="P4">
他今天花了几次国际对话，与我们的合作伙伴交谈。</text:p>
      <text:p text:style-name="P4">
他感谢加拿大和特鲁多总理亲自提供的支持。 对于下一个表现形式 - 我们的预算已经收到了20亿亿加元的财政援助。 详细说明，我们在战场和我们国家的安全需求中进行了讨论。</text:p>
      <text:p text:style-name="P4">
为了拒绝我们的地球敌人，并更快地完成这一敌人，我们必须动员世界，我们的伴侣，所有人民，因为他们同意俄罗斯侵略带来世界的混乱。</text:p>
      <text:p text:style-name="P4">
他与欧洲委员会主席夫人厄休拉·冯·德·莱恩(Ursula Von der Lyen)进行了交谈。 我们的vevroNtecration步骤，我们正在准备的联合措施……一种新的制裁包装，必须继续对俄罗斯的压力线，减少其恐怖分子潜力和威胁的压力。</text:p>
      <text:p text:style-name="P4">
顺便说一下，今天，整个欧洲，整个欧元 - 大西洋社区都是我们地区的历史性事件。 芬兰成为第31位北约成员。</text:p>
      <text:p text:style-name="P4">
我祝贺芬兰的整个人民和亲自的总统先生。 具有可靠的安全保证 - 集体保证。</text:p>
      <text:p text:style-name="P4">
俄罗斯侵略清楚地证明了：只有集体保证，只有先决条件的保证才能可靠。 这就是我们一直在谈论的。我们还谈论速度 - 安全决策的速度很重要。 我们在感染中，可以是程序的速度。</text:p>
      <text:p text:style-name="P4">
顺便说一句，维尔纽斯的北约峰会应该是雄心勃勃的。</text:p>
      <text:p text:style-name="P4">
有一天，我们的国家将保证安全。我们整天都在准备本周计划的国际活动。它们很重要，大胆，雄心勃勃。 因为这是乌克兰的规则。</text:p>
      <text:p text:style-name="P4">
我们保持控制和内部状况，特别是关于精神独立性。 我们也保证。 要打破乌克兰 - 既不是从外部也不是从内部来的 - 没有人。</text:p>
      <text:p text:style-name="P4">
我感谢所有参加乌克兰战斗的人!Avdiivka和Bakhmut，Marinka Takrasnogorovka，每个热门方向...我感谢您，勇士!</text:p>
      <text:p text:style-name="P4">
谢谢所有帮助乌克兰的人!</text:p>
      <text:p text:style-name="P4">
我今天要注意两个决定。</text:p>
      <text:p text:style-name="P4">
美国提供了20亿美元的国防支持计划。希腊防空和炮兵，以及需要什么。 谢谢潘 - 总统拜登，谢谢国会，谢谢每个美国人!</text:p>
      <text:p text:style-name="P4">
和第二个解决方案。 如今，调查针对乌克兰人犯罪的联合国独立国际委员会的工作已延长。 每个这样的国际法律步骤都使种族主义者承担了不可避免的公平责任。</text:p>
      <text:p text:style-name="P4">
荣耀乌克兰!</text:p>
      <text:p text:style-name="P4">
<text:span text:style-name="T4">
资料来源：</text:span>
 <text:a xlink:type="simple" xlink:href="https://www.president.gov.ua/news/rosijska-agresiya-dovodit-lishe-kolektivni-preventivni-garan-82089" text:style-name="Internet_20_link" text:visited-style-name="Visited_20_Internet_20_Link">
总统 - 乌克兰官方网站</text:a>
.</text:p>
      <text:p text:style-name="P4">
News Source: <text:a xlink:type="simple" xlink:href="https://armyinform.com.ua/2023/04/04/rosijska-agresiya-dovodyt-lyshe-kolektyvni-preventyvni-garantiyi-bezpeky-mozhut-buty-nadijnymy-zvernennya-prezydenta-ukrayiny/" text:style-name="Internet_20_link" text:visited-style-name="Visited_20_Internet_20_Link">
https://armyinform.com.ua/2023/04/04/rosijska-agresiya-dovodyt-lyshe-kolektyvni-preventyvni-garantiyi-bezpeky-mozhut-buty-nadijnymy-zvernennya-prezydenta-ukrayiny/</text:a>
</text:p>
      <!--NEWS-->
      <text:h text:style-name="P10" text:outline-level="1">
<text:span text:style-name="T4">
乌克兰外交部欢迎联合国人权委员会的批准，“由于俄罗斯侵略，乌克兰的人权局势”的批准</text:span>
</text:h>
      <text:p text:style-name="P4">
作者: ['АРМІЯINFORM']</text:p>
      <text:p text:style-name="P4">
时间: 2023-04-04T98:00:00-04:00</text:p>
      <text:p text:style-name="P4">
描述: 对联合国拉德伊Z乌克兰定居点的执法机构的监视是人民决议的权利...与乌克兰2022年的战争，与乌克兰的最新新闻，《与乌克兰的新闻》 2022年的战争，今天的最后一场新闻，今天的最后一场战争，今天将是乌克兰的战争乌克兰和俄罗斯之间以及乌克兰与乌克兰的战争之间的战争将是一场战争，无论是否将在不久的将来与乌克兰进行战争，与乌克兰的战争，今天的乌克兰新闻，乌克兰新闻，乌克兰新闻，乌克兰媒体在乌克兰媒体上俄罗斯人将在俄罗斯</text:p>
      <text:p text:style-name="P4">
图片: ['<text:a xlink:type="simple" xlink:href="https://armyinform.com.ua/wp-content/uploads/2023/02/oon.jpg" text:style-name="Internet_20_link" text:visited-style-name="Visited_20_Internet_20_Link">
oon.jpg</text:a>
']</text:p>
      <text:p text:style-name="P4">
标签: ['STOPRUSSIA', 'АГРЕСІЯ РФ', 'ВІЙНА', 'ВТОРГНЕННЯ РФ', 'ООН', 'РАДА ООН З ПРАВ ЛЮДИНИ']</text:p>
      <text:p text:style-name="P4">
类别: News</text:p>
      <!--METADATA-->
      <text:p text:style-name="P4">
<draw:frame draw:style-name="fr1" draw:name="Image329" text:anchor-type="as-char" svg:width="6.9236in" svg:height="4.611118in" draw:z-index="0">
<draw:image xlink:href="../Images/AРМІЯINFORM/2023-04-04T98-00-00-04-00/oon.jpg" xlink:type="simple" xlink:show="embed" xlink:actuate="onLoad" draw:mime-type="image/jpeg"/>
</draw:frame>
说明性照片</text:p>
      <text:p text:style-name="P4">
乌克兰外交部欢迎联合国人权委员会“由于俄罗斯侵略，乌克兰的人权局势”的批准，根据该委员会的授权，该独立国际委员会的任务延长了一年，并与之相关。他们在俄罗斯对乌克兰的武装侵略的背景下。</text:p>
      <text:p text:style-name="P4">
关于这个<text:a xlink:type="simple" xlink:href="https://mfa.gov.ua/news/komentar-mzs-ukrayini-shchodo-shvalennya-radoyu-oon-z-prav-lyudini-rezolyuciyi-situaciya-z-pravami-lyudini-v-ukrayini-vnaslidok-rosijskoyi-agresiyi" text:style-name="Internet_20_link" text:visited-style-name="Visited_20_Internet_20_Link">
被引用</text:a>
在他的办公室网站上给该部的评论。</text:p>
      <text:p text:style-name="P4">
该决议的一个重要组成部分是确认有必要确保侵犯人权行为的责任，国际人道主义法塔奈·坦奈(Tanai Tangai)，因此乌克兰与合作伙伴一起将致力于建立一个特别法庭，以使俄罗斯领导犯罪以犯罪侵略。</text:p>
      <text:p text:style-name="P4">
关于研究非法暴力运动事实的研究以及俄罗斯联邦乌克兰领土的居民，尤其是平民的驱逐出境，该决议包含俄罗斯终止此类行动的呼吁削减相关的国际人权和人道主义机制。</text:p>
      <text:p text:style-name="P4">
联合国人权委员会还呼吁俄罗斯联邦提供国家机制，以立即接触所有战俘，并强行维护和驱逐出境。</text:p>
      <text:p text:style-name="P4">
乌克兰对支持该文件的联合国人权委员会的成员国表示感谢，因为继续对浮华人权和国际人道主义法和国际罪行的独立调查进行独立调查将有助于俄罗斯战争的参考。罪犯。</text:p>
      <text:p text:style-name="P4">
<text:span text:style-name="T4">
背景：</text:span>
国际独立国际调查乌克兰人的侵权行为委员会根据联合国人权委员会的决议49/1“乌克兰人类权利的权利”。</text:p>
      <text:p text:style-name="P4">
在其工作年中，委员会在人类的情况下建立了俄罗斯军队在乌克兰军事犯罪和犯罪领域的可怕和不可否认的事实，并准备了两份报告。其中许多违法行为，包括预谋的谋杀案，对平民的袭击，非法监禁，酷刑，强奸，儿童遭受the徒的暴力运动，等同于军事犯罪。</text:p>
      <text:p text:style-name="P4">
News Source: <text:a xlink:type="simple" xlink:href="https://armyinform.com.ua/2023/04/04/mzs-ukrayiny-vitaye-shvalennya-radoyu-oon-z-prav-lyudyny-rezolyucziyi-sytuacziya-z-pravamy-lyudyny-v-ukrayini-vnaslidok-rosijskoyi-agresiyi/" text:style-name="Internet_20_link" text:visited-style-name="Visited_20_Internet_20_Link">
https://armyinform.com.ua/2023/04/04/mzs-ukrayiny-vitaye-shvalennya-radoyu-oon-z-prav-lyudyny-rezolyucziyi-sytuacziya-z-pravamy-lyudyny-v-ukrayini-vnaslidok-rosijskoyi-agresiyi/</text:a>
</text:p>
      <!--NEWS-->
      <text:h text:style-name="P10" text:outline-level="1">
<text:span text:style-name="T4">
短的。 战争。 第405天。视频</text:span>
</text:h>
      <text:p text:style-name="P4">
作者: ['АРМІЯINFORM']</text:p>
      <text:p text:style-name="P4">
时间: 2023-04-04T99:00:00-04:00</text:p>
      <text:p text:style-name="P4">
描述: 杰罗：总部总部与乌克兰2022年的ZSU战争，与乌克兰的最新消息，今天与乌克兰的新闻战争，与乌克兰2022年的新闻战争，今天将在乌克兰和俄罗斯之间以及2022年与乌克兰的战争之间发生战争将在不久的将来与乌克兰发动战争，说，与乌克兰的战争，今天的乌克兰新闻，乌克兰的新闻，乌克兰媒体的俄罗斯媒体</text:p>
      <text:p text:style-name="P4">
图片: []</text:p>
      <text:p text:style-name="P4">
标签: []</text:p>
      <text:p text:style-name="P4">
类别: News</text:p>
      <!--METADATA-->
      <text:p text:style-name="P4">
资料来源：<text:a xlink:type="simple" xlink:href="https://www.facebook.com/watch/" text:style-name="Internet_20_link" text:visited-style-name="Visited_20_Internet_20_Link">
总参谋部</text:a>
</text:p>
      <text:p text:style-name="P4">
News Source: <text:a xlink:type="simple" xlink:href="https://armyinform.com.ua/2023/04/04/korotko-vijna-den-405-videodajdzhest/" text:style-name="Internet_20_link" text:visited-style-name="Visited_20_Internet_20_Link">
https://armyinform.com.ua/2023/04/04/korotko-vijna-den-405-videodajdzhest/</text:a>
</text:p>
      <!--NEWS-->
      <text:h text:style-name="P10" text:outline-level="1">
<text:span text:style-name="T4">
北约峰会于7月，日本，韩国，新西兰和澳大利亚的负责人 - 斯托尔滕贝格</text:span>
</text:h>
      <text:p text:style-name="P4">
作者: Ukrinform (Person)</text:p>
      <text:p text:style-name="P4">
出版商: Укринформ (Organization)</text:p>
      <text:p text:style-name="P4">
出版时间: 2023-04-05T-30:17:00+03:00</text:p>
      <text:p text:style-name="P4">
修改时间: 2023-04-05T00:17:00+03:00</text:p>
      <text:p text:style-name="P4">
描述: 维尔纽斯举行的北约峰会还邀请了印度太平洋 - 日本，韩国，新西兰和澳大利亚的国家和政府元首。  - 乌克林。</text:p>
      <text:p text:style-name="P4">
图片: ["<text:a xlink:type="simple" xlink:href="https://static.ukrinform.com/photos/2022_12/thumb_files/630_360_1669912772-442.jpg" text:style-name="Internet_20_link" text:visited-style-name="Visited_20_Internet_20_Link">
630_360_16699...</text:a>
"]</text:p>
      <text:p text:style-name="P4">
标签: ['Японія', 'Австралія', 'Корея', 'НАТО', 'Столтенберг', 'Нова Зеландія', 'Війна з росією']</text:p>
      <text:p text:style-name="P4">
类型: Article</text:p>
      <!--METADATA-->
      <text:p text:style-name="P4">
<draw:frame draw:style-name="fr1" draw:name="Image330" text:anchor-type="as-char" svg:width="6.9236in" svg:height="3.956343in" draw:z-index="0">
<draw:image xlink:href="../Images/yкринформ/2023-04-05T-30-17-00-03-00/630_360_1669912772-442.jpg" xlink:type="simple" xlink:show="embed" xlink:actuate="onLoad" draw:mime-type="image/jpeg"/>
</draw:frame>
Windo-Pacific-Japan，韩国，新西兰Taustria的国家和政府负责人也于7月在维尔纽斯受邀。</text:p>
      <text:p text:style-name="P4">
根据乌克林代表通讯员的说法，斯托尔滕贝格秘书长纳特斯·斯托尔滕贝格(Natons Stoltenberg)在与日本外交大臣乌布鲁斯(Ubruussie)总统的共同事件中说。</text:p>
      <text:p text:style-name="P4">
“我们现在正在加强与我们在印度太平洋地区，韩国，新西兰和澳大利亚的合作伙伴的合作他说：“我们的印度太平洋伙伴(包括日本)的政府今年参加了维尔纽斯·维利纳(Vilnius Vipna)的北约峰会。”</text:p>
      <text:p text:style-name="P4">
<text:span text:style-name="T4">
另请阅读：</text:span>
 <text:span text:style-name="T4">
 <text:a xlink:type="simple" xlink:href="https://www.ukrinform.ua/rubric-world/3691657-finlandia-posilit-zabezpecenna-principiv-nato-stoltenberg.html" text:style-name="Internet_20_link" text:visited-style-name="Visited_20_Internet_20_Link">
</text:a>
</text:span>
</text:p>
      <text:p text:style-name="P4">
另外，北约秘书长指出与日本的合作指出：“没有其他伴侣比日本更近，更有能力。” 他还向日本打招呼，在<text:span text:style-name="T4">
 <text:a xlink:type="simple" xlink:href="https://www.ukrinform.ua/tag-nato" text:style-name="Internet_20_link" text:visited-style-name="Visited_20_Internet_20_Link">
</text:a>
</text:span>
。</text:p>
      <text:p text:style-name="P4">
“因此，我们感谢我们的合作伙伴关系：政治对话，实践工作……我们清楚地看到，在更危险和不可预测的世界安全中，安全不是区域性，安全是全球性的。对亚洲的情况对亚洲来说很重要，对印度来说很重要太平洋地区，发生在亚洲和印度太平洋地区，对欧洲很重要。”</text:p>
      <text:p text:style-name="P4">
<text:span text:style-name="T4">
另请阅读：</text:span>
 <text:span text:style-name="T4">
 <text:a xlink:type="simple" xlink:href="https://www.ukrinform.ua/rubric-polytics/3691621-kraini-nato-obgovorat-nadanna-ukraini-f16-kuleba.html" text:style-name="Internet_20_link" text:visited-style-name="Visited_20_Internet_20_Link">
</text:a>
</text:span>
</text:p>
      <text:p text:style-name="P4">
在这种背景下，他向政府的“坚定承诺”和“明确的信号”致意，该政府谴责俄罗斯非法入侵乌克兰，以及日本对北约为乌克兰援助的财政支持。</text:p>
      <text:p text:style-name="P4">
“乌克兰的战争也对您很重要，因此，我们必须确保专制领导人不会在违反国际法时使用军事力量时 - 正如普京总统在乌克兰所做的那样，他们可以得到他们想要的东西，”北约秘书长。</text:p>
      <text:p text:style-name="P4">
<text:span text:style-name="T4">
另请阅读：</text:span>
 <text:span text:style-name="T4">
 <text:a xlink:type="simple" xlink:href="https://www.ukrinform.ua/rubric-polytics/3691624-pitanna-pdc-v-nato-dla-ukraini-znate-z-poradku-dennogo-kuleba.html" text:style-name="Internet_20_link" text:visited-style-name="Visited_20_Internet_20_Link">
</text:a>
 </text:span>
</text:p>
      <text:p text:style-name="P4">
News Source: <text:a xlink:type="simple" xlink:href="https://www.ukrinform.ua/rubric-world/3691661-na-samit-nato-u-lipni-zaproseni-glavi-aponii-pivdennoi-korei-novoi-zelandii-ta-avstralii-stoltenberg.html" text:style-name="Internet_20_link" text:visited-style-name="Visited_20_Internet_20_Link">
https://www.ukrinform.ua/rubric-world/3691661-na-samit-nato-u-lipni-zaproseni-glavi-aponii-pivdennoi-korei-novoi-zelandii-ta-avstralii-stoltenberg.html</text:a>
</text:p>
      <!--NEWS-->
      <text:h text:style-name="P10" text:outline-level="1">
<text:span text:style-name="T4">
北约峰会于7月，日本，韩国，新西兰和澳大利亚的负责人 - 斯托尔滕贝格</text:span>
</text:h>
      <text:p text:style-name="P4">
作者: Ukrinform (Person)</text:p>
      <text:p text:style-name="P4">
出版商: Укринформ (Organization)</text:p>
      <text:p text:style-name="P4">
出版时间: 2023-04-05T00:17:00+03:00</text:p>
      <text:p text:style-name="P4">
修改时间: 2023-04-05T00:17:00+03:00</text:p>
      <text:p text:style-name="P4">
描述: 维尔纽斯举行的北约峰会还邀请了印度太平洋 - 日本，韩国，新西兰和澳大利亚的国家和政府元首。  - 乌克林。</text:p>
      <text:p text:style-name="P4">
图片: ["<text:a xlink:type="simple" xlink:href="https://static.ukrinform.com/photos/2022_12/thumb_files/630_360_1669912772-442.jpg" text:style-name="Internet_20_link" text:visited-style-name="Visited_20_Internet_20_Link">
630_360_16699...</text:a>
"]</text:p>
      <text:p text:style-name="P4">
标签: ['Японія', 'Австралія', 'Корея', 'НАТО', 'Столтенберг', 'Нова Зеландія', 'Війна з росією']</text:p>
      <text:p text:style-name="P4">
类型: Article</text:p>
      <!--METADATA-->
      <text:p text:style-name="P4">
<draw:frame draw:style-name="fr1" draw:name="Image331" text:anchor-type="as-char" svg:width="6.9236in" svg:height="3.956343in" draw:z-index="0">
<draw:image xlink:href="../Images/yкринформ/2023-04-05T00-17-00-03-00/630_360_1669912772-442.jpg" xlink:type="simple" xlink:show="embed" xlink:actuate="onLoad" draw:mime-type="image/jpeg"/>
</draw:frame>
Windo-Pacific-Japan，韩国，新西兰Taustria的国家和政府负责人也于7月在维尔纽斯受邀。</text:p>
      <text:p text:style-name="P4">
根据乌克林代表通讯员的说法，斯托尔滕贝格秘书长纳特斯·斯托尔滕贝格(Natons Stoltenberg)在与日本外交大臣乌布鲁斯(Ubruussie)总统的共同事件中说。</text:p>
      <text:p text:style-name="P4">
“我们现在正在加强与我们在印度太平洋地区，韩国，新西兰和澳大利亚的合作伙伴的合作他说：“我们的印度太平洋伙伴(包括日本)的政府今年参加了维尔纽斯·维利纳(Vilnius Vipna)的北约峰会。”</text:p>
      <text:p text:style-name="P4">
<text:span text:style-name="T4">
另请阅读：</text:span>
 <text:span text:style-name="T4">
 <text:a xlink:type="simple" xlink:href="https://www.ukrinform.ua/rubric-world/3691657-finlandia-posilit-zabezpecenna-principiv-nato-stoltenberg.html" text:style-name="Internet_20_link" text:visited-style-name="Visited_20_Internet_20_Link">
</text:a>
</text:span>
</text:p>
      <text:p text:style-name="P4">
另外，北约秘书长指出与日本的合作指出：“没有其他伴侣比日本更近，更有能力。” 他还向日本打招呼，在<text:span text:style-name="T4">
 <text:a xlink:type="simple" xlink:href="https://www.ukrinform.ua/tag-nato" text:style-name="Internet_20_link" text:visited-style-name="Visited_20_Internet_20_Link">
</text:a>
</text:span>
。</text:p>
      <text:p text:style-name="P4">
“因此，我们感谢我们的合作伙伴关系：政治对话，实践工作……我们清楚地看到，在更危险和不可预测的世界安全中，安全不是区域性，安全是全球性的。对亚洲的情况对亚洲来说很重要，对印度来说很重要太平洋地区，发生在亚洲和印度太平洋地区，对欧洲很重要。”</text:p>
      <text:p text:style-name="P4">
<text:span text:style-name="T4">
另请阅读：</text:span>
 <text:span text:style-name="T4">
 <text:a xlink:type="simple" xlink:href="https://www.ukrinform.ua/rubric-polytics/3691621-kraini-nato-obgovorat-nadanna-ukraini-f16-kuleba.html" text:style-name="Internet_20_link" text:visited-style-name="Visited_20_Internet_20_Link">
</text:a>
</text:span>
</text:p>
      <text:p text:style-name="P4">
在这种背景下，他向政府的“坚定承诺”和“明确的信号”致意，该政府谴责俄罗斯非法入侵乌克兰，以及日本对北约为乌克兰援助的财政支持。</text:p>
      <text:p text:style-name="P4">
“乌克兰的战争也对您很重要，因此，我们必须确保专制领导人不会在违反国际法时使用军事力量时 - 正如普京总统在乌克兰所做的那样，他们可以得到他们想要的东西，”北约秘书长。</text:p>
      <text:p text:style-name="P4">
<text:span text:style-name="T4">
另请阅读：</text:span>
 <text:span text:style-name="T4">
 <text:a xlink:type="simple" xlink:href="https://www.ukrinform.ua/rubric-polytics/3691624-pitanna-pdc-v-nato-dla-ukraini-znate-z-poradku-dennogo-kuleba.html" text:style-name="Internet_20_link" text:visited-style-name="Visited_20_Internet_20_Link">
</text:a>
 </text:span>
</text:p>
      <text:p text:style-name="P4">
News Source: <text:a xlink:type="simple" xlink:href="https://www.ukrinform.ua/rubric-world/3691661-na-samit-nato-u-lipni-zaproseni-glavi-aponii-pivdennoi-korei-novoi-zelandii-ta-avstralii-stoltenberg.html" text:style-name="Internet_20_link" text:visited-style-name="Visited_20_Internet_20_Link">
https://www.ukrinform.ua/rubric-world/3691661-na-samit-nato-u-lipni-zaproseni-glavi-aponii-pivdennoi-korei-novoi-zelandii-ta-avstralii-stoltenberg.html</text:a>
</text:p>
      <!--NEWS-->
      <text:h text:style-name="P10" text:outline-level="1">
<text:span text:style-name="T4">
顿涅茨克地区：6人被杀，另有7人受伤</text:span>
</text:h>
      <text:p text:style-name="P4">
作者: Ukrinform (Person)</text:p>
      <text:p text:style-name="P4">
出版商: Укринформ (Organization)</text:p>
      <text:p text:style-name="P4">
出版时间: 2023-04-05T00:29:00+03:00</text:p>
      <text:p text:style-name="P4">
修改时间: 2023-04-05T00:29:00+03:00</text:p>
      <text:p text:style-name="P4">
描述: 4月4日，俄罗斯人向顿涅茨克北部地区的毕业生定居点消防定居点的火箭，火炮和喷气系统开火，造成6人死亡，还有7人受伤。  - 乌克林。</text:p>
      <text:p text:style-name="P4">
图片: ["<text:a xlink:type="simple" xlink:href="https://static.ukrinform.com/photos/2023_04/thumb_files/630_360_1680644821-684.jpg" text:style-name="Internet_20_link" text:visited-style-name="Visited_20_Internet_20_Link">
630_360_16806...</text:a>
"]</text:p>
      <text:p text:style-name="P4">
标签: ['Донеччина', 'Обстріл', 'Смерть', 'Офіс генпрокурора', 'Війна з росією']</text:p>
      <text:p text:style-name="P4">
类型: Article</text:p>
      <!--METADATA-->
      <text:p text:style-name="P4">
<draw:frame draw:style-name="fr1" draw:name="Image332" text:anchor-type="as-char" svg:width="6.9236in" svg:height="3.956343in" draw:z-index="0">
<draw:image xlink:href="../Images/yкринформ/2023-04-05T00-29-00-03-00/630_360_1680644821-684.jpg" xlink:type="simple" xlink:show="embed" xlink:actuate="onLoad" draw:mime-type="image/jpeg"/>
</draw:frame>
俄罗斯人4被火箭，炮兵和毕业帽的反应性系统发射。</text:p>
      <text:p text:style-name="P4">
乌克利福姆(Ukrinform)参考<text:a xlink:type="simple" xlink:href="https://t.me/pgo_gov_ua/11013" text:style-name="Internet_20_link" text:visited-style-name="Visited_20_Internet_20_Link">
</text:a>
检察官办公室。</text:p>
      <text:p text:style-name="P4">
在俄罗斯打击的中心中，有住宅区。 在采矿调度员和医疗期间，托莱斯克矿山的两名工人受到袭击。 在克拉斯诺格卡(Krasnogorivka)，一名销售人员被杀，在波克罗夫斯基(Pokrovsky)地区的Lastochkin村 - 三名男子。</text:p>
      <text:p text:style-name="P4">
<text:span text:style-name="T4">
另请阅读：</text:span>
 <text:span text:style-name="T4">
 <text:a xlink:type="simple" xlink:href="https://www.ukrinform.ua/rubric-ato/3691614-zagarbniki-trici-obstrilali-nikopolskij-rajon-na-dnipropetrovsini.html" text:style-name="Internet_20_link" text:visited-style-name="Visited_20_Internet_20_Link">
</text:a>
</text:span>
</text:p>
      <text:p text:style-name="P4">
期间 <text:span text:style-name="T4">
<text:a xlink:type="simple" xlink:href="https://www.ukrinform.ua/tag-obstril" text:style-name="Internet_20_link" text:visited-style-name="Visited_20_Internet_20_Link">
 </text:a>
</text:span>
塔瑟拉·里德(Tasela Reed)伤口的矿工Bakhmuta的严重程度不同。</text:p>
      <text:p text:style-name="P4">
由于爆炸性的波浪和壳的碎片，行政大楼，公寓和私人住宅，附属建筑受到损害。</text:p>
      <text:p text:style-name="P4">
<text:span text:style-name="T4">
另请阅读：</text:span>
 <text:span text:style-name="T4">
 <text:a xlink:type="simple" xlink:href="https://www.ukrinform.ua/rubric-ato/3691635-rosiani-vdarili-po-troh-gromadah-sumsini-e-poranenij.html" text:style-name="Internet_20_link" text:visited-style-name="Visited_20_Internet_20_Link">
</text:a>
</text:span>
</text:p>
      <text:p text:style-name="P4">
在顿涅茨克地区检察官办公室的程序指导下，对违反法律和战争习俗的事实进行了刑事诉讼的调查。</text:p>
      <text:p text:style-name="P4">
正如该机构之前报道的那样，关于<text:a xlink:type="simple" xlink:href="https://www.ukrinform.ua/rubric-regions/3691600-na-doneccini-u-21-naselenomu-punkti-ogolosili-primusovu-evakuaciu-ditej.html" text:style-name="Internet_20_link" text:visited-style-name="Visited_20_Internet_20_Link">
</text:a>
顿涅茨克在21个定居点_ <text:span text:style-name="T4">
 <text:a xlink:type="simple" xlink:href="https://www.ukrinform.ua/rubric-regions/3691600-na-doneccini-u-21-naselenomu-punkti-ogolosili-primusovu-evakuaciu-ditej.html" text:style-name="Internet_20_link" text:visited-style-name="Visited_20_Internet_20_Link">
</text:a>
</text:span>
 _。</text:p>
      <text:p text:style-name="P4">
News Source: <text:a xlink:type="simple" xlink:href="https://www.ukrinform.ua/rubric-ato/3691662-obstrili-doneccini-zaginuli-6-ludej-se-7-zaznali-poranen.html" text:style-name="Internet_20_link" text:visited-style-name="Visited_20_Internet_20_Link">
https://www.ukrinform.ua/rubric-ato/3691662-obstrili-doneccini-zaginuli-6-ludej-se-7-zaznali-poranen.html</text:a>
</text:p>
      <!--NEWS-->
      <text:h text:style-name="P10" text:outline-level="1">
<text:span text:style-name="T4">
特朗普的起诉包含三集的贿赂，沉默</text:span>
</text:h>
      <text:p text:style-name="P4">
作者: Ukrinform (Person)</text:p>
      <text:p text:style-name="P4">
出版商: Укринформ (Organization)</text:p>
      <text:p text:style-name="P4">
出版时间: 2023-04-05T00:44:00+03:00</text:p>
      <text:p text:style-name="P4">
修改时间: 2023-04-05T00:44:00+03:00</text:p>
      <text:p text:style-name="P4">
描述: 马特滕检察官办公室周二指控唐纳德·特朗普在2016年总统大选期间掩盖了性丑闻，宣布起诉34分。  - 乌克林。</text:p>
      <text:p text:style-name="P4">
图片: ["<text:a xlink:type="simple" xlink:href="https://static.ukrinform.com/photos/2019_05/thumb_files/630_360_1557985128-376.jpg" text:style-name="Internet_20_link" text:visited-style-name="Visited_20_Internet_20_Link">
630_360_15579...</text:a>
"]</text:p>
      <text:p text:style-name="P4">
标签: ['США', 'Суд', 'Трамп']</text:p>
      <text:p text:style-name="P4">
类型: Article</text:p>
      <!--METADATA-->
      <text:p text:style-name="P4">
<draw:frame draw:style-name="fr1" draw:name="Image333" text:anchor-type="as-char" svg:width="6.9236in" svg:height="3.956343in" draw:z-index="0">
<draw:image xlink:href="../Images/yкринформ/2023-04-05T00-44-00-03-00/630_360_1557985128-376.jpg" xlink:type="simple" xlink:show="embed" xlink:actuate="onLoad" draw:mime-type="image/jpeg"/>
</draw:frame>
周二，曼哈顿检察官办公室指责唐纳德·特朗普在2016年总统大选期间宣称丑闻，宣布了34分。</text:p>
      <text:p text:style-name="P4">
乌克林向[]报告(https://www.nytimes.com/live/2023/04/04/nyregion/trump-arrest-arraignment#trump-is-expected-to-turn-himself-in-and-be-arraigned-today-heres-what-to-know)。</text:p>
      <text:p text:style-name="P4">
曼哈顿埃尔文·布拉格(Manhattan Elvin Bragg)地区检察官违反了此案，涉及虚假文件的提交 - 一种低重力犯罪，最高可判处四年监禁。</text:p>
      <text:p text:style-name="P4">
起诉是关于沉默的贿赂协议。 与他们一起，与扩张矿有关的国家询问者的小报版本支付了30,000美元。这位前瑞士特朗普大厦(Swiss Trump Tower)声称特朗普是婚外儿童的父亲。</text:p>
      <text:p text:style-name="P4">
<text:span text:style-name="T4">
另请阅读：</text:span>
 <text:span text:style-name="T4">
 <text:a xlink:type="simple" xlink:href="https://www.ukrinform.ua/rubric-world/3691619-u-ssa-zaarestuvali-trampa.html" text:style-name="Internet_20_link" text:visited-style-name="Visited_20_Internet_20_Link">
</text:a>
</text:span>
</text:p>
      <text:p text:style-name="P4">
根据《花花公子》杂志在1998年的凯伦·麦克杜加尔(Karen McDugal)的说法，小报又付了本年度合作伙伴，后者想在2016年大选期间出售她与特朗普的小说的故事。 她与一个Zatabloid达成了15万美元的协议，该协议购买了她的历史权以隐藏她的权利。</text:p>
      <text:p text:style-name="P4">
最后一项重点是起诉书，涉及特朗普的调解员Michaelkoen与色情明星Starmy Daniels之间的协议，该协议在竞选活动的最后几天所包围。 根据科恩(Cohen)的说法，这笔付款是在特朗普的指示下进行的，保证丹尼尔斯不会发表他关于杰出的性关系的故事。</text:p>
      <text:p text:style-name="P4">
检察官说，特朗普报销了科恩的损失，伪造相关文件是一个破裂。 在内部文件中，特朗普公司表示将科恩支付为法律费用，指的是先前的费用。 但是，正如调查显示的那样，没有这样的费用，关于费用的协议也是虚构的。</text:p>
      <text:p text:style-name="P4">
特朗普否认与搬运工的所有犯罪以及任何性接触。</text:p>
      <text:p text:style-name="P4">
<text:span text:style-name="T4">
另请阅读：</text:span>
 <text:span text:style-name="T4">
 <text:a xlink:type="simple" xlink:href="https://www.ukrinform.ua/rubric-world/3691647-trampu-oficijno-ogolosili-obvinuvacenna-vin-svou-vinu-zaperecue.html" text:style-name="Internet_20_link" text:visited-style-name="Visited_20_Internet_20_Link">
</text:a>
</text:span>
</text:p>
      <text:p text:style-name="P4">
他称地区检察官为“动物”，并敦促他的支持者抗议他的迫害。将来 <text:span text:style-name="T4">
 <text:a xlink:type="simple" xlink:href="https://www.ukrinform.ua/tag-tramp" text:style-name="Internet_20_link" text:visited-style-name="Visited_20_Internet_20_Link">
</text:a>
</text:span>
还有另外三项与试图扭曲佐治亚州教育以及对其总统保密文件的不当待遇的指控有关的刑事调查。</text:p>
      <text:p text:style-name="P4">
可以阅读起诉测试<text:span text:style-name="T4">
 <text:a xlink:type="simple" xlink:href="https://www.cnn.com/2023/04/04/politics/read-trump-indictment-file/index.html" text:style-name="Internet_20_link" text:visited-style-name="Visited_20_Internet_20_Link">
</text:a>
</text:span>
。</text:p>
      <text:p text:style-name="P4">
据报道，周二，特朗普出现在地区检察官办公室，戴伊被捕并被送往法院，要求他的指控。他被释放并在佛罗里达州服役。</text:p>
      <text:p text:style-name="P4">
News Source: <text:a xlink:type="simple" xlink:href="https://www.ukrinform.ua/rubric-world/3691663-obvinuvacenna-trampu-mistit-tri-epizodi-pidkupu-za-movcanna.html" text:style-name="Internet_20_link" text:visited-style-name="Visited_20_Internet_20_Link">
https://www.ukrinform.ua/rubric-world/3691663-obvinuvacenna-trampu-mistit-tri-epizodi-pidkupu-za-movcanna.html</text:a>
</text:p>
      <!--NEWS-->
      <text:h text:style-name="P10" text:outline-level="1">
<text:span text:style-name="T4">
黑海中的船体分组增加了-Natalia Humeniuk</text:span>
</text:h>
      <text:p text:style-name="P4">
作者: ['Ольга Вікарчук']</text:p>
      <text:p text:style-name="P4">
时间: 2023-04-05T97:00:00-04:00</text:p>
      <text:p text:style-name="P4">
描述: Ozda Zasteghagamo 15造成敌方火箭架。 力量很棒，……与乌克兰2022年的战争，与乌克兰的战争是今天的最新消息，与乌克兰2022的战争是今天的最后一场新闻，乌克兰和俄罗斯之间的战争是否会发生战争，当战争之间以及战争时，与乌克兰在2022年将是不久的是，与乌克兰与乌克兰的战争是否会说，今天与乌克兰的战争，今天的乌克兰新闻，乌克兰的新闻，乌克兰媒体在俄罗斯的乌克兰媒体</text:p>
      <text:p text:style-name="P4">
图片: ['<text:a xlink:type="simple" xlink:href="https://armyinform.com.ua/wp-content/uploads/2023/03/3-nataliya-gumenyuk.jpg" text:style-name="Internet_20_link" text:visited-style-name="Visited_20_Internet_20_Link">
3-nataliya-gumenyuk.jpg</text:a>
']</text:p>
      <text:p text:style-name="P4">
标签: ['STOPRUSSIA', 'АГРЕСІЯ РФ', 'ВІЙНА', 'ВТОРГНЕННЯ РФ', 'НАТАЛІЯ ГУМЕНЮК']</text:p>
      <text:p text:style-name="P4">
类别: News</text:p>
      <!--METADATA-->
      <text:p text:style-name="P4">
<draw:frame draw:style-name="fr1" draw:name="Image334" text:anchor-type="as-char" svg:width="6.9236in" svg:height="4.483031in" draw:z-index="0">
<draw:image xlink:href="../Images/AРМІЯINFORM/2023-04-05T97-00-00-04-00/3-nataliya-gumenyuk.jpg" xlink:type="simple" xlink:show="embed" xlink:actuate="onLoad" draw:mime-type="image/jpeg"/>
</draw:frame>
我们现在正在观看15艘船和6架敌方火箭架。 这是一支非常伟大的力量，因为总凌空可以达到40枚导弹。 这是四个表面和两个水下火箭发射器。</text:p>
      <text:p text:style-name="P4">
关于<text:a xlink:type="simple" xlink:href="https://www.youtube.com/watch" text:style-name="Internet_20_link" text:visited-style-name="Visited_20_Internet_20_Link">
告诉</text:a>
乌克兰南部国防军新闻中心的负责人和纳塔利亚格尼克(Nataliagmenyuk)的队长在“统一新闻”电视的直接段落期间。</text:p>
      <ul>
        <li>
很可能，并非所有敌方船只都装备了，因为我们不可计。 但是，我们需要理解并意识到将使用强大的力量。 在我们在东南部几个小时之前观看的战术航空活动的背景下，我们可以谈论火箭中风的一些准备。”该官员补充说。</li>
      </ul>
      <text:p text:style-name="P4">
同样，纳塔利亚·汉尼克(Natalia Humeniuk)并不排除敌人可以使用波浪形的火箭攻击，即使用不同类型的火箭，两者都可以使用，这两种事实。</text:p>
      <ul>
        <li>
敌人没有那么多火箭，因此他们会拯救他们。 我们承认，敌人的军队将在这次袭击中决定使用Shahhed Uav。 在此阶段的天气状况是那些可以造成这种威胁的天气状况。因此，因为我敦促每个人都对空气警报信号(Rabitan and Rank)做出反应。</li>
      </ul>
      <text:p text:style-name="P4">
News Source: <text:a xlink:type="simple" xlink:href="https://armyinform.com.ua/2023/04/05/korabelne-ugrupovuvannya-voroga-u-chornomu-mori-zbilsheno-nataliya-gumenyuk/" text:style-name="Internet_20_link" text:visited-style-name="Visited_20_Internet_20_Link">
https://armyinform.com.ua/2023/04/05/korabelne-ugrupovuvannya-voroga-u-chornomu-mori-zbilsheno-nataliya-gumenyuk/</text:a>
</text:p>
      <!--NEWS-->
      <text:h text:style-name="P10" text:outline-level="1">
<text:span text:style-name="T4">
俄罗斯伪造的最后一天 - 误解的反击中心</text:span>
</text:h>
      <text:p text:style-name="P4">
作者: ['АРМІЯINFORM']</text:p>
      <text:p text:style-name="P4">
时间: 2023-04-05T98:00:00-04:00</text:p>
      <text:p text:style-name="P4">
描述: Wizin -Format中心4 Kvityvav Viiavav在信息宽敞的假货中...与乌克兰2022年的战争，与乌克兰的最新消息，今天与乌克兰的新闻，乌克兰2022年上次与乌克兰的新闻战争，乌克兰和俄罗斯之间以及俄罗斯和俄罗斯之间以及何时会发生战争他们在2022年与乌克兰进行战争</text:p>
      <text:p text:style-name="P4">
图片: ['<text:a xlink:type="simple" xlink:href="https://armyinform.com.ua/wp-content/uploads/2023/04/fejky.jpg" text:style-name="Internet_20_link" text:visited-style-name="Visited_20_Internet_20_Link">
fejky.jpg</text:a>
']</text:p>
      <text:p text:style-name="P4">
标签: ['STOPRUSSIA', 'АГРЕСІЯ РФ', 'ВІЙНА', 'ВТОРГНЕННЯ РФ', 'РОСІЙСЬКА ДЕЗІНФОРМАЦІЯ', 'РОСІЙСЬКІ ФЕЙКИ', 'ЦПД РНБО']</text:p>
      <text:p text:style-name="P4">
类别: News</text:p>
      <!--METADATA-->
      <text:p text:style-name="P4">
<draw:frame draw:style-name="fr1" draw:name="Image335" text:anchor-type="as-char" svg:width="6.9236in" svg:height="6.9236in" draw:z-index="0">
<draw:image xlink:href="../Images/AРМІЯINFORM/2023-04-05T98-00-00-04-00/fejky.jpg" xlink:type="simple" xlink:show="embed" xlink:actuate="onLoad" draw:mime-type="image/jpeg"/>
</draw:frame>
4月4日[发现]对抗错误信息的中心(https://www.facebook.com/protydiyadezinformatsiyi.cpd/posts/pfbid02vHt9wJzAbSkEmzGjza2GWwDFquDUEB9SFumjUKBeWZtVHdjZ4Leh8VpQEVgVs7Chl)在信息领域，俄罗斯宣传的伪造：</text:p>
      <text:p text:style-name="P4">
<text:span text:style-name="T4">
<text:span text:style-name="T5">
错误信息：</text:span>
* RF RF S. Narishkin的董事说：“为新世界秩序斗争的事件正在摧毁乌克兰的规范正统。 …[同时]乌克兰的局势获得了一场宗教战争的特征，其中西方和基辅没有红线。” </text:span>
<text:span text:style-name="T5">
操纵：</text:span>
<text:span text:style-name="T5">
“我可能会描述当前关系的状态(在俄罗斯和美国之间 - 编辑。)简而言之 - “崩溃”一词。 关系被破坏了，这在美国的责任。”俄罗斯外交副部长S. Ryabkov说。 </text:span>
<text:span text:style-name="T4">
错误信息：</text:span>
俄罗斯联邦外交部报告说，法国的俄罗斯联合会的一名临时律师J. Darmadikari抗议了与大使馆发表的陈述有关的“暴行使法国人成为法国人，这是法国人的不可接受性。俄罗斯联邦的虚假指控。 ……他想起了许多未知事实，这与基辅政权的唯一宣传阶段相去甚远。”</text:p>
      <text:p text:style-name="P4">
News Source: <text:a xlink:type="simple" xlink:href="https://armyinform.com.ua/2023/04/05/rosijski-fejky-mynuloyi-doby-czentr-protydiyi-dezinformacziyi/" text:style-name="Internet_20_link" text:visited-style-name="Visited_20_Internet_20_Link">
https://armyinform.com.ua/2023/04/05/rosijski-fejky-mynuloyi-doby-czentr-protydiyi-dezinformacziy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